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T1_5" style:family="text"/>
    <style:style style:name="T1_6" style:family="text"/>
    <style:style style:name="P2" style:family="paragraph" style:parent-style-name="Standard">
      <style:paragraph-properties fo:break-before="auto" fo:line-height="115%" style:writing-mode="lr-tb"/>
    </style:style>
    <style:style style:name="P3" style:family="paragraph" style:parent-style-name="Standard">
      <style:paragraph-properties fo:break-before="auto" fo:line-height="115%" style:writing-mode="lr-tb"/>
    </style:style>
    <style:style style:name="T3_1" style:family="text"/>
    <style:style style:name="T3_2" style:family="text"/>
    <style:style style:name="T3_3" style:family="text"/>
    <style:style style:name="T3_4" style:family="text"/>
    <style:style style:name="P4" style:family="paragraph" style:parent-style-name="Standard">
      <style:paragraph-properties fo:break-before="auto" fo:line-height="115%" style:writing-mode="lr-tb"/>
    </style:style>
    <style:style style:name="T4_1" style:family="text"/>
    <style:style style:name="P5" style:family="paragraph" style:parent-style-name="Standard">
      <style:paragraph-properties fo:break-before="auto" fo:line-height="115%" style:writing-mode="lr-tb"/>
    </style:style>
    <style:style style:name="T5_1" style:family="text"/>
    <style:style style:name="T5_2" style:family="text"/>
    <style:style style:name="T5_3" style:family="text"/>
    <style:style style:name="T5_4" style:family="text"/>
    <style:style style:name="T5_5" style:family="text"/>
    <style:style style:name="T5_6" style:family="text"/>
    <style:style style:name="T5_7" style:family="text"/>
    <style:style style:name="T5_8" style:family="text"/>
    <style:style style:name="T5_9" style:family="text"/>
    <style:style style:name="T5_10" style:family="text"/>
    <style:style style:name="P6" style:family="paragraph" style:parent-style-name="Standard">
      <style:paragraph-properties fo:break-before="auto" fo:line-height="115%" style:writing-mode="lr-tb"/>
    </style:style>
    <style:style style:name="T6_1" style:family="text"/>
    <style:style style:name="T6_2" style:family="text"/>
    <style:style style:name="T6_3" style:family="text"/>
    <style:style style:name="T6_4" style:family="text"/>
    <style:style style:name="T6_5" style:family="text"/>
    <style:style style:name="T6_6" style:family="text"/>
    <style:style style:name="T6_7" style:family="text"/>
    <style:style style:name="T6_8" style:family="text"/>
    <style:style style:name="T6_9" style:family="text"/>
    <style:style style:name="T6_10" style:family="text"/>
    <style:style style:name="T6_11" style:family="text"/>
    <style:style style:name="T6_12" style:family="text"/>
    <style:style style:name="T6_13" style:family="text"/>
    <style:style style:name="T6_14" style:family="text"/>
    <style:style style:name="T6_15" style:family="text"/>
    <style:style style:name="P7" style:family="paragraph" style:parent-style-name="Standard">
      <style:paragraph-properties fo:break-before="auto" fo:line-height="115%" style:writing-mode="lr-tb"/>
    </style:style>
    <style:style style:name="T7_1" style:family="text"/>
    <style:style style:name="T7_2" style:family="text"/>
    <style:style style:name="T7_3" style:family="text"/>
    <style:style style:name="T7_4" style:family="text"/>
    <style:style style:name="T7_5" style:family="text"/>
    <style:style style:name="T7_6" style:family="text"/>
    <style:style style:name="P8" style:family="paragraph" style:parent-style-name="Standard">
      <style:paragraph-properties fo:break-before="auto" fo:line-height="115%" style:writing-mode="lr-tb"/>
    </style:style>
    <style:style style:name="T8_1" style:family="text"/>
    <style:style style:name="T8_2" style:family="text"/>
    <style:style style:name="T8_3" style:family="text"/>
    <style:style style:name="T8_4" style:family="text"/>
    <style:style style:name="T8_5" style:family="text"/>
    <style:style style:name="T8_6" style:family="text"/>
    <style:style style:name="T8_7" style:family="text"/>
    <style:style style:name="T8_8" style:family="text"/>
    <style:style style:name="T8_9" style:family="text"/>
    <style:style style:name="T8_10" style:family="text"/>
    <style:style style:name="T8_11" style:family="text"/>
    <style:style style:name="T8_12" style:family="text"/>
    <style:style style:name="P9" style:family="paragraph" style:parent-style-name="Standard">
      <style:paragraph-properties fo:break-before="auto" fo:line-height="115%" style:writing-mode="lr-tb"/>
    </style:style>
    <style:style style:name="T9_1" style:family="text"/>
    <style:style style:name="P10" style:family="paragraph" style:parent-style-name="Standard">
      <style:paragraph-properties fo:break-before="auto" fo:line-height="115%" style:writing-mode="lr-tb"/>
    </style:style>
    <style:style style:name="P11" style:family="paragraph" style:parent-style-name="Standard">
      <style:paragraph-properties fo:break-before="auto" fo:line-height="115%" style:writing-mode="lr-tb"/>
    </style:style>
    <style:style style:name="T11_1" style:family="text"/>
    <style:style style:name="T11_2" style:family="text"/>
    <style:style style:name="T11_3" style:family="text"/>
    <style:style style:name="T11_4" style:family="text"/>
    <style:style style:name="T11_5" style:family="text"/>
    <style:style style:name="T11_6" style:family="text"/>
    <style:style style:name="T11_7" style:family="text"/>
    <style:style style:name="T11_8" style:family="text"/>
    <style:style style:name="T11_9" style:family="text"/>
    <style:style style:name="T11_10" style:family="text"/>
    <style:style style:name="P12" style:family="paragraph" style:parent-style-name="Standard">
      <style:paragraph-properties fo:break-before="auto" fo:line-height="115%" style:writing-mode="lr-tb"/>
    </style:style>
    <style:style style:name="T12_1" style:family="text"/>
    <style:style style:name="P13" style:family="paragraph" style:parent-style-name="Standard">
      <style:paragraph-properties fo:break-before="auto" fo:line-height="115%" style:writing-mode="lr-tb"/>
    </style:style>
    <style:style style:name="T13_1" style:family="text"/>
    <style:style style:name="T13_2" style:family="text"/>
    <style:style style:name="T13_3" style:family="text"/>
    <style:style style:name="T13_4" style:family="text"/>
    <style:style style:name="T13_5" style:family="text"/>
    <style:style style:name="T13_6" style:family="text"/>
    <style:style style:name="T13_7" style:family="text"/>
    <style:style style:name="T13_8" style:family="text"/>
    <style:style style:name="T13_9" style:family="text"/>
    <style:style style:name="T13_10" style:family="text"/>
    <style:style style:name="T13_11" style:family="text"/>
    <style:style style:name="T13_12" style:family="text"/>
    <style:style style:name="T13_13" style:family="text"/>
    <style:style style:name="T13_14" style:family="text"/>
    <style:style style:name="T13_15" style:family="text"/>
    <style:style style:name="T13_16" style:family="text"/>
    <style:style style:name="P14" style:family="paragraph" style:parent-style-name="Standard">
      <style:paragraph-properties fo:break-before="auto" fo:line-height="115%" style:writing-mode="lr-tb"/>
    </style:style>
    <style:style style:name="T14_1" style:family="text"/>
    <style:style style:name="T14_2" style:family="text"/>
    <style:style style:name="T14_3" style:family="text"/>
    <style:style style:name="P15" style:family="paragraph" style:parent-style-name="Standard">
      <style:paragraph-properties fo:break-before="auto" fo:line-height="115%" style:writing-mode="lr-tb"/>
    </style:style>
    <style:style style:name="T15_1" style:family="text"/>
    <style:style style:name="T15_2" style:family="text"/>
    <style:style style:name="T15_3" style:family="text"/>
    <style:style style:name="T15_4" style:family="text"/>
    <style:style style:name="T15_5" style:family="text"/>
    <style:style style:name="T15_6" style:family="text"/>
    <style:style style:name="T15_7" style:family="text"/>
    <style:style style:name="T15_8" style:family="text"/>
    <style:style style:name="P16" style:family="paragraph" style:parent-style-name="Standard">
      <style:paragraph-properties fo:break-before="auto" fo:line-height="115%" style:writing-mode="lr-tb"/>
    </style:style>
    <style:style style:name="T16_1" style:family="text"/>
    <style:style style:name="T16_2" style:family="text"/>
    <style:style style:name="T16_3" style:family="text"/>
    <style:style style:name="T16_4" style:family="text"/>
    <style:style style:name="T16_5" style:family="text"/>
    <style:style style:name="T16_6" style:family="text"/>
    <style:style style:name="T16_7" style:family="text"/>
    <style:style style:name="T16_8" style:family="text"/>
    <style:style style:name="T16_9" style:family="text"/>
    <style:style style:name="T16_10" style:family="text"/>
    <style:style style:name="T16_11" style:family="text"/>
    <style:style style:name="P17" style:family="paragraph" style:parent-style-name="Standard">
      <style:paragraph-properties fo:break-before="auto" fo:line-height="115%" style:writing-mode="lr-tb"/>
    </style:style>
    <style:style style:name="T17_1" style:family="text"/>
    <style:style style:name="T17_2" style:family="text"/>
    <style:style style:name="T17_3" style:family="text"/>
    <style:style style:name="T17_4" style:family="text"/>
    <style:style style:name="T17_5" style:family="text"/>
    <style:style style:name="T17_6" style:family="text"/>
    <style:style style:name="P18" style:family="paragraph" style:parent-style-name="Standard">
      <style:paragraph-properties fo:break-before="auto" fo:line-height="115%" style:writing-mode="lr-tb"/>
    </style:style>
    <style:style style:name="T18_1" style:family="text"/>
    <style:style style:name="T18_2" style:family="text"/>
    <style:style style:name="T18_3" style:family="text"/>
    <style:style style:name="T18_4" style:family="text"/>
    <style:style style:name="T18_5" style:family="text"/>
    <style:style style:name="T18_6" style:family="text"/>
    <style:style style:name="P19" style:family="paragraph" style:parent-style-name="Standard">
      <style:paragraph-properties fo:break-before="auto" fo:line-height="115%" style:writing-mode="lr-tb"/>
    </style:style>
    <style:style style:name="T19_1" style:family="text"/>
    <style:style style:name="P20" style:family="paragraph" style:parent-style-name="Standard">
      <style:paragraph-properties fo:break-before="auto" fo:line-height="115%" style:writing-mode="lr-tb"/>
    </style:style>
    <style:style style:name="P21" style:family="paragraph" style:parent-style-name="Standard">
      <style:paragraph-properties fo:break-before="auto" fo:line-height="115%" style:writing-mode="lr-tb"/>
    </style:style>
    <style:style style:name="T21_1" style:family="text"/>
    <style:style style:name="T21_2" style:family="text"/>
    <style:style style:name="T21_3" style:family="text"/>
    <style:style style:name="T21_4" style:family="text"/>
    <style:style style:name="T21_5" style:family="text"/>
    <style:style style:name="T21_6" style:family="text"/>
    <style:style style:name="T21_7" style:family="text"/>
    <style:style style:name="T21_8" style:family="text"/>
    <style:style style:name="T21_9" style:family="text"/>
    <style:style style:name="T21_10" style:family="text"/>
    <style:style style:name="P22" style:family="paragraph" style:parent-style-name="Standard">
      <style:paragraph-properties fo:break-before="auto" fo:line-height="115%" style:writing-mode="lr-tb"/>
    </style:style>
    <style:style style:name="T22_1" style:family="text"/>
    <style:style style:name="P23" style:family="paragraph" style:parent-style-name="Standard">
      <style:paragraph-properties fo:break-before="auto" fo:line-height="115%" style:writing-mode="lr-tb"/>
    </style:style>
    <style:style style:name="T23_1" style:family="text"/>
    <style:style style:name="T23_2" style:family="text"/>
    <style:style style:name="T23_3" style:family="text"/>
    <style:style style:name="T23_4" style:family="text"/>
    <style:style style:name="T23_5" style:family="text"/>
    <style:style style:name="T23_6" style:family="text"/>
    <style:style style:name="T23_7" style:family="text"/>
    <style:style style:name="T23_8" style:family="text"/>
    <style:style style:name="T23_9" style:family="text"/>
    <style:style style:name="T23_10" style:family="text"/>
    <style:style style:name="T23_11" style:family="text"/>
    <style:style style:name="T23_12" style:family="text"/>
    <style:style style:name="P24" style:family="paragraph" style:parent-style-name="Standard">
      <style:paragraph-properties fo:break-before="auto" fo:line-height="115%" style:writing-mode="lr-tb"/>
    </style:style>
    <style:style style:name="T24_1" style:family="text"/>
    <style:style style:name="T24_2" style:family="text"/>
    <style:style style:name="T24_3" style:family="text"/>
    <style:style style:name="T24_4" style:family="text"/>
    <style:style style:name="P25" style:family="paragraph" style:parent-style-name="Standard">
      <style:paragraph-properties fo:break-before="auto" fo:line-height="115%" style:writing-mode="lr-tb"/>
    </style:style>
    <style:style style:name="T25_1" style:family="text"/>
    <style:style style:name="T25_2" style:family="text"/>
    <style:style style:name="T25_3" style:family="text"/>
    <style:style style:name="T25_4" style:family="text"/>
    <style:style style:name="T25_5" style:family="text"/>
    <style:style style:name="T25_6" style:family="text"/>
    <style:style style:name="P26" style:family="paragraph" style:parent-style-name="Standard">
      <style:paragraph-properties fo:break-before="auto" fo:line-height="115%" style:writing-mode="lr-tb"/>
    </style:style>
    <style:style style:name="T26_1" style:family="text"/>
    <style:style style:name="T26_2" style:family="text"/>
    <style:style style:name="P27" style:family="paragraph" style:parent-style-name="Standard">
      <style:paragraph-properties fo:break-before="auto" fo:line-height="115%" style:writing-mode="lr-tb"/>
    </style:style>
    <style:style style:name="T27_1" style:family="text"/>
    <style:style style:name="T27_2" style:family="text"/>
    <style:style style:name="T27_3" style:family="text"/>
    <style:style style:name="T27_4" style:family="text"/>
    <style:style style:name="T27_5" style:family="text"/>
    <style:style style:name="T27_6" style:family="text"/>
    <style:style style:name="T27_7" style:family="text"/>
    <style:style style:name="T27_8" style:family="text"/>
    <style:style style:name="T27_9" style:family="text"/>
    <style:style style:name="T27_10" style:family="text"/>
    <style:style style:name="P28" style:family="paragraph" style:parent-style-name="Standard">
      <style:paragraph-properties fo:break-before="auto" fo:line-height="115%" style:writing-mode="lr-tb"/>
    </style:style>
    <style:style style:name="T28_1" style:family="text"/>
    <style:style style:name="P29" style:family="paragraph" style:parent-style-name="Standard">
      <style:paragraph-properties fo:break-before="auto" fo:line-height="115%" style:writing-mode="lr-tb"/>
    </style:style>
    <style:style style:name="P30" style:family="paragraph" style:parent-style-name="Standard">
      <style:paragraph-properties fo:break-before="auto" fo:line-height="115%" style:writing-mode="lr-tb"/>
    </style:style>
    <style:style style:name="T30_1" style:family="text"/>
    <style:style style:name="T30_2" style:family="text"/>
    <style:style style:name="T30_3" style:family="text"/>
    <style:style style:name="T30_4" style:family="text"/>
    <style:style style:name="T30_5" style:family="text"/>
    <style:style style:name="T30_6" style:family="text"/>
    <style:style style:name="T30_7" style:family="text"/>
    <style:style style:name="T30_8" style:family="text"/>
    <style:style style:name="P31" style:family="paragraph" style:parent-style-name="Standard">
      <style:paragraph-properties fo:break-before="auto" fo:line-height="115%" style:writing-mode="lr-tb"/>
    </style:style>
    <style:style style:name="T31_1" style:family="text"/>
    <style:style style:name="P32" style:family="paragraph" style:parent-style-name="Standard">
      <style:paragraph-properties fo:break-before="auto" fo:line-height="115%" style:writing-mode="lr-tb"/>
    </style:style>
    <style:style style:name="T32_1" style:family="text"/>
    <style:style style:name="T32_2" style:family="text"/>
    <style:style style:name="T32_3" style:family="text"/>
    <style:style style:name="P33" style:family="paragraph" style:parent-style-name="Standard">
      <style:paragraph-properties fo:break-before="auto" fo:line-height="115%" style:writing-mode="lr-tb"/>
    </style:style>
    <style:style style:name="T33_1" style:family="text"/>
    <style:style style:name="T33_2" style:family="text"/>
    <style:style style:name="T33_3" style:family="text"/>
    <style:style style:name="T33_4" style:family="text"/>
    <style:style style:name="T33_5" style:family="text"/>
    <style:style style:name="T33_6" style:family="text"/>
    <style:style style:name="P34" style:family="paragraph" style:parent-style-name="Standard">
      <style:paragraph-properties fo:break-before="auto" fo:line-height="115%" style:writing-mode="lr-tb"/>
    </style:style>
    <style:style style:name="T34_1" style:family="text"/>
    <style:style style:name="T34_2" style:family="text"/>
    <style:style style:name="T34_3" style:family="text"/>
    <style:style style:name="T34_4" style:family="text"/>
    <style:style style:name="T34_5" style:family="text"/>
    <style:style style:name="T34_6" style:family="text"/>
    <style:style style:name="P35" style:family="paragraph" style:parent-style-name="Standard">
      <style:paragraph-properties fo:break-before="auto" fo:line-height="115%" style:writing-mode="lr-tb"/>
    </style:style>
    <style:style style:name="T35_1" style:family="text"/>
    <style:style style:name="T35_2" style:family="text"/>
    <style:style style:name="T35_3" style:family="text"/>
    <style:style style:name="T35_4" style:family="text"/>
    <style:style style:name="T35_5" style:family="text"/>
    <style:style style:name="T35_6" style:family="text"/>
    <style:style style:name="P36" style:family="paragraph" style:parent-style-name="Standard">
      <style:paragraph-properties fo:break-before="auto" fo:line-height="115%" style:writing-mode="lr-tb"/>
    </style:style>
    <style:style style:name="T36_1" style:family="text"/>
    <style:style style:name="T36_2" style:family="text"/>
    <style:style style:name="P37" style:family="paragraph" style:parent-style-name="Standard">
      <style:paragraph-properties fo:break-before="auto" fo:line-height="115%" style:writing-mode="lr-tb"/>
    </style:style>
    <style:style style:name="T37_1" style:family="text"/>
    <style:style style:name="T37_2" style:family="text"/>
    <style:style style:name="T37_3" style:family="text"/>
    <style:style style:name="T37_4" style:family="text"/>
    <style:style style:name="T37_5" style:family="text"/>
    <style:style style:name="T37_6" style:family="text"/>
    <style:style style:name="T37_7" style:family="text"/>
    <style:style style:name="T37_8" style:family="text"/>
    <style:style style:name="T37_9" style:family="text"/>
    <style:style style:name="T37_10" style:family="text"/>
    <style:style style:name="P38" style:family="paragraph" style:parent-style-name="Standard">
      <style:paragraph-properties fo:break-before="auto" fo:line-height="115%" style:writing-mode="lr-tb"/>
    </style:style>
    <style:style style:name="T38_1" style:family="text"/>
    <style:style style:name="T38_2" style:family="text"/>
    <style:style style:name="T38_3" style:family="text"/>
    <style:style style:name="T38_4" style:family="text"/>
    <style:style style:name="T38_5" style:family="text"/>
    <style:style style:name="T38_6" style:family="text"/>
    <style:style style:name="T38_7" style:family="text"/>
    <style:style style:name="T38_8" style:family="text"/>
    <style:style style:name="T38_9" style:family="text"/>
    <style:style style:name="T38_10" style:family="text"/>
    <style:style style:name="T38_11" style:family="text"/>
    <style:style style:name="T38_12" style:family="text"/>
    <style:style style:name="T38_13" style:family="text"/>
    <style:style style:name="P39" style:family="paragraph" style:parent-style-name="Standard">
      <style:paragraph-properties fo:break-before="auto" fo:line-height="115%" style:writing-mode="lr-tb"/>
    </style:style>
    <style:style style:name="T39_1" style:family="text"/>
    <style:style style:name="T39_2" style:family="text"/>
    <style:style style:name="T39_3" style:family="text"/>
    <style:style style:name="T39_4" style:family="text"/>
    <style:style style:name="P40" style:family="paragraph" style:parent-style-name="Standard">
      <style:paragraph-properties fo:break-before="auto" fo:line-height="115%" style:writing-mode="lr-tb"/>
    </style:style>
    <style:style style:name="T40_1" style:family="text"/>
    <style:style style:name="T40_2" style:family="text"/>
    <style:style style:name="T40_3" style:family="text"/>
    <style:style style:name="T40_4" style:family="text"/>
    <style:style style:name="T40_5" style:family="text"/>
    <style:style style:name="T40_6" style:family="text"/>
    <style:style style:name="T40_7" style:family="text"/>
    <style:style style:name="T40_8" style:family="text"/>
    <style:style style:name="T40_9" style:family="text"/>
    <style:style style:name="T40_10" style:family="text"/>
    <style:style style:name="T40_11" style:family="text"/>
    <style:style style:name="P41" style:family="paragraph" style:parent-style-name="Standard">
      <style:paragraph-properties fo:break-before="auto" fo:line-height="115%" style:writing-mode="lr-tb"/>
    </style:style>
    <style:style style:name="T41_1" style:family="text"/>
    <style:style style:name="T41_2" style:family="text"/>
    <style:style style:name="T41_3" style:family="text"/>
    <style:style style:name="T41_4" style:family="text"/>
    <style:style style:name="T41_5" style:family="text"/>
    <style:style style:name="T41_6" style:family="text"/>
    <style:style style:name="T41_7" style:family="text"/>
    <style:style style:name="T41_8" style:family="text"/>
    <style:style style:name="T41_9" style:family="text"/>
    <style:style style:name="T41_10" style:family="text"/>
    <style:style style:name="T41_11" style:family="text"/>
    <style:style style:name="P42" style:family="paragraph" style:parent-style-name="Standard">
      <style:paragraph-properties fo:break-before="auto" fo:line-height="115%" style:writing-mode="lr-tb"/>
    </style:style>
    <style:style style:name="T42_1" style:family="text"/>
    <style:style style:name="T42_2" style:family="text"/>
    <style:style style:name="T42_3" style:family="text"/>
    <style:style style:name="T42_4" style:family="text"/>
    <style:style style:name="T42_5" style:family="text"/>
    <style:style style:name="T42_6" style:family="text"/>
    <style:style style:name="T42_7" style:family="text"/>
    <style:style style:name="T42_8" style:family="text"/>
    <style:style style:name="T42_9" style:family="text"/>
    <style:style style:name="T42_10" style:family="text"/>
    <style:style style:name="T42_11" style:family="text"/>
    <style:style style:name="P43" style:family="paragraph" style:parent-style-name="Standard">
      <style:paragraph-properties fo:break-before="auto" fo:line-height="115%" style:writing-mode="lr-tb"/>
    </style:style>
    <style:style style:name="T43_1" style:family="text"/>
    <style:style style:name="T43_2" style:family="text"/>
    <style:style style:name="T43_3" style:family="text"/>
    <style:style style:name="T43_4" style:family="text"/>
    <style:style style:name="T43_5" style:family="text"/>
    <style:style style:name="T43_6" style:family="text"/>
    <style:style style:name="T43_7" style:family="text"/>
    <style:style style:name="T43_8" style:family="text"/>
    <style:style style:name="T43_9" style:family="text"/>
    <style:style style:name="T43_10" style:family="text"/>
    <style:style style:name="T43_11" style:family="text"/>
    <style:style style:name="P44" style:family="paragraph" style:parent-style-name="Standard">
      <style:paragraph-properties fo:break-before="auto" fo:line-height="115%" style:writing-mode="lr-tb"/>
    </style:style>
    <style:style style:name="T44_1" style:family="text"/>
    <style:style style:name="T44_2" style:family="text"/>
    <style:style style:name="T44_3" style:family="text"/>
    <style:style style:name="T44_4" style:family="text"/>
    <style:style style:name="T44_5" style:family="text"/>
    <style:style style:name="T44_6" style:family="text"/>
    <style:style style:name="P45" style:family="paragraph" style:parent-style-name="Standard">
      <style:paragraph-properties fo:break-before="auto" fo:line-height="115%" style:writing-mode="lr-tb"/>
    </style:style>
    <style:style style:name="T45_1" style:family="text"/>
    <style:style style:name="T45_2" style:family="text"/>
    <style:style style:name="T45_3" style:family="text"/>
    <style:style style:name="P46" style:family="paragraph" style:parent-style-name="Standard">
      <style:paragraph-properties fo:break-before="auto" fo:line-height="115%" style:writing-mode="lr-tb"/>
    </style:style>
    <style:style style:name="T46_1" style:family="text"/>
    <style:style style:name="T46_2" style:family="text"/>
    <style:style style:name="T46_3" style:family="text"/>
    <style:style style:name="T46_4" style:family="text"/>
    <style:style style:name="T46_5" style:family="text"/>
    <style:style style:name="T46_6" style:family="text"/>
    <style:style style:name="T46_7" style:family="text"/>
    <style:style style:name="T46_8" style:family="text"/>
    <style:style style:name="T46_9" style:family="text"/>
    <style:style style:name="T46_10" style:family="text"/>
    <style:style style:name="P47" style:family="paragraph" style:parent-style-name="Standard">
      <style:paragraph-properties fo:break-before="auto" fo:line-height="115%" style:writing-mode="lr-tb"/>
    </style:style>
    <style:style style:name="T47_1" style:family="text"/>
    <style:style style:name="T47_2" style:family="text"/>
    <style:style style:name="T47_3" style:family="text"/>
    <style:style style:name="T47_4" style:family="text"/>
    <style:style style:name="T47_5" style:family="text"/>
    <style:style style:name="T47_6" style:family="text"/>
    <style:style style:name="P48" style:family="paragraph" style:parent-style-name="Standard">
      <style:paragraph-properties fo:break-before="auto" fo:line-height="115%" style:writing-mode="lr-tb"/>
    </style:style>
    <style:style style:name="T48_1" style:family="text"/>
    <style:style style:name="T48_2" style:family="text"/>
    <style:style style:name="T48_3" style:family="text"/>
    <style:style style:name="T48_4" style:family="text"/>
    <style:style style:name="T48_5" style:family="text"/>
    <style:style style:name="T48_6" style:family="text"/>
    <style:style style:name="P49" style:family="paragraph" style:parent-style-name="Standard">
      <style:paragraph-properties fo:break-before="auto" fo:line-height="115%" style:writing-mode="lr-tb"/>
    </style:style>
    <style:style style:name="T49_1" style:family="text"/>
    <style:style style:name="T49_2" style:family="text"/>
    <style:style style:name="T49_3" style:family="text"/>
    <style:style style:name="T49_4" style:family="text"/>
    <style:style style:name="P50" style:family="paragraph" style:parent-style-name="Standard">
      <style:paragraph-properties fo:break-before="auto" fo:line-height="115%" style:writing-mode="lr-tb"/>
    </style:style>
    <style:style style:name="T50_1" style:family="text"/>
    <style:style style:name="T50_2" style:family="text"/>
    <style:style style:name="T50_3" style:family="text"/>
    <style:style style:name="T50_4" style:family="text"/>
    <style:style style:name="T50_5" style:family="text"/>
    <style:style style:name="T50_6" style:family="text"/>
    <style:style style:name="T50_7" style:family="text"/>
    <style:style style:name="T50_8" style:family="text"/>
    <style:style style:name="T50_9" style:family="text"/>
    <style:style style:name="T50_10" style:family="text"/>
    <style:style style:name="T50_11" style:family="text"/>
    <style:style style:name="T50_12" style:family="text"/>
    <style:style style:name="T50_13" style:family="text"/>
    <style:style style:name="T50_14" style:family="text"/>
    <style:style style:name="T50_15" style:family="text"/>
    <style:style style:name="P51" style:family="paragraph" style:parent-style-name="Standard">
      <style:paragraph-properties fo:break-before="auto" fo:line-height="115%" style:writing-mode="lr-tb"/>
    </style:style>
    <style:style style:name="T51_1" style:family="text"/>
    <style:style style:name="T51_2" style:family="text"/>
    <style:style style:name="T51_3" style:family="text"/>
    <style:style style:name="T51_4" style:family="text"/>
    <style:style style:name="P52" style:family="paragraph" style:parent-style-name="Standard">
      <style:paragraph-properties fo:break-before="auto" fo:line-height="115%" style:writing-mode="lr-tb"/>
    </style:style>
    <style:style style:name="T52_1" style:family="text"/>
    <style:style style:name="T52_2" style:family="text"/>
    <style:style style:name="P53" style:family="paragraph" style:parent-style-name="Standard">
      <style:paragraph-properties fo:break-before="auto" fo:line-height="115%" style:writing-mode="lr-tb"/>
    </style:style>
    <style:style style:name="T53_1" style:family="text"/>
    <style:style style:name="T53_2" style:family="text"/>
    <style:style style:name="T53_3" style:family="text"/>
    <style:style style:name="P54" style:family="paragraph" style:parent-style-name="Standard">
      <style:paragraph-properties fo:break-before="auto" fo:line-height="115%" style:writing-mode="lr-tb"/>
    </style:style>
    <style:style style:name="T54_1" style:family="text"/>
    <style:style style:name="T54_2" style:family="text"/>
    <style:style style:name="T54_3" style:family="text"/>
    <style:style style:name="T54_4" style:family="text"/>
    <style:style style:name="T54_5" style:family="text"/>
    <style:style style:name="T54_6" style:family="text"/>
    <style:style style:name="T54_7" style:family="text"/>
    <style:style style:name="T54_8" style:family="text"/>
    <style:style style:name="T54_9" style:family="text"/>
    <style:style style:name="T54_10" style:family="text"/>
    <style:style style:name="T54_11" style:family="text"/>
    <style:style style:name="P55" style:family="paragraph" style:parent-style-name="Standard">
      <style:paragraph-properties fo:break-before="auto" fo:line-height="115%" style:writing-mode="lr-tb"/>
    </style:style>
    <style:style style:name="T55_1" style:family="text"/>
    <style:style style:name="T55_2" style:family="text"/>
    <style:style style:name="T55_3" style:family="text"/>
    <style:style style:name="T55_4" style:family="text"/>
    <style:style style:name="T55_5" style:family="text"/>
    <style:style style:name="T55_6" style:family="text"/>
    <style:style style:name="P56" style:family="paragraph" style:parent-style-name="Standard">
      <style:paragraph-properties fo:break-before="auto" fo:line-height="115%" style:writing-mode="lr-tb"/>
    </style:style>
    <style:style style:name="T56_1" style:family="text"/>
    <style:style style:name="T56_2" style:family="text"/>
    <style:style style:name="T56_3" style:family="text"/>
    <style:style style:name="T56_4" style:family="text"/>
    <style:style style:name="P57" style:family="paragraph" style:parent-style-name="Standard">
      <style:paragraph-properties fo:break-before="auto" fo:line-height="115%" style:writing-mode="lr-tb"/>
    </style:style>
    <style:style style:name="T57_1" style:family="text"/>
    <style:style style:name="T57_2" style:family="text"/>
    <style:style style:name="T57_3" style:family="text"/>
    <style:style style:name="P58" style:family="paragraph" style:parent-style-name="Standard">
      <style:paragraph-properties fo:break-before="auto" fo:line-height="115%" style:writing-mode="lr-tb"/>
    </style:style>
    <style:style style:name="T58_1" style:family="text"/>
    <style:style style:name="T58_2" style:family="text"/>
    <style:style style:name="T58_3" style:family="text"/>
    <style:style style:name="T58_4" style:family="text"/>
    <style:style style:name="T58_5" style:family="text"/>
    <style:style style:name="T58_6" style:family="text"/>
    <style:style style:name="T58_7" style:family="text"/>
    <style:style style:name="T58_8" style:family="text"/>
    <style:style style:name="P59" style:family="paragraph" style:parent-style-name="Standard">
      <style:paragraph-properties fo:break-before="auto" fo:line-height="115%" style:writing-mode="lr-tb"/>
    </style:style>
    <style:style style:name="T59_1" style:family="text"/>
    <style:style style:name="T59_2" style:family="text"/>
    <style:style style:name="T59_3" style:family="text"/>
    <style:style style:name="T59_4" style:family="text"/>
    <style:style style:name="P60" style:family="paragraph" style:parent-style-name="Standard">
      <style:paragraph-properties fo:break-before="auto" fo:line-height="115%" style:writing-mode="lr-tb"/>
    </style:style>
    <style:style style:name="T60_1" style:family="text"/>
    <style:style style:name="T60_2" style:family="text"/>
    <style:style style:name="T60_3" style:family="text"/>
    <style:style style:name="T60_4" style:family="text"/>
    <style:style style:name="T60_5" style:family="text"/>
    <style:style style:name="T60_6" style:family="text"/>
    <style:style style:name="P61" style:family="paragraph" style:parent-style-name="Standard">
      <style:paragraph-properties fo:break-before="auto" fo:line-height="115%" style:writing-mode="lr-tb"/>
    </style:style>
    <style:style style:name="T61_1" style:family="text"/>
    <style:style style:name="T61_2" style:family="text"/>
    <style:style style:name="T61_3" style:family="text"/>
    <style:style style:name="T61_4" style:family="text"/>
    <style:style style:name="T61_5" style:family="text"/>
    <style:style style:name="T61_6" style:family="text"/>
    <style:style style:name="T61_7" style:family="text"/>
    <style:style style:name="T61_8" style:family="text"/>
    <style:style style:name="T61_9" style:family="text"/>
    <style:style style:name="T61_10" style:family="text"/>
    <style:style style:name="T61_11" style:family="text"/>
    <style:style style:name="T61_12" style:family="text"/>
    <style:style style:name="T61_13" style:family="text"/>
    <style:style style:name="T61_14" style:family="text"/>
    <style:style style:name="T61_15" style:family="text"/>
    <style:style style:name="T61_16" style:family="text"/>
    <style:style style:name="T61_17" style:family="text"/>
    <style:style style:name="T61_18" style:family="text"/>
    <style:style style:name="T61_19" style:family="text"/>
    <style:style style:name="P62" style:family="paragraph" style:parent-style-name="Standard">
      <style:paragraph-properties fo:break-before="auto" fo:line-height="115%" style:writing-mode="lr-tb"/>
    </style:style>
    <style:style style:name="T62_1" style:family="text"/>
    <style:style style:name="T62_2" style:family="text"/>
    <style:style style:name="T62_3" style:family="text"/>
    <style:style style:name="T62_4" style:family="text"/>
    <style:style style:name="P63" style:family="paragraph" style:parent-style-name="Standard">
      <style:paragraph-properties fo:break-before="auto" fo:line-height="115%" style:writing-mode="lr-tb"/>
    </style:style>
    <style:style style:name="T63_1" style:family="text"/>
    <style:style style:name="T63_2" style:family="text"/>
    <style:style style:name="T63_3" style:family="text"/>
    <style:style style:name="T63_4" style:family="text"/>
    <style:style style:name="T63_5" style:family="text"/>
    <style:style style:name="T63_6" style:family="text"/>
    <style:style style:name="T63_7" style:family="text"/>
    <style:style style:name="T63_8" style:family="text"/>
    <style:style style:name="T63_9" style:family="text"/>
    <style:style style:name="T63_10" style:family="text"/>
    <style:style style:name="T63_11" style:family="text"/>
    <style:style style:name="P64" style:family="paragraph" style:parent-style-name="Standard">
      <style:paragraph-properties fo:break-before="auto" fo:line-height="115%" style:writing-mode="lr-tb"/>
    </style:style>
    <style:style style:name="T64_1" style:family="text"/>
    <style:style style:name="T64_2" style:family="text"/>
    <style:style style:name="T64_3" style:family="text"/>
    <style:style style:name="P65" style:family="paragraph" style:parent-style-name="Standard">
      <style:paragraph-properties fo:break-before="auto" fo:line-height="115%" style:writing-mode="lr-tb"/>
    </style:style>
    <style:style style:name="T65_1" style:family="text"/>
    <style:style style:name="T65_2" style:family="text"/>
    <style:style style:name="T65_3" style:family="text"/>
    <style:style style:name="T65_4" style:family="text"/>
    <style:style style:name="T65_5" style:family="text"/>
    <style:style style:name="T65_6" style:family="text"/>
    <style:style style:name="T65_7" style:family="text"/>
    <style:style style:name="T65_8" style:family="text"/>
    <style:style style:name="T65_9" style:family="text"/>
    <style:style style:name="T65_10" style:family="text"/>
    <style:style style:name="T65_11" style:family="text"/>
    <style:style style:name="T65_12" style:family="text"/>
    <style:style style:name="T65_13" style:family="text"/>
    <style:style style:name="T65_14" style:family="text"/>
    <style:style style:name="T65_15" style:family="text"/>
    <style:style style:name="T65_16" style:family="text"/>
    <style:style style:name="T65_17" style:family="text"/>
    <style:style style:name="T65_18" style:family="text"/>
    <style:style style:name="T65_19" style:family="text"/>
    <style:style style:name="P66" style:family="paragraph" style:parent-style-name="Standard">
      <style:paragraph-properties fo:break-before="auto" fo:line-height="115%" style:writing-mode="lr-tb"/>
    </style:style>
    <style:style style:name="T66_1" style:family="text"/>
    <style:style style:name="T66_2" style:family="text"/>
    <style:style style:name="P67" style:family="paragraph" style:parent-style-name="Standard">
      <style:paragraph-properties fo:break-before="auto" fo:line-height="115%" style:writing-mode="lr-tb"/>
    </style:style>
    <style:style style:name="T67_1" style:family="text"/>
    <style:style style:name="T67_2" style:family="text"/>
    <style:style style:name="P68" style:family="paragraph" style:parent-style-name="Standard">
      <style:paragraph-properties fo:break-before="auto" fo:line-height="115%" style:writing-mode="lr-tb"/>
    </style:style>
    <style:style style:name="T68_1" style:family="text"/>
    <style:style style:name="T68_2" style:family="text"/>
    <style:style style:name="P69" style:family="paragraph" style:parent-style-name="Standard">
      <style:paragraph-properties fo:break-before="auto" fo:line-height="115%" style:writing-mode="lr-tb"/>
    </style:style>
    <style:style style:name="T69_1" style:family="text"/>
    <style:style style:name="T69_2" style:family="text"/>
    <style:style style:name="P70" style:family="paragraph" style:parent-style-name="Standard">
      <style:paragraph-properties fo:break-before="auto" fo:line-height="115%" style:writing-mode="lr-tb"/>
    </style:style>
    <style:style style:name="T70_1" style:family="text"/>
    <style:style style:name="P71" style:family="paragraph" style:parent-style-name="Standard">
      <style:paragraph-properties fo:break-before="auto" fo:line-height="115%" style:writing-mode="lr-tb"/>
    </style:style>
    <style:style style:name="P72" style:family="paragraph" style:parent-style-name="Standard">
      <style:paragraph-properties fo:break-before="auto" fo:line-height="115%" style:writing-mode="lr-tb"/>
    </style:style>
    <style:style style:name="T72_1" style:family="text"/>
    <style:style style:name="T72_2" style:family="text"/>
    <style:style style:name="T72_3" style:family="text"/>
    <style:style style:name="T72_4" style:family="text"/>
    <style:style style:name="T72_5" style:family="text"/>
    <style:style style:name="T72_6" style:family="text"/>
    <style:style style:name="T72_7" style:family="text"/>
    <style:style style:name="T72_8" style:family="text"/>
    <style:style style:name="T72_9" style:family="text"/>
    <style:style style:name="T72_10" style:family="text"/>
    <style:style style:name="T72_11" style:family="text"/>
    <style:style style:name="T72_12" style:family="text"/>
    <style:style style:name="T72_13" style:family="text"/>
    <style:style style:name="P73" style:family="paragraph" style:parent-style-name="Standard">
      <style:paragraph-properties fo:break-before="auto" fo:line-height="115%" style:writing-mode="lr-tb"/>
    </style:style>
    <style:style style:name="T73_1" style:family="text"/>
    <style:style style:name="T73_2" style:family="text"/>
    <style:style style:name="P74" style:family="paragraph" style:parent-style-name="Standard">
      <style:paragraph-properties fo:break-before="auto" fo:line-height="115%" style:writing-mode="lr-tb"/>
    </style:style>
    <style:style style:name="T74_1" style:family="text"/>
    <style:style style:name="P75" style:family="paragraph" style:parent-style-name="Standard">
      <style:paragraph-properties fo:break-before="auto" fo:line-height="115%" style:writing-mode="lr-tb"/>
    </style:style>
    <style:style style:name="T75_1" style:family="text"/>
    <style:style style:name="T75_2" style:family="text"/>
    <style:style style:name="T75_3" style:family="text"/>
    <style:style style:name="P76" style:family="paragraph" style:parent-style-name="Standard">
      <style:paragraph-properties fo:break-before="auto" fo:line-height="115%" style:writing-mode="lr-tb"/>
    </style:style>
    <style:style style:name="T76_1" style:family="text"/>
    <style:style style:name="P77" style:family="paragraph" style:parent-style-name="Standard">
      <style:paragraph-properties fo:break-before="auto" fo:line-height="115%" style:writing-mode="lr-tb"/>
    </style:style>
    <style:style style:name="T77_1" style:family="text"/>
    <style:style style:name="T77_2" style:family="text"/>
    <style:style style:name="T77_3" style:family="text"/>
    <style:style style:name="T77_4" style:family="text"/>
    <style:style style:name="T77_5" style:family="text"/>
    <style:style style:name="P78" style:family="paragraph" style:parent-style-name="Standard">
      <style:paragraph-properties fo:break-before="auto" fo:line-height="115%" style:writing-mode="lr-tb"/>
    </style:style>
    <style:style style:name="T78_1" style:family="text"/>
    <style:style style:name="P79" style:family="paragraph" style:parent-style-name="Standard">
      <style:paragraph-properties fo:break-before="auto" fo:line-height="115%" style:writing-mode="lr-tb"/>
    </style:style>
    <style:style style:name="T79_1" style:family="text"/>
    <style:style style:name="T79_2" style:family="text"/>
    <style:style style:name="T79_3" style:family="text"/>
    <style:style style:name="T79_4" style:family="text"/>
    <style:style style:name="T79_5" style:family="text"/>
    <style:style style:name="T79_6" style:family="text"/>
    <style:style style:name="T79_7" style:family="text"/>
    <style:style style:name="T79_8" style:family="text"/>
    <style:style style:name="T79_9" style:family="text"/>
    <style:style style:name="T79_10" style:family="text"/>
    <style:style style:name="P80" style:family="paragraph" style:parent-style-name="Standard">
      <style:paragraph-properties fo:break-before="auto" fo:line-height="115%" style:writing-mode="lr-tb"/>
    </style:style>
    <style:style style:name="T80_1" style:family="text"/>
    <style:style style:name="P81" style:family="paragraph" style:parent-style-name="Standard">
      <style:paragraph-properties fo:break-before="auto" fo:line-height="115%" style:writing-mode="lr-tb"/>
    </style:style>
    <style:style style:name="T81_1" style:family="text"/>
    <style:style style:name="T81_2" style:family="text"/>
    <style:style style:name="T81_3" style:family="text"/>
    <style:style style:name="T81_4" style:family="text"/>
    <style:style style:name="T81_5" style:family="text"/>
    <style:style style:name="T81_6" style:family="text"/>
    <style:style style:name="T81_7" style:family="text"/>
    <style:style style:name="T81_8" style:family="text"/>
    <style:style style:name="T81_9" style:family="text"/>
    <style:style style:name="T81_10" style:family="text"/>
    <style:style style:name="T81_11" style:family="text"/>
    <style:style style:name="T81_12" style:family="text"/>
    <style:style style:name="T81_13" style:family="text"/>
    <style:style style:name="P82" style:family="paragraph" style:parent-style-name="Standard">
      <style:paragraph-properties fo:break-before="auto" fo:line-height="115%" style:writing-mode="lr-tb"/>
    </style:style>
    <style:style style:name="T82_1" style:family="text"/>
    <style:style style:name="T82_2" style:family="text"/>
    <style:style style:name="T82_3" style:family="text"/>
    <style:style style:name="T82_4" style:family="text"/>
    <style:style style:name="T82_5" style:family="text"/>
    <style:style style:name="T82_6" style:family="text"/>
    <style:style style:name="T82_7" style:family="text"/>
    <style:style style:name="T82_8" style:family="text"/>
    <style:style style:name="T82_9" style:family="text"/>
    <style:style style:name="T82_10" style:family="text"/>
    <style:style style:name="T82_11" style:family="text"/>
    <style:style style:name="T82_12" style:family="text"/>
    <style:style style:name="T82_13" style:family="text"/>
    <style:style style:name="T82_14" style:family="text"/>
    <style:style style:name="T82_15" style:family="text"/>
    <style:style style:name="T82_16" style:family="text"/>
    <style:style style:name="T82_17" style:family="text"/>
    <style:style style:name="T82_18" style:family="text"/>
    <style:style style:name="T82_19" style:family="text"/>
    <style:style style:name="T82_20" style:family="text"/>
    <style:style style:name="T82_21" style:family="text"/>
    <style:style style:name="T82_22" style:family="text"/>
    <style:style style:name="T82_23" style:family="text"/>
    <style:style style:name="T82_24" style:family="text"/>
    <style:style style:name="T82_25" style:family="text"/>
    <style:style style:name="T82_26" style:family="text"/>
    <style:style style:name="T82_27" style:family="text"/>
    <style:style style:name="T82_28" style:family="text"/>
    <style:style style:name="T82_29" style:family="text"/>
    <style:style style:name="T82_30" style:family="text"/>
    <style:style style:name="P83" style:family="paragraph" style:parent-style-name="Standard">
      <style:paragraph-properties fo:break-before="auto" fo:line-height="115%" style:writing-mode="lr-tb"/>
    </style:style>
    <style:style style:name="T83_1" style:family="text"/>
    <style:style style:name="T83_2" style:family="text"/>
    <style:style style:name="T83_3" style:family="text"/>
    <style:style style:name="T83_4" style:family="text"/>
    <style:style style:name="T83_5" style:family="text"/>
    <style:style style:name="T83_6" style:family="text"/>
    <style:style style:name="P84" style:family="paragraph" style:parent-style-name="Standard">
      <style:paragraph-properties fo:break-before="auto" fo:line-height="115%" style:writing-mode="lr-tb"/>
    </style:style>
    <style:style style:name="T84_1" style:family="text"/>
    <style:style style:name="T84_2" style:family="text"/>
    <style:style style:name="T84_3" style:family="text"/>
    <style:style style:name="T84_4" style:family="text"/>
    <style:style style:name="T84_5" style:family="text"/>
    <style:style style:name="T84_6" style:family="text"/>
    <style:style style:name="T84_7" style:family="text"/>
    <style:style style:name="T84_8" style:family="text"/>
    <style:style style:name="T84_9" style:family="text"/>
    <style:style style:name="T84_10" style:family="text"/>
    <style:style style:name="T84_11" style:family="text"/>
    <style:style style:name="T84_12" style:family="text"/>
    <style:style style:name="T84_13" style:family="text"/>
    <style:style style:name="T84_14" style:family="text"/>
    <style:style style:name="T84_15" style:family="text"/>
    <style:style style:name="T84_16" style:family="text"/>
    <style:style style:name="T84_17" style:family="text"/>
    <style:style style:name="T84_18" style:family="text"/>
    <style:style style:name="T84_19" style:family="text"/>
    <style:style style:name="T84_20" style:family="text"/>
    <style:style style:name="T84_21" style:family="text"/>
    <style:style style:name="T84_22" style:family="text"/>
    <style:style style:name="P85" style:family="paragraph" style:parent-style-name="Standard">
      <style:paragraph-properties fo:break-before="auto" fo:line-height="115%" style:writing-mode="lr-tb"/>
    </style:style>
    <style:style style:name="T85_1" style:family="text"/>
    <style:style style:name="T85_2" style:family="text"/>
    <style:style style:name="T85_3" style:family="text"/>
    <style:style style:name="T85_4" style:family="text"/>
    <style:style style:name="T85_5" style:family="text"/>
    <style:style style:name="T85_6" style:family="text"/>
    <style:style style:name="P86" style:family="paragraph" style:parent-style-name="Standard">
      <style:paragraph-properties fo:break-before="auto" fo:line-height="115%" style:writing-mode="lr-tb"/>
    </style:style>
    <style:style style:name="T86_1" style:family="text"/>
    <style:style style:name="T86_2" style:family="text"/>
    <style:style style:name="T86_3" style:family="text"/>
    <style:style style:name="T86_4" style:family="text"/>
    <style:style style:name="T86_5" style:family="text"/>
    <style:style style:name="T86_6" style:family="text"/>
    <style:style style:name="T86_7" style:family="text"/>
    <style:style style:name="P87" style:family="paragraph" style:parent-style-name="Standard">
      <style:paragraph-properties fo:break-before="auto" fo:line-height="115%" style:writing-mode="lr-tb"/>
    </style:style>
    <style:style style:name="T87_1" style:family="text"/>
    <style:style style:name="T87_2" style:family="text"/>
    <style:style style:name="T87_3" style:family="text"/>
    <style:style style:name="T87_4" style:family="text"/>
    <style:style style:name="T87_5" style:family="text"/>
    <style:style style:name="T87_6" style:family="text"/>
    <style:style style:name="T87_7" style:family="text"/>
    <style:style style:name="T87_8" style:family="text"/>
    <style:style style:name="T87_9" style:family="text"/>
    <style:style style:name="T87_10" style:family="text"/>
    <style:style style:name="P88" style:family="paragraph" style:parent-style-name="Standard">
      <style:paragraph-properties fo:break-before="auto" fo:line-height="115%" style:writing-mode="lr-tb"/>
    </style:style>
    <style:style style:name="T88_1" style:family="text"/>
    <style:style style:name="T88_2" style:family="text"/>
    <style:style style:name="T88_3" style:family="text"/>
    <style:style style:name="T88_4" style:family="text"/>
    <style:style style:name="T88_5" style:family="text"/>
    <style:style style:name="T88_6" style:family="text"/>
    <style:style style:name="T88_7" style:family="text"/>
    <style:style style:name="T88_8" style:family="text"/>
    <style:style style:name="T88_9" style:family="text"/>
    <style:style style:name="T88_10" style:family="text"/>
    <style:style style:name="T88_11" style:family="text"/>
    <style:style style:name="T88_12" style:family="text"/>
    <style:style style:name="T88_13" style:family="text"/>
    <style:style style:name="T88_14" style:family="text"/>
    <style:style style:name="T88_15" style:family="text"/>
    <style:style style:name="T88_16" style:family="text"/>
    <style:style style:name="P89" style:family="paragraph" style:parent-style-name="Standard">
      <style:paragraph-properties fo:break-before="auto" fo:line-height="115%" style:writing-mode="lr-tb"/>
    </style:style>
    <style:style style:name="T89_1" style:family="text"/>
    <style:style style:name="T89_2" style:family="text"/>
    <style:style style:name="T89_3" style:family="text"/>
    <style:style style:name="T89_4" style:family="text"/>
    <style:style style:name="T89_5" style:family="text"/>
    <style:style style:name="T89_6" style:family="text"/>
    <style:style style:name="T89_7" style:family="text"/>
    <style:style style:name="P90" style:family="paragraph" style:parent-style-name="Standard">
      <style:paragraph-properties fo:break-before="auto" fo:line-height="115%" style:writing-mode="lr-tb"/>
    </style:style>
    <style:style style:name="T90_1" style:family="text"/>
    <style:style style:name="T90_2" style:family="text"/>
    <style:style style:name="T90_3" style:family="text"/>
    <style:style style:name="T90_4" style:family="text"/>
    <style:style style:name="T90_5" style:family="text"/>
    <style:style style:name="T90_6" style:family="text"/>
    <style:style style:name="T90_7" style:family="text"/>
    <style:style style:name="P91" style:family="paragraph" style:parent-style-name="Standard">
      <style:paragraph-properties fo:break-before="auto" fo:line-height="115%" style:writing-mode="lr-tb"/>
    </style:style>
    <style:style style:name="P92" style:family="paragraph" style:parent-style-name="Standard">
      <style:paragraph-properties fo:break-before="auto" fo:line-height="115%" style:writing-mode="lr-tb"/>
    </style:style>
    <style:style style:name="T92_1" style:family="text"/>
    <style:style style:name="T92_2" style:family="text"/>
    <style:style style:name="T92_3" style:family="text"/>
    <style:style style:name="P93" style:family="paragraph" style:parent-style-name="Standard">
      <style:paragraph-properties fo:break-before="auto" fo:line-height="115%" style:writing-mode="lr-tb"/>
    </style:style>
    <style:style style:name="P94" style:family="paragraph" style:parent-style-name="Standard">
      <style:paragraph-properties fo:break-before="auto" fo:line-height="115%" style:writing-mode="lr-tb"/>
    </style:style>
    <style:style style:name="T94_1" style:family="text"/>
    <style:style style:name="T94_2" style:family="text"/>
    <style:style style:name="P95" style:family="paragraph" style:parent-style-name="Standard">
      <style:paragraph-properties fo:break-before="auto" fo:line-height="115%" style:writing-mode="lr-tb"/>
    </style:style>
    <style:style style:name="P96" style:family="paragraph" style:parent-style-name="Standard">
      <style:paragraph-properties fo:break-before="auto" fo:line-height="115%" style:writing-mode="lr-tb"/>
    </style:style>
    <style:style style:name="T96_1" style:family="text"/>
    <style:style style:name="T96_2" style:family="text"/>
    <style:style style:name="T96_3" style:family="text"/>
    <style:style style:name="T96_4" style:family="text"/>
    <style:style style:name="T96_5" style:family="text"/>
    <style:style style:name="T96_6" style:family="text"/>
    <style:style style:name="T96_7" style:family="text"/>
    <style:style style:name="T96_8" style:family="text"/>
    <style:style style:name="T96_9" style:family="text"/>
    <style:style style:name="T96_10" style:family="text"/>
    <style:style style:name="T96_11" style:family="text"/>
    <style:style style:name="T96_12" style:family="text"/>
    <style:style style:name="T96_13" style:family="text"/>
    <style:style style:name="T96_14" style:family="text"/>
    <style:style style:name="T96_15" style:family="text"/>
    <style:style style:name="T96_16" style:family="text"/>
    <style:style style:name="T96_17" style:family="text"/>
    <style:style style:name="T96_18" style:family="text"/>
    <style:style style:name="T96_19" style:family="text"/>
    <style:style style:name="T96_20" style:family="text"/>
    <style:style style:name="P97" style:family="paragraph" style:parent-style-name="Standard">
      <style:paragraph-properties fo:break-before="auto" fo:line-height="115%" style:writing-mode="lr-tb"/>
    </style:style>
    <style:style style:name="T97_1" style:family="text"/>
    <style:style style:name="T97_2" style:family="text"/>
    <style:style style:name="T97_3" style:family="text"/>
    <style:style style:name="T97_4" style:family="text"/>
    <style:style style:name="T97_5" style:family="text"/>
    <style:style style:name="T97_6" style:family="text"/>
    <style:style style:name="T97_7" style:family="text"/>
    <style:style style:name="T97_8" style:family="text"/>
    <style:style style:name="T97_9" style:family="text"/>
    <style:style style:name="T97_10" style:family="text"/>
    <style:style style:name="T97_11" style:family="text"/>
    <style:style style:name="T97_12" style:family="text"/>
    <style:style style:name="T97_13" style:family="text"/>
    <style:style style:name="T97_14" style:family="text"/>
    <style:style style:name="T97_15" style:family="text"/>
    <style:style style:name="T97_16" style:family="text"/>
    <style:style style:name="P98" style:family="paragraph" style:parent-style-name="Standard">
      <style:paragraph-properties fo:break-before="auto" fo:line-height="115%" style:writing-mode="lr-tb"/>
    </style:style>
    <style:style style:name="T98_1" style:family="text"/>
    <style:style style:name="P99" style:family="paragraph" style:parent-style-name="Standard">
      <style:paragraph-properties fo:break-before="auto" fo:line-height="115%" style:writing-mode="lr-tb"/>
    </style:style>
    <style:style style:name="T99_1" style:family="text"/>
    <style:style style:name="T99_2" style:family="text"/>
    <style:style style:name="T99_3" style:family="text"/>
    <style:style style:name="T99_4" style:family="text"/>
    <style:style style:name="T99_5" style:family="text"/>
    <style:style style:name="T99_6" style:family="text"/>
    <style:style style:name="T99_7" style:family="text"/>
    <style:style style:name="T99_8" style:family="text"/>
    <style:style style:name="T99_9" style:family="text"/>
    <style:style style:name="T99_10" style:family="text"/>
    <style:style style:name="T99_11" style:family="text"/>
    <style:style style:name="T99_12" style:family="text"/>
    <style:style style:name="T99_13" style:family="text"/>
    <style:style style:name="T99_14" style:family="text"/>
    <style:style style:name="T99_15" style:family="text"/>
    <style:style style:name="T99_16" style:family="text"/>
    <style:style style:name="T99_17" style:family="text"/>
    <style:style style:name="T99_18" style:family="text"/>
    <style:style style:name="T99_19" style:family="text"/>
    <style:style style:name="T99_20" style:family="text"/>
    <style:style style:name="P100" style:family="paragraph" style:parent-style-name="Standard">
      <style:paragraph-properties fo:break-before="auto" fo:line-height="115%" style:writing-mode="lr-tb"/>
    </style:style>
    <style:style style:name="T100_1" style:family="text"/>
    <style:style style:name="T100_2" style:family="text"/>
    <style:style style:name="T100_3" style:family="text"/>
    <style:style style:name="T100_4" style:family="text"/>
    <style:style style:name="T100_5" style:family="text"/>
    <style:style style:name="T100_6" style:family="text"/>
    <style:style style:name="T100_7" style:family="text"/>
    <style:style style:name="T100_8" style:family="text"/>
    <style:style style:name="T100_9" style:family="text"/>
    <style:style style:name="T100_10" style:family="text"/>
    <style:style style:name="P101" style:family="paragraph" style:parent-style-name="Standard">
      <style:paragraph-properties fo:break-before="auto" fo:line-height="115%" style:writing-mode="lr-tb"/>
    </style:style>
    <style:style style:name="T101_1" style:family="text"/>
    <style:style style:name="T101_2" style:family="text"/>
    <style:style style:name="P102" style:family="paragraph" style:parent-style-name="Standard">
      <style:paragraph-properties fo:break-before="auto" fo:line-height="115%" style:writing-mode="lr-tb"/>
    </style:style>
    <style:style style:name="T102_1" style:family="text"/>
    <style:style style:name="T102_2" style:family="text"/>
    <style:style style:name="T102_3" style:family="text"/>
    <style:style style:name="T102_4" style:family="text"/>
    <style:style style:name="T102_5" style:family="text"/>
    <style:style style:name="T102_6" style:family="text"/>
    <style:style style:name="T102_7" style:family="text"/>
    <style:style style:name="T102_8" style:family="text"/>
    <style:style style:name="T102_9" style:family="text"/>
    <style:style style:name="T102_10" style:family="text"/>
    <style:style style:name="T102_11" style:family="text"/>
    <style:style style:name="T102_12" style:family="text"/>
    <style:style style:name="T102_13" style:family="text"/>
    <style:style style:name="T102_14" style:family="text"/>
    <style:style style:name="T102_15" style:family="text"/>
    <style:style style:name="T102_16" style:family="text"/>
    <style:style style:name="T102_17" style:family="text"/>
    <style:style style:name="T102_18" style:family="text"/>
    <style:style style:name="T102_19" style:family="text"/>
    <style:style style:name="T102_20" style:family="text"/>
    <style:style style:name="P103" style:family="paragraph" style:parent-style-name="Standard">
      <style:paragraph-properties fo:break-before="auto" fo:line-height="115%" style:writing-mode="lr-tb"/>
    </style:style>
    <style:style style:name="T103_1" style:family="text"/>
    <style:style style:name="T103_2" style:family="text"/>
    <style:style style:name="T103_3" style:family="text"/>
    <style:style style:name="T103_4" style:family="text"/>
    <style:style style:name="T103_5" style:family="text"/>
    <style:style style:name="T103_6" style:family="text"/>
    <style:style style:name="T103_7" style:family="text"/>
    <style:style style:name="T103_8" style:family="text"/>
    <style:style style:name="T103_9" style:family="text"/>
    <style:style style:name="T103_10" style:family="text"/>
    <style:style style:name="P104" style:family="paragraph" style:parent-style-name="Standard">
      <style:paragraph-properties fo:break-before="auto" fo:line-height="115%" style:writing-mode="lr-tb"/>
    </style:style>
    <style:style style:name="T104_1" style:family="text"/>
    <style:style style:name="T104_2" style:family="text"/>
    <style:style style:name="P105" style:family="paragraph" style:parent-style-name="Standard">
      <style:paragraph-properties fo:break-before="auto" fo:line-height="115%" style:writing-mode="lr-tb"/>
    </style:style>
    <style:style style:name="T105_1" style:family="text"/>
    <style:style style:name="T105_2" style:family="text"/>
    <style:style style:name="T105_3" style:family="text"/>
    <style:style style:name="T105_4" style:family="text"/>
    <style:style style:name="T105_5" style:family="text"/>
    <style:style style:name="T105_6" style:family="text"/>
    <style:style style:name="T105_7" style:family="text"/>
    <style:style style:name="T105_8" style:family="text"/>
    <style:style style:name="T105_9" style:family="text"/>
    <style:style style:name="T105_10" style:family="text"/>
    <style:style style:name="T105_11" style:family="text"/>
    <style:style style:name="T105_12" style:family="text"/>
    <style:style style:name="T105_13" style:family="text"/>
    <style:style style:name="T105_14" style:family="text"/>
    <style:style style:name="T105_15" style:family="text"/>
    <style:style style:name="T105_16" style:family="text"/>
    <style:style style:name="T105_17" style:family="text"/>
    <style:style style:name="T105_18" style:family="text"/>
    <style:style style:name="P106" style:family="paragraph" style:parent-style-name="Standard">
      <style:paragraph-properties fo:break-before="auto" fo:line-height="115%" style:writing-mode="lr-tb"/>
    </style:style>
    <style:style style:name="T106_1" style:family="text"/>
    <style:style style:name="T106_2" style:family="text"/>
    <style:style style:name="T106_3" style:family="text"/>
    <style:style style:name="T106_4" style:family="text"/>
    <style:style style:name="T106_5" style:family="text"/>
    <style:style style:name="T106_6" style:family="text"/>
    <style:style style:name="T106_7" style:family="text"/>
    <style:style style:name="T106_8" style:family="text"/>
    <style:style style:name="T106_9" style:family="text"/>
    <style:style style:name="T106_10" style:family="text"/>
    <style:style style:name="P107" style:family="paragraph" style:parent-style-name="Standard">
      <style:paragraph-properties fo:break-before="auto" fo:line-height="115%" style:writing-mode="lr-tb"/>
    </style:style>
    <style:style style:name="T107_1" style:family="text"/>
    <style:style style:name="T107_2" style:family="text"/>
    <style:style style:name="P108" style:family="paragraph" style:parent-style-name="Standard">
      <style:paragraph-properties fo:break-before="auto" fo:line-height="115%" style:writing-mode="lr-tb"/>
    </style:style>
    <style:style style:name="T108_1" style:family="text"/>
    <style:style style:name="T108_2" style:family="text"/>
    <style:style style:name="T108_3" style:family="text"/>
    <style:style style:name="T108_4" style:family="text"/>
    <style:style style:name="T108_5" style:family="text"/>
    <style:style style:name="T108_6" style:family="text"/>
    <style:style style:name="T108_7" style:family="text"/>
    <style:style style:name="T108_8" style:family="text"/>
    <style:style style:name="T108_9" style:family="text"/>
    <style:style style:name="T108_10" style:family="text"/>
    <style:style style:name="T108_11" style:family="text"/>
    <style:style style:name="T108_12" style:family="text"/>
    <style:style style:name="T108_13" style:family="text"/>
    <style:style style:name="T108_14" style:family="text"/>
    <style:style style:name="T108_15" style:family="text"/>
    <style:style style:name="T108_16" style:family="text"/>
    <style:style style:name="T108_17" style:family="text"/>
    <style:style style:name="T108_18" style:family="text"/>
    <style:style style:name="T108_19" style:family="text"/>
    <style:style style:name="T108_20" style:family="text"/>
    <style:style style:name="P109" style:family="paragraph" style:parent-style-name="Standard">
      <style:paragraph-properties fo:break-before="auto" fo:line-height="115%" style:writing-mode="lr-tb"/>
    </style:style>
    <style:style style:name="T109_1" style:family="text"/>
    <style:style style:name="T109_2" style:family="text"/>
    <style:style style:name="T109_3" style:family="text"/>
    <style:style style:name="T109_4" style:family="text"/>
    <style:style style:name="T109_5" style:family="text"/>
    <style:style style:name="T109_6" style:family="text"/>
    <style:style style:name="T109_7" style:family="text"/>
    <style:style style:name="T109_8" style:family="text"/>
    <style:style style:name="T109_9" style:family="text"/>
    <style:style style:name="T109_10" style:family="text"/>
    <style:style style:name="P110" style:family="paragraph" style:parent-style-name="Standard">
      <style:paragraph-properties fo:break-before="auto" fo:line-height="115%" style:writing-mode="lr-tb"/>
    </style:style>
    <style:style style:name="T110_1" style:family="text"/>
    <style:style style:name="T110_2" style:family="text"/>
    <style:style style:name="P111" style:family="paragraph" style:parent-style-name="Standard">
      <style:paragraph-properties fo:break-before="auto" fo:line-height="115%" style:writing-mode="lr-tb"/>
    </style:style>
    <style:style style:name="T111_1" style:family="text"/>
    <style:style style:name="T111_2" style:family="text"/>
    <style:style style:name="T111_3" style:family="text"/>
    <style:style style:name="T111_4" style:family="text"/>
    <style:style style:name="T111_5" style:family="text"/>
    <style:style style:name="T111_6" style:family="text"/>
    <style:style style:name="T111_7" style:family="text"/>
    <style:style style:name="T111_8" style:family="text"/>
    <style:style style:name="T111_9" style:family="text"/>
    <style:style style:name="T111_10" style:family="text"/>
    <style:style style:name="T111_11" style:family="text"/>
    <style:style style:name="T111_12" style:family="text"/>
    <style:style style:name="T111_13" style:family="text"/>
    <style:style style:name="T111_14" style:family="text"/>
    <style:style style:name="T111_15" style:family="text"/>
    <style:style style:name="T111_16" style:family="text"/>
    <style:style style:name="T111_17" style:family="text"/>
    <style:style style:name="T111_18" style:family="text"/>
    <style:style style:name="T111_19" style:family="text"/>
    <style:style style:name="T111_20" style:family="text"/>
    <style:style style:name="P112" style:family="paragraph" style:parent-style-name="Standard">
      <style:paragraph-properties fo:break-before="auto" fo:line-height="115%" style:writing-mode="lr-tb"/>
    </style:style>
    <style:style style:name="T112_1" style:family="text"/>
    <style:style style:name="T112_2" style:family="text"/>
    <style:style style:name="T112_3" style:family="text"/>
    <style:style style:name="T112_4" style:family="text"/>
    <style:style style:name="T112_5" style:family="text"/>
    <style:style style:name="T112_6" style:family="text"/>
    <style:style style:name="T112_7" style:family="text"/>
    <style:style style:name="T112_8" style:family="text"/>
    <style:style style:name="T112_9" style:family="text"/>
    <style:style style:name="T112_10" style:family="text"/>
    <style:style style:name="P113" style:family="paragraph" style:parent-style-name="Standard">
      <style:paragraph-properties fo:break-before="auto" fo:line-height="115%" style:writing-mode="lr-tb"/>
    </style:style>
    <style:style style:name="T113_1" style:family="text"/>
    <style:style style:name="T113_2" style:family="text"/>
    <style:style style:name="P114" style:family="paragraph" style:parent-style-name="Standard">
      <style:paragraph-properties fo:break-before="auto" fo:line-height="115%" style:writing-mode="lr-tb"/>
    </style:style>
    <style:style style:name="T114_1" style:family="text"/>
    <style:style style:name="T114_2" style:family="text"/>
    <style:style style:name="T114_3" style:family="text"/>
    <style:style style:name="T114_4" style:family="text"/>
    <style:style style:name="T114_5" style:family="text"/>
    <style:style style:name="T114_6" style:family="text"/>
    <style:style style:name="T114_7" style:family="text"/>
    <style:style style:name="T114_8" style:family="text"/>
    <style:style style:name="T114_9" style:family="text"/>
    <style:style style:name="T114_10" style:family="text"/>
    <style:style style:name="T114_11" style:family="text"/>
    <style:style style:name="T114_12" style:family="text"/>
    <style:style style:name="T114_13" style:family="text"/>
    <style:style style:name="T114_14" style:family="text"/>
    <style:style style:name="T114_15" style:family="text"/>
    <style:style style:name="T114_16" style:family="text"/>
    <style:style style:name="T114_17" style:family="text"/>
    <style:style style:name="T114_18" style:family="text"/>
    <style:style style:name="P115" style:family="paragraph" style:parent-style-name="Standard">
      <style:paragraph-properties fo:break-before="auto" fo:line-height="115%" style:writing-mode="lr-tb"/>
    </style:style>
    <style:style style:name="T115_1" style:family="text"/>
    <style:style style:name="T115_2" style:family="text"/>
    <style:style style:name="T115_3" style:family="text"/>
    <style:style style:name="T115_4" style:family="text"/>
    <style:style style:name="T115_5" style:family="text"/>
    <style:style style:name="T115_6" style:family="text"/>
    <style:style style:name="T115_7" style:family="text"/>
    <style:style style:name="T115_8" style:family="text"/>
    <style:style style:name="T115_9" style:family="text"/>
    <style:style style:name="T115_10" style:family="text"/>
    <style:style style:name="P116" style:family="paragraph" style:parent-style-name="Standard">
      <style:paragraph-properties fo:break-before="auto" fo:line-height="115%" style:writing-mode="lr-tb"/>
    </style:style>
    <style:style style:name="T116_1" style:family="text"/>
    <style:style style:name="T116_2" style:family="text"/>
    <style:style style:name="P117" style:family="paragraph" style:parent-style-name="Standard">
      <style:paragraph-properties fo:break-before="auto" fo:line-height="115%" style:writing-mode="lr-tb"/>
    </style:style>
    <style:style style:name="T117_1" style:family="text"/>
    <style:style style:name="T117_2" style:family="text"/>
    <style:style style:name="T117_3" style:family="text"/>
    <style:style style:name="T117_4" style:family="text"/>
    <style:style style:name="T117_5" style:family="text"/>
    <style:style style:name="T117_6" style:family="text"/>
    <style:style style:name="T117_7" style:family="text"/>
    <style:style style:name="T117_8" style:family="text"/>
    <style:style style:name="T117_9" style:family="text"/>
    <style:style style:name="T117_10" style:family="text"/>
    <style:style style:name="T117_11" style:family="text"/>
    <style:style style:name="T117_12" style:family="text"/>
    <style:style style:name="T117_13" style:family="text"/>
    <style:style style:name="T117_14" style:family="text"/>
    <style:style style:name="T117_15" style:family="text"/>
    <style:style style:name="T117_16" style:family="text"/>
    <style:style style:name="T117_17" style:family="text"/>
    <style:style style:name="T117_18" style:family="text"/>
    <style:style style:name="T117_19" style:family="text"/>
    <style:style style:name="T117_20" style:family="text"/>
    <style:style style:name="P118" style:family="paragraph" style:parent-style-name="Standard">
      <style:paragraph-properties fo:break-before="auto" fo:line-height="115%" style:writing-mode="lr-tb"/>
    </style:style>
    <style:style style:name="T118_1" style:family="text"/>
    <style:style style:name="T118_2" style:family="text"/>
    <style:style style:name="T118_3" style:family="text"/>
    <style:style style:name="T118_4" style:family="text"/>
    <style:style style:name="T118_5" style:family="text"/>
    <style:style style:name="T118_6" style:family="text"/>
    <style:style style:name="T118_7" style:family="text"/>
    <style:style style:name="T118_8" style:family="text"/>
    <style:style style:name="T118_9" style:family="text"/>
    <style:style style:name="T118_10" style:family="text"/>
    <style:style style:name="P119" style:family="paragraph" style:parent-style-name="Standard">
      <style:paragraph-properties fo:break-before="auto" fo:line-height="115%" style:writing-mode="lr-tb"/>
    </style:style>
    <style:style style:name="T119_1" style:family="text"/>
    <style:style style:name="T119_2" style:family="text"/>
    <style:style style:name="P120" style:family="paragraph" style:parent-style-name="Standard">
      <style:paragraph-properties fo:break-before="auto" fo:line-height="115%" style:writing-mode="lr-tb"/>
    </style:style>
    <style:style style:name="T120_1" style:family="text"/>
    <style:style style:name="T120_2" style:family="text"/>
    <style:style style:name="T120_3" style:family="text"/>
    <style:style style:name="T120_4" style:family="text"/>
    <style:style style:name="T120_5" style:family="text"/>
    <style:style style:name="T120_6" style:family="text"/>
    <style:style style:name="T120_7" style:family="text"/>
    <style:style style:name="T120_8" style:family="text"/>
    <style:style style:name="T120_9" style:family="text"/>
    <style:style style:name="T120_10" style:family="text"/>
    <style:style style:name="T120_11" style:family="text"/>
    <style:style style:name="T120_12" style:family="text"/>
    <style:style style:name="T120_13" style:family="text"/>
    <style:style style:name="T120_14" style:family="text"/>
    <style:style style:name="T120_15" style:family="text"/>
    <style:style style:name="T120_16" style:family="text"/>
    <style:style style:name="T120_17" style:family="text"/>
    <style:style style:name="T120_18" style:family="text"/>
    <style:style style:name="T120_19" style:family="text"/>
    <style:style style:name="T120_20" style:family="text"/>
    <style:style style:name="P121" style:family="paragraph" style:parent-style-name="Standard">
      <style:paragraph-properties fo:break-before="auto" fo:line-height="115%" style:writing-mode="lr-tb"/>
    </style:style>
    <style:style style:name="T121_1" style:family="text"/>
    <style:style style:name="T121_2" style:family="text"/>
    <style:style style:name="T121_3" style:family="text"/>
    <style:style style:name="T121_4" style:family="text"/>
    <style:style style:name="T121_5" style:family="text"/>
    <style:style style:name="T121_6" style:family="text"/>
    <style:style style:name="T121_7" style:family="text"/>
    <style:style style:name="T121_8" style:family="text"/>
    <style:style style:name="T121_9" style:family="text"/>
    <style:style style:name="T121_10" style:family="text"/>
    <style:style style:name="P122" style:family="paragraph" style:parent-style-name="Standard">
      <style:paragraph-properties fo:break-before="auto" fo:line-height="115%" style:writing-mode="lr-tb"/>
    </style:style>
    <style:style style:name="T122_1" style:family="text"/>
    <style:style style:name="T122_2" style:family="text"/>
    <style:style style:name="P123" style:family="paragraph" style:parent-style-name="Standard">
      <style:paragraph-properties fo:break-before="auto" fo:line-height="115%" style:writing-mode="lr-tb"/>
    </style:style>
    <style:style style:name="T123_1" style:family="text"/>
    <style:style style:name="T123_2" style:family="text"/>
    <style:style style:name="T123_3" style:family="text"/>
    <style:style style:name="T123_4" style:family="text"/>
    <style:style style:name="T123_5" style:family="text"/>
    <style:style style:name="T123_6" style:family="text"/>
    <style:style style:name="T123_7" style:family="text"/>
    <style:style style:name="T123_8" style:family="text"/>
    <style:style style:name="T123_9" style:family="text"/>
    <style:style style:name="T123_10" style:family="text"/>
    <style:style style:name="T123_11" style:family="text"/>
    <style:style style:name="T123_12" style:family="text"/>
    <style:style style:name="T123_13" style:family="text"/>
    <style:style style:name="T123_14" style:family="text"/>
    <style:style style:name="T123_15" style:family="text"/>
    <style:style style:name="T123_16" style:family="text"/>
    <style:style style:name="T123_17" style:family="text"/>
    <style:style style:name="T123_18" style:family="text"/>
    <style:style style:name="P124" style:family="paragraph" style:parent-style-name="Standard">
      <style:paragraph-properties fo:break-before="auto" fo:line-height="115%" style:writing-mode="lr-tb"/>
    </style:style>
    <style:style style:name="T124_1" style:family="text"/>
    <style:style style:name="T124_2" style:family="text"/>
    <style:style style:name="T124_3" style:family="text"/>
    <style:style style:name="T124_4" style:family="text"/>
    <style:style style:name="T124_5" style:family="text"/>
    <style:style style:name="T124_6" style:family="text"/>
    <style:style style:name="T124_7" style:family="text"/>
    <style:style style:name="T124_8" style:family="text"/>
    <style:style style:name="T124_9" style:family="text"/>
    <style:style style:name="T124_10" style:family="text"/>
    <style:style style:name="P125" style:family="paragraph" style:parent-style-name="Standard">
      <style:paragraph-properties fo:break-before="auto" fo:line-height="115%" style:writing-mode="lr-tb"/>
    </style:style>
    <style:style style:name="T125_1" style:family="text"/>
    <style:style style:name="T125_2" style:family="text"/>
    <style:style style:name="P126" style:family="paragraph" style:parent-style-name="Standard">
      <style:paragraph-properties fo:break-before="auto" fo:line-height="115%" style:writing-mode="lr-tb"/>
    </style:style>
    <style:style style:name="T126_1" style:family="text"/>
    <style:style style:name="T126_2" style:family="text"/>
    <style:style style:name="T126_3" style:family="text"/>
    <style:style style:name="T126_4" style:family="text"/>
    <style:style style:name="T126_5" style:family="text"/>
    <style:style style:name="T126_6" style:family="text"/>
    <style:style style:name="T126_7" style:family="text"/>
    <style:style style:name="T126_8" style:family="text"/>
    <style:style style:name="T126_9" style:family="text"/>
    <style:style style:name="T126_10" style:family="text"/>
    <style:style style:name="T126_11" style:family="text"/>
    <style:style style:name="T126_12" style:family="text"/>
    <style:style style:name="T126_13" style:family="text"/>
    <style:style style:name="T126_14" style:family="text"/>
    <style:style style:name="T126_15" style:family="text"/>
    <style:style style:name="T126_16" style:family="text"/>
    <style:style style:name="T126_17" style:family="text"/>
    <style:style style:name="T126_18" style:family="text"/>
    <style:style style:name="T126_19" style:family="text"/>
    <style:style style:name="T126_20" style:family="text"/>
    <style:style style:name="P127" style:family="paragraph" style:parent-style-name="Standard">
      <style:paragraph-properties fo:break-before="auto" fo:line-height="115%" style:writing-mode="lr-tb"/>
    </style:style>
    <style:style style:name="T127_1" style:family="text"/>
    <style:style style:name="T127_2" style:family="text"/>
    <style:style style:name="T127_3" style:family="text"/>
    <style:style style:name="T127_4" style:family="text"/>
    <style:style style:name="T127_5" style:family="text"/>
    <style:style style:name="T127_6" style:family="text"/>
    <style:style style:name="T127_7" style:family="text"/>
    <style:style style:name="T127_8" style:family="text"/>
    <style:style style:name="T127_9" style:family="text"/>
    <style:style style:name="T127_10" style:family="text"/>
    <style:style style:name="P128" style:family="paragraph" style:parent-style-name="Standard">
      <style:paragraph-properties fo:break-before="auto" fo:line-height="115%" style:writing-mode="lr-tb"/>
    </style:style>
    <style:style style:name="T128_1" style:family="text"/>
    <style:style style:name="T128_2" style:family="text"/>
    <style:style style:name="P129" style:family="paragraph" style:parent-style-name="Standard">
      <style:paragraph-properties fo:break-before="auto" fo:line-height="115%" style:writing-mode="lr-tb"/>
    </style:style>
    <style:style style:name="T129_1" style:family="text"/>
    <style:style style:name="T129_2" style:family="text"/>
    <style:style style:name="T129_3" style:family="text"/>
    <style:style style:name="T129_4" style:family="text"/>
    <style:style style:name="T129_5" style:family="text"/>
    <style:style style:name="T129_6" style:family="text"/>
    <style:style style:name="T129_7" style:family="text"/>
    <style:style style:name="T129_8" style:family="text"/>
    <style:style style:name="T129_9" style:family="text"/>
    <style:style style:name="T129_10" style:family="text"/>
    <style:style style:name="T129_11" style:family="text"/>
    <style:style style:name="T129_12" style:family="text"/>
    <style:style style:name="T129_13" style:family="text"/>
    <style:style style:name="T129_14" style:family="text"/>
    <style:style style:name="T129_15" style:family="text"/>
    <style:style style:name="T129_16" style:family="text"/>
    <style:style style:name="T129_17" style:family="text"/>
    <style:style style:name="T129_18" style:family="text"/>
    <style:style style:name="P130" style:family="paragraph" style:parent-style-name="Standard">
      <style:paragraph-properties fo:break-before="auto" fo:line-height="115%" style:writing-mode="lr-tb"/>
    </style:style>
    <style:style style:name="T130_1" style:family="text"/>
    <style:style style:name="T130_2" style:family="text"/>
    <style:style style:name="T130_3" style:family="text"/>
    <style:style style:name="T130_4" style:family="text"/>
    <style:style style:name="T130_5" style:family="text"/>
    <style:style style:name="T130_6" style:family="text"/>
    <style:style style:name="T130_7" style:family="text"/>
    <style:style style:name="T130_8" style:family="text"/>
    <style:style style:name="T130_9" style:family="text"/>
    <style:style style:name="T130_10" style:family="text"/>
    <style:style style:name="P131" style:family="paragraph" style:parent-style-name="Standard">
      <style:paragraph-properties fo:break-before="auto" fo:line-height="115%" style:writing-mode="lr-tb"/>
    </style:style>
    <style:style style:name="T131_1" style:family="text"/>
    <style:style style:name="T131_2" style:family="text"/>
    <style:style style:name="P132" style:family="paragraph" style:parent-style-name="Standard">
      <style:paragraph-properties fo:break-before="auto" fo:line-height="115%" style:writing-mode="lr-tb"/>
    </style:style>
    <style:style style:name="T132_1" style:family="text"/>
    <style:style style:name="T132_2" style:family="text"/>
    <style:style style:name="T132_3" style:family="text"/>
    <style:style style:name="T132_4" style:family="text"/>
    <style:style style:name="T132_5" style:family="text"/>
    <style:style style:name="T132_6" style:family="text"/>
    <style:style style:name="T132_7" style:family="text"/>
    <style:style style:name="T132_8" style:family="text"/>
    <style:style style:name="T132_9" style:family="text"/>
    <style:style style:name="T132_10" style:family="text"/>
    <style:style style:name="T132_11" style:family="text"/>
    <style:style style:name="T132_12" style:family="text"/>
    <style:style style:name="T132_13" style:family="text"/>
    <style:style style:name="T132_14" style:family="text"/>
    <style:style style:name="T132_15" style:family="text"/>
    <style:style style:name="T132_16" style:family="text"/>
    <style:style style:name="T132_17" style:family="text"/>
    <style:style style:name="T132_18" style:family="text"/>
    <style:style style:name="T132_19" style:family="text"/>
    <style:style style:name="T132_20" style:family="text"/>
    <style:style style:name="P133" style:family="paragraph" style:parent-style-name="Standard">
      <style:paragraph-properties fo:break-before="auto" fo:line-height="115%" style:writing-mode="lr-tb"/>
    </style:style>
    <style:style style:name="T133_1" style:family="text"/>
    <style:style style:name="T133_2" style:family="text"/>
    <style:style style:name="T133_3" style:family="text"/>
    <style:style style:name="T133_4" style:family="text"/>
    <style:style style:name="T133_5" style:family="text"/>
    <style:style style:name="T133_6" style:family="text"/>
    <style:style style:name="T133_7" style:family="text"/>
    <style:style style:name="T133_8" style:family="text"/>
    <style:style style:name="T133_9" style:family="text"/>
    <style:style style:name="T133_10" style:family="text"/>
    <style:style style:name="P134" style:family="paragraph" style:parent-style-name="Standard">
      <style:paragraph-properties fo:break-before="auto" fo:line-height="115%" style:writing-mode="lr-tb"/>
    </style:style>
    <style:style style:name="T134_1" style:family="text"/>
    <style:style style:name="T134_2" style:family="text"/>
    <style:style style:name="P135" style:family="paragraph" style:parent-style-name="Standard">
      <style:paragraph-properties fo:break-before="auto" fo:line-height="115%" style:writing-mode="lr-tb"/>
    </style:style>
    <style:style style:name="T135_1" style:family="text"/>
    <style:style style:name="T135_2" style:family="text"/>
    <style:style style:name="T135_3" style:family="text"/>
    <style:style style:name="T135_4" style:family="text"/>
    <style:style style:name="T135_5" style:family="text"/>
    <style:style style:name="T135_6" style:family="text"/>
    <style:style style:name="T135_7" style:family="text"/>
    <style:style style:name="T135_8" style:family="text"/>
    <style:style style:name="T135_9" style:family="text"/>
    <style:style style:name="T135_10" style:family="text"/>
    <style:style style:name="T135_11" style:family="text"/>
    <style:style style:name="T135_12" style:family="text"/>
    <style:style style:name="T135_13" style:family="text"/>
    <style:style style:name="T135_14" style:family="text"/>
    <style:style style:name="T135_15" style:family="text"/>
    <style:style style:name="T135_16" style:family="text"/>
    <style:style style:name="T135_17" style:family="text"/>
    <style:style style:name="T135_18" style:family="text"/>
    <style:style style:name="P136" style:family="paragraph" style:parent-style-name="Standard">
      <style:paragraph-properties fo:break-before="auto" fo:line-height="115%" style:writing-mode="lr-tb"/>
    </style:style>
    <style:style style:name="T136_1" style:family="text"/>
    <style:style style:name="T136_2" style:family="text"/>
    <style:style style:name="T136_3" style:family="text"/>
    <style:style style:name="T136_4" style:family="text"/>
    <style:style style:name="T136_5" style:family="text"/>
    <style:style style:name="T136_6" style:family="text"/>
    <style:style style:name="T136_7" style:family="text"/>
    <style:style style:name="T136_8" style:family="text"/>
    <style:style style:name="T136_9" style:family="text"/>
    <style:style style:name="T136_10" style:family="text"/>
    <style:style style:name="P137" style:family="paragraph" style:parent-style-name="Standard">
      <style:paragraph-properties fo:break-before="auto" fo:line-height="115%" style:writing-mode="lr-tb"/>
    </style:style>
    <style:style style:name="T137_1" style:family="text"/>
    <style:style style:name="T137_2" style:family="text"/>
    <style:style style:name="P138" style:family="paragraph" style:parent-style-name="Standard">
      <style:paragraph-properties fo:break-before="auto" fo:line-height="115%" style:writing-mode="lr-tb"/>
    </style:style>
    <style:style style:name="T138_1" style:family="text"/>
    <style:style style:name="T138_2" style:family="text"/>
    <style:style style:name="T138_3" style:family="text"/>
    <style:style style:name="T138_4" style:family="text"/>
    <style:style style:name="T138_5" style:family="text"/>
    <style:style style:name="T138_6" style:family="text"/>
    <style:style style:name="T138_7" style:family="text"/>
    <style:style style:name="T138_8" style:family="text"/>
    <style:style style:name="T138_9" style:family="text"/>
    <style:style style:name="T138_10" style:family="text"/>
    <style:style style:name="T138_11" style:family="text"/>
    <style:style style:name="T138_12" style:family="text"/>
    <style:style style:name="T138_13" style:family="text"/>
    <style:style style:name="T138_14" style:family="text"/>
    <style:style style:name="T138_15" style:family="text"/>
    <style:style style:name="T138_16" style:family="text"/>
    <style:style style:name="T138_17" style:family="text"/>
    <style:style style:name="T138_18" style:family="text"/>
    <style:style style:name="P139" style:family="paragraph" style:parent-style-name="Standard">
      <style:paragraph-properties fo:break-before="auto" fo:line-height="115%" style:writing-mode="lr-tb"/>
    </style:style>
    <style:style style:name="T139_1" style:family="text"/>
    <style:style style:name="T139_2" style:family="text"/>
    <style:style style:name="T139_3" style:family="text"/>
    <style:style style:name="T139_4" style:family="text"/>
    <style:style style:name="T139_5" style:family="text"/>
    <style:style style:name="T139_6" style:family="text"/>
    <style:style style:name="T139_7" style:family="text"/>
    <style:style style:name="T139_8" style:family="text"/>
    <style:style style:name="T139_9" style:family="text"/>
    <style:style style:name="T139_10" style:family="text"/>
    <style:style style:name="P140" style:family="paragraph" style:parent-style-name="Standard">
      <style:paragraph-properties fo:break-before="auto" fo:line-height="115%" style:writing-mode="lr-tb"/>
    </style:style>
    <style:style style:name="T140_1" style:family="text"/>
    <style:style style:name="T140_2" style:family="text"/>
    <style:style style:name="P141" style:family="paragraph" style:parent-style-name="Standard">
      <style:paragraph-properties fo:break-before="auto" fo:line-height="115%" style:writing-mode="lr-tb"/>
    </style:style>
    <style:style style:name="T141_1" style:family="text"/>
    <style:style style:name="T141_2" style:family="text"/>
    <style:style style:name="T141_3" style:family="text"/>
    <style:style style:name="T141_4" style:family="text"/>
    <style:style style:name="T141_5" style:family="text"/>
    <style:style style:name="T141_6" style:family="text"/>
    <style:style style:name="T141_7" style:family="text"/>
    <style:style style:name="T141_8" style:family="text"/>
    <style:style style:name="T141_9" style:family="text"/>
    <style:style style:name="T141_10" style:family="text"/>
    <style:style style:name="T141_11" style:family="text"/>
    <style:style style:name="T141_12" style:family="text"/>
    <style:style style:name="T141_13" style:family="text"/>
    <style:style style:name="T141_14" style:family="text"/>
    <style:style style:name="T141_15" style:family="text"/>
    <style:style style:name="T141_16" style:family="text"/>
    <style:style style:name="T141_17" style:family="text"/>
    <style:style style:name="T141_18" style:family="text"/>
    <style:style style:name="P142" style:family="paragraph" style:parent-style-name="Standard">
      <style:paragraph-properties fo:break-before="auto" fo:line-height="115%" style:writing-mode="lr-tb"/>
    </style:style>
    <style:style style:name="T142_1" style:family="text"/>
    <style:style style:name="T142_2" style:family="text"/>
    <style:style style:name="T142_3" style:family="text"/>
    <style:style style:name="T142_4" style:family="text"/>
    <style:style style:name="T142_5" style:family="text"/>
    <style:style style:name="T142_6" style:family="text"/>
    <style:style style:name="T142_7" style:family="text"/>
    <style:style style:name="T142_8" style:family="text"/>
    <style:style style:name="T142_9" style:family="text"/>
    <style:style style:name="T142_10" style:family="text"/>
    <style:style style:name="P143" style:family="paragraph" style:parent-style-name="Standard">
      <style:paragraph-properties fo:break-before="auto" fo:line-height="115%" style:writing-mode="lr-tb"/>
    </style:style>
    <style:style style:name="T143_1" style:family="text"/>
    <style:style style:name="T143_2" style:family="text"/>
    <style:style style:name="P144" style:family="paragraph" style:parent-style-name="Standard">
      <style:paragraph-properties fo:break-before="auto" fo:line-height="115%" style:writing-mode="lr-tb"/>
    </style:style>
    <style:style style:name="T144_1" style:family="text"/>
    <style:style style:name="T144_2" style:family="text"/>
    <style:style style:name="T144_3" style:family="text"/>
    <style:style style:name="T144_4" style:family="text"/>
    <style:style style:name="T144_5" style:family="text"/>
    <style:style style:name="T144_6" style:family="text"/>
    <style:style style:name="T144_7" style:family="text"/>
    <style:style style:name="T144_8" style:family="text"/>
    <style:style style:name="T144_9" style:family="text"/>
    <style:style style:name="T144_10" style:family="text"/>
    <style:style style:name="T144_11" style:family="text"/>
    <style:style style:name="T144_12" style:family="text"/>
    <style:style style:name="T144_13" style:family="text"/>
    <style:style style:name="T144_14" style:family="text"/>
    <style:style style:name="T144_15" style:family="text"/>
    <style:style style:name="T144_16" style:family="text"/>
    <style:style style:name="T144_17" style:family="text"/>
    <style:style style:name="T144_18" style:family="text"/>
    <style:style style:name="T144_19" style:family="text"/>
    <style:style style:name="T144_20" style:family="text"/>
    <style:style style:name="P145" style:family="paragraph" style:parent-style-name="Standard">
      <style:paragraph-properties fo:break-before="auto" fo:line-height="115%" style:writing-mode="lr-tb"/>
    </style:style>
    <style:style style:name="T145_1" style:family="text"/>
    <style:style style:name="T145_2" style:family="text"/>
    <style:style style:name="T145_3" style:family="text"/>
    <style:style style:name="T145_4" style:family="text"/>
    <style:style style:name="T145_5" style:family="text"/>
    <style:style style:name="T145_6" style:family="text"/>
    <style:style style:name="T145_7" style:family="text"/>
    <style:style style:name="T145_8" style:family="text"/>
    <style:style style:name="T145_9" style:family="text"/>
    <style:style style:name="T145_10" style:family="text"/>
    <style:style style:name="P146" style:family="paragraph" style:parent-style-name="Standard">
      <style:paragraph-properties fo:break-before="auto" fo:line-height="115%" style:writing-mode="lr-tb"/>
    </style:style>
    <style:style style:name="T146_1" style:family="text"/>
    <style:style style:name="T146_2" style:family="text"/>
    <style:style style:name="P147" style:family="paragraph" style:parent-style-name="Standard">
      <style:paragraph-properties fo:break-before="auto" fo:line-height="115%" style:writing-mode="lr-tb"/>
    </style:style>
    <style:style style:name="T147_1" style:family="text"/>
    <style:style style:name="T147_2" style:family="text"/>
    <style:style style:name="T147_3" style:family="text"/>
    <style:style style:name="T147_4" style:family="text"/>
    <style:style style:name="T147_5" style:family="text"/>
    <style:style style:name="T147_6" style:family="text"/>
    <style:style style:name="T147_7" style:family="text"/>
    <style:style style:name="T147_8" style:family="text"/>
    <style:style style:name="T147_9" style:family="text"/>
    <style:style style:name="T147_10" style:family="text"/>
    <style:style style:name="T147_11" style:family="text"/>
    <style:style style:name="T147_12" style:family="text"/>
    <style:style style:name="T147_13" style:family="text"/>
    <style:style style:name="T147_14" style:family="text"/>
    <style:style style:name="T147_15" style:family="text"/>
    <style:style style:name="T147_16" style:family="text"/>
    <style:style style:name="T147_17" style:family="text"/>
    <style:style style:name="T147_18" style:family="text"/>
    <style:style style:name="T147_19" style:family="text"/>
    <style:style style:name="T147_20" style:family="text"/>
    <style:style style:name="P148" style:family="paragraph" style:parent-style-name="Standard">
      <style:paragraph-properties fo:break-before="auto" fo:line-height="115%" style:writing-mode="lr-tb"/>
    </style:style>
    <style:style style:name="T148_1" style:family="text"/>
    <style:style style:name="T148_2" style:family="text"/>
    <style:style style:name="T148_3" style:family="text"/>
    <style:style style:name="T148_4" style:family="text"/>
    <style:style style:name="T148_5" style:family="text"/>
    <style:style style:name="T148_6" style:family="text"/>
    <style:style style:name="T148_7" style:family="text"/>
    <style:style style:name="T148_8" style:family="text"/>
    <style:style style:name="T148_9" style:family="text"/>
    <style:style style:name="T148_10" style:family="text"/>
    <style:style style:name="P149" style:family="paragraph" style:parent-style-name="Standard">
      <style:paragraph-properties fo:break-before="auto" fo:line-height="115%" style:writing-mode="lr-tb"/>
    </style:style>
    <style:style style:name="T149_1" style:family="text"/>
    <style:style style:name="T149_2" style:family="text"/>
    <style:style style:name="P150" style:family="paragraph" style:parent-style-name="Standard">
      <style:paragraph-properties fo:break-before="auto" fo:line-height="115%" style:writing-mode="lr-tb"/>
    </style:style>
    <style:style style:name="T150_1" style:family="text"/>
    <style:style style:name="T150_2" style:family="text"/>
    <style:style style:name="T150_3" style:family="text"/>
    <style:style style:name="T150_4" style:family="text"/>
    <style:style style:name="T150_5" style:family="text"/>
    <style:style style:name="T150_6" style:family="text"/>
    <style:style style:name="T150_7" style:family="text"/>
    <style:style style:name="T150_8" style:family="text"/>
    <style:style style:name="T150_9" style:family="text"/>
    <style:style style:name="T150_10" style:family="text"/>
    <style:style style:name="T150_11" style:family="text"/>
    <style:style style:name="T150_12" style:family="text"/>
    <style:style style:name="T150_13" style:family="text"/>
    <style:style style:name="T150_14" style:family="text"/>
    <style:style style:name="T150_15" style:family="text"/>
    <style:style style:name="T150_16" style:family="text"/>
    <style:style style:name="T150_17" style:family="text"/>
    <style:style style:name="T150_18" style:family="text"/>
    <style:style style:name="P151" style:family="paragraph" style:parent-style-name="Standard">
      <style:paragraph-properties fo:break-before="auto" fo:line-height="115%" style:writing-mode="lr-tb"/>
    </style:style>
    <style:style style:name="T151_1" style:family="text"/>
    <style:style style:name="T151_2" style:family="text"/>
    <style:style style:name="T151_3" style:family="text"/>
    <style:style style:name="T151_4" style:family="text"/>
    <style:style style:name="T151_5" style:family="text"/>
    <style:style style:name="T151_6" style:family="text"/>
    <style:style style:name="T151_7" style:family="text"/>
    <style:style style:name="T151_8" style:family="text"/>
    <style:style style:name="T151_9" style:family="text"/>
    <style:style style:name="T151_10" style:family="text"/>
    <style:style style:name="P152" style:family="paragraph" style:parent-style-name="Standard">
      <style:paragraph-properties fo:break-before="auto" fo:line-height="115%" style:writing-mode="lr-tb"/>
    </style:style>
    <style:style style:name="T152_1" style:family="text"/>
    <style:style style:name="T152_2" style:family="text"/>
    <style:style style:name="P153" style:family="paragraph" style:parent-style-name="Standard">
      <style:paragraph-properties fo:break-before="auto" fo:line-height="115%" style:writing-mode="lr-tb"/>
    </style:style>
    <style:style style:name="T153_1" style:family="text"/>
    <style:style style:name="T153_2" style:family="text"/>
    <style:style style:name="T153_3" style:family="text"/>
    <style:style style:name="T153_4" style:family="text"/>
    <style:style style:name="T153_5" style:family="text"/>
    <style:style style:name="T153_6" style:family="text"/>
    <style:style style:name="T153_7" style:family="text"/>
    <style:style style:name="T153_8" style:family="text"/>
    <style:style style:name="T153_9" style:family="text"/>
    <style:style style:name="T153_10" style:family="text"/>
    <style:style style:name="T153_11" style:family="text"/>
    <style:style style:name="T153_12" style:family="text"/>
    <style:style style:name="T153_13" style:family="text"/>
    <style:style style:name="T153_14" style:family="text"/>
    <style:style style:name="T153_15" style:family="text"/>
    <style:style style:name="T153_16" style:family="text"/>
    <style:style style:name="T153_17" style:family="text"/>
    <style:style style:name="T153_18" style:family="text"/>
    <style:style style:name="T153_19" style:family="text"/>
    <style:style style:name="T153_20" style:family="text"/>
    <style:style style:name="P154" style:family="paragraph" style:parent-style-name="Standard">
      <style:paragraph-properties fo:break-before="auto" fo:line-height="115%" style:writing-mode="lr-tb"/>
    </style:style>
    <style:style style:name="T154_1" style:family="text"/>
    <style:style style:name="T154_2" style:family="text"/>
    <style:style style:name="T154_3" style:family="text"/>
    <style:style style:name="T154_4" style:family="text"/>
    <style:style style:name="T154_5" style:family="text"/>
    <style:style style:name="T154_6" style:family="text"/>
    <style:style style:name="T154_7" style:family="text"/>
    <style:style style:name="T154_8" style:family="text"/>
    <style:style style:name="T154_9" style:family="text"/>
    <style:style style:name="T154_10" style:family="text"/>
    <style:style style:name="P155" style:family="paragraph" style:parent-style-name="Standard">
      <style:paragraph-properties fo:break-before="auto" fo:line-height="115%" style:writing-mode="lr-tb"/>
    </style:style>
    <style:style style:name="T155_1" style:family="text"/>
    <style:style style:name="T155_2" style:family="text"/>
    <style:style style:name="P156" style:family="paragraph" style:parent-style-name="Standard">
      <style:paragraph-properties fo:break-before="auto" fo:line-height="115%" style:writing-mode="lr-tb"/>
    </style:style>
    <style:style style:name="T156_1" style:family="text"/>
    <style:style style:name="T156_2" style:family="text"/>
    <style:style style:name="T156_3" style:family="text"/>
    <style:style style:name="T156_4" style:family="text"/>
    <style:style style:name="T156_5" style:family="text"/>
    <style:style style:name="T156_6" style:family="text"/>
    <style:style style:name="T156_7" style:family="text"/>
    <style:style style:name="T156_8" style:family="text"/>
    <style:style style:name="T156_9" style:family="text"/>
    <style:style style:name="T156_10" style:family="text"/>
    <style:style style:name="T156_11" style:family="text"/>
    <style:style style:name="T156_12" style:family="text"/>
    <style:style style:name="T156_13" style:family="text"/>
    <style:style style:name="T156_14" style:family="text"/>
    <style:style style:name="T156_15" style:family="text"/>
    <style:style style:name="T156_16" style:family="text"/>
    <style:style style:name="T156_17" style:family="text"/>
    <style:style style:name="T156_18" style:family="text"/>
    <style:style style:name="T156_19" style:family="text"/>
    <style:style style:name="T156_20" style:family="text"/>
    <style:style style:name="P157" style:family="paragraph" style:parent-style-name="Standard">
      <style:paragraph-properties fo:break-before="auto" fo:line-height="115%" style:writing-mode="lr-tb"/>
    </style:style>
    <style:style style:name="T157_1" style:family="text"/>
    <style:style style:name="T157_2" style:family="text"/>
    <style:style style:name="T157_3" style:family="text"/>
    <style:style style:name="T157_4" style:family="text"/>
    <style:style style:name="T157_5" style:family="text"/>
    <style:style style:name="T157_6" style:family="text"/>
    <style:style style:name="T157_7" style:family="text"/>
    <style:style style:name="T157_8" style:family="text"/>
    <style:style style:name="T157_9" style:family="text"/>
    <style:style style:name="T157_10" style:family="text"/>
    <style:style style:name="P158" style:family="paragraph" style:parent-style-name="Standard">
      <style:paragraph-properties fo:break-before="auto" fo:line-height="115%" style:writing-mode="lr-tb"/>
    </style:style>
    <style:style style:name="T158_1" style:family="text"/>
    <style:style style:name="T158_2" style:family="text"/>
    <style:style style:name="P159" style:family="paragraph" style:parent-style-name="Standard">
      <style:paragraph-properties fo:break-before="auto" fo:line-height="115%" style:writing-mode="lr-tb"/>
    </style:style>
    <style:style style:name="T159_1" style:family="text"/>
    <style:style style:name="T159_2" style:family="text"/>
    <style:style style:name="T159_3" style:family="text"/>
    <style:style style:name="T159_4" style:family="text"/>
    <style:style style:name="T159_5" style:family="text"/>
    <style:style style:name="T159_6" style:family="text"/>
    <style:style style:name="T159_7" style:family="text"/>
    <style:style style:name="T159_8" style:family="text"/>
    <style:style style:name="T159_9" style:family="text"/>
    <style:style style:name="T159_10" style:family="text"/>
    <style:style style:name="T159_11" style:family="text"/>
    <style:style style:name="T159_12" style:family="text"/>
    <style:style style:name="T159_13" style:family="text"/>
    <style:style style:name="T159_14" style:family="text"/>
    <style:style style:name="T159_15" style:family="text"/>
    <style:style style:name="T159_16" style:family="text"/>
    <style:style style:name="T159_17" style:family="text"/>
    <style:style style:name="T159_18" style:family="text"/>
    <style:style style:name="P160" style:family="paragraph" style:parent-style-name="Standard">
      <style:paragraph-properties fo:break-before="auto" fo:line-height="115%" style:writing-mode="lr-tb"/>
    </style:style>
    <style:style style:name="T160_1" style:family="text"/>
    <style:style style:name="T160_2" style:family="text"/>
    <style:style style:name="T160_3" style:family="text"/>
    <style:style style:name="T160_4" style:family="text"/>
    <style:style style:name="T160_5" style:family="text"/>
    <style:style style:name="T160_6" style:family="text"/>
    <style:style style:name="T160_7" style:family="text"/>
    <style:style style:name="T160_8" style:family="text"/>
    <style:style style:name="T160_9" style:family="text"/>
    <style:style style:name="T160_10" style:family="text"/>
    <style:style style:name="P161" style:family="paragraph" style:parent-style-name="Standard">
      <style:paragraph-properties fo:break-before="auto" fo:line-height="115%" style:writing-mode="lr-tb"/>
    </style:style>
    <style:style style:name="T161_1" style:family="text"/>
    <style:style style:name="T161_2" style:family="text"/>
    <style:style style:name="P162" style:family="paragraph" style:parent-style-name="Standard">
      <style:paragraph-properties fo:break-before="auto" fo:line-height="115%" style:writing-mode="lr-tb"/>
    </style:style>
    <style:style style:name="T162_1" style:family="text"/>
    <style:style style:name="T162_2" style:family="text"/>
    <style:style style:name="T162_3" style:family="text"/>
    <style:style style:name="T162_4" style:family="text"/>
    <style:style style:name="T162_5" style:family="text"/>
    <style:style style:name="T162_6" style:family="text"/>
    <style:style style:name="T162_7" style:family="text"/>
    <style:style style:name="T162_8" style:family="text"/>
    <style:style style:name="T162_9" style:family="text"/>
    <style:style style:name="T162_10" style:family="text"/>
    <style:style style:name="T162_11" style:family="text"/>
    <style:style style:name="T162_12" style:family="text"/>
    <style:style style:name="T162_13" style:family="text"/>
    <style:style style:name="T162_14" style:family="text"/>
    <style:style style:name="T162_15" style:family="text"/>
    <style:style style:name="T162_16" style:family="text"/>
    <style:style style:name="T162_17" style:family="text"/>
    <style:style style:name="T162_18" style:family="text"/>
    <style:style style:name="T162_19" style:family="text"/>
    <style:style style:name="T162_20" style:family="text"/>
    <style:style style:name="P163" style:family="paragraph" style:parent-style-name="Standard">
      <style:paragraph-properties fo:break-before="auto" fo:line-height="115%" style:writing-mode="lr-tb"/>
    </style:style>
    <style:style style:name="T163_1" style:family="text"/>
    <style:style style:name="T163_2" style:family="text"/>
    <style:style style:name="T163_3" style:family="text"/>
    <style:style style:name="T163_4" style:family="text"/>
    <style:style style:name="T163_5" style:family="text"/>
    <style:style style:name="T163_6" style:family="text"/>
    <style:style style:name="T163_7" style:family="text"/>
    <style:style style:name="T163_8" style:family="text"/>
    <style:style style:name="T163_9" style:family="text"/>
    <style:style style:name="T163_10" style:family="text"/>
    <style:style style:name="P164" style:family="paragraph" style:parent-style-name="Standard">
      <style:paragraph-properties fo:break-before="auto" fo:line-height="115%" style:writing-mode="lr-tb"/>
    </style:style>
    <style:style style:name="T164_1" style:family="text"/>
    <style:style style:name="T164_2" style:family="text"/>
    <style:style style:name="P165" style:family="paragraph" style:parent-style-name="Standard">
      <style:paragraph-properties fo:break-before="auto" fo:line-height="115%" style:writing-mode="lr-tb"/>
    </style:style>
    <style:style style:name="T165_1" style:family="text"/>
    <style:style style:name="T165_2" style:family="text"/>
    <style:style style:name="T165_3" style:family="text"/>
    <style:style style:name="T165_4" style:family="text"/>
    <style:style style:name="T165_5" style:family="text"/>
    <style:style style:name="T165_6" style:family="text"/>
    <style:style style:name="T165_7" style:family="text"/>
    <style:style style:name="T165_8" style:family="text"/>
    <style:style style:name="T165_9" style:family="text"/>
    <style:style style:name="T165_10" style:family="text"/>
    <style:style style:name="T165_11" style:family="text"/>
    <style:style style:name="T165_12" style:family="text"/>
    <style:style style:name="T165_13" style:family="text"/>
    <style:style style:name="T165_14" style:family="text"/>
    <style:style style:name="T165_15" style:family="text"/>
    <style:style style:name="T165_16" style:family="text"/>
    <style:style style:name="T165_17" style:family="text"/>
    <style:style style:name="T165_18" style:family="text"/>
    <style:style style:name="T165_19" style:family="text"/>
    <style:style style:name="T165_20" style:family="text"/>
    <style:style style:name="P166" style:family="paragraph" style:parent-style-name="Standard">
      <style:paragraph-properties fo:break-before="auto" fo:line-height="115%" style:writing-mode="lr-tb"/>
    </style:style>
    <style:style style:name="T166_1" style:family="text"/>
    <style:style style:name="T166_2" style:family="text"/>
    <style:style style:name="T166_3" style:family="text"/>
    <style:style style:name="T166_4" style:family="text"/>
    <style:style style:name="T166_5" style:family="text"/>
    <style:style style:name="T166_6" style:family="text"/>
    <style:style style:name="T166_7" style:family="text"/>
    <style:style style:name="T166_8" style:family="text"/>
    <style:style style:name="T166_9" style:family="text"/>
    <style:style style:name="T166_10" style:family="text"/>
    <style:style style:name="P167" style:family="paragraph" style:parent-style-name="Standard">
      <style:paragraph-properties fo:break-before="auto" fo:line-height="115%" style:writing-mode="lr-tb"/>
    </style:style>
    <style:style style:name="T167_1" style:family="text"/>
    <style:style style:name="T167_2" style:family="text"/>
    <style:style style:name="P168" style:family="paragraph" style:parent-style-name="Standard">
      <style:paragraph-properties fo:break-before="auto" fo:line-height="115%" style:writing-mode="lr-tb"/>
    </style:style>
    <style:style style:name="T168_1" style:family="text"/>
    <style:style style:name="T168_2" style:family="text"/>
    <style:style style:name="T168_3" style:family="text"/>
    <style:style style:name="T168_4" style:family="text"/>
    <style:style style:name="T168_5" style:family="text"/>
    <style:style style:name="T168_6" style:family="text"/>
    <style:style style:name="T168_7" style:family="text"/>
    <style:style style:name="T168_8" style:family="text"/>
    <style:style style:name="T168_9" style:family="text"/>
    <style:style style:name="T168_10" style:family="text"/>
    <style:style style:name="T168_11" style:family="text"/>
    <style:style style:name="T168_12" style:family="text"/>
    <style:style style:name="T168_13" style:family="text"/>
    <style:style style:name="T168_14" style:family="text"/>
    <style:style style:name="T168_15" style:family="text"/>
    <style:style style:name="T168_16" style:family="text"/>
    <style:style style:name="T168_17" style:family="text"/>
    <style:style style:name="T168_18" style:family="text"/>
    <style:style style:name="P169" style:family="paragraph" style:parent-style-name="Standard">
      <style:paragraph-properties fo:break-before="auto" fo:line-height="115%" style:writing-mode="lr-tb"/>
    </style:style>
    <style:style style:name="T169_1" style:family="text"/>
    <style:style style:name="T169_2" style:family="text"/>
    <style:style style:name="T169_3" style:family="text"/>
    <style:style style:name="T169_4" style:family="text"/>
    <style:style style:name="T169_5" style:family="text"/>
    <style:style style:name="T169_6" style:family="text"/>
    <style:style style:name="T169_7" style:family="text"/>
    <style:style style:name="T169_8" style:family="text"/>
    <style:style style:name="T169_9" style:family="text"/>
    <style:style style:name="T169_10" style:family="text"/>
    <style:style style:name="P170" style:family="paragraph" style:parent-style-name="Standard">
      <style:paragraph-properties fo:break-before="auto" fo:line-height="115%" style:writing-mode="lr-tb"/>
    </style:style>
    <style:style style:name="T170_1" style:family="text"/>
    <style:style style:name="T170_2" style:family="text"/>
    <style:style style:name="P171" style:family="paragraph" style:parent-style-name="Standard">
      <style:paragraph-properties fo:break-before="auto" fo:line-height="115%" style:writing-mode="lr-tb"/>
    </style:style>
    <style:style style:name="T171_1" style:family="text"/>
    <style:style style:name="T171_2" style:family="text"/>
    <style:style style:name="T171_3" style:family="text"/>
    <style:style style:name="T171_4" style:family="text"/>
    <style:style style:name="T171_5" style:family="text"/>
    <style:style style:name="T171_6" style:family="text"/>
    <style:style style:name="T171_7" style:family="text"/>
    <style:style style:name="T171_8" style:family="text"/>
    <style:style style:name="T171_9" style:family="text"/>
    <style:style style:name="T171_10" style:family="text"/>
    <style:style style:name="T171_11" style:family="text"/>
    <style:style style:name="T171_12" style:family="text"/>
    <style:style style:name="T171_13" style:family="text"/>
    <style:style style:name="T171_14" style:family="text"/>
    <style:style style:name="T171_15" style:family="text"/>
    <style:style style:name="T171_16" style:family="text"/>
    <style:style style:name="T171_17" style:family="text"/>
    <style:style style:name="T171_18" style:family="text"/>
    <style:style style:name="T171_19" style:family="text"/>
    <style:style style:name="T171_20" style:family="text"/>
    <style:style style:name="P172" style:family="paragraph" style:parent-style-name="Standard">
      <style:paragraph-properties fo:break-before="auto" fo:line-height="115%" style:writing-mode="lr-tb"/>
    </style:style>
    <style:style style:name="T172_1" style:family="text"/>
    <style:style style:name="T172_2" style:family="text"/>
    <style:style style:name="T172_3" style:family="text"/>
    <style:style style:name="T172_4" style:family="text"/>
    <style:style style:name="T172_5" style:family="text"/>
    <style:style style:name="T172_6" style:family="text"/>
    <style:style style:name="T172_7" style:family="text"/>
    <style:style style:name="T172_8" style:family="text"/>
    <style:style style:name="T172_9" style:family="text"/>
    <style:style style:name="T172_10" style:family="text"/>
    <style:style style:name="P173" style:family="paragraph" style:parent-style-name="Standard">
      <style:paragraph-properties fo:break-before="auto" fo:line-height="115%" style:writing-mode="lr-tb"/>
    </style:style>
    <style:style style:name="T173_1" style:family="text"/>
    <style:style style:name="T173_2" style:family="text"/>
    <style:style style:name="P174" style:family="paragraph" style:parent-style-name="Standard">
      <style:paragraph-properties fo:break-before="auto" fo:line-height="115%" style:writing-mode="lr-tb"/>
    </style:style>
    <style:style style:name="T174_1" style:family="text"/>
    <style:style style:name="T174_2" style:family="text"/>
    <style:style style:name="T174_3" style:family="text"/>
    <style:style style:name="T174_4" style:family="text"/>
    <style:style style:name="T174_5" style:family="text"/>
    <style:style style:name="T174_6" style:family="text"/>
    <style:style style:name="T174_7" style:family="text"/>
    <style:style style:name="T174_8" style:family="text"/>
    <style:style style:name="T174_9" style:family="text"/>
    <style:style style:name="T174_10" style:family="text"/>
    <style:style style:name="T174_11" style:family="text"/>
    <style:style style:name="T174_12" style:family="text"/>
    <style:style style:name="T174_13" style:family="text"/>
    <style:style style:name="T174_14" style:family="text"/>
    <style:style style:name="T174_15" style:family="text"/>
    <style:style style:name="T174_16" style:family="text"/>
    <style:style style:name="T174_17" style:family="text"/>
    <style:style style:name="T174_18" style:family="text"/>
    <style:style style:name="T174_19" style:family="text"/>
    <style:style style:name="T174_20" style:family="text"/>
    <style:style style:name="P175" style:family="paragraph" style:parent-style-name="Standard">
      <style:paragraph-properties fo:break-before="auto" fo:line-height="115%" style:writing-mode="lr-tb"/>
    </style:style>
    <style:style style:name="T175_1" style:family="text"/>
    <style:style style:name="T175_2" style:family="text"/>
    <style:style style:name="T175_3" style:family="text"/>
    <style:style style:name="T175_4" style:family="text"/>
    <style:style style:name="T175_5" style:family="text"/>
    <style:style style:name="T175_6" style:family="text"/>
    <style:style style:name="T175_7" style:family="text"/>
    <style:style style:name="T175_8" style:family="text"/>
    <style:style style:name="T175_9" style:family="text"/>
    <style:style style:name="T175_10" style:family="text"/>
    <style:style style:name="P176" style:family="paragraph" style:parent-style-name="Standard">
      <style:paragraph-properties fo:break-before="auto" fo:line-height="115%" style:writing-mode="lr-tb"/>
    </style:style>
    <style:style style:name="T176_1" style:family="text"/>
    <style:style style:name="T176_2" style:family="text"/>
    <style:style style:name="P177" style:family="paragraph" style:parent-style-name="Standard">
      <style:paragraph-properties fo:break-before="auto" fo:line-height="115%" style:writing-mode="lr-tb"/>
    </style:style>
    <style:style style:name="P178" style:family="paragraph" style:parent-style-name="Standard">
      <style:paragraph-properties fo:break-before="auto" fo:line-height="115%" style:writing-mode="lr-tb"/>
    </style:style>
    <style:style style:name="T178_1" style:family="text"/>
    <style:style style:name="T178_2" style:family="text"/>
    <style:style style:name="T178_3" style:family="text"/>
    <style:style style:name="T178_4" style:family="text"/>
    <style:style style:name="T178_5" style:family="text"/>
    <style:style style:name="T178_6" style:family="text"/>
    <style:style style:name="T178_7" style:family="text"/>
    <style:style style:name="T178_8" style:family="text"/>
    <style:style style:name="T178_9" style:family="text"/>
    <style:style style:name="T178_10" style:family="text"/>
    <style:style style:name="T178_11" style:family="text"/>
    <style:style style:name="T178_12" style:family="text"/>
    <style:style style:name="P179" style:family="paragraph" style:parent-style-name="Standard">
      <style:paragraph-properties fo:break-before="auto" fo:line-height="115%" style:writing-mode="lr-tb"/>
    </style:style>
    <style:style style:name="T179_1" style:family="text"/>
    <style:style style:name="P180" style:family="paragraph" style:parent-style-name="Standard">
      <style:paragraph-properties fo:break-before="auto" fo:line-height="115%" style:writing-mode="lr-tb"/>
    </style:style>
    <style:style style:name="T180_1" style:family="text"/>
    <style:style style:name="T180_2" style:family="text"/>
    <style:style style:name="T180_3" style:family="text"/>
    <style:style style:name="T180_4" style:family="text"/>
    <style:style style:name="T180_5" style:family="text"/>
    <style:style style:name="T180_6" style:family="text"/>
    <style:style style:name="T180_7" style:family="text"/>
    <style:style style:name="T180_8" style:family="text"/>
    <style:style style:name="T180_9" style:family="text"/>
    <style:style style:name="T180_10" style:family="text"/>
    <style:style style:name="T180_11" style:family="text"/>
    <style:style style:name="T180_12" style:family="text"/>
    <style:style style:name="P181" style:family="paragraph" style:parent-style-name="Standard">
      <style:paragraph-properties fo:break-before="auto" fo:line-height="115%" style:writing-mode="lr-tb"/>
    </style:style>
    <style:style style:name="T181_1" style:family="text"/>
    <style:style style:name="T181_2" style:family="text"/>
    <style:style style:name="T181_3" style:family="text"/>
    <style:style style:name="T181_4" style:family="text"/>
    <style:style style:name="T181_5" style:family="text"/>
    <style:style style:name="P182" style:family="paragraph" style:parent-style-name="Standard">
      <style:paragraph-properties fo:break-before="auto" fo:line-height="115%" style:writing-mode="lr-tb"/>
    </style:style>
    <style:style style:name="T182_1" style:family="text"/>
    <style:style style:name="T182_2" style:family="text"/>
    <style:style style:name="P183" style:family="paragraph" style:parent-style-name="Standard">
      <style:paragraph-properties fo:break-before="auto" fo:line-height="115%" style:writing-mode="lr-tb"/>
    </style:style>
    <style:style style:name="T183_1" style:family="text"/>
    <style:style style:name="T183_2" style:family="text"/>
    <style:style style:name="T183_3" style:family="text"/>
    <style:style style:name="T183_4" style:family="text"/>
    <style:style style:name="T183_5" style:family="text"/>
    <style:style style:name="T183_6" style:family="text"/>
    <style:style style:name="T183_7" style:family="text"/>
    <style:style style:name="T183_8" style:family="text"/>
    <style:style style:name="T183_9" style:family="text"/>
    <style:style style:name="T183_10" style:family="text"/>
    <style:style style:name="T183_11" style:family="text"/>
    <style:style style:name="T183_12" style:family="text"/>
    <style:style style:name="T183_13" style:family="text"/>
    <style:style style:name="T183_14" style:family="text"/>
    <style:style style:name="P184" style:family="paragraph" style:parent-style-name="Standard">
      <style:paragraph-properties fo:break-before="auto" fo:line-height="115%" style:writing-mode="lr-tb"/>
    </style:style>
    <style:style style:name="T184_1" style:family="text"/>
    <style:style style:name="T184_2" style:family="text"/>
    <style:style style:name="T184_3" style:family="text"/>
    <style:style style:name="T184_4" style:family="text"/>
    <style:style style:name="T184_5" style:family="text"/>
    <style:style style:name="T184_6" style:family="text"/>
    <style:style style:name="T184_7" style:family="text"/>
    <style:style style:name="T184_8" style:family="text"/>
    <style:style style:name="T184_9" style:family="text"/>
    <style:style style:name="T184_10" style:family="text"/>
    <style:style style:name="T184_11" style:family="text"/>
    <style:style style:name="T184_12" style:family="text"/>
    <style:style style:name="T184_13" style:family="text"/>
    <style:style style:name="T184_14" style:family="text"/>
    <style:style style:name="T184_15" style:family="text"/>
    <style:style style:name="T184_16" style:family="text"/>
    <style:style style:name="P185" style:family="paragraph" style:parent-style-name="Standard">
      <style:paragraph-properties fo:break-before="auto" fo:line-height="115%" style:writing-mode="lr-tb"/>
    </style:style>
    <style:style style:name="T185_1" style:family="text"/>
    <style:style style:name="T185_2" style:family="text"/>
    <style:style style:name="T185_3" style:family="text"/>
    <style:style style:name="T185_4" style:family="text"/>
    <style:style style:name="T185_5" style:family="text"/>
    <style:style style:name="T185_6" style:family="text"/>
    <style:style style:name="T185_7" style:family="text"/>
    <style:style style:name="T185_8" style:family="text"/>
    <style:style style:name="T185_9" style:family="text"/>
    <style:style style:name="T185_10" style:family="text"/>
    <style:style style:name="P186" style:family="paragraph" style:parent-style-name="Standard">
      <style:paragraph-properties fo:break-before="auto" fo:line-height="115%" style:writing-mode="lr-tb"/>
    </style:style>
    <style:style style:name="T186_1" style:family="text"/>
    <style:style style:name="T186_2" style:family="text"/>
    <style:style style:name="T186_3" style:family="text"/>
    <style:style style:name="T186_4" style:family="text"/>
    <style:style style:name="T186_5" style:family="text"/>
    <style:style style:name="T186_6" style:family="text"/>
    <style:style style:name="T186_7" style:family="text"/>
    <style:style style:name="T186_8" style:family="text"/>
    <style:style style:name="T186_9" style:family="text"/>
    <style:style style:name="T186_10" style:family="text"/>
    <style:style style:name="T186_11" style:family="text"/>
    <style:style style:name="T186_12" style:family="text"/>
    <style:style style:name="T186_13" style:family="text"/>
    <style:style style:name="T186_14" style:family="text"/>
    <style:style style:name="T186_15" style:family="text"/>
    <style:style style:name="T186_16" style:family="text"/>
    <style:style style:name="P187" style:family="paragraph" style:parent-style-name="Standard">
      <style:paragraph-properties fo:break-before="auto" fo:line-height="115%" style:writing-mode="lr-tb"/>
    </style:style>
    <style:style style:name="T187_1" style:family="text"/>
    <style:style style:name="T187_2" style:family="text"/>
    <style:style style:name="T187_3" style:family="text"/>
    <style:style style:name="T187_4" style:family="text"/>
    <style:style style:name="T187_5" style:family="text"/>
    <style:style style:name="T187_6" style:family="text"/>
    <style:style style:name="T187_7" style:family="text"/>
    <style:style style:name="T187_8" style:family="text"/>
    <style:style style:name="T187_9" style:family="text"/>
    <style:style style:name="T187_10" style:family="text"/>
    <style:style style:name="P188" style:family="paragraph" style:parent-style-name="Standard">
      <style:paragraph-properties fo:break-before="auto" fo:line-height="115%" style:writing-mode="lr-tb"/>
    </style:style>
    <style:style style:name="T188_1" style:family="text"/>
    <style:style style:name="T188_2" style:family="text"/>
    <style:style style:name="P189" style:family="paragraph" style:parent-style-name="Standard">
      <style:paragraph-properties fo:break-before="auto" fo:line-height="115%" style:writing-mode="lr-tb"/>
    </style:style>
    <style:style style:name="T189_1" style:family="text"/>
    <style:style style:name="T189_2" style:family="text"/>
    <style:style style:name="T189_3" style:family="text"/>
    <style:style style:name="T189_4" style:family="text"/>
    <style:style style:name="T189_5" style:family="text"/>
    <style:style style:name="T189_6" style:family="text"/>
    <style:style style:name="T189_7" style:family="text"/>
    <style:style style:name="T189_8" style:family="text"/>
    <style:style style:name="T189_9" style:family="text"/>
    <style:style style:name="T189_10" style:family="text"/>
    <style:style style:name="T189_11" style:family="text"/>
    <style:style style:name="T189_12" style:family="text"/>
    <style:style style:name="T189_13" style:family="text"/>
    <style:style style:name="T189_14" style:family="text"/>
    <style:style style:name="T189_15" style:family="text"/>
    <style:style style:name="T189_16" style:family="text"/>
    <style:style style:name="T189_17" style:family="text"/>
    <style:style style:name="P190" style:family="paragraph" style:parent-style-name="Standard">
      <style:paragraph-properties fo:break-before="auto" fo:line-height="115%" style:writing-mode="lr-tb"/>
    </style:style>
    <style:style style:name="T190_1" style:family="text"/>
    <style:style style:name="T190_2" style:family="text"/>
    <style:style style:name="T190_3" style:family="text"/>
    <style:style style:name="T190_4" style:family="text"/>
    <style:style style:name="T190_5" style:family="text"/>
    <style:style style:name="T190_6" style:family="text"/>
    <style:style style:name="T190_7" style:family="text"/>
    <style:style style:name="T190_8" style:family="text"/>
    <style:style style:name="T190_9" style:family="text"/>
    <style:style style:name="P191" style:family="paragraph" style:parent-style-name="Standard">
      <style:paragraph-properties fo:break-before="auto" fo:line-height="115%" style:writing-mode="lr-tb"/>
    </style:style>
    <style:style style:name="T191_1" style:family="text"/>
    <style:style style:name="T191_2" style:family="text"/>
    <style:style style:name="P192" style:family="paragraph" style:parent-style-name="Standard">
      <style:paragraph-properties fo:break-before="auto" fo:line-height="115%" style:writing-mode="lr-tb"/>
    </style:style>
    <style:style style:name="T192_1" style:family="text"/>
    <style:style style:name="T192_2" style:family="text"/>
    <style:style style:name="T192_3" style:family="text"/>
    <style:style style:name="T192_4" style:family="text"/>
    <style:style style:name="T192_5" style:family="text"/>
    <style:style style:name="T192_6" style:family="text"/>
    <style:style style:name="T192_7" style:family="text"/>
    <style:style style:name="T192_8" style:family="text"/>
    <style:style style:name="T192_9" style:family="text"/>
    <style:style style:name="T192_10" style:family="text"/>
    <style:style style:name="T192_11" style:family="text"/>
    <style:style style:name="T192_12" style:family="text"/>
    <style:style style:name="T192_13" style:family="text"/>
    <style:style style:name="T192_14" style:family="text"/>
    <style:style style:name="T192_15" style:family="text"/>
    <style:style style:name="T192_16" style:family="text"/>
    <style:style style:name="T192_17" style:family="text"/>
    <style:style style:name="T192_18" style:family="text"/>
    <style:style style:name="T192_19" style:family="text"/>
    <style:style style:name="P193" style:family="paragraph" style:parent-style-name="Standard">
      <style:paragraph-properties fo:break-before="auto" fo:line-height="115%" style:writing-mode="lr-tb"/>
    </style:style>
    <style:style style:name="T193_1" style:family="text"/>
    <style:style style:name="T193_2" style:family="text"/>
    <style:style style:name="T193_3" style:family="text"/>
    <style:style style:name="T193_4" style:family="text"/>
    <style:style style:name="T193_5" style:family="text"/>
    <style:style style:name="T193_6" style:family="text"/>
    <style:style style:name="T193_7" style:family="text"/>
    <style:style style:name="T193_8" style:family="text"/>
    <style:style style:name="T193_9" style:family="text"/>
    <style:style style:name="T193_10" style:family="text"/>
    <style:style style:name="T193_11" style:family="text"/>
    <style:style style:name="T193_12" style:family="text"/>
    <style:style style:name="T193_13" style:family="text"/>
    <style:style style:name="T193_14" style:family="text"/>
    <style:style style:name="T193_15" style:family="text"/>
    <style:style style:name="T193_16" style:family="text"/>
    <style:style style:name="P194" style:family="paragraph" style:parent-style-name="Standard">
      <style:paragraph-properties fo:break-before="auto" fo:line-height="115%" style:writing-mode="lr-tb"/>
    </style:style>
    <style:style style:name="T194_1" style:family="text"/>
    <style:style style:name="T194_2" style:family="text"/>
    <style:style style:name="P195" style:family="paragraph" style:parent-style-name="Standard">
      <style:paragraph-properties fo:break-before="auto" fo:line-height="115%" style:writing-mode="lr-tb"/>
    </style:style>
    <style:style style:name="T195_1" style:family="text"/>
    <style:style style:name="T195_2" style:family="text"/>
    <style:style style:name="T195_3" style:family="text"/>
    <style:style style:name="T195_4" style:family="text"/>
    <style:style style:name="T195_5" style:family="text"/>
    <style:style style:name="T195_6" style:family="text"/>
    <style:style style:name="T195_7" style:family="text"/>
    <style:style style:name="T195_8" style:family="text"/>
    <style:style style:name="T195_9" style:family="text"/>
    <style:style style:name="T195_10" style:family="text"/>
    <style:style style:name="T195_11" style:family="text"/>
    <style:style style:name="T195_12" style:family="text"/>
    <style:style style:name="T195_13" style:family="text"/>
    <style:style style:name="T195_14" style:family="text"/>
    <style:style style:name="T195_15" style:family="text"/>
    <style:style style:name="T195_16" style:family="text"/>
    <style:style style:name="T195_17" style:family="text"/>
    <style:style style:name="T195_18" style:family="text"/>
    <style:style style:name="T195_19" style:family="text"/>
    <style:style style:name="P196" style:family="paragraph" style:parent-style-name="Standard">
      <style:paragraph-properties fo:break-before="auto" fo:line-height="115%" style:writing-mode="lr-tb"/>
    </style:style>
    <style:style style:name="T196_1" style:family="text"/>
    <style:style style:name="T196_2" style:family="text"/>
    <style:style style:name="T196_3" style:family="text"/>
    <style:style style:name="T196_4" style:family="text"/>
    <style:style style:name="T196_5" style:family="text"/>
    <style:style style:name="T196_6" style:family="text"/>
    <style:style style:name="T196_7" style:family="text"/>
    <style:style style:name="T196_8" style:family="text"/>
    <style:style style:name="P197" style:family="paragraph" style:parent-style-name="Standard">
      <style:paragraph-properties fo:break-before="auto" fo:line-height="115%" style:writing-mode="lr-tb"/>
    </style:style>
    <style:style style:name="T197_1" style:family="text"/>
    <style:style style:name="T197_2" style:family="text"/>
    <style:style style:name="P198" style:family="paragraph" style:parent-style-name="Standard">
      <style:paragraph-properties fo:break-before="auto" fo:line-height="115%" style:writing-mode="lr-tb"/>
    </style:style>
    <style:style style:name="P199" style:family="paragraph" style:parent-style-name="Standard">
      <style:paragraph-properties fo:break-before="auto" fo:line-height="115%" style:writing-mode="lr-tb"/>
    </style:style>
    <style:style style:name="T199_1" style:family="text"/>
    <style:style style:name="T199_2" style:family="text"/>
    <style:style style:name="T199_3" style:family="text"/>
    <style:style style:name="T199_4" style:family="text"/>
    <style:style style:name="T199_5" style:family="text"/>
    <style:style style:name="T199_6" style:family="text"/>
    <style:style style:name="T199_7" style:family="text"/>
    <style:style style:name="T199_8" style:family="text"/>
    <style:style style:name="P200" style:family="paragraph" style:parent-style-name="Standard">
      <style:paragraph-properties fo:break-before="auto" fo:line-height="115%" style:writing-mode="lr-tb"/>
    </style:style>
    <style:style style:name="T200_1" style:family="text"/>
    <style:style style:name="P201" style:family="paragraph" style:parent-style-name="Standard">
      <style:paragraph-properties fo:break-before="auto" fo:line-height="115%" style:writing-mode="lr-tb"/>
    </style:style>
    <style:style style:name="T201_1" style:family="text"/>
    <style:style style:name="T201_2" style:family="text"/>
    <style:style style:name="T201_3" style:family="text"/>
    <style:style style:name="T201_4" style:family="text"/>
    <style:style style:name="T201_5" style:family="text"/>
    <style:style style:name="T201_6" style:family="text"/>
    <style:style style:name="T201_7" style:family="text"/>
    <style:style style:name="T201_8" style:family="text"/>
    <style:style style:name="T201_9" style:family="text"/>
    <style:style style:name="T201_10" style:family="text"/>
    <style:style style:name="T201_11" style:family="text"/>
    <style:style style:name="P202" style:family="paragraph" style:parent-style-name="Standard">
      <style:paragraph-properties fo:break-before="auto" fo:line-height="115%" style:writing-mode="lr-tb"/>
    </style:style>
    <style:style style:name="T202_1" style:family="text"/>
    <style:style style:name="P203" style:family="paragraph" style:parent-style-name="Standard">
      <style:paragraph-properties fo:break-before="auto" fo:line-height="115%" style:writing-mode="lr-tb"/>
    </style:style>
    <style:style style:name="T203_1" style:family="text"/>
    <style:style style:name="T203_2" style:family="text"/>
    <style:style style:name="T203_3" style:family="text"/>
    <style:style style:name="T203_4" style:family="text"/>
    <style:style style:name="T203_5" style:family="text"/>
    <style:style style:name="T203_6" style:family="text"/>
    <style:style style:name="T203_7" style:family="text"/>
    <style:style style:name="T203_8" style:family="text"/>
    <style:style style:name="T203_9" style:family="text"/>
    <style:style style:name="T203_10" style:family="text"/>
    <style:style style:name="T203_11" style:family="text"/>
    <style:style style:name="T203_12" style:family="text"/>
    <style:style style:name="T203_13" style:family="text"/>
    <style:style style:name="T203_14" style:family="text"/>
    <style:style style:name="T203_15" style:family="text"/>
    <style:style style:name="T203_16" style:family="text"/>
    <style:style style:name="P204" style:family="paragraph" style:parent-style-name="Standard">
      <style:paragraph-properties fo:break-before="auto" fo:line-height="115%" style:writing-mode="lr-tb"/>
    </style:style>
    <style:style style:name="T204_1" style:family="text"/>
    <style:style style:name="T204_2" style:family="text"/>
    <style:style style:name="T204_3" style:family="text"/>
    <style:style style:name="T204_4" style:family="text"/>
    <style:style style:name="T204_5" style:family="text"/>
    <style:style style:name="T204_6" style:family="text"/>
    <style:style style:name="T204_7" style:family="text"/>
    <style:style style:name="T204_8" style:family="text"/>
    <style:style style:name="T204_9" style:family="text"/>
    <style:style style:name="T204_10" style:family="text"/>
    <style:style style:name="T204_11" style:family="text"/>
    <style:style style:name="T204_12" style:family="text"/>
    <style:style style:name="T204_13" style:family="text"/>
    <style:style style:name="T204_14" style:family="text"/>
    <style:style style:name="T204_15" style:family="text"/>
    <style:style style:name="T204_16" style:family="text"/>
    <style:style style:name="T204_17" style:family="text"/>
    <style:style style:name="T204_18" style:family="text"/>
    <style:style style:name="T204_19" style:family="text"/>
    <style:style style:name="T204_20" style:family="text"/>
    <style:style style:name="T204_21" style:family="text"/>
    <style:style style:name="T204_22" style:family="text"/>
    <style:style style:name="P205" style:family="paragraph" style:parent-style-name="Standard">
      <style:paragraph-properties fo:break-before="auto" fo:line-height="115%" style:writing-mode="lr-tb"/>
    </style:style>
    <style:style style:name="T205_1" style:family="text"/>
    <style:style style:name="T205_2" style:family="text"/>
    <style:style style:name="T205_3" style:family="text"/>
    <style:style style:name="T205_4" style:family="text"/>
    <style:style style:name="T205_5" style:family="text"/>
    <style:style style:name="T205_6" style:family="text"/>
    <style:style style:name="P206" style:family="paragraph" style:parent-style-name="Standard">
      <style:paragraph-properties fo:break-before="auto" fo:line-height="115%" style:writing-mode="lr-tb"/>
    </style:style>
    <style:style style:name="T206_1" style:family="text"/>
    <style:style style:name="T206_2" style:family="text"/>
    <style:style style:name="T206_3" style:family="text"/>
    <style:style style:name="T206_4" style:family="text"/>
    <style:style style:name="T206_5" style:family="text"/>
    <style:style style:name="T206_6" style:family="text"/>
    <style:style style:name="T206_7" style:family="text"/>
    <style:style style:name="T206_8" style:family="text"/>
    <style:style style:name="T206_9" style:family="text"/>
    <style:style style:name="T206_10" style:family="text"/>
    <style:style style:name="T206_11" style:family="text"/>
    <style:style style:name="T206_12" style:family="text"/>
    <style:style style:name="T206_13" style:family="text"/>
    <style:style style:name="T206_14" style:family="text"/>
    <style:style style:name="T206_15" style:family="text"/>
    <style:style style:name="T206_16" style:family="text"/>
    <style:style style:name="T206_17" style:family="text"/>
    <style:style style:name="T206_18" style:family="text"/>
    <style:style style:name="T206_19" style:family="text"/>
    <style:style style:name="T206_20" style:family="text"/>
    <style:style style:name="T206_21" style:family="text"/>
    <style:style style:name="T206_22" style:family="text"/>
    <style:style style:name="P207" style:family="paragraph" style:parent-style-name="Standard">
      <style:paragraph-properties fo:break-before="auto" fo:line-height="115%" style:writing-mode="lr-tb"/>
    </style:style>
    <style:style style:name="T207_1" style:family="text"/>
    <style:style style:name="T207_2" style:family="text"/>
    <style:style style:name="T207_3" style:family="text"/>
    <style:style style:name="T207_4" style:family="text"/>
    <style:style style:name="T207_5" style:family="text"/>
    <style:style style:name="T207_6" style:family="text"/>
    <style:style style:name="P208" style:family="paragraph" style:parent-style-name="Standard">
      <style:paragraph-properties fo:break-before="auto" fo:line-height="115%" style:writing-mode="lr-tb"/>
    </style:style>
    <style:style style:name="T208_1" style:family="text"/>
    <style:style style:name="P209" style:family="paragraph" style:parent-style-name="Standard">
      <style:paragraph-properties fo:break-before="auto" fo:line-height="115%" style:writing-mode="lr-tb"/>
    </style:style>
    <style:style style:name="P210" style:family="paragraph" style:parent-style-name="Standard">
      <style:paragraph-properties fo:break-before="auto" fo:line-height="115%" style:writing-mode="lr-tb"/>
    </style:style>
    <style:style style:name="T210_1" style:family="text"/>
    <style:style style:name="T210_2" style:family="text"/>
    <style:style style:name="T210_3" style:family="text"/>
    <style:style style:name="T210_4" style:family="text"/>
    <style:style style:name="T210_5" style:family="text"/>
    <style:style style:name="T210_6" style:family="text"/>
    <style:style style:name="T210_7" style:family="text"/>
    <style:style style:name="T210_8" style:family="text"/>
    <style:style style:name="T210_9" style:family="text"/>
    <style:style style:name="T210_10" style:family="text"/>
    <style:style style:name="T210_11" style:family="text"/>
    <style:style style:name="T210_12" style:family="text"/>
    <style:style style:name="T210_13" style:family="text"/>
    <style:style style:name="T210_14" style:family="text"/>
    <style:style style:name="T210_15" style:family="text"/>
    <style:style style:name="T210_16" style:family="text"/>
    <style:style style:name="T210_17" style:family="text"/>
    <style:style style:name="T210_18" style:family="text"/>
    <style:style style:name="T210_19" style:family="text"/>
    <style:style style:name="T210_20" style:family="text"/>
    <style:style style:name="T210_21" style:family="text"/>
    <style:style style:name="T210_22" style:family="text"/>
    <style:style style:name="P211" style:family="paragraph" style:parent-style-name="Standard">
      <style:paragraph-properties fo:break-before="auto" fo:line-height="115%" style:writing-mode="lr-tb"/>
    </style:style>
    <style:style style:name="T211_1" style:family="text"/>
    <style:style style:name="T211_2" style:family="text"/>
    <style:style style:name="T211_3" style:family="text"/>
    <style:style style:name="T211_4" style:family="text"/>
    <style:style style:name="T211_5" style:family="text"/>
    <style:style style:name="T211_6" style:family="text"/>
    <style:style style:name="T211_7" style:family="text"/>
    <style:style style:name="T211_8" style:family="text"/>
    <style:style style:name="T211_9" style:family="text"/>
    <style:style style:name="T211_10" style:family="text"/>
    <style:style style:name="P212" style:family="paragraph" style:parent-style-name="Standard">
      <style:paragraph-properties fo:break-before="auto" fo:line-height="115%" style:writing-mode="lr-tb"/>
    </style:style>
    <style:style style:name="T212_1" style:family="text"/>
    <style:style style:name="T212_2" style:family="text"/>
    <style:style style:name="P213" style:family="paragraph" style:parent-style-name="Standard">
      <style:paragraph-properties fo:break-before="auto" fo:line-height="115%" style:writing-mode="lr-tb"/>
    </style:style>
    <style:style style:name="T213_1" style:family="text"/>
    <style:style style:name="T213_2" style:family="text"/>
    <style:style style:name="T213_3" style:family="text"/>
    <style:style style:name="T213_4" style:family="text"/>
    <style:style style:name="T213_5" style:family="text"/>
    <style:style style:name="T213_6" style:family="text"/>
    <style:style style:name="T213_7" style:family="text"/>
    <style:style style:name="T213_8" style:family="text"/>
    <style:style style:name="T213_9" style:family="text"/>
    <style:style style:name="T213_10" style:family="text"/>
    <style:style style:name="T213_11" style:family="text"/>
    <style:style style:name="T213_12" style:family="text"/>
    <style:style style:name="T213_13" style:family="text"/>
    <style:style style:name="T213_14" style:family="text"/>
    <style:style style:name="T213_15" style:family="text"/>
    <style:style style:name="T213_16" style:family="text"/>
    <style:style style:name="T213_17" style:family="text"/>
    <style:style style:name="T213_18" style:family="text"/>
    <style:style style:name="T213_19" style:family="text"/>
    <style:style style:name="T213_20" style:family="text"/>
    <style:style style:name="T213_21" style:family="text"/>
    <style:style style:name="T213_22" style:family="text"/>
    <style:style style:name="P214" style:family="paragraph" style:parent-style-name="Standard">
      <style:paragraph-properties fo:break-before="auto" fo:line-height="115%" style:writing-mode="lr-tb"/>
    </style:style>
    <style:style style:name="T214_1" style:family="text"/>
    <style:style style:name="T214_2" style:family="text"/>
    <style:style style:name="T214_3" style:family="text"/>
    <style:style style:name="T214_4" style:family="text"/>
    <style:style style:name="T214_5" style:family="text"/>
    <style:style style:name="T214_6" style:family="text"/>
    <style:style style:name="T214_7" style:family="text"/>
    <style:style style:name="T214_8" style:family="text"/>
    <style:style style:name="T214_9" style:family="text"/>
    <style:style style:name="T214_10" style:family="text"/>
    <style:style style:name="P215" style:family="paragraph" style:parent-style-name="Standard">
      <style:paragraph-properties fo:break-before="auto" fo:line-height="115%" style:writing-mode="lr-tb"/>
    </style:style>
    <style:style style:name="T215_1" style:family="text"/>
    <style:style style:name="T215_2" style:family="text"/>
    <style:style style:name="P216" style:family="paragraph" style:parent-style-name="Standard">
      <style:paragraph-properties fo:break-before="auto" fo:line-height="115%" style:writing-mode="lr-tb"/>
    </style:style>
    <style:style style:name="T216_1" style:family="text"/>
    <style:style style:name="T216_2" style:family="text"/>
    <style:style style:name="T216_3" style:family="text"/>
    <style:style style:name="T216_4" style:family="text"/>
    <style:style style:name="T216_5" style:family="text"/>
    <style:style style:name="T216_6" style:family="text"/>
    <style:style style:name="T216_7" style:family="text"/>
    <style:style style:name="T216_8" style:family="text"/>
    <style:style style:name="T216_9" style:family="text"/>
    <style:style style:name="T216_10" style:family="text"/>
    <style:style style:name="T216_11" style:family="text"/>
    <style:style style:name="T216_12" style:family="text"/>
    <style:style style:name="T216_13" style:family="text"/>
    <style:style style:name="T216_14" style:family="text"/>
    <style:style style:name="T216_15" style:family="text"/>
    <style:style style:name="T216_16" style:family="text"/>
    <style:style style:name="T216_17" style:family="text"/>
    <style:style style:name="T216_18" style:family="text"/>
    <style:style style:name="T216_19" style:family="text"/>
    <style:style style:name="T216_20" style:family="text"/>
    <style:style style:name="T216_21" style:family="text"/>
    <style:style style:name="T216_22" style:family="text"/>
    <style:style style:name="P217" style:family="paragraph" style:parent-style-name="Standard">
      <style:paragraph-properties fo:break-before="auto" fo:line-height="115%" style:writing-mode="lr-tb"/>
    </style:style>
    <style:style style:name="T217_1" style:family="text"/>
    <style:style style:name="T217_2" style:family="text"/>
    <style:style style:name="T217_3" style:family="text"/>
    <style:style style:name="T217_4" style:family="text"/>
    <style:style style:name="T217_5" style:family="text"/>
    <style:style style:name="T217_6" style:family="text"/>
    <style:style style:name="T217_7" style:family="text"/>
    <style:style style:name="T217_8" style:family="text"/>
    <style:style style:name="T217_9" style:family="text"/>
    <style:style style:name="T217_10" style:family="text"/>
    <style:style style:name="T217_11" style:family="text"/>
    <style:style style:name="T217_12" style:family="text"/>
    <style:style style:name="T217_13" style:family="text"/>
    <style:style style:name="T217_14" style:family="text"/>
    <style:style style:name="T217_15" style:family="text"/>
    <style:style style:name="T217_16" style:family="text"/>
    <style:style style:name="T217_17" style:family="text"/>
    <style:style style:name="T217_18" style:family="text"/>
    <style:style style:name="P218" style:family="paragraph" style:parent-style-name="Standard">
      <style:paragraph-properties fo:break-before="auto" fo:line-height="115%" style:writing-mode="lr-tb"/>
    </style:style>
    <style:style style:name="T218_1" style:family="text"/>
    <style:style style:name="P219" style:family="paragraph" style:parent-style-name="Standard">
      <style:paragraph-properties fo:break-before="auto" fo:line-height="115%" style:writing-mode="lr-tb"/>
    </style:style>
    <style:style style:name="P220" style:family="paragraph" style:parent-style-name="Standard">
      <style:paragraph-properties fo:break-before="auto" fo:line-height="115%" style:writing-mode="lr-tb"/>
    </style:style>
    <style:style style:name="T220_1" style:family="text"/>
    <style:style style:name="T220_2" style:family="text"/>
    <style:style style:name="T220_3" style:family="text"/>
    <style:style style:name="T220_4" style:family="text"/>
    <style:style style:name="T220_5" style:family="text"/>
    <style:style style:name="T220_6" style:family="text"/>
    <style:style style:name="T220_7" style:family="text"/>
    <style:style style:name="T220_8" style:family="text"/>
    <style:style style:name="T220_9" style:family="text"/>
    <style:style style:name="T220_10" style:family="text"/>
    <style:style style:name="T220_11" style:family="text"/>
    <style:style style:name="T220_12" style:family="text"/>
    <style:style style:name="T220_13" style:family="text"/>
    <style:style style:name="T220_14" style:family="text"/>
    <style:style style:name="P221" style:family="paragraph" style:parent-style-name="Standard">
      <style:paragraph-properties fo:break-before="auto" fo:line-height="115%" style:writing-mode="lr-tb"/>
    </style:style>
    <style:style style:name="T221_1" style:family="text"/>
    <style:style style:name="P222" style:family="paragraph" style:parent-style-name="Standard">
      <style:paragraph-properties fo:break-before="auto" fo:line-height="115%" style:writing-mode="lr-tb"/>
    </style:style>
    <style:style style:name="T222_1" style:family="text"/>
    <style:style style:name="T222_2" style:family="text"/>
    <style:style style:name="T222_3" style:family="text"/>
    <style:style style:name="T222_4" style:family="text"/>
    <style:style style:name="T222_5" style:family="text"/>
    <style:style style:name="T222_6" style:family="text"/>
    <style:style style:name="T222_7" style:family="text"/>
    <style:style style:name="T222_8" style:family="text"/>
    <style:style style:name="T222_9" style:family="text"/>
    <style:style style:name="T222_10" style:family="text"/>
    <style:style style:name="T222_11" style:family="text"/>
    <style:style style:name="T222_12" style:family="text"/>
    <style:style style:name="T222_13" style:family="text"/>
    <style:style style:name="T222_14" style:family="text"/>
    <style:style style:name="T222_15" style:family="text"/>
    <style:style style:name="T222_16" style:family="text"/>
    <style:style style:name="P223" style:family="paragraph" style:parent-style-name="Standard">
      <style:paragraph-properties fo:break-before="auto" fo:line-height="115%" style:writing-mode="lr-tb"/>
    </style:style>
    <style:style style:name="T223_1" style:family="text"/>
    <style:style style:name="T223_2" style:family="text"/>
    <style:style style:name="T223_3" style:family="text"/>
    <style:style style:name="T223_4" style:family="text"/>
    <style:style style:name="T223_5" style:family="text"/>
    <style:style style:name="P224" style:family="paragraph" style:parent-style-name="Standard">
      <style:paragraph-properties fo:break-before="auto" fo:line-height="115%" style:writing-mode="lr-tb"/>
    </style:style>
    <style:style style:name="T224_1" style:family="text"/>
    <style:style style:name="P225" style:family="paragraph" style:parent-style-name="Standard">
      <style:paragraph-properties fo:break-before="auto" fo:line-height="115%" style:writing-mode="lr-tb"/>
    </style:style>
    <style:style style:name="T225_1" style:family="text"/>
    <style:style style:name="T225_2" style:family="text"/>
    <style:style style:name="T225_3" style:family="text"/>
    <style:style style:name="T225_4" style:family="text"/>
    <style:style style:name="T225_5" style:family="text"/>
    <style:style style:name="T225_6" style:family="text"/>
    <style:style style:name="T225_7" style:family="text"/>
    <style:style style:name="T225_8" style:family="text"/>
    <style:style style:name="T225_9" style:family="text"/>
    <style:style style:name="T225_10" style:family="text"/>
    <style:style style:name="T225_11" style:family="text"/>
    <style:style style:name="T225_12" style:family="text"/>
    <style:style style:name="T225_13" style:family="text"/>
    <style:style style:name="T225_14" style:family="text"/>
    <style:style style:name="T225_15" style:family="text"/>
    <style:style style:name="T225_16" style:family="text"/>
    <style:style style:name="P226" style:family="paragraph" style:parent-style-name="Standard">
      <style:paragraph-properties fo:break-before="auto" fo:line-height="115%" style:writing-mode="lr-tb"/>
    </style:style>
    <style:style style:name="T226_1" style:family="text"/>
    <style:style style:name="T226_2" style:family="text"/>
    <style:style style:name="T226_3" style:family="text"/>
    <style:style style:name="T226_4" style:family="text"/>
    <style:style style:name="T226_5" style:family="text"/>
    <style:style style:name="T226_6" style:family="text"/>
    <style:style style:name="T226_7" style:family="text"/>
    <style:style style:name="T226_8" style:family="text"/>
    <style:style style:name="T226_9" style:family="text"/>
    <style:style style:name="T226_10" style:family="text"/>
    <style:style style:name="T226_11" style:family="text"/>
    <style:style style:name="T226_12" style:family="text"/>
    <style:style style:name="T226_13" style:family="text"/>
    <style:style style:name="T226_14" style:family="text"/>
    <style:style style:name="T226_15" style:family="text"/>
    <style:style style:name="T226_16" style:family="text"/>
    <style:style style:name="P227" style:family="paragraph" style:parent-style-name="Standard">
      <style:paragraph-properties fo:break-before="auto" fo:line-height="115%" style:writing-mode="lr-tb"/>
    </style:style>
    <style:style style:name="T227_1" style:family="text"/>
    <style:style style:name="T227_2" style:family="text"/>
    <style:style style:name="T227_3" style:family="text"/>
    <style:style style:name="T227_4" style:family="text"/>
    <style:style style:name="T227_5" style:family="text"/>
    <style:style style:name="T227_6" style:family="text"/>
    <style:style style:name="T227_7" style:family="text"/>
    <style:style style:name="T227_8" style:family="text"/>
    <style:style style:name="T227_9" style:family="text"/>
    <style:style style:name="T227_10" style:family="text"/>
    <style:style style:name="P228" style:family="paragraph" style:parent-style-name="Standard">
      <style:paragraph-properties fo:break-before="auto" fo:line-height="115%" style:writing-mode="lr-tb"/>
    </style:style>
    <style:style style:name="T228_1" style:family="text"/>
    <style:style style:name="T228_2" style:family="text"/>
    <style:style style:name="T228_3" style:family="text"/>
    <style:style style:name="T228_4" style:family="text"/>
    <style:style style:name="T228_5" style:family="text"/>
    <style:style style:name="T228_6" style:family="text"/>
    <style:style style:name="T228_7" style:family="text"/>
    <style:style style:name="T228_8" style:family="text"/>
    <style:style style:name="T228_9" style:family="text"/>
    <style:style style:name="T228_10" style:family="text"/>
    <style:style style:name="T228_11" style:family="text"/>
    <style:style style:name="T228_12" style:family="text"/>
    <style:style style:name="T228_13" style:family="text"/>
    <style:style style:name="T228_14" style:family="text"/>
    <style:style style:name="T228_15" style:family="text"/>
    <style:style style:name="T228_16" style:family="text"/>
    <style:style style:name="P229" style:family="paragraph" style:parent-style-name="Standard">
      <style:paragraph-properties fo:break-before="auto" fo:line-height="115%" style:writing-mode="lr-tb"/>
    </style:style>
    <style:style style:name="T229_1" style:family="text"/>
    <style:style style:name="T229_2" style:family="text"/>
    <style:style style:name="T229_3" style:family="text"/>
    <style:style style:name="T229_4" style:family="text"/>
    <style:style style:name="T229_5" style:family="text"/>
    <style:style style:name="T229_6" style:family="text"/>
    <style:style style:name="T229_7" style:family="text"/>
    <style:style style:name="T229_8" style:family="text"/>
    <style:style style:name="T229_9" style:family="text"/>
    <style:style style:name="T229_10" style:family="text"/>
    <style:style style:name="P230" style:family="paragraph" style:parent-style-name="Standard">
      <style:paragraph-properties fo:break-before="auto" fo:line-height="115%" style:writing-mode="lr-tb"/>
    </style:style>
    <style:style style:name="P231" style:family="paragraph" style:parent-style-name="Standard">
      <style:paragraph-properties fo:break-before="auto" fo:line-height="115%" style:writing-mode="lr-tb"/>
    </style:style>
    <style:style style:name="T231_1" style:family="text"/>
    <style:style style:name="P232" style:family="paragraph" style:parent-style-name="Standard">
      <style:paragraph-properties fo:break-before="auto" fo:line-height="115%" style:writing-mode="lr-tb"/>
    </style:style>
    <style:style style:name="T232_1" style:family="text"/>
    <style:style style:name="T232_2" style:family="text"/>
    <style:style style:name="T232_3" style:family="text"/>
    <style:style style:name="T232_4" style:family="text"/>
    <style:style style:name="T232_5" style:family="text"/>
    <style:style style:name="T232_6" style:family="text"/>
    <style:style style:name="T232_7" style:family="text"/>
    <style:style style:name="T232_8" style:family="text"/>
    <style:style style:name="T232_9" style:family="text"/>
    <style:style style:name="T232_10" style:family="text"/>
    <style:style style:name="T232_11" style:family="text"/>
    <style:style style:name="T232_12" style:family="text"/>
    <style:style style:name="T232_13" style:family="text"/>
    <style:style style:name="T232_14" style:family="text"/>
    <style:style style:name="T232_15" style:family="text"/>
    <style:style style:name="T232_16" style:family="text"/>
    <style:style style:name="T232_17" style:family="text"/>
    <style:style style:name="T232_18" style:family="text"/>
    <style:style style:name="T232_19" style:family="text"/>
    <style:style style:name="T232_20" style:family="text"/>
    <style:style style:name="T232_21" style:family="text"/>
    <style:style style:name="T232_22" style:family="text"/>
    <style:style style:name="T232_23" style:family="text"/>
    <style:style style:name="P233" style:family="paragraph" style:parent-style-name="Standard">
      <style:paragraph-properties fo:break-before="auto" fo:line-height="115%" style:writing-mode="lr-tb"/>
    </style:style>
    <style:style style:name="T233_1" style:family="text"/>
    <style:style style:name="T233_2" style:family="text"/>
    <style:style style:name="T233_3" style:family="text"/>
    <style:style style:name="T233_4" style:family="text"/>
    <style:style style:name="T233_5" style:family="text"/>
    <style:style style:name="T233_6" style:family="text"/>
    <style:style style:name="T233_7" style:family="text"/>
    <style:style style:name="T233_8" style:family="text"/>
    <style:style style:name="T233_9" style:family="text"/>
    <style:style style:name="P234" style:family="paragraph" style:parent-style-name="Standard">
      <style:paragraph-properties fo:break-before="auto" fo:line-height="115%" style:writing-mode="lr-tb"/>
    </style:style>
    <style:style style:name="T234_1" style:family="text"/>
    <style:style style:name="T234_2" style:family="text"/>
    <style:style style:name="P235" style:family="paragraph" style:parent-style-name="Standard">
      <style:paragraph-properties fo:break-before="auto" fo:line-height="115%" style:writing-mode="lr-tb"/>
    </style:style>
    <style:style style:name="T235_1" style:family="text"/>
    <style:style style:name="T235_2" style:family="text"/>
    <style:style style:name="T235_3" style:family="text"/>
    <style:style style:name="T235_4" style:family="text"/>
    <style:style style:name="T235_5" style:family="text"/>
    <style:style style:name="T235_6" style:family="text"/>
    <style:style style:name="T235_7" style:family="text"/>
    <style:style style:name="T235_8" style:family="text"/>
    <style:style style:name="T235_9" style:family="text"/>
    <style:style style:name="T235_10" style:family="text"/>
    <style:style style:name="T235_11" style:family="text"/>
    <style:style style:name="T235_12" style:family="text"/>
    <style:style style:name="T235_13" style:family="text"/>
    <style:style style:name="T235_14" style:family="text"/>
    <style:style style:name="T235_15" style:family="text"/>
    <style:style style:name="T235_16" style:family="text"/>
    <style:style style:name="T235_17" style:family="text"/>
    <style:style style:name="T235_18" style:family="text"/>
    <style:style style:name="T235_19" style:family="text"/>
    <style:style style:name="T235_20" style:family="text"/>
    <style:style style:name="T235_21" style:family="text"/>
    <style:style style:name="T235_22" style:family="text"/>
    <style:style style:name="T235_23" style:family="text"/>
    <style:style style:name="T235_24" style:family="text"/>
    <style:style style:name="T235_25" style:family="text"/>
    <style:style style:name="P236" style:family="paragraph" style:parent-style-name="Standard">
      <style:paragraph-properties fo:break-before="auto" fo:line-height="115%" style:writing-mode="lr-tb"/>
    </style:style>
    <style:style style:name="T236_1" style:family="text"/>
    <style:style style:name="T236_2" style:family="text"/>
    <style:style style:name="T236_3" style:family="text"/>
    <style:style style:name="T236_4" style:family="text"/>
    <style:style style:name="T236_5" style:family="text"/>
    <style:style style:name="T236_6" style:family="text"/>
    <style:style style:name="T236_7" style:family="text"/>
    <style:style style:name="T236_8" style:family="text"/>
    <style:style style:name="T236_9" style:family="text"/>
    <style:style style:name="T236_10" style:family="text"/>
    <style:style style:name="T236_11" style:family="text"/>
    <style:style style:name="T236_12" style:family="text"/>
    <style:style style:name="T236_13" style:family="text"/>
    <style:style style:name="T236_14" style:family="text"/>
    <style:style style:name="T236_15" style:family="text"/>
    <style:style style:name="T236_16" style:family="text"/>
    <style:style style:name="T236_17" style:family="text"/>
    <style:style style:name="T236_18" style:family="text"/>
    <style:style style:name="P237" style:family="paragraph" style:parent-style-name="Standard">
      <style:paragraph-properties fo:break-before="auto" fo:line-height="115%" style:writing-mode="lr-tb"/>
    </style:style>
    <style:style style:name="T237_1" style:family="text"/>
    <style:style style:name="P238" style:family="paragraph" style:parent-style-name="Standard">
      <style:paragraph-properties fo:break-before="auto" fo:line-height="115%" style:writing-mode="lr-tb"/>
    </style:style>
    <style:style style:name="T238_1" style:family="text"/>
    <style:style style:name="T238_2" style:family="text"/>
    <style:style style:name="T238_3" style:family="text"/>
    <style:style style:name="T238_4" style:family="text"/>
    <style:style style:name="T238_5" style:family="text"/>
    <style:style style:name="T238_6" style:family="text"/>
    <style:style style:name="T238_7" style:family="text"/>
    <style:style style:name="T238_8" style:family="text"/>
    <style:style style:name="T238_9" style:family="text"/>
    <style:style style:name="T238_10" style:family="text"/>
    <style:style style:name="T238_11" style:family="text"/>
    <style:style style:name="T238_12" style:family="text"/>
    <style:style style:name="T238_13" style:family="text"/>
    <style:style style:name="T238_14" style:family="text"/>
    <style:style style:name="T238_15" style:family="text"/>
    <style:style style:name="T238_16" style:family="text"/>
    <style:style style:name="T238_17" style:family="text"/>
    <style:style style:name="P239" style:family="paragraph" style:parent-style-name="Standard">
      <style:paragraph-properties fo:break-before="auto" fo:line-height="115%" style:writing-mode="lr-tb"/>
    </style:style>
    <style:style style:name="T239_1" style:family="text"/>
    <style:style style:name="T239_2" style:family="text"/>
    <style:style style:name="T239_3" style:family="text"/>
    <style:style style:name="T239_4" style:family="text"/>
    <style:style style:name="T239_5" style:family="text"/>
    <style:style style:name="T239_6" style:family="text"/>
    <style:style style:name="T239_7" style:family="text"/>
    <style:style style:name="T239_8" style:family="text"/>
    <style:style style:name="T239_9" style:family="text"/>
    <style:style style:name="T239_10" style:family="text"/>
    <style:style style:name="T239_11" style:family="text"/>
    <style:style style:name="T239_12" style:family="text"/>
    <style:style style:name="T239_13" style:family="text"/>
    <style:style style:name="T239_14" style:family="text"/>
    <style:style style:name="T239_15" style:family="text"/>
    <style:style style:name="T239_16" style:family="text"/>
    <style:style style:name="P240" style:family="paragraph" style:parent-style-name="Standard">
      <style:paragraph-properties fo:break-before="auto" fo:line-height="115%" style:writing-mode="lr-tb"/>
    </style:style>
    <style:style style:name="T240_1" style:family="text"/>
    <style:style style:name="P241" style:family="paragraph" style:parent-style-name="Standard">
      <style:paragraph-properties fo:break-before="auto" fo:line-height="115%" style:writing-mode="lr-tb"/>
    </style:style>
    <style:style style:name="T241_1" style:family="text"/>
    <style:style style:name="T241_2" style:family="text"/>
    <style:style style:name="T241_3" style:family="text"/>
    <style:style style:name="T241_4" style:family="text"/>
    <style:style style:name="T241_5" style:family="text"/>
    <style:style style:name="T241_6" style:family="text"/>
    <style:style style:name="T241_7" style:family="text"/>
    <style:style style:name="T241_8" style:family="text"/>
    <style:style style:name="T241_9" style:family="text"/>
    <style:style style:name="T241_10" style:family="text"/>
    <style:style style:name="T241_11" style:family="text"/>
    <style:style style:name="T241_12" style:family="text"/>
    <style:style style:name="T241_13" style:family="text"/>
    <style:style style:name="T241_14" style:family="text"/>
    <style:style style:name="T241_15" style:family="text"/>
    <style:style style:name="T241_16" style:family="text"/>
    <style:style style:name="T241_17" style:family="text"/>
    <style:style style:name="P242" style:family="paragraph" style:parent-style-name="Standard">
      <style:paragraph-properties fo:break-before="auto" fo:line-height="115%" style:writing-mode="lr-tb"/>
    </style:style>
    <style:style style:name="T242_1" style:family="text"/>
    <style:style style:name="T242_2" style:family="text"/>
    <style:style style:name="T242_3" style:family="text"/>
    <style:style style:name="T242_4" style:family="text"/>
    <style:style style:name="T242_5" style:family="text"/>
    <style:style style:name="T242_6" style:family="text"/>
    <style:style style:name="T242_7" style:family="text"/>
    <style:style style:name="T242_8" style:family="text"/>
    <style:style style:name="T242_9" style:family="text"/>
    <style:style style:name="T242_10" style:family="text"/>
    <style:style style:name="T242_11" style:family="text"/>
    <style:style style:name="T242_12" style:family="text"/>
    <style:style style:name="T242_13" style:family="text"/>
    <style:style style:name="T242_14" style:family="text"/>
    <style:style style:name="T242_15" style:family="text"/>
    <style:style style:name="T242_16" style:family="text"/>
    <style:style style:name="P243" style:family="paragraph" style:parent-style-name="Standard">
      <style:paragraph-properties fo:break-before="auto" fo:line-height="115%" style:writing-mode="lr-tb"/>
    </style:style>
    <style:style style:name="T243_1" style:family="text"/>
    <style:style style:name="P244" style:family="paragraph" style:parent-style-name="Standard">
      <style:paragraph-properties fo:break-before="auto" fo:line-height="115%" style:writing-mode="lr-tb"/>
    </style:style>
    <style:style style:name="P245" style:family="paragraph" style:parent-style-name="Standard">
      <style:paragraph-properties fo:break-before="auto" fo:line-height="115%" style:writing-mode="lr-tb"/>
    </style:style>
    <style:style style:name="T245_1" style:family="text"/>
    <style:style style:name="T245_2" style:family="text"/>
    <style:style style:name="T245_3" style:family="text"/>
    <style:style style:name="T245_4" style:family="text"/>
    <style:style style:name="P246" style:family="paragraph" style:parent-style-name="Standard">
      <style:paragraph-properties fo:break-before="auto" fo:line-height="115%" style:writing-mode="lr-tb"/>
    </style:style>
    <style:style style:name="T246_1" style:family="text"/>
    <style:style style:name="P247" style:family="paragraph" style:parent-style-name="Standard">
      <style:paragraph-properties fo:break-before="auto" fo:line-height="115%" style:writing-mode="lr-tb"/>
    </style:style>
    <style:style style:name="T247_1" style:family="text"/>
    <style:style style:name="T247_2" style:family="text"/>
    <style:style style:name="T247_3" style:family="text"/>
    <style:style style:name="T247_4" style:family="text"/>
    <style:style style:name="T247_5" style:family="text"/>
    <style:style style:name="T247_6" style:family="text"/>
    <style:style style:name="P248" style:family="paragraph" style:parent-style-name="Standard">
      <style:paragraph-properties fo:break-before="auto" fo:line-height="115%" style:writing-mode="lr-tb"/>
    </style:style>
    <style:style style:name="T248_1" style:family="text"/>
    <style:style style:name="T248_2" style:family="text"/>
    <style:style style:name="T248_3" style:family="text"/>
    <style:style style:name="T248_4" style:family="text"/>
    <style:style style:name="T248_5" style:family="text"/>
    <style:style style:name="P249" style:family="paragraph" style:parent-style-name="Standard">
      <style:paragraph-properties fo:break-before="auto" fo:line-height="115%" style:writing-mode="lr-tb"/>
    </style:style>
    <style:style style:name="T249_1" style:family="text"/>
    <style:style style:name="P250" style:family="paragraph" style:parent-style-name="Standard">
      <style:paragraph-properties fo:break-before="auto" fo:line-height="115%" style:writing-mode="lr-tb"/>
    </style:style>
    <style:style style:name="P251" style:family="paragraph" style:parent-style-name="Standard">
      <style:paragraph-properties fo:break-before="auto" fo:line-height="115%" style:writing-mode="lr-tb"/>
    </style:style>
    <style:style style:name="T251_1" style:family="text"/>
    <style:style style:name="T251_2" style:family="text"/>
    <style:style style:name="T251_3" style:family="text"/>
    <style:style style:name="T251_4" style:family="text"/>
    <style:style style:name="T251_5" style:family="text"/>
    <style:style style:name="T251_6" style:family="text"/>
    <style:style style:name="T251_7" style:family="text"/>
    <style:style style:name="T251_8" style:family="text"/>
    <style:style style:name="T251_9" style:family="text"/>
    <style:style style:name="T251_10" style:family="text"/>
    <style:style style:name="T251_11" style:family="text"/>
    <style:style style:name="T251_12" style:family="text"/>
    <style:style style:name="T251_13" style:family="text"/>
    <style:style style:name="T251_14" style:family="text"/>
    <style:style style:name="T251_15" style:family="text"/>
    <style:style style:name="T251_16" style:family="text"/>
    <style:style style:name="T251_17" style:family="text"/>
    <style:style style:name="T251_18" style:family="text"/>
    <style:style style:name="T251_19" style:family="text"/>
    <style:style style:name="P252" style:family="paragraph" style:parent-style-name="Standard">
      <style:paragraph-properties fo:break-before="auto" fo:line-height="115%" style:writing-mode="lr-tb"/>
    </style:style>
    <style:style style:name="T252_1" style:family="text"/>
    <style:style style:name="P253" style:family="paragraph" style:parent-style-name="Standard">
      <style:paragraph-properties fo:break-before="auto" fo:line-height="115%" style:writing-mode="lr-tb"/>
    </style:style>
    <style:style style:name="T253_1" style:family="text"/>
    <style:style style:name="T253_2" style:family="text"/>
    <style:style style:name="T253_3" style:family="text"/>
    <style:style style:name="T253_4" style:family="text"/>
    <style:style style:name="T253_5" style:family="text"/>
    <style:style style:name="T253_6" style:family="text"/>
    <style:style style:name="P254" style:family="paragraph" style:parent-style-name="Standard">
      <style:paragraph-properties fo:break-before="auto" fo:line-height="115%" style:writing-mode="lr-tb"/>
    </style:style>
    <style:style style:name="T254_1" style:family="text"/>
    <style:style style:name="T254_2" style:family="text"/>
    <style:style style:name="T254_3" style:family="text"/>
    <style:style style:name="T254_4" style:family="text"/>
    <style:style style:name="T254_5" style:family="text"/>
    <style:style style:name="T254_6" style:family="text"/>
    <style:style style:name="T254_7" style:family="text"/>
    <style:style style:name="T254_8" style:family="text"/>
    <style:style style:name="P255" style:family="paragraph" style:parent-style-name="Standard">
      <style:paragraph-properties fo:break-before="auto" fo:line-height="115%" style:writing-mode="lr-tb"/>
    </style:style>
    <style:style style:name="T255_1" style:family="text"/>
    <style:style style:name="P256" style:family="paragraph" style:parent-style-name="Standard">
      <style:paragraph-properties fo:break-before="auto" fo:line-height="115%" style:writing-mode="lr-tb"/>
    </style:style>
    <style:style style:name="T256_1" style:family="text"/>
    <style:style style:name="T256_2" style:family="text"/>
    <style:style style:name="T256_3" style:family="text"/>
    <style:style style:name="T256_4" style:family="text"/>
    <style:style style:name="T256_5" style:family="text"/>
    <style:style style:name="T256_6" style:family="text"/>
    <style:style style:name="T256_7" style:family="text"/>
    <style:style style:name="T256_8" style:family="text"/>
    <style:style style:name="P257" style:family="paragraph" style:parent-style-name="Standard">
      <style:paragraph-properties fo:break-before="auto" fo:line-height="115%" style:writing-mode="lr-tb"/>
    </style:style>
    <style:style style:name="T257_1" style:family="text"/>
    <style:style style:name="T257_2" style:family="text"/>
    <style:style style:name="T257_3" style:family="text"/>
    <style:style style:name="T257_4" style:family="text"/>
    <style:style style:name="T257_5" style:family="text"/>
    <style:style style:name="P258" style:family="paragraph" style:parent-style-name="Standard">
      <style:paragraph-properties fo:break-before="auto" fo:line-height="115%" style:writing-mode="lr-tb"/>
    </style:style>
    <style:style style:name="T258_1" style:family="text"/>
    <style:style style:name="P259" style:family="paragraph" style:parent-style-name="Standard">
      <style:paragraph-properties fo:break-before="auto" fo:line-height="115%" style:writing-mode="lr-tb"/>
    </style:style>
    <style:style style:name="T259_1" style:family="text"/>
    <style:style style:name="T259_2" style:family="text"/>
    <style:style style:name="T259_3" style:family="text"/>
    <style:style style:name="T259_4" style:family="text"/>
    <style:style style:name="T259_5" style:family="text"/>
    <style:style style:name="T259_6" style:family="text"/>
    <style:style style:name="T259_7" style:family="text"/>
    <style:style style:name="T259_8" style:family="text"/>
    <style:style style:name="P260" style:family="paragraph" style:parent-style-name="Standard">
      <style:paragraph-properties fo:break-before="auto" fo:line-height="115%" style:writing-mode="lr-tb"/>
    </style:style>
    <style:style style:name="T260_1" style:family="text"/>
    <style:style style:name="T260_2" style:family="text"/>
    <style:style style:name="T260_3" style:family="text"/>
    <style:style style:name="T260_4" style:family="text"/>
    <style:style style:name="T260_5" style:family="text"/>
    <style:style style:name="T260_6" style:family="text"/>
    <style:style style:name="T260_7" style:family="text"/>
    <style:style style:name="T260_8" style:family="text"/>
    <style:style style:name="P261" style:family="paragraph" style:parent-style-name="Standard">
      <style:paragraph-properties fo:break-before="auto" fo:line-height="115%" style:writing-mode="lr-tb"/>
    </style:style>
    <style:style style:name="T261_1" style:family="text"/>
    <style:style style:name="P262" style:family="paragraph" style:parent-style-name="Standard">
      <style:paragraph-properties fo:break-before="auto" fo:line-height="115%" style:writing-mode="lr-tb"/>
    </style:style>
    <style:style style:name="T262_1" style:family="text"/>
    <style:style style:name="T262_2" style:family="text"/>
    <style:style style:name="T262_3" style:family="text"/>
    <style:style style:name="T262_4" style:family="text"/>
    <style:style style:name="T262_5" style:family="text"/>
    <style:style style:name="T262_6" style:family="text"/>
    <style:style style:name="P263" style:family="paragraph" style:parent-style-name="Standard">
      <style:paragraph-properties fo:break-before="auto" fo:line-height="115%" style:writing-mode="lr-tb"/>
    </style:style>
    <style:style style:name="T263_1" style:family="text"/>
    <style:style style:name="T263_2" style:family="text"/>
    <style:style style:name="T263_3" style:family="text"/>
    <style:style style:name="T263_4" style:family="text"/>
    <style:style style:name="T263_5" style:family="text"/>
    <style:style style:name="T263_6" style:family="text"/>
    <style:style style:name="T263_7" style:family="text"/>
    <style:style style:name="T263_8" style:family="text"/>
    <style:style style:name="P264" style:family="paragraph" style:parent-style-name="Standard">
      <style:paragraph-properties fo:break-before="auto" fo:line-height="115%" style:writing-mode="lr-tb"/>
    </style:style>
    <style:style style:name="T264_1" style:family="text"/>
    <style:style style:name="P265" style:family="paragraph" style:parent-style-name="Standard">
      <style:paragraph-properties fo:break-before="auto" fo:line-height="115%" style:writing-mode="lr-tb"/>
    </style:style>
    <style:style style:name="T265_1" style:family="text"/>
    <style:style style:name="T265_2" style:family="text"/>
    <style:style style:name="T265_3" style:family="text"/>
    <style:style style:name="T265_4" style:family="text"/>
    <style:style style:name="T265_5" style:family="text"/>
    <style:style style:name="T265_6" style:family="text"/>
    <style:style style:name="T265_7" style:family="text"/>
    <style:style style:name="T265_8" style:family="text"/>
    <style:style style:name="T265_9" style:family="text"/>
    <style:style style:name="T265_10" style:family="text"/>
    <style:style style:name="T265_11" style:family="text"/>
    <style:style style:name="T265_12" style:family="text"/>
    <style:style style:name="T265_13" style:family="text"/>
    <style:style style:name="T265_14" style:family="text"/>
    <style:style style:name="T265_15" style:family="text"/>
    <style:style style:name="T265_16" style:family="text"/>
    <style:style style:name="T265_17" style:family="text"/>
    <style:style style:name="T265_18" style:family="text"/>
    <style:style style:name="P266" style:family="paragraph" style:parent-style-name="Standard">
      <style:paragraph-properties fo:break-before="auto" fo:line-height="115%" style:writing-mode="lr-tb"/>
    </style:style>
    <style:style style:name="T266_1" style:family="text"/>
    <style:style style:name="T266_2" style:family="text"/>
    <style:style style:name="T266_3" style:family="text"/>
    <style:style style:name="T266_4" style:family="text"/>
    <style:style style:name="T266_5" style:family="text"/>
    <style:style style:name="T266_6" style:family="text"/>
    <style:style style:name="T266_7" style:family="text"/>
    <style:style style:name="T266_8" style:family="text"/>
    <style:style style:name="T266_9" style:family="text"/>
    <style:style style:name="T266_10" style:family="text"/>
    <style:style style:name="T266_11" style:family="text"/>
    <style:style style:name="T266_12" style:family="text"/>
    <style:style style:name="T266_13" style:family="text"/>
    <style:style style:name="T266_14" style:family="text"/>
    <style:style style:name="T266_15" style:family="text"/>
    <style:style style:name="T266_16" style:family="text"/>
    <style:style style:name="P267" style:family="paragraph" style:parent-style-name="Standard">
      <style:paragraph-properties fo:break-before="auto" fo:line-height="115%" style:writing-mode="lr-tb"/>
    </style:style>
    <style:style style:name="T267_1" style:family="text"/>
    <style:style style:name="P268" style:family="paragraph" style:parent-style-name="Standard">
      <style:paragraph-properties fo:break-before="auto" fo:line-height="115%" style:writing-mode="lr-tb"/>
    </style:style>
    <style:style style:name="T268_1" style:family="text"/>
    <style:style style:name="T268_2" style:family="text"/>
    <style:style style:name="T268_3" style:family="text"/>
    <style:style style:name="T268_4" style:family="text"/>
    <style:style style:name="T268_5" style:family="text"/>
    <style:style style:name="T268_6" style:family="text"/>
    <style:style style:name="T268_7" style:family="text"/>
    <style:style style:name="T268_8" style:family="text"/>
    <style:style style:name="P269" style:family="paragraph" style:parent-style-name="Standard">
      <style:paragraph-properties fo:break-before="auto" fo:line-height="115%" style:writing-mode="lr-tb"/>
    </style:style>
    <style:style style:name="T269_1" style:family="text"/>
    <style:style style:name="T269_2" style:family="text"/>
    <style:style style:name="T269_3" style:family="text"/>
    <style:style style:name="T269_4" style:family="text"/>
    <style:style style:name="T269_5" style:family="text"/>
    <style:style style:name="T269_6" style:family="text"/>
    <style:style style:name="T269_7" style:family="text"/>
    <style:style style:name="T269_8" style:family="text"/>
    <style:style style:name="P270" style:family="paragraph" style:parent-style-name="Standard">
      <style:paragraph-properties fo:break-before="auto" fo:line-height="115%" style:writing-mode="lr-tb"/>
    </style:style>
    <style:style style:name="T270_1" style:family="text"/>
    <style:style style:name="P271" style:family="paragraph" style:parent-style-name="Standard">
      <style:paragraph-properties fo:break-before="auto" fo:line-height="115%" style:writing-mode="lr-tb"/>
    </style:style>
    <style:style style:name="T271_1" style:family="text"/>
    <style:style style:name="T271_2" style:family="text"/>
    <style:style style:name="T271_3" style:family="text"/>
    <style:style style:name="T271_4" style:family="text"/>
    <style:style style:name="T271_5" style:family="text"/>
    <style:style style:name="T271_6" style:family="text"/>
    <style:style style:name="T271_7" style:family="text"/>
    <style:style style:name="T271_8" style:family="text"/>
    <style:style style:name="T271_9" style:family="text"/>
    <style:style style:name="T271_10" style:family="text"/>
    <style:style style:name="T271_11" style:family="text"/>
    <style:style style:name="T271_12" style:family="text"/>
    <style:style style:name="T271_13" style:family="text"/>
    <style:style style:name="T271_14" style:family="text"/>
    <style:style style:name="T271_15" style:family="text"/>
    <style:style style:name="T271_16" style:family="text"/>
    <style:style style:name="T271_17" style:family="text"/>
    <style:style style:name="T271_18" style:family="text"/>
    <style:style style:name="T271_19" style:family="text"/>
    <style:style style:name="T271_20" style:family="text"/>
    <style:style style:name="P272" style:family="paragraph" style:parent-style-name="Standard">
      <style:paragraph-properties fo:break-before="auto" fo:line-height="115%" style:writing-mode="lr-tb"/>
    </style:style>
    <style:style style:name="T272_1" style:family="text"/>
    <style:style style:name="T272_2" style:family="text"/>
    <style:style style:name="T272_3" style:family="text"/>
    <style:style style:name="T272_4" style:family="text"/>
    <style:style style:name="T272_5" style:family="text"/>
    <style:style style:name="T272_6" style:family="text"/>
    <style:style style:name="T272_7" style:family="text"/>
    <style:style style:name="T272_8" style:family="text"/>
    <style:style style:name="P273" style:family="paragraph" style:parent-style-name="Standard">
      <style:paragraph-properties fo:break-before="auto" fo:line-height="115%" style:writing-mode="lr-tb"/>
    </style:style>
    <style:style style:name="T273_1" style:family="text"/>
    <style:style style:name="P274" style:family="paragraph" style:parent-style-name="Standard">
      <style:paragraph-properties fo:break-before="auto" fo:line-height="115%" style:writing-mode="lr-tb"/>
    </style:style>
    <style:style style:name="T274_1" style:family="text"/>
    <style:style style:name="T274_2" style:family="text"/>
    <style:style style:name="T274_3" style:family="text"/>
    <style:style style:name="T274_4" style:family="text"/>
    <style:style style:name="T274_5" style:family="text"/>
    <style:style style:name="T274_6" style:family="text"/>
    <style:style style:name="T274_7" style:family="text"/>
    <style:style style:name="T274_8" style:family="text"/>
    <style:style style:name="P275" style:family="paragraph" style:parent-style-name="Standard">
      <style:paragraph-properties fo:break-before="auto" fo:line-height="115%" style:writing-mode="lr-tb"/>
    </style:style>
    <style:style style:name="T275_1" style:family="text"/>
    <style:style style:name="T275_2" style:family="text"/>
    <style:style style:name="T275_3" style:family="text"/>
    <style:style style:name="T275_4" style:family="text"/>
    <style:style style:name="T275_5" style:family="text"/>
    <style:style style:name="P276" style:family="paragraph" style:parent-style-name="Standard">
      <style:paragraph-properties fo:break-before="auto" fo:line-height="115%" style:writing-mode="lr-tb"/>
    </style:style>
    <style:style style:name="T276_1" style:family="text"/>
    <style:style style:name="P277" style:family="paragraph" style:parent-style-name="Standard">
      <style:paragraph-properties fo:break-before="auto" fo:line-height="115%" style:writing-mode="lr-tb"/>
    </style:style>
    <style:style style:name="T277_1" style:family="text"/>
    <style:style style:name="T277_2" style:family="text"/>
    <style:style style:name="T277_3" style:family="text"/>
    <style:style style:name="T277_4" style:family="text"/>
    <style:style style:name="T277_5" style:family="text"/>
    <style:style style:name="T277_6" style:family="text"/>
    <style:style style:name="P278" style:family="paragraph" style:parent-style-name="Standard">
      <style:paragraph-properties fo:break-before="auto" fo:line-height="115%" style:writing-mode="lr-tb"/>
    </style:style>
    <style:style style:name="T278_1" style:family="text"/>
    <style:style style:name="T278_2" style:family="text"/>
    <style:style style:name="T278_3" style:family="text"/>
    <style:style style:name="T278_4" style:family="text"/>
    <style:style style:name="T278_5" style:family="text"/>
    <style:style style:name="T278_6" style:family="text"/>
    <style:style style:name="T278_7" style:family="text"/>
    <style:style style:name="T278_8" style:family="text"/>
    <style:style style:name="P279" style:family="paragraph" style:parent-style-name="Standard">
      <style:paragraph-properties fo:break-before="auto" fo:line-height="115%" style:writing-mode="lr-tb"/>
    </style:style>
    <style:style style:name="T279_1" style:family="text"/>
    <style:style style:name="P280" style:family="paragraph" style:parent-style-name="Standard">
      <style:paragraph-properties fo:break-before="auto" fo:line-height="115%" style:writing-mode="lr-tb"/>
    </style:style>
    <style:style style:name="T280_1" style:family="text"/>
    <style:style style:name="T280_2" style:family="text"/>
    <style:style style:name="T280_3" style:family="text"/>
    <style:style style:name="T280_4" style:family="text"/>
    <style:style style:name="T280_5" style:family="text"/>
    <style:style style:name="T280_6" style:family="text"/>
    <style:style style:name="T280_7" style:family="text"/>
    <style:style style:name="T280_8" style:family="text"/>
    <style:style style:name="T280_9" style:family="text"/>
    <style:style style:name="T280_10" style:family="text"/>
    <style:style style:name="T280_11" style:family="text"/>
    <style:style style:name="T280_12" style:family="text"/>
    <style:style style:name="T280_13" style:family="text"/>
    <style:style style:name="T280_14" style:family="text"/>
    <style:style style:name="P281" style:family="paragraph" style:parent-style-name="Standard">
      <style:paragraph-properties fo:break-before="auto" fo:line-height="115%" style:writing-mode="lr-tb"/>
    </style:style>
    <style:style style:name="T281_1" style:family="text"/>
    <style:style style:name="T281_2" style:family="text"/>
    <style:style style:name="T281_3" style:family="text"/>
    <style:style style:name="T281_4" style:family="text"/>
    <style:style style:name="T281_5" style:family="text"/>
    <style:style style:name="T281_6" style:family="text"/>
    <style:style style:name="T281_7" style:family="text"/>
    <style:style style:name="T281_8" style:family="text"/>
    <style:style style:name="P282" style:family="paragraph" style:parent-style-name="Standard">
      <style:paragraph-properties fo:break-before="auto" fo:line-height="115%" style:writing-mode="lr-tb"/>
    </style:style>
    <style:style style:name="T282_1" style:family="text"/>
    <style:style style:name="P283" style:family="paragraph" style:parent-style-name="Standard">
      <style:paragraph-properties fo:break-before="auto" fo:line-height="115%" style:writing-mode="lr-tb"/>
    </style:style>
    <style:style style:name="T283_1" style:family="text"/>
    <style:style style:name="T283_2" style:family="text"/>
    <style:style style:name="T283_3" style:family="text"/>
    <style:style style:name="T283_4" style:family="text"/>
    <style:style style:name="T283_5" style:family="text"/>
    <style:style style:name="T283_6" style:family="text"/>
    <style:style style:name="P284" style:family="paragraph" style:parent-style-name="Standard">
      <style:paragraph-properties fo:break-before="auto" fo:line-height="115%" style:writing-mode="lr-tb"/>
    </style:style>
    <style:style style:name="T284_1" style:family="text"/>
    <style:style style:name="T284_2" style:family="text"/>
    <style:style style:name="T284_3" style:family="text"/>
    <style:style style:name="T284_4" style:family="text"/>
    <style:style style:name="T284_5" style:family="text"/>
    <style:style style:name="T284_6" style:family="text"/>
    <style:style style:name="T284_7" style:family="text"/>
    <style:style style:name="T284_8" style:family="text"/>
    <style:style style:name="T284_9" style:family="text"/>
    <style:style style:name="T284_10" style:family="text"/>
    <style:style style:name="T284_11" style:family="text"/>
    <style:style style:name="T284_12" style:family="text"/>
    <style:style style:name="T284_13" style:family="text"/>
    <style:style style:name="T284_14" style:family="text"/>
    <style:style style:name="T284_15" style:family="text"/>
    <style:style style:name="T284_16" style:family="text"/>
    <style:style style:name="P285" style:family="paragraph" style:parent-style-name="Standard">
      <style:paragraph-properties fo:break-before="auto" fo:line-height="115%" style:writing-mode="lr-tb"/>
    </style:style>
    <style:style style:name="T285_1" style:family="text"/>
    <style:style style:name="P286" style:family="paragraph" style:parent-style-name="Standard">
      <style:paragraph-properties fo:break-before="auto" fo:line-height="115%" style:writing-mode="lr-tb"/>
    </style:style>
    <style:style style:name="T286_1" style:family="text"/>
    <style:style style:name="T286_2" style:family="text"/>
    <style:style style:name="T286_3" style:family="text"/>
    <style:style style:name="T286_4" style:family="text"/>
    <style:style style:name="T286_5" style:family="text"/>
    <style:style style:name="T286_6" style:family="text"/>
    <style:style style:name="P287" style:family="paragraph" style:parent-style-name="Standard">
      <style:paragraph-properties fo:break-before="auto" fo:line-height="115%" style:writing-mode="lr-tb"/>
    </style:style>
    <style:style style:name="T287_1" style:family="text"/>
    <style:style style:name="T287_2" style:family="text"/>
    <style:style style:name="T287_3" style:family="text"/>
    <style:style style:name="T287_4" style:family="text"/>
    <style:style style:name="T287_5" style:family="text"/>
    <style:style style:name="T287_6" style:family="text"/>
    <style:style style:name="T287_7" style:family="text"/>
    <style:style style:name="T287_8" style:family="text"/>
    <style:style style:name="P288" style:family="paragraph" style:parent-style-name="Standard">
      <style:paragraph-properties fo:break-before="auto" fo:line-height="115%" style:writing-mode="lr-tb"/>
    </style:style>
    <style:style style:name="T288_1" style:family="text"/>
    <style:style style:name="P289" style:family="paragraph" style:parent-style-name="Standard">
      <style:paragraph-properties fo:break-before="auto" fo:line-height="115%" style:writing-mode="lr-tb"/>
    </style:style>
    <style:style style:name="T289_1" style:family="text"/>
    <style:style style:name="T289_2" style:family="text"/>
    <style:style style:name="T289_3" style:family="text"/>
    <style:style style:name="T289_4" style:family="text"/>
    <style:style style:name="T289_5" style:family="text"/>
    <style:style style:name="T289_6" style:family="text"/>
    <style:style style:name="T289_7" style:family="text"/>
    <style:style style:name="T289_8" style:family="text"/>
    <style:style style:name="T289_9" style:family="text"/>
    <style:style style:name="T289_10" style:family="text"/>
    <style:style style:name="T289_11" style:family="text"/>
    <style:style style:name="T289_12" style:family="text"/>
    <style:style style:name="T289_13" style:family="text"/>
    <style:style style:name="T289_14" style:family="text"/>
    <style:style style:name="P290" style:family="paragraph" style:parent-style-name="Standard">
      <style:paragraph-properties fo:break-before="auto" fo:line-height="115%" style:writing-mode="lr-tb"/>
    </style:style>
    <style:style style:name="T290_1" style:family="text"/>
    <style:style style:name="T290_2" style:family="text"/>
    <style:style style:name="T290_3" style:family="text"/>
    <style:style style:name="T290_4" style:family="text"/>
    <style:style style:name="T290_5" style:family="text"/>
    <style:style style:name="T290_6" style:family="text"/>
    <style:style style:name="T290_7" style:family="text"/>
    <style:style style:name="T290_8" style:family="text"/>
    <style:style style:name="T290_9" style:family="text"/>
    <style:style style:name="T290_10" style:family="text"/>
    <style:style style:name="T290_11" style:family="text"/>
    <style:style style:name="T290_12" style:family="text"/>
    <style:style style:name="T290_13" style:family="text"/>
    <style:style style:name="T290_14" style:family="text"/>
    <style:style style:name="T290_15" style:family="text"/>
    <style:style style:name="T290_16" style:family="text"/>
    <style:style style:name="P291" style:family="paragraph" style:parent-style-name="Standard">
      <style:paragraph-properties fo:break-before="auto" fo:line-height="115%" style:writing-mode="lr-tb"/>
    </style:style>
    <style:style style:name="T291_1" style:family="text"/>
    <style:style style:name="P292" style:family="paragraph" style:parent-style-name="Standard">
      <style:paragraph-properties fo:break-before="auto" fo:line-height="115%" style:writing-mode="lr-tb"/>
    </style:style>
    <style:style style:name="T292_1" style:family="text"/>
    <style:style style:name="T292_2" style:family="text"/>
    <style:style style:name="T292_3" style:family="text"/>
    <style:style style:name="T292_4" style:family="text"/>
    <style:style style:name="T292_5" style:family="text"/>
    <style:style style:name="T292_6" style:family="text"/>
    <style:style style:name="T292_7" style:family="text"/>
    <style:style style:name="T292_8" style:family="text"/>
    <style:style style:name="P293" style:family="paragraph" style:parent-style-name="Standard">
      <style:paragraph-properties fo:break-before="auto" fo:line-height="115%" style:writing-mode="lr-tb"/>
    </style:style>
    <style:style style:name="T293_1" style:family="text"/>
    <style:style style:name="T293_2" style:family="text"/>
    <style:style style:name="T293_3" style:family="text"/>
    <style:style style:name="T293_4" style:family="text"/>
    <style:style style:name="T293_5" style:family="text"/>
    <style:style style:name="T293_6" style:family="text"/>
    <style:style style:name="T293_7" style:family="text"/>
    <style:style style:name="T293_8" style:family="text"/>
    <style:style style:name="T293_9" style:family="text"/>
    <style:style style:name="T293_10" style:family="text"/>
    <style:style style:name="T293_11" style:family="text"/>
    <style:style style:name="T293_12" style:family="text"/>
    <style:style style:name="T293_13" style:family="text"/>
    <style:style style:name="T293_14" style:family="text"/>
    <style:style style:name="T293_15" style:family="text"/>
    <style:style style:name="T293_16" style:family="text"/>
    <style:style style:name="P294" style:family="paragraph" style:parent-style-name="Standard">
      <style:paragraph-properties fo:break-before="auto" fo:line-height="115%" style:writing-mode="lr-tb"/>
    </style:style>
    <style:style style:name="T294_1" style:family="text"/>
    <style:style style:name="P295" style:family="paragraph" style:parent-style-name="Standard">
      <style:paragraph-properties fo:break-before="auto" fo:line-height="115%" style:writing-mode="lr-tb"/>
    </style:style>
    <style:style style:name="T295_1" style:family="text"/>
    <style:style style:name="T295_2" style:family="text"/>
    <style:style style:name="T295_3" style:family="text"/>
    <style:style style:name="T295_4" style:family="text"/>
    <style:style style:name="T295_5" style:family="text"/>
    <style:style style:name="T295_6" style:family="text"/>
    <style:style style:name="T295_7" style:family="text"/>
    <style:style style:name="T295_8" style:family="text"/>
    <style:style style:name="T295_9" style:family="text"/>
    <style:style style:name="T295_10" style:family="text"/>
    <style:style style:name="T295_11" style:family="text"/>
    <style:style style:name="T295_12" style:family="text"/>
    <style:style style:name="P296" style:family="paragraph" style:parent-style-name="Standard">
      <style:paragraph-properties fo:break-before="auto" fo:line-height="115%" style:writing-mode="lr-tb"/>
    </style:style>
    <style:style style:name="T296_1" style:family="text"/>
    <style:style style:name="T296_2" style:family="text"/>
    <style:style style:name="T296_3" style:family="text"/>
    <style:style style:name="T296_4" style:family="text"/>
    <style:style style:name="T296_5" style:family="text"/>
    <style:style style:name="T296_6" style:family="text"/>
    <style:style style:name="T296_7" style:family="text"/>
    <style:style style:name="T296_8" style:family="text"/>
    <style:style style:name="T296_9" style:family="text"/>
    <style:style style:name="T296_10" style:family="text"/>
    <style:style style:name="T296_11" style:family="text"/>
    <style:style style:name="T296_12" style:family="text"/>
    <style:style style:name="T296_13" style:family="text"/>
    <style:style style:name="T296_14" style:family="text"/>
    <style:style style:name="T296_15" style:family="text"/>
    <style:style style:name="T296_16" style:family="text"/>
    <style:style style:name="P297" style:family="paragraph" style:parent-style-name="Standard">
      <style:paragraph-properties fo:break-before="auto" fo:line-height="115%" style:writing-mode="lr-tb"/>
    </style:style>
    <style:style style:name="T297_1" style:family="text"/>
    <style:style style:name="P298" style:family="paragraph" style:parent-style-name="Standard">
      <style:paragraph-properties fo:break-before="auto" fo:line-height="115%" style:writing-mode="lr-tb"/>
    </style:style>
    <style:style style:name="T298_1" style:family="text"/>
    <style:style style:name="T298_2" style:family="text"/>
    <style:style style:name="T298_3" style:family="text"/>
    <style:style style:name="T298_4" style:family="text"/>
    <style:style style:name="T298_5" style:family="text"/>
    <style:style style:name="T298_6" style:family="text"/>
    <style:style style:name="T298_7" style:family="text"/>
    <style:style style:name="T298_8" style:family="text"/>
    <style:style style:name="T298_9" style:family="text"/>
    <style:style style:name="T298_10" style:family="text"/>
    <style:style style:name="P299" style:family="paragraph" style:parent-style-name="Standard">
      <style:paragraph-properties fo:break-before="auto" fo:line-height="115%" style:writing-mode="lr-tb"/>
    </style:style>
    <style:style style:name="T299_1" style:family="text"/>
    <style:style style:name="T299_2" style:family="text"/>
    <style:style style:name="T299_3" style:family="text"/>
    <style:style style:name="T299_4" style:family="text"/>
    <style:style style:name="T299_5" style:family="text"/>
    <style:style style:name="P300" style:family="paragraph" style:parent-style-name="Standard">
      <style:paragraph-properties fo:break-before="auto" fo:line-height="115%" style:writing-mode="lr-tb"/>
    </style:style>
    <style:style style:name="T300_1" style:family="text"/>
    <style:style style:name="P301" style:family="paragraph" style:parent-style-name="Standard">
      <style:paragraph-properties fo:break-before="auto" fo:line-height="115%" style:writing-mode="lr-tb"/>
    </style:style>
    <style:style style:name="T301_1" style:family="text"/>
    <style:style style:name="T301_2" style:family="text"/>
    <style:style style:name="T301_3" style:family="text"/>
    <style:style style:name="T301_4" style:family="text"/>
    <style:style style:name="T301_5" style:family="text"/>
    <style:style style:name="T301_6" style:family="text"/>
    <style:style style:name="T301_7" style:family="text"/>
    <style:style style:name="T301_8" style:family="text"/>
    <style:style style:name="T301_9" style:family="text"/>
    <style:style style:name="T301_10" style:family="text"/>
    <style:style style:name="T301_11" style:family="text"/>
    <style:style style:name="T301_12" style:family="text"/>
    <style:style style:name="P302" style:family="paragraph" style:parent-style-name="Standard">
      <style:paragraph-properties fo:break-before="auto" fo:line-height="115%" style:writing-mode="lr-tb"/>
    </style:style>
    <style:style style:name="T302_1" style:family="text"/>
    <style:style style:name="T302_2" style:family="text"/>
    <style:style style:name="T302_3" style:family="text"/>
    <style:style style:name="T302_4" style:family="text"/>
    <style:style style:name="T302_5" style:family="text"/>
    <style:style style:name="T302_6" style:family="text"/>
    <style:style style:name="T302_7" style:family="text"/>
    <style:style style:name="T302_8" style:family="text"/>
    <style:style style:name="P303" style:family="paragraph" style:parent-style-name="Standard">
      <style:paragraph-properties fo:break-before="auto" fo:line-height="115%" style:writing-mode="lr-tb"/>
    </style:style>
    <style:style style:name="T303_1" style:family="text"/>
    <style:style style:name="P304" style:family="paragraph" style:parent-style-name="Standard">
      <style:paragraph-properties fo:break-before="auto" fo:line-height="115%" style:writing-mode="lr-tb"/>
    </style:style>
    <style:style style:name="T304_1" style:family="text"/>
    <style:style style:name="T304_2" style:family="text"/>
    <style:style style:name="T304_3" style:family="text"/>
    <style:style style:name="T304_4" style:family="text"/>
    <style:style style:name="T304_5" style:family="text"/>
    <style:style style:name="T304_6" style:family="text"/>
    <style:style style:name="P305" style:family="paragraph" style:parent-style-name="Standard">
      <style:paragraph-properties fo:break-before="auto" fo:line-height="115%" style:writing-mode="lr-tb"/>
    </style:style>
    <style:style style:name="T305_1" style:family="text"/>
    <style:style style:name="T305_2" style:family="text"/>
    <style:style style:name="T305_3" style:family="text"/>
    <style:style style:name="T305_4" style:family="text"/>
    <style:style style:name="T305_5" style:family="text"/>
    <style:style style:name="T305_6" style:family="text"/>
    <style:style style:name="T305_7" style:family="text"/>
    <style:style style:name="T305_8" style:family="text"/>
    <style:style style:name="P306" style:family="paragraph" style:parent-style-name="Standard">
      <style:paragraph-properties fo:break-before="auto" fo:line-height="115%" style:writing-mode="lr-tb"/>
    </style:style>
    <style:style style:name="T306_1" style:family="text"/>
    <style:style style:name="P307" style:family="paragraph" style:parent-style-name="Standard">
      <style:paragraph-properties fo:break-before="auto" fo:line-height="115%" style:writing-mode="lr-tb"/>
    </style:style>
    <style:style style:name="T307_1" style:family="text"/>
    <style:style style:name="T307_2" style:family="text"/>
    <style:style style:name="T307_3" style:family="text"/>
    <style:style style:name="T307_4" style:family="text"/>
    <style:style style:name="T307_5" style:family="text"/>
    <style:style style:name="T307_6" style:family="text"/>
    <style:style style:name="T307_7" style:family="text"/>
    <style:style style:name="T307_8" style:family="text"/>
    <style:style style:name="T307_9" style:family="text"/>
    <style:style style:name="T307_10" style:family="text"/>
    <style:style style:name="P308" style:family="paragraph" style:parent-style-name="Standard">
      <style:paragraph-properties fo:break-before="auto" fo:line-height="115%" style:writing-mode="lr-tb"/>
    </style:style>
    <style:style style:name="T308_1" style:family="text"/>
    <style:style style:name="T308_2" style:family="text"/>
    <style:style style:name="T308_3" style:family="text"/>
    <style:style style:name="T308_4" style:family="text"/>
    <style:style style:name="T308_5" style:family="text"/>
    <style:style style:name="P309" style:family="paragraph" style:parent-style-name="Standard">
      <style:paragraph-properties fo:break-before="auto" fo:line-height="115%" style:writing-mode="lr-tb"/>
    </style:style>
    <style:style style:name="T309_1" style:family="text"/>
    <style:style style:name="P310" style:family="paragraph" style:parent-style-name="Standard">
      <style:paragraph-properties fo:break-before="auto" fo:line-height="115%" style:writing-mode="lr-tb"/>
    </style:style>
    <style:style style:name="T310_1" style:family="text"/>
    <style:style style:name="T310_2" style:family="text"/>
    <style:style style:name="T310_3" style:family="text"/>
    <style:style style:name="T310_4" style:family="text"/>
    <style:style style:name="T310_5" style:family="text"/>
    <style:style style:name="T310_6" style:family="text"/>
    <style:style style:name="T310_7" style:family="text"/>
    <style:style style:name="T310_8" style:family="text"/>
    <style:style style:name="P311" style:family="paragraph" style:parent-style-name="Standard">
      <style:paragraph-properties fo:break-before="auto" fo:line-height="115%" style:writing-mode="lr-tb"/>
    </style:style>
    <style:style style:name="T311_1" style:family="text"/>
    <style:style style:name="T311_2" style:family="text"/>
    <style:style style:name="T311_3" style:family="text"/>
    <style:style style:name="T311_4" style:family="text"/>
    <style:style style:name="T311_5" style:family="text"/>
    <style:style style:name="P312" style:family="paragraph" style:parent-style-name="Standard">
      <style:paragraph-properties fo:break-before="auto" fo:line-height="115%" style:writing-mode="lr-tb"/>
    </style:style>
    <style:style style:name="T312_1" style:family="text"/>
    <style:style style:name="P313" style:family="paragraph" style:parent-style-name="Standard">
      <style:paragraph-properties fo:break-before="auto" fo:line-height="115%" style:writing-mode="lr-tb"/>
    </style:style>
    <style:style style:name="P314" style:family="paragraph" style:parent-style-name="Standard">
      <style:paragraph-properties fo:break-before="auto" fo:line-height="115%" style:writing-mode="lr-tb"/>
    </style:style>
    <style:style style:name="T314_1" style:family="text"/>
    <style:style style:name="T314_2" style:family="text"/>
    <style:style style:name="T314_3" style:family="text"/>
    <style:style style:name="T314_4" style:family="text"/>
    <style:style style:name="T314_5" style:family="text"/>
    <style:style style:name="T314_6" style:family="text"/>
    <style:style style:name="T314_7" style:family="text"/>
    <style:style style:name="T314_8" style:family="text"/>
    <style:style style:name="T314_9" style:family="text"/>
    <style:style style:name="T314_10" style:family="text"/>
    <style:style style:name="T314_11" style:family="text"/>
    <style:style style:name="P315" style:family="paragraph" style:parent-style-name="Standard">
      <style:paragraph-properties fo:break-before="auto" fo:line-height="115%" style:writing-mode="lr-tb"/>
    </style:style>
    <style:style style:name="T315_1" style:family="text"/>
    <style:style style:name="P316" style:family="paragraph" style:parent-style-name="Standard">
      <style:paragraph-properties fo:break-before="auto" fo:line-height="115%" style:writing-mode="lr-tb"/>
    </style:style>
    <style:style style:name="T316_1" style:family="text"/>
    <style:style style:name="T316_2" style:family="text"/>
    <style:style style:name="T316_3" style:family="text"/>
    <style:style style:name="T316_4" style:family="text"/>
    <style:style style:name="T316_5" style:family="text"/>
    <style:style style:name="T316_6" style:family="text"/>
    <style:style style:name="P317" style:family="paragraph" style:parent-style-name="Standard">
      <style:paragraph-properties fo:break-before="auto" fo:line-height="115%" style:writing-mode="lr-tb"/>
    </style:style>
    <style:style style:name="T317_1" style:family="text"/>
    <style:style style:name="T317_2" style:family="text"/>
    <style:style style:name="T317_3" style:family="text"/>
    <style:style style:name="T317_4" style:family="text"/>
    <style:style style:name="T317_5" style:family="text"/>
    <style:style style:name="T317_6" style:family="text"/>
    <style:style style:name="T317_7" style:family="text"/>
    <style:style style:name="T317_8" style:family="text"/>
    <style:style style:name="P318" style:family="paragraph" style:parent-style-name="Standard">
      <style:paragraph-properties fo:break-before="auto" fo:line-height="115%" style:writing-mode="lr-tb"/>
    </style:style>
    <style:style style:name="T318_1" style:family="text"/>
    <style:style style:name="P319" style:family="paragraph" style:parent-style-name="Standard">
      <style:paragraph-properties fo:break-before="auto" fo:line-height="115%" style:writing-mode="lr-tb"/>
    </style:style>
    <style:style style:name="T319_1" style:family="text"/>
    <style:style style:name="T319_2" style:family="text"/>
    <style:style style:name="T319_3" style:family="text"/>
    <style:style style:name="T319_4" style:family="text"/>
    <style:style style:name="T319_5" style:family="text"/>
    <style:style style:name="T319_6" style:family="text"/>
    <style:style style:name="T319_7" style:family="text"/>
    <style:style style:name="T319_8" style:family="text"/>
    <style:style style:name="T319_9" style:family="text"/>
    <style:style style:name="T319_10" style:family="text"/>
    <style:style style:name="T319_11" style:family="text"/>
    <style:style style:name="T319_12" style:family="text"/>
    <style:style style:name="T319_13" style:family="text"/>
    <style:style style:name="T319_14" style:family="text"/>
    <style:style style:name="P320" style:family="paragraph" style:parent-style-name="Standard">
      <style:paragraph-properties fo:break-before="auto" fo:line-height="115%" style:writing-mode="lr-tb"/>
    </style:style>
    <style:style style:name="T320_1" style:family="text"/>
    <style:style style:name="T320_2" style:family="text"/>
    <style:style style:name="T320_3" style:family="text"/>
    <style:style style:name="T320_4" style:family="text"/>
    <style:style style:name="T320_5" style:family="text"/>
    <style:style style:name="T320_6" style:family="text"/>
    <style:style style:name="T320_7" style:family="text"/>
    <style:style style:name="T320_8" style:family="text"/>
    <style:style style:name="T320_9" style:family="text"/>
    <style:style style:name="T320_10" style:family="text"/>
    <style:style style:name="T320_11" style:family="text"/>
    <style:style style:name="T320_12" style:family="text"/>
    <style:style style:name="T320_13" style:family="text"/>
    <style:style style:name="T320_14" style:family="text"/>
    <style:style style:name="T320_15" style:family="text"/>
    <style:style style:name="T320_16" style:family="text"/>
    <style:style style:name="P321" style:family="paragraph" style:parent-style-name="Standard">
      <style:paragraph-properties fo:break-before="auto" fo:line-height="115%" style:writing-mode="lr-tb"/>
    </style:style>
    <style:style style:name="T321_1" style:family="text"/>
    <style:style style:name="P322" style:family="paragraph" style:parent-style-name="Standard">
      <style:paragraph-properties fo:break-before="auto" fo:line-height="115%" style:writing-mode="lr-tb"/>
    </style:style>
    <style:style style:name="T322_1" style:family="text"/>
    <style:style style:name="T322_2" style:family="text"/>
    <style:style style:name="T322_3" style:family="text"/>
    <style:style style:name="T322_4" style:family="text"/>
    <style:style style:name="T322_5" style:family="text"/>
    <style:style style:name="T322_6" style:family="text"/>
    <style:style style:name="P323" style:family="paragraph" style:parent-style-name="Standard">
      <style:paragraph-properties fo:break-before="auto" fo:line-height="115%" style:writing-mode="lr-tb"/>
    </style:style>
    <style:style style:name="T323_1" style:family="text"/>
    <style:style style:name="T323_2" style:family="text"/>
    <style:style style:name="T323_3" style:family="text"/>
    <style:style style:name="T323_4" style:family="text"/>
    <style:style style:name="T323_5" style:family="text"/>
    <style:style style:name="T323_6" style:family="text"/>
    <style:style style:name="T323_7" style:family="text"/>
    <style:style style:name="T323_8" style:family="text"/>
    <style:style style:name="P324" style:family="paragraph" style:parent-style-name="Standard">
      <style:paragraph-properties fo:break-before="auto" fo:line-height="115%" style:writing-mode="lr-tb"/>
    </style:style>
    <style:style style:name="T324_1" style:family="text"/>
    <style:style style:name="P325" style:family="paragraph" style:parent-style-name="Standard">
      <style:paragraph-properties fo:break-before="auto" fo:line-height="115%" style:writing-mode="lr-tb"/>
    </style:style>
    <style:style style:name="T325_1" style:family="text"/>
    <style:style style:name="T325_2" style:family="text"/>
    <style:style style:name="T325_3" style:family="text"/>
    <style:style style:name="T325_4" style:family="text"/>
    <style:style style:name="T325_5" style:family="text"/>
    <style:style style:name="T325_6" style:family="text"/>
    <style:style style:name="T325_7" style:family="text"/>
    <style:style style:name="T325_8" style:family="text"/>
    <style:style style:name="P326" style:family="paragraph" style:parent-style-name="Standard">
      <style:paragraph-properties fo:break-before="auto" fo:line-height="115%" style:writing-mode="lr-tb"/>
    </style:style>
    <style:style style:name="T326_1" style:family="text"/>
    <style:style style:name="T326_2" style:family="text"/>
    <style:style style:name="T326_3" style:family="text"/>
    <style:style style:name="T326_4" style:family="text"/>
    <style:style style:name="T326_5" style:family="text"/>
    <style:style style:name="P327" style:family="paragraph" style:parent-style-name="Standard">
      <style:paragraph-properties fo:break-before="auto" fo:line-height="115%" style:writing-mode="lr-tb"/>
    </style:style>
    <style:style style:name="T327_1" style:family="text"/>
    <style:style style:name="P328" style:family="paragraph" style:parent-style-name="Standard">
      <style:paragraph-properties fo:break-before="auto" fo:line-height="115%" style:writing-mode="lr-tb"/>
    </style:style>
    <style:style style:name="T328_1" style:family="text"/>
    <style:style style:name="T328_2" style:family="text"/>
    <style:style style:name="T328_3" style:family="text"/>
    <style:style style:name="T328_4" style:family="text"/>
    <style:style style:name="T328_5" style:family="text"/>
    <style:style style:name="T328_6" style:family="text"/>
    <style:style style:name="P329" style:family="paragraph" style:parent-style-name="Standard">
      <style:paragraph-properties fo:break-before="auto" fo:line-height="115%" style:writing-mode="lr-tb"/>
    </style:style>
    <style:style style:name="T329_1" style:family="text"/>
    <style:style style:name="T329_2" style:family="text"/>
    <style:style style:name="T329_3" style:family="text"/>
    <style:style style:name="T329_4" style:family="text"/>
    <style:style style:name="T329_5" style:family="text"/>
    <style:style style:name="T329_6" style:family="text"/>
    <style:style style:name="T329_7" style:family="text"/>
    <style:style style:name="T329_8" style:family="text"/>
    <style:style style:name="P330" style:family="paragraph" style:parent-style-name="Standard">
      <style:paragraph-properties fo:break-before="auto" fo:line-height="115%" style:writing-mode="lr-tb"/>
    </style:style>
    <style:style style:name="T330_1" style:family="text"/>
    <style:style style:name="P331" style:family="paragraph" style:parent-style-name="Standard">
      <style:paragraph-properties fo:break-before="auto" fo:line-height="115%" style:writing-mode="lr-tb"/>
    </style:style>
    <style:style style:name="T331_1" style:family="text"/>
    <style:style style:name="T331_2" style:family="text"/>
    <style:style style:name="T331_3" style:family="text"/>
    <style:style style:name="T331_4" style:family="text"/>
    <style:style style:name="T331_5" style:family="text"/>
    <style:style style:name="T331_6" style:family="text"/>
    <style:style style:name="P332" style:family="paragraph" style:parent-style-name="Standard">
      <style:paragraph-properties fo:break-before="auto" fo:line-height="115%" style:writing-mode="lr-tb"/>
    </style:style>
    <style:style style:name="T332_1" style:family="text"/>
    <style:style style:name="T332_2" style:family="text"/>
    <style:style style:name="T332_3" style:family="text"/>
    <style:style style:name="T332_4" style:family="text"/>
    <style:style style:name="T332_5" style:family="text"/>
    <style:style style:name="T332_6" style:family="text"/>
    <style:style style:name="T332_7" style:family="text"/>
    <style:style style:name="T332_8" style:family="text"/>
    <style:style style:name="P333" style:family="paragraph" style:parent-style-name="Standard">
      <style:paragraph-properties fo:break-before="auto" fo:line-height="115%" style:writing-mode="lr-tb"/>
    </style:style>
    <style:style style:name="T333_1" style:family="text"/>
    <style:style style:name="P334" style:family="paragraph" style:parent-style-name="Standard">
      <style:paragraph-properties fo:break-before="auto" fo:line-height="115%" style:writing-mode="lr-tb"/>
    </style:style>
    <style:style style:name="T334_1" style:family="text"/>
    <style:style style:name="T334_2" style:family="text"/>
    <style:style style:name="T334_3" style:family="text"/>
    <style:style style:name="T334_4" style:family="text"/>
    <style:style style:name="T334_5" style:family="text"/>
    <style:style style:name="T334_6" style:family="text"/>
    <style:style style:name="T334_7" style:family="text"/>
    <style:style style:name="T334_8" style:family="text"/>
    <style:style style:name="P335" style:family="paragraph" style:parent-style-name="Standard">
      <style:paragraph-properties fo:break-before="auto" fo:line-height="115%" style:writing-mode="lr-tb"/>
    </style:style>
    <style:style style:name="T335_1" style:family="text"/>
    <style:style style:name="T335_2" style:family="text"/>
    <style:style style:name="T335_3" style:family="text"/>
    <style:style style:name="T335_4" style:family="text"/>
    <style:style style:name="T335_5" style:family="text"/>
    <style:style style:name="P336" style:family="paragraph" style:parent-style-name="Standard">
      <style:paragraph-properties fo:break-before="auto" fo:line-height="115%" style:writing-mode="lr-tb"/>
    </style:style>
    <style:style style:name="T336_1" style:family="text"/>
    <style:style style:name="P337" style:family="paragraph" style:parent-style-name="Standard">
      <style:paragraph-properties fo:break-before="auto" fo:line-height="115%" style:writing-mode="lr-tb"/>
    </style:style>
    <style:style style:name="P338" style:family="paragraph" style:parent-style-name="Standard">
      <style:paragraph-properties fo:break-before="auto" fo:line-height="115%" style:writing-mode="lr-tb"/>
    </style:style>
    <style:style style:name="T338_1" style:family="text"/>
    <style:style style:name="T338_2" style:family="text"/>
    <style:style style:name="T338_3" style:family="text"/>
    <style:style style:name="T338_4" style:family="text"/>
    <style:style style:name="T338_5" style:family="text"/>
    <style:style style:name="T338_6" style:family="text"/>
    <style:style style:name="T338_7" style:family="text"/>
    <style:style style:name="T338_8" style:family="text"/>
    <style:style style:name="T338_9" style:family="text"/>
    <style:style style:name="T338_10" style:family="text"/>
    <style:style style:name="T338_11" style:family="text"/>
    <style:style style:name="T338_12" style:family="text"/>
    <style:style style:name="T338_13" style:family="text"/>
    <style:style style:name="T338_14" style:family="text"/>
    <style:style style:name="T338_15" style:family="text"/>
    <style:style style:name="T338_16" style:family="text"/>
    <style:style style:name="T338_17" style:family="text"/>
    <style:style style:name="P339" style:family="paragraph" style:parent-style-name="Standard">
      <style:paragraph-properties fo:break-before="auto" fo:line-height="115%" style:writing-mode="lr-tb"/>
    </style:style>
    <style:style style:name="T339_1" style:family="text"/>
    <style:style style:name="P340" style:family="paragraph" style:parent-style-name="Standard">
      <style:paragraph-properties fo:break-before="auto" fo:line-height="115%" style:writing-mode="lr-tb"/>
    </style:style>
    <style:style style:name="T340_1" style:family="text"/>
    <style:style style:name="T340_2" style:family="text"/>
    <style:style style:name="T340_3" style:family="text"/>
    <style:style style:name="T340_4" style:family="text"/>
    <style:style style:name="T340_5" style:family="text"/>
    <style:style style:name="T340_6" style:family="text"/>
    <style:style style:name="P341" style:family="paragraph" style:parent-style-name="Standard">
      <style:paragraph-properties fo:break-before="auto" fo:line-height="115%" style:writing-mode="lr-tb"/>
    </style:style>
    <style:style style:name="T341_1" style:family="text"/>
    <style:style style:name="T341_2" style:family="text"/>
    <style:style style:name="T341_3" style:family="text"/>
    <style:style style:name="T341_4" style:family="text"/>
    <style:style style:name="T341_5" style:family="text"/>
    <style:style style:name="T341_6" style:family="text"/>
    <style:style style:name="T341_7" style:family="text"/>
    <style:style style:name="T341_8" style:family="text"/>
    <style:style style:name="P342" style:family="paragraph" style:parent-style-name="Standard">
      <style:paragraph-properties fo:break-before="auto" fo:line-height="115%" style:writing-mode="lr-tb"/>
    </style:style>
    <style:style style:name="T342_1" style:family="text"/>
    <style:style style:name="P343" style:family="paragraph" style:parent-style-name="Standard">
      <style:paragraph-properties fo:break-before="auto" fo:line-height="115%" style:writing-mode="lr-tb"/>
    </style:style>
    <style:style style:name="T343_1" style:family="text"/>
    <style:style style:name="T343_2" style:family="text"/>
    <style:style style:name="T343_3" style:family="text"/>
    <style:style style:name="T343_4" style:family="text"/>
    <style:style style:name="T343_5" style:family="text"/>
    <style:style style:name="T343_6" style:family="text"/>
    <style:style style:name="T343_7" style:family="text"/>
    <style:style style:name="T343_8" style:family="text"/>
    <style:style style:name="T343_9" style:family="text"/>
    <style:style style:name="T343_10" style:family="text"/>
    <style:style style:name="T343_11" style:family="text"/>
    <style:style style:name="T343_12" style:family="text"/>
    <style:style style:name="T343_13" style:family="text"/>
    <style:style style:name="T343_14" style:family="text"/>
    <style:style style:name="P344" style:family="paragraph" style:parent-style-name="Standard">
      <style:paragraph-properties fo:break-before="auto" fo:line-height="115%" style:writing-mode="lr-tb"/>
    </style:style>
    <style:style style:name="T344_1" style:family="text"/>
    <style:style style:name="T344_2" style:family="text"/>
    <style:style style:name="T344_3" style:family="text"/>
    <style:style style:name="T344_4" style:family="text"/>
    <style:style style:name="T344_5" style:family="text"/>
    <style:style style:name="T344_6" style:family="text"/>
    <style:style style:name="T344_7" style:family="text"/>
    <style:style style:name="T344_8" style:family="text"/>
    <style:style style:name="T344_9" style:family="text"/>
    <style:style style:name="T344_10" style:family="text"/>
    <style:style style:name="T344_11" style:family="text"/>
    <style:style style:name="T344_12" style:family="text"/>
    <style:style style:name="T344_13" style:family="text"/>
    <style:style style:name="T344_14" style:family="text"/>
    <style:style style:name="T344_15" style:family="text"/>
    <style:style style:name="T344_16" style:family="text"/>
    <style:style style:name="P345" style:family="paragraph" style:parent-style-name="Standard">
      <style:paragraph-properties fo:break-before="auto" fo:line-height="115%" style:writing-mode="lr-tb"/>
    </style:style>
    <style:style style:name="T345_1" style:family="text"/>
    <style:style style:name="P346" style:family="paragraph" style:parent-style-name="Standard">
      <style:paragraph-properties fo:break-before="auto" fo:line-height="115%" style:writing-mode="lr-tb"/>
    </style:style>
    <style:style style:name="T346_1" style:family="text"/>
    <style:style style:name="T346_2" style:family="text"/>
    <style:style style:name="T346_3" style:family="text"/>
    <style:style style:name="T346_4" style:family="text"/>
    <style:style style:name="T346_5" style:family="text"/>
    <style:style style:name="T346_6" style:family="text"/>
    <style:style style:name="T346_7" style:family="text"/>
    <style:style style:name="T346_8" style:family="text"/>
    <style:style style:name="T346_9" style:family="text"/>
    <style:style style:name="T346_10" style:family="text"/>
    <style:style style:name="T346_11" style:family="text"/>
    <style:style style:name="T346_12" style:family="text"/>
    <style:style style:name="T346_13" style:family="text"/>
    <style:style style:name="T346_14" style:family="text"/>
    <style:style style:name="T346_15" style:family="text"/>
    <style:style style:name="T346_16" style:family="text"/>
    <style:style style:name="P347" style:family="paragraph" style:parent-style-name="Standard">
      <style:paragraph-properties fo:break-before="auto" fo:line-height="115%" style:writing-mode="lr-tb"/>
    </style:style>
    <style:style style:name="T347_1" style:family="text"/>
    <style:style style:name="T347_2" style:family="text"/>
    <style:style style:name="T347_3" style:family="text"/>
    <style:style style:name="T347_4" style:family="text"/>
    <style:style style:name="T347_5" style:family="text"/>
    <style:style style:name="T347_6" style:family="text"/>
    <style:style style:name="T347_7" style:family="text"/>
    <style:style style:name="T347_8" style:family="text"/>
    <style:style style:name="T347_9" style:family="text"/>
    <style:style style:name="T347_10" style:family="text"/>
    <style:style style:name="T347_11" style:family="text"/>
    <style:style style:name="T347_12" style:family="text"/>
    <style:style style:name="T347_13" style:family="text"/>
    <style:style style:name="T347_14" style:family="text"/>
    <style:style style:name="T347_15" style:family="text"/>
    <style:style style:name="T347_16" style:family="text"/>
    <style:style style:name="P348" style:family="paragraph" style:parent-style-name="Standard">
      <style:paragraph-properties fo:break-before="auto" fo:line-height="115%" style:writing-mode="lr-tb"/>
    </style:style>
    <style:style style:name="T348_1" style:family="text"/>
    <style:style style:name="P349" style:family="paragraph" style:parent-style-name="Standard">
      <style:paragraph-properties fo:break-before="auto" fo:line-height="115%" style:writing-mode="lr-tb"/>
    </style:style>
    <style:style style:name="T349_1" style:family="text"/>
    <style:style style:name="T349_2" style:family="text"/>
    <style:style style:name="T349_3" style:family="text"/>
    <style:style style:name="T349_4" style:family="text"/>
    <style:style style:name="T349_5" style:family="text"/>
    <style:style style:name="T349_6" style:family="text"/>
    <style:style style:name="P350" style:family="paragraph" style:parent-style-name="Standard">
      <style:paragraph-properties fo:break-before="auto" fo:line-height="115%" style:writing-mode="lr-tb"/>
    </style:style>
    <style:style style:name="T350_1" style:family="text"/>
    <style:style style:name="T350_2" style:family="text"/>
    <style:style style:name="T350_3" style:family="text"/>
    <style:style style:name="T350_4" style:family="text"/>
    <style:style style:name="T350_5" style:family="text"/>
    <style:style style:name="T350_6" style:family="text"/>
    <style:style style:name="T350_7" style:family="text"/>
    <style:style style:name="T350_8" style:family="text"/>
    <style:style style:name="P351" style:family="paragraph" style:parent-style-name="Standard">
      <style:paragraph-properties fo:break-before="auto" fo:line-height="115%" style:writing-mode="lr-tb"/>
    </style:style>
    <style:style style:name="T351_1" style:family="text"/>
    <style:style style:name="P352" style:family="paragraph" style:parent-style-name="Standard">
      <style:paragraph-properties fo:break-before="auto" fo:line-height="115%" style:writing-mode="lr-tb"/>
    </style:style>
    <style:style style:name="T352_1" style:family="text"/>
    <style:style style:name="T352_2" style:family="text"/>
    <style:style style:name="T352_3" style:family="text"/>
    <style:style style:name="T352_4" style:family="text"/>
    <style:style style:name="T352_5" style:family="text"/>
    <style:style style:name="T352_6" style:family="text"/>
    <style:style style:name="T352_7" style:family="text"/>
    <style:style style:name="T352_8" style:family="text"/>
    <style:style style:name="P353" style:family="paragraph" style:parent-style-name="Standard">
      <style:paragraph-properties fo:break-before="auto" fo:line-height="115%" style:writing-mode="lr-tb"/>
    </style:style>
    <style:style style:name="T353_1" style:family="text"/>
    <style:style style:name="T353_2" style:family="text"/>
    <style:style style:name="T353_3" style:family="text"/>
    <style:style style:name="T353_4" style:family="text"/>
    <style:style style:name="T353_5" style:family="text"/>
    <style:style style:name="P354" style:family="paragraph" style:parent-style-name="Standard">
      <style:paragraph-properties fo:break-before="auto" fo:line-height="115%" style:writing-mode="lr-tb"/>
    </style:style>
    <style:style style:name="T354_1" style:family="text"/>
    <style:style style:name="P355" style:family="paragraph" style:parent-style-name="Standard">
      <style:paragraph-properties fo:break-before="auto" fo:line-height="115%" style:writing-mode="lr-tb"/>
    </style:style>
    <style:style style:name="T355_1" style:family="text"/>
    <style:style style:name="T355_2" style:family="text"/>
    <style:style style:name="T355_3" style:family="text"/>
    <style:style style:name="T355_4" style:family="text"/>
    <style:style style:name="T355_5" style:family="text"/>
    <style:style style:name="T355_6" style:family="text"/>
    <style:style style:name="P356" style:family="paragraph" style:parent-style-name="Standard">
      <style:paragraph-properties fo:break-before="auto" fo:line-height="115%" style:writing-mode="lr-tb"/>
    </style:style>
    <style:style style:name="T356_1" style:family="text"/>
    <style:style style:name="T356_2" style:family="text"/>
    <style:style style:name="T356_3" style:family="text"/>
    <style:style style:name="T356_4" style:family="text"/>
    <style:style style:name="T356_5" style:family="text"/>
    <style:style style:name="T356_6" style:family="text"/>
    <style:style style:name="T356_7" style:family="text"/>
    <style:style style:name="T356_8" style:family="text"/>
    <style:style style:name="P357" style:family="paragraph" style:parent-style-name="Standard">
      <style:paragraph-properties fo:break-before="auto" fo:line-height="115%" style:writing-mode="lr-tb"/>
    </style:style>
    <style:style style:name="T357_1" style:family="text"/>
    <style:style style:name="P358" style:family="paragraph" style:parent-style-name="Standard">
      <style:paragraph-properties fo:break-before="auto" fo:line-height="115%" style:writing-mode="lr-tb"/>
    </style:style>
    <style:style style:name="T358_1" style:family="text"/>
    <style:style style:name="T358_2" style:family="text"/>
    <style:style style:name="T358_3" style:family="text"/>
    <style:style style:name="T358_4" style:family="text"/>
    <style:style style:name="T358_5" style:family="text"/>
    <style:style style:name="T358_6" style:family="text"/>
    <style:style style:name="T358_7" style:family="text"/>
    <style:style style:name="T358_8" style:family="text"/>
    <style:style style:name="P359" style:family="paragraph" style:parent-style-name="Standard">
      <style:paragraph-properties fo:break-before="auto" fo:line-height="115%" style:writing-mode="lr-tb"/>
    </style:style>
    <style:style style:name="T359_1" style:family="text"/>
    <style:style style:name="T359_2" style:family="text"/>
    <style:style style:name="T359_3" style:family="text"/>
    <style:style style:name="T359_4" style:family="text"/>
    <style:style style:name="T359_5" style:family="text"/>
    <style:style style:name="P360" style:family="paragraph" style:parent-style-name="Standard">
      <style:paragraph-properties fo:break-before="auto" fo:line-height="115%" style:writing-mode="lr-tb"/>
    </style:style>
    <style:style style:name="T360_1" style:family="text"/>
    <style:style style:name="P361" style:family="paragraph" style:parent-style-name="Standard">
      <style:paragraph-properties fo:break-before="auto" fo:line-height="115%" style:writing-mode="lr-tb"/>
    </style:style>
    <style:style style:name="P362" style:family="paragraph" style:parent-style-name="Standard">
      <style:paragraph-properties fo:break-before="auto" fo:line-height="115%" style:writing-mode="lr-tb"/>
    </style:style>
    <style:style style:name="T362_1" style:family="text"/>
    <style:style style:name="T362_2" style:family="text"/>
    <style:style style:name="T362_3" style:family="text"/>
    <style:style style:name="T362_4" style:family="text"/>
    <style:style style:name="T362_5" style:family="text"/>
    <style:style style:name="T362_6" style:family="text"/>
    <style:style style:name="T362_7" style:family="text"/>
    <style:style style:name="T362_8" style:family="text"/>
    <style:style style:name="T362_9" style:family="text"/>
    <style:style style:name="T362_10" style:family="text"/>
    <style:style style:name="T362_11" style:family="text"/>
    <style:style style:name="T362_12" style:family="text"/>
    <style:style style:name="T362_13" style:family="text"/>
    <style:style style:name="T362_14" style:family="text"/>
    <style:style style:name="T362_15" style:family="text"/>
    <style:style style:name="P363" style:family="paragraph" style:parent-style-name="Standard">
      <style:paragraph-properties fo:break-before="auto" fo:line-height="115%" style:writing-mode="lr-tb"/>
    </style:style>
    <style:style style:name="T363_1" style:family="text"/>
    <style:style style:name="P364" style:family="paragraph" style:parent-style-name="Standard">
      <style:paragraph-properties fo:break-before="auto" fo:line-height="115%" style:writing-mode="lr-tb"/>
    </style:style>
    <style:style style:name="T364_1" style:family="text"/>
    <style:style style:name="T364_2" style:family="text"/>
    <style:style style:name="T364_3" style:family="text"/>
    <style:style style:name="T364_4" style:family="text"/>
    <style:style style:name="T364_5" style:family="text"/>
    <style:style style:name="T364_6" style:family="text"/>
    <style:style style:name="P365" style:family="paragraph" style:parent-style-name="Standard">
      <style:paragraph-properties fo:break-before="auto" fo:line-height="115%" style:writing-mode="lr-tb"/>
    </style:style>
    <style:style style:name="T365_1" style:family="text"/>
    <style:style style:name="T365_2" style:family="text"/>
    <style:style style:name="T365_3" style:family="text"/>
    <style:style style:name="T365_4" style:family="text"/>
    <style:style style:name="T365_5" style:family="text"/>
    <style:style style:name="T365_6" style:family="text"/>
    <style:style style:name="T365_7" style:family="text"/>
    <style:style style:name="T365_8" style:family="text"/>
    <style:style style:name="P366" style:family="paragraph" style:parent-style-name="Standard">
      <style:paragraph-properties fo:break-before="auto" fo:line-height="115%" style:writing-mode="lr-tb"/>
    </style:style>
    <style:style style:name="T366_1" style:family="text"/>
    <style:style style:name="P367" style:family="paragraph" style:parent-style-name="Standard">
      <style:paragraph-properties fo:break-before="auto" fo:line-height="115%" style:writing-mode="lr-tb"/>
    </style:style>
    <style:style style:name="T367_1" style:family="text"/>
    <style:style style:name="T367_2" style:family="text"/>
    <style:style style:name="T367_3" style:family="text"/>
    <style:style style:name="T367_4" style:family="text"/>
    <style:style style:name="T367_5" style:family="text"/>
    <style:style style:name="T367_6" style:family="text"/>
    <style:style style:name="T367_7" style:family="text"/>
    <style:style style:name="T367_8" style:family="text"/>
    <style:style style:name="T367_9" style:family="text"/>
    <style:style style:name="T367_10" style:family="text"/>
    <style:style style:name="T367_11" style:family="text"/>
    <style:style style:name="T367_12" style:family="text"/>
    <style:style style:name="T367_13" style:family="text"/>
    <style:style style:name="T367_14" style:family="text"/>
    <style:style style:name="P368" style:family="paragraph" style:parent-style-name="Standard">
      <style:paragraph-properties fo:break-before="auto" fo:line-height="115%" style:writing-mode="lr-tb"/>
    </style:style>
    <style:style style:name="T368_1" style:family="text"/>
    <style:style style:name="T368_2" style:family="text"/>
    <style:style style:name="T368_3" style:family="text"/>
    <style:style style:name="T368_4" style:family="text"/>
    <style:style style:name="T368_5" style:family="text"/>
    <style:style style:name="T368_6" style:family="text"/>
    <style:style style:name="T368_7" style:family="text"/>
    <style:style style:name="T368_8" style:family="text"/>
    <style:style style:name="T368_9" style:family="text"/>
    <style:style style:name="T368_10" style:family="text"/>
    <style:style style:name="T368_11" style:family="text"/>
    <style:style style:name="T368_12" style:family="text"/>
    <style:style style:name="T368_13" style:family="text"/>
    <style:style style:name="T368_14" style:family="text"/>
    <style:style style:name="T368_15" style:family="text"/>
    <style:style style:name="T368_16" style:family="text"/>
    <style:style style:name="P369" style:family="paragraph" style:parent-style-name="Standard">
      <style:paragraph-properties fo:break-before="auto" fo:line-height="115%" style:writing-mode="lr-tb"/>
    </style:style>
    <style:style style:name="T369_1" style:family="text"/>
    <style:style style:name="P370" style:family="paragraph" style:parent-style-name="Standard">
      <style:paragraph-properties fo:break-before="auto" fo:line-height="115%" style:writing-mode="lr-tb"/>
    </style:style>
    <style:style style:name="T370_1" style:family="text"/>
    <style:style style:name="T370_2" style:family="text"/>
    <style:style style:name="T370_3" style:family="text"/>
    <style:style style:name="T370_4" style:family="text"/>
    <style:style style:name="T370_5" style:family="text"/>
    <style:style style:name="T370_6" style:family="text"/>
    <style:style style:name="T370_7" style:family="text"/>
    <style:style style:name="T370_8" style:family="text"/>
    <style:style style:name="T370_9" style:family="text"/>
    <style:style style:name="T370_10" style:family="text"/>
    <style:style style:name="T370_11" style:family="text"/>
    <style:style style:name="T370_12" style:family="text"/>
    <style:style style:name="T370_13" style:family="text"/>
    <style:style style:name="T370_14" style:family="text"/>
    <style:style style:name="T370_15" style:family="text"/>
    <style:style style:name="T370_16" style:family="text"/>
    <style:style style:name="T370_17" style:family="text"/>
    <style:style style:name="T370_18" style:family="text"/>
    <style:style style:name="T370_19" style:family="text"/>
    <style:style style:name="T370_20" style:family="text"/>
    <style:style style:name="T370_21" style:family="text"/>
    <style:style style:name="T370_22" style:family="text"/>
    <style:style style:name="T370_23" style:family="text"/>
    <style:style style:name="T370_24" style:family="text"/>
    <style:style style:name="T370_25" style:family="text"/>
    <style:style style:name="T370_26" style:family="text"/>
    <style:style style:name="P371" style:family="paragraph" style:parent-style-name="Standard">
      <style:paragraph-properties fo:break-before="auto" fo:line-height="115%" style:writing-mode="lr-tb"/>
    </style:style>
    <style:style style:name="T371_1" style:family="text"/>
    <style:style style:name="T371_2" style:family="text"/>
    <style:style style:name="T371_3" style:family="text"/>
    <style:style style:name="T371_4" style:family="text"/>
    <style:style style:name="T371_5" style:family="text"/>
    <style:style style:name="T371_6" style:family="text"/>
    <style:style style:name="T371_7" style:family="text"/>
    <style:style style:name="T371_8" style:family="text"/>
    <style:style style:name="T371_9" style:family="text"/>
    <style:style style:name="T371_10" style:family="text"/>
    <style:style style:name="T371_11" style:family="text"/>
    <style:style style:name="T371_12" style:family="text"/>
    <style:style style:name="T371_13" style:family="text"/>
    <style:style style:name="T371_14" style:family="text"/>
    <style:style style:name="T371_15" style:family="text"/>
    <style:style style:name="T371_16" style:family="text"/>
    <style:style style:name="P372" style:family="paragraph" style:parent-style-name="Standard">
      <style:paragraph-properties fo:break-before="auto" fo:line-height="115%" style:writing-mode="lr-tb"/>
    </style:style>
    <style:style style:name="T372_1" style:family="text"/>
    <style:style style:name="P373" style:family="paragraph" style:parent-style-name="Standard">
      <style:paragraph-properties fo:break-before="auto" fo:line-height="115%" style:writing-mode="lr-tb"/>
    </style:style>
    <style:style style:name="T373_1" style:family="text"/>
    <style:style style:name="T373_2" style:family="text"/>
    <style:style style:name="T373_3" style:family="text"/>
    <style:style style:name="T373_4" style:family="text"/>
    <style:style style:name="T373_5" style:family="text"/>
    <style:style style:name="T373_6" style:family="text"/>
    <style:style style:name="T373_7" style:family="text"/>
    <style:style style:name="T373_8" style:family="text"/>
    <style:style style:name="T373_9" style:family="text"/>
    <style:style style:name="T373_10" style:family="text"/>
    <style:style style:name="T373_11" style:family="text"/>
    <style:style style:name="T373_12" style:family="text"/>
    <style:style style:name="T373_13" style:family="text"/>
    <style:style style:name="T373_14" style:family="text"/>
    <style:style style:name="T373_15" style:family="text"/>
    <style:style style:name="T373_16" style:family="text"/>
    <style:style style:name="T373_17" style:family="text"/>
    <style:style style:name="T373_18" style:family="text"/>
    <style:style style:name="T373_19" style:family="text"/>
    <style:style style:name="T373_20" style:family="text"/>
    <style:style style:name="T373_21" style:family="text"/>
    <style:style style:name="T373_22" style:family="text"/>
    <style:style style:name="T373_23" style:family="text"/>
    <style:style style:name="T373_24" style:family="text"/>
    <style:style style:name="T373_25" style:family="text"/>
    <style:style style:name="T373_26" style:family="text"/>
    <style:style style:name="P374" style:family="paragraph" style:parent-style-name="Standard">
      <style:paragraph-properties fo:break-before="auto" fo:line-height="115%" style:writing-mode="lr-tb"/>
    </style:style>
    <style:style style:name="T374_1" style:family="text"/>
    <style:style style:name="T374_2" style:family="text"/>
    <style:style style:name="T374_3" style:family="text"/>
    <style:style style:name="T374_4" style:family="text"/>
    <style:style style:name="T374_5" style:family="text"/>
    <style:style style:name="T374_6" style:family="text"/>
    <style:style style:name="T374_7" style:family="text"/>
    <style:style style:name="T374_8" style:family="text"/>
    <style:style style:name="T374_9" style:family="text"/>
    <style:style style:name="T374_10" style:family="text"/>
    <style:style style:name="T374_11" style:family="text"/>
    <style:style style:name="T374_12" style:family="text"/>
    <style:style style:name="T374_13" style:family="text"/>
    <style:style style:name="T374_14" style:family="text"/>
    <style:style style:name="T374_15" style:family="text"/>
    <style:style style:name="T374_16" style:family="text"/>
    <style:style style:name="P375" style:family="paragraph" style:parent-style-name="Standard">
      <style:paragraph-properties fo:break-before="auto" fo:line-height="115%" style:writing-mode="lr-tb"/>
    </style:style>
    <style:style style:name="T375_1" style:family="text"/>
    <style:style style:name="P376" style:family="paragraph" style:parent-style-name="Standard">
      <style:paragraph-properties fo:break-before="auto" fo:line-height="115%" style:writing-mode="lr-tb"/>
    </style:style>
    <style:style style:name="T376_1" style:family="text"/>
    <style:style style:name="T376_2" style:family="text"/>
    <style:style style:name="T376_3" style:family="text"/>
    <style:style style:name="T376_4" style:family="text"/>
    <style:style style:name="T376_5" style:family="text"/>
    <style:style style:name="T376_6" style:family="text"/>
    <style:style style:name="P377" style:family="paragraph" style:parent-style-name="Standard">
      <style:paragraph-properties fo:break-before="auto" fo:line-height="115%" style:writing-mode="lr-tb"/>
    </style:style>
    <style:style style:name="T377_1" style:family="text"/>
    <style:style style:name="T377_2" style:family="text"/>
    <style:style style:name="T377_3" style:family="text"/>
    <style:style style:name="T377_4" style:family="text"/>
    <style:style style:name="T377_5" style:family="text"/>
    <style:style style:name="T377_6" style:family="text"/>
    <style:style style:name="T377_7" style:family="text"/>
    <style:style style:name="T377_8" style:family="text"/>
    <style:style style:name="P378" style:family="paragraph" style:parent-style-name="Standard">
      <style:paragraph-properties fo:break-before="auto" fo:line-height="115%" style:writing-mode="lr-tb"/>
    </style:style>
    <style:style style:name="T378_1" style:family="text"/>
    <style:style style:name="P379" style:family="paragraph" style:parent-style-name="Standard">
      <style:paragraph-properties fo:break-before="auto" fo:line-height="115%" style:writing-mode="lr-tb"/>
    </style:style>
    <style:style style:name="T379_1" style:family="text"/>
    <style:style style:name="T379_2" style:family="text"/>
    <style:style style:name="T379_3" style:family="text"/>
    <style:style style:name="T379_4" style:family="text"/>
    <style:style style:name="T379_5" style:family="text"/>
    <style:style style:name="T379_6" style:family="text"/>
    <style:style style:name="T379_7" style:family="text"/>
    <style:style style:name="T379_8" style:family="text"/>
    <style:style style:name="P380" style:family="paragraph" style:parent-style-name="Standard">
      <style:paragraph-properties fo:break-before="auto" fo:line-height="115%" style:writing-mode="lr-tb"/>
    </style:style>
    <style:style style:name="T380_1" style:family="text"/>
    <style:style style:name="T380_2" style:family="text"/>
    <style:style style:name="T380_3" style:family="text"/>
    <style:style style:name="T380_4" style:family="text"/>
    <style:style style:name="T380_5" style:family="text"/>
    <style:style style:name="P381" style:family="paragraph" style:parent-style-name="Standard">
      <style:paragraph-properties fo:break-before="auto" fo:line-height="115%" style:writing-mode="lr-tb"/>
    </style:style>
    <style:style style:name="T381_1" style:family="text"/>
    <style:style style:name="P382" style:family="paragraph" style:parent-style-name="Standard">
      <style:paragraph-properties fo:break-before="auto" fo:line-height="115%" style:writing-mode="lr-tb"/>
    </style:style>
    <style:style style:name="T382_1" style:family="text"/>
    <style:style style:name="T382_2" style:family="text"/>
    <style:style style:name="T382_3" style:family="text"/>
    <style:style style:name="T382_4" style:family="text"/>
    <style:style style:name="T382_5" style:family="text"/>
    <style:style style:name="T382_6" style:family="text"/>
    <style:style style:name="P383" style:family="paragraph" style:parent-style-name="Standard">
      <style:paragraph-properties fo:break-before="auto" fo:line-height="115%" style:writing-mode="lr-tb"/>
    </style:style>
    <style:style style:name="T383_1" style:family="text"/>
    <style:style style:name="T383_2" style:family="text"/>
    <style:style style:name="T383_3" style:family="text"/>
    <style:style style:name="T383_4" style:family="text"/>
    <style:style style:name="T383_5" style:family="text"/>
    <style:style style:name="T383_6" style:family="text"/>
    <style:style style:name="T383_7" style:family="text"/>
    <style:style style:name="T383_8" style:family="text"/>
    <style:style style:name="P384" style:family="paragraph" style:parent-style-name="Standard">
      <style:paragraph-properties fo:break-before="auto" fo:line-height="115%" style:writing-mode="lr-tb"/>
    </style:style>
    <style:style style:name="T384_1" style:family="text"/>
    <style:style style:name="P385" style:family="paragraph" style:parent-style-name="Standard">
      <style:paragraph-properties fo:break-before="auto" fo:line-height="115%" style:writing-mode="lr-tb"/>
    </style:style>
    <style:style style:name="T385_1" style:family="text"/>
    <style:style style:name="T385_2" style:family="text"/>
    <style:style style:name="T385_3" style:family="text"/>
    <style:style style:name="T385_4" style:family="text"/>
    <style:style style:name="T385_5" style:family="text"/>
    <style:style style:name="T385_6" style:family="text"/>
    <style:style style:name="T385_7" style:family="text"/>
    <style:style style:name="T385_8" style:family="text"/>
    <style:style style:name="P386" style:family="paragraph" style:parent-style-name="Standard">
      <style:paragraph-properties fo:break-before="auto" fo:line-height="115%" style:writing-mode="lr-tb"/>
    </style:style>
    <style:style style:name="T386_1" style:family="text"/>
    <style:style style:name="T386_2" style:family="text"/>
    <style:style style:name="T386_3" style:family="text"/>
    <style:style style:name="T386_4" style:family="text"/>
    <style:style style:name="T386_5" style:family="text"/>
    <style:style style:name="P387" style:family="paragraph" style:parent-style-name="Standard">
      <style:paragraph-properties fo:break-before="auto" fo:line-height="115%" style:writing-mode="lr-tb"/>
    </style:style>
    <style:style style:name="T387_1" style:family="text"/>
    <style:style style:name="P388" style:family="paragraph" style:parent-style-name="Standard">
      <style:paragraph-properties fo:break-before="auto" fo:line-height="115%" style:writing-mode="lr-tb"/>
    </style:style>
    <style:style style:name="P389" style:family="paragraph" style:parent-style-name="Standard">
      <style:paragraph-properties fo:break-before="auto" fo:line-height="115%" style:writing-mode="lr-tb"/>
    </style:style>
    <style:style style:name="T389_1" style:family="text"/>
    <style:style style:name="T389_2" style:family="text"/>
    <style:style style:name="T389_3" style:family="text"/>
    <style:style style:name="T389_4" style:family="text"/>
    <style:style style:name="T389_5" style:family="text"/>
    <style:style style:name="T389_6" style:family="text"/>
    <style:style style:name="T389_7" style:family="text"/>
    <style:style style:name="T389_8" style:family="text"/>
    <style:style style:name="T389_9" style:family="text"/>
    <style:style style:name="T389_10" style:family="text"/>
    <style:style style:name="T389_11" style:family="text"/>
    <style:style style:name="T389_12" style:family="text"/>
    <style:style style:name="T389_13" style:family="text"/>
    <style:style style:name="P390" style:family="paragraph" style:parent-style-name="Standard">
      <style:paragraph-properties fo:break-before="auto" fo:line-height="115%" style:writing-mode="lr-tb"/>
    </style:style>
    <style:style style:name="T390_1" style:family="text"/>
    <style:style style:name="P391" style:family="paragraph" style:parent-style-name="Standard">
      <style:paragraph-properties fo:break-before="auto" fo:line-height="115%" style:writing-mode="lr-tb"/>
    </style:style>
    <style:style style:name="T391_1" style:family="text"/>
    <style:style style:name="T391_2" style:family="text"/>
    <style:style style:name="T391_3" style:family="text"/>
    <style:style style:name="T391_4" style:family="text"/>
    <style:style style:name="T391_5" style:family="text"/>
    <style:style style:name="T391_6" style:family="text"/>
    <style:style style:name="P392" style:family="paragraph" style:parent-style-name="Standard">
      <style:paragraph-properties fo:break-before="auto" fo:line-height="115%" style:writing-mode="lr-tb"/>
    </style:style>
    <style:style style:name="T392_1" style:family="text"/>
    <style:style style:name="T392_2" style:family="text"/>
    <style:style style:name="T392_3" style:family="text"/>
    <style:style style:name="T392_4" style:family="text"/>
    <style:style style:name="T392_5" style:family="text"/>
    <style:style style:name="T392_6" style:family="text"/>
    <style:style style:name="T392_7" style:family="text"/>
    <style:style style:name="T392_8" style:family="text"/>
    <style:style style:name="P393" style:family="paragraph" style:parent-style-name="Standard">
      <style:paragraph-properties fo:break-before="auto" fo:line-height="115%" style:writing-mode="lr-tb"/>
    </style:style>
    <style:style style:name="T393_1" style:family="text"/>
    <style:style style:name="P394" style:family="paragraph" style:parent-style-name="Standard">
      <style:paragraph-properties fo:break-before="auto" fo:line-height="115%" style:writing-mode="lr-tb"/>
    </style:style>
    <style:style style:name="T394_1" style:family="text"/>
    <style:style style:name="T394_2" style:family="text"/>
    <style:style style:name="T394_3" style:family="text"/>
    <style:style style:name="T394_4" style:family="text"/>
    <style:style style:name="T394_5" style:family="text"/>
    <style:style style:name="T394_6" style:family="text"/>
    <style:style style:name="T394_7" style:family="text"/>
    <style:style style:name="T394_8" style:family="text"/>
    <style:style style:name="T394_9" style:family="text"/>
    <style:style style:name="T394_10" style:family="text"/>
    <style:style style:name="T394_11" style:family="text"/>
    <style:style style:name="T394_12" style:family="text"/>
    <style:style style:name="T394_13" style:family="text"/>
    <style:style style:name="T394_14" style:family="text"/>
    <style:style style:name="P395" style:family="paragraph" style:parent-style-name="Standard">
      <style:paragraph-properties fo:break-before="auto" fo:line-height="115%" style:writing-mode="lr-tb"/>
    </style:style>
    <style:style style:name="T395_1" style:family="text"/>
    <style:style style:name="T395_2" style:family="text"/>
    <style:style style:name="T395_3" style:family="text"/>
    <style:style style:name="T395_4" style:family="text"/>
    <style:style style:name="T395_5" style:family="text"/>
    <style:style style:name="T395_6" style:family="text"/>
    <style:style style:name="T395_7" style:family="text"/>
    <style:style style:name="T395_8" style:family="text"/>
    <style:style style:name="T395_9" style:family="text"/>
    <style:style style:name="T395_10" style:family="text"/>
    <style:style style:name="T395_11" style:family="text"/>
    <style:style style:name="T395_12" style:family="text"/>
    <style:style style:name="T395_13" style:family="text"/>
    <style:style style:name="T395_14" style:family="text"/>
    <style:style style:name="T395_15" style:family="text"/>
    <style:style style:name="T395_16" style:family="text"/>
    <style:style style:name="P396" style:family="paragraph" style:parent-style-name="Standard">
      <style:paragraph-properties fo:break-before="auto" fo:line-height="115%" style:writing-mode="lr-tb"/>
    </style:style>
    <style:style style:name="T396_1" style:family="text"/>
    <style:style style:name="P397" style:family="paragraph" style:parent-style-name="Standard">
      <style:paragraph-properties fo:break-before="auto" fo:line-height="115%" style:writing-mode="lr-tb"/>
    </style:style>
    <style:style style:name="T397_1" style:family="text"/>
    <style:style style:name="T397_2" style:family="text"/>
    <style:style style:name="T397_3" style:family="text"/>
    <style:style style:name="T397_4" style:family="text"/>
    <style:style style:name="T397_5" style:family="text"/>
    <style:style style:name="T397_6" style:family="text"/>
    <style:style style:name="T397_7" style:family="text"/>
    <style:style style:name="T397_8" style:family="text"/>
    <style:style style:name="T397_9" style:family="text"/>
    <style:style style:name="T397_10" style:family="text"/>
    <style:style style:name="T397_11" style:family="text"/>
    <style:style style:name="T397_12" style:family="text"/>
    <style:style style:name="T397_13" style:family="text"/>
    <style:style style:name="T397_14" style:family="text"/>
    <style:style style:name="T397_15" style:family="text"/>
    <style:style style:name="T397_16" style:family="text"/>
    <style:style style:name="T397_17" style:family="text"/>
    <style:style style:name="T397_18" style:family="text"/>
    <style:style style:name="T397_19" style:family="text"/>
    <style:style style:name="T397_20" style:family="text"/>
    <style:style style:name="T397_21" style:family="text"/>
    <style:style style:name="T397_22" style:family="text"/>
    <style:style style:name="T397_23" style:family="text"/>
    <style:style style:name="T397_24" style:family="text"/>
    <style:style style:name="T397_25" style:family="text"/>
    <style:style style:name="T397_26" style:family="text"/>
    <style:style style:name="T397_27" style:family="text"/>
    <style:style style:name="T397_28" style:family="text"/>
    <style:style style:name="T397_29" style:family="text"/>
    <style:style style:name="T397_30" style:family="text"/>
    <style:style style:name="T397_31" style:family="text"/>
    <style:style style:name="T397_32" style:family="text"/>
    <style:style style:name="P398" style:family="paragraph" style:parent-style-name="Standard">
      <style:paragraph-properties fo:break-before="auto" fo:line-height="115%" style:writing-mode="lr-tb"/>
    </style:style>
    <style:style style:name="T398_1" style:family="text"/>
    <style:style style:name="T398_2" style:family="text"/>
    <style:style style:name="T398_3" style:family="text"/>
    <style:style style:name="T398_4" style:family="text"/>
    <style:style style:name="T398_5" style:family="text"/>
    <style:style style:name="T398_6" style:family="text"/>
    <style:style style:name="T398_7" style:family="text"/>
    <style:style style:name="T398_8" style:family="text"/>
    <style:style style:name="T398_9" style:family="text"/>
    <style:style style:name="T398_10" style:family="text"/>
    <style:style style:name="T398_11" style:family="text"/>
    <style:style style:name="T398_12" style:family="text"/>
    <style:style style:name="T398_13" style:family="text"/>
    <style:style style:name="T398_14" style:family="text"/>
    <style:style style:name="T398_15" style:family="text"/>
    <style:style style:name="T398_16" style:family="text"/>
    <style:style style:name="P399" style:family="paragraph" style:parent-style-name="Standard">
      <style:paragraph-properties fo:break-before="auto" fo:line-height="115%" style:writing-mode="lr-tb"/>
    </style:style>
    <style:style style:name="T399_1" style:family="text"/>
    <style:style style:name="P400" style:family="paragraph" style:parent-style-name="Standard">
      <style:paragraph-properties fo:break-before="auto" fo:line-height="115%" style:writing-mode="lr-tb"/>
    </style:style>
    <style:style style:name="T400_1" style:family="text"/>
    <style:style style:name="T400_2" style:family="text"/>
    <style:style style:name="T400_3" style:family="text"/>
    <style:style style:name="T400_4" style:family="text"/>
    <style:style style:name="T400_5" style:family="text"/>
    <style:style style:name="T400_6" style:family="text"/>
    <style:style style:name="T400_7" style:family="text"/>
    <style:style style:name="T400_8" style:family="text"/>
    <style:style style:name="T400_9" style:family="text"/>
    <style:style style:name="T400_10" style:family="text"/>
    <style:style style:name="T400_11" style:family="text"/>
    <style:style style:name="T400_12" style:family="text"/>
    <style:style style:name="T400_13" style:family="text"/>
    <style:style style:name="T400_14" style:family="text"/>
    <style:style style:name="T400_15" style:family="text"/>
    <style:style style:name="T400_16" style:family="text"/>
    <style:style style:name="T400_17" style:family="text"/>
    <style:style style:name="T400_18" style:family="text"/>
    <style:style style:name="T400_19" style:family="text"/>
    <style:style style:name="T400_20" style:family="text"/>
    <style:style style:name="T400_21" style:family="text"/>
    <style:style style:name="T400_22" style:family="text"/>
    <style:style style:name="T400_23" style:family="text"/>
    <style:style style:name="T400_24" style:family="text"/>
    <style:style style:name="T400_25" style:family="text"/>
    <style:style style:name="T400_26" style:family="text"/>
    <style:style style:name="P401" style:family="paragraph" style:parent-style-name="Standard">
      <style:paragraph-properties fo:break-before="auto" fo:line-height="115%" style:writing-mode="lr-tb"/>
    </style:style>
    <style:style style:name="T401_1" style:family="text"/>
    <style:style style:name="T401_2" style:family="text"/>
    <style:style style:name="T401_3" style:family="text"/>
    <style:style style:name="T401_4" style:family="text"/>
    <style:style style:name="T401_5" style:family="text"/>
    <style:style style:name="T401_6" style:family="text"/>
    <style:style style:name="T401_7" style:family="text"/>
    <style:style style:name="T401_8" style:family="text"/>
    <style:style style:name="T401_9" style:family="text"/>
    <style:style style:name="T401_10" style:family="text"/>
    <style:style style:name="P402" style:family="paragraph" style:parent-style-name="Standard">
      <style:paragraph-properties fo:break-before="auto" fo:line-height="115%" style:writing-mode="lr-tb"/>
    </style:style>
    <style:style style:name="T402_1" style:family="text"/>
    <style:style style:name="P403" style:family="paragraph" style:parent-style-name="Standard">
      <style:paragraph-properties fo:break-before="auto" fo:line-height="115%" style:writing-mode="lr-tb"/>
    </style:style>
    <style:style style:name="T403_1" style:family="text"/>
    <style:style style:name="T403_2" style:family="text"/>
    <style:style style:name="T403_3" style:family="text"/>
    <style:style style:name="T403_4" style:family="text"/>
    <style:style style:name="T403_5" style:family="text"/>
    <style:style style:name="T403_6" style:family="text"/>
    <style:style style:name="P404" style:family="paragraph" style:parent-style-name="Standard">
      <style:paragraph-properties fo:break-before="auto" fo:line-height="115%" style:writing-mode="lr-tb"/>
    </style:style>
    <style:style style:name="T404_1" style:family="text"/>
    <style:style style:name="T404_2" style:family="text"/>
    <style:style style:name="T404_3" style:family="text"/>
    <style:style style:name="T404_4" style:family="text"/>
    <style:style style:name="T404_5" style:family="text"/>
    <style:style style:name="T404_6" style:family="text"/>
    <style:style style:name="T404_7" style:family="text"/>
    <style:style style:name="T404_8" style:family="text"/>
    <style:style style:name="P405" style:family="paragraph" style:parent-style-name="Standard">
      <style:paragraph-properties fo:break-before="auto" fo:line-height="115%" style:writing-mode="lr-tb"/>
    </style:style>
    <style:style style:name="T405_1" style:family="text"/>
    <style:style style:name="P406" style:family="paragraph" style:parent-style-name="Standard">
      <style:paragraph-properties fo:break-before="auto" fo:line-height="115%" style:writing-mode="lr-tb"/>
    </style:style>
    <style:style style:name="T406_1" style:family="text"/>
    <style:style style:name="T406_2" style:family="text"/>
    <style:style style:name="T406_3" style:family="text"/>
    <style:style style:name="T406_4" style:family="text"/>
    <style:style style:name="T406_5" style:family="text"/>
    <style:style style:name="T406_6" style:family="text"/>
    <style:style style:name="T406_7" style:family="text"/>
    <style:style style:name="T406_8" style:family="text"/>
    <style:style style:name="P407" style:family="paragraph" style:parent-style-name="Standard">
      <style:paragraph-properties fo:break-before="auto" fo:line-height="115%" style:writing-mode="lr-tb"/>
    </style:style>
    <style:style style:name="T407_1" style:family="text"/>
    <style:style style:name="T407_2" style:family="text"/>
    <style:style style:name="T407_3" style:family="text"/>
    <style:style style:name="T407_4" style:family="text"/>
    <style:style style:name="T407_5" style:family="text"/>
    <style:style style:name="P408" style:family="paragraph" style:parent-style-name="Standard">
      <style:paragraph-properties fo:break-before="auto" fo:line-height="115%" style:writing-mode="lr-tb"/>
    </style:style>
    <style:style style:name="T408_1" style:family="text"/>
    <style:style style:name="P409" style:family="paragraph" style:parent-style-name="Standard">
      <style:paragraph-properties fo:break-before="auto" fo:line-height="115%" style:writing-mode="lr-tb"/>
    </style:style>
    <style:style style:name="T409_1" style:family="text"/>
    <style:style style:name="T409_2" style:family="text"/>
    <style:style style:name="T409_3" style:family="text"/>
    <style:style style:name="T409_4" style:family="text"/>
    <style:style style:name="T409_5" style:family="text"/>
    <style:style style:name="T409_6" style:family="text"/>
    <style:style style:name="P410" style:family="paragraph" style:parent-style-name="Standard">
      <style:paragraph-properties fo:break-before="auto" fo:line-height="115%" style:writing-mode="lr-tb"/>
    </style:style>
    <style:style style:name="T410_1" style:family="text"/>
    <style:style style:name="T410_2" style:family="text"/>
    <style:style style:name="T410_3" style:family="text"/>
    <style:style style:name="T410_4" style:family="text"/>
    <style:style style:name="T410_5" style:family="text"/>
    <style:style style:name="T410_6" style:family="text"/>
    <style:style style:name="T410_7" style:family="text"/>
    <style:style style:name="T410_8" style:family="text"/>
    <style:style style:name="P411" style:family="paragraph" style:parent-style-name="Standard">
      <style:paragraph-properties fo:break-before="auto" fo:line-height="115%" style:writing-mode="lr-tb"/>
    </style:style>
    <style:style style:name="T411_1" style:family="text"/>
    <style:style style:name="P412" style:family="paragraph" style:parent-style-name="Standard">
      <style:paragraph-properties fo:break-before="auto" fo:line-height="115%" style:writing-mode="lr-tb"/>
    </style:style>
    <style:style style:name="T412_1" style:family="text"/>
    <style:style style:name="T412_2" style:family="text"/>
    <style:style style:name="T412_3" style:family="text"/>
    <style:style style:name="T412_4" style:family="text"/>
    <style:style style:name="T412_5" style:family="text"/>
    <style:style style:name="T412_6" style:family="text"/>
    <style:style style:name="T412_7" style:family="text"/>
    <style:style style:name="T412_8" style:family="text"/>
    <style:style style:name="P413" style:family="paragraph" style:parent-style-name="Standard">
      <style:paragraph-properties fo:break-before="auto" fo:line-height="115%" style:writing-mode="lr-tb"/>
    </style:style>
    <style:style style:name="T413_1" style:family="text"/>
    <style:style style:name="T413_2" style:family="text"/>
    <style:style style:name="T413_3" style:family="text"/>
    <style:style style:name="T413_4" style:family="text"/>
    <style:style style:name="T413_5" style:family="text"/>
    <style:style style:name="P414" style:family="paragraph" style:parent-style-name="Standard">
      <style:paragraph-properties fo:break-before="auto" fo:line-height="115%" style:writing-mode="lr-tb"/>
    </style:style>
    <style:style style:name="T414_1" style:family="text"/>
    <style:style style:name="T414_2" style:family="text"/>
    <style:style style:name="T414_3" style:family="text"/>
    <style:style style:name="T414_4" style:family="text"/>
    <style:style style:name="T414_5" style:family="text"/>
    <style:style style:name="T414_6" style:family="text"/>
    <style:style style:name="T414_7" style:family="text"/>
    <style:style style:name="T414_8" style:family="text"/>
    <style:style style:name="T414_9" style:family="text"/>
    <style:style style:name="P415" style:family="paragraph" style:parent-style-name="Standard">
      <style:paragraph-properties fo:break-before="auto" fo:line-height="115%" style:writing-mode="lr-tb"/>
    </style:style>
    <style:style style:name="T415_1" style:family="text"/>
    <style:style style:name="P416" style:family="paragraph" style:parent-style-name="Standard">
      <style:paragraph-properties fo:break-before="auto" fo:line-height="115%" style:writing-mode="lr-tb"/>
    </style:style>
    <style:style style:name="P417" style:family="paragraph" style:parent-style-name="Standard">
      <style:paragraph-properties fo:break-before="auto" fo:line-height="115%" style:writing-mode="lr-tb"/>
    </style:style>
    <style:style style:name="T417_1" style:family="text"/>
    <style:style style:name="T417_2" style:family="text"/>
    <style:style style:name="T417_3" style:family="text"/>
    <style:style style:name="T417_4" style:family="text"/>
    <style:style style:name="T417_5" style:family="text"/>
    <style:style style:name="T417_6" style:family="text"/>
    <style:style style:name="T417_7" style:family="text"/>
    <style:style style:name="T417_8" style:family="text"/>
    <style:style style:name="T417_9" style:family="text"/>
    <style:style style:name="T417_10" style:family="text"/>
    <style:style style:name="T417_11" style:family="text"/>
    <style:style style:name="T417_12" style:family="text"/>
    <style:style style:name="T417_13" style:family="text"/>
    <style:style style:name="T417_14" style:family="text"/>
    <style:style style:name="T417_15" style:family="text"/>
    <style:style style:name="T417_16" style:family="text"/>
    <style:style style:name="T417_17" style:family="text"/>
    <style:style style:name="T417_18" style:family="text"/>
    <style:style style:name="T417_19" style:family="text"/>
    <style:style style:name="T417_20" style:family="text"/>
    <style:style style:name="P418" style:family="paragraph" style:parent-style-name="Standard">
      <style:paragraph-properties fo:break-before="auto" fo:line-height="115%" style:writing-mode="lr-tb"/>
    </style:style>
    <style:style style:name="T418_1" style:family="text"/>
    <style:style style:name="P419" style:family="paragraph" style:parent-style-name="Standard">
      <style:paragraph-properties fo:break-before="auto" fo:line-height="115%" style:writing-mode="lr-tb"/>
    </style:style>
    <style:style style:name="T419_1" style:family="text"/>
    <style:style style:name="T419_2" style:family="text"/>
    <style:style style:name="T419_3" style:family="text"/>
    <style:style style:name="T419_4" style:family="text"/>
    <style:style style:name="T419_5" style:family="text"/>
    <style:style style:name="T419_6" style:family="text"/>
    <style:style style:name="P420" style:family="paragraph" style:parent-style-name="Standard">
      <style:paragraph-properties fo:break-before="auto" fo:line-height="115%" style:writing-mode="lr-tb"/>
    </style:style>
    <style:style style:name="T420_1" style:family="text"/>
    <style:style style:name="T420_2" style:family="text"/>
    <style:style style:name="T420_3" style:family="text"/>
    <style:style style:name="T420_4" style:family="text"/>
    <style:style style:name="T420_5" style:family="text"/>
    <style:style style:name="T420_6" style:family="text"/>
    <style:style style:name="T420_7" style:family="text"/>
    <style:style style:name="T420_8" style:family="text"/>
    <style:style style:name="P421" style:family="paragraph" style:parent-style-name="Standard">
      <style:paragraph-properties fo:break-before="auto" fo:line-height="115%" style:writing-mode="lr-tb"/>
    </style:style>
    <style:style style:name="T421_1" style:family="text"/>
    <style:style style:name="P422" style:family="paragraph" style:parent-style-name="Standard">
      <style:paragraph-properties fo:break-before="auto" fo:line-height="115%" style:writing-mode="lr-tb"/>
    </style:style>
    <style:style style:name="T422_1" style:family="text"/>
    <style:style style:name="T422_2" style:family="text"/>
    <style:style style:name="T422_3" style:family="text"/>
    <style:style style:name="T422_4" style:family="text"/>
    <style:style style:name="T422_5" style:family="text"/>
    <style:style style:name="T422_6" style:family="text"/>
    <style:style style:name="T422_7" style:family="text"/>
    <style:style style:name="T422_8" style:family="text"/>
    <style:style style:name="T422_9" style:family="text"/>
    <style:style style:name="T422_10" style:family="text"/>
    <style:style style:name="P423" style:family="paragraph" style:parent-style-name="Standard">
      <style:paragraph-properties fo:break-before="auto" fo:line-height="115%" style:writing-mode="lr-tb"/>
    </style:style>
    <style:style style:name="T423_1" style:family="text"/>
    <style:style style:name="P424" style:family="paragraph" style:parent-style-name="Standard">
      <style:paragraph-properties fo:break-before="auto" fo:line-height="115%" style:writing-mode="lr-tb"/>
    </style:style>
    <style:style style:name="T424_1" style:family="text"/>
    <style:style style:name="T424_2" style:family="text"/>
    <style:style style:name="T424_3" style:family="text"/>
    <style:style style:name="T424_4" style:family="text"/>
    <style:style style:name="T424_5" style:family="text"/>
    <style:style style:name="T424_6" style:family="text"/>
    <style:style style:name="T424_7" style:family="text"/>
    <style:style style:name="T424_8" style:family="text"/>
    <style:style style:name="T424_9" style:family="text"/>
    <style:style style:name="T424_10" style:family="text"/>
    <style:style style:name="T424_11" style:family="text"/>
    <style:style style:name="T424_12" style:family="text"/>
    <style:style style:name="T424_13" style:family="text"/>
    <style:style style:name="T424_14" style:family="text"/>
    <style:style style:name="P425" style:family="paragraph" style:parent-style-name="Standard">
      <style:paragraph-properties fo:break-before="auto" fo:line-height="115%" style:writing-mode="lr-tb"/>
    </style:style>
    <style:style style:name="T425_1" style:family="text"/>
    <style:style style:name="T425_2" style:family="text"/>
    <style:style style:name="T425_3" style:family="text"/>
    <style:style style:name="T425_4" style:family="text"/>
    <style:style style:name="T425_5" style:family="text"/>
    <style:style style:name="T425_6" style:family="text"/>
    <style:style style:name="T425_7" style:family="text"/>
    <style:style style:name="T425_8" style:family="text"/>
    <style:style style:name="T425_9" style:family="text"/>
    <style:style style:name="T425_10" style:family="text"/>
    <style:style style:name="T425_11" style:family="text"/>
    <style:style style:name="T425_12" style:family="text"/>
    <style:style style:name="T425_13" style:family="text"/>
    <style:style style:name="T425_14" style:family="text"/>
    <style:style style:name="T425_15" style:family="text"/>
    <style:style style:name="T425_16" style:family="text"/>
    <style:style style:name="P426" style:family="paragraph" style:parent-style-name="Standard">
      <style:paragraph-properties fo:break-before="auto" fo:line-height="115%" style:writing-mode="lr-tb"/>
    </style:style>
    <style:style style:name="T426_1" style:family="text"/>
    <style:style style:name="P427" style:family="paragraph" style:parent-style-name="Standard">
      <style:paragraph-properties fo:break-before="auto" fo:line-height="115%" style:writing-mode="lr-tb"/>
    </style:style>
    <style:style style:name="T427_1" style:family="text"/>
    <style:style style:name="T427_2" style:family="text"/>
    <style:style style:name="T427_3" style:family="text"/>
    <style:style style:name="T427_4" style:family="text"/>
    <style:style style:name="T427_5" style:family="text"/>
    <style:style style:name="T427_6" style:family="text"/>
    <style:style style:name="T427_7" style:family="text"/>
    <style:style style:name="T427_8" style:family="text"/>
    <style:style style:name="T427_9" style:family="text"/>
    <style:style style:name="T427_10" style:family="text"/>
    <style:style style:name="P428" style:family="paragraph" style:parent-style-name="Standard">
      <style:paragraph-properties fo:break-before="auto" fo:line-height="115%" style:writing-mode="lr-tb"/>
    </style:style>
    <style:style style:name="T428_1" style:family="text"/>
    <style:style style:name="P429" style:family="paragraph" style:parent-style-name="Standard">
      <style:paragraph-properties fo:break-before="auto" fo:line-height="115%" style:writing-mode="lr-tb"/>
    </style:style>
    <style:style style:name="T429_1" style:family="text"/>
    <style:style style:name="T429_2" style:family="text"/>
    <style:style style:name="T429_3" style:family="text"/>
    <style:style style:name="T429_4" style:family="text"/>
    <style:style style:name="T429_5" style:family="text"/>
    <style:style style:name="T429_6" style:family="text"/>
    <style:style style:name="T429_7" style:family="text"/>
    <style:style style:name="T429_8" style:family="text"/>
    <style:style style:name="T429_9" style:family="text"/>
    <style:style style:name="T429_10" style:family="text"/>
    <style:style style:name="T429_11" style:family="text"/>
    <style:style style:name="T429_12" style:family="text"/>
    <style:style style:name="T429_13" style:family="text"/>
    <style:style style:name="T429_14" style:family="text"/>
    <style:style style:name="P430" style:family="paragraph" style:parent-style-name="Standard">
      <style:paragraph-properties fo:break-before="auto" fo:line-height="115%" style:writing-mode="lr-tb"/>
    </style:style>
    <style:style style:name="T430_1" style:family="text"/>
    <style:style style:name="T430_2" style:family="text"/>
    <style:style style:name="T430_3" style:family="text"/>
    <style:style style:name="T430_4" style:family="text"/>
    <style:style style:name="T430_5" style:family="text"/>
    <style:style style:name="T430_6" style:family="text"/>
    <style:style style:name="T430_7" style:family="text"/>
    <style:style style:name="T430_8" style:family="text"/>
    <style:style style:name="T430_9" style:family="text"/>
    <style:style style:name="T430_10" style:family="text"/>
    <style:style style:name="T430_11" style:family="text"/>
    <style:style style:name="T430_12" style:family="text"/>
    <style:style style:name="T430_13" style:family="text"/>
    <style:style style:name="T430_14" style:family="text"/>
    <style:style style:name="T430_15" style:family="text"/>
    <style:style style:name="T430_16" style:family="text"/>
    <style:style style:name="P431" style:family="paragraph" style:parent-style-name="Standard">
      <style:paragraph-properties fo:break-before="auto" fo:line-height="115%" style:writing-mode="lr-tb"/>
    </style:style>
    <style:style style:name="T431_1" style:family="text"/>
    <style:style style:name="P432" style:family="paragraph" style:parent-style-name="Standard">
      <style:paragraph-properties fo:break-before="auto" fo:line-height="115%" style:writing-mode="lr-tb"/>
    </style:style>
    <style:style style:name="T432_1" style:family="text"/>
    <style:style style:name="T432_2" style:family="text"/>
    <style:style style:name="T432_3" style:family="text"/>
    <style:style style:name="T432_4" style:family="text"/>
    <style:style style:name="T432_5" style:family="text"/>
    <style:style style:name="T432_6" style:family="text"/>
    <style:style style:name="T432_7" style:family="text"/>
    <style:style style:name="T432_8" style:family="text"/>
    <style:style style:name="T432_9" style:family="text"/>
    <style:style style:name="T432_10" style:family="text"/>
    <style:style style:name="T432_11" style:family="text"/>
    <style:style style:name="T432_12" style:family="text"/>
    <style:style style:name="T432_13" style:family="text"/>
    <style:style style:name="T432_14" style:family="text"/>
    <style:style style:name="T432_15" style:family="text"/>
    <style:style style:name="T432_16" style:family="text"/>
    <style:style style:name="P433" style:family="paragraph" style:parent-style-name="Standard">
      <style:paragraph-properties fo:break-before="auto" fo:line-height="115%" style:writing-mode="lr-tb"/>
    </style:style>
    <style:style style:name="T433_1" style:family="text"/>
    <style:style style:name="P434" style:family="paragraph" style:parent-style-name="Standard">
      <style:paragraph-properties fo:break-before="auto" fo:line-height="115%" style:writing-mode="lr-tb"/>
    </style:style>
    <style:style style:name="T434_1" style:family="text"/>
    <style:style style:name="T434_2" style:family="text"/>
    <style:style style:name="T434_3" style:family="text"/>
    <style:style style:name="T434_4" style:family="text"/>
    <style:style style:name="T434_5" style:family="text"/>
    <style:style style:name="T434_6" style:family="text"/>
    <style:style style:name="T434_7" style:family="text"/>
    <style:style style:name="T434_8" style:family="text"/>
    <style:style style:name="T434_9" style:family="text"/>
    <style:style style:name="T434_10" style:family="text"/>
    <style:style style:name="T434_11" style:family="text"/>
    <style:style style:name="T434_12" style:family="text"/>
    <style:style style:name="T434_13" style:family="text"/>
    <style:style style:name="T434_14" style:family="text"/>
    <style:style style:name="T434_15" style:family="text"/>
    <style:style style:name="T434_16" style:family="text"/>
    <style:style style:name="T434_17" style:family="text"/>
    <style:style style:name="T434_18" style:family="text"/>
    <style:style style:name="T434_19" style:family="text"/>
    <style:style style:name="T434_20" style:family="text"/>
    <style:style style:name="T434_21" style:family="text"/>
    <style:style style:name="T434_22" style:family="text"/>
    <style:style style:name="T434_23" style:family="text"/>
    <style:style style:name="T434_24" style:family="text"/>
    <style:style style:name="T434_25" style:family="text"/>
    <style:style style:name="T434_26" style:family="text"/>
    <style:style style:name="P435" style:family="paragraph" style:parent-style-name="Standard">
      <style:paragraph-properties fo:break-before="auto" fo:line-height="115%" style:writing-mode="lr-tb"/>
    </style:style>
    <style:style style:name="T435_1" style:family="text"/>
    <style:style style:name="T435_2" style:family="text"/>
    <style:style style:name="T435_3" style:family="text"/>
    <style:style style:name="T435_4" style:family="text"/>
    <style:style style:name="T435_5" style:family="text"/>
    <style:style style:name="T435_6" style:family="text"/>
    <style:style style:name="T435_7" style:family="text"/>
    <style:style style:name="T435_8" style:family="text"/>
    <style:style style:name="T435_9" style:family="text"/>
    <style:style style:name="T435_10" style:family="text"/>
    <style:style style:name="P436" style:family="paragraph" style:parent-style-name="Standard">
      <style:paragraph-properties fo:break-before="auto" fo:line-height="115%" style:writing-mode="lr-tb"/>
    </style:style>
    <style:style style:name="T436_1" style:family="text"/>
    <style:style style:name="P437" style:family="paragraph" style:parent-style-name="Standard">
      <style:paragraph-properties fo:break-before="auto" fo:line-height="115%" style:writing-mode="lr-tb"/>
    </style:style>
    <style:style style:name="T437_1" style:family="text"/>
    <style:style style:name="T437_2" style:family="text"/>
    <style:style style:name="T437_3" style:family="text"/>
    <style:style style:name="T437_4" style:family="text"/>
    <style:style style:name="T437_5" style:family="text"/>
    <style:style style:name="T437_6" style:family="text"/>
    <style:style style:name="P438" style:family="paragraph" style:parent-style-name="Standard">
      <style:paragraph-properties fo:break-before="auto" fo:line-height="115%" style:writing-mode="lr-tb"/>
    </style:style>
    <style:style style:name="T438_1" style:family="text"/>
    <style:style style:name="T438_2" style:family="text"/>
    <style:style style:name="T438_3" style:family="text"/>
    <style:style style:name="T438_4" style:family="text"/>
    <style:style style:name="T438_5" style:family="text"/>
    <style:style style:name="T438_6" style:family="text"/>
    <style:style style:name="T438_7" style:family="text"/>
    <style:style style:name="T438_8" style:family="text"/>
    <style:style style:name="P439" style:family="paragraph" style:parent-style-name="Standard">
      <style:paragraph-properties fo:break-before="auto" fo:line-height="115%" style:writing-mode="lr-tb"/>
    </style:style>
    <style:style style:name="T439_1" style:family="text"/>
    <style:style style:name="P440" style:family="paragraph" style:parent-style-name="Standard">
      <style:paragraph-properties fo:break-before="auto" fo:line-height="115%" style:writing-mode="lr-tb"/>
    </style:style>
    <style:style style:name="T440_1" style:family="text"/>
    <style:style style:name="T440_2" style:family="text"/>
    <style:style style:name="T440_3" style:family="text"/>
    <style:style style:name="T440_4" style:family="text"/>
    <style:style style:name="T440_5" style:family="text"/>
    <style:style style:name="T440_6" style:family="text"/>
    <style:style style:name="T440_7" style:family="text"/>
    <style:style style:name="T440_8" style:family="text"/>
    <style:style style:name="P441" style:family="paragraph" style:parent-style-name="Standard">
      <style:paragraph-properties fo:break-before="auto" fo:line-height="115%" style:writing-mode="lr-tb"/>
    </style:style>
    <style:style style:name="T441_1" style:family="text"/>
    <style:style style:name="T441_2" style:family="text"/>
    <style:style style:name="T441_3" style:family="text"/>
    <style:style style:name="T441_4" style:family="text"/>
    <style:style style:name="T441_5" style:family="text"/>
    <style:style style:name="P442" style:family="paragraph" style:parent-style-name="Standard">
      <style:paragraph-properties fo:break-before="auto" fo:line-height="115%" style:writing-mode="lr-tb"/>
    </style:style>
    <style:style style:name="T442_1" style:family="text"/>
    <style:style style:name="P443" style:family="paragraph" style:parent-style-name="Standard">
      <style:paragraph-properties fo:break-before="auto" fo:line-height="115%" style:writing-mode="lr-tb"/>
    </style:style>
    <style:style style:name="T443_1" style:family="text"/>
    <style:style style:name="T443_2" style:family="text"/>
    <style:style style:name="T443_3" style:family="text"/>
    <style:style style:name="T443_4" style:family="text"/>
    <style:style style:name="T443_5" style:family="text"/>
    <style:style style:name="T443_6" style:family="text"/>
    <style:style style:name="P444" style:family="paragraph" style:parent-style-name="Standard">
      <style:paragraph-properties fo:break-before="auto" fo:line-height="115%" style:writing-mode="lr-tb"/>
    </style:style>
    <style:style style:name="T444_1" style:family="text"/>
    <style:style style:name="T444_2" style:family="text"/>
    <style:style style:name="T444_3" style:family="text"/>
    <style:style style:name="T444_4" style:family="text"/>
    <style:style style:name="T444_5" style:family="text"/>
    <style:style style:name="T444_6" style:family="text"/>
    <style:style style:name="T444_7" style:family="text"/>
    <style:style style:name="T444_8" style:family="text"/>
    <style:style style:name="P445" style:family="paragraph" style:parent-style-name="Standard">
      <style:paragraph-properties fo:break-before="auto" fo:line-height="115%" style:writing-mode="lr-tb"/>
    </style:style>
    <style:style style:name="T445_1" style:family="text"/>
    <style:style style:name="P446" style:family="paragraph" style:parent-style-name="Standard">
      <style:paragraph-properties fo:break-before="auto" fo:line-height="115%" style:writing-mode="lr-tb"/>
    </style:style>
    <style:style style:name="T446_1" style:family="text"/>
    <style:style style:name="T446_2" style:family="text"/>
    <style:style style:name="T446_3" style:family="text"/>
    <style:style style:name="T446_4" style:family="text"/>
    <style:style style:name="T446_5" style:family="text"/>
    <style:style style:name="T446_6" style:family="text"/>
    <style:style style:name="T446_7" style:family="text"/>
    <style:style style:name="T446_8" style:family="text"/>
    <style:style style:name="P447" style:family="paragraph" style:parent-style-name="Standard">
      <style:paragraph-properties fo:break-before="auto" fo:line-height="115%" style:writing-mode="lr-tb"/>
    </style:style>
    <style:style style:name="T447_1" style:family="text"/>
    <style:style style:name="T447_2" style:family="text"/>
    <style:style style:name="T447_3" style:family="text"/>
    <style:style style:name="T447_4" style:family="text"/>
    <style:style style:name="T447_5" style:family="text"/>
    <style:style style:name="P448" style:family="paragraph" style:parent-style-name="Standard">
      <style:paragraph-properties fo:break-before="auto" fo:line-height="115%" style:writing-mode="lr-tb"/>
    </style:style>
    <style:style style:name="T448_1" style:family="text"/>
    <style:style style:name="P449" style:family="paragraph" style:parent-style-name="Standard">
      <style:paragraph-properties fo:break-before="auto" fo:line-height="115%" style:writing-mode="lr-tb"/>
    </style:style>
    <style:style style:name="T449_1" style:family="text"/>
    <style:style style:name="T449_2" style:family="text"/>
    <style:style style:name="T449_3" style:family="text"/>
    <style:style style:name="T449_4" style:family="text"/>
    <style:style style:name="T449_5" style:family="text"/>
    <style:style style:name="T449_6" style:family="text"/>
    <style:style style:name="T449_7" style:family="text"/>
    <style:style style:name="T449_8" style:family="text"/>
    <style:style style:name="T449_9" style:family="text"/>
    <style:style style:name="T449_10" style:family="text"/>
    <style:style style:name="T449_11" style:family="text"/>
    <style:style style:name="T449_12" style:family="text"/>
    <style:style style:name="T449_13" style:family="text"/>
    <style:style style:name="T449_14" style:family="text"/>
    <style:style style:name="T449_15" style:family="text"/>
    <style:style style:name="T449_16" style:family="text"/>
    <style:style style:name="T449_17" style:family="text"/>
    <style:style style:name="T449_18" style:family="text"/>
    <style:style style:name="P450" style:family="paragraph" style:parent-style-name="Standard">
      <style:paragraph-properties fo:break-before="auto" fo:line-height="115%" style:writing-mode="lr-tb"/>
    </style:style>
    <style:style style:name="T450_1" style:family="text"/>
    <style:style style:name="T450_2" style:family="text"/>
    <style:style style:name="T450_3" style:family="text"/>
    <style:style style:name="T450_4" style:family="text"/>
    <style:style style:name="T450_5" style:family="text"/>
    <style:style style:name="T450_6" style:family="text"/>
    <style:style style:name="T450_7" style:family="text"/>
    <style:style style:name="T450_8" style:family="text"/>
    <style:style style:name="T450_9" style:family="text"/>
    <style:style style:name="T450_10" style:family="text"/>
    <style:style style:name="P451" style:family="paragraph" style:parent-style-name="Standard">
      <style:paragraph-properties fo:break-before="auto" fo:line-height="115%" style:writing-mode="lr-tb"/>
    </style:style>
    <style:style style:name="T451_1" style:family="text"/>
    <style:style style:name="T451_2" style:family="text"/>
    <style:style style:name="T451_3" style:family="text"/>
    <style:style style:name="T451_4" style:family="text"/>
    <style:style style:name="T451_5" style:family="text"/>
    <style:style style:name="T451_6" style:family="text"/>
    <style:style style:name="T451_7" style:family="text"/>
    <style:style style:name="T451_8" style:family="text"/>
    <style:style style:name="P452" style:family="paragraph" style:parent-style-name="Standard">
      <style:paragraph-properties fo:break-before="auto" fo:line-height="115%" style:writing-mode="lr-tb"/>
    </style:style>
    <style:style style:name="T452_1" style:family="text"/>
    <style:style style:name="P453" style:family="paragraph" style:parent-style-name="Standard">
      <style:paragraph-properties fo:break-before="auto" fo:line-height="115%" style:writing-mode="lr-tb"/>
    </style:style>
    <style:style style:name="P454" style:family="paragraph" style:parent-style-name="Standard">
      <style:paragraph-properties fo:break-before="auto" fo:line-height="115%" style:writing-mode="lr-tb"/>
    </style:style>
    <style:style style:name="T454_1" style:family="text"/>
    <style:style style:name="T454_2" style:family="text"/>
    <style:style style:name="T454_3" style:family="text"/>
    <style:style style:name="T454_4" style:family="text"/>
    <style:style style:name="T454_5" style:family="text"/>
    <style:style style:name="T454_6" style:family="text"/>
    <style:style style:name="T454_7" style:family="text"/>
    <style:style style:name="T454_8" style:family="text"/>
    <style:style style:name="T454_9" style:family="text"/>
    <style:style style:name="T454_10" style:family="text"/>
    <style:style style:name="T454_11" style:family="text"/>
    <style:style style:name="T454_12" style:family="text"/>
    <style:style style:name="T454_13" style:family="text"/>
    <style:style style:name="T454_14" style:family="text"/>
    <style:style style:name="T454_15" style:family="text"/>
    <style:style style:name="T454_16" style:family="text"/>
    <style:style style:name="T454_17" style:family="text"/>
    <style:style style:name="T454_18" style:family="text"/>
    <style:style style:name="T454_19" style:family="text"/>
    <style:style style:name="T454_20" style:family="text"/>
    <style:style style:name="P455" style:family="paragraph" style:parent-style-name="Standard">
      <style:paragraph-properties fo:break-before="auto" fo:line-height="115%" style:writing-mode="lr-tb"/>
    </style:style>
    <style:style style:name="T455_1" style:family="text"/>
    <style:style style:name="P456" style:family="paragraph" style:parent-style-name="Standard">
      <style:paragraph-properties fo:break-before="auto" fo:line-height="115%" style:writing-mode="lr-tb"/>
    </style:style>
    <style:style style:name="T456_1" style:family="text"/>
    <style:style style:name="T456_2" style:family="text"/>
    <style:style style:name="T456_3" style:family="text"/>
    <style:style style:name="T456_4" style:family="text"/>
    <style:style style:name="T456_5" style:family="text"/>
    <style:style style:name="T456_6" style:family="text"/>
    <style:style style:name="P457" style:family="paragraph" style:parent-style-name="Standard">
      <style:paragraph-properties fo:break-before="auto" fo:line-height="115%" style:writing-mode="lr-tb"/>
    </style:style>
    <style:style style:name="T457_1" style:family="text"/>
    <style:style style:name="T457_2" style:family="text"/>
    <style:style style:name="T457_3" style:family="text"/>
    <style:style style:name="T457_4" style:family="text"/>
    <style:style style:name="T457_5" style:family="text"/>
    <style:style style:name="T457_6" style:family="text"/>
    <style:style style:name="T457_7" style:family="text"/>
    <style:style style:name="T457_8" style:family="text"/>
    <style:style style:name="P458" style:family="paragraph" style:parent-style-name="Standard">
      <style:paragraph-properties fo:break-before="auto" fo:line-height="115%" style:writing-mode="lr-tb"/>
    </style:style>
    <style:style style:name="T458_1" style:family="text"/>
    <style:style style:name="P459" style:family="paragraph" style:parent-style-name="Standard">
      <style:paragraph-properties fo:break-before="auto" fo:line-height="115%" style:writing-mode="lr-tb"/>
    </style:style>
    <style:style style:name="T459_1" style:family="text"/>
    <style:style style:name="T459_2" style:family="text"/>
    <style:style style:name="T459_3" style:family="text"/>
    <style:style style:name="T459_4" style:family="text"/>
    <style:style style:name="T459_5" style:family="text"/>
    <style:style style:name="T459_6" style:family="text"/>
    <style:style style:name="T459_7" style:family="text"/>
    <style:style style:name="T459_8" style:family="text"/>
    <style:style style:name="T459_9" style:family="text"/>
    <style:style style:name="T459_10" style:family="text"/>
    <style:style style:name="P460" style:family="paragraph" style:parent-style-name="Standard">
      <style:paragraph-properties fo:break-before="auto" fo:line-height="115%" style:writing-mode="lr-tb"/>
    </style:style>
    <style:style style:name="T460_1" style:family="text"/>
    <style:style style:name="P461" style:family="paragraph" style:parent-style-name="Standard">
      <style:paragraph-properties fo:break-before="auto" fo:line-height="115%" style:writing-mode="lr-tb"/>
    </style:style>
    <style:style style:name="T461_1" style:family="text"/>
    <style:style style:name="T461_2" style:family="text"/>
    <style:style style:name="T461_3" style:family="text"/>
    <style:style style:name="T461_4" style:family="text"/>
    <style:style style:name="T461_5" style:family="text"/>
    <style:style style:name="T461_6" style:family="text"/>
    <style:style style:name="T461_7" style:family="text"/>
    <style:style style:name="T461_8" style:family="text"/>
    <style:style style:name="T461_9" style:family="text"/>
    <style:style style:name="T461_10" style:family="text"/>
    <style:style style:name="T461_11" style:family="text"/>
    <style:style style:name="T461_12" style:family="text"/>
    <style:style style:name="T461_13" style:family="text"/>
    <style:style style:name="T461_14" style:family="text"/>
    <style:style style:name="T461_15" style:family="text"/>
    <style:style style:name="T461_16" style:family="text"/>
    <style:style style:name="T461_17" style:family="text"/>
    <style:style style:name="T461_18" style:family="text"/>
    <style:style style:name="T461_19" style:family="text"/>
    <style:style style:name="T461_20" style:family="text"/>
    <style:style style:name="T461_21" style:family="text"/>
    <style:style style:name="T461_22" style:family="text"/>
    <style:style style:name="T461_23" style:family="text"/>
    <style:style style:name="T461_24" style:family="text"/>
    <style:style style:name="T461_25" style:family="text"/>
    <style:style style:name="T461_26" style:family="text"/>
    <style:style style:name="P462" style:family="paragraph" style:parent-style-name="Standard">
      <style:paragraph-properties fo:break-before="auto" fo:line-height="115%" style:writing-mode="lr-tb"/>
    </style:style>
    <style:style style:name="T462_1" style:family="text"/>
    <style:style style:name="T462_2" style:family="text"/>
    <style:style style:name="T462_3" style:family="text"/>
    <style:style style:name="T462_4" style:family="text"/>
    <style:style style:name="T462_5" style:family="text"/>
    <style:style style:name="T462_6" style:family="text"/>
    <style:style style:name="T462_7" style:family="text"/>
    <style:style style:name="T462_8" style:family="text"/>
    <style:style style:name="T462_9" style:family="text"/>
    <style:style style:name="T462_10" style:family="text"/>
    <style:style style:name="T462_11" style:family="text"/>
    <style:style style:name="T462_12" style:family="text"/>
    <style:style style:name="T462_13" style:family="text"/>
    <style:style style:name="T462_14" style:family="text"/>
    <style:style style:name="T462_15" style:family="text"/>
    <style:style style:name="T462_16" style:family="text"/>
    <style:style style:name="P463" style:family="paragraph" style:parent-style-name="Standard">
      <style:paragraph-properties fo:break-before="auto" fo:line-height="115%" style:writing-mode="lr-tb"/>
    </style:style>
    <style:style style:name="T463_1" style:family="text"/>
    <style:style style:name="P464" style:family="paragraph" style:parent-style-name="Standard">
      <style:paragraph-properties fo:break-before="auto" fo:line-height="115%" style:writing-mode="lr-tb"/>
    </style:style>
    <style:style style:name="T464_1" style:family="text"/>
    <style:style style:name="T464_2" style:family="text"/>
    <style:style style:name="T464_3" style:family="text"/>
    <style:style style:name="T464_4" style:family="text"/>
    <style:style style:name="T464_5" style:family="text"/>
    <style:style style:name="T464_6" style:family="text"/>
    <style:style style:name="T464_7" style:family="text"/>
    <style:style style:name="T464_8" style:family="text"/>
    <style:style style:name="T464_9" style:family="text"/>
    <style:style style:name="T464_10" style:family="text"/>
    <style:style style:name="T464_11" style:family="text"/>
    <style:style style:name="T464_12" style:family="text"/>
    <style:style style:name="T464_13" style:family="text"/>
    <style:style style:name="T464_14" style:family="text"/>
    <style:style style:name="T464_15" style:family="text"/>
    <style:style style:name="T464_16" style:family="text"/>
    <style:style style:name="T464_17" style:family="text"/>
    <style:style style:name="T464_18" style:family="text"/>
    <style:style style:name="T464_19" style:family="text"/>
    <style:style style:name="T464_20" style:family="text"/>
    <style:style style:name="T464_21" style:family="text"/>
    <style:style style:name="T464_22" style:family="text"/>
    <style:style style:name="T464_23" style:family="text"/>
    <style:style style:name="T464_24" style:family="text"/>
    <style:style style:name="T464_25" style:family="text"/>
    <style:style style:name="T464_26" style:family="text"/>
    <style:style style:name="P465" style:family="paragraph" style:parent-style-name="Standard">
      <style:paragraph-properties fo:break-before="auto" fo:line-height="115%" style:writing-mode="lr-tb"/>
    </style:style>
    <style:style style:name="T465_1" style:family="text"/>
    <style:style style:name="T465_2" style:family="text"/>
    <style:style style:name="T465_3" style:family="text"/>
    <style:style style:name="T465_4" style:family="text"/>
    <style:style style:name="T465_5" style:family="text"/>
    <style:style style:name="T465_6" style:family="text"/>
    <style:style style:name="T465_7" style:family="text"/>
    <style:style style:name="T465_8" style:family="text"/>
    <style:style style:name="T465_9" style:family="text"/>
    <style:style style:name="T465_10" style:family="text"/>
    <style:style style:name="T465_11" style:family="text"/>
    <style:style style:name="T465_12" style:family="text"/>
    <style:style style:name="T465_13" style:family="text"/>
    <style:style style:name="T465_14" style:family="text"/>
    <style:style style:name="T465_15" style:family="text"/>
    <style:style style:name="T465_16" style:family="text"/>
    <style:style style:name="P466" style:family="paragraph" style:parent-style-name="Standard">
      <style:paragraph-properties fo:break-before="auto" fo:line-height="115%" style:writing-mode="lr-tb"/>
    </style:style>
    <style:style style:name="T466_1" style:family="text"/>
    <style:style style:name="P467" style:family="paragraph" style:parent-style-name="Standard">
      <style:paragraph-properties fo:break-before="auto" fo:line-height="115%" style:writing-mode="lr-tb"/>
    </style:style>
    <style:style style:name="T467_1" style:family="text"/>
    <style:style style:name="T467_2" style:family="text"/>
    <style:style style:name="T467_3" style:family="text"/>
    <style:style style:name="T467_4" style:family="text"/>
    <style:style style:name="T467_5" style:family="text"/>
    <style:style style:name="T467_6" style:family="text"/>
    <style:style style:name="T467_7" style:family="text"/>
    <style:style style:name="T467_8" style:family="text"/>
    <style:style style:name="T467_9" style:family="text"/>
    <style:style style:name="T467_10" style:family="text"/>
    <style:style style:name="T467_11" style:family="text"/>
    <style:style style:name="T467_12" style:family="text"/>
    <style:style style:name="T467_13" style:family="text"/>
    <style:style style:name="T467_14" style:family="text"/>
    <style:style style:name="T467_15" style:family="text"/>
    <style:style style:name="T467_16" style:family="text"/>
    <style:style style:name="T467_17" style:family="text"/>
    <style:style style:name="T467_18" style:family="text"/>
    <style:style style:name="T467_19" style:family="text"/>
    <style:style style:name="T467_20" style:family="text"/>
    <style:style style:name="T467_21" style:family="text"/>
    <style:style style:name="T467_22" style:family="text"/>
    <style:style style:name="T467_23" style:family="text"/>
    <style:style style:name="T467_24" style:family="text"/>
    <style:style style:name="P468" style:family="paragraph" style:parent-style-name="Standard">
      <style:paragraph-properties fo:break-before="auto" fo:line-height="115%" style:writing-mode="lr-tb"/>
    </style:style>
    <style:style style:name="T468_1" style:family="text"/>
    <style:style style:name="T468_2" style:family="text"/>
    <style:style style:name="T468_3" style:family="text"/>
    <style:style style:name="T468_4" style:family="text"/>
    <style:style style:name="T468_5" style:family="text"/>
    <style:style style:name="T468_6" style:family="text"/>
    <style:style style:name="T468_7" style:family="text"/>
    <style:style style:name="T468_8" style:family="text"/>
    <style:style style:name="T468_9" style:family="text"/>
    <style:style style:name="T468_10" style:family="text"/>
    <style:style style:name="T468_11" style:family="text"/>
    <style:style style:name="T468_12" style:family="text"/>
    <style:style style:name="T468_13" style:family="text"/>
    <style:style style:name="T468_14" style:family="text"/>
    <style:style style:name="T468_15" style:family="text"/>
    <style:style style:name="T468_16" style:family="text"/>
    <style:style style:name="P469" style:family="paragraph" style:parent-style-name="Standard">
      <style:paragraph-properties fo:break-before="auto" fo:line-height="115%" style:writing-mode="lr-tb"/>
    </style:style>
    <style:style style:name="T469_1" style:family="text"/>
    <style:style style:name="P470" style:family="paragraph" style:parent-style-name="Standard">
      <style:paragraph-properties fo:break-before="auto" fo:line-height="115%" style:writing-mode="lr-tb"/>
    </style:style>
    <style:style style:name="T470_1" style:family="text"/>
    <style:style style:name="T470_2" style:family="text"/>
    <style:style style:name="T470_3" style:family="text"/>
    <style:style style:name="T470_4" style:family="text"/>
    <style:style style:name="T470_5" style:family="text"/>
    <style:style style:name="T470_6" style:family="text"/>
    <style:style style:name="T470_7" style:family="text"/>
    <style:style style:name="T470_8" style:family="text"/>
    <style:style style:name="T470_9" style:family="text"/>
    <style:style style:name="T470_10" style:family="text"/>
    <style:style style:name="P471" style:family="paragraph" style:parent-style-name="Standard">
      <style:paragraph-properties fo:break-before="auto" fo:line-height="115%" style:writing-mode="lr-tb"/>
    </style:style>
    <style:style style:name="T471_1" style:family="text"/>
    <style:style style:name="P472" style:family="paragraph" style:parent-style-name="Standard">
      <style:paragraph-properties fo:break-before="auto" fo:line-height="115%" style:writing-mode="lr-tb"/>
    </style:style>
    <style:style style:name="T472_1" style:family="text"/>
    <style:style style:name="T472_2" style:family="text"/>
    <style:style style:name="T472_3" style:family="text"/>
    <style:style style:name="T472_4" style:family="text"/>
    <style:style style:name="T472_5" style:family="text"/>
    <style:style style:name="T472_6" style:family="text"/>
    <style:style style:name="T472_7" style:family="text"/>
    <style:style style:name="T472_8" style:family="text"/>
    <style:style style:name="T472_9" style:family="text"/>
    <style:style style:name="T472_10" style:family="text"/>
    <style:style style:name="T472_11" style:family="text"/>
    <style:style style:name="T472_12" style:family="text"/>
    <style:style style:name="T472_13" style:family="text"/>
    <style:style style:name="T472_14" style:family="text"/>
    <style:style style:name="T472_15" style:family="text"/>
    <style:style style:name="T472_16" style:family="text"/>
    <style:style style:name="T472_17" style:family="text"/>
    <style:style style:name="T472_18" style:family="text"/>
    <style:style style:name="T472_19" style:family="text"/>
    <style:style style:name="T472_20" style:family="text"/>
    <style:style style:name="T472_21" style:family="text"/>
    <style:style style:name="T472_22" style:family="text"/>
    <style:style style:name="T472_23" style:family="text"/>
    <style:style style:name="T472_24" style:family="text"/>
    <style:style style:name="T472_25" style:family="text"/>
    <style:style style:name="T472_26" style:family="text"/>
    <style:style style:name="P473" style:family="paragraph" style:parent-style-name="Standard">
      <style:paragraph-properties fo:break-before="auto" fo:line-height="115%" style:writing-mode="lr-tb"/>
    </style:style>
    <style:style style:name="T473_1" style:family="text"/>
    <style:style style:name="T473_2" style:family="text"/>
    <style:style style:name="T473_3" style:family="text"/>
    <style:style style:name="T473_4" style:family="text"/>
    <style:style style:name="T473_5" style:family="text"/>
    <style:style style:name="T473_6" style:family="text"/>
    <style:style style:name="T473_7" style:family="text"/>
    <style:style style:name="T473_8" style:family="text"/>
    <style:style style:name="T473_9" style:family="text"/>
    <style:style style:name="T473_10" style:family="text"/>
    <style:style style:name="T473_11" style:family="text"/>
    <style:style style:name="T473_12" style:family="text"/>
    <style:style style:name="T473_13" style:family="text"/>
    <style:style style:name="T473_14" style:family="text"/>
    <style:style style:name="T473_15" style:family="text"/>
    <style:style style:name="T473_16" style:family="text"/>
    <style:style style:name="P474" style:family="paragraph" style:parent-style-name="Standard">
      <style:paragraph-properties fo:break-before="auto" fo:line-height="115%" style:writing-mode="lr-tb"/>
    </style:style>
    <style:style style:name="T474_1" style:family="text"/>
    <style:style style:name="P475" style:family="paragraph" style:parent-style-name="Standard">
      <style:paragraph-properties fo:break-before="auto" fo:line-height="115%" style:writing-mode="lr-tb"/>
    </style:style>
    <style:style style:name="T475_1" style:family="text"/>
    <style:style style:name="T475_2" style:family="text"/>
    <style:style style:name="T475_3" style:family="text"/>
    <style:style style:name="T475_4" style:family="text"/>
    <style:style style:name="T475_5" style:family="text"/>
    <style:style style:name="T475_6" style:family="text"/>
    <style:style style:name="T475_7" style:family="text"/>
    <style:style style:name="T475_8" style:family="text"/>
    <style:style style:name="T475_9" style:family="text"/>
    <style:style style:name="T475_10" style:family="text"/>
    <style:style style:name="T475_11" style:family="text"/>
    <style:style style:name="T475_12" style:family="text"/>
    <style:style style:name="T475_13" style:family="text"/>
    <style:style style:name="T475_14" style:family="text"/>
    <style:style style:name="T475_15" style:family="text"/>
    <style:style style:name="T475_16" style:family="text"/>
    <style:style style:name="T475_17" style:family="text"/>
    <style:style style:name="T475_18" style:family="text"/>
    <style:style style:name="T475_19" style:family="text"/>
    <style:style style:name="T475_20" style:family="text"/>
    <style:style style:name="T475_21" style:family="text"/>
    <style:style style:name="T475_22" style:family="text"/>
    <style:style style:name="T475_23" style:family="text"/>
    <style:style style:name="T475_24" style:family="text"/>
    <style:style style:name="T475_25" style:family="text"/>
    <style:style style:name="T475_26" style:family="text"/>
    <style:style style:name="P476" style:family="paragraph" style:parent-style-name="Standard">
      <style:paragraph-properties fo:break-before="auto" fo:line-height="115%" style:writing-mode="lr-tb"/>
    </style:style>
    <style:style style:name="T476_1" style:family="text"/>
    <style:style style:name="T476_2" style:family="text"/>
    <style:style style:name="T476_3" style:family="text"/>
    <style:style style:name="T476_4" style:family="text"/>
    <style:style style:name="T476_5" style:family="text"/>
    <style:style style:name="T476_6" style:family="text"/>
    <style:style style:name="T476_7" style:family="text"/>
    <style:style style:name="T476_8" style:family="text"/>
    <style:style style:name="T476_9" style:family="text"/>
    <style:style style:name="T476_10" style:family="text"/>
    <style:style style:name="T476_11" style:family="text"/>
    <style:style style:name="T476_12" style:family="text"/>
    <style:style style:name="T476_13" style:family="text"/>
    <style:style style:name="T476_14" style:family="text"/>
    <style:style style:name="T476_15" style:family="text"/>
    <style:style style:name="T476_16" style:family="text"/>
    <style:style style:name="P477" style:family="paragraph" style:parent-style-name="Standard">
      <style:paragraph-properties fo:break-before="auto" fo:line-height="115%" style:writing-mode="lr-tb"/>
    </style:style>
    <style:style style:name="T477_1" style:family="text"/>
    <style:style style:name="P478" style:family="paragraph" style:parent-style-name="Standard">
      <style:paragraph-properties fo:break-before="auto" fo:line-height="115%" style:writing-mode="lr-tb"/>
    </style:style>
    <style:style style:name="T478_1" style:family="text"/>
    <style:style style:name="T478_2" style:family="text"/>
    <style:style style:name="T478_3" style:family="text"/>
    <style:style style:name="T478_4" style:family="text"/>
    <style:style style:name="T478_5" style:family="text"/>
    <style:style style:name="T478_6" style:family="text"/>
    <style:style style:name="T478_7" style:family="text"/>
    <style:style style:name="T478_8" style:family="text"/>
    <style:style style:name="T478_9" style:family="text"/>
    <style:style style:name="T478_10" style:family="text"/>
    <style:style style:name="T478_11" style:family="text"/>
    <style:style style:name="T478_12" style:family="text"/>
    <style:style style:name="T478_13" style:family="text"/>
    <style:style style:name="T478_14" style:family="text"/>
    <style:style style:name="T478_15" style:family="text"/>
    <style:style style:name="T478_16" style:family="text"/>
    <style:style style:name="T478_17" style:family="text"/>
    <style:style style:name="T478_18" style:family="text"/>
    <style:style style:name="T478_19" style:family="text"/>
    <style:style style:name="T478_20" style:family="text"/>
    <style:style style:name="T478_21" style:family="text"/>
    <style:style style:name="T478_22" style:family="text"/>
    <style:style style:name="T478_23" style:family="text"/>
    <style:style style:name="T478_24" style:family="text"/>
    <style:style style:name="P479" style:family="paragraph" style:parent-style-name="Standard">
      <style:paragraph-properties fo:break-before="auto" fo:line-height="115%" style:writing-mode="lr-tb"/>
    </style:style>
    <style:style style:name="T479_1" style:family="text"/>
    <style:style style:name="T479_2" style:family="text"/>
    <style:style style:name="T479_3" style:family="text"/>
    <style:style style:name="T479_4" style:family="text"/>
    <style:style style:name="T479_5" style:family="text"/>
    <style:style style:name="T479_6" style:family="text"/>
    <style:style style:name="T479_7" style:family="text"/>
    <style:style style:name="T479_8" style:family="text"/>
    <style:style style:name="T479_9" style:family="text"/>
    <style:style style:name="T479_10" style:family="text"/>
    <style:style style:name="T479_11" style:family="text"/>
    <style:style style:name="T479_12" style:family="text"/>
    <style:style style:name="T479_13" style:family="text"/>
    <style:style style:name="T479_14" style:family="text"/>
    <style:style style:name="T479_15" style:family="text"/>
    <style:style style:name="T479_16" style:family="text"/>
    <style:style style:name="P480" style:family="paragraph" style:parent-style-name="Standard">
      <style:paragraph-properties fo:break-before="auto" fo:line-height="115%" style:writing-mode="lr-tb"/>
    </style:style>
    <style:style style:name="T480_1" style:family="text"/>
    <style:style style:name="P481" style:family="paragraph" style:parent-style-name="Standard">
      <style:paragraph-properties fo:break-before="auto" fo:line-height="115%" style:writing-mode="lr-tb"/>
    </style:style>
    <style:style style:name="T481_1" style:family="text"/>
    <style:style style:name="T481_2" style:family="text"/>
    <style:style style:name="T481_3" style:family="text"/>
    <style:style style:name="T481_4" style:family="text"/>
    <style:style style:name="T481_5" style:family="text"/>
    <style:style style:name="T481_6" style:family="text"/>
    <style:style style:name="T481_7" style:family="text"/>
    <style:style style:name="T481_8" style:family="text"/>
    <style:style style:name="T481_9" style:family="text"/>
    <style:style style:name="T481_10" style:family="text"/>
    <style:style style:name="T481_11" style:family="text"/>
    <style:style style:name="T481_12" style:family="text"/>
    <style:style style:name="T481_13" style:family="text"/>
    <style:style style:name="T481_14" style:family="text"/>
    <style:style style:name="P482" style:family="paragraph" style:parent-style-name="Standard">
      <style:paragraph-properties fo:break-before="auto" fo:line-height="115%" style:writing-mode="lr-tb"/>
    </style:style>
    <style:style style:name="T482_1" style:family="text"/>
    <style:style style:name="P483" style:family="paragraph" style:parent-style-name="Standard">
      <style:paragraph-properties fo:break-before="auto" fo:line-height="115%" style:writing-mode="lr-tb"/>
    </style:style>
    <style:style style:name="T483_1" style:family="text"/>
    <style:style style:name="T483_2" style:family="text"/>
    <style:style style:name="T483_3" style:family="text"/>
    <style:style style:name="T483_4" style:family="text"/>
    <style:style style:name="T483_5" style:family="text"/>
    <style:style style:name="T483_6" style:family="text"/>
    <style:style style:name="T483_7" style:family="text"/>
    <style:style style:name="T483_8" style:family="text"/>
    <style:style style:name="T483_9" style:family="text"/>
    <style:style style:name="T483_10" style:family="text"/>
    <style:style style:name="T483_11" style:family="text"/>
    <style:style style:name="T483_12" style:family="text"/>
    <style:style style:name="T483_13" style:family="text"/>
    <style:style style:name="T483_14" style:family="text"/>
    <style:style style:name="T483_15" style:family="text"/>
    <style:style style:name="T483_16" style:family="text"/>
    <style:style style:name="T483_17" style:family="text"/>
    <style:style style:name="T483_18" style:family="text"/>
    <style:style style:name="T483_19" style:family="text"/>
    <style:style style:name="T483_20" style:family="text"/>
    <style:style style:name="T483_21" style:family="text"/>
    <style:style style:name="T483_22" style:family="text"/>
    <style:style style:name="T483_23" style:family="text"/>
    <style:style style:name="T483_24" style:family="text"/>
    <style:style style:name="T483_25" style:family="text"/>
    <style:style style:name="T483_26" style:family="text"/>
    <style:style style:name="T483_27" style:family="text"/>
    <style:style style:name="T483_28" style:family="text"/>
    <style:style style:name="T483_29" style:family="text"/>
    <style:style style:name="T483_30" style:family="text"/>
    <style:style style:name="T483_31" style:family="text"/>
    <style:style style:name="T483_32" style:family="text"/>
    <style:style style:name="P484" style:family="paragraph" style:parent-style-name="Standard">
      <style:paragraph-properties fo:break-before="auto" fo:line-height="115%" style:writing-mode="lr-tb"/>
    </style:style>
    <style:style style:name="T484_1" style:family="text"/>
    <style:style style:name="T484_2" style:family="text"/>
    <style:style style:name="T484_3" style:family="text"/>
    <style:style style:name="T484_4" style:family="text"/>
    <style:style style:name="T484_5" style:family="text"/>
    <style:style style:name="T484_6" style:family="text"/>
    <style:style style:name="T484_7" style:family="text"/>
    <style:style style:name="T484_8" style:family="text"/>
    <style:style style:name="T484_9" style:family="text"/>
    <style:style style:name="T484_10" style:family="text"/>
    <style:style style:name="P485" style:family="paragraph" style:parent-style-name="Standard">
      <style:paragraph-properties fo:break-before="auto" fo:line-height="115%" style:writing-mode="lr-tb"/>
    </style:style>
    <style:style style:name="T485_1" style:family="text"/>
    <style:style style:name="P486" style:family="paragraph" style:parent-style-name="Standard">
      <style:paragraph-properties fo:break-before="auto" fo:line-height="115%" style:writing-mode="lr-tb"/>
    </style:style>
    <style:style style:name="T486_1" style:family="text"/>
    <style:style style:name="T486_2" style:family="text"/>
    <style:style style:name="T486_3" style:family="text"/>
    <style:style style:name="T486_4" style:family="text"/>
    <style:style style:name="T486_5" style:family="text"/>
    <style:style style:name="T486_6" style:family="text"/>
    <style:style style:name="T486_7" style:family="text"/>
    <style:style style:name="T486_8" style:family="text"/>
    <style:style style:name="T486_9" style:family="text"/>
    <style:style style:name="T486_10" style:family="text"/>
    <style:style style:name="T486_11" style:family="text"/>
    <style:style style:name="T486_12" style:family="text"/>
    <style:style style:name="T486_13" style:family="text"/>
    <style:style style:name="T486_14" style:family="text"/>
    <style:style style:name="T486_15" style:family="text"/>
    <style:style style:name="T486_16" style:family="text"/>
    <style:style style:name="T486_17" style:family="text"/>
    <style:style style:name="T486_18" style:family="text"/>
    <style:style style:name="T486_19" style:family="text"/>
    <style:style style:name="T486_20" style:family="text"/>
    <style:style style:name="T486_21" style:family="text"/>
    <style:style style:name="T486_22" style:family="text"/>
    <style:style style:name="T486_23" style:family="text"/>
    <style:style style:name="T486_24" style:family="text"/>
    <style:style style:name="T486_25" style:family="text"/>
    <style:style style:name="T486_26" style:family="text"/>
    <style:style style:name="T486_27" style:family="text"/>
    <style:style style:name="T486_28" style:family="text"/>
    <style:style style:name="T486_29" style:family="text"/>
    <style:style style:name="T486_30" style:family="text"/>
    <style:style style:name="T486_31" style:family="text"/>
    <style:style style:name="T486_32" style:family="text"/>
    <style:style style:name="P487" style:family="paragraph" style:parent-style-name="Standard">
      <style:paragraph-properties fo:break-before="auto" fo:line-height="115%" style:writing-mode="lr-tb"/>
    </style:style>
    <style:style style:name="T487_1" style:family="text"/>
    <style:style style:name="T487_2" style:family="text"/>
    <style:style style:name="T487_3" style:family="text"/>
    <style:style style:name="T487_4" style:family="text"/>
    <style:style style:name="T487_5" style:family="text"/>
    <style:style style:name="T487_6" style:family="text"/>
    <style:style style:name="T487_7" style:family="text"/>
    <style:style style:name="T487_8" style:family="text"/>
    <style:style style:name="T487_9" style:family="text"/>
    <style:style style:name="T487_10" style:family="text"/>
    <style:style style:name="P488" style:family="paragraph" style:parent-style-name="Standard">
      <style:paragraph-properties fo:break-before="auto" fo:line-height="115%" style:writing-mode="lr-tb"/>
    </style:style>
    <style:style style:name="T488_1" style:family="text"/>
    <style:style style:name="P489" style:family="paragraph" style:parent-style-name="Standard">
      <style:paragraph-properties fo:break-before="auto" fo:line-height="115%" style:writing-mode="lr-tb"/>
    </style:style>
    <style:style style:name="T489_1" style:family="text"/>
    <style:style style:name="T489_2" style:family="text"/>
    <style:style style:name="T489_3" style:family="text"/>
    <style:style style:name="T489_4" style:family="text"/>
    <style:style style:name="T489_5" style:family="text"/>
    <style:style style:name="T489_6" style:family="text"/>
    <style:style style:name="T489_7" style:family="text"/>
    <style:style style:name="T489_8" style:family="text"/>
    <style:style style:name="T489_9" style:family="text"/>
    <style:style style:name="T489_10" style:family="text"/>
    <style:style style:name="T489_11" style:family="text"/>
    <style:style style:name="T489_12" style:family="text"/>
    <style:style style:name="T489_13" style:family="text"/>
    <style:style style:name="T489_14" style:family="text"/>
    <style:style style:name="T489_15" style:family="text"/>
    <style:style style:name="T489_16" style:family="text"/>
    <style:style style:name="T489_17" style:family="text"/>
    <style:style style:name="T489_18" style:family="text"/>
    <style:style style:name="T489_19" style:family="text"/>
    <style:style style:name="T489_20" style:family="text"/>
    <style:style style:name="T489_21" style:family="text"/>
    <style:style style:name="T489_22" style:family="text"/>
    <style:style style:name="T489_23" style:family="text"/>
    <style:style style:name="T489_24" style:family="text"/>
    <style:style style:name="T489_25" style:family="text"/>
    <style:style style:name="T489_26" style:family="text"/>
    <style:style style:name="T489_27" style:family="text"/>
    <style:style style:name="T489_28" style:family="text"/>
    <style:style style:name="T489_29" style:family="text"/>
    <style:style style:name="T489_30" style:family="text"/>
    <style:style style:name="T489_31" style:family="text"/>
    <style:style style:name="T489_32" style:family="text"/>
    <style:style style:name="P490" style:family="paragraph" style:parent-style-name="Standard">
      <style:paragraph-properties fo:break-before="auto" fo:line-height="115%" style:writing-mode="lr-tb"/>
    </style:style>
    <style:style style:name="T490_1" style:family="text"/>
    <style:style style:name="T490_2" style:family="text"/>
    <style:style style:name="T490_3" style:family="text"/>
    <style:style style:name="T490_4" style:family="text"/>
    <style:style style:name="T490_5" style:family="text"/>
    <style:style style:name="T490_6" style:family="text"/>
    <style:style style:name="T490_7" style:family="text"/>
    <style:style style:name="T490_8" style:family="text"/>
    <style:style style:name="T490_9" style:family="text"/>
    <style:style style:name="T490_10" style:family="text"/>
    <style:style style:name="P491" style:family="paragraph" style:parent-style-name="Standard">
      <style:paragraph-properties fo:break-before="auto" fo:line-height="115%" style:writing-mode="lr-tb"/>
    </style:style>
    <style:style style:name="T491_1" style:family="text"/>
    <style:style style:name="P492" style:family="paragraph" style:parent-style-name="Standard">
      <style:paragraph-properties fo:break-before="auto" fo:line-height="115%" style:writing-mode="lr-tb"/>
    </style:style>
    <style:style style:name="T492_1" style:family="text"/>
    <style:style style:name="T492_2" style:family="text"/>
    <style:style style:name="T492_3" style:family="text"/>
    <style:style style:name="T492_4" style:family="text"/>
    <style:style style:name="T492_5" style:family="text"/>
    <style:style style:name="T492_6" style:family="text"/>
    <style:style style:name="T492_7" style:family="text"/>
    <style:style style:name="T492_8" style:family="text"/>
    <style:style style:name="T492_9" style:family="text"/>
    <style:style style:name="T492_10" style:family="text"/>
    <style:style style:name="T492_11" style:family="text"/>
    <style:style style:name="T492_12" style:family="text"/>
    <style:style style:name="P493" style:family="paragraph" style:parent-style-name="Standard">
      <style:paragraph-properties fo:break-before="auto" fo:line-height="115%" style:writing-mode="lr-tb"/>
    </style:style>
    <style:style style:name="T493_1" style:family="text"/>
    <style:style style:name="T493_2" style:family="text"/>
    <style:style style:name="T493_3" style:family="text"/>
    <style:style style:name="T493_4" style:family="text"/>
    <style:style style:name="T493_5" style:family="text"/>
    <style:style style:name="T493_6" style:family="text"/>
    <style:style style:name="T493_7" style:family="text"/>
    <style:style style:name="T493_8" style:family="text"/>
    <style:style style:name="T493_9" style:family="text"/>
    <style:style style:name="T493_10" style:family="text"/>
    <style:style style:name="T493_11" style:family="text"/>
    <style:style style:name="T493_12" style:family="text"/>
    <style:style style:name="T493_13" style:family="text"/>
    <style:style style:name="T493_14" style:family="text"/>
    <style:style style:name="T493_15" style:family="text"/>
    <style:style style:name="T493_16" style:family="text"/>
    <style:style style:name="P494" style:family="paragraph" style:parent-style-name="Standard">
      <style:paragraph-properties fo:break-before="auto" fo:line-height="115%" style:writing-mode="lr-tb"/>
    </style:style>
    <style:style style:name="T494_1" style:family="text"/>
    <style:style style:name="P495" style:family="paragraph" style:parent-style-name="Standard">
      <style:paragraph-properties fo:break-before="auto" fo:line-height="115%" style:writing-mode="lr-tb"/>
    </style:style>
    <style:style style:name="T495_1" style:family="text"/>
    <style:style style:name="T495_2" style:family="text"/>
    <style:style style:name="T495_3" style:family="text"/>
    <style:style style:name="T495_4" style:family="text"/>
    <style:style style:name="T495_5" style:family="text"/>
    <style:style style:name="T495_6" style:family="text"/>
    <style:style style:name="P496" style:family="paragraph" style:parent-style-name="Standard">
      <style:paragraph-properties fo:break-before="auto" fo:line-height="115%" style:writing-mode="lr-tb"/>
    </style:style>
    <style:style style:name="T496_1" style:family="text"/>
    <style:style style:name="T496_2" style:family="text"/>
    <style:style style:name="T496_3" style:family="text"/>
    <style:style style:name="T496_4" style:family="text"/>
    <style:style style:name="T496_5" style:family="text"/>
    <style:style style:name="T496_6" style:family="text"/>
    <style:style style:name="T496_7" style:family="text"/>
    <style:style style:name="T496_8" style:family="text"/>
    <style:style style:name="P497" style:family="paragraph" style:parent-style-name="Standard">
      <style:paragraph-properties fo:break-before="auto" fo:line-height="115%" style:writing-mode="lr-tb"/>
    </style:style>
    <style:style style:name="T497_1" style:family="text"/>
    <style:style style:name="P498" style:family="paragraph" style:parent-style-name="Standard">
      <style:paragraph-properties fo:break-before="auto" fo:line-height="115%" style:writing-mode="lr-tb"/>
    </style:style>
    <style:style style:name="T498_1" style:family="text"/>
    <style:style style:name="T498_2" style:family="text"/>
    <style:style style:name="T498_3" style:family="text"/>
    <style:style style:name="T498_4" style:family="text"/>
    <style:style style:name="T498_5" style:family="text"/>
    <style:style style:name="T498_6" style:family="text"/>
    <style:style style:name="T498_7" style:family="text"/>
    <style:style style:name="T498_8" style:family="text"/>
    <style:style style:name="P499" style:family="paragraph" style:parent-style-name="Standard">
      <style:paragraph-properties fo:break-before="auto" fo:line-height="115%" style:writing-mode="lr-tb"/>
    </style:style>
    <style:style style:name="T499_1" style:family="text"/>
    <style:style style:name="T499_2" style:family="text"/>
    <style:style style:name="T499_3" style:family="text"/>
    <style:style style:name="T499_4" style:family="text"/>
    <style:style style:name="T499_5" style:family="text"/>
    <style:style style:name="P500" style:family="paragraph" style:parent-style-name="Standard">
      <style:paragraph-properties fo:break-before="auto" fo:line-height="115%" style:writing-mode="lr-tb"/>
    </style:style>
    <style:style style:name="T500_1" style:family="text"/>
    <style:style style:name="P501" style:family="paragraph" style:parent-style-name="Standard">
      <style:paragraph-properties fo:break-before="auto" fo:line-height="115%" style:writing-mode="lr-tb"/>
    </style:style>
    <style:style style:name="T501_1" style:family="text"/>
    <style:style style:name="T501_2" style:family="text"/>
    <style:style style:name="T501_3" style:family="text"/>
    <style:style style:name="T501_4" style:family="text"/>
    <style:style style:name="T501_5" style:family="text"/>
    <style:style style:name="T501_6" style:family="text"/>
    <style:style style:name="P502" style:family="paragraph" style:parent-style-name="Standard">
      <style:paragraph-properties fo:break-before="auto" fo:line-height="115%" style:writing-mode="lr-tb"/>
    </style:style>
    <style:style style:name="T502_1" style:family="text"/>
    <style:style style:name="T502_2" style:family="text"/>
    <style:style style:name="T502_3" style:family="text"/>
    <style:style style:name="T502_4" style:family="text"/>
    <style:style style:name="T502_5" style:family="text"/>
    <style:style style:name="T502_6" style:family="text"/>
    <style:style style:name="T502_7" style:family="text"/>
    <style:style style:name="T502_8" style:family="text"/>
    <style:style style:name="P503" style:family="paragraph" style:parent-style-name="Standard">
      <style:paragraph-properties fo:break-before="auto" fo:line-height="115%" style:writing-mode="lr-tb"/>
    </style:style>
    <style:style style:name="T503_1" style:family="text"/>
    <style:style style:name="P504" style:family="paragraph" style:parent-style-name="Standard">
      <style:paragraph-properties fo:break-before="auto" fo:line-height="115%" style:writing-mode="lr-tb"/>
    </style:style>
    <style:style style:name="T504_1" style:family="text"/>
    <style:style style:name="T504_2" style:family="text"/>
    <style:style style:name="T504_3" style:family="text"/>
    <style:style style:name="T504_4" style:family="text"/>
    <style:style style:name="T504_5" style:family="text"/>
    <style:style style:name="T504_6" style:family="text"/>
    <style:style style:name="T504_7" style:family="text"/>
    <style:style style:name="T504_8" style:family="text"/>
    <style:style style:name="P505" style:family="paragraph" style:parent-style-name="Standard">
      <style:paragraph-properties fo:break-before="auto" fo:line-height="115%" style:writing-mode="lr-tb"/>
    </style:style>
    <style:style style:name="T505_1" style:family="text"/>
    <style:style style:name="T505_2" style:family="text"/>
    <style:style style:name="T505_3" style:family="text"/>
    <style:style style:name="T505_4" style:family="text"/>
    <style:style style:name="T505_5" style:family="text"/>
    <style:style style:name="P506" style:family="paragraph" style:parent-style-name="Standard">
      <style:paragraph-properties fo:break-before="auto" fo:line-height="115%" style:writing-mode="lr-tb"/>
    </style:style>
    <style:style style:name="T506_1" style:family="text"/>
    <style:style style:name="P507" style:family="paragraph" style:parent-style-name="Standard">
      <style:paragraph-properties fo:break-before="auto" fo:line-height="115%" style:writing-mode="lr-tb"/>
    </style:style>
    <style:style style:name="P508" style:family="paragraph" style:parent-style-name="Standard">
      <style:paragraph-properties fo:break-before="auto" fo:line-height="115%" style:writing-mode="lr-tb"/>
    </style:style>
    <style:style style:name="T508_1" style:family="text"/>
    <style:style style:name="T508_2" style:family="text"/>
    <style:style style:name="T508_3" style:family="text"/>
    <style:style style:name="T508_4" style:family="text"/>
    <style:style style:name="T508_5" style:family="text"/>
    <style:style style:name="T508_6" style:family="text"/>
    <style:style style:name="T508_7" style:family="text"/>
    <style:style style:name="T508_8" style:family="text"/>
    <style:style style:name="T508_9" style:family="text"/>
    <style:style style:name="P509" style:family="paragraph" style:parent-style-name="Standard">
      <style:paragraph-properties fo:break-before="auto" fo:line-height="115%" style:writing-mode="lr-tb"/>
    </style:style>
    <style:style style:name="T509_1" style:family="text"/>
    <style:style style:name="P510" style:family="paragraph" style:parent-style-name="Standard">
      <style:paragraph-properties fo:break-before="auto" fo:line-height="115%" style:writing-mode="lr-tb"/>
    </style:style>
    <style:style style:name="T510_1" style:family="text"/>
    <style:style style:name="T510_2" style:family="text"/>
    <style:style style:name="T510_3" style:family="text"/>
    <style:style style:name="T510_4" style:family="text"/>
    <style:style style:name="T510_5" style:family="text"/>
    <style:style style:name="T510_6" style:family="text"/>
    <style:style style:name="T510_7" style:family="text"/>
    <style:style style:name="T510_8" style:family="text"/>
    <style:style style:name="T510_9" style:family="text"/>
    <style:style style:name="T510_10" style:family="text"/>
    <style:style style:name="T510_11" style:family="text"/>
    <style:style style:name="T510_12" style:family="text"/>
    <style:style style:name="T510_13" style:family="text"/>
    <style:style style:name="T510_14" style:family="text"/>
    <style:style style:name="P511" style:family="paragraph" style:parent-style-name="Standard">
      <style:paragraph-properties fo:break-before="auto" fo:line-height="115%" style:writing-mode="lr-tb"/>
    </style:style>
    <style:style style:name="T511_1" style:family="text"/>
    <style:style style:name="T511_2" style:family="text"/>
    <style:style style:name="T511_3" style:family="text"/>
    <style:style style:name="T511_4" style:family="text"/>
    <style:style style:name="T511_5" style:family="text"/>
    <style:style style:name="T511_6" style:family="text"/>
    <style:style style:name="T511_7" style:family="text"/>
    <style:style style:name="T511_8" style:family="text"/>
    <style:style style:name="P512" style:family="paragraph" style:parent-style-name="Standard">
      <style:paragraph-properties fo:break-before="auto" fo:line-height="115%" style:writing-mode="lr-tb"/>
    </style:style>
    <style:style style:name="T512_1" style:family="text"/>
    <style:style style:name="T512_2" style:family="text"/>
    <style:style style:name="T512_3" style:family="text"/>
    <style:style style:name="T512_4" style:family="text"/>
    <style:style style:name="T512_5" style:family="text"/>
    <style:style style:name="T512_6" style:family="text"/>
    <style:style style:name="T512_7" style:family="text"/>
    <style:style style:name="T512_8" style:family="text"/>
    <style:style style:name="T512_9" style:family="text"/>
    <style:style style:name="T512_10" style:family="text"/>
    <style:style style:name="T512_11" style:family="text"/>
    <style:style style:name="T512_12" style:family="text"/>
    <style:style style:name="T512_13" style:family="text"/>
    <style:style style:name="T512_14" style:family="text"/>
    <style:style style:name="T512_15" style:family="text"/>
    <style:style style:name="T512_16" style:family="text"/>
    <style:style style:name="P513" style:family="paragraph" style:parent-style-name="Standard">
      <style:paragraph-properties fo:break-before="auto" fo:line-height="115%" style:writing-mode="lr-tb"/>
    </style:style>
    <style:style style:name="T513_1" style:family="text"/>
    <style:style style:name="T513_2" style:family="text"/>
    <style:style style:name="T513_3" style:family="text"/>
    <style:style style:name="T513_4" style:family="text"/>
    <style:style style:name="T513_5" style:family="text"/>
    <style:style style:name="T513_6" style:family="text"/>
    <style:style style:name="T513_7" style:family="text"/>
    <style:style style:name="T513_8" style:family="text"/>
    <style:style style:name="T513_9" style:family="text"/>
    <style:style style:name="T513_10" style:family="text"/>
    <style:style style:name="T513_11" style:family="text"/>
    <style:style style:name="T513_12" style:family="text"/>
    <style:style style:name="T513_13" style:family="text"/>
    <style:style style:name="T513_14" style:family="text"/>
    <style:style style:name="T513_15" style:family="text"/>
    <style:style style:name="T513_16" style:family="text"/>
    <style:style style:name="P514" style:family="paragraph" style:parent-style-name="Standard">
      <style:paragraph-properties fo:break-before="auto" fo:line-height="115%" style:writing-mode="lr-tb"/>
    </style:style>
    <style:style style:name="T514_1" style:family="text"/>
    <style:style style:name="T514_2" style:family="text"/>
    <style:style style:name="T514_3" style:family="text"/>
    <style:style style:name="T514_4" style:family="text"/>
    <style:style style:name="T514_5" style:family="text"/>
    <style:style style:name="T514_6" style:family="text"/>
    <style:style style:name="T514_7" style:family="text"/>
    <style:style style:name="T514_8" style:family="text"/>
    <style:style style:name="P515" style:family="paragraph" style:parent-style-name="Standard">
      <style:paragraph-properties fo:break-before="auto" fo:line-height="115%" style:writing-mode="lr-tb"/>
    </style:style>
    <style:style style:name="T515_1" style:family="text"/>
    <style:style style:name="T515_2" style:family="text"/>
    <style:style style:name="T515_3" style:family="text"/>
    <style:style style:name="T515_4" style:family="text"/>
    <style:style style:name="T515_5" style:family="text"/>
    <style:style style:name="T515_6" style:family="text"/>
    <style:style style:name="T515_7" style:family="text"/>
    <style:style style:name="T515_8" style:family="text"/>
    <style:style style:name="P516" style:family="paragraph" style:parent-style-name="Standard">
      <style:paragraph-properties fo:break-before="auto" fo:line-height="115%" style:writing-mode="lr-tb"/>
    </style:style>
    <style:style style:name="T516_1" style:family="text"/>
    <style:style style:name="T516_2" style:family="text"/>
    <style:style style:name="T516_3" style:family="text"/>
    <style:style style:name="T516_4" style:family="text"/>
    <style:style style:name="T516_5" style:family="text"/>
    <style:style style:name="T516_6" style:family="text"/>
    <style:style style:name="T516_7" style:family="text"/>
    <style:style style:name="T516_8" style:family="text"/>
    <style:style style:name="P517" style:family="paragraph" style:parent-style-name="Standard">
      <style:paragraph-properties fo:break-before="auto" fo:line-height="115%" style:writing-mode="lr-tb"/>
    </style:style>
    <style:style style:name="T517_1" style:family="text"/>
    <style:style style:name="T517_2" style:family="text"/>
    <style:style style:name="T517_3" style:family="text"/>
    <style:style style:name="T517_4" style:family="text"/>
    <style:style style:name="T517_5" style:family="text"/>
    <style:style style:name="P518" style:family="paragraph" style:parent-style-name="Standard">
      <style:paragraph-properties fo:break-before="auto" fo:line-height="115%" style:writing-mode="lr-tb"/>
    </style:style>
    <style:style style:name="T518_1" style:family="text"/>
    <style:style style:name="P519" style:family="paragraph" style:parent-style-name="Standard">
      <style:paragraph-properties fo:break-before="auto" fo:line-height="115%" style:writing-mode="lr-tb"/>
    </style:style>
    <style:style style:name="P520" style:family="paragraph" style:parent-style-name="Standard">
      <style:paragraph-properties fo:break-before="auto" fo:line-height="115%" style:writing-mode="lr-tb"/>
    </style:style>
    <style:style style:name="T520_1" style:family="text"/>
    <style:style style:name="T520_2" style:family="text"/>
    <style:style style:name="T520_3" style:family="text"/>
    <style:style style:name="T520_4" style:family="text"/>
    <style:style style:name="T520_5" style:family="text"/>
    <style:style style:name="T520_6" style:family="text"/>
    <style:style style:name="T520_7" style:family="text"/>
    <style:style style:name="T520_8" style:family="text"/>
    <style:style style:name="T520_9" style:family="text"/>
    <style:style style:name="T520_10" style:family="text"/>
    <style:style style:name="T520_11" style:family="text"/>
    <style:style style:name="T520_12" style:family="text"/>
    <style:style style:name="T520_13" style:family="text"/>
    <style:style style:name="T520_14" style:family="text"/>
    <style:style style:name="P521" style:family="paragraph" style:parent-style-name="Standard">
      <style:paragraph-properties fo:break-before="auto" fo:line-height="115%" style:writing-mode="lr-tb"/>
    </style:style>
    <style:style style:name="T521_1" style:family="text"/>
    <style:style style:name="T521_2" style:family="text"/>
    <style:style style:name="T521_3" style:family="text"/>
    <style:style style:name="T521_4" style:family="text"/>
    <style:style style:name="T521_5" style:family="text"/>
    <style:style style:name="T521_6" style:family="text"/>
    <style:style style:name="T521_7" style:family="text"/>
    <style:style style:name="T521_8" style:family="text"/>
    <style:style style:name="P522" style:family="paragraph" style:parent-style-name="Standard">
      <style:paragraph-properties fo:break-before="auto" fo:line-height="115%" style:writing-mode="lr-tb"/>
    </style:style>
    <style:style style:name="T522_1" style:family="text"/>
    <style:style style:name="T522_2" style:family="text"/>
    <style:style style:name="T522_3" style:family="text"/>
    <style:style style:name="T522_4" style:family="text"/>
    <style:style style:name="T522_5" style:family="text"/>
    <style:style style:name="T522_6" style:family="text"/>
    <style:style style:name="T522_7" style:family="text"/>
    <style:style style:name="T522_8" style:family="text"/>
    <style:style style:name="T522_9" style:family="text"/>
    <style:style style:name="T522_10" style:family="text"/>
    <style:style style:name="T522_11" style:family="text"/>
    <style:style style:name="T522_12" style:family="text"/>
    <style:style style:name="T522_13" style:family="text"/>
    <style:style style:name="T522_14" style:family="text"/>
    <style:style style:name="T522_15" style:family="text"/>
    <style:style style:name="T522_16" style:family="text"/>
    <style:style style:name="P523" style:family="paragraph" style:parent-style-name="Standard">
      <style:paragraph-properties fo:break-before="auto" fo:line-height="115%" style:writing-mode="lr-tb"/>
    </style:style>
    <style:style style:name="T523_1" style:family="text"/>
    <style:style style:name="T523_2" style:family="text"/>
    <style:style style:name="T523_3" style:family="text"/>
    <style:style style:name="T523_4" style:family="text"/>
    <style:style style:name="T523_5" style:family="text"/>
    <style:style style:name="T523_6" style:family="text"/>
    <style:style style:name="T523_7" style:family="text"/>
    <style:style style:name="T523_8" style:family="text"/>
    <style:style style:name="P524" style:family="paragraph" style:parent-style-name="Standard">
      <style:paragraph-properties fo:break-before="auto" fo:line-height="115%" style:writing-mode="lr-tb"/>
    </style:style>
    <style:style style:name="T524_1" style:family="text"/>
    <style:style style:name="T524_2" style:family="text"/>
    <style:style style:name="T524_3" style:family="text"/>
    <style:style style:name="T524_4" style:family="text"/>
    <style:style style:name="T524_5" style:family="text"/>
    <style:style style:name="T524_6" style:family="text"/>
    <style:style style:name="T524_7" style:family="text"/>
    <style:style style:name="T524_8" style:family="text"/>
    <style:style style:name="P525" style:family="paragraph" style:parent-style-name="Standard">
      <style:paragraph-properties fo:break-before="auto" fo:line-height="115%" style:writing-mode="lr-tb"/>
    </style:style>
    <style:style style:name="T525_1" style:family="text"/>
    <style:style style:name="T525_2" style:family="text"/>
    <style:style style:name="T525_3" style:family="text"/>
    <style:style style:name="T525_4" style:family="text"/>
    <style:style style:name="T525_5" style:family="text"/>
    <style:style style:name="T525_6" style:family="text"/>
    <style:style style:name="T525_7" style:family="text"/>
    <style:style style:name="T525_8" style:family="text"/>
    <style:style style:name="P526" style:family="paragraph" style:parent-style-name="Standard">
      <style:paragraph-properties fo:break-before="auto" fo:line-height="115%" style:writing-mode="lr-tb"/>
    </style:style>
    <style:style style:name="T526_1" style:family="text"/>
    <style:style style:name="T526_2" style:family="text"/>
    <style:style style:name="T526_3" style:family="text"/>
    <style:style style:name="T526_4" style:family="text"/>
    <style:style style:name="T526_5" style:family="text"/>
    <style:style style:name="P527" style:family="paragraph" style:parent-style-name="Standard">
      <style:paragraph-properties fo:break-before="auto" fo:line-height="115%" style:writing-mode="lr-tb"/>
    </style:style>
    <style:style style:name="T527_1" style:family="text"/>
    <style:style style:name="P528" style:family="paragraph" style:parent-style-name="Standard">
      <style:paragraph-properties fo:break-before="auto" fo:line-height="115%" style:writing-mode="lr-tb"/>
    </style:style>
    <style:style style:name="P529" style:family="paragraph" style:parent-style-name="Standard">
      <style:paragraph-properties fo:break-before="auto" fo:line-height="115%" style:writing-mode="lr-tb"/>
    </style:style>
    <style:style style:name="T529_1" style:family="text"/>
    <style:style style:name="T529_2" style:family="text"/>
    <style:style style:name="T529_3" style:family="text"/>
    <style:style style:name="T529_4" style:family="text"/>
    <style:style style:name="T529_5" style:family="text"/>
    <style:style style:name="T529_6" style:family="text"/>
    <style:style style:name="T529_7" style:family="text"/>
    <style:style style:name="T529_8" style:family="text"/>
    <style:style style:name="T529_9" style:family="text"/>
    <style:style style:name="T529_10" style:family="text"/>
    <style:style style:name="T529_11" style:family="text"/>
    <style:style style:name="T529_12" style:family="text"/>
    <style:style style:name="T529_13" style:family="text"/>
    <style:style style:name="T529_14" style:family="text"/>
    <style:style style:name="T529_15" style:family="text"/>
    <style:style style:name="T529_16" style:family="text"/>
    <style:style style:name="T529_17" style:family="text"/>
    <style:style style:name="T529_18" style:family="text"/>
    <style:style style:name="P530" style:family="paragraph" style:parent-style-name="Standard">
      <style:paragraph-properties fo:break-before="auto" fo:line-height="115%" style:writing-mode="lr-tb"/>
    </style:style>
    <style:style style:name="T530_1" style:family="text"/>
    <style:style style:name="T530_2" style:family="text"/>
    <style:style style:name="T530_3" style:family="text"/>
    <style:style style:name="T530_4" style:family="text"/>
    <style:style style:name="T530_5" style:family="text"/>
    <style:style style:name="T530_6" style:family="text"/>
    <style:style style:name="T530_7" style:family="text"/>
    <style:style style:name="T530_8" style:family="text"/>
    <style:style style:name="P531" style:family="paragraph" style:parent-style-name="Standard">
      <style:paragraph-properties fo:break-before="auto" fo:line-height="115%" style:writing-mode="lr-tb"/>
    </style:style>
    <style:style style:name="T531_1" style:family="text"/>
    <style:style style:name="T531_2" style:family="text"/>
    <style:style style:name="T531_3" style:family="text"/>
    <style:style style:name="T531_4" style:family="text"/>
    <style:style style:name="T531_5" style:family="text"/>
    <style:style style:name="T531_6" style:family="text"/>
    <style:style style:name="T531_7" style:family="text"/>
    <style:style style:name="T531_8" style:family="text"/>
    <style:style style:name="T531_9" style:family="text"/>
    <style:style style:name="T531_10" style:family="text"/>
    <style:style style:name="T531_11" style:family="text"/>
    <style:style style:name="T531_12" style:family="text"/>
    <style:style style:name="T531_13" style:family="text"/>
    <style:style style:name="T531_14" style:family="text"/>
    <style:style style:name="T531_15" style:family="text"/>
    <style:style style:name="T531_16" style:family="text"/>
    <style:style style:name="P532" style:family="paragraph" style:parent-style-name="Standard">
      <style:paragraph-properties fo:break-before="auto" fo:line-height="115%" style:writing-mode="lr-tb"/>
    </style:style>
    <style:style style:name="T532_1" style:family="text"/>
    <style:style style:name="T532_2" style:family="text"/>
    <style:style style:name="T532_3" style:family="text"/>
    <style:style style:name="T532_4" style:family="text"/>
    <style:style style:name="T532_5" style:family="text"/>
    <style:style style:name="T532_6" style:family="text"/>
    <style:style style:name="T532_7" style:family="text"/>
    <style:style style:name="T532_8" style:family="text"/>
    <style:style style:name="P533" style:family="paragraph" style:parent-style-name="Standard">
      <style:paragraph-properties fo:break-before="auto" fo:line-height="115%" style:writing-mode="lr-tb"/>
    </style:style>
    <style:style style:name="T533_1" style:family="text"/>
    <style:style style:name="T533_2" style:family="text"/>
    <style:style style:name="T533_3" style:family="text"/>
    <style:style style:name="T533_4" style:family="text"/>
    <style:style style:name="T533_5" style:family="text"/>
    <style:style style:name="T533_6" style:family="text"/>
    <style:style style:name="T533_7" style:family="text"/>
    <style:style style:name="T533_8" style:family="text"/>
    <style:style style:name="P534" style:family="paragraph" style:parent-style-name="Standard">
      <style:paragraph-properties fo:break-before="auto" fo:line-height="115%" style:writing-mode="lr-tb"/>
    </style:style>
    <style:style style:name="T534_1" style:family="text"/>
    <style:style style:name="T534_2" style:family="text"/>
    <style:style style:name="T534_3" style:family="text"/>
    <style:style style:name="T534_4" style:family="text"/>
    <style:style style:name="T534_5" style:family="text"/>
    <style:style style:name="T534_6" style:family="text"/>
    <style:style style:name="T534_7" style:family="text"/>
    <style:style style:name="T534_8" style:family="text"/>
    <style:style style:name="P535" style:family="paragraph" style:parent-style-name="Standard">
      <style:paragraph-properties fo:break-before="auto" fo:line-height="115%" style:writing-mode="lr-tb"/>
    </style:style>
    <style:style style:name="T535_1" style:family="text"/>
    <style:style style:name="T535_2" style:family="text"/>
    <style:style style:name="T535_3" style:family="text"/>
    <style:style style:name="T535_4" style:family="text"/>
    <style:style style:name="T535_5" style:family="text"/>
    <style:style style:name="P536" style:family="paragraph" style:parent-style-name="Standard">
      <style:paragraph-properties fo:break-before="auto" fo:line-height="115%" style:writing-mode="lr-tb"/>
    </style:style>
    <style:style style:name="T536_1" style:family="text"/>
    <style:style style:name="P537" style:family="paragraph" style:parent-style-name="Standard">
      <style:paragraph-properties fo:break-before="auto" fo:line-height="115%" style:writing-mode="lr-tb"/>
    </style:style>
    <style:style style:name="P538" style:family="paragraph" style:parent-style-name="Standard">
      <style:paragraph-properties fo:break-before="auto" fo:line-height="115%" style:writing-mode="lr-tb"/>
    </style:style>
    <style:style style:name="T538_1" style:family="text"/>
    <style:style style:name="T538_2" style:family="text"/>
    <style:style style:name="T538_3" style:family="text"/>
    <style:style style:name="T538_4" style:family="text"/>
    <style:style style:name="T538_5" style:family="text"/>
    <style:style style:name="T538_6" style:family="text"/>
    <style:style style:name="T538_7" style:family="text"/>
    <style:style style:name="T538_8" style:family="text"/>
    <style:style style:name="T538_9" style:family="text"/>
    <style:style style:name="T538_10" style:family="text"/>
    <style:style style:name="T538_11" style:family="text"/>
    <style:style style:name="T538_12" style:family="text"/>
    <style:style style:name="T538_13" style:family="text"/>
    <style:style style:name="T538_14" style:family="text"/>
    <style:style style:name="T538_15" style:family="text"/>
    <style:style style:name="T538_16" style:family="text"/>
    <style:style style:name="P539" style:family="paragraph" style:parent-style-name="Standard">
      <style:paragraph-properties fo:break-before="auto" fo:line-height="115%" style:writing-mode="lr-tb"/>
    </style:style>
    <style:style style:name="T539_1" style:family="text"/>
    <style:style style:name="T539_2" style:family="text"/>
    <style:style style:name="T539_3" style:family="text"/>
    <style:style style:name="T539_4" style:family="text"/>
    <style:style style:name="T539_5" style:family="text"/>
    <style:style style:name="T539_6" style:family="text"/>
    <style:style style:name="T539_7" style:family="text"/>
    <style:style style:name="T539_8" style:family="text"/>
    <style:style style:name="P540" style:family="paragraph" style:parent-style-name="Standard">
      <style:paragraph-properties fo:break-before="auto" fo:line-height="115%" style:writing-mode="lr-tb"/>
    </style:style>
    <style:style style:name="T540_1" style:family="text"/>
    <style:style style:name="T540_2" style:family="text"/>
    <style:style style:name="T540_3" style:family="text"/>
    <style:style style:name="T540_4" style:family="text"/>
    <style:style style:name="T540_5" style:family="text"/>
    <style:style style:name="T540_6" style:family="text"/>
    <style:style style:name="T540_7" style:family="text"/>
    <style:style style:name="T540_8" style:family="text"/>
    <style:style style:name="T540_9" style:family="text"/>
    <style:style style:name="T540_10" style:family="text"/>
    <style:style style:name="T540_11" style:family="text"/>
    <style:style style:name="T540_12" style:family="text"/>
    <style:style style:name="T540_13" style:family="text"/>
    <style:style style:name="T540_14" style:family="text"/>
    <style:style style:name="T540_15" style:family="text"/>
    <style:style style:name="T540_16" style:family="text"/>
    <style:style style:name="P541" style:family="paragraph" style:parent-style-name="Standard">
      <style:paragraph-properties fo:break-before="auto" fo:line-height="115%" style:writing-mode="lr-tb"/>
    </style:style>
    <style:style style:name="T541_1" style:family="text"/>
    <style:style style:name="T541_2" style:family="text"/>
    <style:style style:name="T541_3" style:family="text"/>
    <style:style style:name="T541_4" style:family="text"/>
    <style:style style:name="T541_5" style:family="text"/>
    <style:style style:name="T541_6" style:family="text"/>
    <style:style style:name="T541_7" style:family="text"/>
    <style:style style:name="T541_8" style:family="text"/>
    <style:style style:name="P542" style:family="paragraph" style:parent-style-name="Standard">
      <style:paragraph-properties fo:break-before="auto" fo:line-height="115%" style:writing-mode="lr-tb"/>
    </style:style>
    <style:style style:name="T542_1" style:family="text"/>
    <style:style style:name="T542_2" style:family="text"/>
    <style:style style:name="T542_3" style:family="text"/>
    <style:style style:name="T542_4" style:family="text"/>
    <style:style style:name="T542_5" style:family="text"/>
    <style:style style:name="T542_6" style:family="text"/>
    <style:style style:name="T542_7" style:family="text"/>
    <style:style style:name="T542_8" style:family="text"/>
    <style:style style:name="P543" style:family="paragraph" style:parent-style-name="Standard">
      <style:paragraph-properties fo:break-before="auto" fo:line-height="115%" style:writing-mode="lr-tb"/>
    </style:style>
    <style:style style:name="T543_1" style:family="text"/>
    <style:style style:name="T543_2" style:family="text"/>
    <style:style style:name="T543_3" style:family="text"/>
    <style:style style:name="T543_4" style:family="text"/>
    <style:style style:name="T543_5" style:family="text"/>
    <style:style style:name="P544" style:family="paragraph" style:parent-style-name="Standard">
      <style:paragraph-properties fo:break-before="auto" fo:line-height="115%" style:writing-mode="lr-tb"/>
    </style:style>
    <style:style style:name="T544_1" style:family="text"/>
    <style:style style:name="P545" style:family="paragraph" style:parent-style-name="Standard">
      <style:paragraph-properties fo:break-before="auto" fo:line-height="115%" style:writing-mode="lr-tb"/>
    </style:style>
    <style:style style:name="P546" style:family="paragraph" style:parent-style-name="Standard">
      <style:paragraph-properties fo:break-before="auto" fo:line-height="115%" style:writing-mode="lr-tb"/>
    </style:style>
    <style:style style:name="T546_1" style:family="text"/>
    <style:style style:name="T546_2" style:family="text"/>
    <style:style style:name="T546_3" style:family="text"/>
    <style:style style:name="T546_4" style:family="text"/>
    <style:style style:name="T546_5" style:family="text"/>
    <style:style style:name="T546_6" style:family="text"/>
    <style:style style:name="T546_7" style:family="text"/>
    <style:style style:name="T546_8" style:family="text"/>
    <style:style style:name="T546_9" style:family="text"/>
    <style:style style:name="T546_10" style:family="text"/>
    <style:style style:name="T546_11" style:family="text"/>
    <style:style style:name="T546_12" style:family="text"/>
    <style:style style:name="T546_13" style:family="text"/>
    <style:style style:name="T546_14" style:family="text"/>
    <style:style style:name="T546_15" style:family="text"/>
    <style:style style:name="T546_16" style:family="text"/>
    <style:style style:name="T546_17" style:family="text"/>
    <style:style style:name="T546_18" style:family="text"/>
    <style:style style:name="T546_19" style:family="text"/>
    <style:style style:name="T546_20" style:family="text"/>
    <style:style style:name="P547" style:family="paragraph" style:parent-style-name="Standard">
      <style:paragraph-properties fo:break-before="auto" fo:line-height="115%" style:writing-mode="lr-tb"/>
    </style:style>
    <style:style style:name="T547_1" style:family="text"/>
    <style:style style:name="T547_2" style:family="text"/>
    <style:style style:name="T547_3" style:family="text"/>
    <style:style style:name="T547_4" style:family="text"/>
    <style:style style:name="T547_5" style:family="text"/>
    <style:style style:name="T547_6" style:family="text"/>
    <style:style style:name="T547_7" style:family="text"/>
    <style:style style:name="T547_8" style:family="text"/>
    <style:style style:name="P548" style:family="paragraph" style:parent-style-name="Standard">
      <style:paragraph-properties fo:break-before="auto" fo:line-height="115%" style:writing-mode="lr-tb"/>
    </style:style>
    <style:style style:name="T548_1" style:family="text"/>
    <style:style style:name="T548_2" style:family="text"/>
    <style:style style:name="T548_3" style:family="text"/>
    <style:style style:name="T548_4" style:family="text"/>
    <style:style style:name="T548_5" style:family="text"/>
    <style:style style:name="T548_6" style:family="text"/>
    <style:style style:name="T548_7" style:family="text"/>
    <style:style style:name="T548_8" style:family="text"/>
    <style:style style:name="T548_9" style:family="text"/>
    <style:style style:name="T548_10" style:family="text"/>
    <style:style style:name="T548_11" style:family="text"/>
    <style:style style:name="T548_12" style:family="text"/>
    <style:style style:name="T548_13" style:family="text"/>
    <style:style style:name="T548_14" style:family="text"/>
    <style:style style:name="T548_15" style:family="text"/>
    <style:style style:name="T548_16" style:family="text"/>
    <style:style style:name="P549" style:family="paragraph" style:parent-style-name="Standard">
      <style:paragraph-properties fo:break-before="auto" fo:line-height="115%" style:writing-mode="lr-tb"/>
    </style:style>
    <style:style style:name="T549_1" style:family="text"/>
    <style:style style:name="T549_2" style:family="text"/>
    <style:style style:name="T549_3" style:family="text"/>
    <style:style style:name="T549_4" style:family="text"/>
    <style:style style:name="T549_5" style:family="text"/>
    <style:style style:name="T549_6" style:family="text"/>
    <style:style style:name="T549_7" style:family="text"/>
    <style:style style:name="T549_8" style:family="text"/>
    <style:style style:name="P550" style:family="paragraph" style:parent-style-name="Standard">
      <style:paragraph-properties fo:break-before="auto" fo:line-height="115%" style:writing-mode="lr-tb"/>
    </style:style>
    <style:style style:name="T550_1" style:family="text"/>
    <style:style style:name="T550_2" style:family="text"/>
    <style:style style:name="T550_3" style:family="text"/>
    <style:style style:name="T550_4" style:family="text"/>
    <style:style style:name="T550_5" style:family="text"/>
    <style:style style:name="T550_6" style:family="text"/>
    <style:style style:name="T550_7" style:family="text"/>
    <style:style style:name="T550_8" style:family="text"/>
    <style:style style:name="P551" style:family="paragraph" style:parent-style-name="Standard">
      <style:paragraph-properties fo:break-before="auto" fo:line-height="115%" style:writing-mode="lr-tb"/>
    </style:style>
    <style:style style:name="T551_1" style:family="text"/>
    <style:style style:name="T551_2" style:family="text"/>
    <style:style style:name="T551_3" style:family="text"/>
    <style:style style:name="T551_4" style:family="text"/>
    <style:style style:name="T551_5" style:family="text"/>
    <style:style style:name="P552" style:family="paragraph" style:parent-style-name="Standard">
      <style:paragraph-properties fo:break-before="auto" fo:line-height="115%" style:writing-mode="lr-tb"/>
    </style:style>
    <style:style style:name="T552_1" style:family="text"/>
    <style:style style:name="P553" style:family="paragraph" style:parent-style-name="Standard">
      <style:paragraph-properties fo:break-before="auto" fo:line-height="115%" style:writing-mode="lr-tb"/>
    </style:style>
    <style:style style:name="P554" style:family="paragraph" style:parent-style-name="Standard">
      <style:paragraph-properties fo:break-before="auto" fo:line-height="115%" style:writing-mode="lr-tb"/>
    </style:style>
    <style:style style:name="T554_1" style:family="text"/>
    <style:style style:name="T554_2" style:family="text"/>
    <style:style style:name="T554_3" style:family="text"/>
    <style:style style:name="T554_4" style:family="text"/>
    <style:style style:name="T554_5" style:family="text"/>
    <style:style style:name="T554_6" style:family="text"/>
    <style:style style:name="T554_7" style:family="text"/>
    <style:style style:name="T554_8" style:family="text"/>
    <style:style style:name="T554_9" style:family="text"/>
    <style:style style:name="T554_10" style:family="text"/>
    <style:style style:name="T554_11" style:family="text"/>
    <style:style style:name="T554_12" style:family="text"/>
    <style:style style:name="T554_13" style:family="text"/>
    <style:style style:name="T554_14" style:family="text"/>
    <style:style style:name="T554_15" style:family="text"/>
    <style:style style:name="T554_16" style:family="text"/>
    <style:style style:name="T554_17" style:family="text"/>
    <style:style style:name="T554_18" style:family="text"/>
    <style:style style:name="P555" style:family="paragraph" style:parent-style-name="Standard">
      <style:paragraph-properties fo:break-before="auto" fo:line-height="115%" style:writing-mode="lr-tb"/>
    </style:style>
    <style:style style:name="T555_1" style:family="text"/>
    <style:style style:name="T555_2" style:family="text"/>
    <style:style style:name="T555_3" style:family="text"/>
    <style:style style:name="T555_4" style:family="text"/>
    <style:style style:name="T555_5" style:family="text"/>
    <style:style style:name="T555_6" style:family="text"/>
    <style:style style:name="T555_7" style:family="text"/>
    <style:style style:name="T555_8" style:family="text"/>
    <style:style style:name="P556" style:family="paragraph" style:parent-style-name="Standard">
      <style:paragraph-properties fo:break-before="auto" fo:line-height="115%" style:writing-mode="lr-tb"/>
    </style:style>
    <style:style style:name="T556_1" style:family="text"/>
    <style:style style:name="T556_2" style:family="text"/>
    <style:style style:name="T556_3" style:family="text"/>
    <style:style style:name="T556_4" style:family="text"/>
    <style:style style:name="T556_5" style:family="text"/>
    <style:style style:name="T556_6" style:family="text"/>
    <style:style style:name="T556_7" style:family="text"/>
    <style:style style:name="T556_8" style:family="text"/>
    <style:style style:name="T556_9" style:family="text"/>
    <style:style style:name="T556_10" style:family="text"/>
    <style:style style:name="T556_11" style:family="text"/>
    <style:style style:name="T556_12" style:family="text"/>
    <style:style style:name="T556_13" style:family="text"/>
    <style:style style:name="T556_14" style:family="text"/>
    <style:style style:name="T556_15" style:family="text"/>
    <style:style style:name="T556_16" style:family="text"/>
    <style:style style:name="P557" style:family="paragraph" style:parent-style-name="Standard">
      <style:paragraph-properties fo:break-before="auto" fo:line-height="115%" style:writing-mode="lr-tb"/>
    </style:style>
    <style:style style:name="T557_1" style:family="text"/>
    <style:style style:name="T557_2" style:family="text"/>
    <style:style style:name="T557_3" style:family="text"/>
    <style:style style:name="T557_4" style:family="text"/>
    <style:style style:name="T557_5" style:family="text"/>
    <style:style style:name="T557_6" style:family="text"/>
    <style:style style:name="T557_7" style:family="text"/>
    <style:style style:name="T557_8" style:family="text"/>
    <style:style style:name="T557_9" style:family="text"/>
    <style:style style:name="T557_10" style:family="text"/>
    <style:style style:name="T557_11" style:family="text"/>
    <style:style style:name="T557_12" style:family="text"/>
    <style:style style:name="T557_13" style:family="text"/>
    <style:style style:name="T557_14" style:family="text"/>
    <style:style style:name="T557_15" style:family="text"/>
    <style:style style:name="T557_16" style:family="text"/>
    <style:style style:name="P558" style:family="paragraph" style:parent-style-name="Standard">
      <style:paragraph-properties fo:break-before="auto" fo:line-height="115%" style:writing-mode="lr-tb"/>
    </style:style>
    <style:style style:name="T558_1" style:family="text"/>
    <style:style style:name="T558_2" style:family="text"/>
    <style:style style:name="T558_3" style:family="text"/>
    <style:style style:name="T558_4" style:family="text"/>
    <style:style style:name="T558_5" style:family="text"/>
    <style:style style:name="T558_6" style:family="text"/>
    <style:style style:name="T558_7" style:family="text"/>
    <style:style style:name="T558_8" style:family="text"/>
    <style:style style:name="P559" style:family="paragraph" style:parent-style-name="Standard">
      <style:paragraph-properties fo:break-before="auto" fo:line-height="115%" style:writing-mode="lr-tb"/>
    </style:style>
    <style:style style:name="T559_1" style:family="text"/>
    <style:style style:name="T559_2" style:family="text"/>
    <style:style style:name="T559_3" style:family="text"/>
    <style:style style:name="T559_4" style:family="text"/>
    <style:style style:name="T559_5" style:family="text"/>
    <style:style style:name="T559_6" style:family="text"/>
    <style:style style:name="T559_7" style:family="text"/>
    <style:style style:name="T559_8" style:family="text"/>
    <style:style style:name="P560" style:family="paragraph" style:parent-style-name="Standard">
      <style:paragraph-properties fo:break-before="auto" fo:line-height="115%" style:writing-mode="lr-tb"/>
    </style:style>
    <style:style style:name="T560_1" style:family="text"/>
    <style:style style:name="T560_2" style:family="text"/>
    <style:style style:name="T560_3" style:family="text"/>
    <style:style style:name="T560_4" style:family="text"/>
    <style:style style:name="T560_5" style:family="text"/>
    <style:style style:name="T560_6" style:family="text"/>
    <style:style style:name="T560_7" style:family="text"/>
    <style:style style:name="T560_8" style:family="text"/>
    <style:style style:name="P561" style:family="paragraph" style:parent-style-name="Standard">
      <style:paragraph-properties fo:break-before="auto" fo:line-height="115%" style:writing-mode="lr-tb"/>
    </style:style>
    <style:style style:name="T561_1" style:family="text"/>
    <style:style style:name="T561_2" style:family="text"/>
    <style:style style:name="T561_3" style:family="text"/>
    <style:style style:name="T561_4" style:family="text"/>
    <style:style style:name="T561_5" style:family="text"/>
    <style:style style:name="P562" style:family="paragraph" style:parent-style-name="Standard">
      <style:paragraph-properties fo:break-before="auto" fo:line-height="115%" style:writing-mode="lr-tb"/>
    </style:style>
    <style:style style:name="T562_1" style:family="text"/>
    <style:style style:name="P563" style:family="paragraph" style:parent-style-name="Standard">
      <style:paragraph-properties fo:break-before="auto" fo:line-height="115%" style:writing-mode="lr-tb"/>
    </style:style>
    <style:style style:name="P564" style:family="paragraph" style:parent-style-name="Standard">
      <style:paragraph-properties fo:break-before="auto" fo:line-height="115%" style:writing-mode="lr-tb"/>
    </style:style>
    <style:style style:name="T564_1" style:family="text"/>
    <style:style style:name="T564_2" style:family="text"/>
    <style:style style:name="T564_3" style:family="text"/>
    <style:style style:name="T564_4" style:family="text"/>
    <style:style style:name="T564_5" style:family="text"/>
    <style:style style:name="T564_6" style:family="text"/>
    <style:style style:name="T564_7" style:family="text"/>
    <style:style style:name="T564_8" style:family="text"/>
    <style:style style:name="T564_9" style:family="text"/>
    <style:style style:name="T564_10" style:family="text"/>
    <style:style style:name="T564_11" style:family="text"/>
    <style:style style:name="T564_12" style:family="text"/>
    <style:style style:name="T564_13" style:family="text"/>
    <style:style style:name="T564_14" style:family="text"/>
    <style:style style:name="T564_15" style:family="text"/>
    <style:style style:name="T564_16" style:family="text"/>
    <style:style style:name="T564_17" style:family="text"/>
    <style:style style:name="T564_18" style:family="text"/>
    <style:style style:name="P565" style:family="paragraph" style:parent-style-name="Standard">
      <style:paragraph-properties fo:break-before="auto" fo:line-height="115%" style:writing-mode="lr-tb"/>
    </style:style>
    <style:style style:name="T565_1" style:family="text"/>
    <style:style style:name="T565_2" style:family="text"/>
    <style:style style:name="T565_3" style:family="text"/>
    <style:style style:name="T565_4" style:family="text"/>
    <style:style style:name="T565_5" style:family="text"/>
    <style:style style:name="T565_6" style:family="text"/>
    <style:style style:name="T565_7" style:family="text"/>
    <style:style style:name="T565_8" style:family="text"/>
    <style:style style:name="P566" style:family="paragraph" style:parent-style-name="Standard">
      <style:paragraph-properties fo:break-before="auto" fo:line-height="115%" style:writing-mode="lr-tb"/>
    </style:style>
    <style:style style:name="T566_1" style:family="text"/>
    <style:style style:name="T566_2" style:family="text"/>
    <style:style style:name="T566_3" style:family="text"/>
    <style:style style:name="T566_4" style:family="text"/>
    <style:style style:name="T566_5" style:family="text"/>
    <style:style style:name="T566_6" style:family="text"/>
    <style:style style:name="T566_7" style:family="text"/>
    <style:style style:name="T566_8" style:family="text"/>
    <style:style style:name="T566_9" style:family="text"/>
    <style:style style:name="T566_10" style:family="text"/>
    <style:style style:name="T566_11" style:family="text"/>
    <style:style style:name="T566_12" style:family="text"/>
    <style:style style:name="T566_13" style:family="text"/>
    <style:style style:name="T566_14" style:family="text"/>
    <style:style style:name="T566_15" style:family="text"/>
    <style:style style:name="T566_16" style:family="text"/>
    <style:style style:name="P567" style:family="paragraph" style:parent-style-name="Standard">
      <style:paragraph-properties fo:break-before="auto" fo:line-height="115%" style:writing-mode="lr-tb"/>
    </style:style>
    <style:style style:name="T567_1" style:family="text"/>
    <style:style style:name="T567_2" style:family="text"/>
    <style:style style:name="T567_3" style:family="text"/>
    <style:style style:name="T567_4" style:family="text"/>
    <style:style style:name="T567_5" style:family="text"/>
    <style:style style:name="T567_6" style:family="text"/>
    <style:style style:name="T567_7" style:family="text"/>
    <style:style style:name="T567_8" style:family="text"/>
    <style:style style:name="T567_9" style:family="text"/>
    <style:style style:name="T567_10" style:family="text"/>
    <style:style style:name="T567_11" style:family="text"/>
    <style:style style:name="T567_12" style:family="text"/>
    <style:style style:name="T567_13" style:family="text"/>
    <style:style style:name="T567_14" style:family="text"/>
    <style:style style:name="T567_15" style:family="text"/>
    <style:style style:name="T567_16" style:family="text"/>
    <style:style style:name="P568" style:family="paragraph" style:parent-style-name="Standard">
      <style:paragraph-properties fo:break-before="auto" fo:line-height="115%" style:writing-mode="lr-tb"/>
    </style:style>
    <style:style style:name="T568_1" style:family="text"/>
    <style:style style:name="T568_2" style:family="text"/>
    <style:style style:name="T568_3" style:family="text"/>
    <style:style style:name="T568_4" style:family="text"/>
    <style:style style:name="T568_5" style:family="text"/>
    <style:style style:name="T568_6" style:family="text"/>
    <style:style style:name="T568_7" style:family="text"/>
    <style:style style:name="T568_8" style:family="text"/>
    <style:style style:name="P569" style:family="paragraph" style:parent-style-name="Standard">
      <style:paragraph-properties fo:break-before="auto" fo:line-height="115%" style:writing-mode="lr-tb"/>
    </style:style>
    <style:style style:name="T569_1" style:family="text"/>
    <style:style style:name="T569_2" style:family="text"/>
    <style:style style:name="T569_3" style:family="text"/>
    <style:style style:name="T569_4" style:family="text"/>
    <style:style style:name="T569_5" style:family="text"/>
    <style:style style:name="T569_6" style:family="text"/>
    <style:style style:name="T569_7" style:family="text"/>
    <style:style style:name="T569_8" style:family="text"/>
    <style:style style:name="P570" style:family="paragraph" style:parent-style-name="Standard">
      <style:paragraph-properties fo:break-before="auto" fo:line-height="115%" style:writing-mode="lr-tb"/>
    </style:style>
    <style:style style:name="T570_1" style:family="text"/>
    <style:style style:name="T570_2" style:family="text"/>
    <style:style style:name="T570_3" style:family="text"/>
    <style:style style:name="T570_4" style:family="text"/>
    <style:style style:name="T570_5" style:family="text"/>
    <style:style style:name="T570_6" style:family="text"/>
    <style:style style:name="T570_7" style:family="text"/>
    <style:style style:name="T570_8" style:family="text"/>
    <style:style style:name="P571" style:family="paragraph" style:parent-style-name="Standard">
      <style:paragraph-properties fo:break-before="auto" fo:line-height="115%" style:writing-mode="lr-tb"/>
    </style:style>
    <style:style style:name="T571_1" style:family="text"/>
    <style:style style:name="T571_2" style:family="text"/>
    <style:style style:name="T571_3" style:family="text"/>
    <style:style style:name="T571_4" style:family="text"/>
    <style:style style:name="T571_5" style:family="text"/>
    <style:style style:name="P572" style:family="paragraph" style:parent-style-name="Standard">
      <style:paragraph-properties fo:break-before="auto" fo:line-height="115%" style:writing-mode="lr-tb"/>
    </style:style>
    <style:style style:name="T572_1" style:family="text"/>
    <style:style style:name="P573" style:family="paragraph" style:parent-style-name="Standard">
      <style:paragraph-properties fo:break-before="auto" fo:line-height="115%" style:writing-mode="lr-tb"/>
    </style:style>
    <style:style style:name="P574" style:family="paragraph" style:parent-style-name="Standard">
      <style:paragraph-properties fo:break-before="auto" fo:line-height="115%" style:writing-mode="lr-tb"/>
    </style:style>
    <style:style style:name="T574_1" style:family="text"/>
    <style:style style:name="T574_2" style:family="text"/>
    <style:style style:name="T574_3" style:family="text"/>
    <style:style style:name="T574_4" style:family="text"/>
    <style:style style:name="T574_5" style:family="text"/>
    <style:style style:name="T574_6" style:family="text"/>
    <style:style style:name="T574_7" style:family="text"/>
    <style:style style:name="T574_8" style:family="text"/>
    <style:style style:name="T574_9" style:family="text"/>
    <style:style style:name="T574_10" style:family="text"/>
    <style:style style:name="T574_11" style:family="text"/>
    <style:style style:name="T574_12" style:family="text"/>
    <style:style style:name="T574_13" style:family="text"/>
    <style:style style:name="T574_14" style:family="text"/>
    <style:style style:name="T574_15" style:family="text"/>
    <style:style style:name="T574_16" style:family="text"/>
    <style:style style:name="T574_17" style:family="text"/>
    <style:style style:name="T574_18" style:family="text"/>
    <style:style style:name="P575" style:family="paragraph" style:parent-style-name="Standard">
      <style:paragraph-properties fo:break-before="auto" fo:line-height="115%" style:writing-mode="lr-tb"/>
    </style:style>
    <style:style style:name="T575_1" style:family="text"/>
    <style:style style:name="T575_2" style:family="text"/>
    <style:style style:name="T575_3" style:family="text"/>
    <style:style style:name="T575_4" style:family="text"/>
    <style:style style:name="T575_5" style:family="text"/>
    <style:style style:name="T575_6" style:family="text"/>
    <style:style style:name="T575_7" style:family="text"/>
    <style:style style:name="T575_8" style:family="text"/>
    <style:style style:name="P576" style:family="paragraph" style:parent-style-name="Standard">
      <style:paragraph-properties fo:break-before="auto" fo:line-height="115%" style:writing-mode="lr-tb"/>
    </style:style>
    <style:style style:name="T576_1" style:family="text"/>
    <style:style style:name="T576_2" style:family="text"/>
    <style:style style:name="T576_3" style:family="text"/>
    <style:style style:name="T576_4" style:family="text"/>
    <style:style style:name="T576_5" style:family="text"/>
    <style:style style:name="T576_6" style:family="text"/>
    <style:style style:name="T576_7" style:family="text"/>
    <style:style style:name="T576_8" style:family="text"/>
    <style:style style:name="T576_9" style:family="text"/>
    <style:style style:name="T576_10" style:family="text"/>
    <style:style style:name="T576_11" style:family="text"/>
    <style:style style:name="T576_12" style:family="text"/>
    <style:style style:name="T576_13" style:family="text"/>
    <style:style style:name="T576_14" style:family="text"/>
    <style:style style:name="T576_15" style:family="text"/>
    <style:style style:name="T576_16" style:family="text"/>
    <style:style style:name="P577" style:family="paragraph" style:parent-style-name="Standard">
      <style:paragraph-properties fo:break-before="auto" fo:line-height="115%" style:writing-mode="lr-tb"/>
    </style:style>
    <style:style style:name="T577_1" style:family="text"/>
    <style:style style:name="T577_2" style:family="text"/>
    <style:style style:name="T577_3" style:family="text"/>
    <style:style style:name="T577_4" style:family="text"/>
    <style:style style:name="T577_5" style:family="text"/>
    <style:style style:name="T577_6" style:family="text"/>
    <style:style style:name="T577_7" style:family="text"/>
    <style:style style:name="T577_8" style:family="text"/>
    <style:style style:name="T577_9" style:family="text"/>
    <style:style style:name="T577_10" style:family="text"/>
    <style:style style:name="T577_11" style:family="text"/>
    <style:style style:name="T577_12" style:family="text"/>
    <style:style style:name="T577_13" style:family="text"/>
    <style:style style:name="T577_14" style:family="text"/>
    <style:style style:name="T577_15" style:family="text"/>
    <style:style style:name="T577_16" style:family="text"/>
    <style:style style:name="P578" style:family="paragraph" style:parent-style-name="Standard">
      <style:paragraph-properties fo:break-before="auto" fo:line-height="115%" style:writing-mode="lr-tb"/>
    </style:style>
    <style:style style:name="T578_1" style:family="text"/>
    <style:style style:name="T578_2" style:family="text"/>
    <style:style style:name="T578_3" style:family="text"/>
    <style:style style:name="T578_4" style:family="text"/>
    <style:style style:name="T578_5" style:family="text"/>
    <style:style style:name="T578_6" style:family="text"/>
    <style:style style:name="T578_7" style:family="text"/>
    <style:style style:name="T578_8" style:family="text"/>
    <style:style style:name="P579" style:family="paragraph" style:parent-style-name="Standard">
      <style:paragraph-properties fo:break-before="auto" fo:line-height="115%" style:writing-mode="lr-tb"/>
    </style:style>
    <style:style style:name="T579_1" style:family="text"/>
    <style:style style:name="T579_2" style:family="text"/>
    <style:style style:name="T579_3" style:family="text"/>
    <style:style style:name="T579_4" style:family="text"/>
    <style:style style:name="T579_5" style:family="text"/>
    <style:style style:name="T579_6" style:family="text"/>
    <style:style style:name="T579_7" style:family="text"/>
    <style:style style:name="T579_8" style:family="text"/>
    <style:style style:name="P580" style:family="paragraph" style:parent-style-name="Standard">
      <style:paragraph-properties fo:break-before="auto" fo:line-height="115%" style:writing-mode="lr-tb"/>
    </style:style>
    <style:style style:name="T580_1" style:family="text"/>
    <style:style style:name="T580_2" style:family="text"/>
    <style:style style:name="T580_3" style:family="text"/>
    <style:style style:name="T580_4" style:family="text"/>
    <style:style style:name="T580_5" style:family="text"/>
    <style:style style:name="T580_6" style:family="text"/>
    <style:style style:name="T580_7" style:family="text"/>
    <style:style style:name="T580_8" style:family="text"/>
    <style:style style:name="P581" style:family="paragraph" style:parent-style-name="Standard">
      <style:paragraph-properties fo:break-before="auto" fo:line-height="115%" style:writing-mode="lr-tb"/>
    </style:style>
    <style:style style:name="T581_1" style:family="text"/>
    <style:style style:name="T581_2" style:family="text"/>
    <style:style style:name="T581_3" style:family="text"/>
    <style:style style:name="T581_4" style:family="text"/>
    <style:style style:name="T581_5" style:family="text"/>
    <style:style style:name="P582" style:family="paragraph" style:parent-style-name="Standard">
      <style:paragraph-properties fo:break-before="auto" fo:line-height="115%" style:writing-mode="lr-tb"/>
    </style:style>
    <style:style style:name="T582_1" style:family="text"/>
    <style:style style:name="P583" style:family="paragraph" style:parent-style-name="Standard">
      <style:paragraph-properties fo:break-before="auto" fo:line-height="115%" style:writing-mode="lr-tb"/>
    </style:style>
    <style:style style:name="P584" style:family="paragraph" style:parent-style-name="Standard">
      <style:paragraph-properties fo:break-before="auto" fo:line-height="115%" style:writing-mode="lr-tb"/>
    </style:style>
    <style:style style:name="T584_1" style:family="text"/>
    <style:style style:name="T584_2" style:family="text"/>
    <style:style style:name="T584_3" style:family="text"/>
    <style:style style:name="T584_4" style:family="text"/>
    <style:style style:name="T584_5" style:family="text"/>
    <style:style style:name="T584_6" style:family="text"/>
    <style:style style:name="T584_7" style:family="text"/>
    <style:style style:name="T584_8" style:family="text"/>
    <style:style style:name="T584_9" style:family="text"/>
    <style:style style:name="T584_10" style:family="text"/>
    <style:style style:name="T584_11" style:family="text"/>
    <style:style style:name="T584_12" style:family="text"/>
    <style:style style:name="P585" style:family="paragraph" style:parent-style-name="Standard">
      <style:paragraph-properties fo:break-before="auto" fo:line-height="115%" style:writing-mode="lr-tb"/>
    </style:style>
    <style:style style:name="T585_1" style:family="text"/>
    <style:style style:name="T585_2" style:family="text"/>
    <style:style style:name="T585_3" style:family="text"/>
    <style:style style:name="T585_4" style:family="text"/>
    <style:style style:name="T585_5" style:family="text"/>
    <style:style style:name="T585_6" style:family="text"/>
    <style:style style:name="T585_7" style:family="text"/>
    <style:style style:name="T585_8" style:family="text"/>
    <style:style style:name="P586" style:family="paragraph" style:parent-style-name="Standard">
      <style:paragraph-properties fo:break-before="auto" fo:line-height="115%" style:writing-mode="lr-tb"/>
    </style:style>
    <style:style style:name="T586_1" style:family="text"/>
    <style:style style:name="T586_2" style:family="text"/>
    <style:style style:name="T586_3" style:family="text"/>
    <style:style style:name="T586_4" style:family="text"/>
    <style:style style:name="T586_5" style:family="text"/>
    <style:style style:name="T586_6" style:family="text"/>
    <style:style style:name="T586_7" style:family="text"/>
    <style:style style:name="T586_8" style:family="text"/>
    <style:style style:name="T586_9" style:family="text"/>
    <style:style style:name="P587" style:family="paragraph" style:parent-style-name="Standard">
      <style:paragraph-properties fo:break-before="auto" fo:line-height="115%" style:writing-mode="lr-tb"/>
    </style:style>
    <style:style style:name="T587_1" style:family="text"/>
    <style:style style:name="T587_2" style:family="text"/>
    <style:style style:name="T587_3" style:family="text"/>
    <style:style style:name="T587_4" style:family="text"/>
    <style:style style:name="T587_5" style:family="text"/>
    <style:style style:name="T587_6" style:family="text"/>
    <style:style style:name="T587_7" style:family="text"/>
    <style:style style:name="T587_8" style:family="text"/>
    <style:style style:name="T587_9" style:family="text"/>
    <style:style style:name="T587_10" style:family="text"/>
    <style:style style:name="P588" style:family="paragraph" style:parent-style-name="Standard">
      <style:paragraph-properties fo:break-before="auto" fo:line-height="115%" style:writing-mode="lr-tb"/>
    </style:style>
    <style:style style:name="T588_1" style:family="text"/>
    <style:style style:name="T588_2" style:family="text"/>
    <style:style style:name="T588_3" style:family="text"/>
    <style:style style:name="T588_4" style:family="text"/>
    <style:style style:name="T588_5" style:family="text"/>
    <style:style style:name="T588_6" style:family="text"/>
    <style:style style:name="T588_7" style:family="text"/>
    <style:style style:name="T588_8" style:family="text"/>
    <style:style style:name="T588_9" style:family="text"/>
    <style:style style:name="T588_10" style:family="text"/>
    <style:style style:name="T588_11" style:family="text"/>
    <style:style style:name="T588_12" style:family="text"/>
    <style:style style:name="T588_13" style:family="text"/>
    <style:style style:name="T588_14" style:family="text"/>
    <style:style style:name="T588_15" style:family="text"/>
    <style:style style:name="T588_16" style:family="text"/>
    <style:style style:name="T588_17" style:family="text"/>
    <style:style style:name="T588_18" style:family="text"/>
    <style:style style:name="T588_19" style:family="text"/>
    <style:style style:name="P589" style:family="paragraph" style:parent-style-name="Standard">
      <style:paragraph-properties fo:break-before="auto" fo:line-height="115%" style:writing-mode="lr-tb"/>
    </style:style>
    <style:style style:name="T589_1" style:family="text"/>
    <style:style style:name="T589_2" style:family="text"/>
    <style:style style:name="T589_3" style:family="text"/>
    <style:style style:name="T589_4" style:family="text"/>
    <style:style style:name="T589_5" style:family="text"/>
    <style:style style:name="T589_6" style:family="text"/>
    <style:style style:name="T589_7" style:family="text"/>
    <style:style style:name="T589_8" style:family="text"/>
    <style:style style:name="T589_9" style:family="text"/>
    <style:style style:name="T589_10" style:family="text"/>
    <style:style style:name="T589_11" style:family="text"/>
    <style:style style:name="T589_12" style:family="text"/>
    <style:style style:name="T589_13" style:family="text"/>
    <style:style style:name="T589_14" style:family="text"/>
    <style:style style:name="T589_15" style:family="text"/>
    <style:style style:name="T589_16" style:family="text"/>
    <style:style style:name="P590" style:family="paragraph" style:parent-style-name="Standard">
      <style:paragraph-properties fo:break-before="auto" fo:line-height="115%" style:writing-mode="lr-tb"/>
    </style:style>
    <style:style style:name="T590_1" style:family="text"/>
    <style:style style:name="T590_2" style:family="text"/>
    <style:style style:name="T590_3" style:family="text"/>
    <style:style style:name="T590_4" style:family="text"/>
    <style:style style:name="T590_5" style:family="text"/>
    <style:style style:name="T590_6" style:family="text"/>
    <style:style style:name="T590_7" style:family="text"/>
    <style:style style:name="T590_8" style:family="text"/>
    <style:style style:name="T590_9" style:family="text"/>
    <style:style style:name="T590_10" style:family="text"/>
    <style:style style:name="T590_11" style:family="text"/>
    <style:style style:name="T590_12" style:family="text"/>
    <style:style style:name="T590_13" style:family="text"/>
    <style:style style:name="T590_14" style:family="text"/>
    <style:style style:name="T590_15" style:family="text"/>
    <style:style style:name="T590_16" style:family="text"/>
    <style:style style:name="T590_17" style:family="text"/>
    <style:style style:name="T590_18" style:family="text"/>
    <style:style style:name="T590_19" style:family="text"/>
    <style:style style:name="P591" style:family="paragraph" style:parent-style-name="Standard">
      <style:paragraph-properties fo:break-before="auto" fo:line-height="115%" style:writing-mode="lr-tb"/>
    </style:style>
    <style:style style:name="T591_1" style:family="text"/>
    <style:style style:name="T591_2" style:family="text"/>
    <style:style style:name="T591_3" style:family="text"/>
    <style:style style:name="T591_4" style:family="text"/>
    <style:style style:name="T591_5" style:family="text"/>
    <style:style style:name="T591_6" style:family="text"/>
    <style:style style:name="T591_7" style:family="text"/>
    <style:style style:name="T591_8" style:family="text"/>
    <style:style style:name="T591_9" style:family="text"/>
    <style:style style:name="T591_10" style:family="text"/>
    <style:style style:name="P592" style:family="paragraph" style:parent-style-name="Standard">
      <style:paragraph-properties fo:break-before="auto" fo:line-height="115%" style:writing-mode="lr-tb"/>
    </style:style>
    <style:style style:name="T592_1" style:family="text"/>
    <style:style style:name="T592_2" style:family="text"/>
    <style:style style:name="T592_3" style:family="text"/>
    <style:style style:name="T592_4" style:family="text"/>
    <style:style style:name="T592_5" style:family="text"/>
    <style:style style:name="T592_6" style:family="text"/>
    <style:style style:name="T592_7" style:family="text"/>
    <style:style style:name="T592_8" style:family="text"/>
    <style:style style:name="T592_9" style:family="text"/>
    <style:style style:name="T592_10" style:family="text"/>
    <style:style style:name="P593" style:family="paragraph" style:parent-style-name="Standard">
      <style:paragraph-properties fo:break-before="auto" fo:line-height="115%" style:writing-mode="lr-tb"/>
    </style:style>
    <style:style style:name="T593_1" style:family="text"/>
    <style:style style:name="T593_2" style:family="text"/>
    <style:style style:name="T593_3" style:family="text"/>
    <style:style style:name="T593_4" style:family="text"/>
    <style:style style:name="T593_5" style:family="text"/>
    <style:style style:name="T593_6" style:family="text"/>
    <style:style style:name="T593_7" style:family="text"/>
    <style:style style:name="T593_8" style:family="text"/>
    <style:style style:name="T593_9" style:family="text"/>
    <style:style style:name="T593_10" style:family="text"/>
    <style:style style:name="T593_11" style:family="text"/>
    <style:style style:name="P594" style:family="paragraph" style:parent-style-name="Standard">
      <style:paragraph-properties fo:break-before="auto" fo:line-height="115%" style:writing-mode="lr-tb"/>
    </style:style>
    <style:style style:name="T594_1" style:family="text"/>
    <style:style style:name="T594_2" style:family="text"/>
    <style:style style:name="T594_3" style:family="text"/>
    <style:style style:name="T594_4" style:family="text"/>
    <style:style style:name="T594_5" style:family="text"/>
    <style:style style:name="T594_6" style:family="text"/>
    <style:style style:name="T594_7" style:family="text"/>
    <style:style style:name="T594_8" style:family="text"/>
    <style:style style:name="T594_9" style:family="text"/>
    <style:style style:name="T594_10" style:family="text"/>
    <style:style style:name="T594_11" style:family="text"/>
    <style:style style:name="T594_12" style:family="text"/>
    <style:style style:name="T594_13" style:family="text"/>
    <style:style style:name="T594_14" style:family="text"/>
    <style:style style:name="T594_15" style:family="text"/>
    <style:style style:name="T594_16" style:family="text"/>
    <style:style style:name="T594_17" style:family="text"/>
    <style:style style:name="T594_18" style:family="text"/>
    <style:style style:name="P595" style:family="paragraph" style:parent-style-name="Standard">
      <style:paragraph-properties fo:break-before="auto" fo:line-height="115%" style:writing-mode="lr-tb"/>
    </style:style>
    <style:style style:name="T595_1" style:family="text"/>
    <style:style style:name="P596" style:family="paragraph" style:parent-style-name="Standard">
      <style:paragraph-properties fo:break-before="auto" fo:line-height="115%" style:writing-mode="lr-tb"/>
    </style:style>
    <style:style style:name="T596_1" style:family="text"/>
    <style:style style:name="T596_2" style:family="text"/>
    <style:style style:name="T596_3" style:family="text"/>
    <style:style style:name="T596_4" style:family="text"/>
    <style:style style:name="T596_5" style:family="text"/>
    <style:style style:name="T596_6" style:family="text"/>
    <style:style style:name="T596_7" style:family="text"/>
    <style:style style:name="T596_8" style:family="text"/>
    <style:style style:name="P597" style:family="paragraph" style:parent-style-name="Standard">
      <style:paragraph-properties fo:break-before="auto" fo:line-height="115%" style:writing-mode="lr-tb"/>
    </style:style>
    <style:style style:name="T597_1" style:family="text"/>
    <style:style style:name="T597_2" style:family="text"/>
    <style:style style:name="T597_3" style:family="text"/>
    <style:style style:name="T597_4" style:family="text"/>
    <style:style style:name="T597_5" style:family="text"/>
    <style:style style:name="T597_6" style:family="text"/>
    <style:style style:name="T597_7" style:family="text"/>
    <style:style style:name="T597_8" style:family="text"/>
    <style:style style:name="P598" style:family="paragraph" style:parent-style-name="Standard">
      <style:paragraph-properties fo:break-before="auto" fo:line-height="115%" style:writing-mode="lr-tb"/>
    </style:style>
    <style:style style:name="T598_1" style:family="text"/>
    <style:style style:name="T598_2" style:family="text"/>
    <style:style style:name="T598_3" style:family="text"/>
    <style:style style:name="T598_4" style:family="text"/>
    <style:style style:name="T598_5" style:family="text"/>
    <style:style style:name="P599" style:family="paragraph" style:parent-style-name="Standard">
      <style:paragraph-properties fo:break-before="auto" fo:line-height="115%" style:writing-mode="lr-tb"/>
    </style:style>
    <style:style style:name="T599_1" style:family="text"/>
    <style:style style:name="P600" style:family="paragraph" style:parent-style-name="Standard">
      <style:paragraph-properties fo:break-before="auto" fo:line-height="115%" style:writing-mode="lr-tb"/>
    </style:style>
    <style:style style:name="P601" style:family="paragraph" style:parent-style-name="Standard">
      <style:paragraph-properties fo:break-before="auto" fo:line-height="115%" style:writing-mode="lr-tb"/>
    </style:style>
    <style:style style:name="T601_1" style:family="text"/>
    <style:style style:name="T601_2" style:family="text"/>
    <style:style style:name="T601_3" style:family="text"/>
    <style:style style:name="T601_4" style:family="text"/>
    <style:style style:name="T601_5" style:family="text"/>
    <style:style style:name="T601_6" style:family="text"/>
    <style:style style:name="T601_7" style:family="text"/>
    <style:style style:name="T601_8" style:family="text"/>
    <style:style style:name="T601_9" style:family="text"/>
    <style:style style:name="T601_10" style:family="text"/>
    <style:style style:name="T601_11" style:family="text"/>
    <style:style style:name="T601_12" style:family="text"/>
    <style:style style:name="T601_13" style:family="text"/>
    <style:style style:name="T601_14" style:family="text"/>
    <style:style style:name="T601_15" style:family="text"/>
    <style:style style:name="T601_16" style:family="text"/>
    <style:style style:name="T601_17" style:family="text"/>
    <style:style style:name="T601_18" style:family="text"/>
    <style:style style:name="P602" style:family="paragraph" style:parent-style-name="Standard">
      <style:paragraph-properties fo:break-before="auto" fo:line-height="115%" style:writing-mode="lr-tb"/>
    </style:style>
    <style:style style:name="T602_1" style:family="text"/>
    <style:style style:name="T602_2" style:family="text"/>
    <style:style style:name="T602_3" style:family="text"/>
    <style:style style:name="T602_4" style:family="text"/>
    <style:style style:name="T602_5" style:family="text"/>
    <style:style style:name="T602_6" style:family="text"/>
    <style:style style:name="T602_7" style:family="text"/>
    <style:style style:name="T602_8" style:family="text"/>
    <style:style style:name="P603" style:family="paragraph" style:parent-style-name="Standard">
      <style:paragraph-properties fo:break-before="auto" fo:line-height="115%" style:writing-mode="lr-tb"/>
    </style:style>
    <style:style style:name="T603_1" style:family="text"/>
    <style:style style:name="T603_2" style:family="text"/>
    <style:style style:name="T603_3" style:family="text"/>
    <style:style style:name="T603_4" style:family="text"/>
    <style:style style:name="T603_5" style:family="text"/>
    <style:style style:name="T603_6" style:family="text"/>
    <style:style style:name="T603_7" style:family="text"/>
    <style:style style:name="T603_8" style:family="text"/>
    <style:style style:name="P604" style:family="paragraph" style:parent-style-name="Standard">
      <style:paragraph-properties fo:break-before="auto" fo:line-height="115%" style:writing-mode="lr-tb"/>
    </style:style>
    <style:style style:name="T604_1" style:family="text"/>
    <style:style style:name="T604_2" style:family="text"/>
    <style:style style:name="T604_3" style:family="text"/>
    <style:style style:name="T604_4" style:family="text"/>
    <style:style style:name="T604_5" style:family="text"/>
    <style:style style:name="T604_6" style:family="text"/>
    <style:style style:name="T604_7" style:family="text"/>
    <style:style style:name="T604_8" style:family="text"/>
    <style:style style:name="T604_9" style:family="text"/>
    <style:style style:name="T604_10" style:family="text"/>
    <style:style style:name="T604_11" style:family="text"/>
    <style:style style:name="T604_12" style:family="text"/>
    <style:style style:name="T604_13" style:family="text"/>
    <style:style style:name="T604_14" style:family="text"/>
    <style:style style:name="T604_15" style:family="text"/>
    <style:style style:name="T604_16" style:family="text"/>
    <style:style style:name="P605" style:family="paragraph" style:parent-style-name="Standard">
      <style:paragraph-properties fo:break-before="auto" fo:line-height="115%" style:writing-mode="lr-tb"/>
    </style:style>
    <style:style style:name="T605_1" style:family="text"/>
    <style:style style:name="T605_2" style:family="text"/>
    <style:style style:name="T605_3" style:family="text"/>
    <style:style style:name="T605_4" style:family="text"/>
    <style:style style:name="T605_5" style:family="text"/>
    <style:style style:name="T605_6" style:family="text"/>
    <style:style style:name="T605_7" style:family="text"/>
    <style:style style:name="T605_8" style:family="text"/>
    <style:style style:name="T605_9" style:family="text"/>
    <style:style style:name="T605_10" style:family="text"/>
    <style:style style:name="T605_11" style:family="text"/>
    <style:style style:name="T605_12" style:family="text"/>
    <style:style style:name="T605_13" style:family="text"/>
    <style:style style:name="T605_14" style:family="text"/>
    <style:style style:name="P606" style:family="paragraph" style:parent-style-name="Standard">
      <style:paragraph-properties fo:break-before="auto" fo:line-height="115%" style:writing-mode="lr-tb"/>
    </style:style>
    <style:style style:name="T606_1" style:family="text"/>
    <style:style style:name="T606_2" style:family="text"/>
    <style:style style:name="T606_3" style:family="text"/>
    <style:style style:name="T606_4" style:family="text"/>
    <style:style style:name="T606_5" style:family="text"/>
    <style:style style:name="T606_6" style:family="text"/>
    <style:style style:name="T606_7" style:family="text"/>
    <style:style style:name="T606_8" style:family="text"/>
    <style:style style:name="T606_9" style:family="text"/>
    <style:style style:name="T606_10" style:family="text"/>
    <style:style style:name="T606_11" style:family="text"/>
    <style:style style:name="T606_12" style:family="text"/>
    <style:style style:name="T606_13" style:family="text"/>
    <style:style style:name="T606_14" style:family="text"/>
    <style:style style:name="P607" style:family="paragraph" style:parent-style-name="Standard">
      <style:paragraph-properties fo:break-before="auto" fo:line-height="115%" style:writing-mode="lr-tb"/>
    </style:style>
    <style:style style:name="T607_1" style:family="text"/>
    <style:style style:name="T607_2" style:family="text"/>
    <style:style style:name="T607_3" style:family="text"/>
    <style:style style:name="T607_4" style:family="text"/>
    <style:style style:name="T607_5" style:family="text"/>
    <style:style style:name="T607_6" style:family="text"/>
    <style:style style:name="T607_7" style:family="text"/>
    <style:style style:name="T607_8" style:family="text"/>
    <style:style style:name="P608" style:family="paragraph" style:parent-style-name="Standard">
      <style:paragraph-properties fo:break-before="auto" fo:line-height="115%" style:writing-mode="lr-tb"/>
    </style:style>
    <style:style style:name="T608_1" style:family="text"/>
    <style:style style:name="T608_2" style:family="text"/>
    <style:style style:name="T608_3" style:family="text"/>
    <style:style style:name="T608_4" style:family="text"/>
    <style:style style:name="T608_5" style:family="text"/>
    <style:style style:name="T608_6" style:family="text"/>
    <style:style style:name="T608_7" style:family="text"/>
    <style:style style:name="T608_8" style:family="text"/>
    <style:style style:name="P609" style:family="paragraph" style:parent-style-name="Standard">
      <style:paragraph-properties fo:break-before="auto" fo:line-height="115%" style:writing-mode="lr-tb"/>
    </style:style>
    <style:style style:name="T609_1" style:family="text"/>
    <style:style style:name="T609_2" style:family="text"/>
    <style:style style:name="T609_3" style:family="text"/>
    <style:style style:name="T609_4" style:family="text"/>
    <style:style style:name="T609_5" style:family="text"/>
    <style:style style:name="T609_6" style:family="text"/>
    <style:style style:name="T609_7" style:family="text"/>
    <style:style style:name="T609_8" style:family="text"/>
    <style:style style:name="T609_9" style:family="text"/>
    <style:style style:name="P610" style:family="paragraph" style:parent-style-name="Standard">
      <style:paragraph-properties fo:break-before="auto" fo:line-height="115%" style:writing-mode="lr-tb"/>
    </style:style>
    <style:style style:name="T610_1" style:family="text"/>
    <style:style style:name="T610_2" style:family="text"/>
    <style:style style:name="T610_3" style:family="text"/>
    <style:style style:name="T610_4" style:family="text"/>
    <style:style style:name="T610_5" style:family="text"/>
    <style:style style:name="T610_6" style:family="text"/>
    <style:style style:name="T610_7" style:family="text"/>
    <style:style style:name="T610_8" style:family="text"/>
    <style:style style:name="T610_9" style:family="text"/>
    <style:style style:name="T610_10" style:family="text"/>
    <style:style style:name="T610_11" style:family="text"/>
    <style:style style:name="P611" style:family="paragraph" style:parent-style-name="Standard">
      <style:paragraph-properties fo:break-before="auto" fo:line-height="115%" style:writing-mode="lr-tb"/>
    </style:style>
    <style:style style:name="T611_1" style:family="text"/>
    <style:style style:name="T611_2" style:family="text"/>
    <style:style style:name="T611_3" style:family="text"/>
    <style:style style:name="T611_4" style:family="text"/>
    <style:style style:name="T611_5" style:family="text"/>
    <style:style style:name="T611_6" style:family="text"/>
    <style:style style:name="T611_7" style:family="text"/>
    <style:style style:name="T611_8" style:family="text"/>
    <style:style style:name="T611_9" style:family="text"/>
    <style:style style:name="T611_10" style:family="text"/>
    <style:style style:name="T611_11" style:family="text"/>
    <style:style style:name="T611_12" style:family="text"/>
    <style:style style:name="T611_13" style:family="text"/>
    <style:style style:name="T611_14" style:family="text"/>
    <style:style style:name="T611_15" style:family="text"/>
    <style:style style:name="T611_16" style:family="text"/>
    <style:style style:name="T611_17" style:family="text"/>
    <style:style style:name="T611_18" style:family="text"/>
    <style:style style:name="P612" style:family="paragraph" style:parent-style-name="Standard">
      <style:paragraph-properties fo:break-before="auto" fo:line-height="115%" style:writing-mode="lr-tb"/>
    </style:style>
    <style:style style:name="T612_1" style:family="text"/>
    <style:style style:name="P613" style:family="paragraph" style:parent-style-name="Standard">
      <style:paragraph-properties fo:break-before="auto" fo:line-height="115%" style:writing-mode="lr-tb"/>
    </style:style>
    <style:style style:name="T613_1" style:family="text"/>
    <style:style style:name="T613_2" style:family="text"/>
    <style:style style:name="T613_3" style:family="text"/>
    <style:style style:name="T613_4" style:family="text"/>
    <style:style style:name="T613_5" style:family="text"/>
    <style:style style:name="T613_6" style:family="text"/>
    <style:style style:name="T613_7" style:family="text"/>
    <style:style style:name="T613_8" style:family="text"/>
    <style:style style:name="P614" style:family="paragraph" style:parent-style-name="Standard">
      <style:paragraph-properties fo:break-before="auto" fo:line-height="115%" style:writing-mode="lr-tb"/>
    </style:style>
    <style:style style:name="T614_1" style:family="text"/>
    <style:style style:name="T614_2" style:family="text"/>
    <style:style style:name="T614_3" style:family="text"/>
    <style:style style:name="T614_4" style:family="text"/>
    <style:style style:name="T614_5" style:family="text"/>
    <style:style style:name="T614_6" style:family="text"/>
    <style:style style:name="T614_7" style:family="text"/>
    <style:style style:name="T614_8" style:family="text"/>
    <style:style style:name="P615" style:family="paragraph" style:parent-style-name="Standard">
      <style:paragraph-properties fo:break-before="auto" fo:line-height="115%" style:writing-mode="lr-tb"/>
    </style:style>
    <style:style style:name="T615_1" style:family="text"/>
    <style:style style:name="T615_2" style:family="text"/>
    <style:style style:name="T615_3" style:family="text"/>
    <style:style style:name="T615_4" style:family="text"/>
    <style:style style:name="T615_5" style:family="text"/>
    <style:style style:name="T615_6" style:family="text"/>
    <style:style style:name="T615_7" style:family="text"/>
    <style:style style:name="T615_8" style:family="text"/>
    <style:style style:name="P616" style:family="paragraph" style:parent-style-name="Standard">
      <style:paragraph-properties fo:break-before="auto" fo:line-height="115%" style:writing-mode="lr-tb"/>
    </style:style>
    <style:style style:name="T616_1" style:family="text"/>
    <style:style style:name="T616_2" style:family="text"/>
    <style:style style:name="T616_3" style:family="text"/>
    <style:style style:name="T616_4" style:family="text"/>
    <style:style style:name="T616_5" style:family="text"/>
    <style:style style:name="P617" style:family="paragraph" style:parent-style-name="Standard">
      <style:paragraph-properties fo:break-before="auto" fo:line-height="115%" style:writing-mode="lr-tb"/>
    </style:style>
    <style:style style:name="T617_1" style:family="text"/>
    <style:style style:name="P618" style:family="paragraph" style:parent-style-name="Standard">
      <style:paragraph-properties fo:break-before="auto" fo:line-height="115%" style:writing-mode="lr-tb"/>
    </style:style>
    <style:style style:name="P619" style:family="paragraph" style:parent-style-name="Standard">
      <style:paragraph-properties fo:break-before="auto" fo:line-height="115%" style:writing-mode="lr-tb"/>
    </style:style>
    <style:style style:name="T619_1" style:family="text"/>
    <style:style style:name="T619_2" style:family="text"/>
    <style:style style:name="T619_3" style:family="text"/>
    <style:style style:name="P620" style:family="paragraph" style:parent-style-name="Standard">
      <style:paragraph-properties fo:break-before="auto" fo:line-height="115%" style:writing-mode="lr-tb"/>
    </style:style>
    <style:style style:name="T620_1" style:family="text"/>
    <style:style style:name="P621" style:family="paragraph" style:parent-style-name="Standard">
      <style:paragraph-properties fo:break-before="auto" fo:line-height="115%" style:writing-mode="lr-tb"/>
    </style:style>
    <style:style style:name="T621_1" style:family="text"/>
    <style:style style:name="T621_2" style:family="text"/>
    <style:style style:name="T621_3" style:family="text"/>
    <style:style style:name="T621_4" style:family="text"/>
    <style:style style:name="T621_5" style:family="text"/>
    <style:style style:name="P622" style:family="paragraph" style:parent-style-name="Standard">
      <style:paragraph-properties fo:break-before="auto" fo:line-height="115%" style:writing-mode="lr-tb"/>
    </style:style>
    <style:style style:name="T622_1" style:family="text"/>
    <style:style style:name="P623" style:family="paragraph" style:parent-style-name="Standard">
      <style:paragraph-properties fo:break-before="auto" fo:line-height="115%" style:writing-mode="lr-tb"/>
    </style:style>
    <style:style style:name="T623_1" style:family="text"/>
    <style:style style:name="T623_2" style:family="text"/>
    <style:style style:name="T623_3" style:family="text"/>
    <style:style style:name="T623_4" style:family="text"/>
    <style:style style:name="T623_5" style:family="text"/>
    <style:style style:name="T623_6" style:family="text"/>
    <style:style style:name="T623_7" style:family="text"/>
    <style:style style:name="T623_8" style:family="text"/>
    <style:style style:name="T623_9" style:family="text"/>
    <style:style style:name="T623_10" style:family="text"/>
    <style:style style:name="T623_11" style:family="text"/>
    <style:style style:name="T623_12" style:family="text"/>
    <style:style style:name="T623_13" style:family="text"/>
    <style:style style:name="T623_14" style:family="text"/>
    <style:style style:name="T623_15" style:family="text"/>
    <style:style style:name="T623_16" style:family="text"/>
    <style:style style:name="T623_17" style:family="text"/>
    <style:style style:name="T623_18" style:family="text"/>
    <style:style style:name="T623_19" style:family="text"/>
    <style:style style:name="T623_20" style:family="text"/>
    <style:style style:name="T623_21" style:family="text"/>
    <style:style style:name="P624" style:family="paragraph" style:parent-style-name="Standard">
      <style:paragraph-properties fo:break-before="auto" fo:line-height="115%" style:writing-mode="lr-tb"/>
    </style:style>
    <style:style style:name="T624_1" style:family="text"/>
    <style:style style:name="P625" style:family="paragraph" style:parent-style-name="Standard">
      <style:paragraph-properties fo:break-before="auto" fo:line-height="115%" style:writing-mode="lr-tb"/>
    </style:style>
    <style:style style:name="T625_1" style:family="text"/>
    <style:style style:name="T625_2" style:family="text"/>
    <style:style style:name="T625_3" style:family="text"/>
    <style:style style:name="T625_4" style:family="text"/>
    <style:style style:name="T625_5" style:family="text"/>
    <style:style style:name="T625_6" style:family="text"/>
    <style:style style:name="T625_7" style:family="text"/>
    <style:style style:name="T625_8" style:family="text"/>
    <style:style style:name="T625_9" style:family="text"/>
    <style:style style:name="T625_10" style:family="text"/>
    <style:style style:name="T625_11" style:family="text"/>
    <style:style style:name="T625_12" style:family="text"/>
    <style:style style:name="T625_13" style:family="text"/>
    <style:style style:name="T625_14" style:family="text"/>
    <style:style style:name="T625_15" style:family="text"/>
    <style:style style:name="T625_16" style:family="text"/>
    <style:style style:name="T625_17" style:family="text"/>
    <style:style style:name="T625_18" style:family="text"/>
    <style:style style:name="T625_19" style:family="text"/>
    <style:style style:name="T625_20" style:family="text"/>
    <style:style style:name="T625_21" style:family="text"/>
    <style:style style:name="T625_22" style:family="text"/>
    <style:style style:name="T625_23" style:family="text"/>
    <style:style style:name="T625_24" style:family="text"/>
    <style:style style:name="T625_25" style:family="text"/>
    <style:style style:name="T625_26" style:family="text"/>
    <style:style style:name="T625_27" style:family="text"/>
    <style:style style:name="T625_28" style:family="text"/>
    <style:style style:name="T625_29" style:family="text"/>
    <style:style style:name="P626" style:family="paragraph" style:parent-style-name="Standard">
      <style:paragraph-properties fo:break-before="auto" fo:line-height="115%" style:writing-mode="lr-tb"/>
    </style:style>
    <style:style style:name="T626_1" style:family="text"/>
    <style:style style:name="T626_2" style:family="text"/>
    <style:style style:name="T626_3" style:family="text"/>
    <style:style style:name="T626_4" style:family="text"/>
    <style:style style:name="T626_5" style:family="text"/>
    <style:style style:name="T626_6" style:family="text"/>
    <style:style style:name="T626_7" style:family="text"/>
    <style:style style:name="T626_8" style:family="text"/>
    <style:style style:name="T626_9" style:family="text"/>
    <style:style style:name="P627" style:family="paragraph" style:parent-style-name="Standard">
      <style:paragraph-properties fo:break-before="auto" fo:line-height="115%" style:writing-mode="lr-tb"/>
    </style:style>
    <style:style style:name="T627_1" style:family="text"/>
    <style:style style:name="P628" style:family="paragraph" style:parent-style-name="Standard">
      <style:paragraph-properties fo:break-before="auto" fo:line-height="115%" style:writing-mode="lr-tb"/>
    </style:style>
    <style:style style:name="P629" style:family="paragraph" style:parent-style-name="Standard">
      <style:paragraph-properties fo:break-before="auto" fo:line-height="115%" style:writing-mode="lr-tb"/>
    </style:style>
    <style:style style:name="T629_1" style:family="text"/>
    <style:style style:name="T629_2" style:family="text"/>
    <style:style style:name="T629_3" style:family="text"/>
    <style:style style:name="T629_4" style:family="text"/>
    <style:style style:name="T629_5" style:family="text"/>
    <style:style style:name="T629_6" style:family="text"/>
    <style:style style:name="T629_7" style:family="text"/>
    <style:style style:name="T629_8" style:family="text"/>
    <style:style style:name="T629_9" style:family="text"/>
    <style:style style:name="T629_10" style:family="text"/>
    <style:style style:name="T629_11" style:family="text"/>
    <style:style style:name="T629_12" style:family="text"/>
    <style:style style:name="T629_13" style:family="text"/>
    <style:style style:name="T629_14" style:family="text"/>
    <style:style style:name="T629_15" style:family="text"/>
    <style:style style:name="T629_16" style:family="text"/>
    <style:style style:name="T629_17" style:family="text"/>
    <style:style style:name="T629_18" style:family="text"/>
    <style:style style:name="T629_19" style:family="text"/>
    <style:style style:name="T629_20" style:family="text"/>
    <style:style style:name="T629_21" style:family="text"/>
    <style:style style:name="T629_22" style:family="text"/>
    <style:style style:name="T629_23" style:family="text"/>
    <style:style style:name="T629_24" style:family="text"/>
    <style:style style:name="T629_25" style:family="text"/>
    <style:style style:name="T629_26" style:family="text"/>
    <style:style style:name="T629_27" style:family="text"/>
    <style:style style:name="T629_28" style:family="text"/>
    <style:style style:name="T629_29" style:family="text"/>
    <style:style style:name="P630" style:family="paragraph" style:parent-style-name="Standard">
      <style:paragraph-properties fo:break-before="auto" fo:line-height="115%" style:writing-mode="lr-tb"/>
    </style:style>
    <style:style style:name="T630_1" style:family="text"/>
    <style:style style:name="P631" style:family="paragraph" style:parent-style-name="Standard">
      <style:paragraph-properties fo:break-before="auto" fo:line-height="115%" style:writing-mode="lr-tb"/>
    </style:style>
    <style:style style:name="T631_1" style:family="text"/>
    <style:style style:name="T631_2" style:family="text"/>
    <style:style style:name="T631_3" style:family="text"/>
    <style:style style:name="T631_4" style:family="text"/>
    <style:style style:name="T631_5" style:family="text"/>
    <style:style style:name="T631_6" style:family="text"/>
    <style:style style:name="T631_7" style:family="text"/>
    <style:style style:name="T631_8" style:family="text"/>
    <style:style style:name="T631_9" style:family="text"/>
    <style:style style:name="T631_10" style:family="text"/>
    <style:style style:name="T631_11" style:family="text"/>
    <style:style style:name="T631_12" style:family="text"/>
    <style:style style:name="T631_13" style:family="text"/>
    <style:style style:name="T631_14" style:family="text"/>
    <style:style style:name="T631_15" style:family="text"/>
    <style:style style:name="T631_16" style:family="text"/>
    <style:style style:name="T631_17" style:family="text"/>
    <style:style style:name="T631_18" style:family="text"/>
    <style:style style:name="T631_19" style:family="text"/>
    <style:style style:name="T631_20" style:family="text"/>
    <style:style style:name="T631_21" style:family="text"/>
    <style:style style:name="T631_22" style:family="text"/>
    <style:style style:name="T631_23" style:family="text"/>
    <style:style style:name="T631_24" style:family="text"/>
    <style:style style:name="T631_25" style:family="text"/>
    <style:style style:name="T631_26" style:family="text"/>
    <style:style style:name="T631_27" style:family="text"/>
    <style:style style:name="T631_28" style:family="text"/>
    <style:style style:name="T631_29" style:family="text"/>
    <style:style style:name="T631_30" style:family="text"/>
    <style:style style:name="T631_31" style:family="text"/>
    <style:style style:name="T631_32" style:family="text"/>
    <style:style style:name="T631_33" style:family="text"/>
    <style:style style:name="T631_34" style:family="text"/>
    <style:style style:name="T631_35" style:family="text"/>
    <style:style style:name="P632" style:family="paragraph" style:parent-style-name="Standard">
      <style:paragraph-properties fo:break-before="auto" fo:line-height="115%" style:writing-mode="lr-tb"/>
    </style:style>
    <style:style style:name="T632_1" style:family="text"/>
    <style:style style:name="P633" style:family="paragraph" style:parent-style-name="Standard">
      <style:paragraph-properties fo:break-before="auto" fo:line-height="115%" style:writing-mode="lr-tb"/>
    </style:style>
    <style:style style:name="P634" style:family="paragraph" style:parent-style-name="Standard">
      <style:paragraph-properties fo:break-before="auto" fo:line-height="115%" style:writing-mode="lr-tb"/>
    </style:style>
    <style:style style:name="T634_1" style:family="text"/>
    <style:style style:name="T634_2" style:family="text"/>
    <style:style style:name="T634_3" style:family="text"/>
    <style:style style:name="T634_4" style:family="text"/>
    <style:style style:name="T634_5" style:family="text"/>
    <style:style style:name="T634_6" style:family="text"/>
    <style:style style:name="T634_7" style:family="text"/>
    <style:style style:name="T634_8" style:family="text"/>
    <style:style style:name="T634_9" style:family="text"/>
    <style:style style:name="T634_10" style:family="text"/>
    <style:style style:name="T634_11" style:family="text"/>
    <style:style style:name="T634_12" style:family="text"/>
    <style:style style:name="T634_13" style:family="text"/>
    <style:style style:name="T634_14" style:family="text"/>
    <style:style style:name="T634_15" style:family="text"/>
    <style:style style:name="T634_16" style:family="text"/>
    <style:style style:name="T634_17" style:family="text"/>
    <style:style style:name="T634_18" style:family="text"/>
    <style:style style:name="P635" style:family="paragraph" style:parent-style-name="Standard">
      <style:paragraph-properties fo:break-before="auto" fo:line-height="115%" style:writing-mode="lr-tb"/>
    </style:style>
    <style:style style:name="T635_1" style:family="text"/>
    <style:style style:name="T635_2" style:family="text"/>
    <style:style style:name="T635_3" style:family="text"/>
    <style:style style:name="T635_4" style:family="text"/>
    <style:style style:name="T635_5" style:family="text"/>
    <style:style style:name="T635_6" style:family="text"/>
    <style:style style:name="T635_7" style:family="text"/>
    <style:style style:name="T635_8" style:family="text"/>
    <style:style style:name="T635_9" style:family="text"/>
    <style:style style:name="P636" style:family="paragraph" style:parent-style-name="Standard">
      <style:paragraph-properties fo:break-before="auto" fo:line-height="115%" style:writing-mode="lr-tb"/>
    </style:style>
    <style:style style:name="T636_1" style:family="text"/>
    <style:style style:name="T636_2" style:family="text"/>
    <style:style style:name="T636_3" style:family="text"/>
    <style:style style:name="T636_4" style:family="text"/>
    <style:style style:name="T636_5" style:family="text"/>
    <style:style style:name="T636_6" style:family="text"/>
    <style:style style:name="T636_7" style:family="text"/>
    <style:style style:name="T636_8" style:family="text"/>
    <style:style style:name="T636_9" style:family="text"/>
    <style:style style:name="T636_10" style:family="text"/>
    <style:style style:name="T636_11" style:family="text"/>
    <style:style style:name="T636_12" style:family="text"/>
    <style:style style:name="T636_13" style:family="text"/>
    <style:style style:name="T636_14" style:family="text"/>
    <style:style style:name="T636_15" style:family="text"/>
    <style:style style:name="T636_16" style:family="text"/>
    <style:style style:name="T636_17" style:family="text"/>
    <style:style style:name="T636_18" style:family="text"/>
    <style:style style:name="T636_19" style:family="text"/>
    <style:style style:name="T636_20" style:family="text"/>
    <style:style style:name="T636_21" style:family="text"/>
    <style:style style:name="T636_22" style:family="text"/>
    <style:style style:name="P637" style:family="paragraph" style:parent-style-name="Standard">
      <style:paragraph-properties fo:break-before="auto" fo:line-height="115%" style:writing-mode="lr-tb"/>
    </style:style>
    <style:style style:name="T637_1" style:family="text"/>
    <style:style style:name="T637_2" style:family="text"/>
    <style:style style:name="T637_3" style:family="text"/>
    <style:style style:name="T637_4" style:family="text"/>
    <style:style style:name="T637_5" style:family="text"/>
    <style:style style:name="P638" style:family="paragraph" style:parent-style-name="Standard">
      <style:paragraph-properties fo:break-before="auto" fo:line-height="115%" style:writing-mode="lr-tb"/>
    </style:style>
    <style:style style:name="T638_1" style:family="text"/>
    <style:style style:name="T638_2" style:family="text"/>
    <style:style style:name="T638_3" style:family="text"/>
    <style:style style:name="T638_4" style:family="text"/>
    <style:style style:name="T638_5" style:family="text"/>
    <style:style style:name="T638_6" style:family="text"/>
    <style:style style:name="T638_7" style:family="text"/>
    <style:style style:name="T638_8" style:family="text"/>
    <style:style style:name="T638_9" style:family="text"/>
    <style:style style:name="T638_10" style:family="text"/>
    <style:style style:name="T638_11" style:family="text"/>
    <style:style style:name="P639" style:family="paragraph" style:parent-style-name="Standard">
      <style:paragraph-properties fo:break-before="auto" fo:line-height="115%" style:writing-mode="lr-tb"/>
    </style:style>
    <style:style style:name="T639_1" style:family="text"/>
    <style:style style:name="T639_2" style:family="text"/>
    <style:style style:name="T639_3" style:family="text"/>
    <style:style style:name="P640" style:family="paragraph" style:parent-style-name="Standard">
      <style:paragraph-properties fo:break-before="auto" fo:line-height="115%" style:writing-mode="lr-tb"/>
    </style:style>
    <style:style style:name="T640_1" style:family="text"/>
    <style:style style:name="T640_2" style:family="text"/>
    <style:style style:name="T640_3" style:family="text"/>
    <style:style style:name="T640_4" style:family="text"/>
    <style:style style:name="T640_5" style:family="text"/>
    <style:style style:name="P641" style:family="paragraph" style:parent-style-name="Standard">
      <style:paragraph-properties fo:break-before="auto" fo:line-height="115%" style:writing-mode="lr-tb"/>
    </style:style>
    <style:style style:name="T641_1" style:family="text"/>
    <style:style style:name="T641_2" style:family="text"/>
    <style:style style:name="T641_3" style:family="text"/>
    <style:style style:name="P642" style:family="paragraph" style:parent-style-name="Standard">
      <style:paragraph-properties fo:break-before="auto" fo:line-height="115%" style:writing-mode="lr-tb"/>
    </style:style>
    <style:style style:name="T642_1" style:family="text"/>
    <style:style style:name="T642_2" style:family="text"/>
    <style:style style:name="T642_3" style:family="text"/>
    <style:style style:name="T642_4" style:family="text"/>
    <style:style style:name="T642_5" style:family="text"/>
    <style:style style:name="P643" style:family="paragraph" style:parent-style-name="Standard">
      <style:paragraph-properties fo:break-before="auto" fo:line-height="115%" style:writing-mode="lr-tb"/>
    </style:style>
    <style:style style:name="T643_1" style:family="text"/>
    <style:style style:name="P644" style:family="paragraph" style:parent-style-name="Standard">
      <style:paragraph-properties fo:break-before="auto" fo:line-height="115%" style:writing-mode="lr-tb"/>
    </style:style>
    <style:style style:name="P645" style:family="paragraph" style:parent-style-name="Standard">
      <style:paragraph-properties fo:break-before="auto" fo:line-height="115%" style:writing-mode="lr-tb"/>
    </style:style>
    <style:style style:name="T645_1" style:family="text"/>
    <style:style style:name="T645_2" style:family="text"/>
    <style:style style:name="T645_3" style:family="text"/>
    <style:style style:name="T645_4" style:family="text"/>
    <style:style style:name="T645_5" style:family="text"/>
    <style:style style:name="T645_6" style:family="text"/>
    <style:style style:name="T645_7" style:family="text"/>
    <style:style style:name="T645_8" style:family="text"/>
    <style:style style:name="T645_9" style:family="text"/>
    <style:style style:name="P646" style:family="paragraph" style:parent-style-name="Standard">
      <style:paragraph-properties fo:break-before="auto" fo:line-height="115%" style:writing-mode="lr-tb"/>
    </style:style>
    <style:style style:name="T646_1" style:family="text"/>
    <style:style style:name="T646_2" style:family="text"/>
    <style:style style:name="T646_3" style:family="text"/>
    <style:style style:name="T646_4" style:family="text"/>
    <style:style style:name="T646_5" style:family="text"/>
    <style:style style:name="P647" style:family="paragraph" style:parent-style-name="Standard">
      <style:paragraph-properties fo:break-before="auto" fo:line-height="115%" style:writing-mode="lr-tb"/>
    </style:style>
    <style:style style:name="T647_1" style:family="text"/>
    <style:style style:name="T647_2" style:family="text"/>
    <style:style style:name="T647_3" style:family="text"/>
    <style:style style:name="T647_4" style:family="text"/>
    <style:style style:name="T647_5" style:family="text"/>
    <style:style style:name="T647_6" style:family="text"/>
    <style:style style:name="T647_7" style:family="text"/>
    <style:style style:name="T647_8" style:family="text"/>
    <style:style style:name="T647_9" style:family="text"/>
    <style:style style:name="T647_10" style:family="text"/>
    <style:style style:name="T647_11" style:family="text"/>
    <style:style style:name="T647_12" style:family="text"/>
    <style:style style:name="T647_13" style:family="text"/>
    <style:style style:name="T647_14" style:family="text"/>
    <style:style style:name="T647_15" style:family="text"/>
    <style:style style:name="T647_16" style:family="text"/>
    <style:style style:name="T647_17" style:family="text"/>
    <style:style style:name="T647_18" style:family="text"/>
    <style:style style:name="T647_19" style:family="text"/>
    <style:style style:name="T647_20" style:family="text"/>
    <style:style style:name="T647_21" style:family="text"/>
    <style:style style:name="T647_22" style:family="text"/>
    <style:style style:name="P648" style:family="paragraph" style:parent-style-name="Standard">
      <style:paragraph-properties fo:break-before="auto" fo:line-height="115%" style:writing-mode="lr-tb"/>
    </style:style>
    <style:style style:name="T648_1" style:family="text"/>
    <style:style style:name="T648_2" style:family="text"/>
    <style:style style:name="T648_3" style:family="text"/>
    <style:style style:name="T648_4" style:family="text"/>
    <style:style style:name="T648_5" style:family="text"/>
    <style:style style:name="T648_6" style:family="text"/>
    <style:style style:name="T648_7" style:family="text"/>
    <style:style style:name="T648_8" style:family="text"/>
    <style:style style:name="T648_9" style:family="text"/>
    <style:style style:name="T648_10" style:family="text"/>
    <style:style style:name="T648_11" style:family="text"/>
    <style:style style:name="T648_12" style:family="text"/>
    <style:style style:name="T648_13" style:family="text"/>
    <style:style style:name="T648_14" style:family="text"/>
    <style:style style:name="T648_15" style:family="text"/>
    <style:style style:name="T648_16" style:family="text"/>
    <style:style style:name="T648_17" style:family="text"/>
    <style:style style:name="T648_18" style:family="text"/>
    <style:style style:name="T648_19" style:family="text"/>
    <style:style style:name="T648_20" style:family="text"/>
    <style:style style:name="T648_21" style:family="text"/>
    <style:style style:name="T648_22" style:family="text"/>
    <style:style style:name="T648_23" style:family="text"/>
    <style:style style:name="T648_24" style:family="text"/>
    <style:style style:name="T648_25" style:family="text"/>
    <style:style style:name="T648_26" style:family="text"/>
    <style:style style:name="T648_27" style:family="text"/>
    <style:style style:name="T648_28" style:family="text"/>
    <style:style style:name="T648_29" style:family="text"/>
    <style:style style:name="T648_30" style:family="text"/>
    <style:style style:name="T648_31" style:family="text"/>
    <style:style style:name="T648_32" style:family="text"/>
    <style:style style:name="T648_33" style:family="text"/>
    <style:style style:name="T648_34" style:family="text"/>
    <style:style style:name="T648_35" style:family="text"/>
    <style:style style:name="T648_36" style:family="text"/>
    <style:style style:name="T648_37" style:family="text"/>
    <style:style style:name="T648_38" style:family="text"/>
    <style:style style:name="T648_39" style:family="text"/>
    <style:style style:name="T648_40" style:family="text"/>
    <style:style style:name="T648_41" style:family="text"/>
    <style:style style:name="T648_42" style:family="text"/>
    <style:style style:name="T648_43" style:family="text"/>
    <style:style style:name="T648_44" style:family="text"/>
    <style:style style:name="T648_45" style:family="text"/>
    <style:style style:name="T648_46" style:family="text"/>
    <style:style style:name="T648_47" style:family="text"/>
    <style:style style:name="P649" style:family="paragraph" style:parent-style-name="Standard">
      <style:paragraph-properties fo:break-before="auto" fo:line-height="115%" style:writing-mode="lr-tb"/>
    </style:style>
    <style:style style:name="T649_1" style:family="text"/>
    <style:style style:name="T649_2" style:family="text"/>
    <style:style style:name="T649_3" style:family="text"/>
    <style:style style:name="T649_4" style:family="text"/>
    <style:style style:name="T649_5" style:family="text"/>
    <style:style style:name="T649_6" style:family="text"/>
    <style:style style:name="P650" style:family="paragraph" style:parent-style-name="Standard">
      <style:paragraph-properties fo:break-before="auto" fo:line-height="115%" style:writing-mode="lr-tb"/>
    </style:style>
    <style:style style:name="T650_1" style:family="text"/>
    <style:style style:name="T650_2" style:family="text"/>
    <style:style style:name="T650_3" style:family="text"/>
    <style:style style:name="T650_4" style:family="text"/>
    <style:style style:name="T650_5" style:family="text"/>
    <style:style style:name="T650_6" style:family="text"/>
    <style:style style:name="T650_7" style:family="text"/>
    <style:style style:name="T650_8" style:family="text"/>
    <style:style style:name="T650_9" style:family="text"/>
    <style:style style:name="T650_10" style:family="text"/>
    <style:style style:name="T650_11" style:family="text"/>
    <style:style style:name="T650_12" style:family="text"/>
    <style:style style:name="T650_13" style:family="text"/>
    <style:style style:name="T650_14" style:family="text"/>
    <style:style style:name="T650_15" style:family="text"/>
    <style:style style:name="T650_16" style:family="text"/>
    <style:style style:name="T650_17" style:family="text"/>
    <style:style style:name="T650_18" style:family="text"/>
    <style:style style:name="T650_19" style:family="text"/>
    <style:style style:name="T650_20" style:family="text"/>
    <style:style style:name="T650_21" style:family="text"/>
    <style:style style:name="T650_22" style:family="text"/>
    <style:style style:name="P651" style:family="paragraph" style:parent-style-name="Standard">
      <style:paragraph-properties fo:break-before="auto" fo:line-height="115%" style:writing-mode="lr-tb"/>
    </style:style>
    <style:style style:name="T651_1" style:family="text"/>
    <style:style style:name="T651_2" style:family="text"/>
    <style:style style:name="T651_3" style:family="text"/>
    <style:style style:name="T651_4" style:family="text"/>
    <style:style style:name="T651_5" style:family="text"/>
    <style:style style:name="T651_6" style:family="text"/>
    <style:style style:name="T651_7" style:family="text"/>
    <style:style style:name="T651_8" style:family="text"/>
    <style:style style:name="T651_9" style:family="text"/>
    <style:style style:name="T651_10" style:family="text"/>
    <style:style style:name="T651_11" style:family="text"/>
    <style:style style:name="T651_12" style:family="text"/>
    <style:style style:name="T651_13" style:family="text"/>
    <style:style style:name="T651_14" style:family="text"/>
    <style:style style:name="T651_15" style:family="text"/>
    <style:style style:name="T651_16" style:family="text"/>
    <style:style style:name="T651_17" style:family="text"/>
    <style:style style:name="T651_18" style:family="text"/>
    <style:style style:name="T651_19" style:family="text"/>
    <style:style style:name="T651_20" style:family="text"/>
    <style:style style:name="T651_21" style:family="text"/>
    <style:style style:name="T651_22" style:family="text"/>
    <style:style style:name="T651_23" style:family="text"/>
    <style:style style:name="T651_24" style:family="text"/>
    <style:style style:name="T651_25" style:family="text"/>
    <style:style style:name="T651_26" style:family="text"/>
    <style:style style:name="T651_27" style:family="text"/>
    <style:style style:name="T651_28" style:family="text"/>
    <style:style style:name="T651_29" style:family="text"/>
    <style:style style:name="T651_30" style:family="text"/>
    <style:style style:name="T651_31" style:family="text"/>
    <style:style style:name="T651_32" style:family="text"/>
    <style:style style:name="T651_33" style:family="text"/>
    <style:style style:name="T651_34" style:family="text"/>
    <style:style style:name="T651_35" style:family="text"/>
    <style:style style:name="T651_36" style:family="text"/>
    <style:style style:name="T651_37" style:family="text"/>
    <style:style style:name="T651_38" style:family="text"/>
    <style:style style:name="T651_39" style:family="text"/>
    <style:style style:name="T651_40" style:family="text"/>
    <style:style style:name="T651_41" style:family="text"/>
    <style:style style:name="T651_42" style:family="text"/>
    <style:style style:name="T651_43" style:family="text"/>
    <style:style style:name="T651_44" style:family="text"/>
    <style:style style:name="T651_45" style:family="text"/>
    <style:style style:name="T651_46" style:family="text"/>
    <style:style style:name="T651_47" style:family="text"/>
    <style:style style:name="P652" style:family="paragraph" style:parent-style-name="Standard">
      <style:paragraph-properties fo:break-before="auto" fo:line-height="115%" style:writing-mode="lr-tb"/>
    </style:style>
    <style:style style:name="T652_1" style:family="text"/>
    <style:style style:name="T652_2" style:family="text"/>
    <style:style style:name="T652_3" style:family="text"/>
    <style:style style:name="T652_4" style:family="text"/>
    <style:style style:name="T652_5" style:family="text"/>
    <style:style style:name="T652_6" style:family="text"/>
    <style:style style:name="P653" style:family="paragraph" style:parent-style-name="Standard">
      <style:paragraph-properties fo:break-before="auto" fo:line-height="115%" style:writing-mode="lr-tb"/>
    </style:style>
    <style:style style:name="T653_1" style:family="text"/>
    <style:style style:name="T653_2" style:family="text"/>
    <style:style style:name="P654" style:family="paragraph" style:parent-style-name="Standard">
      <style:paragraph-properties fo:break-before="auto" fo:line-height="115%" style:writing-mode="lr-tb"/>
    </style:style>
    <style:style style:name="T654_1" style:family="text"/>
    <style:style style:name="P655" style:family="paragraph" style:parent-style-name="Standard">
      <style:paragraph-properties fo:break-before="auto" fo:line-height="115%" style:writing-mode="lr-tb"/>
    </style:style>
    <style:style style:name="T655_1" style:family="text"/>
    <style:style style:name="T655_2" style:family="text"/>
    <style:style style:name="P656" style:family="paragraph" style:parent-style-name="Standard">
      <style:paragraph-properties fo:break-before="auto" fo:line-height="115%" style:writing-mode="lr-tb"/>
    </style:style>
    <style:style style:name="P657" style:family="paragraph" style:parent-style-name="Standard">
      <style:paragraph-properties fo:break-before="auto" fo:line-height="115%" style:writing-mode="lr-tb"/>
    </style:style>
    <style:style style:name="T657_1" style:family="text"/>
    <style:style style:name="T657_2" style:family="text"/>
    <style:style style:name="T657_3" style:family="text"/>
    <style:style style:name="T657_4" style:family="text"/>
    <style:style style:name="T657_5" style:family="text"/>
    <style:style style:name="T657_6" style:family="text"/>
    <style:style style:name="T657_7" style:family="text"/>
    <style:style style:name="T657_8" style:family="text"/>
    <style:style style:name="T657_9" style:family="text"/>
    <style:style style:name="T657_10" style:family="text"/>
    <style:style style:name="T657_11" style:family="text"/>
    <style:style style:name="P658" style:family="paragraph" style:parent-style-name="Standard">
      <style:paragraph-properties fo:break-before="auto" fo:line-height="115%" style:writing-mode="lr-tb"/>
    </style:style>
    <style:style style:name="T658_1" style:family="text"/>
    <style:style style:name="P659" style:family="paragraph" style:parent-style-name="Standard">
      <style:paragraph-properties fo:break-before="auto" fo:line-height="115%" style:writing-mode="lr-tb"/>
    </style:style>
    <style:style style:name="T659_1" style:family="text"/>
    <style:style style:name="T659_2" style:family="text"/>
    <style:style style:name="T659_3" style:family="text"/>
    <style:style style:name="T659_4" style:family="text"/>
    <style:style style:name="T659_5" style:family="text"/>
    <style:style style:name="T659_6" style:family="text"/>
    <style:style style:name="T659_7" style:family="text"/>
    <style:style style:name="T659_8" style:family="text"/>
    <style:style style:name="T659_9" style:family="text"/>
    <style:style style:name="T659_10" style:family="text"/>
    <style:style style:name="T659_11" style:family="text"/>
    <style:style style:name="T659_12" style:family="text"/>
    <style:style style:name="T659_13" style:family="text"/>
    <style:style style:name="T659_14" style:family="text"/>
    <style:style style:name="T659_15" style:family="text"/>
    <style:style style:name="T659_16" style:family="text"/>
    <style:style style:name="P660" style:family="paragraph" style:parent-style-name="Standard">
      <style:paragraph-properties fo:break-before="auto" fo:line-height="115%" style:writing-mode="lr-tb"/>
    </style:style>
    <style:style style:name="T660_1" style:family="text"/>
    <style:style style:name="T660_2" style:family="text"/>
    <style:style style:name="T660_3" style:family="text"/>
    <style:style style:name="T660_4" style:family="text"/>
    <style:style style:name="T660_5" style:family="text"/>
    <style:style style:name="P661" style:family="paragraph" style:parent-style-name="Standard">
      <style:paragraph-properties fo:break-before="auto" fo:line-height="115%" style:writing-mode="lr-tb"/>
    </style:style>
    <style:style style:name="T661_1" style:family="text"/>
    <style:style style:name="P662" style:family="paragraph" style:parent-style-name="Standard">
      <style:paragraph-properties fo:break-before="auto" fo:line-height="115%" style:writing-mode="lr-tb"/>
    </style:style>
    <style:style style:name="P663" style:family="paragraph" style:parent-style-name="Standard">
      <style:paragraph-properties fo:break-before="auto" fo:line-height="115%" style:writing-mode="lr-tb"/>
    </style:style>
    <style:style style:name="T663_1" style:family="text"/>
    <style:style style:name="T663_2" style:family="text"/>
    <style:style style:name="T663_3" style:family="text"/>
    <style:style style:name="T663_4" style:family="text"/>
    <style:style style:name="T663_5" style:family="text"/>
    <style:style style:name="T663_6" style:family="text"/>
    <style:style style:name="T663_7" style:family="text"/>
    <style:style style:name="T663_8" style:family="text"/>
    <style:style style:name="T663_9" style:family="text"/>
    <style:style style:name="T663_10" style:family="text"/>
    <style:style style:name="T663_11" style:family="text"/>
    <style:style style:name="T663_12" style:family="text"/>
    <style:style style:name="T663_13" style:family="text"/>
    <style:style style:name="T663_14" style:family="text"/>
    <style:style style:name="T663_15" style:family="text"/>
    <style:style style:name="T663_16" style:family="text"/>
    <style:style style:name="T663_17" style:family="text"/>
    <style:style style:name="T663_18" style:family="text"/>
    <style:style style:name="T663_19" style:family="text"/>
    <style:style style:name="P664" style:family="paragraph" style:parent-style-name="Standard">
      <style:paragraph-properties fo:break-before="auto" fo:line-height="115%" style:writing-mode="lr-tb"/>
    </style:style>
    <style:style style:name="T664_1" style:family="text"/>
    <style:style style:name="T664_2" style:family="text"/>
    <style:style style:name="T664_3" style:family="text"/>
    <style:style style:name="T664_4" style:family="text"/>
    <style:style style:name="T664_5" style:family="text"/>
    <style:style style:name="T664_6" style:family="text"/>
    <style:style style:name="T664_7" style:family="text"/>
    <style:style style:name="T664_8" style:family="text"/>
    <style:style style:name="T664_9" style:family="text"/>
    <style:style style:name="T664_10" style:family="text"/>
    <style:style style:name="T664_11" style:family="text"/>
    <style:style style:name="T664_12" style:family="text"/>
    <style:style style:name="T664_13" style:family="text"/>
    <style:style style:name="T664_14" style:family="text"/>
    <style:style style:name="T664_15" style:family="text"/>
    <style:style style:name="T664_16" style:family="text"/>
    <style:style style:name="T664_17" style:family="text"/>
    <style:style style:name="T664_18" style:family="text"/>
    <style:style style:name="T664_19" style:family="text"/>
    <style:style style:name="T664_20" style:family="text"/>
    <style:style style:name="T664_21" style:family="text"/>
    <style:style style:name="T664_22" style:family="text"/>
    <style:style style:name="T664_23" style:family="text"/>
    <style:style style:name="T664_24" style:family="text"/>
    <style:style style:name="T664_25" style:family="text"/>
    <style:style style:name="T664_26" style:family="text"/>
    <style:style style:name="T664_27" style:family="text"/>
    <style:style style:name="T664_28" style:family="text"/>
    <style:style style:name="T664_29" style:family="text"/>
    <style:style style:name="P665" style:family="paragraph" style:parent-style-name="Standard">
      <style:paragraph-properties fo:break-before="auto" fo:line-height="115%" style:writing-mode="lr-tb"/>
    </style:style>
    <style:style style:name="T665_1" style:family="text"/>
    <style:style style:name="T665_2" style:family="text"/>
    <style:style style:name="T665_3" style:family="text"/>
    <style:style style:name="T665_4" style:family="text"/>
    <style:style style:name="T665_5" style:family="text"/>
    <style:style style:name="P666" style:family="paragraph" style:parent-style-name="Standard">
      <style:paragraph-properties fo:break-before="auto" fo:line-height="115%" style:writing-mode="lr-tb"/>
    </style:style>
    <style:style style:name="T666_1" style:family="text"/>
    <style:style style:name="P667" style:family="paragraph" style:parent-style-name="Standard">
      <style:paragraph-properties fo:break-before="auto" fo:line-height="115%" style:writing-mode="lr-tb"/>
    </style:style>
    <style:style style:name="P668" style:family="paragraph" style:parent-style-name="Standard">
      <style:paragraph-properties fo:break-before="auto" fo:line-height="115%" style:writing-mode="lr-tb"/>
    </style:style>
    <style:style style:name="T668_1" style:family="text"/>
    <style:style style:name="T668_2" style:family="text"/>
    <style:style style:name="T668_3" style:family="text"/>
    <style:style style:name="T668_4" style:family="text"/>
    <style:style style:name="T668_5" style:family="text"/>
    <style:style style:name="T668_6" style:family="text"/>
    <style:style style:name="T668_7" style:family="text"/>
    <style:style style:name="P669" style:family="paragraph" style:parent-style-name="Standard">
      <style:paragraph-properties fo:break-before="auto" fo:line-height="115%" style:writing-mode="lr-tb"/>
    </style:style>
    <style:style style:name="T669_1" style:family="text"/>
    <style:style style:name="P670" style:family="paragraph" style:parent-style-name="Standard">
      <style:paragraph-properties fo:break-before="auto" fo:line-height="115%" style:writing-mode="lr-tb"/>
    </style:style>
    <style:style style:name="T670_1" style:family="text"/>
    <style:style style:name="T670_2" style:family="text"/>
    <style:style style:name="T670_3" style:family="text"/>
    <style:style style:name="T670_4" style:family="text"/>
    <style:style style:name="T670_5" style:family="text"/>
    <style:style style:name="T670_6" style:family="text"/>
    <style:style style:name="T670_7" style:family="text"/>
    <style:style style:name="T670_8" style:family="text"/>
    <style:style style:name="T670_9" style:family="text"/>
    <style:style style:name="P671" style:family="paragraph" style:parent-style-name="Standard">
      <style:paragraph-properties fo:break-before="auto" fo:line-height="115%" style:writing-mode="lr-tb"/>
    </style:style>
    <style:style style:name="T671_1" style:family="text"/>
    <style:style style:name="P672" style:family="paragraph" style:parent-style-name="Standard">
      <style:paragraph-properties fo:break-before="auto" fo:line-height="115%" style:writing-mode="lr-tb"/>
    </style:style>
    <style:style style:name="T672_1" style:family="text"/>
    <style:style style:name="T672_2" style:family="text"/>
    <style:style style:name="T672_3" style:family="text"/>
    <style:style style:name="T672_4" style:family="text"/>
    <style:style style:name="T672_5" style:family="text"/>
    <style:style style:name="T672_6" style:family="text"/>
    <style:style style:name="T672_7" style:family="text"/>
    <style:style style:name="T672_8" style:family="text"/>
    <style:style style:name="T672_9" style:family="text"/>
    <style:style style:name="P673" style:family="paragraph" style:parent-style-name="Standard">
      <style:paragraph-properties fo:break-before="auto" fo:line-height="115%" style:writing-mode="lr-tb"/>
    </style:style>
    <style:style style:name="P674" style:family="paragraph" style:parent-style-name="Standard">
      <style:paragraph-properties fo:break-before="auto" fo:line-height="115%" style:writing-mode="lr-tb"/>
    </style:style>
    <style:style style:name="T674_1" style:family="text"/>
    <style:style style:name="T674_2" style:family="text"/>
    <style:style style:name="T674_3" style:family="text"/>
    <style:style style:name="T674_4" style:family="text"/>
    <style:style style:name="T674_5" style:family="text"/>
    <style:style style:name="T674_6" style:family="text"/>
    <style:style style:name="T674_7" style:family="text"/>
    <style:style style:name="T674_8" style:family="text"/>
    <style:style style:name="T674_9" style:family="text"/>
    <style:style style:name="T674_10" style:family="text"/>
    <style:style style:name="T674_11" style:family="text"/>
    <style:style style:name="T674_12" style:family="text"/>
    <style:style style:name="T674_13" style:family="text"/>
    <style:style style:name="T674_14" style:family="text"/>
    <style:style style:name="T674_15" style:family="text"/>
    <style:style style:name="T674_16" style:family="text"/>
    <style:style style:name="T674_17" style:family="text"/>
    <style:style style:name="T674_18" style:family="text"/>
    <style:style style:name="T674_19" style:family="text"/>
    <style:style style:name="T674_20" style:family="text"/>
    <style:style style:name="T674_21" style:family="text"/>
    <style:style style:name="T674_22" style:family="text"/>
    <style:style style:name="T674_23" style:family="text"/>
    <style:style style:name="T674_24" style:family="text"/>
    <style:style style:name="T674_25" style:family="text"/>
    <style:style style:name="T674_26" style:family="text"/>
    <style:style style:name="T674_27" style:family="text"/>
    <style:style style:name="T674_28" style:family="text"/>
    <style:style style:name="T674_29" style:family="text"/>
    <style:style style:name="T674_30" style:family="text"/>
    <style:style style:name="T674_31" style:family="text"/>
    <style:style style:name="T674_32" style:family="text"/>
    <style:style style:name="T674_33" style:family="text"/>
    <style:style style:name="P675" style:family="paragraph" style:parent-style-name="Standard">
      <style:paragraph-properties fo:break-before="auto" fo:line-height="115%" style:writing-mode="lr-tb"/>
    </style:style>
    <style:style style:name="T675_1" style:family="text"/>
    <style:style style:name="T675_2" style:family="text"/>
    <style:style style:name="T675_3" style:family="text"/>
    <style:style style:name="T675_4" style:family="text"/>
    <style:style style:name="T675_5" style:family="text"/>
    <style:style style:name="T675_6" style:family="text"/>
    <style:style style:name="T675_7" style:family="text"/>
    <style:style style:name="T675_8" style:family="text"/>
    <style:style style:name="T675_9" style:family="text"/>
    <style:style style:name="P676" style:family="paragraph" style:parent-style-name="Standard">
      <style:paragraph-properties fo:break-before="auto" fo:line-height="115%" style:writing-mode="lr-tb"/>
    </style:style>
    <style:style style:name="T676_1" style:family="text"/>
    <style:style style:name="T676_2" style:family="text"/>
    <style:style style:name="T676_3" style:family="text"/>
    <style:style style:name="T676_4" style:family="text"/>
    <style:style style:name="T676_5" style:family="text"/>
    <style:style style:name="T676_6" style:family="text"/>
    <style:style style:name="T676_7" style:family="text"/>
    <style:style style:name="T676_8" style:family="text"/>
    <style:style style:name="T676_9" style:family="text"/>
    <style:style style:name="T676_10" style:family="text"/>
    <style:style style:name="T676_11" style:family="text"/>
    <style:style style:name="T676_12" style:family="text"/>
    <style:style style:name="T676_13" style:family="text"/>
    <style:style style:name="T676_14" style:family="text"/>
    <style:style style:name="T676_15" style:family="text"/>
    <style:style style:name="T676_16" style:family="text"/>
    <style:style style:name="T676_17" style:family="text"/>
    <style:style style:name="T676_18" style:family="text"/>
    <style:style style:name="T676_19" style:family="text"/>
    <style:style style:name="T676_20" style:family="text"/>
    <style:style style:name="T676_21" style:family="text"/>
    <style:style style:name="T676_22" style:family="text"/>
    <style:style style:name="T676_23" style:family="text"/>
    <style:style style:name="T676_24" style:family="text"/>
    <style:style style:name="T676_25" style:family="text"/>
    <style:style style:name="T676_26" style:family="text"/>
    <style:style style:name="T676_27" style:family="text"/>
    <style:style style:name="T676_28" style:family="text"/>
    <style:style style:name="T676_29" style:family="text"/>
    <style:style style:name="T676_30" style:family="text"/>
    <style:style style:name="T676_31" style:family="text"/>
    <style:style style:name="T676_32" style:family="text"/>
    <style:style style:name="T676_33" style:family="text"/>
    <style:style style:name="T676_34" style:family="text"/>
    <style:style style:name="T676_35" style:family="text"/>
    <style:style style:name="T676_36" style:family="text"/>
    <style:style style:name="T676_37" style:family="text"/>
    <style:style style:name="P677" style:family="paragraph" style:parent-style-name="Standard">
      <style:paragraph-properties fo:break-before="auto" fo:line-height="115%" style:writing-mode="lr-tb"/>
    </style:style>
    <style:style style:name="T677_1" style:family="text"/>
    <style:style style:name="P678" style:family="paragraph" style:parent-style-name="Standard">
      <style:paragraph-properties fo:break-before="auto" fo:line-height="115%" style:writing-mode="lr-tb"/>
    </style:style>
    <style:style style:name="T678_1" style:family="text"/>
    <style:style style:name="T678_2" style:family="text"/>
    <style:style style:name="T678_3" style:family="text"/>
    <style:style style:name="T678_4" style:family="text"/>
    <style:style style:name="T678_5" style:family="text"/>
    <style:style style:name="T678_6" style:family="text"/>
    <style:style style:name="T678_7" style:family="text"/>
    <style:style style:name="T678_8" style:family="text"/>
    <style:style style:name="T678_9" style:family="text"/>
    <style:style style:name="P679" style:family="paragraph" style:parent-style-name="Standard">
      <style:paragraph-properties fo:break-before="auto" fo:line-height="115%" style:writing-mode="lr-tb"/>
    </style:style>
    <style:style style:name="T679_1" style:family="text"/>
    <style:style style:name="T679_2" style:family="text"/>
    <style:style style:name="T679_3" style:family="text"/>
    <style:style style:name="T679_4" style:family="text"/>
    <style:style style:name="T679_5" style:family="text"/>
    <style:style style:name="T679_6" style:family="text"/>
    <style:style style:name="T679_7" style:family="text"/>
    <style:style style:name="T679_8" style:family="text"/>
    <style:style style:name="T679_9" style:family="text"/>
    <style:style style:name="P680" style:family="paragraph" style:parent-style-name="Standard">
      <style:paragraph-properties fo:break-before="auto" fo:line-height="115%" style:writing-mode="lr-tb"/>
    </style:style>
    <style:style style:name="P681" style:family="paragraph" style:parent-style-name="Standard">
      <style:paragraph-properties fo:break-before="auto" fo:line-height="115%" style:writing-mode="lr-tb"/>
    </style:style>
    <style:style style:name="T681_1" style:family="text"/>
    <style:style style:name="T681_2" style:family="text"/>
    <style:style style:name="T681_3" style:family="text"/>
    <style:style style:name="T681_4" style:family="text"/>
    <style:style style:name="T681_5" style:family="text"/>
    <style:style style:name="T681_6" style:family="text"/>
    <style:style style:name="T681_7" style:family="text"/>
    <style:style style:name="T681_8" style:family="text"/>
    <style:style style:name="T681_9" style:family="text"/>
    <style:style style:name="T681_10" style:family="text"/>
    <style:style style:name="T681_11" style:family="text"/>
    <style:style style:name="T681_12" style:family="text"/>
    <style:style style:name="T681_13" style:family="text"/>
    <style:style style:name="P682" style:family="paragraph" style:parent-style-name="Standard">
      <style:paragraph-properties fo:break-before="auto" fo:line-height="115%" style:writing-mode="lr-tb"/>
    </style:style>
    <style:style style:name="T682_1" style:family="text"/>
    <style:style style:name="T682_2" style:family="text"/>
    <style:style style:name="T682_3" style:family="text"/>
    <style:style style:name="T682_4" style:family="text"/>
    <style:style style:name="T682_5" style:family="text"/>
    <style:style style:name="T682_6" style:family="text"/>
    <style:style style:name="T682_7" style:family="text"/>
    <style:style style:name="T682_8" style:family="text"/>
    <style:style style:name="T682_9" style:family="text"/>
    <style:style style:name="T682_10" style:family="text"/>
    <style:style style:name="T682_11" style:family="text"/>
    <style:style style:name="T682_12" style:family="text"/>
    <style:style style:name="T682_13" style:family="text"/>
    <style:style style:name="T682_14" style:family="text"/>
    <style:style style:name="T682_15" style:family="text"/>
    <style:style style:name="T682_16" style:family="text"/>
    <style:style style:name="T682_17" style:family="text"/>
    <style:style style:name="T682_18" style:family="text"/>
    <style:style style:name="T682_19" style:family="text"/>
    <style:style style:name="T682_20" style:family="text"/>
    <style:style style:name="T682_21" style:family="text"/>
    <style:style style:name="T682_22" style:family="text"/>
    <style:style style:name="T682_23" style:family="text"/>
    <style:style style:name="T682_24" style:family="text"/>
    <style:style style:name="P683" style:family="paragraph" style:parent-style-name="Standard">
      <style:paragraph-properties fo:break-before="auto" fo:line-height="115%" style:writing-mode="lr-tb"/>
    </style:style>
    <style:style style:name="T683_1" style:family="text"/>
    <style:style style:name="T683_2" style:family="text"/>
    <style:style style:name="T683_3" style:family="text"/>
    <style:style style:name="T683_4" style:family="text"/>
    <style:style style:name="T683_5" style:family="text"/>
    <style:style style:name="P684" style:family="paragraph" style:parent-style-name="Standard">
      <style:paragraph-properties fo:break-before="auto" fo:line-height="115%" style:writing-mode="lr-tb"/>
    </style:style>
    <style:style style:name="T684_1" style:family="text"/>
    <style:style style:name="P685" style:family="paragraph" style:parent-style-name="Standard">
      <style:paragraph-properties fo:break-before="auto" fo:line-height="115%" style:writing-mode="lr-tb"/>
    </style:style>
    <style:style style:name="P686" style:family="paragraph" style:parent-style-name="Standard">
      <style:paragraph-properties fo:break-before="auto" fo:line-height="115%" style:writing-mode="lr-tb"/>
    </style:style>
    <style:style style:name="T686_1" style:family="text"/>
    <style:style style:name="T686_2" style:family="text"/>
    <style:style style:name="T686_3" style:family="text"/>
    <style:style style:name="T686_4" style:family="text"/>
    <style:style style:name="T686_5" style:family="text"/>
    <style:style style:name="T686_6" style:family="text"/>
    <style:style style:name="T686_7" style:family="text"/>
    <style:style style:name="T686_8" style:family="text"/>
    <style:style style:name="T686_9" style:family="text"/>
    <style:style style:name="P687" style:family="paragraph" style:parent-style-name="Standard">
      <style:paragraph-properties fo:break-before="auto" fo:line-height="115%" style:writing-mode="lr-tb"/>
    </style:style>
    <style:style style:name="T687_1" style:family="text"/>
    <style:style style:name="T687_2" style:family="text"/>
    <style:style style:name="T687_3" style:family="text"/>
    <style:style style:name="T687_4" style:family="text"/>
    <style:style style:name="T687_5" style:family="text"/>
    <style:style style:name="P688" style:family="paragraph" style:parent-style-name="Standard">
      <style:paragraph-properties fo:break-before="auto" fo:line-height="115%" style:writing-mode="lr-tb"/>
    </style:style>
    <style:style style:name="T688_1" style:family="text"/>
    <style:style style:name="T688_2" style:family="text"/>
    <style:style style:name="T688_3" style:family="text"/>
    <style:style style:name="T688_4" style:family="text"/>
    <style:style style:name="T688_5" style:family="text"/>
    <style:style style:name="T688_6" style:family="text"/>
    <style:style style:name="T688_7" style:family="text"/>
    <style:style style:name="T688_8" style:family="text"/>
    <style:style style:name="T688_9" style:family="text"/>
    <style:style style:name="T688_10" style:family="text"/>
    <style:style style:name="T688_11" style:family="text"/>
    <style:style style:name="T688_12" style:family="text"/>
    <style:style style:name="T688_13" style:family="text"/>
    <style:style style:name="T688_14" style:family="text"/>
    <style:style style:name="T688_15" style:family="text"/>
    <style:style style:name="T688_16" style:family="text"/>
    <style:style style:name="T688_17" style:family="text"/>
    <style:style style:name="T688_18" style:family="text"/>
    <style:style style:name="T688_19" style:family="text"/>
    <style:style style:name="T688_20" style:family="text"/>
    <style:style style:name="T688_21" style:family="text"/>
    <style:style style:name="T688_22" style:family="text"/>
    <style:style style:name="T688_23" style:family="text"/>
    <style:style style:name="P689" style:family="paragraph" style:parent-style-name="Standard">
      <style:paragraph-properties fo:break-before="auto" fo:line-height="115%" style:writing-mode="lr-tb"/>
    </style:style>
    <style:style style:name="T689_1" style:family="text"/>
    <style:style style:name="T689_2" style:family="text"/>
    <style:style style:name="T689_3" style:family="text"/>
    <style:style style:name="T689_4" style:family="text"/>
    <style:style style:name="T689_5" style:family="text"/>
    <style:style style:name="T689_6" style:family="text"/>
    <style:style style:name="T689_7" style:family="text"/>
    <style:style style:name="T689_8" style:family="text"/>
    <style:style style:name="T689_9" style:family="text"/>
    <style:style style:name="T689_10" style:family="text"/>
    <style:style style:name="T689_11" style:family="text"/>
    <style:style style:name="T689_12" style:family="text"/>
    <style:style style:name="T689_13" style:family="text"/>
    <style:style style:name="T689_14" style:family="text"/>
    <style:style style:name="T689_15" style:family="text"/>
    <style:style style:name="T689_16" style:family="text"/>
    <style:style style:name="T689_17" style:family="text"/>
    <style:style style:name="T689_18" style:family="text"/>
    <style:style style:name="T689_19" style:family="text"/>
    <style:style style:name="T689_20" style:family="text"/>
    <style:style style:name="T689_21" style:family="text"/>
    <style:style style:name="T689_22" style:family="text"/>
    <style:style style:name="T689_23" style:family="text"/>
    <style:style style:name="T689_24" style:family="text"/>
    <style:style style:name="T689_25" style:family="text"/>
    <style:style style:name="T689_26" style:family="text"/>
    <style:style style:name="T689_27" style:family="text"/>
    <style:style style:name="T689_28" style:family="text"/>
    <style:style style:name="T689_29" style:family="text"/>
    <style:style style:name="T689_30" style:family="text"/>
    <style:style style:name="T689_31" style:family="text"/>
    <style:style style:name="T689_32" style:family="text"/>
    <style:style style:name="T689_33" style:family="text"/>
    <style:style style:name="T689_34" style:family="text"/>
    <style:style style:name="T689_35" style:family="text"/>
    <style:style style:name="T689_36" style:family="text"/>
    <style:style style:name="T689_37" style:family="text"/>
    <style:style style:name="T689_38" style:family="text"/>
    <style:style style:name="T689_39" style:family="text"/>
    <style:style style:name="T689_40" style:family="text"/>
    <style:style style:name="T689_41" style:family="text"/>
    <style:style style:name="T689_42" style:family="text"/>
    <style:style style:name="T689_43" style:family="text"/>
    <style:style style:name="T689_44" style:family="text"/>
    <style:style style:name="T689_45" style:family="text"/>
    <style:style style:name="T689_46" style:family="text"/>
    <style:style style:name="T689_47" style:family="text"/>
    <style:style style:name="T689_48" style:family="text"/>
    <style:style style:name="T689_49" style:family="text"/>
    <style:style style:name="T689_50" style:family="text"/>
    <style:style style:name="T689_51" style:family="text"/>
    <style:style style:name="P690" style:family="paragraph" style:parent-style-name="Standard">
      <style:paragraph-properties fo:break-before="auto" fo:line-height="115%" style:writing-mode="lr-tb"/>
    </style:style>
    <style:style style:name="T690_1" style:family="text"/>
    <style:style style:name="T690_2" style:family="text"/>
    <style:style style:name="T690_3" style:family="text"/>
    <style:style style:name="T690_4" style:family="text"/>
    <style:style style:name="T690_5" style:family="text"/>
    <style:style style:name="T690_6" style:family="text"/>
    <style:style style:name="P691" style:family="paragraph" style:parent-style-name="Standard">
      <style:paragraph-properties fo:break-before="auto" fo:line-height="115%" style:writing-mode="lr-tb"/>
    </style:style>
    <style:style style:name="T691_1" style:family="text"/>
    <style:style style:name="T691_2" style:family="text"/>
    <style:style style:name="T691_3" style:family="text"/>
    <style:style style:name="T691_4" style:family="text"/>
    <style:style style:name="T691_5" style:family="text"/>
    <style:style style:name="T691_6" style:family="text"/>
    <style:style style:name="T691_7" style:family="text"/>
    <style:style style:name="T691_8" style:family="text"/>
    <style:style style:name="T691_9" style:family="text"/>
    <style:style style:name="T691_10" style:family="text"/>
    <style:style style:name="T691_11" style:family="text"/>
    <style:style style:name="T691_12" style:family="text"/>
    <style:style style:name="T691_13" style:family="text"/>
    <style:style style:name="T691_14" style:family="text"/>
    <style:style style:name="T691_15" style:family="text"/>
    <style:style style:name="T691_16" style:family="text"/>
    <style:style style:name="T691_17" style:family="text"/>
    <style:style style:name="T691_18" style:family="text"/>
    <style:style style:name="T691_19" style:family="text"/>
    <style:style style:name="T691_20" style:family="text"/>
    <style:style style:name="T691_21" style:family="text"/>
    <style:style style:name="T691_22" style:family="text"/>
    <style:style style:name="T691_23" style:family="text"/>
    <style:style style:name="P692" style:family="paragraph" style:parent-style-name="Standard">
      <style:paragraph-properties fo:break-before="auto" fo:line-height="115%" style:writing-mode="lr-tb"/>
    </style:style>
    <style:style style:name="T692_1" style:family="text"/>
    <style:style style:name="T692_2" style:family="text"/>
    <style:style style:name="T692_3" style:family="text"/>
    <style:style style:name="T692_4" style:family="text"/>
    <style:style style:name="T692_5" style:family="text"/>
    <style:style style:name="T692_6" style:family="text"/>
    <style:style style:name="T692_7" style:family="text"/>
    <style:style style:name="T692_8" style:family="text"/>
    <style:style style:name="T692_9" style:family="text"/>
    <style:style style:name="T692_10" style:family="text"/>
    <style:style style:name="T692_11" style:family="text"/>
    <style:style style:name="T692_12" style:family="text"/>
    <style:style style:name="T692_13" style:family="text"/>
    <style:style style:name="T692_14" style:family="text"/>
    <style:style style:name="T692_15" style:family="text"/>
    <style:style style:name="T692_16" style:family="text"/>
    <style:style style:name="T692_17" style:family="text"/>
    <style:style style:name="T692_18" style:family="text"/>
    <style:style style:name="T692_19" style:family="text"/>
    <style:style style:name="T692_20" style:family="text"/>
    <style:style style:name="T692_21" style:family="text"/>
    <style:style style:name="T692_22" style:family="text"/>
    <style:style style:name="T692_23" style:family="text"/>
    <style:style style:name="T692_24" style:family="text"/>
    <style:style style:name="T692_25" style:family="text"/>
    <style:style style:name="T692_26" style:family="text"/>
    <style:style style:name="T692_27" style:family="text"/>
    <style:style style:name="T692_28" style:family="text"/>
    <style:style style:name="T692_29" style:family="text"/>
    <style:style style:name="T692_30" style:family="text"/>
    <style:style style:name="T692_31" style:family="text"/>
    <style:style style:name="T692_32" style:family="text"/>
    <style:style style:name="T692_33" style:family="text"/>
    <style:style style:name="T692_34" style:family="text"/>
    <style:style style:name="T692_35" style:family="text"/>
    <style:style style:name="T692_36" style:family="text"/>
    <style:style style:name="T692_37" style:family="text"/>
    <style:style style:name="T692_38" style:family="text"/>
    <style:style style:name="T692_39" style:family="text"/>
    <style:style style:name="T692_40" style:family="text"/>
    <style:style style:name="T692_41" style:family="text"/>
    <style:style style:name="T692_42" style:family="text"/>
    <style:style style:name="T692_43" style:family="text"/>
    <style:style style:name="T692_44" style:family="text"/>
    <style:style style:name="T692_45" style:family="text"/>
    <style:style style:name="T692_46" style:family="text"/>
    <style:style style:name="T692_47" style:family="text"/>
    <style:style style:name="T692_48" style:family="text"/>
    <style:style style:name="T692_49" style:family="text"/>
    <style:style style:name="T692_50" style:family="text"/>
    <style:style style:name="T692_51" style:family="text"/>
    <style:style style:name="P693" style:family="paragraph" style:parent-style-name="Standard">
      <style:paragraph-properties fo:break-before="auto" fo:line-height="115%" style:writing-mode="lr-tb"/>
    </style:style>
    <style:style style:name="T693_1" style:family="text"/>
    <style:style style:name="T693_2" style:family="text"/>
    <style:style style:name="T693_3" style:family="text"/>
    <style:style style:name="T693_4" style:family="text"/>
    <style:style style:name="T693_5" style:family="text"/>
    <style:style style:name="T693_6" style:family="text"/>
    <style:style style:name="P694" style:family="paragraph" style:parent-style-name="Standard">
      <style:paragraph-properties fo:break-before="auto" fo:line-height="115%" style:writing-mode="lr-tb"/>
    </style:style>
    <style:style style:name="T694_1" style:family="text"/>
    <style:style style:name="T694_2" style:family="text"/>
    <style:style style:name="P695" style:family="paragraph" style:parent-style-name="Standard">
      <style:paragraph-properties fo:break-before="auto" fo:line-height="115%" style:writing-mode="lr-tb"/>
    </style:style>
    <style:style style:name="T695_1" style:family="text"/>
    <style:style style:name="P696" style:family="paragraph" style:parent-style-name="Standard">
      <style:paragraph-properties fo:break-before="auto" fo:line-height="115%" style:writing-mode="lr-tb"/>
    </style:style>
    <style:style style:name="T696_1" style:family="text"/>
    <style:style style:name="T696_2" style:family="text"/>
    <style:style style:name="P697" style:family="paragraph" style:parent-style-name="Standard">
      <style:paragraph-properties fo:break-before="auto" fo:line-height="115%" style:writing-mode="lr-tb"/>
    </style:style>
    <style:style style:name="P698" style:family="paragraph" style:parent-style-name="Standard">
      <style:paragraph-properties fo:break-before="auto" fo:line-height="115%" style:writing-mode="lr-tb"/>
    </style:style>
    <style:style style:name="T698_1" style:family="text"/>
    <style:style style:name="T698_2" style:family="text"/>
    <style:style style:name="T698_3" style:family="text"/>
    <style:style style:name="T698_4" style:family="text"/>
    <style:style style:name="T698_5" style:family="text"/>
    <style:style style:name="T698_6" style:family="text"/>
    <style:style style:name="T698_7" style:family="text"/>
    <style:style style:name="T698_8" style:family="text"/>
    <style:style style:name="T698_9" style:family="text"/>
    <style:style style:name="P699" style:family="paragraph" style:parent-style-name="Standard">
      <style:paragraph-properties fo:break-before="auto" fo:line-height="115%" style:writing-mode="lr-tb"/>
    </style:style>
    <style:style style:name="T699_1" style:family="text"/>
    <style:style style:name="T699_2" style:family="text"/>
    <style:style style:name="T699_3" style:family="text"/>
    <style:style style:name="T699_4" style:family="text"/>
    <style:style style:name="T699_5" style:family="text"/>
    <style:style style:name="T699_6" style:family="text"/>
    <style:style style:name="T699_7" style:family="text"/>
    <style:style style:name="T699_8" style:family="text"/>
    <style:style style:name="T699_9" style:family="text"/>
    <style:style style:name="P700" style:family="paragraph" style:parent-style-name="Standard">
      <style:paragraph-properties fo:break-before="auto" fo:line-height="115%" style:writing-mode="lr-tb"/>
    </style:style>
    <style:style style:name="P701" style:family="paragraph" style:parent-style-name="Standard">
      <style:paragraph-properties fo:break-before="auto" fo:line-height="115%" style:writing-mode="lr-tb"/>
    </style:style>
    <style:style style:name="T701_1" style:family="text"/>
    <style:style style:name="T701_2" style:family="text"/>
    <style:style style:name="T701_3" style:family="text"/>
    <style:style style:name="P702" style:family="paragraph" style:parent-style-name="Standard">
      <style:paragraph-properties fo:break-before="auto" fo:line-height="115%" style:writing-mode="lr-tb"/>
    </style:style>
    <style:style style:name="P703" style:family="paragraph" style:parent-style-name="Standard">
      <style:paragraph-properties fo:break-before="auto" fo:line-height="115%" style:writing-mode="lr-tb"/>
    </style:style>
    <style:style style:name="T703_1" style:family="text"/>
    <style:style style:name="T703_2" style:family="text"/>
    <style:style style:name="T703_3" style:family="text"/>
    <style:style style:name="T703_4" style:family="text"/>
    <style:style style:name="T703_5" style:family="text"/>
    <style:style style:name="T703_6" style:family="text"/>
    <style:style style:name="T703_7" style:family="text"/>
    <style:style style:name="P704" style:family="paragraph" style:parent-style-name="Standard">
      <style:paragraph-properties fo:break-before="auto" fo:line-height="115%" style:writing-mode="lr-tb"/>
    </style:style>
    <style:style style:name="T704_1" style:family="text"/>
    <style:style style:name="P705" style:family="paragraph" style:parent-style-name="Standard">
      <style:paragraph-properties fo:break-before="auto" fo:line-height="115%" style:writing-mode="lr-tb"/>
    </style:style>
    <style:style style:name="T705_1" style:family="text"/>
    <style:style style:name="T705_2" style:family="text"/>
    <style:style style:name="T705_3" style:family="text"/>
    <style:style style:name="T705_4" style:family="text"/>
    <style:style style:name="T705_5" style:family="text"/>
    <style:style style:name="T705_6" style:family="text"/>
    <style:style style:name="T705_7" style:family="text"/>
    <style:style style:name="T705_8" style:family="text"/>
    <style:style style:name="T705_9" style:family="text"/>
    <style:style style:name="P706" style:family="paragraph" style:parent-style-name="Standard">
      <style:paragraph-properties fo:break-before="auto" fo:line-height="115%" style:writing-mode="lr-tb"/>
    </style:style>
    <style:style style:name="T706_1" style:family="text"/>
    <style:style style:name="T706_2" style:family="text"/>
    <style:style style:name="T706_3" style:family="text"/>
    <style:style style:name="T706_4" style:family="text"/>
    <style:style style:name="T706_5" style:family="text"/>
    <style:style style:name="T706_6" style:family="text"/>
    <style:style style:name="T706_7" style:family="text"/>
    <style:style style:name="T706_8" style:family="text"/>
    <style:style style:name="P707" style:family="paragraph" style:parent-style-name="Standard">
      <style:paragraph-properties fo:break-before="auto" fo:line-height="115%" style:writing-mode="lr-tb"/>
    </style:style>
    <style:style style:name="T707_1" style:family="text"/>
    <style:style style:name="T707_2" style:family="text"/>
    <style:style style:name="T707_3" style:family="text"/>
    <style:style style:name="T707_4" style:family="text"/>
    <style:style style:name="T707_5" style:family="text"/>
    <style:style style:name="T707_6" style:family="text"/>
    <style:style style:name="T707_7" style:family="text"/>
    <style:style style:name="T707_8" style:family="text"/>
    <style:style style:name="T707_9" style:family="text"/>
    <style:style style:name="T707_10" style:family="text"/>
    <style:style style:name="P708" style:family="paragraph" style:parent-style-name="Standard">
      <style:paragraph-properties fo:break-before="auto" fo:line-height="115%" style:writing-mode="lr-tb"/>
    </style:style>
    <style:style style:name="T708_1" style:family="text"/>
    <style:style style:name="T708_2" style:family="text"/>
    <style:style style:name="T708_3" style:family="text"/>
    <style:style style:name="T708_4" style:family="text"/>
    <style:style style:name="T708_5" style:family="text"/>
    <style:style style:name="T708_6" style:family="text"/>
    <style:style style:name="T708_7" style:family="text"/>
    <style:style style:name="T708_8" style:family="text"/>
    <style:style style:name="T708_9" style:family="text"/>
    <style:style style:name="T708_10" style:family="text"/>
    <style:style style:name="T708_11" style:family="text"/>
    <style:style style:name="T708_12" style:family="text"/>
    <style:style style:name="T708_13" style:family="text"/>
    <style:style style:name="T708_14" style:family="text"/>
    <style:style style:name="T708_15" style:family="text"/>
    <style:style style:name="T708_16" style:family="text"/>
    <style:style style:name="P709" style:family="paragraph" style:parent-style-name="Standard">
      <style:paragraph-properties fo:break-before="auto" fo:line-height="115%" style:writing-mode="lr-tb"/>
    </style:style>
    <style:style style:name="T709_1" style:family="text"/>
    <style:style style:name="T709_2" style:family="text"/>
    <style:style style:name="T709_3" style:family="text"/>
    <style:style style:name="T709_4" style:family="text"/>
    <style:style style:name="T709_5" style:family="text"/>
    <style:style style:name="T709_6" style:family="text"/>
    <style:style style:name="T709_7" style:family="text"/>
    <style:style style:name="T709_8" style:family="text"/>
    <style:style style:name="P710" style:family="paragraph" style:parent-style-name="Standard">
      <style:paragraph-properties fo:break-before="auto" fo:line-height="115%" style:writing-mode="lr-tb"/>
    </style:style>
    <style:style style:name="T710_1" style:family="text"/>
    <style:style style:name="T710_2" style:family="text"/>
    <style:style style:name="T710_3" style:family="text"/>
    <style:style style:name="T710_4" style:family="text"/>
    <style:style style:name="T710_5" style:family="text"/>
    <style:style style:name="T710_6" style:family="text"/>
    <style:style style:name="T710_7" style:family="text"/>
    <style:style style:name="T710_8" style:family="text"/>
    <style:style style:name="P711" style:family="paragraph" style:parent-style-name="Standard">
      <style:paragraph-properties fo:break-before="auto" fo:line-height="115%" style:writing-mode="lr-tb"/>
    </style:style>
    <style:style style:name="T711_1" style:family="text"/>
    <style:style style:name="T711_2" style:family="text"/>
    <style:style style:name="T711_3" style:family="text"/>
    <style:style style:name="T711_4" style:family="text"/>
    <style:style style:name="T711_5" style:family="text"/>
    <style:style style:name="P712" style:family="paragraph" style:parent-style-name="Standard">
      <style:paragraph-properties fo:break-before="auto" fo:line-height="115%" style:writing-mode="lr-tb"/>
    </style:style>
    <style:style style:name="T712_1" style:family="text"/>
    <style:style style:name="P713" style:family="paragraph" style:parent-style-name="Standard">
      <style:paragraph-properties fo:break-before="auto" fo:line-height="115%" style:writing-mode="lr-tb"/>
    </style:style>
    <style:style style:name="P714" style:family="paragraph" style:parent-style-name="Standard">
      <style:paragraph-properties fo:break-before="auto" fo:line-height="115%" style:writing-mode="lr-tb"/>
    </style:style>
    <style:style style:name="T714_1" style:family="text"/>
    <style:style style:name="T714_2" style:family="text"/>
    <style:style style:name="P715" style:family="paragraph" style:parent-style-name="Standard">
      <style:paragraph-properties fo:break-before="auto" fo:line-height="115%" style:writing-mode="lr-tb"/>
    </style:style>
    <style:style style:name="P716" style:family="paragraph" style:parent-style-name="Standard">
      <style:paragraph-properties fo:break-before="auto" fo:line-height="115%" style:writing-mode="lr-tb"/>
    </style:style>
    <style:style style:name="T716_1" style:family="text"/>
    <style:style style:name="T716_2" style:family="text"/>
    <style:style style:name="T716_3" style:family="text"/>
    <style:style style:name="T716_4" style:family="text"/>
    <style:style style:name="T716_5" style:family="text"/>
    <style:style style:name="P717" style:family="paragraph" style:parent-style-name="Standard">
      <style:paragraph-properties fo:break-before="auto" fo:line-height="115%" style:writing-mode="lr-tb"/>
    </style:style>
    <style:style style:name="T717_1" style:family="text"/>
    <style:style style:name="T717_2" style:family="text"/>
    <style:style style:name="T717_3" style:family="text"/>
    <style:style style:name="T717_4" style:family="text"/>
    <style:style style:name="T717_5" style:family="text"/>
    <style:style style:name="T717_6" style:family="text"/>
    <style:style style:name="T717_7" style:family="text"/>
    <style:style style:name="T717_8" style:family="text"/>
    <style:style style:name="T717_9" style:family="text"/>
    <style:style style:name="P718" style:family="paragraph" style:parent-style-name="Standard">
      <style:paragraph-properties fo:break-before="auto" fo:line-height="115%" style:writing-mode="lr-tb"/>
    </style:style>
    <style:style style:name="T718_1" style:family="text"/>
    <style:style style:name="T718_2" style:family="text"/>
    <style:style style:name="T718_3" style:family="text"/>
    <style:style style:name="T718_4" style:family="text"/>
    <style:style style:name="T718_5" style:family="text"/>
    <style:style style:name="T718_6" style:family="text"/>
    <style:style style:name="T718_7" style:family="text"/>
    <style:style style:name="T718_8" style:family="text"/>
    <style:style style:name="T718_9" style:family="text"/>
    <style:style style:name="T718_10" style:family="text"/>
    <style:style style:name="T718_11" style:family="text"/>
    <style:style style:name="T718_12" style:family="text"/>
    <style:style style:name="T718_13" style:family="text"/>
    <style:style style:name="T718_14" style:family="text"/>
    <style:style style:name="T718_15" style:family="text"/>
    <style:style style:name="T718_16" style:family="text"/>
    <style:style style:name="T718_17" style:family="text"/>
    <style:style style:name="T718_18" style:family="text"/>
    <style:style style:name="T718_19" style:family="text"/>
    <style:style style:name="T718_20" style:family="text"/>
    <style:style style:name="T718_21" style:family="text"/>
    <style:style style:name="T718_22" style:family="text"/>
    <style:style style:name="T718_23" style:family="text"/>
    <style:style style:name="T718_24" style:family="text"/>
    <style:style style:name="T718_25" style:family="text"/>
    <style:style style:name="T718_26" style:family="text"/>
    <style:style style:name="T718_27" style:family="text"/>
    <style:style style:name="P719" style:family="paragraph" style:parent-style-name="Standard">
      <style:paragraph-properties fo:break-before="auto" fo:line-height="115%" style:writing-mode="lr-tb"/>
    </style:style>
    <style:style style:name="T719_1" style:family="text"/>
    <style:style style:name="T719_2" style:family="text"/>
    <style:style style:name="T719_3" style:family="text"/>
    <style:style style:name="P720" style:family="paragraph" style:parent-style-name="Standard">
      <style:paragraph-properties fo:break-before="auto" fo:line-height="115%" style:writing-mode="lr-tb"/>
    </style:style>
    <style:style style:name="T720_1" style:family="text"/>
    <style:style style:name="P721" style:family="paragraph" style:parent-style-name="Standard">
      <style:paragraph-properties fo:break-before="auto" fo:line-height="115%" style:writing-mode="lr-tb"/>
    </style:style>
    <style:style style:name="T721_1" style:family="text"/>
    <style:style style:name="P722" style:family="paragraph" style:parent-style-name="Standard">
      <style:paragraph-properties fo:break-before="auto" fo:line-height="115%" style:writing-mode="lr-tb"/>
    </style:style>
    <style:style style:name="P723" style:family="paragraph" style:parent-style-name="Standard">
      <style:paragraph-properties fo:break-before="auto" fo:line-height="115%" style:writing-mode="lr-tb"/>
    </style:style>
    <style:style style:name="T723_1" style:family="text"/>
    <style:style style:name="T723_2" style:family="text"/>
    <style:style style:name="T723_3" style:family="text"/>
    <style:style style:name="T723_4" style:family="text"/>
    <style:style style:name="T723_5" style:family="text"/>
    <style:style style:name="T723_6" style:family="text"/>
    <style:style style:name="T723_7" style:family="text"/>
    <style:style style:name="T723_8" style:family="text"/>
    <style:style style:name="T723_9" style:family="text"/>
    <style:style style:name="P724" style:family="paragraph" style:parent-style-name="Standard">
      <style:paragraph-properties fo:break-before="auto" fo:line-height="115%" style:writing-mode="lr-tb"/>
    </style:style>
    <style:style style:name="T724_1" style:family="text"/>
    <style:style style:name="T724_2" style:family="text"/>
    <style:style style:name="T724_3" style:family="text"/>
    <style:style style:name="T724_4" style:family="text"/>
    <style:style style:name="T724_5" style:family="text"/>
    <style:style style:name="T724_6" style:family="text"/>
    <style:style style:name="T724_7" style:family="text"/>
    <style:style style:name="T724_8" style:family="text"/>
    <style:style style:name="T724_9" style:family="text"/>
    <style:style style:name="P725" style:family="paragraph" style:parent-style-name="Standard">
      <style:paragraph-properties fo:break-before="auto" fo:line-height="115%" style:writing-mode="lr-tb"/>
    </style:style>
    <style:style style:name="P726" style:family="paragraph" style:parent-style-name="Standard">
      <style:paragraph-properties fo:break-before="auto" fo:line-height="115%" style:writing-mode="lr-tb"/>
    </style:style>
    <style:style style:name="T726_1" style:family="text"/>
    <style:style style:name="T726_2" style:family="text"/>
    <style:style style:name="T726_3" style:family="text"/>
    <style:style style:name="T726_4" style:family="text"/>
    <style:style style:name="T726_5" style:family="text"/>
    <style:style style:name="T726_6" style:family="text"/>
    <style:style style:name="T726_7" style:family="text"/>
    <style:style style:name="T726_8" style:family="text"/>
    <style:style style:name="T726_9" style:family="text"/>
    <style:style style:name="T726_10" style:family="text"/>
    <style:style style:name="T726_11" style:family="text"/>
    <style:style style:name="T726_12" style:family="text"/>
    <style:style style:name="T726_13" style:family="text"/>
    <style:style style:name="T726_14" style:family="text"/>
    <style:style style:name="T726_15" style:family="text"/>
    <style:style style:name="T726_16" style:family="text"/>
    <style:style style:name="T726_17" style:family="text"/>
    <style:style style:name="T726_18" style:family="text"/>
    <style:style style:name="T726_19" style:family="text"/>
    <style:style style:name="T726_20" style:family="text"/>
    <style:style style:name="T726_21" style:family="text"/>
    <style:style style:name="T726_22" style:family="text"/>
    <style:style style:name="T726_23" style:family="text"/>
    <style:style style:name="P727" style:family="paragraph" style:parent-style-name="Standard">
      <style:paragraph-properties fo:break-before="auto" fo:line-height="115%" style:writing-mode="lr-tb"/>
    </style:style>
    <style:style style:name="P728" style:family="paragraph" style:parent-style-name="Standard">
      <style:paragraph-properties fo:break-before="auto" fo:line-height="115%" style:writing-mode="lr-tb"/>
    </style:style>
    <style:style style:name="T728_1" style:family="text"/>
    <style:style style:name="T728_2" style:family="text"/>
    <style:style style:name="T728_3" style:family="text"/>
    <style:style style:name="P729" style:family="paragraph" style:parent-style-name="Standard">
      <style:paragraph-properties fo:break-before="auto" fo:line-height="115%" style:writing-mode="lr-tb"/>
    </style:style>
    <style:style style:name="P730" style:family="paragraph" style:parent-style-name="Standard">
      <style:paragraph-properties fo:break-before="auto" fo:line-height="115%" style:writing-mode="lr-tb"/>
    </style:style>
    <style:style style:name="T730_1" style:family="text"/>
    <style:style style:name="T730_2" style:family="text"/>
    <style:style style:name="T730_3" style:family="text"/>
    <style:style style:name="T730_4" style:family="text"/>
    <style:style style:name="T730_5" style:family="text"/>
    <style:style style:name="T730_6" style:family="text"/>
    <style:style style:name="T730_7" style:family="text"/>
    <style:style style:name="T730_8" style:family="text"/>
    <style:style style:name="T730_9" style:family="text"/>
    <style:style style:name="P731" style:family="paragraph" style:parent-style-name="Standard">
      <style:paragraph-properties fo:break-before="auto" fo:line-height="115%" style:writing-mode="lr-tb"/>
    </style:style>
    <style:style style:name="T731_1" style:family="text"/>
    <style:style style:name="T731_2" style:family="text"/>
    <style:style style:name="T731_3" style:family="text"/>
    <style:style style:name="T731_4" style:family="text"/>
    <style:style style:name="T731_5" style:family="text"/>
    <style:style style:name="T731_6" style:family="text"/>
    <style:style style:name="T731_7" style:family="text"/>
    <style:style style:name="T731_8" style:family="text"/>
    <style:style style:name="T731_9" style:family="text"/>
    <style:style style:name="T731_10" style:family="text"/>
    <style:style style:name="P732" style:family="paragraph" style:parent-style-name="Standard">
      <style:paragraph-properties fo:break-before="auto" fo:line-height="115%" style:writing-mode="lr-tb"/>
    </style:style>
    <style:style style:name="T732_1" style:family="text"/>
    <style:style style:name="T732_2" style:family="text"/>
    <style:style style:name="T732_3" style:family="text"/>
    <style:style style:name="T732_4" style:family="text"/>
    <style:style style:name="T732_5" style:family="text"/>
    <style:style style:name="T732_6" style:family="text"/>
    <style:style style:name="T732_7" style:family="text"/>
    <style:style style:name="T732_8" style:family="text"/>
    <style:style style:name="T732_9" style:family="text"/>
    <style:style style:name="T732_10" style:family="text"/>
    <style:style style:name="T732_11" style:family="text"/>
    <style:style style:name="T732_12" style:family="text"/>
    <style:style style:name="T732_13" style:family="text"/>
    <style:style style:name="T732_14" style:family="text"/>
    <style:style style:name="T732_15" style:family="text"/>
    <style:style style:name="T732_16" style:family="text"/>
    <style:style style:name="T732_17" style:family="text"/>
    <style:style style:name="T732_18" style:family="text"/>
    <style:style style:name="T732_19" style:family="text"/>
    <style:style style:name="T732_20" style:family="text"/>
    <style:style style:name="T732_21" style:family="text"/>
    <style:style style:name="T732_22" style:family="text"/>
    <style:style style:name="T732_23" style:family="text"/>
    <style:style style:name="T732_24" style:family="text"/>
    <style:style style:name="T732_25" style:family="text"/>
    <style:style style:name="T732_26" style:family="text"/>
    <style:style style:name="T732_27" style:family="text"/>
    <style:style style:name="T732_28" style:family="text"/>
    <style:style style:name="T732_29" style:family="text"/>
    <style:style style:name="T732_30" style:family="text"/>
    <style:style style:name="T732_31" style:family="text"/>
    <style:style style:name="T732_32" style:family="text"/>
    <style:style style:name="T732_33" style:family="text"/>
    <style:style style:name="P733" style:family="paragraph" style:parent-style-name="Standard">
      <style:paragraph-properties fo:break-before="auto" fo:line-height="115%" style:writing-mode="lr-tb"/>
    </style:style>
    <style:style style:name="T733_1" style:family="text"/>
    <style:style style:name="T733_2" style:family="text"/>
    <style:style style:name="P734" style:family="paragraph" style:parent-style-name="Standard">
      <style:paragraph-properties fo:break-before="auto" fo:line-height="115%" style:writing-mode="lr-tb"/>
    </style:style>
    <style:style style:name="T734_1" style:family="text"/>
    <style:style style:name="T734_2" style:family="text"/>
    <style:style style:name="T734_3" style:family="text"/>
    <style:style style:name="T734_4" style:family="text"/>
    <style:style style:name="T734_5" style:family="text"/>
    <style:style style:name="T734_6" style:family="text"/>
    <style:style style:name="T734_7" style:family="text"/>
    <style:style style:name="T734_8" style:family="text"/>
    <style:style style:name="T734_9" style:family="text"/>
    <style:style style:name="T734_10" style:family="text"/>
    <style:style style:name="T734_11" style:family="text"/>
    <style:style style:name="P735" style:family="paragraph" style:parent-style-name="Standard">
      <style:paragraph-properties fo:break-before="auto" fo:line-height="115%" style:writing-mode="lr-tb"/>
    </style:style>
    <style:style style:name="T735_1" style:family="text"/>
    <style:style style:name="T735_2" style:family="text"/>
    <style:style style:name="P736" style:family="paragraph" style:parent-style-name="Standard">
      <style:paragraph-properties fo:break-before="auto" fo:line-height="115%" style:writing-mode="lr-tb"/>
    </style:style>
    <style:style style:name="T736_1" style:family="text"/>
    <style:style style:name="P737" style:family="paragraph" style:parent-style-name="Standard">
      <style:paragraph-properties fo:break-before="auto" fo:line-height="115%" style:writing-mode="lr-tb"/>
    </style:style>
    <style:style style:name="P738" style:family="paragraph" style:parent-style-name="Standard">
      <style:paragraph-properties fo:break-before="auto" fo:line-height="115%" style:writing-mode="lr-tb"/>
    </style:style>
    <style:style style:name="T738_1" style:family="text"/>
    <style:style style:name="P739" style:family="paragraph" style:parent-style-name="Standard">
      <style:paragraph-properties fo:break-before="auto" fo:line-height="115%" style:writing-mode="lr-tb"/>
    </style:style>
    <style:style style:name="P740" style:family="paragraph" style:parent-style-name="Standard">
      <style:paragraph-properties fo:break-before="auto" fo:line-height="115%" style:writing-mode="lr-tb"/>
    </style:style>
    <style:style style:name="T740_1" style:family="text"/>
    <style:style style:name="T740_2" style:family="text"/>
    <style:style style:name="T740_3" style:family="text"/>
    <style:style style:name="T740_4" style:family="text"/>
    <style:style style:name="T740_5" style:family="text"/>
    <style:style style:name="T740_6" style:family="text"/>
    <style:style style:name="T740_7" style:family="text"/>
    <style:style style:name="P741" style:family="paragraph" style:parent-style-name="Standard">
      <style:paragraph-properties fo:break-before="auto" fo:line-height="115%" style:writing-mode="lr-tb"/>
    </style:style>
    <style:style style:name="T741_1" style:family="text"/>
    <style:style style:name="P742" style:family="paragraph" style:parent-style-name="Standard">
      <style:paragraph-properties fo:break-before="auto" fo:line-height="115%" style:writing-mode="lr-tb"/>
    </style:style>
    <style:style style:name="T742_1" style:family="text"/>
    <style:style style:name="T742_2" style:family="text"/>
    <style:style style:name="T742_3" style:family="text"/>
    <style:style style:name="T742_4" style:family="text"/>
    <style:style style:name="T742_5" style:family="text"/>
    <style:style style:name="T742_6" style:family="text"/>
    <style:style style:name="T742_7" style:family="text"/>
    <style:style style:name="T742_8" style:family="text"/>
    <style:style style:name="T742_9" style:family="text"/>
    <style:style style:name="P743" style:family="paragraph" style:parent-style-name="Standard">
      <style:paragraph-properties fo:break-before="auto" fo:line-height="115%" style:writing-mode="lr-tb"/>
    </style:style>
    <style:style style:name="T743_1" style:family="text"/>
    <style:style style:name="T743_2" style:family="text"/>
    <style:style style:name="T743_3" style:family="text"/>
    <style:style style:name="T743_4" style:family="text"/>
    <style:style style:name="T743_5" style:family="text"/>
    <style:style style:name="T743_6" style:family="text"/>
    <style:style style:name="T743_7" style:family="text"/>
    <style:style style:name="T743_8" style:family="text"/>
    <style:style style:name="T743_9" style:family="text"/>
    <style:style style:name="T743_10" style:family="text"/>
    <style:style style:name="T743_11" style:family="text"/>
    <style:style style:name="T743_12" style:family="text"/>
    <style:style style:name="T743_13" style:family="text"/>
    <style:style style:name="P744" style:family="paragraph" style:parent-style-name="Standard">
      <style:paragraph-properties fo:break-before="auto" fo:line-height="115%" style:writing-mode="lr-tb"/>
    </style:style>
    <style:style style:name="T744_1" style:family="text"/>
    <style:style style:name="T744_2" style:family="text"/>
    <style:style style:name="T744_3" style:family="text"/>
    <style:style style:name="T744_4" style:family="text"/>
    <style:style style:name="T744_5" style:family="text"/>
    <style:style style:name="T744_6" style:family="text"/>
    <style:style style:name="T744_7" style:family="text"/>
    <style:style style:name="T744_8" style:family="text"/>
    <style:style style:name="T744_9" style:family="text"/>
    <style:style style:name="T744_10" style:family="text"/>
    <style:style style:name="P745" style:family="paragraph" style:parent-style-name="Standard">
      <style:paragraph-properties fo:break-before="auto" fo:line-height="115%" style:writing-mode="lr-tb"/>
    </style:style>
    <style:style style:name="T745_1" style:family="text"/>
    <style:style style:name="T745_2" style:family="text"/>
    <style:style style:name="T745_3" style:family="text"/>
    <style:style style:name="P746" style:family="paragraph" style:parent-style-name="Standard">
      <style:paragraph-properties fo:break-before="auto" fo:line-height="115%" style:writing-mode="lr-tb"/>
    </style:style>
    <style:style style:name="T746_1" style:family="text"/>
    <style:style style:name="T746_2" style:family="text"/>
    <style:style style:name="T746_3" style:family="text"/>
    <style:style style:name="P747" style:family="paragraph" style:parent-style-name="Standard">
      <style:paragraph-properties fo:break-before="auto" fo:line-height="115%" style:writing-mode="lr-tb"/>
    </style:style>
    <style:style style:name="T747_1" style:family="text"/>
    <style:style style:name="T747_2" style:family="text"/>
    <style:style style:name="T747_3" style:family="text"/>
    <style:style style:name="T747_4" style:family="text"/>
    <style:style style:name="T747_5" style:family="text"/>
    <style:style style:name="T747_6" style:family="text"/>
    <style:style style:name="T747_7" style:family="text"/>
    <style:style style:name="T747_8" style:family="text"/>
    <style:style style:name="T747_9" style:family="text"/>
    <style:style style:name="P748" style:family="paragraph" style:parent-style-name="Standard">
      <style:paragraph-properties fo:break-before="auto" fo:line-height="115%" style:writing-mode="lr-tb"/>
    </style:style>
    <style:style style:name="T748_1" style:family="text"/>
    <style:style style:name="T748_2" style:family="text"/>
    <style:style style:name="T748_3" style:family="text"/>
    <style:style style:name="T748_4" style:family="text"/>
    <style:style style:name="T748_5" style:family="text"/>
    <style:style style:name="T748_6" style:family="text"/>
    <style:style style:name="T748_7" style:family="text"/>
    <style:style style:name="T748_8" style:family="text"/>
    <style:style style:name="T748_9" style:family="text"/>
    <style:style style:name="T748_10" style:family="text"/>
    <style:style style:name="T748_11" style:family="text"/>
    <style:style style:name="T748_12" style:family="text"/>
    <style:style style:name="T748_13" style:family="text"/>
    <style:style style:name="P749" style:family="paragraph" style:parent-style-name="Standard">
      <style:paragraph-properties fo:break-before="auto" fo:line-height="115%" style:writing-mode="lr-tb"/>
    </style:style>
    <style:style style:name="T749_1" style:family="text"/>
    <style:style style:name="T749_2" style:family="text"/>
    <style:style style:name="T749_3" style:family="text"/>
    <style:style style:name="T749_4" style:family="text"/>
    <style:style style:name="P750" style:family="paragraph" style:parent-style-name="Standard">
      <style:paragraph-properties fo:break-before="auto" fo:line-height="115%" style:writing-mode="lr-tb"/>
    </style:style>
    <style:style style:name="T750_1" style:family="text"/>
    <style:style style:name="T750_2" style:family="text"/>
    <style:style style:name="T750_3" style:family="text"/>
    <style:style style:name="T750_4" style:family="text"/>
    <style:style style:name="T750_5" style:family="text"/>
    <style:style style:name="T750_6" style:family="text"/>
    <style:style style:name="T750_7" style:family="text"/>
    <style:style style:name="T750_8" style:family="text"/>
    <style:style style:name="T750_9" style:family="text"/>
    <style:style style:name="T750_10" style:family="text"/>
    <style:style style:name="T750_11" style:family="text"/>
    <style:style style:name="P751" style:family="paragraph" style:parent-style-name="Standard">
      <style:paragraph-properties fo:break-before="auto" fo:line-height="115%" style:writing-mode="lr-tb"/>
    </style:style>
    <style:style style:name="T751_1" style:family="text"/>
    <style:style style:name="T751_2" style:family="text"/>
    <style:style style:name="T751_3" style:family="text"/>
    <style:style style:name="T751_4" style:family="text"/>
    <style:style style:name="T751_5" style:family="text"/>
    <style:style style:name="T751_6" style:family="text"/>
    <style:style style:name="T751_7" style:family="text"/>
    <style:style style:name="T751_8" style:family="text"/>
    <style:style style:name="T751_9" style:family="text"/>
    <style:style style:name="T751_10" style:family="text"/>
    <style:style style:name="T751_11" style:family="text"/>
    <style:style style:name="P752" style:family="paragraph" style:parent-style-name="Standard">
      <style:paragraph-properties fo:break-before="auto" fo:line-height="115%" style:writing-mode="lr-tb"/>
    </style:style>
    <style:style style:name="T752_1" style:family="text"/>
    <style:style style:name="T752_2" style:family="text"/>
    <style:style style:name="T752_3" style:family="text"/>
    <style:style style:name="T752_4" style:family="text"/>
    <style:style style:name="T752_5" style:family="text"/>
    <style:style style:name="T752_6" style:family="text"/>
    <style:style style:name="T752_7" style:family="text"/>
    <style:style style:name="T752_8" style:family="text"/>
    <style:style style:name="T752_9" style:family="text"/>
    <style:style style:name="T752_10" style:family="text"/>
    <style:style style:name="T752_11" style:family="text"/>
    <style:style style:name="P753" style:family="paragraph" style:parent-style-name="Standard">
      <style:paragraph-properties fo:break-before="auto" fo:line-height="115%" style:writing-mode="lr-tb"/>
    </style:style>
    <style:style style:name="T753_1" style:family="text"/>
    <style:style style:name="T753_2" style:family="text"/>
    <style:style style:name="T753_3" style:family="text"/>
    <style:style style:name="T753_4" style:family="text"/>
    <style:style style:name="T753_5" style:family="text"/>
    <style:style style:name="T753_6" style:family="text"/>
    <style:style style:name="P754" style:family="paragraph" style:parent-style-name="Standard">
      <style:paragraph-properties fo:break-before="auto" fo:line-height="115%" style:writing-mode="lr-tb"/>
    </style:style>
    <style:style style:name="T754_1" style:family="text"/>
    <style:style style:name="T754_2" style:family="text"/>
    <style:style style:name="T754_3" style:family="text"/>
    <style:style style:name="P755" style:family="paragraph" style:parent-style-name="Standard">
      <style:paragraph-properties fo:break-before="auto" fo:line-height="115%" style:writing-mode="lr-tb"/>
    </style:style>
    <style:style style:name="T755_1" style:family="text"/>
    <style:style style:name="T755_2" style:family="text"/>
    <style:style style:name="T755_3" style:family="text"/>
    <style:style style:name="T755_4" style:family="text"/>
    <style:style style:name="T755_5" style:family="text"/>
    <style:style style:name="T755_6" style:family="text"/>
    <style:style style:name="T755_7" style:family="text"/>
    <style:style style:name="T755_8" style:family="text"/>
    <style:style style:name="T755_9" style:family="text"/>
    <style:style style:name="T755_10" style:family="text"/>
    <style:style style:name="T755_11" style:family="text"/>
    <style:style style:name="T755_12" style:family="text"/>
    <style:style style:name="T755_13" style:family="text"/>
    <style:style style:name="T755_14" style:family="text"/>
    <style:style style:name="T755_15" style:family="text"/>
    <style:style style:name="T755_16" style:family="text"/>
    <style:style style:name="T755_17" style:family="text"/>
    <style:style style:name="T755_18" style:family="text"/>
    <style:style style:name="T755_19" style:family="text"/>
    <style:style style:name="T755_20" style:family="text"/>
    <style:style style:name="T755_21" style:family="text"/>
    <style:style style:name="T755_22" style:family="text"/>
    <style:style style:name="P756" style:family="paragraph" style:parent-style-name="Standard">
      <style:paragraph-properties fo:break-before="auto" fo:line-height="115%" style:writing-mode="lr-tb"/>
    </style:style>
    <style:style style:name="T756_1" style:family="text"/>
    <style:style style:name="T756_2" style:family="text"/>
    <style:style style:name="T756_3" style:family="text"/>
    <style:style style:name="T756_4" style:family="text"/>
    <style:style style:name="T756_5" style:family="text"/>
    <style:style style:name="T756_6" style:family="text"/>
    <style:style style:name="T756_7" style:family="text"/>
    <style:style style:name="T756_8" style:family="text"/>
    <style:style style:name="P757" style:family="paragraph" style:parent-style-name="Standard">
      <style:paragraph-properties fo:break-before="auto" fo:line-height="115%" style:writing-mode="lr-tb"/>
    </style:style>
    <style:style style:name="T757_1" style:family="text"/>
    <style:style style:name="T757_2" style:family="text"/>
    <style:style style:name="P758" style:family="paragraph" style:parent-style-name="Standard">
      <style:paragraph-properties fo:break-before="auto" fo:line-height="115%" style:writing-mode="lr-tb"/>
    </style:style>
    <style:style style:name="T758_1" style:family="text"/>
    <style:style style:name="T758_2" style:family="text"/>
    <style:style style:name="T758_3" style:family="text"/>
    <style:style style:name="P759" style:family="paragraph" style:parent-style-name="Standard">
      <style:paragraph-properties fo:break-before="auto" fo:line-height="115%" style:writing-mode="lr-tb"/>
    </style:style>
    <style:style style:name="T759_1" style:family="text"/>
    <style:style style:name="T759_2" style:family="text"/>
    <style:style style:name="T759_3" style:family="text"/>
    <style:style style:name="T759_4" style:family="text"/>
    <style:style style:name="T759_5" style:family="text"/>
    <style:style style:name="T759_6" style:family="text"/>
    <style:style style:name="T759_7" style:family="text"/>
    <style:style style:name="T759_8" style:family="text"/>
    <style:style style:name="T759_9" style:family="text"/>
    <style:style style:name="T759_10" style:family="text"/>
    <style:style style:name="T759_11" style:family="text"/>
    <style:style style:name="P760" style:family="paragraph" style:parent-style-name="Standard">
      <style:paragraph-properties fo:break-before="auto" fo:line-height="115%" style:writing-mode="lr-tb"/>
    </style:style>
    <style:style style:name="T760_1" style:family="text"/>
    <style:style style:name="T760_2" style:family="text"/>
    <style:style style:name="T760_3" style:family="text"/>
    <style:style style:name="T760_4" style:family="text"/>
    <style:style style:name="T760_5" style:family="text"/>
    <style:style style:name="T760_6" style:family="text"/>
    <style:style style:name="P761" style:family="paragraph" style:parent-style-name="Standard">
      <style:paragraph-properties fo:break-before="auto" fo:line-height="115%" style:writing-mode="lr-tb"/>
    </style:style>
    <style:style style:name="T761_1" style:family="text"/>
    <style:style style:name="T761_2" style:family="text"/>
    <style:style style:name="T761_3" style:family="text"/>
    <style:style style:name="T761_4" style:family="text"/>
    <style:style style:name="T761_5" style:family="text"/>
    <style:style style:name="T761_6" style:family="text"/>
    <style:style style:name="T761_7" style:family="text"/>
    <style:style style:name="T761_8" style:family="text"/>
    <style:style style:name="T761_9" style:family="text"/>
    <style:style style:name="T761_10" style:family="text"/>
    <style:style style:name="T761_11" style:family="text"/>
    <style:style style:name="T761_12" style:family="text"/>
    <style:style style:name="T761_13" style:family="text"/>
    <style:style style:name="T761_14" style:family="text"/>
    <style:style style:name="T761_15" style:family="text"/>
    <style:style style:name="T761_16" style:family="text"/>
    <style:style style:name="T761_17" style:family="text"/>
    <style:style style:name="T761_18" style:family="text"/>
    <style:style style:name="T761_19" style:family="text"/>
    <style:style style:name="P762" style:family="paragraph" style:parent-style-name="Standard">
      <style:paragraph-properties fo:break-before="auto" fo:line-height="115%" style:writing-mode="lr-tb"/>
    </style:style>
    <style:style style:name="T762_1" style:family="text"/>
    <style:style style:name="T762_2" style:family="text"/>
    <style:style style:name="T762_3" style:family="text"/>
    <style:style style:name="T762_4" style:family="text"/>
    <style:style style:name="T762_5" style:family="text"/>
    <style:style style:name="T762_6" style:family="text"/>
    <style:style style:name="P763" style:family="paragraph" style:parent-style-name="Standard">
      <style:paragraph-properties fo:break-before="auto" fo:line-height="115%" style:writing-mode="lr-tb"/>
    </style:style>
    <style:style style:name="T763_1" style:family="text"/>
    <style:style style:name="T763_2" style:family="text"/>
    <style:style style:name="T763_3" style:family="text"/>
    <style:style style:name="P764" style:family="paragraph" style:parent-style-name="Standard">
      <style:paragraph-properties fo:break-before="auto" fo:line-height="115%" style:writing-mode="lr-tb"/>
    </style:style>
    <style:style style:name="T764_1" style:family="text"/>
    <style:style style:name="T764_2" style:family="text"/>
    <style:style style:name="T764_3" style:family="text"/>
    <style:style style:name="T764_4" style:family="text"/>
    <style:style style:name="T764_5" style:family="text"/>
    <style:style style:name="T764_6" style:family="text"/>
    <style:style style:name="T764_7" style:family="text"/>
    <style:style style:name="T764_8" style:family="text"/>
    <style:style style:name="T764_9" style:family="text"/>
    <style:style style:name="T764_10" style:family="text"/>
    <style:style style:name="P765" style:family="paragraph" style:parent-style-name="Standard">
      <style:paragraph-properties fo:break-before="auto" fo:line-height="115%" style:writing-mode="lr-tb"/>
    </style:style>
    <style:style style:name="T765_1" style:family="text"/>
    <style:style style:name="T765_2" style:family="text"/>
    <style:style style:name="T765_3" style:family="text"/>
    <style:style style:name="T765_4" style:family="text"/>
    <style:style style:name="P766" style:family="paragraph" style:parent-style-name="Standard">
      <style:paragraph-properties fo:break-before="auto" fo:line-height="115%" style:writing-mode="lr-tb"/>
    </style:style>
    <style:style style:name="T766_1" style:family="text"/>
    <style:style style:name="T766_2" style:family="text"/>
    <style:style style:name="T766_3" style:family="text"/>
    <style:style style:name="T766_4" style:family="text"/>
    <style:style style:name="T766_5" style:family="text"/>
    <style:style style:name="T766_6" style:family="text"/>
    <style:style style:name="T766_7" style:family="text"/>
    <style:style style:name="T766_8" style:family="text"/>
    <style:style style:name="T766_9" style:family="text"/>
    <style:style style:name="T766_10" style:family="text"/>
    <style:style style:name="T766_11" style:family="text"/>
    <style:style style:name="T766_12" style:family="text"/>
    <style:style style:name="P767" style:family="paragraph" style:parent-style-name="Standard">
      <style:paragraph-properties fo:break-before="auto" fo:line-height="115%" style:writing-mode="lr-tb"/>
    </style:style>
    <style:style style:name="T767_1" style:family="text"/>
    <style:style style:name="T767_2" style:family="text"/>
    <style:style style:name="T767_3" style:family="text"/>
    <style:style style:name="T767_4" style:family="text"/>
    <style:style style:name="P768" style:family="paragraph" style:parent-style-name="Standard">
      <style:paragraph-properties fo:break-before="auto" fo:line-height="115%" style:writing-mode="lr-tb"/>
    </style:style>
    <style:style style:name="T768_1" style:family="text"/>
    <style:style style:name="T768_2" style:family="text"/>
    <style:style style:name="T768_3" style:family="text"/>
    <style:style style:name="P769" style:family="paragraph" style:parent-style-name="Standard">
      <style:paragraph-properties fo:break-before="auto" fo:line-height="115%" style:writing-mode="lr-tb"/>
    </style:style>
    <style:style style:name="T769_1" style:family="text"/>
    <style:style style:name="T769_2" style:family="text"/>
    <style:style style:name="T769_3" style:family="text"/>
    <style:style style:name="T769_4" style:family="text"/>
    <style:style style:name="T769_5" style:family="text"/>
    <style:style style:name="T769_6" style:family="text"/>
    <style:style style:name="T769_7" style:family="text"/>
    <style:style style:name="T769_8" style:family="text"/>
    <style:style style:name="T769_9" style:family="text"/>
    <style:style style:name="T769_10" style:family="text"/>
    <style:style style:name="T769_11" style:family="text"/>
    <style:style style:name="T769_12" style:family="text"/>
    <style:style style:name="T769_13" style:family="text"/>
    <style:style style:name="T769_14" style:family="text"/>
    <style:style style:name="T769_15" style:family="text"/>
    <style:style style:name="T769_16" style:family="text"/>
    <style:style style:name="T769_17" style:family="text"/>
    <style:style style:name="T769_18" style:family="text"/>
    <style:style style:name="T769_19" style:family="text"/>
    <style:style style:name="P770" style:family="paragraph" style:parent-style-name="Standard">
      <style:paragraph-properties fo:break-before="auto" fo:line-height="115%" style:writing-mode="lr-tb"/>
    </style:style>
    <style:style style:name="T770_1" style:family="text"/>
    <style:style style:name="T770_2" style:family="text"/>
    <style:style style:name="P771" style:family="paragraph" style:parent-style-name="Standard">
      <style:paragraph-properties fo:break-before="auto" fo:line-height="115%" style:writing-mode="lr-tb"/>
    </style:style>
    <style:style style:name="T771_1" style:family="text"/>
    <style:style style:name="T771_2" style:family="text"/>
    <style:style style:name="P772" style:family="paragraph" style:parent-style-name="Standard">
      <style:paragraph-properties fo:break-before="auto" fo:line-height="115%" style:writing-mode="lr-tb"/>
    </style:style>
    <style:style style:name="T772_1" style:family="text"/>
    <style:style style:name="P773" style:family="paragraph" style:parent-style-name="Standard">
      <style:paragraph-properties fo:break-before="auto" fo:line-height="115%" style:writing-mode="lr-tb"/>
    </style:style>
    <style:style style:name="T773_1" style:family="text"/>
    <style:style style:name="P774" style:family="paragraph" style:parent-style-name="Standard">
      <style:paragraph-properties fo:break-before="auto" fo:line-height="115%" style:writing-mode="lr-tb"/>
    </style:style>
    <style:style style:name="P775" style:family="paragraph" style:parent-style-name="Standard">
      <style:paragraph-properties fo:break-before="auto" fo:line-height="115%" style:writing-mode="lr-tb"/>
    </style:style>
    <style:style style:name="T775_1" style:family="text"/>
    <style:style style:name="T775_2" style:family="text"/>
    <style:style style:name="T775_3" style:family="text"/>
    <style:style style:name="P776" style:family="paragraph" style:parent-style-name="Standard">
      <style:paragraph-properties fo:break-before="auto" fo:line-height="115%" style:writing-mode="lr-tb"/>
    </style:style>
    <style:style style:name="T776_1" style:family="text"/>
    <style:style style:name="P777" style:family="paragraph" style:parent-style-name="Standard">
      <style:paragraph-properties fo:break-before="auto" fo:line-height="115%" style:writing-mode="lr-tb"/>
    </style:style>
    <style:style style:name="T777_1" style:family="text"/>
    <style:style style:name="T777_2" style:family="text"/>
    <style:style style:name="T777_3" style:family="text"/>
    <style:style style:name="T777_4" style:family="text"/>
    <style:style style:name="T777_5" style:family="text"/>
    <style:style style:name="P778" style:family="paragraph" style:parent-style-name="Standard">
      <style:paragraph-properties fo:break-before="auto" fo:line-height="115%" style:writing-mode="lr-tb"/>
    </style:style>
    <style:style style:name="T778_1" style:family="text"/>
    <style:style style:name="T778_2" style:family="text"/>
    <style:style style:name="T778_3" style:family="text"/>
    <style:style style:name="T778_4" style:family="text"/>
    <style:style style:name="T778_5" style:family="text"/>
    <style:style style:name="P779" style:family="paragraph" style:parent-style-name="Standard">
      <style:paragraph-properties fo:break-before="auto" fo:line-height="115%" style:writing-mode="lr-tb"/>
    </style:style>
    <style:style style:name="T779_1" style:family="text"/>
    <style:style style:name="P780" style:family="paragraph" style:parent-style-name="Standard">
      <style:paragraph-properties fo:break-before="auto" fo:line-height="115%" style:writing-mode="lr-tb"/>
    </style:style>
    <style:style style:name="T780_1" style:family="text"/>
    <style:style style:name="T780_2" style:family="text"/>
    <style:style style:name="T780_3" style:family="text"/>
    <style:style style:name="T780_4" style:family="text"/>
    <style:style style:name="T780_5" style:family="text"/>
    <style:style style:name="T780_6" style:family="text"/>
    <style:style style:name="T780_7" style:family="text"/>
    <style:style style:name="T780_8" style:family="text"/>
    <style:style style:name="T780_9" style:family="text"/>
    <style:style style:name="T780_10" style:family="text"/>
    <style:style style:name="T780_11" style:family="text"/>
    <style:style style:name="T780_12" style:family="text"/>
    <style:style style:name="T780_13" style:family="text"/>
    <style:style style:name="T780_14" style:family="text"/>
    <style:style style:name="P781" style:family="paragraph" style:parent-style-name="Standard">
      <style:paragraph-properties fo:break-before="auto" fo:line-height="115%" style:writing-mode="lr-tb"/>
    </style:style>
    <style:style style:name="T781_1" style:family="text"/>
    <style:style style:name="T781_2" style:family="text"/>
    <style:style style:name="T781_3" style:family="text"/>
    <style:style style:name="T781_4" style:family="text"/>
    <style:style style:name="T781_5" style:family="text"/>
    <style:style style:name="T781_6" style:family="text"/>
    <style:style style:name="T781_7" style:family="text"/>
    <style:style style:name="P782" style:family="paragraph" style:parent-style-name="Standard">
      <style:paragraph-properties fo:break-before="auto" fo:line-height="115%" style:writing-mode="lr-tb"/>
    </style:style>
    <style:style style:name="T782_1" style:family="text"/>
    <style:style style:name="P783" style:family="paragraph" style:parent-style-name="Standard">
      <style:paragraph-properties fo:break-before="auto" fo:line-height="115%" style:writing-mode="lr-tb"/>
    </style:style>
    <style:style style:name="P784" style:family="paragraph" style:parent-style-name="Standard">
      <style:paragraph-properties fo:break-before="auto" fo:line-height="115%" style:writing-mode="lr-tb"/>
    </style:style>
    <style:style style:name="P785" style:family="paragraph" style:parent-style-name="Standard">
      <style:paragraph-properties fo:break-before="auto" fo:line-height="115%" style:writing-mode="lr-tb"/>
    </style:style>
    <style:style style:name="P786" style:family="paragraph" style:parent-style-name="Standard">
      <style:paragraph-properties fo:break-before="auto" fo:line-height="115%" style:writing-mode="lr-tb"/>
    </style:style>
    <style:style style:name="P787" style:family="paragraph" style:parent-style-name="Standard">
      <style:paragraph-properties fo:break-before="auto" fo:line-height="115%" style:writing-mode="lr-tb"/>
    </style:style>
    <style:style style:name="P788" style:family="paragraph" style:parent-style-name="Standard">
      <style:paragraph-properties fo:break-before="auto" fo:line-height="115%" style:writing-mode="lr-tb"/>
    </style:style>
    <style:style style:name="P789" style:family="paragraph" style:parent-style-name="Standard">
      <style:paragraph-properties fo:break-before="auto" fo:line-height="115%" style:writing-mode="lr-tb"/>
    </style:style>
  </office:automatic-styles>
  <office:body>
    <office:text>
      <text:p text:style-name="P1"><text:span text:style-name="T1_1">#!/</text:span><text:span text:style-name="T1_2">bin</text:span><text:span text:style-name="T1_3">/</text:span><text:span text:style-name="T1_4">bash</text:span><text:span text:style-name="T1_5"><text:s/>+</text:span><text:span text:style-name="T1_6">x</text:span></text:p>
      <text:p text:style-name="P2"/>
      <text:p text:style-name="P3"><text:span text:style-name="T3_1">MAKE</text:span><text:span text:style-name="T3_2">-</text:span><text:span text:style-name="T3_3">CHAIN</text:span><text:span text:style-name="T3_4"><text:s/>()</text:span></text:p>
      <text:p text:style-name="P4"><text:span text:style-name="T4_1">{</text:span></text:p>
      <text:p text:style-name="P5"><text:span text:style-name="T5_1"><text:s text:c="4"/></text:span><text:span text:style-name="T5_2">echo</text:span><text:span text:style-name="T5_3"><text:s/></text:span><text:span text:style-name="T5_4">Proposed</text:span><text:span text:style-name="T5_5"><text:s/></text:span><text:span text:style-name="T5_6">New</text:span><text:span text:style-name="T5_7"><text:s/></text:span><text:span text:style-name="T5_8">Chain</text:span><text:span text:style-name="T5_9"><text:s/></text:span><text:span text:style-name="T5_10">ID</text:span></text:p>
      <text:p text:style-name="P6"><text:span text:style-name="T6_1"><text:s text:c="4"/></text:span><text:span text:style-name="T6_2">CHAINID</text:span><text:span text:style-name="T6_3">=$(</text:span><text:span text:style-name="T6_4">factom</text:span><text:span text:style-name="T6_5">-</text:span><text:span text:style-name="T6_6">cli</text:span><text:span text:style-name="T6_7"><text:s/></text:span><text:span text:style-name="T6_8">mkchain</text:span><text:span text:style-name="T6_9"><text:s/>-</text:span><text:span text:style-name="T6_10">e</text:span><text:span text:style-name="T6_11"><text:s/>$1<text:s/>$2<text:s/>$3<text:s/>$4<text:s/>&lt;$5<text:s/>|<text:s/></text:span><text:span text:style-name="T6_12">awk</text:span><text:span text:style-name="T6_13"><text:s/>'{</text:span><text:span text:style-name="T6_14">print</text:span><text:span text:style-name="T6_15"><text:s/>$3}')</text:span></text:p>
      <text:p text:style-name="P7"><text:span text:style-name="T7_1"><text:s text:c="4"/></text:span><text:span text:style-name="T7_2">echo</text:span><text:span text:style-name="T7_3"><text:s/></text:span><text:span text:style-name="T7_4">CHAINID</text:span><text:span text:style-name="T7_5">=$</text:span><text:span text:style-name="T7_6">CHAINID</text:span></text:p>
      <text:p text:style-name="P8"><text:span text:style-name="T8_1"><text:s text:c="4"/></text:span><text:span text:style-name="T8_2">GET</text:span><text:span text:style-name="T8_3">-</text:span><text:span text:style-name="T8_4">ENTRY</text:span><text:span text:style-name="T8_5">-</text:span><text:span text:style-name="T8_6">BLOCK</text:span><text:span text:style-name="T8_7">-</text:span><text:span text:style-name="T8_8">CHAIN</text:span><text:span text:style-name="T8_9">-</text:span><text:span text:style-name="T8_10">HEAD</text:span><text:span text:style-name="T8_11"><text:s/>$</text:span><text:span text:style-name="T8_12">CHAINID</text:span></text:p>
      <text:p text:style-name="P9"><text:span text:style-name="T9_1">}</text:span></text:p>
      <text:p text:style-name="P10"/>
      <text:p text:style-name="P11"><text:span text:style-name="T11_1">GET</text:span><text:span text:style-name="T11_2">-</text:span><text:span text:style-name="T11_3">ENTRY</text:span><text:span text:style-name="T11_4">-</text:span><text:span text:style-name="T11_5">BLOCK</text:span><text:span text:style-name="T11_6">-</text:span><text:span text:style-name="T11_7">CHAIN</text:span><text:span text:style-name="T11_8">-</text:span><text:span text:style-name="T11_9">HEAD</text:span><text:span text:style-name="T11_10"><text:s/>()</text:span></text:p>
      <text:p text:style-name="P12"><text:span text:style-name="T12_1">{</text:span></text:p>
      <text:p text:style-name="P13"><text:span text:style-name="T13_1"><text:s text:c="4"/></text:span><text:span text:style-name="T13_2">echo</text:span><text:span text:style-name="T13_3"><text:s/></text:span><text:span text:style-name="T13_4">WAITING</text:span><text:span text:style-name="T13_5"><text:s/>60<text:s/></text:span><text:span text:style-name="T13_6">SECONDS</text:span><text:span text:style-name="T13_7"><text:s/></text:span><text:span text:style-name="T13_8">FOR</text:span><text:span text:style-name="T13_9"><text:s/></text:span><text:span text:style-name="T13_10">DIRECTORY</text:span><text:span text:style-name="T13_11"><text:s/></text:span><text:span text:style-name="T13_12">BLOCK</text:span><text:span text:style-name="T13_13"><text:s/></text:span><text:span text:style-name="T13_14">TO</text:span><text:span text:style-name="T13_15"><text:s/></text:span><text:span text:style-name="T13_16">CLOSE</text:span></text:p>
      <text:p text:style-name="P14"><text:span text:style-name="T14_1"><text:s text:c="4"/></text:span><text:span text:style-name="T14_2">sleep</text:span><text:span text:style-name="T14_3"><text:s/>60</text:span></text:p>
      <text:p text:style-name="P15"><text:span text:style-name="T15_1"><text:s text:c="4"/></text:span><text:span text:style-name="T15_2">echo</text:span><text:span text:style-name="T15_3"><text:s/></text:span><text:span text:style-name="T15_4">Chain</text:span><text:span text:style-name="T15_5"><text:s/></text:span><text:span text:style-name="T15_6">Head</text:span><text:span text:style-name="T15_7"><text:s/></text:span><text:span text:style-name="T15_8">Merkelroot</text:span></text:p>
      <text:p text:style-name="P16"><text:span text:style-name="T16_1"><text:s text:c="4"/></text:span><text:span text:style-name="T16_2">HEAD</text:span><text:span text:style-name="T16_3">=$(</text:span><text:span text:style-name="T16_4">factom</text:span><text:span text:style-name="T16_5">-</text:span><text:span text:style-name="T16_6">cli</text:span><text:span text:style-name="T16_7"><text:s/></text:span><text:span text:style-name="T16_8">get</text:span><text:span text:style-name="T16_9"><text:s/></text:span><text:span text:style-name="T16_10">chain</text:span><text:span text:style-name="T16_11"><text:s/>$1)</text:span></text:p>
      <text:p text:style-name="P17"><text:span text:style-name="T17_1"><text:s text:c="4"/></text:span><text:span text:style-name="T17_2">echo</text:span><text:span text:style-name="T17_3"><text:s/></text:span><text:span text:style-name="T17_4">HEAD</text:span><text:span text:style-name="T17_5"><text:s/>=<text:s/>$</text:span><text:span text:style-name="T17_6">HEAD</text:span></text:p>
      <text:p text:style-name="P18"><text:span text:style-name="T18_1"><text:s text:c="4"/></text:span><text:span text:style-name="T18_2">factom</text:span><text:span text:style-name="T18_3">-</text:span><text:span text:style-name="T18_4">cli</text:span><text:span text:style-name="T18_5"><text:s/></text:span><text:span text:style-name="T18_6">getaddresses</text:span></text:p>
      <text:p text:style-name="P19"><text:span text:style-name="T19_1">}</text:span></text:p>
      <text:p text:style-name="P20"/>
      <text:p text:style-name="P21"><text:span text:style-name="T21_1">TRACE</text:span><text:span text:style-name="T21_2">-</text:span><text:span text:style-name="T21_3">UPDATED</text:span><text:span text:style-name="T21_4">-</text:span><text:span text:style-name="T21_5">ENTRY</text:span><text:span text:style-name="T21_6">-</text:span><text:span text:style-name="T21_7">BLOCK</text:span><text:span text:style-name="T21_8">-</text:span><text:span text:style-name="T21_9">CHAIN</text:span><text:span text:style-name="T21_10"><text:s/>()</text:span></text:p>
      <text:p text:style-name="P22"><text:span text:style-name="T22_1">{</text:span></text:p>
      <text:p text:style-name="P23"><text:span text:style-name="T23_1"><text:s text:c="4"/></text:span><text:span text:style-name="T23_2">GET</text:span><text:span text:style-name="T23_3">-</text:span><text:span text:style-name="T23_4">ENTRY</text:span><text:span text:style-name="T23_5">-</text:span><text:span text:style-name="T23_6">BLOCK</text:span><text:span text:style-name="T23_7">-</text:span><text:span text:style-name="T23_8">CHAIN</text:span><text:span text:style-name="T23_9">-</text:span><text:span text:style-name="T23_10">HEAD</text:span><text:span text:style-name="T23_11"><text:s/>$</text:span><text:span text:style-name="T23_12">CHAINIDGOOD</text:span></text:p>
      <text:p text:style-name="P24"><text:span text:style-name="T24_1"><text:s text:c="4"/></text:span><text:span text:style-name="T24_2">HEADGOOD</text:span><text:span text:style-name="T24_3">=$</text:span><text:span text:style-name="T24_4">HEAD</text:span></text:p>
      <text:p text:style-name="P25"><text:span text:style-name="T25_1"><text:s text:c="4"/></text:span><text:span text:style-name="T25_2">echo</text:span><text:span text:style-name="T25_3"><text:s/></text:span><text:span text:style-name="T25_4">HEADGOOD</text:span><text:span text:style-name="T25_5"><text:s/>=<text:s/>$</text:span><text:span text:style-name="T25_6">HEADGOOD</text:span></text:p>
      <text:p text:style-name="P26"><text:span text:style-name="T26_1"><text:s text:c="4"/></text:span><text:span text:style-name="T26_2">echo</text:span></text:p>
      <text:p text:style-name="P27"><text:span text:style-name="T27_1"><text:s text:c="4"/></text:span><text:span text:style-name="T27_2">TRACE</text:span><text:span text:style-name="T27_3">-</text:span><text:span text:style-name="T27_4">ENTRY</text:span><text:span text:style-name="T27_5">-</text:span><text:span text:style-name="T27_6">BLOCK</text:span><text:span text:style-name="T27_7">-</text:span><text:span text:style-name="T27_8">CHAIN</text:span><text:span text:style-name="T27_9"><text:s/>$</text:span><text:span text:style-name="T27_10">HEADGOOD</text:span></text:p>
      <text:p text:style-name="P28"><text:span text:style-name="T28_1">}</text:span></text:p>
      <text:p text:style-name="P29"/>
      <text:p text:style-name="P30"><text:span text:style-name="T30_1">TRACE</text:span><text:span text:style-name="T30_2">-</text:span><text:span text:style-name="T30_3">ENTRY</text:span><text:span text:style-name="T30_4">-</text:span><text:span text:style-name="T30_5">BLOCK</text:span><text:span text:style-name="T30_6">-</text:span><text:span text:style-name="T30_7">CHAIN</text:span><text:span text:style-name="T30_8"><text:s/>()</text:span></text:p>
      <text:p text:style-name="P31"><text:span text:style-name="T31_1">{</text:span></text:p>
      <text:p text:style-name="P32"><text:span text:style-name="T32_1"><text:s text:c="4"/></text:span><text:span text:style-name="T32_2">ENTRYKEYMERKELROOT</text:span><text:span text:style-name="T32_3">=$1</text:span></text:p>
      <text:p text:style-name="P33"><text:span text:style-name="T33_1"><text:s text:c="4"/></text:span><text:span text:style-name="T33_2">echo</text:span><text:span text:style-name="T33_3"><text:s/></text:span><text:span text:style-name="T33_4">HEAD</text:span><text:span text:style-name="T33_5"><text:s/>=<text:s/>$</text:span><text:span text:style-name="T33_6">HEAD</text:span></text:p>
      <text:p text:style-name="P34"><text:span text:style-name="T34_1"><text:s text:c="4"/></text:span><text:span text:style-name="T34_2">echo</text:span><text:span text:style-name="T34_3"><text:s/></text:span><text:span text:style-name="T34_4">HEADGOOD</text:span><text:span text:style-name="T34_5"><text:s/>=<text:s/>$</text:span><text:span text:style-name="T34_6">HEADGOOD</text:span></text:p>
      <text:p text:style-name="P35"><text:span text:style-name="T35_1"><text:s text:c="4"/></text:span><text:span text:style-name="T35_2">echo</text:span><text:span text:style-name="T35_3"><text:s/></text:span><text:span text:style-name="T35_4">ENTRYKEYMERKELROOT</text:span><text:span text:style-name="T35_5"><text:s/>=<text:s/>$</text:span><text:span text:style-name="T35_6">ENTRYKEYMERKELROOT</text:span></text:p>
      <text:p text:style-name="P36"><text:span text:style-name="T36_1"><text:s text:c="4"/></text:span><text:span text:style-name="T36_2">echo</text:span></text:p>
      <text:p text:style-name="P37"><text:span text:style-name="T37_1"><text:s text:c="4"/></text:span><text:span text:style-name="T37_2">until</text:span><text:span text:style-name="T37_3"><text:s/>[<text:s/>"$</text:span><text:span text:style-name="T37_4">ENTRYKEYMERKELROOT</text:span><text:span text:style-name="T37_5">"<text:s/>=<text:s/>'0000000000000000000000000000000000000000000000000000000000000000'<text:s/>-</text:span><text:span text:style-name="T37_6">o</text:span><text:span text:style-name="T37_7"><text:s/>"$</text:span><text:span text:style-name="T37_8">ENTRYKEYMERKELROOT</text:span><text:span text:style-name="T37_9">"<text:s/>=<text:s/>""<text:s/>];<text:s/></text:span><text:span text:style-name="T37_10">do</text:span></text:p>
      <text:p text:style-name="P38"><text:span text:style-name="T38_1"><text:s text:c="8"/></text:span><text:span text:style-name="T38_2">RESULT</text:span><text:span text:style-name="T38_3">=$(</text:span><text:span text:style-name="T38_4">factom</text:span><text:span text:style-name="T38_5">-</text:span><text:span text:style-name="T38_6">cli</text:span><text:span text:style-name="T38_7"><text:s/></text:span><text:span text:style-name="T38_8">get</text:span><text:span text:style-name="T38_9"><text:s/></text:span><text:span text:style-name="T38_10">eblock</text:span><text:span text:style-name="T38_11"><text:s/>$</text:span><text:span text:style-name="T38_12">ENTRYKEYMERKELROOT</text:span><text:span text:style-name="T38_13">)</text:span></text:p>
      <text:p text:style-name="P39"><text:span text:style-name="T39_1">#<text:s text:c="7"/></text:span><text:span text:style-name="T39_2">echo</text:span><text:span text:style-name="T39_3"><text:s/>$</text:span><text:span text:style-name="T39_4">RESULT</text:span></text:p>
      <text:p text:style-name="P40"><text:span text:style-name="T40_1"><text:s text:c="8"/></text:span><text:span text:style-name="T40_2">SEQNO</text:span><text:span text:style-name="T40_3">=$(</text:span><text:span text:style-name="T40_4">echo</text:span><text:span text:style-name="T40_5"><text:s/>$</text:span><text:span text:style-name="T40_6">RESULT</text:span><text:span text:style-name="T40_7"><text:s/>|<text:s/></text:span><text:span text:style-name="T40_8">awk</text:span><text:span text:style-name="T40_9"><text:s/>'{</text:span><text:span text:style-name="T40_10">printf</text:span><text:span text:style-name="T40_11"><text:s/>$2}')</text:span></text:p>
      <text:p text:style-name="P41"><text:span text:style-name="T41_1"><text:s text:c="8"/></text:span><text:span text:style-name="T41_2">TIMESTAMP</text:span><text:span text:style-name="T41_3">=$(</text:span><text:span text:style-name="T41_4">echo</text:span><text:span text:style-name="T41_5"><text:s/>$</text:span><text:span text:style-name="T41_6">RESULT</text:span><text:span text:style-name="T41_7"><text:s/>|<text:s/></text:span><text:span text:style-name="T41_8">awk</text:span><text:span text:style-name="T41_9"><text:s/>'{</text:span><text:span text:style-name="T41_10">printf</text:span><text:span text:style-name="T41_11"><text:s/>$8}')<text:s text:c="4"/></text:span></text:p>
      <text:p text:style-name="P42"><text:span text:style-name="T42_1"><text:s text:c="8"/></text:span><text:span text:style-name="T42_2">EBCHAINID</text:span><text:span text:style-name="T42_3">=$(</text:span><text:span text:style-name="T42_4">echo</text:span><text:span text:style-name="T42_5"><text:s/>$</text:span><text:span text:style-name="T42_6">RESULT</text:span><text:span text:style-name="T42_7"><text:s/>|<text:s/></text:span><text:span text:style-name="T42_8">awk</text:span><text:span text:style-name="T42_9"><text:s/>'{</text:span><text:span text:style-name="T42_10">printf</text:span><text:span text:style-name="T42_11"><text:s/>$4}')</text:span></text:p>
      <text:p text:style-name="P43"><text:span text:style-name="T43_1"><text:s text:c="8"/></text:span><text:span text:style-name="T43_2">ENTRYKEYMERKELROOT</text:span><text:span text:style-name="T43_3">=$(</text:span><text:span text:style-name="T43_4">echo</text:span><text:span text:style-name="T43_5"><text:s/>$</text:span><text:span text:style-name="T43_6">RESULT</text:span><text:span text:style-name="T43_7"><text:s/>|<text:s/></text:span><text:span text:style-name="T43_8">awk</text:span><text:span text:style-name="T43_9"><text:s/>'{</text:span><text:span text:style-name="T43_10">printf</text:span><text:span text:style-name="T43_11"><text:s/>$6}')</text:span></text:p>
      <text:p text:style-name="P44"><text:span text:style-name="T44_1"><text:s text:c="8"/></text:span><text:span text:style-name="T44_2">echo</text:span><text:span text:style-name="T44_3"><text:s/></text:span><text:span text:style-name="T44_4">ENTRY</text:span><text:span text:style-name="T44_5"><text:s/></text:span><text:span text:style-name="T44_6">BLOCK</text:span></text:p>
      <text:p text:style-name="P45"><text:span text:style-name="T45_1"><text:s text:c="8"/></text:span><text:span text:style-name="T45_2">echo</text:span><text:span text:style-name="T45_3"><text:s/>-----------</text:span></text:p>
      <text:p text:style-name="P46"><text:span text:style-name="T46_1"><text:s text:c="8"/></text:span><text:span text:style-name="T46_2">echo</text:span><text:span text:style-name="T46_3"><text:s/></text:span><text:span text:style-name="T46_4">Sequence</text:span><text:span text:style-name="T46_5"><text:s/></text:span><text:span text:style-name="T46_6">Number</text:span><text:span text:style-name="T46_7"><text:s/>-<text:s/></text:span><text:span text:style-name="T46_8">Time</text:span><text:span text:style-name="T46_9"><text:s/></text:span><text:span text:style-name="T46_10">Stamp</text:span></text:p>
      <text:p text:style-name="P47"><text:span text:style-name="T47_1"><text:s text:c="8"/></text:span><text:span text:style-name="T47_2">echo</text:span><text:span text:style-name="T47_3"><text:s/>$</text:span><text:span text:style-name="T47_4">SEQNO</text:span><text:span text:style-name="T47_5"><text:s/>$</text:span><text:span text:style-name="T47_6">TIMESTAMP</text:span></text:p>
      <text:p text:style-name="P48"><text:span text:style-name="T48_1"><text:s text:c="8"/></text:span><text:span text:style-name="T48_2">echo</text:span><text:span text:style-name="T48_3"><text:s/></text:span><text:span text:style-name="T48_4">Chain</text:span><text:span text:style-name="T48_5"><text:s/></text:span><text:span text:style-name="T48_6">ID</text:span></text:p>
      <text:p text:style-name="P49"><text:span text:style-name="T49_1"><text:s text:c="8"/></text:span><text:span text:style-name="T49_2">echo</text:span><text:span text:style-name="T49_3"><text:s/>$</text:span><text:span text:style-name="T49_4">EBCHAINID</text:span></text:p>
      <text:p text:style-name="P50"><text:span text:style-name="T50_1"><text:s text:c="8"/></text:span><text:span text:style-name="T50_2">echo</text:span><text:span text:style-name="T50_3"><text:s/></text:span><text:span text:style-name="T50_4">Previous</text:span><text:span text:style-name="T50_5"><text:s/></text:span><text:span text:style-name="T50_6">Entry</text:span><text:span text:style-name="T50_7"><text:s/></text:span><text:span text:style-name="T50_8">Block</text:span><text:span text:style-name="T50_9"><text:s/></text:span><text:span text:style-name="T50_10">Key</text:span><text:span text:style-name="T50_11"><text:s/></text:span><text:span text:style-name="T50_12">Merkel</text:span><text:span text:style-name="T50_13"><text:s/></text:span><text:span text:style-name="T50_14">Root</text:span><text:span text:style-name="T50_15"><text:s/></text:span></text:p>
      <text:p text:style-name="P51"><text:span text:style-name="T51_1"><text:s text:c="8"/></text:span><text:span text:style-name="T51_2">echo</text:span><text:span text:style-name="T51_3"><text:s/>$</text:span><text:span text:style-name="T51_4">ENTRYKEYMERKELROOT</text:span></text:p>
      <text:p text:style-name="P52"><text:span text:style-name="T52_1"><text:s text:c="8"/></text:span><text:span text:style-name="T52_2">echo</text:span></text:p>
      <text:p text:style-name="P53"><text:span text:style-name="T53_1"><text:s text:c="8"/></text:span><text:span text:style-name="T53_2">ENTRYINDEX</text:span><text:span text:style-name="T53_3">=12</text:span></text:p>
      <text:p text:style-name="P54"><text:span text:style-name="T54_1"><text:s text:c="8"/></text:span><text:span text:style-name="T54_2">ENTRYTIMESTAMP</text:span><text:span text:style-name="T54_3">=$(</text:span><text:span text:style-name="T54_4">echo</text:span><text:span text:style-name="T54_5"><text:s/>$</text:span><text:span text:style-name="T54_6">RESULT</text:span><text:span text:style-name="T54_7"><text:s/>|<text:s/></text:span><text:span text:style-name="T54_8">awk</text:span><text:span text:style-name="T54_9"><text:s/>'{</text:span><text:span text:style-name="T54_10">printf</text:span><text:span text:style-name="T54_11"><text:s/>$12}')</text:span></text:p>
      <text:p text:style-name="P55"><text:span text:style-name="T55_1"><text:s text:c="8"/></text:span><text:span text:style-name="T55_2">until</text:span><text:span text:style-name="T55_3"><text:s/>[<text:s/>"$</text:span><text:span text:style-name="T55_4">ENTRYTIMESTAMP</text:span><text:span text:style-name="T55_5">"<text:s/>=<text:s/>""<text:s/>];<text:s/></text:span><text:span text:style-name="T55_6">do</text:span></text:p>
      <text:p text:style-name="P56"><text:span text:style-name="T56_1"><text:s text:c="12"/></text:span><text:span text:style-name="T56_2">echo</text:span><text:span text:style-name="T56_3"><text:s/>"<text:s text:c="4"/>"</text:span><text:span text:style-name="T56_4">ENTRY</text:span></text:p>
      <text:p text:style-name="P57"><text:span text:style-name="T57_1"><text:s text:c="12"/></text:span><text:span text:style-name="T57_2">echo</text:span><text:span text:style-name="T57_3"><text:s/>"<text:s text:c="4"/>"-----</text:span></text:p>
      <text:p text:style-name="P58"><text:span text:style-name="T58_1"><text:s text:c="12"/></text:span><text:span text:style-name="T58_2">echo</text:span><text:span text:style-name="T58_3"><text:s/>"<text:s text:c="4"/>"</text:span><text:span text:style-name="T58_4">Entry</text:span><text:span text:style-name="T58_5"><text:s/></text:span><text:span text:style-name="T58_6">Time</text:span><text:span text:style-name="T58_7"><text:s/></text:span><text:span text:style-name="T58_8">Stamp</text:span></text:p>
      <text:p text:style-name="P59"><text:span text:style-name="T59_1"><text:s text:c="12"/></text:span><text:span text:style-name="T59_2">echo</text:span><text:span text:style-name="T59_3"><text:s/>"<text:s text:c="4"/>"$</text:span><text:span text:style-name="T59_4">ENTRYTIMESTAMP</text:span></text:p>
      <text:p text:style-name="P60"><text:span text:style-name="T60_1"><text:s text:c="12"/></text:span><text:span text:style-name="T60_2">echo</text:span><text:span text:style-name="T60_3"><text:s/>"<text:s text:c="4"/>"</text:span><text:span text:style-name="T60_4">Entry</text:span><text:span text:style-name="T60_5"><text:s/></text:span><text:span text:style-name="T60_6">Hash</text:span></text:p>
      <text:p text:style-name="P61"><text:span text:style-name="T61_1"><text:s text:c="12"/></text:span><text:span text:style-name="T61_2">ENTRYHASH</text:span><text:span text:style-name="T61_3">=$(</text:span><text:span text:style-name="T61_4">echo</text:span><text:span text:style-name="T61_5"><text:s/>$</text:span><text:span text:style-name="T61_6">RESULT</text:span><text:span text:style-name="T61_7"><text:s/>|<text:s/></text:span><text:span text:style-name="T61_8">awk</text:span><text:span text:style-name="T61_9"><text:s/>-</text:span><text:span text:style-name="T61_10">v</text:span><text:span text:style-name="T61_11"><text:s/></text:span><text:span text:style-name="T61_12">INDEX</text:span><text:span text:style-name="T61_13">="$(($</text:span><text:span text:style-name="T61_14">ENTRYINDEX</text:span><text:span text:style-name="T61_15"><text:s/>+<text:s/>2))"<text:s/>'{</text:span><text:span text:style-name="T61_16">printf</text:span><text:span text:style-name="T61_17"><text:s/>$</text:span><text:span text:style-name="T61_18">INDEX</text:span><text:span text:style-name="T61_19">}')</text:span></text:p>
      <text:p text:style-name="P62"><text:span text:style-name="T62_1"><text:s text:c="12"/></text:span><text:span text:style-name="T62_2">echo</text:span><text:span text:style-name="T62_3"><text:s/>"<text:s text:c="4"/>"$</text:span><text:span text:style-name="T62_4">ENTRYHASH</text:span></text:p>
      <text:p text:style-name="P63"><text:span text:style-name="T63_1"><text:s text:c="12"/></text:span><text:span text:style-name="T63_2">factom</text:span><text:span text:style-name="T63_3">-</text:span><text:span text:style-name="T63_4">cli</text:span><text:span text:style-name="T63_5"><text:s/></text:span><text:span text:style-name="T63_6">get</text:span><text:span text:style-name="T63_7"><text:s/></text:span><text:span text:style-name="T63_8">entry</text:span><text:span text:style-name="T63_9"><text:s/>$</text:span><text:span text:style-name="T63_10">ENTRYHASH</text:span><text:span text:style-name="T63_11"><text:s/></text:span></text:p>
      <text:p text:style-name="P64"><text:span text:style-name="T64_1"><text:s text:c="12"/>((</text:span><text:span text:style-name="T64_2">ENTRYINDEX</text:span><text:span text:style-name="T64_3">+=7))</text:span></text:p>
      <text:p text:style-name="P65"><text:span text:style-name="T65_1"><text:s text:c="12"/></text:span><text:span text:style-name="T65_2">ENTRYTIMESTAMP</text:span><text:span text:style-name="T65_3">=$(</text:span><text:span text:style-name="T65_4">echo</text:span><text:span text:style-name="T65_5"><text:s/>$</text:span><text:span text:style-name="T65_6">RESULT</text:span><text:span text:style-name="T65_7"><text:s/>|<text:s/></text:span><text:span text:style-name="T65_8">awk</text:span><text:span text:style-name="T65_9"><text:s/>-</text:span><text:span text:style-name="T65_10">v</text:span><text:span text:style-name="T65_11"><text:s/></text:span><text:span text:style-name="T65_12">INDEX</text:span><text:span text:style-name="T65_13">="$</text:span><text:span text:style-name="T65_14">ENTRYINDEX</text:span><text:span text:style-name="T65_15">"<text:s/>'{</text:span><text:span text:style-name="T65_16">printf</text:span><text:span text:style-name="T65_17"><text:s/>$</text:span><text:span text:style-name="T65_18">INDEX</text:span><text:span text:style-name="T65_19">}')</text:span></text:p>
      <text:p text:style-name="P66"><text:span text:style-name="T66_1"><text:s text:c="8"/></text:span><text:span text:style-name="T66_2">echo</text:span></text:p>
      <text:p text:style-name="P67"><text:span text:style-name="T67_1"><text:s text:c="8"/></text:span><text:span text:style-name="T67_2">done</text:span></text:p>
      <text:p text:style-name="P68"><text:span text:style-name="T68_1"><text:s text:c="4"/></text:span><text:span text:style-name="T68_2">done</text:span></text:p>
      <text:p text:style-name="P69"><text:span text:style-name="T69_1"><text:s text:c="4"/></text:span><text:span text:style-name="T69_2">echo</text:span></text:p>
      <text:p text:style-name="P70"><text:span text:style-name="T70_1">}</text:span></text:p>
      <text:p text:style-name="P71"/>
      <text:p text:style-name="P72"><text:span text:style-name="T72_1">echo</text:span><text:span text:style-name="T72_2"><text:s/></text:span><text:span text:style-name="T72_3">WAITING</text:span><text:span text:style-name="T72_4"><text:s/>60<text:s/></text:span><text:span text:style-name="T72_5">SECONDS</text:span><text:span text:style-name="T72_6"><text:s/></text:span><text:span text:style-name="T72_7">FOR</text:span><text:span text:style-name="T72_8"><text:s/></text:span><text:span text:style-name="T72_9">FACTOMD</text:span><text:span text:style-name="T72_10"><text:s/></text:span><text:span text:style-name="T72_11">TO</text:span><text:span text:style-name="T72_12"><text:s/></text:span><text:span text:style-name="T72_13">INITIALIZE</text:span></text:p>
      <text:p text:style-name="P73"><text:span text:style-name="T73_1">sleep</text:span><text:span text:style-name="T73_2"><text:s/>60</text:span></text:p>
      <text:p text:style-name="P74"><text:span text:style-name="T74_1">echo</text:span></text:p>
      <text:p text:style-name="P75"><text:span text:style-name="T75_1">echo</text:span><text:span text:style-name="T75_2"><text:s/>1<text:s/></text:span><text:span text:style-name="T75_3">WALLETS</text:span></text:p>
      <text:p text:style-name="P76"><text:span text:style-name="T76_1">echo</text:span></text:p>
      <text:p text:style-name="P77"><text:span text:style-name="T77_1">echo</text:span><text:span text:style-name="T77_2"><text:s/>1.1<text:s/></text:span><text:span text:style-name="T77_3">FACTOID</text:span><text:span text:style-name="T77_4"><text:s/></text:span><text:span text:style-name="T77_5">WALLET</text:span></text:p>
      <text:p text:style-name="P78"><text:span text:style-name="T78_1">echo</text:span></text:p>
      <text:p text:style-name="P79"><text:span text:style-name="T79_1">echo</text:span><text:span text:style-name="T79_2"><text:s/>1.1.1<text:s/></text:span><text:span text:style-name="T79_3">CREATE</text:span><text:span text:style-name="T79_4"><text:s/></text:span><text:span text:style-name="T79_5">FACTOID</text:span><text:span text:style-name="T79_6"><text:s/></text:span><text:span text:style-name="T79_7">WALLET</text:span><text:span text:style-name="T79_8"><text:s/></text:span><text:span text:style-name="T79_9">ADDRESSES</text:span><text:span text:style-name="T79_10"><text:s text:c="8"/></text:span></text:p>
      <text:p text:style-name="P80"><text:span text:style-name="T80_1">echo</text:span></text:p>
      <text:p text:style-name="P81"><text:span text:style-name="T81_1">echo</text:span><text:span text:style-name="T81_2"><text:s/>1.1.1.1<text:s/></text:span><text:span text:style-name="T81_3">CREATE</text:span><text:span text:style-name="T81_4"><text:s/></text:span><text:span text:style-name="T81_5">TWO</text:span><text:span text:style-name="T81_6"><text:s/></text:span><text:span text:style-name="T81_7">LEGITIMATE</text:span><text:span text:style-name="T81_8"><text:s/></text:span><text:span text:style-name="T81_9">FACTOID</text:span><text:span text:style-name="T81_10"><text:s/></text:span><text:span text:style-name="T81_11">WALLET</text:span><text:span text:style-name="T81_12"><text:s/></text:span><text:span text:style-name="T81_13">ADDRESSES</text:span></text:p>
      <text:p text:style-name="P82"><text:span text:style-name="T82_1">FACTOIDWALLETADDRESSKEY</text:span><text:span text:style-name="T82_2">01=$(</text:span><text:span text:style-name="T82_3">factom</text:span><text:span text:style-name="T82_4">-</text:span><text:span text:style-name="T82_5">cli</text:span><text:span text:style-name="T82_6"><text:s/></text:span><text:span text:style-name="T82_7">newaddress</text:span><text:span text:style-name="T82_8"><text:s/></text:span><text:span text:style-name="T82_9">fct</text:span><text:span text:style-name="T82_10"><text:s/></text:span><text:span text:style-name="T82_11">factoid</text:span><text:span text:style-name="T82_12">-</text:span><text:span text:style-name="T82_13">wallet</text:span><text:span text:style-name="T82_14">-</text:span><text:span text:style-name="T82_15">address</text:span><text:span text:style-name="T82_16">-</text:span><text:span text:style-name="T82_17">name</text:span><text:span text:style-name="T82_18">01<text:s/></text:span><text:span text:style-name="T82_19">Fs</text:span><text:span text:style-name="T82_20">2</text:span><text:span text:style-name="T82_21">DNirmGDtnAZGXqca</text:span><text:span text:style-name="T82_22">3</text:span><text:span text:style-name="T82_23">XHkukTNMxoMGFFQxJA</text:span><text:span text:style-name="T82_24">3</text:span><text:span text:style-name="T82_25">bAjJnKzzsZBMH</text:span><text:span text:style-name="T82_26"><text:s/>|<text:s/></text:span><text:span text:style-name="T82_27">awk</text:span><text:span text:style-name="T82_28"><text:s/>'{</text:span><text:span text:style-name="T82_29">print</text:span><text:span text:style-name="T82_30"><text:s/>$3}')<text:s text:c="8"/></text:span></text:p>
      <text:p text:style-name="P83"><text:span text:style-name="T83_1">echo</text:span><text:span text:style-name="T83_2"><text:s/></text:span><text:span text:style-name="T83_3">FACTOIDWALLETADDRESSKEY</text:span><text:span text:style-name="T83_4">01=$</text:span><text:span text:style-name="T83_5">FACTOIDWALLETADDRESSKEY</text:span><text:span text:style-name="T83_6">01</text:span></text:p>
      <text:p text:style-name="P84"><text:span text:style-name="T84_1">FACTOIDWALLETADDRESSKEY</text:span><text:span text:style-name="T84_2">02=$(</text:span><text:span text:style-name="T84_3">factom</text:span><text:span text:style-name="T84_4">-</text:span><text:span text:style-name="T84_5">cli</text:span><text:span text:style-name="T84_6"><text:s/></text:span><text:span text:style-name="T84_7">generateaddress</text:span><text:span text:style-name="T84_8"><text:s/></text:span><text:span text:style-name="T84_9">fct</text:span><text:span text:style-name="T84_10"><text:s/></text:span><text:span text:style-name="T84_11">factoid</text:span><text:span text:style-name="T84_12">-</text:span><text:span text:style-name="T84_13">wallet</text:span><text:span text:style-name="T84_14">-</text:span><text:span text:style-name="T84_15">address</text:span><text:span text:style-name="T84_16">-</text:span><text:span text:style-name="T84_17">name</text:span><text:span text:style-name="T84_18">02<text:s/>|<text:s/></text:span><text:span text:style-name="T84_19">awk</text:span><text:span text:style-name="T84_20"><text:s/>'{</text:span><text:span text:style-name="T84_21">print</text:span><text:span text:style-name="T84_22"><text:s/>$3}')<text:s text:c="8"/></text:span></text:p>
      <text:p text:style-name="P85"><text:span text:style-name="T85_1">echo</text:span><text:span text:style-name="T85_2"><text:s/></text:span><text:span text:style-name="T85_3">FACTOIDWALLETADDRESSKEY</text:span><text:span text:style-name="T85_4">02=$</text:span><text:span text:style-name="T85_5">FACTOIDWALLETADDRESSKEY</text:span><text:span text:style-name="T85_6">02</text:span></text:p>
      <text:p text:style-name="P86"><text:span text:style-name="T86_1">factom</text:span><text:span text:style-name="T86_2">-</text:span><text:span text:style-name="T86_3">cli</text:span><text:span text:style-name="T86_4"><text:s/></text:span><text:span text:style-name="T86_5">newtransaction</text:span><text:span text:style-name="T86_6"><text:s/></text:span><text:span text:style-name="T86_7">setuptransaction</text:span></text:p>
      <text:p text:style-name="P87"><text:span text:style-name="T87_1">factom</text:span><text:span text:style-name="T87_2">-</text:span><text:span text:style-name="T87_3">cli</text:span><text:span text:style-name="T87_4"><text:s/></text:span><text:span text:style-name="T87_5">addinput</text:span><text:span text:style-name="T87_6"><text:s/></text:span><text:span text:style-name="T87_7">setuptransaction</text:span><text:span text:style-name="T87_8"><text:s/>$</text:span><text:span text:style-name="T87_9">FACTOIDWALLETADDRESSKEY</text:span><text:span text:style-name="T87_10">01<text:s/>150</text:span></text:p>
      <text:p text:style-name="P88"><text:span text:style-name="T88_1">factom</text:span><text:span text:style-name="T88_2">-</text:span><text:span text:style-name="T88_3">cli</text:span><text:span text:style-name="T88_4"><text:s/></text:span><text:span text:style-name="T88_5">addoutput</text:span><text:span text:style-name="T88_6"><text:s/></text:span><text:span text:style-name="T88_7">setuptransaction</text:span><text:span text:style-name="T88_8"><text:s/></text:span><text:span text:style-name="T88_9">factoid</text:span><text:span text:style-name="T88_10">-</text:span><text:span text:style-name="T88_11">wallet</text:span><text:span text:style-name="T88_12">-</text:span><text:span text:style-name="T88_13">address</text:span><text:span text:style-name="T88_14">-</text:span><text:span text:style-name="T88_15">name</text:span><text:span text:style-name="T88_16">02<text:s/>149.5</text:span></text:p>
      <text:p text:style-name="P89"><text:span text:style-name="T89_1">factom</text:span><text:span text:style-name="T89_2">-</text:span><text:span text:style-name="T89_3">cli</text:span><text:span text:style-name="T89_4"><text:s/></text:span><text:span text:style-name="T89_5">sign</text:span><text:span text:style-name="T89_6"><text:s/></text:span><text:span text:style-name="T89_7">setuptransaction</text:span></text:p>
      <text:p text:style-name="P90"><text:span text:style-name="T90_1">factom</text:span><text:span text:style-name="T90_2">-</text:span><text:span text:style-name="T90_3">cli</text:span><text:span text:style-name="T90_4"><text:s/></text:span><text:span text:style-name="T90_5">submit</text:span><text:span text:style-name="T90_6"><text:s/></text:span><text:span text:style-name="T90_7">setuptransaction</text:span></text:p>
      <text:p text:style-name="P91"/>
      <text:p text:style-name="P92"><text:span text:style-name="T92_1">:<text:s/>&lt;&lt;'</text:span><text:span text:style-name="T92_2">EOF</text:span><text:span text:style-name="T92_3">1'</text:span></text:p>
      <text:p text:style-name="P93"/>
      <text:p text:style-name="P94"><text:span text:style-name="T94_1">EOF</text:span><text:span text:style-name="T94_2">1</text:span></text:p>
      <text:p text:style-name="P95"/>
      <text:p text:style-name="P96"><text:span text:style-name="T96_1">echo</text:span><text:span text:style-name="T96_2"><text:s/>1.1.1.2<text:s/></text:span><text:span text:style-name="T96_3">TRY</text:span><text:span text:style-name="T96_4"><text:s/></text:span><text:span text:style-name="T96_5">TO</text:span><text:span text:style-name="T96_6"><text:s/></text:span><text:span text:style-name="T96_7">CREATE</text:span><text:span text:style-name="T96_8"><text:s/></text:span><text:span text:style-name="T96_9">TOO</text:span><text:span text:style-name="T96_10"><text:s/></text:span><text:span text:style-name="T96_11">LONG</text:span><text:span text:style-name="T96_12"><text:s/></text:span><text:span text:style-name="T96_13">FACTOID</text:span><text:span text:style-name="T96_14"><text:s/></text:span><text:span text:style-name="T96_15">WALLET</text:span><text:span text:style-name="T96_16"><text:s/></text:span><text:span text:style-name="T96_17">ADDRESS</text:span><text:span text:style-name="T96_18"><text:s/></text:span><text:span text:style-name="T96_19">NAME</text:span><text:span text:style-name="T96_20"><text:s text:c="7"/></text:span></text:p>
      <text:p text:style-name="P97"><text:span text:style-name="T97_1">factom</text:span><text:span text:style-name="T97_2">-</text:span><text:span text:style-name="T97_3">cli</text:span><text:span text:style-name="T97_4"><text:s/></text:span><text:span text:style-name="T97_5">generateaddress</text:span><text:span text:style-name="T97_6"><text:s/></text:span><text:span text:style-name="T97_7">fct</text:span><text:span text:style-name="T97_8"><text:s/></text:span><text:span text:style-name="T97_9">factoid</text:span><text:span text:style-name="T97_10">-</text:span><text:span text:style-name="T97_11">wallet</text:span><text:span text:style-name="T97_12">-</text:span><text:span text:style-name="T97_13">address</text:span><text:span text:style-name="T97_14">-</text:span><text:span text:style-name="T97_15">name</text:span><text:span text:style-name="T97_16">890123</text:span></text:p>
      <text:p text:style-name="P98"><text:span text:style-name="T98_1">echo</text:span></text:p>
      <text:p text:style-name="P99"><text:span text:style-name="T99_1">echo</text:span><text:span text:style-name="T99_2"><text:s/>1.1.1.3<text:s/></text:span><text:span text:style-name="T99_3">TRY</text:span><text:span text:style-name="T99_4"><text:s/></text:span><text:span text:style-name="T99_5">TO</text:span><text:span text:style-name="T99_6"><text:s/></text:span><text:span text:style-name="T99_7">CREATE</text:span><text:span text:style-name="T99_8"><text:s/></text:span><text:span text:style-name="T99_9">FACTOID</text:span><text:span text:style-name="T99_10"><text:s/></text:span><text:span text:style-name="T99_11">WALLET</text:span><text:span text:style-name="T99_12"><text:s/></text:span><text:span text:style-name="T99_13">ADDRESS</text:span><text:span text:style-name="T99_14"><text:s/></text:span><text:span text:style-name="T99_15">NAME</text:span><text:span text:style-name="T99_16"><text:s/></text:span><text:span text:style-name="T99_17">STARTING</text:span><text:span text:style-name="T99_18"><text:s/></text:span><text:span text:style-name="T99_19">WITH</text:span><text:span text:style-name="T99_20"><text:s/>'"$"'<text:s text:c="8"/></text:span></text:p>
      <text:p text:style-name="P100"><text:span text:style-name="T100_1">factom</text:span><text:span text:style-name="T100_2">-</text:span><text:span text:style-name="T100_3">cli</text:span><text:span text:style-name="T100_4"><text:s/></text:span><text:span text:style-name="T100_5">generateaddress</text:span><text:span text:style-name="T100_6"><text:s/></text:span><text:span text:style-name="T100_7">fct</text:span><text:span text:style-name="T100_8"><text:s/>'$</text:span><text:span text:style-name="T100_9">F</text:span><text:span text:style-name="T100_10">02'</text:span></text:p>
      <text:p text:style-name="P101"><text:span text:style-name="T101_1">echo</text:span><text:span text:style-name="T101_2"><text:s/></text:span></text:p>
      <text:p text:style-name="P102"><text:span text:style-name="T102_1">echo</text:span><text:span text:style-name="T102_2"><text:s/>1.1.1.4<text:s/></text:span><text:span text:style-name="T102_3">TRY</text:span><text:span text:style-name="T102_4"><text:s/></text:span><text:span text:style-name="T102_5">TO</text:span><text:span text:style-name="T102_6"><text:s/></text:span><text:span text:style-name="T102_7">CREATE</text:span><text:span text:style-name="T102_8"><text:s/></text:span><text:span text:style-name="T102_9">FACTOID</text:span><text:span text:style-name="T102_10"><text:s/></text:span><text:span text:style-name="T102_11">WALLET</text:span><text:span text:style-name="T102_12"><text:s/></text:span><text:span text:style-name="T102_13">ADDRESS</text:span><text:span text:style-name="T102_14"><text:s/></text:span><text:span text:style-name="T102_15">NAME</text:span><text:span text:style-name="T102_16"><text:s/></text:span><text:span text:style-name="T102_17">STARTING</text:span><text:span text:style-name="T102_18"><text:s/></text:span><text:span text:style-name="T102_19">WITH</text:span><text:span text:style-name="T102_20"><text:s/>'"/"'<text:s text:c="8"/></text:span></text:p>
      <text:p text:style-name="P103"><text:span text:style-name="T103_1">factom</text:span><text:span text:style-name="T103_2">-</text:span><text:span text:style-name="T103_3">cli</text:span><text:span text:style-name="T103_4"><text:s/></text:span><text:span text:style-name="T103_5">generateaddress</text:span><text:span text:style-name="T103_6"><text:s/></text:span><text:span text:style-name="T103_7">fct</text:span><text:span text:style-name="T103_8"><text:s/>"'/</text:span><text:span text:style-name="T103_9">F</text:span><text:span text:style-name="T103_10">02'"</text:span></text:p>
      <text:p text:style-name="P104"><text:span text:style-name="T104_1">echo</text:span><text:span text:style-name="T104_2"><text:s/></text:span></text:p>
      <text:p text:style-name="P105"><text:span text:style-name="T105_1">echo</text:span><text:span text:style-name="T105_2"><text:s/>1.1.1.5<text:s/></text:span><text:span text:style-name="T105_3">TRY</text:span><text:span text:style-name="T105_4"><text:s/></text:span><text:span text:style-name="T105_5">TO</text:span><text:span text:style-name="T105_6"><text:s/></text:span><text:span text:style-name="T105_7">CREATE</text:span><text:span text:style-name="T105_8"><text:s/></text:span><text:span text:style-name="T105_9">FACTOID</text:span><text:span text:style-name="T105_10"><text:s/></text:span><text:span text:style-name="T105_11">WALLET</text:span><text:span text:style-name="T105_12"><text:s/></text:span><text:span text:style-name="T105_13">ADDRESS</text:span><text:span text:style-name="T105_14"><text:s/></text:span><text:span text:style-name="T105_15">NAME</text:span><text:span text:style-name="T105_16"><text:s/></text:span><text:span text:style-name="T105_17">CONTAINING</text:span><text:span text:style-name="T105_18"><text:s/>'"~"'<text:s text:c="8"/></text:span></text:p>
      <text:p text:style-name="P106"><text:span text:style-name="T106_1">factom</text:span><text:span text:style-name="T106_2">-</text:span><text:span text:style-name="T106_3">cli</text:span><text:span text:style-name="T106_4"><text:s/></text:span><text:span text:style-name="T106_5">generateaddress</text:span><text:span text:style-name="T106_6"><text:s/></text:span><text:span text:style-name="T106_7">fct</text:span><text:span text:style-name="T106_8"><text:s/>"'</text:span><text:span text:style-name="T106_9">F</text:span><text:span text:style-name="T106_10">~02'"</text:span></text:p>
      <text:p text:style-name="P107"><text:span text:style-name="T107_1">echo</text:span><text:span text:style-name="T107_2"><text:s/></text:span></text:p>
      <text:p text:style-name="P108"><text:span text:style-name="T108_1">echo</text:span><text:span text:style-name="T108_2"><text:s/>1.1.1.6<text:s/></text:span><text:span text:style-name="T108_3">TRY</text:span><text:span text:style-name="T108_4"><text:s/></text:span><text:span text:style-name="T108_5">TO</text:span><text:span text:style-name="T108_6"><text:s/></text:span><text:span text:style-name="T108_7">CREATE</text:span><text:span text:style-name="T108_8"><text:s/></text:span><text:span text:style-name="T108_9">FACTOID</text:span><text:span text:style-name="T108_10"><text:s/></text:span><text:span text:style-name="T108_11">WALLET</text:span><text:span text:style-name="T108_12"><text:s/></text:span><text:span text:style-name="T108_13">ADDRESS</text:span><text:span text:style-name="T108_14"><text:s/></text:span><text:span text:style-name="T108_15">NAME</text:span><text:span text:style-name="T108_16"><text:s/></text:span><text:span text:style-name="T108_17">ENDING</text:span><text:span text:style-name="T108_18"><text:s/></text:span><text:span text:style-name="T108_19">WITH</text:span><text:span text:style-name="T108_20"><text:s/>'"!"'<text:s text:c="8"/></text:span></text:p>
      <text:p text:style-name="P109"><text:span text:style-name="T109_1">factom</text:span><text:span text:style-name="T109_2">-</text:span><text:span text:style-name="T109_3">cli</text:span><text:span text:style-name="T109_4"><text:s/></text:span><text:span text:style-name="T109_5">generateaddress</text:span><text:span text:style-name="T109_6"><text:s/></text:span><text:span text:style-name="T109_7">fct</text:span><text:span text:style-name="T109_8"><text:s/>"'</text:span><text:span text:style-name="T109_9">F</text:span><text:span text:style-name="T109_10">02!'"</text:span></text:p>
      <text:p text:style-name="P110"><text:span text:style-name="T110_1">echo</text:span><text:span text:style-name="T110_2"><text:s/></text:span></text:p>
      <text:p text:style-name="P111"><text:span text:style-name="T111_1">echo</text:span><text:span text:style-name="T111_2"><text:s/>1.1.1.7<text:s/></text:span><text:span text:style-name="T111_3">TRY</text:span><text:span text:style-name="T111_4"><text:s/></text:span><text:span text:style-name="T111_5">TO</text:span><text:span text:style-name="T111_6"><text:s/></text:span><text:span text:style-name="T111_7">CREATE</text:span><text:span text:style-name="T111_8"><text:s/></text:span><text:span text:style-name="T111_9">FACTOID</text:span><text:span text:style-name="T111_10"><text:s/></text:span><text:span text:style-name="T111_11">WALLET</text:span><text:span text:style-name="T111_12"><text:s/></text:span><text:span text:style-name="T111_13">ADDRESS</text:span><text:span text:style-name="T111_14"><text:s/></text:span><text:span text:style-name="T111_15">NAME</text:span><text:span text:style-name="T111_16"><text:s/></text:span><text:span text:style-name="T111_17">STARTING</text:span><text:span text:style-name="T111_18"><text:s/></text:span><text:span text:style-name="T111_19">WITH</text:span><text:span text:style-name="T111_20"><text:s/>"@"<text:s text:c="8"/></text:span></text:p>
      <text:p text:style-name="P112"><text:span text:style-name="T112_1">factom</text:span><text:span text:style-name="T112_2">-</text:span><text:span text:style-name="T112_3">cli</text:span><text:span text:style-name="T112_4"><text:s/></text:span><text:span text:style-name="T112_5">generateaddress</text:span><text:span text:style-name="T112_6"><text:s/></text:span><text:span text:style-name="T112_7">fct</text:span><text:span text:style-name="T112_8"><text:s/>"'@</text:span><text:span text:style-name="T112_9">F</text:span><text:span text:style-name="T112_10">02'"</text:span></text:p>
      <text:p text:style-name="P113"><text:span text:style-name="T113_1">echo</text:span><text:span text:style-name="T113_2"><text:s/></text:span></text:p>
      <text:p text:style-name="P114"><text:span text:style-name="T114_1">echo</text:span><text:span text:style-name="T114_2"><text:s/>1.1.1.8<text:s/></text:span><text:span text:style-name="T114_3">TRY</text:span><text:span text:style-name="T114_4"><text:s/></text:span><text:span text:style-name="T114_5">TO</text:span><text:span text:style-name="T114_6"><text:s/></text:span><text:span text:style-name="T114_7">CREATE</text:span><text:span text:style-name="T114_8"><text:s/></text:span><text:span text:style-name="T114_9">FACTOID</text:span><text:span text:style-name="T114_10"><text:s/></text:span><text:span text:style-name="T114_11">WALLET</text:span><text:span text:style-name="T114_12"><text:s/></text:span><text:span text:style-name="T114_13">ADDRESS</text:span><text:span text:style-name="T114_14"><text:s/></text:span><text:span text:style-name="T114_15">NAME</text:span><text:span text:style-name="T114_16"><text:s/></text:span><text:span text:style-name="T114_17">CONTAINING</text:span><text:span text:style-name="T114_18"><text:s/>"#"<text:s text:c="8"/></text:span></text:p>
      <text:p text:style-name="P115"><text:span text:style-name="T115_1">factom</text:span><text:span text:style-name="T115_2">-</text:span><text:span text:style-name="T115_3">cli</text:span><text:span text:style-name="T115_4"><text:s/></text:span><text:span text:style-name="T115_5">generateaddress</text:span><text:span text:style-name="T115_6"><text:s/></text:span><text:span text:style-name="T115_7">fct</text:span><text:span text:style-name="T115_8"><text:s/>"'</text:span><text:span text:style-name="T115_9">F</text:span><text:span text:style-name="T115_10">#02'"</text:span></text:p>
      <text:p text:style-name="P116"><text:span text:style-name="T116_1">echo</text:span><text:span text:style-name="T116_2"><text:s/></text:span></text:p>
      <text:p text:style-name="P117"><text:span text:style-name="T117_1">echo</text:span><text:span text:style-name="T117_2"><text:s/>1.1.1.9<text:s/></text:span><text:span text:style-name="T117_3">TRY</text:span><text:span text:style-name="T117_4"><text:s/></text:span><text:span text:style-name="T117_5">TO</text:span><text:span text:style-name="T117_6"><text:s/></text:span><text:span text:style-name="T117_7">CREATE</text:span><text:span text:style-name="T117_8"><text:s/></text:span><text:span text:style-name="T117_9">FACTOID</text:span><text:span text:style-name="T117_10"><text:s/></text:span><text:span text:style-name="T117_11">WALLET</text:span><text:span text:style-name="T117_12"><text:s/></text:span><text:span text:style-name="T117_13">ADDRESS</text:span><text:span text:style-name="T117_14"><text:s/></text:span><text:span text:style-name="T117_15">NAME</text:span><text:span text:style-name="T117_16"><text:s/></text:span><text:span text:style-name="T117_17">ENDING</text:span><text:span text:style-name="T117_18"><text:s/></text:span><text:span text:style-name="T117_19">WITH</text:span><text:span text:style-name="T117_20"><text:s/>"%"<text:s text:c="8"/></text:span></text:p>
      <text:p text:style-name="P118"><text:span text:style-name="T118_1">factom</text:span><text:span text:style-name="T118_2">-</text:span><text:span text:style-name="T118_3">cli</text:span><text:span text:style-name="T118_4"><text:s/></text:span><text:span text:style-name="T118_5">generateaddress</text:span><text:span text:style-name="T118_6"><text:s/></text:span><text:span text:style-name="T118_7">fct</text:span><text:span text:style-name="T118_8"><text:s/>"'</text:span><text:span text:style-name="T118_9">F</text:span><text:span text:style-name="T118_10">02%'"</text:span></text:p>
      <text:p text:style-name="P119"><text:span text:style-name="T119_1">echo</text:span><text:span text:style-name="T119_2"><text:s/></text:span></text:p>
      <text:p text:style-name="P120"><text:span text:style-name="T120_1">echo</text:span><text:span text:style-name="T120_2"><text:s/>1.1.1.10<text:s/></text:span><text:span text:style-name="T120_3">TRY</text:span><text:span text:style-name="T120_4"><text:s/></text:span><text:span text:style-name="T120_5">TO</text:span><text:span text:style-name="T120_6"><text:s/></text:span><text:span text:style-name="T120_7">CREATE</text:span><text:span text:style-name="T120_8"><text:s/></text:span><text:span text:style-name="T120_9">FACTOID</text:span><text:span text:style-name="T120_10"><text:s/></text:span><text:span text:style-name="T120_11">WALLET</text:span><text:span text:style-name="T120_12"><text:s/></text:span><text:span text:style-name="T120_13">ADDRESS</text:span><text:span text:style-name="T120_14"><text:s/></text:span><text:span text:style-name="T120_15">NAME</text:span><text:span text:style-name="T120_16"><text:s/></text:span><text:span text:style-name="T120_17">STARTING</text:span><text:span text:style-name="T120_18"><text:s/></text:span><text:span text:style-name="T120_19">WITH</text:span><text:span text:style-name="T120_20"><text:s/>"^"<text:s text:c="8"/></text:span></text:p>
      <text:p text:style-name="P121"><text:span text:style-name="T121_1">factom</text:span><text:span text:style-name="T121_2">-</text:span><text:span text:style-name="T121_3">cli</text:span><text:span text:style-name="T121_4"><text:s/></text:span><text:span text:style-name="T121_5">generateaddress</text:span><text:span text:style-name="T121_6"><text:s/></text:span><text:span text:style-name="T121_7">fct</text:span><text:span text:style-name="T121_8"><text:s/>"'^</text:span><text:span text:style-name="T121_9">F</text:span><text:span text:style-name="T121_10">02'"</text:span></text:p>
      <text:p text:style-name="P122"><text:span text:style-name="T122_1">echo</text:span><text:span text:style-name="T122_2"><text:s/></text:span></text:p>
      <text:p text:style-name="P123"><text:span text:style-name="T123_1">echo</text:span><text:span text:style-name="T123_2"><text:s/>1.1.1.11<text:s/></text:span><text:span text:style-name="T123_3">TRY</text:span><text:span text:style-name="T123_4"><text:s/></text:span><text:span text:style-name="T123_5">TO</text:span><text:span text:style-name="T123_6"><text:s/></text:span><text:span text:style-name="T123_7">CREATE</text:span><text:span text:style-name="T123_8"><text:s/></text:span><text:span text:style-name="T123_9">FACTOID</text:span><text:span text:style-name="T123_10"><text:s/></text:span><text:span text:style-name="T123_11">WALLET</text:span><text:span text:style-name="T123_12"><text:s/></text:span><text:span text:style-name="T123_13">ADDRESS</text:span><text:span text:style-name="T123_14"><text:s/></text:span><text:span text:style-name="T123_15">NAME</text:span><text:span text:style-name="T123_16"><text:s/></text:span><text:span text:style-name="T123_17">CONTAINING</text:span><text:span text:style-name="T123_18"><text:s/>"&amp;"<text:s text:c="8"/></text:span></text:p>
      <text:p text:style-name="P124"><text:span text:style-name="T124_1">factom</text:span><text:span text:style-name="T124_2">-</text:span><text:span text:style-name="T124_3">cli</text:span><text:span text:style-name="T124_4"><text:s/></text:span><text:span text:style-name="T124_5">generateaddress</text:span><text:span text:style-name="T124_6"><text:s/></text:span><text:span text:style-name="T124_7">fct</text:span><text:span text:style-name="T124_8"><text:s/>"'</text:span><text:span text:style-name="T124_9">F</text:span><text:span text:style-name="T124_10">&amp;02'"</text:span></text:p>
      <text:p text:style-name="P125"><text:span text:style-name="T125_1">echo</text:span><text:span text:style-name="T125_2"><text:s/></text:span></text:p>
      <text:p text:style-name="P126"><text:span text:style-name="T126_1">echo</text:span><text:span text:style-name="T126_2"><text:s/>1.1.1.12<text:s/></text:span><text:span text:style-name="T126_3">TRY</text:span><text:span text:style-name="T126_4"><text:s/></text:span><text:span text:style-name="T126_5">TO</text:span><text:span text:style-name="T126_6"><text:s/></text:span><text:span text:style-name="T126_7">CREATE</text:span><text:span text:style-name="T126_8"><text:s/></text:span><text:span text:style-name="T126_9">FACTOID</text:span><text:span text:style-name="T126_10"><text:s/></text:span><text:span text:style-name="T126_11">WALLET</text:span><text:span text:style-name="T126_12"><text:s/></text:span><text:span text:style-name="T126_13">ADDRESS</text:span><text:span text:style-name="T126_14"><text:s/></text:span><text:span text:style-name="T126_15">NAME</text:span><text:span text:style-name="T126_16"><text:s/></text:span><text:span text:style-name="T126_17">ENDING</text:span><text:span text:style-name="T126_18"><text:s/></text:span><text:span text:style-name="T126_19">WITH</text:span><text:span text:style-name="T126_20"><text:s/>"*"<text:s text:c="8"/></text:span></text:p>
      <text:p text:style-name="P127"><text:span text:style-name="T127_1">factom</text:span><text:span text:style-name="T127_2">-</text:span><text:span text:style-name="T127_3">cli</text:span><text:span text:style-name="T127_4"><text:s/></text:span><text:span text:style-name="T127_5">generateaddress</text:span><text:span text:style-name="T127_6"><text:s/></text:span><text:span text:style-name="T127_7">fct</text:span><text:span text:style-name="T127_8"><text:s/>"'</text:span><text:span text:style-name="T127_9">F</text:span><text:span text:style-name="T127_10">02*'"</text:span></text:p>
      <text:p text:style-name="P128"><text:span text:style-name="T128_1">echo</text:span><text:span text:style-name="T128_2"><text:s/></text:span></text:p>
      <text:p text:style-name="P129"><text:span text:style-name="T129_1">echo</text:span><text:span text:style-name="T129_2"><text:s/>1.1.1.13<text:s/></text:span><text:span text:style-name="T129_3">TRY</text:span><text:span text:style-name="T129_4"><text:s/></text:span><text:span text:style-name="T129_5">TO</text:span><text:span text:style-name="T129_6"><text:s/></text:span><text:span text:style-name="T129_7">CREATE</text:span><text:span text:style-name="T129_8"><text:s/></text:span><text:span text:style-name="T129_9">FACTOID</text:span><text:span text:style-name="T129_10"><text:s/></text:span><text:span text:style-name="T129_11">WALLET</text:span><text:span text:style-name="T129_12"><text:s/></text:span><text:span text:style-name="T129_13">ADDRESS</text:span><text:span text:style-name="T129_14"><text:s/></text:span><text:span text:style-name="T129_15">NAME</text:span><text:span text:style-name="T129_16"><text:s/></text:span><text:span text:style-name="T129_17">CONTAINING</text:span><text:span text:style-name="T129_18"><text:s/>"()"<text:s text:c="8"/></text:span></text:p>
      <text:p text:style-name="P130"><text:span text:style-name="T130_1">factom</text:span><text:span text:style-name="T130_2">-</text:span><text:span text:style-name="T130_3">cli</text:span><text:span text:style-name="T130_4"><text:s/></text:span><text:span text:style-name="T130_5">generateaddress</text:span><text:span text:style-name="T130_6"><text:s/></text:span><text:span text:style-name="T130_7">fct</text:span><text:span text:style-name="T130_8"><text:s/>"'(</text:span><text:span text:style-name="T130_9">F</text:span><text:span text:style-name="T130_10">02)'"</text:span></text:p>
      <text:p text:style-name="P131"><text:span text:style-name="T131_1">echo</text:span><text:span text:style-name="T131_2"><text:s/></text:span></text:p>
      <text:p text:style-name="P132"><text:span text:style-name="T132_1">echo</text:span><text:span text:style-name="T132_2"><text:s/>1.1.1.14<text:s/></text:span><text:span text:style-name="T132_3">TRY</text:span><text:span text:style-name="T132_4"><text:s/></text:span><text:span text:style-name="T132_5">TO</text:span><text:span text:style-name="T132_6"><text:s/></text:span><text:span text:style-name="T132_7">CREATE</text:span><text:span text:style-name="T132_8"><text:s/></text:span><text:span text:style-name="T132_9">FACTOID</text:span><text:span text:style-name="T132_10"><text:s/></text:span><text:span text:style-name="T132_11">WALLET</text:span><text:span text:style-name="T132_12"><text:s/></text:span><text:span text:style-name="T132_13">ADDRESS</text:span><text:span text:style-name="T132_14"><text:s/></text:span><text:span text:style-name="T132_15">NAME</text:span><text:span text:style-name="T132_16"><text:s/></text:span><text:span text:style-name="T132_17">STARTING</text:span><text:span text:style-name="T132_18"><text:s/></text:span><text:span text:style-name="T132_19">WITH</text:span><text:span text:style-name="T132_20"><text:s/>"+"<text:s text:c="8"/></text:span></text:p>
      <text:p text:style-name="P133"><text:span text:style-name="T133_1">factom</text:span><text:span text:style-name="T133_2">-</text:span><text:span text:style-name="T133_3">cli</text:span><text:span text:style-name="T133_4"><text:s/></text:span><text:span text:style-name="T133_5">generateaddress</text:span><text:span text:style-name="T133_6"><text:s/></text:span><text:span text:style-name="T133_7">fct</text:span><text:span text:style-name="T133_8"><text:s/>"'+</text:span><text:span text:style-name="T133_9">F</text:span><text:span text:style-name="T133_10">02'"</text:span></text:p>
      <text:p text:style-name="P134"><text:span text:style-name="T134_1">echo</text:span><text:span text:style-name="T134_2"><text:s/></text:span></text:p>
      <text:p text:style-name="P135"><text:span text:style-name="T135_1">echo</text:span><text:span text:style-name="T135_2"><text:s/>1.1.1.15<text:s/></text:span><text:span text:style-name="T135_3">TRY</text:span><text:span text:style-name="T135_4"><text:s/></text:span><text:span text:style-name="T135_5">TO</text:span><text:span text:style-name="T135_6"><text:s/></text:span><text:span text:style-name="T135_7">CREATE</text:span><text:span text:style-name="T135_8"><text:s/></text:span><text:span text:style-name="T135_9">FACTOID</text:span><text:span text:style-name="T135_10"><text:s/></text:span><text:span text:style-name="T135_11">WALLET</text:span><text:span text:style-name="T135_12"><text:s/></text:span><text:span text:style-name="T135_13">ADDRESS</text:span><text:span text:style-name="T135_14"><text:s/></text:span><text:span text:style-name="T135_15">NAME</text:span><text:span text:style-name="T135_16"><text:s/></text:span><text:span text:style-name="T135_17">CONTAINING</text:span><text:span text:style-name="T135_18"><text:s/>"="<text:s text:c="8"/></text:span></text:p>
      <text:p text:style-name="P136"><text:span text:style-name="T136_1">factom</text:span><text:span text:style-name="T136_2">-</text:span><text:span text:style-name="T136_3">cli</text:span><text:span text:style-name="T136_4"><text:s/></text:span><text:span text:style-name="T136_5">generateaddress</text:span><text:span text:style-name="T136_6"><text:s/></text:span><text:span text:style-name="T136_7">fct</text:span><text:span text:style-name="T136_8"><text:s/>"'</text:span><text:span text:style-name="T136_9">F</text:span><text:span text:style-name="T136_10">=02'"</text:span></text:p>
      <text:p text:style-name="P137"><text:span text:style-name="T137_1">echo</text:span><text:span text:style-name="T137_2"><text:s/></text:span></text:p>
      <text:p text:style-name="P138"><text:span text:style-name="T138_1">echo</text:span><text:span text:style-name="T138_2"><text:s/>1.1.1.16<text:s/></text:span><text:span text:style-name="T138_3">TRY</text:span><text:span text:style-name="T138_4"><text:s/></text:span><text:span text:style-name="T138_5">TO</text:span><text:span text:style-name="T138_6"><text:s/></text:span><text:span text:style-name="T138_7">CREATE</text:span><text:span text:style-name="T138_8"><text:s/></text:span><text:span text:style-name="T138_9">FACTOID</text:span><text:span text:style-name="T138_10"><text:s/></text:span><text:span text:style-name="T138_11">WALLET</text:span><text:span text:style-name="T138_12"><text:s/></text:span><text:span text:style-name="T138_13">ADDRESS</text:span><text:span text:style-name="T138_14"><text:s/></text:span><text:span text:style-name="T138_15">NAME</text:span><text:span text:style-name="T138_16"><text:s/></text:span><text:span text:style-name="T138_17">CONTAINING</text:span><text:span text:style-name="T138_18"><text:s/>"{}"<text:s text:c="8"/></text:span></text:p>
      <text:p text:style-name="P139"><text:span text:style-name="T139_1">factom</text:span><text:span text:style-name="T139_2">-</text:span><text:span text:style-name="T139_3">cli</text:span><text:span text:style-name="T139_4"><text:s/></text:span><text:span text:style-name="T139_5">generateaddress</text:span><text:span text:style-name="T139_6"><text:s/></text:span><text:span text:style-name="T139_7">fct</text:span><text:span text:style-name="T139_8"><text:s/>"'{</text:span><text:span text:style-name="T139_9">F</text:span><text:span text:style-name="T139_10">02}'"</text:span></text:p>
      <text:p text:style-name="P140"><text:span text:style-name="T140_1">echo</text:span><text:span text:style-name="T140_2"><text:s/></text:span></text:p>
      <text:p text:style-name="P141"><text:span text:style-name="T141_1">echo</text:span><text:span text:style-name="T141_2"><text:s/>1.1.1.17<text:s/></text:span><text:span text:style-name="T141_3">TRY</text:span><text:span text:style-name="T141_4"><text:s/></text:span><text:span text:style-name="T141_5">TO</text:span><text:span text:style-name="T141_6"><text:s/></text:span><text:span text:style-name="T141_7">CREATE</text:span><text:span text:style-name="T141_8"><text:s/></text:span><text:span text:style-name="T141_9">FACTOID</text:span><text:span text:style-name="T141_10"><text:s/></text:span><text:span text:style-name="T141_11">WALLET</text:span><text:span text:style-name="T141_12"><text:s/></text:span><text:span text:style-name="T141_13">ADDRESS</text:span><text:span text:style-name="T141_14"><text:s/></text:span><text:span text:style-name="T141_15">NAME</text:span><text:span text:style-name="T141_16"><text:s/></text:span><text:span text:style-name="T141_17">CONTAINING</text:span><text:span text:style-name="T141_18"><text:s/>"[]"<text:s text:c="8"/></text:span></text:p>
      <text:p text:style-name="P142"><text:span text:style-name="T142_1">factom</text:span><text:span text:style-name="T142_2">-</text:span><text:span text:style-name="T142_3">cli</text:span><text:span text:style-name="T142_4"><text:s/></text:span><text:span text:style-name="T142_5">generateaddress</text:span><text:span text:style-name="T142_6"><text:s/></text:span><text:span text:style-name="T142_7">fct</text:span><text:span text:style-name="T142_8"><text:s/>"'[</text:span><text:span text:style-name="T142_9">F</text:span><text:span text:style-name="T142_10">02]'"</text:span></text:p>
      <text:p text:style-name="P143"><text:span text:style-name="T143_1">echo</text:span><text:span text:style-name="T143_2"><text:s/></text:span></text:p>
      <text:p text:style-name="P144"><text:span text:style-name="T144_1">echo</text:span><text:span text:style-name="T144_2"><text:s/>1.1.1.18<text:s/></text:span><text:span text:style-name="T144_3">TRY</text:span><text:span text:style-name="T144_4"><text:s/></text:span><text:span text:style-name="T144_5">TO</text:span><text:span text:style-name="T144_6"><text:s/></text:span><text:span text:style-name="T144_7">CREATE</text:span><text:span text:style-name="T144_8"><text:s/></text:span><text:span text:style-name="T144_9">FACTOID</text:span><text:span text:style-name="T144_10"><text:s/></text:span><text:span text:style-name="T144_11">WALLET</text:span><text:span text:style-name="T144_12"><text:s/></text:span><text:span text:style-name="T144_13">ADDRESS</text:span><text:span text:style-name="T144_14"><text:s/></text:span><text:span text:style-name="T144_15">NAME</text:span><text:span text:style-name="T144_16"><text:s/></text:span><text:span text:style-name="T144_17">ENDING</text:span><text:span text:style-name="T144_18"><text:s/></text:span><text:span text:style-name="T144_19">WITH</text:span><text:span text:style-name="T144_20"><text:s/>"|"<text:s text:c="8"/></text:span></text:p>
      <text:p text:style-name="P145"><text:span text:style-name="T145_1">factom</text:span><text:span text:style-name="T145_2">-</text:span><text:span text:style-name="T145_3">cli</text:span><text:span text:style-name="T145_4"><text:s/></text:span><text:span text:style-name="T145_5">generateaddress</text:span><text:span text:style-name="T145_6"><text:s/></text:span><text:span text:style-name="T145_7">fct</text:span><text:span text:style-name="T145_8"><text:s/>"'</text:span><text:span text:style-name="T145_9">F</text:span><text:span text:style-name="T145_10">02|'"</text:span></text:p>
      <text:p text:style-name="P146"><text:span text:style-name="T146_1">echo</text:span><text:span text:style-name="T146_2"><text:s/></text:span></text:p>
      <text:p text:style-name="P147"><text:span text:style-name="T147_1">echo</text:span><text:span text:style-name="T147_2"><text:s/>1.1.1.19<text:s/></text:span><text:span text:style-name="T147_3">TRY</text:span><text:span text:style-name="T147_4"><text:s/></text:span><text:span text:style-name="T147_5">TO</text:span><text:span text:style-name="T147_6"><text:s/></text:span><text:span text:style-name="T147_7">CREATE</text:span><text:span text:style-name="T147_8"><text:s/></text:span><text:span text:style-name="T147_9">FACTOID</text:span><text:span text:style-name="T147_10"><text:s/></text:span><text:span text:style-name="T147_11">WALLET</text:span><text:span text:style-name="T147_12"><text:s/></text:span><text:span text:style-name="T147_13">ADDRESS</text:span><text:span text:style-name="T147_14"><text:s/></text:span><text:span text:style-name="T147_15">NAME</text:span><text:span text:style-name="T147_16"><text:s/></text:span><text:span text:style-name="T147_17">STARTING</text:span><text:span text:style-name="T147_18"><text:s/></text:span><text:span text:style-name="T147_19">WITH</text:span><text:span text:style-name="T147_20"><text:s/>":"<text:s text:c="8"/></text:span></text:p>
      <text:p text:style-name="P148"><text:span text:style-name="T148_1">factom</text:span><text:span text:style-name="T148_2">-</text:span><text:span text:style-name="T148_3">cli</text:span><text:span text:style-name="T148_4"><text:s/></text:span><text:span text:style-name="T148_5">generateaddress</text:span><text:span text:style-name="T148_6"><text:s/></text:span><text:span text:style-name="T148_7">fct</text:span><text:span text:style-name="T148_8"><text:s/>"':</text:span><text:span text:style-name="T148_9">F</text:span><text:span text:style-name="T148_10">02'"</text:span></text:p>
      <text:p text:style-name="P149"><text:span text:style-name="T149_1">echo</text:span><text:span text:style-name="T149_2"><text:s/></text:span></text:p>
      <text:p text:style-name="P150"><text:span text:style-name="T150_1">echo</text:span><text:span text:style-name="T150_2"><text:s/>1.1.1.20<text:s/></text:span><text:span text:style-name="T150_3">TRY</text:span><text:span text:style-name="T150_4"><text:s/></text:span><text:span text:style-name="T150_5">TO</text:span><text:span text:style-name="T150_6"><text:s/></text:span><text:span text:style-name="T150_7">CREATE</text:span><text:span text:style-name="T150_8"><text:s/></text:span><text:span text:style-name="T150_9">FACTOID</text:span><text:span text:style-name="T150_10"><text:s/></text:span><text:span text:style-name="T150_11">WALLET</text:span><text:span text:style-name="T150_12"><text:s/></text:span><text:span text:style-name="T150_13">ADDRESS</text:span><text:span text:style-name="T150_14"><text:s/></text:span><text:span text:style-name="T150_15">NAME</text:span><text:span text:style-name="T150_16"><text:s/></text:span><text:span text:style-name="T150_17">CONTAINING</text:span><text:span text:style-name="T150_18"><text:s/>";"<text:s text:c="8"/></text:span></text:p>
      <text:p text:style-name="P151"><text:span text:style-name="T151_1">factom</text:span><text:span text:style-name="T151_2">-</text:span><text:span text:style-name="T151_3">cli</text:span><text:span text:style-name="T151_4"><text:s/></text:span><text:span text:style-name="T151_5">generateaddress</text:span><text:span text:style-name="T151_6"><text:s/></text:span><text:span text:style-name="T151_7">fct</text:span><text:span text:style-name="T151_8"><text:s/>"'</text:span><text:span text:style-name="T151_9">F</text:span><text:span text:style-name="T151_10">;02'"</text:span></text:p>
      <text:p text:style-name="P152"><text:span text:style-name="T152_1">echo</text:span><text:span text:style-name="T152_2"><text:s/></text:span></text:p>
      <text:p text:style-name="P153"><text:span text:style-name="T153_1">echo</text:span><text:span text:style-name="T153_2"><text:s/>1.1.1.21<text:s/></text:span><text:span text:style-name="T153_3">TRY</text:span><text:span text:style-name="T153_4"><text:s/></text:span><text:span text:style-name="T153_5">TO</text:span><text:span text:style-name="T153_6"><text:s/></text:span><text:span text:style-name="T153_7">CREATE</text:span><text:span text:style-name="T153_8"><text:s/></text:span><text:span text:style-name="T153_9">FACTOID</text:span><text:span text:style-name="T153_10"><text:s/></text:span><text:span text:style-name="T153_11">WALLET</text:span><text:span text:style-name="T153_12"><text:s/></text:span><text:span text:style-name="T153_13">ADDRESS</text:span><text:span text:style-name="T153_14"><text:s/></text:span><text:span text:style-name="T153_15">NAME</text:span><text:span text:style-name="T153_16"><text:s/></text:span><text:span text:style-name="T153_17">ENDING</text:span><text:span text:style-name="T153_18"><text:s/></text:span><text:span text:style-name="T153_19">WITH</text:span><text:span text:style-name="T153_20"><text:s/>"\""<text:s text:c="8"/></text:span></text:p>
      <text:p text:style-name="P154"><text:span text:style-name="T154_1">factom</text:span><text:span text:style-name="T154_2">-</text:span><text:span text:style-name="T154_3">cli</text:span><text:span text:style-name="T154_4"><text:s/></text:span><text:span text:style-name="T154_5">generateaddress</text:span><text:span text:style-name="T154_6"><text:s/></text:span><text:span text:style-name="T154_7">fct</text:span><text:span text:style-name="T154_8"><text:s/>"'</text:span><text:span text:style-name="T154_9">F</text:span><text:span text:style-name="T154_10">02\"'"</text:span></text:p>
      <text:p text:style-name="P155"><text:span text:style-name="T155_1">echo</text:span><text:span text:style-name="T155_2"><text:s/></text:span></text:p>
      <text:p text:style-name="P156"><text:span text:style-name="T156_1">echo</text:span><text:span text:style-name="T156_2"><text:s/>1.1.1.22<text:s/></text:span><text:span text:style-name="T156_3">TRY</text:span><text:span text:style-name="T156_4"><text:s/></text:span><text:span text:style-name="T156_5">TO</text:span><text:span text:style-name="T156_6"><text:s/></text:span><text:span text:style-name="T156_7">CREATE</text:span><text:span text:style-name="T156_8"><text:s/></text:span><text:span text:style-name="T156_9">FACTOID</text:span><text:span text:style-name="T156_10"><text:s/></text:span><text:span text:style-name="T156_11">WALLET</text:span><text:span text:style-name="T156_12"><text:s/></text:span><text:span text:style-name="T156_13">ADDRESS</text:span><text:span text:style-name="T156_14"><text:s/></text:span><text:span text:style-name="T156_15">NAME</text:span><text:span text:style-name="T156_16"><text:s/></text:span><text:span text:style-name="T156_17">STARTING</text:span><text:span text:style-name="T156_18"><text:s/></text:span><text:span text:style-name="T156_19">WITH</text:span><text:span text:style-name="T156_20"><text:s/>"'"<text:s text:c="8"/></text:span></text:p>
      <text:p text:style-name="P157"><text:span text:style-name="T157_1">factom</text:span><text:span text:style-name="T157_2">-</text:span><text:span text:style-name="T157_3">cli</text:span><text:span text:style-name="T157_4"><text:s/></text:span><text:span text:style-name="T157_5">generateaddress</text:span><text:span text:style-name="T157_6"><text:s/></text:span><text:span text:style-name="T157_7">fct</text:span><text:span text:style-name="T157_8"><text:s/>"''</text:span><text:span text:style-name="T157_9">F</text:span><text:span text:style-name="T157_10">02'"</text:span></text:p>
      <text:p text:style-name="P158"><text:span text:style-name="T158_1">echo</text:span><text:span text:style-name="T158_2"><text:s/></text:span></text:p>
      <text:p text:style-name="P159"><text:span text:style-name="T159_1">echo</text:span><text:span text:style-name="T159_2"><text:s/>1.1.1.23<text:s/></text:span><text:span text:style-name="T159_3">TRY</text:span><text:span text:style-name="T159_4"><text:s/></text:span><text:span text:style-name="T159_5">TO</text:span><text:span text:style-name="T159_6"><text:s/></text:span><text:span text:style-name="T159_7">CREATE</text:span><text:span text:style-name="T159_8"><text:s/></text:span><text:span text:style-name="T159_9">FACTOID</text:span><text:span text:style-name="T159_10"><text:s/></text:span><text:span text:style-name="T159_11">WALLET</text:span><text:span text:style-name="T159_12"><text:s/></text:span><text:span text:style-name="T159_13">ADDRESS</text:span><text:span text:style-name="T159_14"><text:s/></text:span><text:span text:style-name="T159_15">NAME</text:span><text:span text:style-name="T159_16"><text:s/></text:span><text:span text:style-name="T159_17">CONTAINING</text:span><text:span text:style-name="T159_18"><text:s/>"&lt;"<text:s text:c="8"/></text:span></text:p>
      <text:p text:style-name="P160"><text:span text:style-name="T160_1">factom</text:span><text:span text:style-name="T160_2">-</text:span><text:span text:style-name="T160_3">cli</text:span><text:span text:style-name="T160_4"><text:s/></text:span><text:span text:style-name="T160_5">generateaddress</text:span><text:span text:style-name="T160_6"><text:s/></text:span><text:span text:style-name="T160_7">fct</text:span><text:span text:style-name="T160_8"><text:s/>"'</text:span><text:span text:style-name="T160_9">F</text:span><text:span text:style-name="T160_10">&lt;02'"</text:span></text:p>
      <text:p text:style-name="P161"><text:span text:style-name="T161_1">echo</text:span><text:span text:style-name="T161_2"><text:s/></text:span></text:p>
      <text:p text:style-name="P162"><text:span text:style-name="T162_1">echo</text:span><text:span text:style-name="T162_2"><text:s/>1.1.1.24<text:s/></text:span><text:span text:style-name="T162_3">TRY</text:span><text:span text:style-name="T162_4"><text:s/></text:span><text:span text:style-name="T162_5">TO</text:span><text:span text:style-name="T162_6"><text:s/></text:span><text:span text:style-name="T162_7">CREATE</text:span><text:span text:style-name="T162_8"><text:s/></text:span><text:span text:style-name="T162_9">FACTOID</text:span><text:span text:style-name="T162_10"><text:s/></text:span><text:span text:style-name="T162_11">WALLET</text:span><text:span text:style-name="T162_12"><text:s/></text:span><text:span text:style-name="T162_13">ADDRESS</text:span><text:span text:style-name="T162_14"><text:s/></text:span><text:span text:style-name="T162_15">NAME</text:span><text:span text:style-name="T162_16"><text:s/></text:span><text:span text:style-name="T162_17">ENDING</text:span><text:span text:style-name="T162_18"><text:s/></text:span><text:span text:style-name="T162_19">WITH</text:span><text:span text:style-name="T162_20"><text:s/>","<text:s text:c="8"/></text:span></text:p>
      <text:p text:style-name="P163"><text:span text:style-name="T163_1">factom</text:span><text:span text:style-name="T163_2">-</text:span><text:span text:style-name="T163_3">cli</text:span><text:span text:style-name="T163_4"><text:s/></text:span><text:span text:style-name="T163_5">generateaddress</text:span><text:span text:style-name="T163_6"><text:s/></text:span><text:span text:style-name="T163_7">fct</text:span><text:span text:style-name="T163_8"><text:s/>"'</text:span><text:span text:style-name="T163_9">F</text:span><text:span text:style-name="T163_10">02,'"</text:span></text:p>
      <text:p text:style-name="P164"><text:span text:style-name="T164_1">echo</text:span><text:span text:style-name="T164_2"><text:s/></text:span></text:p>
      <text:p text:style-name="P165"><text:span text:style-name="T165_1">echo</text:span><text:span text:style-name="T165_2"><text:s/>1.1.1.25<text:s/></text:span><text:span text:style-name="T165_3">TRY</text:span><text:span text:style-name="T165_4"><text:s/></text:span><text:span text:style-name="T165_5">TO</text:span><text:span text:style-name="T165_6"><text:s/></text:span><text:span text:style-name="T165_7">CREATE</text:span><text:span text:style-name="T165_8"><text:s/></text:span><text:span text:style-name="T165_9">FACTOID</text:span><text:span text:style-name="T165_10"><text:s/></text:span><text:span text:style-name="T165_11">WALLET</text:span><text:span text:style-name="T165_12"><text:s/></text:span><text:span text:style-name="T165_13">ADDRESS</text:span><text:span text:style-name="T165_14"><text:s/></text:span><text:span text:style-name="T165_15">NAME</text:span><text:span text:style-name="T165_16"><text:s/></text:span><text:span text:style-name="T165_17">STARTING</text:span><text:span text:style-name="T165_18"><text:s/></text:span><text:span text:style-name="T165_19">WITH</text:span><text:span text:style-name="T165_20"><text:s/>"&gt;"<text:s text:c="8"/></text:span></text:p>
      <text:p text:style-name="P166"><text:span text:style-name="T166_1">factom</text:span><text:span text:style-name="T166_2">-</text:span><text:span text:style-name="T166_3">cli</text:span><text:span text:style-name="T166_4"><text:s/></text:span><text:span text:style-name="T166_5">generateaddress</text:span><text:span text:style-name="T166_6"><text:s/></text:span><text:span text:style-name="T166_7">fct</text:span><text:span text:style-name="T166_8"><text:s/>"'&gt;</text:span><text:span text:style-name="T166_9">F</text:span><text:span text:style-name="T166_10">02'"</text:span></text:p>
      <text:p text:style-name="P167"><text:span text:style-name="T167_1">echo</text:span><text:span text:style-name="T167_2"><text:s/></text:span></text:p>
      <text:p text:style-name="P168"><text:span text:style-name="T168_1">echo</text:span><text:span text:style-name="T168_2"><text:s/>1.1.1.26<text:s/></text:span><text:span text:style-name="T168_3">TRY</text:span><text:span text:style-name="T168_4"><text:s/></text:span><text:span text:style-name="T168_5">TO</text:span><text:span text:style-name="T168_6"><text:s/></text:span><text:span text:style-name="T168_7">CREATE</text:span><text:span text:style-name="T168_8"><text:s/></text:span><text:span text:style-name="T168_9">FACTOID</text:span><text:span text:style-name="T168_10"><text:s/></text:span><text:span text:style-name="T168_11">WALLET</text:span><text:span text:style-name="T168_12"><text:s/></text:span><text:span text:style-name="T168_13">ADDRESS</text:span><text:span text:style-name="T168_14"><text:s/></text:span><text:span text:style-name="T168_15">NAME</text:span><text:span text:style-name="T168_16"><text:s/></text:span><text:span text:style-name="T168_17">CONTAINING</text:span><text:span text:style-name="T168_18"><text:s/>"."<text:s text:c="8"/></text:span></text:p>
      <text:p text:style-name="P169"><text:span text:style-name="T169_1">factom</text:span><text:span text:style-name="T169_2">-</text:span><text:span text:style-name="T169_3">cli</text:span><text:span text:style-name="T169_4"><text:s/></text:span><text:span text:style-name="T169_5">generateaddress</text:span><text:span text:style-name="T169_6"><text:s/></text:span><text:span text:style-name="T169_7">fct</text:span><text:span text:style-name="T169_8"><text:s/>"'</text:span><text:span text:style-name="T169_9">F</text:span><text:span text:style-name="T169_10">.02'"</text:span></text:p>
      <text:p text:style-name="P170"><text:span text:style-name="T170_1">echo</text:span><text:span text:style-name="T170_2"><text:s/></text:span></text:p>
      <text:p text:style-name="P171"><text:span text:style-name="T171_1">echo</text:span><text:span text:style-name="T171_2"><text:s/>1.1.1.27<text:s/></text:span><text:span text:style-name="T171_3">TRY</text:span><text:span text:style-name="T171_4"><text:s/></text:span><text:span text:style-name="T171_5">TO</text:span><text:span text:style-name="T171_6"><text:s/></text:span><text:span text:style-name="T171_7">CREATE</text:span><text:span text:style-name="T171_8"><text:s/></text:span><text:span text:style-name="T171_9">FACTOID</text:span><text:span text:style-name="T171_10"><text:s/></text:span><text:span text:style-name="T171_11">WALLET</text:span><text:span text:style-name="T171_12"><text:s/></text:span><text:span text:style-name="T171_13">ADDRESS</text:span><text:span text:style-name="T171_14"><text:s/></text:span><text:span text:style-name="T171_15">NAME</text:span><text:span text:style-name="T171_16"><text:s/></text:span><text:span text:style-name="T171_17">ENDING</text:span><text:span text:style-name="T171_18"><text:s/></text:span><text:span text:style-name="T171_19">WITH</text:span><text:span text:style-name="T171_20"><text:s/>"?"<text:s text:c="8"/></text:span></text:p>
      <text:p text:style-name="P172"><text:span text:style-name="T172_1">factom</text:span><text:span text:style-name="T172_2">-</text:span><text:span text:style-name="T172_3">cli</text:span><text:span text:style-name="T172_4"><text:s/></text:span><text:span text:style-name="T172_5">generateaddress</text:span><text:span text:style-name="T172_6"><text:s/></text:span><text:span text:style-name="T172_7">fct</text:span><text:span text:style-name="T172_8"><text:s/>"'</text:span><text:span text:style-name="T172_9">F</text:span><text:span text:style-name="T172_10">02?'"</text:span></text:p>
      <text:p text:style-name="P173"><text:span text:style-name="T173_1">echo</text:span><text:span text:style-name="T173_2"><text:s/></text:span></text:p>
      <text:p text:style-name="P174"><text:span text:style-name="T174_1">echo</text:span><text:span text:style-name="T174_2"><text:s/>1.1.1.28<text:s/></text:span><text:span text:style-name="T174_3">TRY</text:span><text:span text:style-name="T174_4"><text:s/></text:span><text:span text:style-name="T174_5">TO</text:span><text:span text:style-name="T174_6"><text:s/></text:span><text:span text:style-name="T174_7">CREATE</text:span><text:span text:style-name="T174_8"><text:s/></text:span><text:span text:style-name="T174_9">FACTOID</text:span><text:span text:style-name="T174_10"><text:s/></text:span><text:span text:style-name="T174_11">WALLET</text:span><text:span text:style-name="T174_12"><text:s/></text:span><text:span text:style-name="T174_13">ADDRESS</text:span><text:span text:style-name="T174_14"><text:s/></text:span><text:span text:style-name="T174_15">NAME</text:span><text:span text:style-name="T174_16"><text:s/></text:span><text:span text:style-name="T174_17">STARTING</text:span><text:span text:style-name="T174_18"><text:s/></text:span><text:span text:style-name="T174_19">WITH</text:span><text:span text:style-name="T174_20"><text:s/>"\\"<text:s text:c="8"/></text:span></text:p>
      <text:p text:style-name="P175"><text:span text:style-name="T175_1">factom</text:span><text:span text:style-name="T175_2">-</text:span><text:span text:style-name="T175_3">cli</text:span><text:span text:style-name="T175_4"><text:s/></text:span><text:span text:style-name="T175_5">generateaddress</text:span><text:span text:style-name="T175_6"><text:s/></text:span><text:span text:style-name="T175_7">fct</text:span><text:span text:style-name="T175_8"><text:s/>"'\</text:span><text:span text:style-name="T175_9">F</text:span><text:span text:style-name="T175_10">02'"</text:span></text:p>
      <text:p text:style-name="P176"><text:span text:style-name="T176_1">echo</text:span><text:span text:style-name="T176_2"><text:s/></text:span></text:p>
      <text:p text:style-name="P177"/>
      <text:p text:style-name="P178"><text:span text:style-name="T178_1">echo</text:span><text:span text:style-name="T178_2"><text:s/>1.1.2<text:s/></text:span><text:span text:style-name="T178_3">GET</text:span><text:span text:style-name="T178_4"><text:s/></text:span><text:span text:style-name="T178_5">FACTOID</text:span><text:span text:style-name="T178_6"><text:s/></text:span><text:span text:style-name="T178_7">WALLET</text:span><text:span text:style-name="T178_8"><text:s/></text:span><text:span text:style-name="T178_9">ADDRESS</text:span><text:span text:style-name="T178_10"><text:s/></text:span><text:span text:style-name="T178_11">BALANCES</text:span><text:span text:style-name="T178_12"><text:s text:c="8"/></text:span></text:p>
      <text:p text:style-name="P179"><text:span text:style-name="T179_1">echo</text:span></text:p>
      <text:p text:style-name="P180"><text:span text:style-name="T180_1">echo</text:span><text:span text:style-name="T180_2"><text:s/>1.1.2.1<text:s/></text:span><text:span text:style-name="T180_3">LIST</text:span><text:span text:style-name="T180_4"><text:s/></text:span><text:span text:style-name="T180_5">ALL</text:span><text:span text:style-name="T180_6"><text:s/></text:span><text:span text:style-name="T180_7">WALLET</text:span><text:span text:style-name="T180_8"><text:s/></text:span><text:span text:style-name="T180_9">ADDRESS</text:span><text:span text:style-name="T180_10"><text:s/></text:span><text:span text:style-name="T180_11">BALANCES</text:span><text:span text:style-name="T180_12"><text:s text:c="8"/></text:span></text:p>
      <text:p text:style-name="P181"><text:span text:style-name="T181_1">factom</text:span><text:span text:style-name="T181_2">-</text:span><text:span text:style-name="T181_3">cli</text:span><text:span text:style-name="T181_4"><text:s/></text:span><text:span text:style-name="T181_5">getaddresses</text:span></text:p>
      <text:p text:style-name="P182"><text:span text:style-name="T182_1">echo</text:span><text:span text:style-name="T182_2"><text:s/></text:span></text:p>
      <text:p text:style-name="P183"><text:span text:style-name="T183_1">echo</text:span><text:span text:style-name="T183_2"><text:s/>1.1.2.2<text:s/></text:span><text:span text:style-name="T183_3">LIST</text:span><text:span text:style-name="T183_4"><text:s/></text:span><text:span text:style-name="T183_5">FACTOID</text:span><text:span text:style-name="T183_6"><text:s/></text:span><text:span text:style-name="T183_7">WALLET</text:span><text:span text:style-name="T183_8"><text:s/></text:span><text:span text:style-name="T183_9">ADDRESS</text:span><text:span text:style-name="T183_10"><text:s/></text:span><text:span text:style-name="T183_11">BALANCES</text:span><text:span text:style-name="T183_12"><text:s/></text:span><text:span text:style-name="T183_13">INDIVIDUALLY</text:span><text:span text:style-name="T183_14"><text:s text:c="8"/></text:span></text:p>
      <text:p text:style-name="P184"><text:span text:style-name="T184_1">factom</text:span><text:span text:style-name="T184_2">-</text:span><text:span text:style-name="T184_3">cli</text:span><text:span text:style-name="T184_4"><text:s/></text:span><text:span text:style-name="T184_5">balance</text:span><text:span text:style-name="T184_6"><text:s/></text:span><text:span text:style-name="T184_7">fct</text:span><text:span text:style-name="T184_8"><text:s/></text:span><text:span text:style-name="T184_9">factoid</text:span><text:span text:style-name="T184_10">-</text:span><text:span text:style-name="T184_11">wallet</text:span><text:span text:style-name="T184_12">-</text:span><text:span text:style-name="T184_13">address</text:span><text:span text:style-name="T184_14">-</text:span><text:span text:style-name="T184_15">name</text:span><text:span text:style-name="T184_16">01</text:span></text:p>
      <text:p text:style-name="P185"><text:span text:style-name="T185_1">factom</text:span><text:span text:style-name="T185_2">-</text:span><text:span text:style-name="T185_3">cli</text:span><text:span text:style-name="T185_4"><text:s/></text:span><text:span text:style-name="T185_5">balance</text:span><text:span text:style-name="T185_6"><text:s/></text:span><text:span text:style-name="T185_7">fct</text:span><text:span text:style-name="T185_8"><text:s/>$</text:span><text:span text:style-name="T185_9">FACTOIDWALLETADDRESSKEY</text:span><text:span text:style-name="T185_10">01</text:span></text:p>
      <text:p text:style-name="P186"><text:span text:style-name="T186_1">factom</text:span><text:span text:style-name="T186_2">-</text:span><text:span text:style-name="T186_3">cli</text:span><text:span text:style-name="T186_4"><text:s/></text:span><text:span text:style-name="T186_5">balance</text:span><text:span text:style-name="T186_6"><text:s/></text:span><text:span text:style-name="T186_7">fct</text:span><text:span text:style-name="T186_8"><text:s/></text:span><text:span text:style-name="T186_9">factoid</text:span><text:span text:style-name="T186_10">-</text:span><text:span text:style-name="T186_11">wallet</text:span><text:span text:style-name="T186_12">-</text:span><text:span text:style-name="T186_13">address</text:span><text:span text:style-name="T186_14">-</text:span><text:span text:style-name="T186_15">name</text:span><text:span text:style-name="T186_16">02</text:span></text:p>
      <text:p text:style-name="P187"><text:span text:style-name="T187_1">factom</text:span><text:span text:style-name="T187_2">-</text:span><text:span text:style-name="T187_3">cli</text:span><text:span text:style-name="T187_4"><text:s/></text:span><text:span text:style-name="T187_5">balance</text:span><text:span text:style-name="T187_6"><text:s/></text:span><text:span text:style-name="T187_7">fct</text:span><text:span text:style-name="T187_8"><text:s/>$</text:span><text:span text:style-name="T187_9">FACTOIDWALLETADDRESSKEY</text:span><text:span text:style-name="T187_10">02</text:span></text:p>
      <text:p text:style-name="P188"><text:span text:style-name="T188_1">echo</text:span><text:span text:style-name="T188_2"><text:s/></text:span></text:p>
      <text:p text:style-name="P189"><text:span text:style-name="T189_1">echo</text:span><text:span text:style-name="T189_2"><text:s/>1.1.2.3<text:s/></text:span><text:span text:style-name="T189_3">REQUEST</text:span><text:span text:style-name="T189_4"><text:s/></text:span><text:span text:style-name="T189_5">BALANCE</text:span><text:span text:style-name="T189_6"><text:s/></text:span><text:span text:style-name="T189_7">OF</text:span><text:span text:style-name="T189_8"><text:s/></text:span><text:span text:style-name="T189_9">NON</text:span><text:span text:style-name="T189_10">-</text:span><text:span text:style-name="T189_11">EXISTENT</text:span><text:span text:style-name="T189_12"><text:s/></text:span><text:span text:style-name="T189_13">FACTOID</text:span><text:span text:style-name="T189_14"><text:s/></text:span><text:span text:style-name="T189_15">WALLET</text:span><text:span text:style-name="T189_16"><text:s/></text:span><text:span text:style-name="T189_17">ADDRESS</text:span></text:p>
      <text:p text:style-name="P190"><text:span text:style-name="T190_1">factom</text:span><text:span text:style-name="T190_2">-</text:span><text:span text:style-name="T190_3">cli</text:span><text:span text:style-name="T190_4"><text:s/></text:span><text:span text:style-name="T190_5">balance</text:span><text:span text:style-name="T190_6"><text:s/></text:span><text:span text:style-name="T190_7">fct</text:span><text:span text:style-name="T190_8"><text:s/></text:span><text:span text:style-name="T190_9">xxx</text:span></text:p>
      <text:p text:style-name="P191"><text:span text:style-name="T191_1">echo</text:span><text:span text:style-name="T191_2"><text:s/></text:span></text:p>
      <text:p text:style-name="P192"><text:span text:style-name="T192_1">echo</text:span><text:span text:style-name="T192_2"><text:s/>1.1.2.4<text:s/></text:span><text:span text:style-name="T192_3">REQUEST</text:span><text:span text:style-name="T192_4"><text:s/></text:span><text:span text:style-name="T192_5">BALANCE</text:span><text:span text:style-name="T192_6"><text:s/></text:span><text:span text:style-name="T192_7">OF</text:span><text:span text:style-name="T192_8"><text:s/></text:span><text:span text:style-name="T192_9">FACTOID</text:span><text:span text:style-name="T192_10"><text:s/></text:span><text:span text:style-name="T192_11">WALLET</text:span><text:span text:style-name="T192_12"><text:s/></text:span><text:span text:style-name="T192_13">ADDRESS</text:span><text:span text:style-name="T192_14"><text:s/></text:span><text:span text:style-name="T192_15">NAME</text:span><text:span text:style-name="T192_16"><text:s/></text:span><text:span text:style-name="T192_17">TOO</text:span><text:span text:style-name="T192_18"><text:s/></text:span><text:span text:style-name="T192_19">LONG</text:span></text:p>
      <text:p text:style-name="P193"><text:span text:style-name="T193_1">factom</text:span><text:span text:style-name="T193_2">-</text:span><text:span text:style-name="T193_3">cli</text:span><text:span text:style-name="T193_4"><text:s/></text:span><text:span text:style-name="T193_5">balance</text:span><text:span text:style-name="T193_6"><text:s/></text:span><text:span text:style-name="T193_7">fct</text:span><text:span text:style-name="T193_8"><text:s/></text:span><text:span text:style-name="T193_9">factoid</text:span><text:span text:style-name="T193_10">-</text:span><text:span text:style-name="T193_11">wallet</text:span><text:span text:style-name="T193_12">-</text:span><text:span text:style-name="T193_13">address</text:span><text:span text:style-name="T193_14">-</text:span><text:span text:style-name="T193_15">name</text:span><text:span text:style-name="T193_16">890123</text:span></text:p>
      <text:p text:style-name="P194"><text:span text:style-name="T194_1">echo</text:span><text:span text:style-name="T194_2"><text:s/></text:span></text:p>
      <text:p text:style-name="P195"><text:span text:style-name="T195_1">echo</text:span><text:span text:style-name="T195_2"><text:s/>1.1.2.5<text:s/></text:span><text:span text:style-name="T195_3">REQUEST</text:span><text:span text:style-name="T195_4"><text:s/></text:span><text:span text:style-name="T195_5">BALANCE</text:span><text:span text:style-name="T195_6"><text:s/></text:span><text:span text:style-name="T195_7">OF</text:span><text:span text:style-name="T195_8"><text:s/></text:span><text:span text:style-name="T195_9">FACTOID</text:span><text:span text:style-name="T195_10"><text:s/></text:span><text:span text:style-name="T195_11">WALLET</text:span><text:span text:style-name="T195_12"><text:s/></text:span><text:span text:style-name="T195_13">ADDRESS</text:span><text:span text:style-name="T195_14"><text:s/></text:span><text:span text:style-name="T195_15">WITH</text:span><text:span text:style-name="T195_16"><text:s/></text:span><text:span text:style-name="T195_17">NO</text:span><text:span text:style-name="T195_18"><text:s/></text:span><text:span text:style-name="T195_19">NAME</text:span></text:p>
      <text:p text:style-name="P196"><text:span text:style-name="T196_1">factom</text:span><text:span text:style-name="T196_2">-</text:span><text:span text:style-name="T196_3">cli</text:span><text:span text:style-name="T196_4"><text:s/></text:span><text:span text:style-name="T196_5">balance</text:span><text:span text:style-name="T196_6"><text:s/></text:span><text:span text:style-name="T196_7">fct</text:span><text:span text:style-name="T196_8"><text:s/></text:span></text:p>
      <text:p text:style-name="P197"><text:span text:style-name="T197_1">echo</text:span><text:span text:style-name="T197_2"><text:s/></text:span></text:p>
      <text:p text:style-name="P198"/>
      <text:p text:style-name="P199"><text:span text:style-name="T199_1">echo</text:span><text:span text:style-name="T199_2"><text:s/>1.2<text:s/></text:span><text:span text:style-name="T199_3">ENTRY</text:span><text:span text:style-name="T199_4"><text:s/></text:span><text:span text:style-name="T199_5">CREDIT</text:span><text:span text:style-name="T199_6"><text:s/></text:span><text:span text:style-name="T199_7">WALLET</text:span><text:span text:style-name="T199_8"><text:s text:c="8"/></text:span></text:p>
      <text:p text:style-name="P200"><text:span text:style-name="T200_1">echo</text:span></text:p>
      <text:p text:style-name="P201"><text:span text:style-name="T201_1">echo</text:span><text:span text:style-name="T201_2"><text:s/>1.2.1<text:s/></text:span><text:span text:style-name="T201_3">CREATE</text:span><text:span text:style-name="T201_4"><text:s/></text:span><text:span text:style-name="T201_5">ENTRY</text:span><text:span text:style-name="T201_6"><text:s/></text:span><text:span text:style-name="T201_7">CREDIT</text:span><text:span text:style-name="T201_8"><text:s/></text:span><text:span text:style-name="T201_9">WALLET</text:span><text:span text:style-name="T201_10"><text:s/></text:span><text:span text:style-name="T201_11">ADDRESSES</text:span></text:p>
      <text:p text:style-name="P202"><text:span text:style-name="T202_1">echo</text:span></text:p>
      <text:p text:style-name="P203"><text:span text:style-name="T203_1">echo</text:span><text:span text:style-name="T203_2"><text:s/>1.2.1.1<text:s/></text:span><text:span text:style-name="T203_3">CREATE</text:span><text:span text:style-name="T203_4"><text:s/></text:span><text:span text:style-name="T203_5">ORDINARY</text:span><text:span text:style-name="T203_6"><text:s/></text:span><text:span text:style-name="T203_7">ENTRY</text:span><text:span text:style-name="T203_8"><text:s/></text:span><text:span text:style-name="T203_9">CREDIT</text:span><text:span text:style-name="T203_10"><text:s/></text:span><text:span text:style-name="T203_11">WALLET</text:span><text:span text:style-name="T203_12"><text:s/></text:span><text:span text:style-name="T203_13">ADDRESS</text:span><text:span text:style-name="T203_14"><text:s/></text:span><text:span text:style-name="T203_15">NAMES</text:span><text:span text:style-name="T203_16"><text:s text:c="8"/></text:span></text:p>
      <text:p text:style-name="P204"><text:span text:style-name="T204_1">ECWALLETADDRESSKEY</text:span><text:span text:style-name="T204_2">01=$(</text:span><text:span text:style-name="T204_3">factom</text:span><text:span text:style-name="T204_4">-</text:span><text:span text:style-name="T204_5">cli</text:span><text:span text:style-name="T204_6"><text:s/></text:span><text:span text:style-name="T204_7">generateaddress</text:span><text:span text:style-name="T204_8"><text:s/></text:span><text:span text:style-name="T204_9">ec</text:span><text:span text:style-name="T204_10"><text:s/></text:span><text:span text:style-name="T204_11">ec</text:span><text:span text:style-name="T204_12">-</text:span><text:span text:style-name="T204_13">wallet</text:span><text:span text:style-name="T204_14">-</text:span><text:span text:style-name="T204_15">address</text:span><text:span text:style-name="T204_16">-</text:span><text:span text:style-name="T204_17">name</text:span><text:span text:style-name="T204_18">01<text:s/>|<text:s/></text:span><text:span text:style-name="T204_19">awk</text:span><text:span text:style-name="T204_20"><text:s/>'{</text:span><text:span text:style-name="T204_21">print</text:span><text:span text:style-name="T204_22"><text:s/>$3}')</text:span></text:p>
      <text:p text:style-name="P205"><text:span text:style-name="T205_1">echo</text:span><text:span text:style-name="T205_2"><text:s/></text:span><text:span text:style-name="T205_3">ECWALLETADDRESSKEY</text:span><text:span text:style-name="T205_4">01=$</text:span><text:span text:style-name="T205_5">ECWALLETADDRESSKEY</text:span><text:span text:style-name="T205_6">01</text:span></text:p>
      <text:p text:style-name="P206"><text:span text:style-name="T206_1">ECWALLETADDRESSKEY</text:span><text:span text:style-name="T206_2">02=$(</text:span><text:span text:style-name="T206_3">factom</text:span><text:span text:style-name="T206_4">-</text:span><text:span text:style-name="T206_5">cli</text:span><text:span text:style-name="T206_6"><text:s/></text:span><text:span text:style-name="T206_7">generateaddress</text:span><text:span text:style-name="T206_8"><text:s/></text:span><text:span text:style-name="T206_9">ec</text:span><text:span text:style-name="T206_10"><text:s/></text:span><text:span text:style-name="T206_11">ec</text:span><text:span text:style-name="T206_12">-</text:span><text:span text:style-name="T206_13">wallet</text:span><text:span text:style-name="T206_14">-</text:span><text:span text:style-name="T206_15">address</text:span><text:span text:style-name="T206_16">-</text:span><text:span text:style-name="T206_17">name</text:span><text:span text:style-name="T206_18">02<text:s/>|<text:s/></text:span><text:span text:style-name="T206_19">awk</text:span><text:span text:style-name="T206_20"><text:s/>'{</text:span><text:span text:style-name="T206_21">print</text:span><text:span text:style-name="T206_22"><text:s/>$3}')</text:span></text:p>
      <text:p text:style-name="P207"><text:span text:style-name="T207_1">echo</text:span><text:span text:style-name="T207_2"><text:s/></text:span><text:span text:style-name="T207_3">ECWALLETADDRESSKEY</text:span><text:span text:style-name="T207_4">02=$</text:span><text:span text:style-name="T207_5">ECWALLETADDRESSKEY</text:span><text:span text:style-name="T207_6">02</text:span></text:p>
      <text:p text:style-name="P208"><text:span text:style-name="T208_1">echo</text:span></text:p>
      <text:p text:style-name="P209"/>
      <text:p text:style-name="P210"><text:span text:style-name="T210_1">echo</text:span><text:span text:style-name="T210_2"><text:s/>1.2.1.2<text:s/></text:span><text:span text:style-name="T210_3">TRY</text:span><text:span text:style-name="T210_4"><text:s/></text:span><text:span text:style-name="T210_5">TO</text:span><text:span text:style-name="T210_6"><text:s/></text:span><text:span text:style-name="T210_7">CREATE</text:span><text:span text:style-name="T210_8"><text:s/></text:span><text:span text:style-name="T210_9">ENTRY</text:span><text:span text:style-name="T210_10"><text:s/></text:span><text:span text:style-name="T210_11">CREDIT</text:span><text:span text:style-name="T210_12"><text:s/></text:span><text:span text:style-name="T210_13">WALLET</text:span><text:span text:style-name="T210_14"><text:s/></text:span><text:span text:style-name="T210_15">ADDRESS</text:span><text:span text:style-name="T210_16"><text:s/></text:span><text:span text:style-name="T210_17">NAME</text:span><text:span text:style-name="T210_18"><text:s/></text:span><text:span text:style-name="T210_19">STARTING</text:span><text:span text:style-name="T210_20"><text:s/></text:span><text:span text:style-name="T210_21">WITH</text:span><text:span text:style-name="T210_22"><text:s/>'"$"'<text:s text:c="8"/></text:span></text:p>
      <text:p text:style-name="P211"><text:span text:style-name="T211_1">factom</text:span><text:span text:style-name="T211_2">-</text:span><text:span text:style-name="T211_3">cli</text:span><text:span text:style-name="T211_4"><text:s/></text:span><text:span text:style-name="T211_5">generateaddress</text:span><text:span text:style-name="T211_6"><text:s/></text:span><text:span text:style-name="T211_7">ec</text:span><text:span text:style-name="T211_8"><text:s/>'$</text:span><text:span text:style-name="T211_9">E</text:span><text:span text:style-name="T211_10">01'</text:span></text:p>
      <text:p text:style-name="P212"><text:span text:style-name="T212_1">echo</text:span><text:span text:style-name="T212_2"><text:s/></text:span></text:p>
      <text:p text:style-name="P213"><text:span text:style-name="T213_1">echo</text:span><text:span text:style-name="T213_2"><text:s/>1.2.1.3<text:s/></text:span><text:span text:style-name="T213_3">TRY</text:span><text:span text:style-name="T213_4"><text:s/></text:span><text:span text:style-name="T213_5">TO</text:span><text:span text:style-name="T213_6"><text:s/></text:span><text:span text:style-name="T213_7">CREATE</text:span><text:span text:style-name="T213_8"><text:s/></text:span><text:span text:style-name="T213_9">ENTRY</text:span><text:span text:style-name="T213_10"><text:s/></text:span><text:span text:style-name="T213_11">CREDIT</text:span><text:span text:style-name="T213_12"><text:s/></text:span><text:span text:style-name="T213_13">WALLET</text:span><text:span text:style-name="T213_14"><text:s/></text:span><text:span text:style-name="T213_15">ADDRESS</text:span><text:span text:style-name="T213_16"><text:s/></text:span><text:span text:style-name="T213_17">NAME</text:span><text:span text:style-name="T213_18"><text:s/></text:span><text:span text:style-name="T213_19">STARTING</text:span><text:span text:style-name="T213_20"><text:s/></text:span><text:span text:style-name="T213_21">WITH</text:span><text:span text:style-name="T213_22"><text:s/>'"/"'<text:s text:c="8"/></text:span></text:p>
      <text:p text:style-name="P214"><text:span text:style-name="T214_1">factom</text:span><text:span text:style-name="T214_2">-</text:span><text:span text:style-name="T214_3">cli</text:span><text:span text:style-name="T214_4"><text:s/></text:span><text:span text:style-name="T214_5">generateaddress</text:span><text:span text:style-name="T214_6"><text:s/></text:span><text:span text:style-name="T214_7">ec</text:span><text:span text:style-name="T214_8"><text:s/>"'/</text:span><text:span text:style-name="T214_9">E</text:span><text:span text:style-name="T214_10">02'"</text:span></text:p>
      <text:p text:style-name="P215"><text:span text:style-name="T215_1">echo</text:span><text:span text:style-name="T215_2"><text:s/></text:span></text:p>
      <text:p text:style-name="P216"><text:span text:style-name="T216_1">echo</text:span><text:span text:style-name="T216_2"><text:s/>1.2.1.4<text:s/></text:span><text:span text:style-name="T216_3">TRY</text:span><text:span text:style-name="T216_4"><text:s/></text:span><text:span text:style-name="T216_5">TO</text:span><text:span text:style-name="T216_6"><text:s/></text:span><text:span text:style-name="T216_7">CREATE</text:span><text:span text:style-name="T216_8"><text:s/></text:span><text:span text:style-name="T216_9">TOO</text:span><text:span text:style-name="T216_10"><text:s/></text:span><text:span text:style-name="T216_11">LONG</text:span><text:span text:style-name="T216_12"><text:s/></text:span><text:span text:style-name="T216_13">ENTRY</text:span><text:span text:style-name="T216_14"><text:s/></text:span><text:span text:style-name="T216_15">CREDIT</text:span><text:span text:style-name="T216_16"><text:s/></text:span><text:span text:style-name="T216_17">WALLET</text:span><text:span text:style-name="T216_18"><text:s/></text:span><text:span text:style-name="T216_19">ADDRESS</text:span><text:span text:style-name="T216_20"><text:s/></text:span><text:span text:style-name="T216_21">NAME</text:span><text:span text:style-name="T216_22"><text:s text:c="7"/></text:span></text:p>
      <text:p text:style-name="P217"><text:span text:style-name="T217_1">factom</text:span><text:span text:style-name="T217_2">-</text:span><text:span text:style-name="T217_3">cli</text:span><text:span text:style-name="T217_4"><text:s/></text:span><text:span text:style-name="T217_5">generateaddress</text:span><text:span text:style-name="T217_6"><text:s/></text:span><text:span text:style-name="T217_7">ec</text:span><text:span text:style-name="T217_8"><text:s/></text:span><text:span text:style-name="T217_9">entry</text:span><text:span text:style-name="T217_10">-</text:span><text:span text:style-name="T217_11">credit</text:span><text:span text:style-name="T217_12">-</text:span><text:span text:style-name="T217_13">wallet</text:span><text:span text:style-name="T217_14">-</text:span><text:span text:style-name="T217_15">address</text:span><text:span text:style-name="T217_16">-</text:span><text:span text:style-name="T217_17">name</text:span><text:span text:style-name="T217_18">01</text:span></text:p>
      <text:p text:style-name="P218"><text:span text:style-name="T218_1">echo</text:span></text:p>
      <text:p text:style-name="P219"/>
      <text:p text:style-name="P220"><text:span text:style-name="T220_1">echo</text:span><text:span text:style-name="T220_2"><text:s/>1.2.2<text:s/></text:span><text:span text:style-name="T220_3">GET</text:span><text:span text:style-name="T220_4"><text:s/></text:span><text:span text:style-name="T220_5">ENTRY</text:span><text:span text:style-name="T220_6"><text:s/></text:span><text:span text:style-name="T220_7">CREDIT</text:span><text:span text:style-name="T220_8"><text:s/></text:span><text:span text:style-name="T220_9">WALLET</text:span><text:span text:style-name="T220_10"><text:s/></text:span><text:span text:style-name="T220_11">ADDRESS</text:span><text:span text:style-name="T220_12"><text:s/></text:span><text:span text:style-name="T220_13">BALANCES</text:span><text:span text:style-name="T220_14"><text:s text:c="8"/></text:span></text:p>
      <text:p text:style-name="P221"><text:span text:style-name="T221_1">echo</text:span></text:p>
      <text:p text:style-name="P222"><text:span text:style-name="T222_1">echo</text:span><text:span text:style-name="T222_2"><text:s/>1.2.2.1<text:s/></text:span><text:span text:style-name="T222_3">LIST</text:span><text:span text:style-name="T222_4"><text:s/></text:span><text:span text:style-name="T222_5">ALL</text:span><text:span text:style-name="T222_6"><text:s/></text:span><text:span text:style-name="T222_7">ENTRY</text:span><text:span text:style-name="T222_8"><text:s/></text:span><text:span text:style-name="T222_9">CREDIT</text:span><text:span text:style-name="T222_10"><text:s/></text:span><text:span text:style-name="T222_11">WALLET</text:span><text:span text:style-name="T222_12"><text:s/></text:span><text:span text:style-name="T222_13">ADDRESS</text:span><text:span text:style-name="T222_14"><text:s/></text:span><text:span text:style-name="T222_15">BALANCES</text:span><text:span text:style-name="T222_16"><text:s text:c="8"/></text:span></text:p>
      <text:p text:style-name="P223"><text:span text:style-name="T223_1">factom</text:span><text:span text:style-name="T223_2">-</text:span><text:span text:style-name="T223_3">cli</text:span><text:span text:style-name="T223_4"><text:s/></text:span><text:span text:style-name="T223_5">getaddresses</text:span></text:p>
      <text:p text:style-name="P224"><text:span text:style-name="T224_1">echo</text:span></text:p>
      <text:p text:style-name="P225"><text:span text:style-name="T225_1">echo</text:span><text:span text:style-name="T225_2"><text:s/>1.2.2.2<text:s/></text:span><text:span text:style-name="T225_3">LIST</text:span><text:span text:style-name="T225_4"><text:s/></text:span><text:span text:style-name="T225_5">ENTRY</text:span><text:span text:style-name="T225_6"><text:s/></text:span><text:span text:style-name="T225_7">CREDIT</text:span><text:span text:style-name="T225_8"><text:s/></text:span><text:span text:style-name="T225_9">WALLET</text:span><text:span text:style-name="T225_10"><text:s/></text:span><text:span text:style-name="T225_11">ADDRESS</text:span><text:span text:style-name="T225_12"><text:s/></text:span><text:span text:style-name="T225_13">BALANCES</text:span><text:span text:style-name="T225_14"><text:s/></text:span><text:span text:style-name="T225_15">INDIVIDUALLY</text:span><text:span text:style-name="T225_16"><text:s text:c="8"/></text:span></text:p>
      <text:p text:style-name="P226"><text:span text:style-name="T226_1">factom</text:span><text:span text:style-name="T226_2">-</text:span><text:span text:style-name="T226_3">cli</text:span><text:span text:style-name="T226_4"><text:s/></text:span><text:span text:style-name="T226_5">balance</text:span><text:span text:style-name="T226_6"><text:s/></text:span><text:span text:style-name="T226_7">ec</text:span><text:span text:style-name="T226_8"><text:s/></text:span><text:span text:style-name="T226_9">ec</text:span><text:span text:style-name="T226_10">-</text:span><text:span text:style-name="T226_11">wallet</text:span><text:span text:style-name="T226_12">-</text:span><text:span text:style-name="T226_13">address</text:span><text:span text:style-name="T226_14">-</text:span><text:span text:style-name="T226_15">name</text:span><text:span text:style-name="T226_16">01</text:span></text:p>
      <text:p text:style-name="P227"><text:span text:style-name="T227_1">factom</text:span><text:span text:style-name="T227_2">-</text:span><text:span text:style-name="T227_3">cli</text:span><text:span text:style-name="T227_4"><text:s/></text:span><text:span text:style-name="T227_5">balance</text:span><text:span text:style-name="T227_6"><text:s/></text:span><text:span text:style-name="T227_7">ec</text:span><text:span text:style-name="T227_8"><text:s/>$</text:span><text:span text:style-name="T227_9">ECWALLETADDRESSKEY</text:span><text:span text:style-name="T227_10">01</text:span></text:p>
      <text:p text:style-name="P228"><text:span text:style-name="T228_1">factom</text:span><text:span text:style-name="T228_2">-</text:span><text:span text:style-name="T228_3">cli</text:span><text:span text:style-name="T228_4"><text:s/></text:span><text:span text:style-name="T228_5">balance</text:span><text:span text:style-name="T228_6"><text:s/></text:span><text:span text:style-name="T228_7">ec</text:span><text:span text:style-name="T228_8"><text:s/></text:span><text:span text:style-name="T228_9">ec</text:span><text:span text:style-name="T228_10">-</text:span><text:span text:style-name="T228_11">wallet</text:span><text:span text:style-name="T228_12">-</text:span><text:span text:style-name="T228_13">address</text:span><text:span text:style-name="T228_14">-</text:span><text:span text:style-name="T228_15">name</text:span><text:span text:style-name="T228_16">02</text:span></text:p>
      <text:p text:style-name="P229"><text:span text:style-name="T229_1">factom</text:span><text:span text:style-name="T229_2">-</text:span><text:span text:style-name="T229_3">cli</text:span><text:span text:style-name="T229_4"><text:s/></text:span><text:span text:style-name="T229_5">balance</text:span><text:span text:style-name="T229_6"><text:s/></text:span><text:span text:style-name="T229_7">ec</text:span><text:span text:style-name="T229_8"><text:s/>$</text:span><text:span text:style-name="T229_9">ECWALLETADDRESSKEY</text:span><text:span text:style-name="T229_10">02</text:span></text:p>
      <text:p text:style-name="P230"/>
      <text:p text:style-name="P231"><text:span text:style-name="T231_1">echo</text:span></text:p>
      <text:p text:style-name="P232"><text:span text:style-name="T232_1">echo</text:span><text:span text:style-name="T232_2"><text:s/>1.2.2.3<text:s/></text:span><text:span text:style-name="T232_3">REQUEST</text:span><text:span text:style-name="T232_4"><text:s/></text:span><text:span text:style-name="T232_5">ENTRY</text:span><text:span text:style-name="T232_6"><text:s/></text:span><text:span text:style-name="T232_7">CREDIT</text:span><text:span text:style-name="T232_8"><text:s/></text:span><text:span text:style-name="T232_9">BALANCE</text:span><text:span text:style-name="T232_10"><text:s/></text:span><text:span text:style-name="T232_11">OF</text:span><text:span text:style-name="T232_12"><text:s/></text:span><text:span text:style-name="T232_13">NON</text:span><text:span text:style-name="T232_14">-</text:span><text:span text:style-name="T232_15">EXISTENT</text:span><text:span text:style-name="T232_16"><text:s/></text:span><text:span text:style-name="T232_17">ENTRY</text:span><text:span text:style-name="T232_18"><text:s/></text:span><text:span text:style-name="T232_19">CREDIT</text:span><text:span text:style-name="T232_20"><text:s/></text:span><text:span text:style-name="T232_21">WALLET</text:span><text:span text:style-name="T232_22"><text:s/></text:span><text:span text:style-name="T232_23">ADDRESS</text:span></text:p>
      <text:p text:style-name="P233"><text:span text:style-name="T233_1">factom</text:span><text:span text:style-name="T233_2">-</text:span><text:span text:style-name="T233_3">cli</text:span><text:span text:style-name="T233_4"><text:s/></text:span><text:span text:style-name="T233_5">balance</text:span><text:span text:style-name="T233_6"><text:s/></text:span><text:span text:style-name="T233_7">ec</text:span><text:span text:style-name="T233_8"><text:s/></text:span><text:span text:style-name="T233_9">xxx</text:span></text:p>
      <text:p text:style-name="P234"><text:span text:style-name="T234_1">echo</text:span><text:span text:style-name="T234_2"><text:s/></text:span></text:p>
      <text:p text:style-name="P235"><text:span text:style-name="T235_1">echo</text:span><text:span text:style-name="T235_2"><text:s/>1.2.2.4<text:s/></text:span><text:span text:style-name="T235_3">REQUEST</text:span><text:span text:style-name="T235_4"><text:s/></text:span><text:span text:style-name="T235_5">ENTRY</text:span><text:span text:style-name="T235_6"><text:s/></text:span><text:span text:style-name="T235_7">CREDIT</text:span><text:span text:style-name="T235_8"><text:s/></text:span><text:span text:style-name="T235_9">BALANCE</text:span><text:span text:style-name="T235_10"><text:s/></text:span><text:span text:style-name="T235_11">OF</text:span><text:span text:style-name="T235_12"><text:s/></text:span><text:span text:style-name="T235_13">ENTRY</text:span><text:span text:style-name="T235_14"><text:s/></text:span><text:span text:style-name="T235_15">CREDIT</text:span><text:span text:style-name="T235_16"><text:s/></text:span><text:span text:style-name="T235_17">WALLET</text:span><text:span text:style-name="T235_18"><text:s/></text:span><text:span text:style-name="T235_19">ADDRESS</text:span><text:span text:style-name="T235_20"><text:s/></text:span><text:span text:style-name="T235_21">NAME</text:span><text:span text:style-name="T235_22"><text:s/></text:span><text:span text:style-name="T235_23">TOO</text:span><text:span text:style-name="T235_24"><text:s/></text:span><text:span text:style-name="T235_25">LONG</text:span></text:p>
      <text:p text:style-name="P236"><text:span text:style-name="T236_1">factom</text:span><text:span text:style-name="T236_2">-</text:span><text:span text:style-name="T236_3">cli</text:span><text:span text:style-name="T236_4"><text:s/></text:span><text:span text:style-name="T236_5">balance</text:span><text:span text:style-name="T236_6"><text:s/></text:span><text:span text:style-name="T236_7">ec</text:span><text:span text:style-name="T236_8"><text:s/></text:span><text:span text:style-name="T236_9">entry</text:span><text:span text:style-name="T236_10">-</text:span><text:span text:style-name="T236_11">credit</text:span><text:span text:style-name="T236_12">-</text:span><text:span text:style-name="T236_13">wallet</text:span><text:span text:style-name="T236_14">-</text:span><text:span text:style-name="T236_15">address</text:span><text:span text:style-name="T236_16">-</text:span><text:span text:style-name="T236_17">name</text:span><text:span text:style-name="T236_18">01</text:span></text:p>
      <text:p text:style-name="P237"><text:span text:style-name="T237_1">echo</text:span></text:p>
      <text:p text:style-name="P238"><text:span text:style-name="T238_1">echo</text:span><text:span text:style-name="T238_2"><text:s/>1.2.2.5<text:s/></text:span><text:span text:style-name="T238_3">REQUEST</text:span><text:span text:style-name="T238_4"><text:s/></text:span><text:span text:style-name="T238_5">ENTRY</text:span><text:span text:style-name="T238_6"><text:s/></text:span><text:span text:style-name="T238_7">CREDIT</text:span><text:span text:style-name="T238_8"><text:s/></text:span><text:span text:style-name="T238_9">BALANCE</text:span><text:span text:style-name="T238_10"><text:s/></text:span><text:span text:style-name="T238_11">OF</text:span><text:span text:style-name="T238_12"><text:s/></text:span><text:span text:style-name="T238_13">FACTOID</text:span><text:span text:style-name="T238_14"><text:s/></text:span><text:span text:style-name="T238_15">WALLET</text:span><text:span text:style-name="T238_16"><text:s/></text:span><text:span text:style-name="T238_17">ADDRESS</text:span></text:p>
      <text:p text:style-name="P239"><text:span text:style-name="T239_1">factom</text:span><text:span text:style-name="T239_2">-</text:span><text:span text:style-name="T239_3">cli</text:span><text:span text:style-name="T239_4"><text:s/></text:span><text:span text:style-name="T239_5">balance</text:span><text:span text:style-name="T239_6"><text:s/></text:span><text:span text:style-name="T239_7">ec</text:span><text:span text:style-name="T239_8"><text:s/></text:span><text:span text:style-name="T239_9">factoid</text:span><text:span text:style-name="T239_10">-</text:span><text:span text:style-name="T239_11">wallet</text:span><text:span text:style-name="T239_12">-</text:span><text:span text:style-name="T239_13">address</text:span><text:span text:style-name="T239_14">-</text:span><text:span text:style-name="T239_15">name</text:span><text:span text:style-name="T239_16">01</text:span></text:p>
      <text:p text:style-name="P240"><text:span text:style-name="T240_1">echo</text:span></text:p>
      <text:p text:style-name="P241"><text:span text:style-name="T241_1">echo</text:span><text:span text:style-name="T241_2"><text:s/>1.2.2.6<text:s/></text:span><text:span text:style-name="T241_3">REQUEST</text:span><text:span text:style-name="T241_4"><text:s/></text:span><text:span text:style-name="T241_5">FACTOID</text:span><text:span text:style-name="T241_6"><text:s/></text:span><text:span text:style-name="T241_7">BALANCE</text:span><text:span text:style-name="T241_8"><text:s/></text:span><text:span text:style-name="T241_9">OF</text:span><text:span text:style-name="T241_10"><text:s/></text:span><text:span text:style-name="T241_11">ENTRY</text:span><text:span text:style-name="T241_12"><text:s/></text:span><text:span text:style-name="T241_13">CREDIT</text:span><text:span text:style-name="T241_14"><text:s/></text:span><text:span text:style-name="T241_15">WALLET</text:span><text:span text:style-name="T241_16"><text:s/></text:span><text:span text:style-name="T241_17">ADDRESS</text:span></text:p>
      <text:p text:style-name="P242"><text:span text:style-name="T242_1">factom</text:span><text:span text:style-name="T242_2">-</text:span><text:span text:style-name="T242_3">cli</text:span><text:span text:style-name="T242_4"><text:s/></text:span><text:span text:style-name="T242_5">balance</text:span><text:span text:style-name="T242_6"><text:s/></text:span><text:span text:style-name="T242_7">fct</text:span><text:span text:style-name="T242_8"><text:s/></text:span><text:span text:style-name="T242_9">ec</text:span><text:span text:style-name="T242_10">-</text:span><text:span text:style-name="T242_11">wallet</text:span><text:span text:style-name="T242_12">-</text:span><text:span text:style-name="T242_13">address</text:span><text:span text:style-name="T242_14">-</text:span><text:span text:style-name="T242_15">name</text:span><text:span text:style-name="T242_16">01</text:span></text:p>
      <text:p text:style-name="P243"><text:span text:style-name="T243_1">echo</text:span></text:p>
      <text:p text:style-name="P244"/>
      <text:p text:style-name="P245"><text:span text:style-name="T245_1">echo</text:span><text:span text:style-name="T245_2"><text:s/>2<text:s/></text:span><text:span text:style-name="T245_3">TRANSACTIONS</text:span><text:span text:style-name="T245_4"><text:s text:c="8"/></text:span></text:p>
      <text:p text:style-name="P246"><text:span text:style-name="T246_1">echo</text:span></text:p>
      <text:p text:style-name="P247"><text:span text:style-name="T247_1">echo</text:span><text:span text:style-name="T247_2"><text:s/>2.1<text:s/></text:span><text:span text:style-name="T247_3">TRANSACTION</text:span><text:span text:style-name="T247_4"><text:s/></text:span><text:span text:style-name="T247_5">FEE</text:span><text:span text:style-name="T247_6"><text:s text:c="8"/></text:span></text:p>
      <text:p text:style-name="P248"><text:span text:style-name="T248_1">factom</text:span><text:span text:style-name="T248_2">-</text:span><text:span text:style-name="T248_3">cli</text:span><text:span text:style-name="T248_4"><text:s/></text:span><text:span text:style-name="T248_5">getfee</text:span></text:p>
      <text:p text:style-name="P249"><text:span text:style-name="T249_1">echo</text:span></text:p>
      <text:p text:style-name="P250"/>
      <text:p text:style-name="P251"><text:span text:style-name="T251_1">echo</text:span><text:span text:style-name="T251_2"><text:s/>2.2<text:s/></text:span><text:span text:style-name="T251_3">CREATE</text:span><text:span text:style-name="T251_4"><text:s/></text:span><text:span text:style-name="T251_5">TRANSACTION</text:span><text:span text:style-name="T251_6"><text:s/></text:span><text:span text:style-name="T251_7">WITH</text:span><text:span text:style-name="T251_8"><text:s/></text:span><text:span text:style-name="T251_9">NO</text:span><text:span text:style-name="T251_10"><text:s/></text:span><text:span text:style-name="T251_11">INPUTS</text:span><text:span text:style-name="T251_12"><text:s/></text:span><text:span text:style-name="T251_13">OUTPUTS</text:span><text:span text:style-name="T251_14"><text:s/></text:span><text:span text:style-name="T251_15">OR</text:span><text:span text:style-name="T251_16"><text:s/></text:span><text:span text:style-name="T251_17">ENTRY</text:span><text:span text:style-name="T251_18"><text:s/></text:span><text:span text:style-name="T251_19">CREDITS</text:span></text:p>
      <text:p text:style-name="P252"><text:span text:style-name="T252_1">echo</text:span></text:p>
      <text:p text:style-name="P253"><text:span text:style-name="T253_1">echo</text:span><text:span text:style-name="T253_2"><text:s/>2.2.1<text:s/></text:span><text:span text:style-name="T253_3">CREATE</text:span><text:span text:style-name="T253_4"><text:s/></text:span><text:span text:style-name="T253_5">TRANSACTION</text:span><text:span text:style-name="T253_6"><text:s text:c="8"/></text:span></text:p>
      <text:p text:style-name="P254"><text:span text:style-name="T254_1">factom</text:span><text:span text:style-name="T254_2">-</text:span><text:span text:style-name="T254_3">cli</text:span><text:span text:style-name="T254_4"><text:s/></text:span><text:span text:style-name="T254_5">newtransaction</text:span><text:span text:style-name="T254_6"><text:s/></text:span><text:span text:style-name="T254_7">transaction</text:span><text:span text:style-name="T254_8">01</text:span></text:p>
      <text:p text:style-name="P255"><text:span text:style-name="T255_1">echo</text:span></text:p>
      <text:p text:style-name="P256"><text:span text:style-name="T256_1">echo</text:span><text:span text:style-name="T256_2"><text:s/>2.2.2<text:s/></text:span><text:span text:style-name="T256_3">GET</text:span><text:span text:style-name="T256_4"><text:s/></text:span><text:span text:style-name="T256_5">TRANSACTION</text:span><text:span text:style-name="T256_6"><text:s/></text:span><text:span text:style-name="T256_7">FEE</text:span><text:span text:style-name="T256_8"><text:s text:c="8"/></text:span></text:p>
      <text:p text:style-name="P257"><text:span text:style-name="T257_1">factom</text:span><text:span text:style-name="T257_2">-</text:span><text:span text:style-name="T257_3">cli</text:span><text:span text:style-name="T257_4"><text:s/></text:span><text:span text:style-name="T257_5">transactions</text:span></text:p>
      <text:p text:style-name="P258"><text:span text:style-name="T258_1">echo</text:span></text:p>
      <text:p text:style-name="P259"><text:span text:style-name="T259_1">echo</text:span><text:span text:style-name="T259_2"><text:s/>2.2.3<text:s/></text:span><text:span text:style-name="T259_3">SUBMIT</text:span><text:span text:style-name="T259_4"><text:s/></text:span><text:span text:style-name="T259_5">UNSIGNED</text:span><text:span text:style-name="T259_6"><text:s/></text:span><text:span text:style-name="T259_7">TRANSACTION</text:span><text:span text:style-name="T259_8"><text:s text:c="8"/></text:span></text:p>
      <text:p text:style-name="P260"><text:span text:style-name="T260_1">factom</text:span><text:span text:style-name="T260_2">-</text:span><text:span text:style-name="T260_3">cli</text:span><text:span text:style-name="T260_4"><text:s/></text:span><text:span text:style-name="T260_5">submit</text:span><text:span text:style-name="T260_6"><text:s/></text:span><text:span text:style-name="T260_7">transaction</text:span><text:span text:style-name="T260_8">01</text:span></text:p>
      <text:p text:style-name="P261"><text:span text:style-name="T261_1">echo</text:span></text:p>
      <text:p text:style-name="P262"><text:span text:style-name="T262_1">echo</text:span><text:span text:style-name="T262_2"><text:s/>2.2.4<text:s/></text:span><text:span text:style-name="T262_3">SIGN</text:span><text:span text:style-name="T262_4"><text:s/></text:span><text:span text:style-name="T262_5">TRANSACTION</text:span><text:span text:style-name="T262_6"><text:s text:c="8"/></text:span></text:p>
      <text:p text:style-name="P263"><text:span text:style-name="T263_1">factom</text:span><text:span text:style-name="T263_2">-</text:span><text:span text:style-name="T263_3">cli</text:span><text:span text:style-name="T263_4"><text:s/></text:span><text:span text:style-name="T263_5">sign</text:span><text:span text:style-name="T263_6"><text:s/></text:span><text:span text:style-name="T263_7">transaction</text:span><text:span text:style-name="T263_8">01</text:span></text:p>
      <text:p text:style-name="P264"><text:span text:style-name="T264_1">echo</text:span></text:p>
      <text:p text:style-name="P265"><text:span text:style-name="T265_1">echo</text:span><text:span text:style-name="T265_2"><text:s/>2.2.5<text:s/></text:span><text:span text:style-name="T265_3">ADD</text:span><text:span text:style-name="T265_4"><text:s/></text:span><text:span text:style-name="T265_5">JUST</text:span><text:span text:style-name="T265_6"><text:s/></text:span><text:span text:style-name="T265_7">ENOUGH</text:span><text:span text:style-name="T265_8"><text:s/></text:span><text:span text:style-name="T265_9">INPUT</text:span><text:span text:style-name="T265_10"><text:s/></text:span><text:span text:style-name="T265_11">TO</text:span><text:span text:style-name="T265_12"><text:s/></text:span><text:span text:style-name="T265_13">COVER</text:span><text:span text:style-name="T265_14"><text:s/></text:span><text:span text:style-name="T265_15">TRANSACTION</text:span><text:span text:style-name="T265_16"><text:s/></text:span><text:span text:style-name="T265_17">FEE</text:span><text:span text:style-name="T265_18"><text:s text:c="8"/></text:span></text:p>
      <text:p text:style-name="P266"><text:span text:style-name="T266_1">factom</text:span><text:span text:style-name="T266_2">-</text:span><text:span text:style-name="T266_3">cli</text:span><text:span text:style-name="T266_4"><text:s/></text:span><text:span text:style-name="T266_5">addinput</text:span><text:span text:style-name="T266_6"><text:s/></text:span><text:span text:style-name="T266_7">transaction</text:span><text:span text:style-name="T266_8">01<text:s/></text:span><text:span text:style-name="T266_9">factoid</text:span><text:span text:style-name="T266_10">-</text:span><text:span text:style-name="T266_11">wallet</text:span><text:span text:style-name="T266_12">-</text:span><text:span text:style-name="T266_13">address</text:span><text:span text:style-name="T266_14">-</text:span><text:span text:style-name="T266_15">name</text:span><text:span text:style-name="T266_16">01<text:s/>0.05</text:span></text:p>
      <text:p text:style-name="P267"><text:span text:style-name="T267_1">echo</text:span></text:p>
      <text:p text:style-name="P268"><text:span text:style-name="T268_1">echo</text:span><text:span text:style-name="T268_2"><text:s/>2.2.6<text:s/></text:span><text:span text:style-name="T268_3">RE</text:span><text:span text:style-name="T268_4">-</text:span><text:span text:style-name="T268_5">SIGN</text:span><text:span text:style-name="T268_6"><text:s/></text:span><text:span text:style-name="T268_7">TRANSACTION</text:span><text:span text:style-name="T268_8"><text:s text:c="8"/></text:span></text:p>
      <text:p text:style-name="P269"><text:span text:style-name="T269_1">factom</text:span><text:span text:style-name="T269_2">-</text:span><text:span text:style-name="T269_3">cli</text:span><text:span text:style-name="T269_4"><text:s/></text:span><text:span text:style-name="T269_5">sign</text:span><text:span text:style-name="T269_6"><text:s/></text:span><text:span text:style-name="T269_7">transaction</text:span><text:span text:style-name="T269_8">01</text:span></text:p>
      <text:p text:style-name="P270"><text:span text:style-name="T270_1">echo</text:span></text:p>
      <text:p text:style-name="P271"><text:span text:style-name="T271_1">echo</text:span><text:span text:style-name="T271_2"><text:s/>2.2.7<text:s/></text:span><text:span text:style-name="T271_3">TRY</text:span><text:span text:style-name="T271_4"><text:s/></text:span><text:span text:style-name="T271_5">TO</text:span><text:span text:style-name="T271_6"><text:s/></text:span><text:span text:style-name="T271_7">RECREATE</text:span><text:span text:style-name="T271_8"><text:s/></text:span><text:span text:style-name="T271_9">TRANSACTION</text:span><text:span text:style-name="T271_10"><text:s/></text:span><text:span text:style-name="T271_11">THAT</text:span><text:span text:style-name="T271_12"><text:s/></text:span><text:span text:style-name="T271_13">HASN</text:span><text:span text:style-name="T271_14">\'</text:span><text:span text:style-name="T271_15">T</text:span><text:span text:style-name="T271_16"><text:s/></text:span><text:span text:style-name="T271_17">BEEN</text:span><text:span text:style-name="T271_18"><text:s/></text:span><text:span text:style-name="T271_19">ACCEPTED</text:span><text:span text:style-name="T271_20"><text:s text:c="8"/></text:span></text:p>
      <text:p text:style-name="P272"><text:span text:style-name="T272_1">factom</text:span><text:span text:style-name="T272_2">-</text:span><text:span text:style-name="T272_3">cli</text:span><text:span text:style-name="T272_4"><text:s/></text:span><text:span text:style-name="T272_5">newtransaction</text:span><text:span text:style-name="T272_6"><text:s/></text:span><text:span text:style-name="T272_7">transaction</text:span><text:span text:style-name="T272_8">01</text:span></text:p>
      <text:p text:style-name="P273"><text:span text:style-name="T273_1">echo</text:span></text:p>
      <text:p text:style-name="P274"><text:span text:style-name="T274_1">echo</text:span><text:span text:style-name="T274_2"><text:s/>2.2.8<text:s/></text:span><text:span text:style-name="T274_3">GET</text:span><text:span text:style-name="T274_4"><text:s/></text:span><text:span text:style-name="T274_5">TRANSACTION</text:span><text:span text:style-name="T274_6"><text:s/></text:span><text:span text:style-name="T274_7">FEE</text:span><text:span text:style-name="T274_8"><text:s text:c="8"/></text:span></text:p>
      <text:p text:style-name="P275"><text:span text:style-name="T275_1">factom</text:span><text:span text:style-name="T275_2">-</text:span><text:span text:style-name="T275_3">cli</text:span><text:span text:style-name="T275_4"><text:s/></text:span><text:span text:style-name="T275_5">transactions</text:span></text:p>
      <text:p text:style-name="P276"><text:span text:style-name="T276_1">echo</text:span></text:p>
      <text:p text:style-name="P277"><text:span text:style-name="T277_1">echo</text:span><text:span text:style-name="T277_2"><text:s/>2.2.9<text:s/></text:span><text:span text:style-name="T277_3">SUBMIT</text:span><text:span text:style-name="T277_4"><text:s/></text:span><text:span text:style-name="T277_5">TRANSACTION</text:span><text:span text:style-name="T277_6"><text:s text:c="8"/></text:span></text:p>
      <text:p text:style-name="P278"><text:span text:style-name="T278_1">factom</text:span><text:span text:style-name="T278_2">-</text:span><text:span text:style-name="T278_3">cli</text:span><text:span text:style-name="T278_4"><text:s/></text:span><text:span text:style-name="T278_5">submit</text:span><text:span text:style-name="T278_6"><text:s/></text:span><text:span text:style-name="T278_7">transaction</text:span><text:span text:style-name="T278_8">01</text:span></text:p>
      <text:p text:style-name="P279"><text:span text:style-name="T279_1">echo</text:span></text:p>
      <text:p text:style-name="P280"><text:span text:style-name="T280_1">echo</text:span><text:span text:style-name="T280_2"><text:s/>2.2.10<text:s/></text:span><text:span text:style-name="T280_3">RECREATE</text:span><text:span text:style-name="T280_4"><text:s/></text:span><text:span text:style-name="T280_5">TRANSACTION</text:span><text:span text:style-name="T280_6"><text:s/></text:span><text:span text:style-name="T280_7">THAT</text:span><text:span text:style-name="T280_8"><text:s/></text:span><text:span text:style-name="T280_9">HAS</text:span><text:span text:style-name="T280_10"><text:s/></text:span><text:span text:style-name="T280_11">BEEN</text:span><text:span text:style-name="T280_12"><text:s/></text:span><text:span text:style-name="T280_13">ACCEPTED</text:span><text:span text:style-name="T280_14"><text:s text:c="8"/></text:span></text:p>
      <text:p text:style-name="P281"><text:span text:style-name="T281_1">factom</text:span><text:span text:style-name="T281_2">-</text:span><text:span text:style-name="T281_3">cli</text:span><text:span text:style-name="T281_4"><text:s/></text:span><text:span text:style-name="T281_5">newtransaction</text:span><text:span text:style-name="T281_6"><text:s/></text:span><text:span text:style-name="T281_7">transaction</text:span><text:span text:style-name="T281_8">01</text:span></text:p>
      <text:p text:style-name="P282"><text:span text:style-name="T282_1">echo</text:span></text:p>
      <text:p text:style-name="P283"><text:span text:style-name="T283_1">echo</text:span><text:span text:style-name="T283_2"><text:s/>2.2.11<text:s/></text:span><text:span text:style-name="T283_3">ADD</text:span><text:span text:style-name="T283_4"><text:s/></text:span><text:span text:style-name="T283_5">INPUT</text:span><text:span text:style-name="T283_6"><text:s text:c="8"/></text:span></text:p>
      <text:p text:style-name="P284"><text:span text:style-name="T284_1">factom</text:span><text:span text:style-name="T284_2">-</text:span><text:span text:style-name="T284_3">cli</text:span><text:span text:style-name="T284_4"><text:s/></text:span><text:span text:style-name="T284_5">addinput</text:span><text:span text:style-name="T284_6"><text:s/></text:span><text:span text:style-name="T284_7">transaction</text:span><text:span text:style-name="T284_8">01<text:s/></text:span><text:span text:style-name="T284_9">factoid</text:span><text:span text:style-name="T284_10">-</text:span><text:span text:style-name="T284_11">wallet</text:span><text:span text:style-name="T284_12">-</text:span><text:span text:style-name="T284_13">address</text:span><text:span text:style-name="T284_14">-</text:span><text:span text:style-name="T284_15">name</text:span><text:span text:style-name="T284_16">01<text:s/>1</text:span></text:p>
      <text:p text:style-name="P285"><text:span text:style-name="T285_1">echo</text:span></text:p>
      <text:p text:style-name="P286"><text:span text:style-name="T286_1">echo</text:span><text:span text:style-name="T286_2"><text:s/>2.2.12<text:s/></text:span><text:span text:style-name="T286_3">SIGN</text:span><text:span text:style-name="T286_4"><text:s/></text:span><text:span text:style-name="T286_5">TRANSACTION</text:span><text:span text:style-name="T286_6"><text:s text:c="8"/></text:span></text:p>
      <text:p text:style-name="P287"><text:span text:style-name="T287_1">factom</text:span><text:span text:style-name="T287_2">-</text:span><text:span text:style-name="T287_3">cli</text:span><text:span text:style-name="T287_4"><text:s/></text:span><text:span text:style-name="T287_5">sign</text:span><text:span text:style-name="T287_6"><text:s/></text:span><text:span text:style-name="T287_7">transaction</text:span><text:span text:style-name="T287_8">01</text:span></text:p>
      <text:p text:style-name="P288"><text:span text:style-name="T288_1">echo</text:span></text:p>
      <text:p text:style-name="P289"><text:span text:style-name="T289_1">echo</text:span><text:span text:style-name="T289_2"><text:s/>2.2.13<text:s/></text:span><text:span text:style-name="T289_3">TRY</text:span><text:span text:style-name="T289_4"><text:s/></text:span><text:span text:style-name="T289_5">TO</text:span><text:span text:style-name="T289_6"><text:s/></text:span><text:span text:style-name="T289_7">ADD</text:span><text:span text:style-name="T289_8"><text:s/></text:span><text:span text:style-name="T289_9">FEE</text:span><text:span text:style-name="T289_10"><text:s/></text:span><text:span text:style-name="T289_11">TO</text:span><text:span text:style-name="T289_12"><text:s/></text:span><text:span text:style-name="T289_13">TRANSACTION</text:span><text:span text:style-name="T289_14"><text:s text:c="8"/></text:span></text:p>
      <text:p text:style-name="P290"><text:span text:style-name="T290_1">factom</text:span><text:span text:style-name="T290_2">-</text:span><text:span text:style-name="T290_3">cli</text:span><text:span text:style-name="T290_4"><text:s/></text:span><text:span text:style-name="T290_5">addfee</text:span><text:span text:style-name="T290_6"><text:s/></text:span><text:span text:style-name="T290_7">transaction</text:span><text:span text:style-name="T290_8">01<text:s/></text:span><text:span text:style-name="T290_9">factoid</text:span><text:span text:style-name="T290_10">-</text:span><text:span text:style-name="T290_11">wallet</text:span><text:span text:style-name="T290_12">-</text:span><text:span text:style-name="T290_13">address</text:span><text:span text:style-name="T290_14">-</text:span><text:span text:style-name="T290_15">name</text:span><text:span text:style-name="T290_16">01</text:span></text:p>
      <text:p text:style-name="P291"><text:span text:style-name="T291_1">echo</text:span></text:p>
      <text:p text:style-name="P292"><text:span text:style-name="T292_1">echo</text:span><text:span text:style-name="T292_2"><text:s/>2.2.14<text:s/></text:span><text:span text:style-name="T292_3">ADD</text:span><text:span text:style-name="T292_4"><text:s/></text:span><text:span text:style-name="T292_5">EQUAL</text:span><text:span text:style-name="T292_6"><text:s/></text:span><text:span text:style-name="T292_7">OUTPUT</text:span><text:span text:style-name="T292_8"><text:s text:c="8"/></text:span></text:p>
      <text:p text:style-name="P293"><text:span text:style-name="T293_1">factom</text:span><text:span text:style-name="T293_2">-</text:span><text:span text:style-name="T293_3">cli</text:span><text:span text:style-name="T293_4"><text:s/></text:span><text:span text:style-name="T293_5">addoutput</text:span><text:span text:style-name="T293_6"><text:s/></text:span><text:span text:style-name="T293_7">transaction</text:span><text:span text:style-name="T293_8">01<text:s/></text:span><text:span text:style-name="T293_9">factoid</text:span><text:span text:style-name="T293_10">-</text:span><text:span text:style-name="T293_11">wallet</text:span><text:span text:style-name="T293_12">-</text:span><text:span text:style-name="T293_13">address</text:span><text:span text:style-name="T293_14">-</text:span><text:span text:style-name="T293_15">name</text:span><text:span text:style-name="T293_16">01<text:s/>1</text:span></text:p>
      <text:p text:style-name="P294"><text:span text:style-name="T294_1">echo</text:span></text:p>
      <text:p text:style-name="P295"><text:span text:style-name="T295_1">echo</text:span><text:span text:style-name="T295_2"><text:s/>2.2.15<text:s/></text:span><text:span text:style-name="T295_3">ADD</text:span><text:span text:style-name="T295_4"><text:s/></text:span><text:span text:style-name="T295_5">CORRECT</text:span><text:span text:style-name="T295_6"><text:s/></text:span><text:span text:style-name="T295_7">FEE</text:span><text:span text:style-name="T295_8"><text:s/></text:span><text:span text:style-name="T295_9">TO</text:span><text:span text:style-name="T295_10"><text:s/></text:span><text:span text:style-name="T295_11">TRANSACTION</text:span><text:span text:style-name="T295_12"><text:s text:c="8"/></text:span></text:p>
      <text:p text:style-name="P296"><text:span text:style-name="T296_1">factom</text:span><text:span text:style-name="T296_2">-</text:span><text:span text:style-name="T296_3">cli</text:span><text:span text:style-name="T296_4"><text:s/></text:span><text:span text:style-name="T296_5">addfee</text:span><text:span text:style-name="T296_6"><text:s/></text:span><text:span text:style-name="T296_7">transaction</text:span><text:span text:style-name="T296_8">01<text:s/></text:span><text:span text:style-name="T296_9">factoid</text:span><text:span text:style-name="T296_10">-</text:span><text:span text:style-name="T296_11">wallet</text:span><text:span text:style-name="T296_12">-</text:span><text:span text:style-name="T296_13">address</text:span><text:span text:style-name="T296_14">-</text:span><text:span text:style-name="T296_15">name</text:span><text:span text:style-name="T296_16">01</text:span></text:p>
      <text:p text:style-name="P297"><text:span text:style-name="T297_1">echo</text:span></text:p>
      <text:p text:style-name="P298"><text:span text:style-name="T298_1">echo</text:span><text:span text:style-name="T298_2"><text:s/>2.2.16<text:s/></text:span><text:span text:style-name="T298_3">LIST</text:span><text:span text:style-name="T298_4"><text:s/></text:span><text:span text:style-name="T298_5">ALL</text:span><text:span text:style-name="T298_6"><text:s/></text:span><text:span text:style-name="T298_7">OPEN</text:span><text:span text:style-name="T298_8"><text:s/></text:span><text:span text:style-name="T298_9">TRANSACTIONS</text:span><text:span text:style-name="T298_10"><text:s text:c="9"/></text:span></text:p>
      <text:p text:style-name="P299"><text:span text:style-name="T299_1">factom</text:span><text:span text:style-name="T299_2">-</text:span><text:span text:style-name="T299_3">cli</text:span><text:span text:style-name="T299_4"><text:s/></text:span><text:span text:style-name="T299_5">transactions</text:span></text:p>
      <text:p text:style-name="P300"><text:span text:style-name="T300_1">echo</text:span></text:p>
      <text:p text:style-name="P301"><text:span text:style-name="T301_1">echo</text:span><text:span text:style-name="T301_2"><text:s/>2.2.17<text:s/></text:span><text:span text:style-name="T301_3">TRY</text:span><text:span text:style-name="T301_4"><text:s/></text:span><text:span text:style-name="T301_5">TO</text:span><text:span text:style-name="T301_6"><text:s/></text:span><text:span text:style-name="T301_7">SUBMIT</text:span><text:span text:style-name="T301_8"><text:s/></text:span><text:span text:style-name="T301_9">UNSIGNED</text:span><text:span text:style-name="T301_10"><text:s/></text:span><text:span text:style-name="T301_11">TRANSACTION</text:span><text:span text:style-name="T301_12"><text:s text:c="8"/></text:span></text:p>
      <text:p text:style-name="P302"><text:span text:style-name="T302_1">factom</text:span><text:span text:style-name="T302_2">-</text:span><text:span text:style-name="T302_3">cli</text:span><text:span text:style-name="T302_4"><text:s/></text:span><text:span text:style-name="T302_5">submit</text:span><text:span text:style-name="T302_6"><text:s/></text:span><text:span text:style-name="T302_7">transaction</text:span><text:span text:style-name="T302_8">01</text:span></text:p>
      <text:p text:style-name="P303"><text:span text:style-name="T303_1">echo</text:span></text:p>
      <text:p text:style-name="P304"><text:span text:style-name="T304_1">echo</text:span><text:span text:style-name="T304_2"><text:s/>2.2.18<text:s/></text:span><text:span text:style-name="T304_3">DELETE</text:span><text:span text:style-name="T304_4"><text:s/></text:span><text:span text:style-name="T304_5">TRANSACTION</text:span><text:span text:style-name="T304_6"><text:s text:c="8"/></text:span></text:p>
      <text:p text:style-name="P305"><text:span text:style-name="T305_1">factom</text:span><text:span text:style-name="T305_2">-</text:span><text:span text:style-name="T305_3">cli</text:span><text:span text:style-name="T305_4"><text:s/></text:span><text:span text:style-name="T305_5">deletetransaction</text:span><text:span text:style-name="T305_6"><text:s/></text:span><text:span text:style-name="T305_7">transaction</text:span><text:span text:style-name="T305_8">01</text:span></text:p>
      <text:p text:style-name="P306"><text:span text:style-name="T306_1">echo</text:span></text:p>
      <text:p text:style-name="P307"><text:span text:style-name="T307_1">echo</text:span><text:span text:style-name="T307_2"><text:s/>2.2.19<text:s/></text:span><text:span text:style-name="T307_3">LIST</text:span><text:span text:style-name="T307_4"><text:s/></text:span><text:span text:style-name="T307_5">ALL</text:span><text:span text:style-name="T307_6"><text:s/></text:span><text:span text:style-name="T307_7">OPEN</text:span><text:span text:style-name="T307_8"><text:s/></text:span><text:span text:style-name="T307_9">TRANSACTIONS</text:span><text:span text:style-name="T307_10"><text:s text:c="8"/></text:span></text:p>
      <text:p text:style-name="P308"><text:span text:style-name="T308_1">factom</text:span><text:span text:style-name="T308_2">-</text:span><text:span text:style-name="T308_3">cli</text:span><text:span text:style-name="T308_4"><text:s/></text:span><text:span text:style-name="T308_5">transactions</text:span></text:p>
      <text:p text:style-name="P309"><text:span text:style-name="T309_1">echo</text:span></text:p>
      <text:p text:style-name="P310"><text:span text:style-name="T310_1">echo</text:span><text:span text:style-name="T310_2"><text:s/>2.2.20<text:s/></text:span><text:span text:style-name="T310_3">VERIFY</text:span><text:span text:style-name="T310_4"><text:s/></text:span><text:span text:style-name="T310_5">WALLET</text:span><text:span text:style-name="T310_6"><text:s/></text:span><text:span text:style-name="T310_7">BALANCE</text:span><text:span text:style-name="T310_8"><text:s text:c="8"/></text:span></text:p>
      <text:p text:style-name="P311"><text:span text:style-name="T311_1">factom</text:span><text:span text:style-name="T311_2">-</text:span><text:span text:style-name="T311_3">cli</text:span><text:span text:style-name="T311_4"><text:s/></text:span><text:span text:style-name="T311_5">getaddresses</text:span></text:p>
      <text:p text:style-name="P312"><text:span text:style-name="T312_1">echo</text:span></text:p>
      <text:p text:style-name="P313"/>
      <text:p text:style-name="P314"><text:span text:style-name="T314_1">echo</text:span><text:span text:style-name="T314_2"><text:s/>2.3<text:s/></text:span><text:span text:style-name="T314_3">CREATE</text:span><text:span text:style-name="T314_4"><text:s/></text:span><text:span text:style-name="T314_5">TRANSACTION</text:span><text:span text:style-name="T314_6"><text:s/></text:span><text:span text:style-name="T314_7">WITH</text:span><text:span text:style-name="T314_8"><text:s/></text:span><text:span text:style-name="T314_9">NO</text:span><text:span text:style-name="T314_10"><text:s/></text:span><text:span text:style-name="T314_11">INPUTS</text:span></text:p>
      <text:p text:style-name="P315"><text:span text:style-name="T315_1">echo</text:span></text:p>
      <text:p text:style-name="P316"><text:span text:style-name="T316_1">echo</text:span><text:span text:style-name="T316_2"><text:s/>2.3.1<text:s/></text:span><text:span text:style-name="T316_3">CREATE</text:span><text:span text:style-name="T316_4"><text:s/></text:span><text:span text:style-name="T316_5">TRANSACTION</text:span><text:span text:style-name="T316_6"><text:s text:c="8"/></text:span></text:p>
      <text:p text:style-name="P317"><text:span text:style-name="T317_1">factom</text:span><text:span text:style-name="T317_2">-</text:span><text:span text:style-name="T317_3">cli</text:span><text:span text:style-name="T317_4"><text:s/></text:span><text:span text:style-name="T317_5">newtransaction</text:span><text:span text:style-name="T317_6"><text:s/></text:span><text:span text:style-name="T317_7">transaction</text:span><text:span text:style-name="T317_8">02</text:span></text:p>
      <text:p text:style-name="P318"><text:span text:style-name="T318_1">echo</text:span></text:p>
      <text:p text:style-name="P319"><text:span text:style-name="T319_1">echo</text:span><text:span text:style-name="T319_2"><text:s/>2.3.2<text:s/></text:span><text:span text:style-name="T319_3">ADD</text:span><text:span text:style-name="T319_4"><text:s/></text:span><text:span text:style-name="T319_5">OUTPUT</text:span><text:span text:style-name="T319_6"><text:s/></text:span><text:span text:style-name="T319_7">OF</text:span><text:span text:style-name="T319_8"><text:s/>3<text:s/></text:span><text:span text:style-name="T319_9">FACTOIDS</text:span><text:span text:style-name="T319_10"><text:s/></text:span><text:span text:style-name="T319_11">TO</text:span><text:span text:style-name="T319_12"><text:s/></text:span><text:span text:style-name="T319_13">TRANSACTION</text:span><text:span text:style-name="T319_14"><text:s text:c="8"/></text:span></text:p>
      <text:p text:style-name="P320"><text:span text:style-name="T320_1">factom</text:span><text:span text:style-name="T320_2">-</text:span><text:span text:style-name="T320_3">cli</text:span><text:span text:style-name="T320_4"><text:s/></text:span><text:span text:style-name="T320_5">addoutput</text:span><text:span text:style-name="T320_6"><text:s/></text:span><text:span text:style-name="T320_7">transaction</text:span><text:span text:style-name="T320_8">02<text:s/></text:span><text:span text:style-name="T320_9">factoid</text:span><text:span text:style-name="T320_10">-</text:span><text:span text:style-name="T320_11">wallet</text:span><text:span text:style-name="T320_12">-</text:span><text:span text:style-name="T320_13">address</text:span><text:span text:style-name="T320_14">-</text:span><text:span text:style-name="T320_15">name</text:span><text:span text:style-name="T320_16">01<text:s/>3</text:span></text:p>
      <text:p text:style-name="P321"><text:span text:style-name="T321_1">echo</text:span></text:p>
      <text:p text:style-name="P322"><text:span text:style-name="T322_1">echo</text:span><text:span text:style-name="T322_2"><text:s/>2.3.3<text:s/></text:span><text:span text:style-name="T322_3">SIGN</text:span><text:span text:style-name="T322_4"><text:s/></text:span><text:span text:style-name="T322_5">TRANSACTION</text:span><text:span text:style-name="T322_6"><text:s text:c="8"/></text:span></text:p>
      <text:p text:style-name="P323"><text:span text:style-name="T323_1">factom</text:span><text:span text:style-name="T323_2">-</text:span><text:span text:style-name="T323_3">cli</text:span><text:span text:style-name="T323_4"><text:s/></text:span><text:span text:style-name="T323_5">sign</text:span><text:span text:style-name="T323_6"><text:s/></text:span><text:span text:style-name="T323_7">transaction</text:span><text:span text:style-name="T323_8">02</text:span></text:p>
      <text:p text:style-name="P324"><text:span text:style-name="T324_1">echo</text:span></text:p>
      <text:p text:style-name="P325"><text:span text:style-name="T325_1">echo</text:span><text:span text:style-name="T325_2"><text:s/>2.3.4<text:s/></text:span><text:span text:style-name="T325_3">GET</text:span><text:span text:style-name="T325_4"><text:s/></text:span><text:span text:style-name="T325_5">TRANSACTION</text:span><text:span text:style-name="T325_6"><text:s/></text:span><text:span text:style-name="T325_7">FEE</text:span><text:span text:style-name="T325_8"><text:s text:c="8"/></text:span></text:p>
      <text:p text:style-name="P326"><text:span text:style-name="T326_1">factom</text:span><text:span text:style-name="T326_2">-</text:span><text:span text:style-name="T326_3">cli</text:span><text:span text:style-name="T326_4"><text:s/></text:span><text:span text:style-name="T326_5">transactions</text:span></text:p>
      <text:p text:style-name="P327"><text:span text:style-name="T327_1">echo</text:span></text:p>
      <text:p text:style-name="P328"><text:span text:style-name="T328_1">echo</text:span><text:span text:style-name="T328_2"><text:s/>2.3.5<text:s/></text:span><text:span text:style-name="T328_3">SUBMIT</text:span><text:span text:style-name="T328_4"><text:s/></text:span><text:span text:style-name="T328_5">TRANSACTION</text:span><text:span text:style-name="T328_6"><text:s text:c="8"/></text:span></text:p>
      <text:p text:style-name="P329"><text:span text:style-name="T329_1">factom</text:span><text:span text:style-name="T329_2">-</text:span><text:span text:style-name="T329_3">cli</text:span><text:span text:style-name="T329_4"><text:s/></text:span><text:span text:style-name="T329_5">submit</text:span><text:span text:style-name="T329_6"><text:s/></text:span><text:span text:style-name="T329_7">transaction</text:span><text:span text:style-name="T329_8">02</text:span></text:p>
      <text:p text:style-name="P330"><text:span text:style-name="T330_1">echo</text:span></text:p>
      <text:p text:style-name="P331"><text:span text:style-name="T331_1">echo</text:span><text:span text:style-name="T331_2"><text:s/>2.3.6<text:s/></text:span><text:span text:style-name="T331_3">DELETE</text:span><text:span text:style-name="T331_4"><text:s/></text:span><text:span text:style-name="T331_5">TRANSACTION</text:span><text:span text:style-name="T331_6"><text:s text:c="8"/></text:span></text:p>
      <text:p text:style-name="P332"><text:span text:style-name="T332_1">factom</text:span><text:span text:style-name="T332_2">-</text:span><text:span text:style-name="T332_3">cli</text:span><text:span text:style-name="T332_4"><text:s/></text:span><text:span text:style-name="T332_5">deletetransaction</text:span><text:span text:style-name="T332_6"><text:s/></text:span><text:span text:style-name="T332_7">transaction</text:span><text:span text:style-name="T332_8">02</text:span></text:p>
      <text:p text:style-name="P333"><text:span text:style-name="T333_1">echo</text:span></text:p>
      <text:p text:style-name="P334"><text:span text:style-name="T334_1">echo</text:span><text:span text:style-name="T334_2"><text:s/>2.3.7<text:s/></text:span><text:span text:style-name="T334_3">VERIFY</text:span><text:span text:style-name="T334_4"><text:s/></text:span><text:span text:style-name="T334_5">WALLET</text:span><text:span text:style-name="T334_6"><text:s/></text:span><text:span text:style-name="T334_7">BALANCE</text:span><text:span text:style-name="T334_8"><text:s text:c="8"/></text:span></text:p>
      <text:p text:style-name="P335"><text:span text:style-name="T335_1">factom</text:span><text:span text:style-name="T335_2">-</text:span><text:span text:style-name="T335_3">cli</text:span><text:span text:style-name="T335_4"><text:s/></text:span><text:span text:style-name="T335_5">getaddresses</text:span></text:p>
      <text:p text:style-name="P336"><text:span text:style-name="T336_1">echo</text:span></text:p>
      <text:p text:style-name="P337"/>
      <text:p text:style-name="P338"><text:span text:style-name="T338_1">echo</text:span><text:span text:style-name="T338_2"><text:s/>2.4<text:s/></text:span><text:span text:style-name="T338_3">CREATE</text:span><text:span text:style-name="T338_4"><text:s/></text:span><text:span text:style-name="T338_5">TRANSACTION</text:span><text:span text:style-name="T338_6"><text:s/></text:span><text:span text:style-name="T338_7">WITH</text:span><text:span text:style-name="T338_8"><text:s/></text:span><text:span text:style-name="T338_9">NO</text:span><text:span text:style-name="T338_10"><text:s/></text:span><text:span text:style-name="T338_11">OUTPUTS</text:span><text:span text:style-name="T338_12"><text:s/></text:span><text:span text:style-name="T338_13">OR</text:span><text:span text:style-name="T338_14"><text:s/></text:span><text:span text:style-name="T338_15">ENTRY</text:span><text:span text:style-name="T338_16"><text:s/></text:span><text:span text:style-name="T338_17">CREDITS</text:span></text:p>
      <text:p text:style-name="P339"><text:span text:style-name="T339_1">echo</text:span></text:p>
      <text:p text:style-name="P340"><text:span text:style-name="T340_1">echo</text:span><text:span text:style-name="T340_2"><text:s/>2.4.1<text:s/></text:span><text:span text:style-name="T340_3">CREATE</text:span><text:span text:style-name="T340_4"><text:s/></text:span><text:span text:style-name="T340_5">TRANSACTION</text:span><text:span text:style-name="T340_6"><text:s text:c="8"/></text:span></text:p>
      <text:p text:style-name="P341"><text:span text:style-name="T341_1">factom</text:span><text:span text:style-name="T341_2">-</text:span><text:span text:style-name="T341_3">cli</text:span><text:span text:style-name="T341_4"><text:s/></text:span><text:span text:style-name="T341_5">newtransaction</text:span><text:span text:style-name="T341_6"><text:s/></text:span><text:span text:style-name="T341_7">transaction</text:span><text:span text:style-name="T341_8">03</text:span></text:p>
      <text:p text:style-name="P342"><text:span text:style-name="T342_1">echo</text:span></text:p>
      <text:p text:style-name="P343"><text:span text:style-name="T343_1">echo</text:span><text:span text:style-name="T343_2"><text:s/>2.4.2<text:s/></text:span><text:span text:style-name="T343_3">ADD</text:span><text:span text:style-name="T343_4"><text:s/></text:span><text:span text:style-name="T343_5">INPUT</text:span><text:span text:style-name="T343_6"><text:s/></text:span><text:span text:style-name="T343_7">OF</text:span><text:span text:style-name="T343_8"><text:s/>1<text:s/></text:span><text:span text:style-name="T343_9">FACTOID</text:span><text:span text:style-name="T343_10"><text:s/></text:span><text:span text:style-name="T343_11">TO</text:span><text:span text:style-name="T343_12"><text:s/></text:span><text:span text:style-name="T343_13">TRANSACTION</text:span><text:span text:style-name="T343_14"><text:s text:c="8"/></text:span></text:p>
      <text:p text:style-name="P344"><text:span text:style-name="T344_1">factom</text:span><text:span text:style-name="T344_2">-</text:span><text:span text:style-name="T344_3">cli</text:span><text:span text:style-name="T344_4"><text:s/></text:span><text:span text:style-name="T344_5">addinput</text:span><text:span text:style-name="T344_6"><text:s/></text:span><text:span text:style-name="T344_7">transaction</text:span><text:span text:style-name="T344_8">03<text:s/></text:span><text:span text:style-name="T344_9">factoid</text:span><text:span text:style-name="T344_10">-</text:span><text:span text:style-name="T344_11">wallet</text:span><text:span text:style-name="T344_12">-</text:span><text:span text:style-name="T344_13">address</text:span><text:span text:style-name="T344_14">-</text:span><text:span text:style-name="T344_15">name</text:span><text:span text:style-name="T344_16">01<text:s/>0.1</text:span></text:p>
      <text:p text:style-name="P345"><text:span text:style-name="T345_1">echo</text:span></text:p>
      <text:p text:style-name="P346"><text:span text:style-name="T346_1">echo</text:span><text:span text:style-name="T346_2"><text:s/>2.4.3<text:s/></text:span><text:span text:style-name="T346_3">ADD</text:span><text:span text:style-name="T346_4"><text:s/></text:span><text:span text:style-name="T346_5">DUPLICATE</text:span><text:span text:style-name="T346_6"><text:s/></text:span><text:span text:style-name="T346_7">INPUT</text:span><text:span text:style-name="T346_8"><text:s/></text:span><text:span text:style-name="T346_9">OF</text:span><text:span text:style-name="T346_10"><text:s/>1<text:s/></text:span><text:span text:style-name="T346_11">FACTOID</text:span><text:span text:style-name="T346_12"><text:s/></text:span><text:span text:style-name="T346_13">TO</text:span><text:span text:style-name="T346_14"><text:s/></text:span><text:span text:style-name="T346_15">TRANSACTION</text:span><text:span text:style-name="T346_16"><text:s text:c="8"/></text:span></text:p>
      <text:p text:style-name="P347"><text:span text:style-name="T347_1">factom</text:span><text:span text:style-name="T347_2">-</text:span><text:span text:style-name="T347_3">cli</text:span><text:span text:style-name="T347_4"><text:s/></text:span><text:span text:style-name="T347_5">addinput</text:span><text:span text:style-name="T347_6"><text:s/></text:span><text:span text:style-name="T347_7">transaction</text:span><text:span text:style-name="T347_8">03<text:s/></text:span><text:span text:style-name="T347_9">factoid</text:span><text:span text:style-name="T347_10">-</text:span><text:span text:style-name="T347_11">wallet</text:span><text:span text:style-name="T347_12">-</text:span><text:span text:style-name="T347_13">address</text:span><text:span text:style-name="T347_14">-</text:span><text:span text:style-name="T347_15">name</text:span><text:span text:style-name="T347_16">01<text:s/>0.1</text:span></text:p>
      <text:p text:style-name="P348"><text:span text:style-name="T348_1">echo</text:span></text:p>
      <text:p text:style-name="P349"><text:span text:style-name="T349_1">echo</text:span><text:span text:style-name="T349_2"><text:s/>2.4.4<text:s/></text:span><text:span text:style-name="T349_3">SIGN</text:span><text:span text:style-name="T349_4"><text:s/></text:span><text:span text:style-name="T349_5">TRANSACTION</text:span><text:span text:style-name="T349_6"><text:s text:c="8"/></text:span></text:p>
      <text:p text:style-name="P350"><text:span text:style-name="T350_1">factom</text:span><text:span text:style-name="T350_2">-</text:span><text:span text:style-name="T350_3">cli</text:span><text:span text:style-name="T350_4"><text:s/></text:span><text:span text:style-name="T350_5">sign</text:span><text:span text:style-name="T350_6"><text:s/></text:span><text:span text:style-name="T350_7">transaction</text:span><text:span text:style-name="T350_8">03</text:span></text:p>
      <text:p text:style-name="P351"><text:span text:style-name="T351_1">echo</text:span></text:p>
      <text:p text:style-name="P352"><text:span text:style-name="T352_1">echo</text:span><text:span text:style-name="T352_2"><text:s/>2.4.5<text:s/></text:span><text:span text:style-name="T352_3">GET</text:span><text:span text:style-name="T352_4"><text:s/></text:span><text:span text:style-name="T352_5">TRANSACTION</text:span><text:span text:style-name="T352_6"><text:s/></text:span><text:span text:style-name="T352_7">FEE</text:span><text:span text:style-name="T352_8"><text:s text:c="8"/></text:span></text:p>
      <text:p text:style-name="P353"><text:span text:style-name="T353_1">factom</text:span><text:span text:style-name="T353_2">-</text:span><text:span text:style-name="T353_3">cli</text:span><text:span text:style-name="T353_4"><text:s/></text:span><text:span text:style-name="T353_5">transactions</text:span></text:p>
      <text:p text:style-name="P354"><text:span text:style-name="T354_1">echo</text:span></text:p>
      <text:p text:style-name="P355"><text:span text:style-name="T355_1">echo</text:span><text:span text:style-name="T355_2"><text:s/>2.4.6<text:s/></text:span><text:span text:style-name="T355_3">SUBMIT</text:span><text:span text:style-name="T355_4"><text:s/></text:span><text:span text:style-name="T355_5">TRANSACTION</text:span><text:span text:style-name="T355_6"><text:s text:c="8"/></text:span></text:p>
      <text:p text:style-name="P356"><text:span text:style-name="T356_1">factom</text:span><text:span text:style-name="T356_2">-</text:span><text:span text:style-name="T356_3">cli</text:span><text:span text:style-name="T356_4"><text:s/></text:span><text:span text:style-name="T356_5">submit</text:span><text:span text:style-name="T356_6"><text:s/></text:span><text:span text:style-name="T356_7">transaction</text:span><text:span text:style-name="T356_8">03</text:span></text:p>
      <text:p text:style-name="P357"><text:span text:style-name="T357_1">echo</text:span></text:p>
      <text:p text:style-name="P358"><text:span text:style-name="T358_1">echo</text:span><text:span text:style-name="T358_2"><text:s/>2.4.7<text:s/></text:span><text:span text:style-name="T358_3">VERIFY</text:span><text:span text:style-name="T358_4"><text:s/></text:span><text:span text:style-name="T358_5">WALLET</text:span><text:span text:style-name="T358_6"><text:s/></text:span><text:span text:style-name="T358_7">BALANCE</text:span><text:span text:style-name="T358_8"><text:s text:c="8"/></text:span></text:p>
      <text:p text:style-name="P359"><text:span text:style-name="T359_1">factom</text:span><text:span text:style-name="T359_2">-</text:span><text:span text:style-name="T359_3">cli</text:span><text:span text:style-name="T359_4"><text:s/></text:span><text:span text:style-name="T359_5">getaddresses</text:span></text:p>
      <text:p text:style-name="P360"><text:span text:style-name="T360_1">echo</text:span></text:p>
      <text:p text:style-name="P361"/>
      <text:p text:style-name="P362"><text:span text:style-name="T362_1">echo</text:span><text:span text:style-name="T362_2"><text:s/>2.5<text:s/></text:span><text:span text:style-name="T362_3">CREATE</text:span><text:span text:style-name="T362_4"><text:s/></text:span><text:span text:style-name="T362_5">TRANSACTION</text:span><text:span text:style-name="T362_6"><text:s/></text:span><text:span text:style-name="T362_7">WITH</text:span><text:span text:style-name="T362_8"><text:s/></text:span><text:span text:style-name="T362_9">INPUT</text:span><text:span text:style-name="T362_10"><text:s/></text:span><text:span text:style-name="T362_11">TO</text:span><text:span text:style-name="T362_12"><text:s/></text:span><text:span text:style-name="T362_13">ENTRY</text:span><text:span text:style-name="T362_14"><text:s/></text:span><text:span text:style-name="T362_15">CREDITS</text:span></text:p>
      <text:p text:style-name="P363"><text:span text:style-name="T363_1">echo</text:span></text:p>
      <text:p text:style-name="P364"><text:span text:style-name="T364_1">echo</text:span><text:span text:style-name="T364_2"><text:s/>2.5.1<text:s/></text:span><text:span text:style-name="T364_3">CREATE</text:span><text:span text:style-name="T364_4"><text:s/></text:span><text:span text:style-name="T364_5">TRANSACTION</text:span><text:span text:style-name="T364_6"><text:s text:c="8"/></text:span></text:p>
      <text:p text:style-name="P365"><text:span text:style-name="T365_1">factom</text:span><text:span text:style-name="T365_2">-</text:span><text:span text:style-name="T365_3">cli</text:span><text:span text:style-name="T365_4"><text:s/></text:span><text:span text:style-name="T365_5">newtransaction</text:span><text:span text:style-name="T365_6"><text:s/></text:span><text:span text:style-name="T365_7">transaction</text:span><text:span text:style-name="T365_8">04</text:span></text:p>
      <text:p text:style-name="P366"><text:span text:style-name="T366_1">echo</text:span></text:p>
      <text:p text:style-name="P367"><text:span text:style-name="T367_1">echo</text:span><text:span text:style-name="T367_2"><text:s/>2.5.2<text:s/></text:span><text:span text:style-name="T367_3">ADD</text:span><text:span text:style-name="T367_4"><text:s/></text:span><text:span text:style-name="T367_5">INPUT</text:span><text:span text:style-name="T367_6"><text:s/></text:span><text:span text:style-name="T367_7">OF</text:span><text:span text:style-name="T367_8"><text:s/>10<text:s/></text:span><text:span text:style-name="T367_9">FACTOIDS</text:span><text:span text:style-name="T367_10"><text:s/></text:span><text:span text:style-name="T367_11">TO</text:span><text:span text:style-name="T367_12"><text:s/></text:span><text:span text:style-name="T367_13">TRANSACTION</text:span><text:span text:style-name="T367_14"><text:s text:c="8"/></text:span></text:p>
      <text:p text:style-name="P368"><text:span text:style-name="T368_1">factom</text:span><text:span text:style-name="T368_2">-</text:span><text:span text:style-name="T368_3">cli</text:span><text:span text:style-name="T368_4"><text:s/></text:span><text:span text:style-name="T368_5">addinput</text:span><text:span text:style-name="T368_6"><text:s/></text:span><text:span text:style-name="T368_7">transaction</text:span><text:span text:style-name="T368_8">04<text:s/></text:span><text:span text:style-name="T368_9">factoid</text:span><text:span text:style-name="T368_10">-</text:span><text:span text:style-name="T368_11">wallet</text:span><text:span text:style-name="T368_12">-</text:span><text:span text:style-name="T368_13">address</text:span><text:span text:style-name="T368_14">-</text:span><text:span text:style-name="T368_15">name</text:span><text:span text:style-name="T368_16">01<text:s/>6.079992</text:span></text:p>
      <text:p text:style-name="P369"><text:span text:style-name="T369_1">echo</text:span></text:p>
      <text:p text:style-name="P370"><text:span text:style-name="T370_1">echo</text:span><text:span text:style-name="T370_2"><text:s/>2.5.3<text:s/></text:span><text:span text:style-name="T370_3">ADD</text:span><text:span text:style-name="T370_4"><text:s/>6<text:s/></text:span><text:span text:style-name="T370_5">FACTOIDS</text:span><text:span text:style-name="T370_6"><text:s/></text:span><text:span text:style-name="T370_7">OF</text:span><text:span text:style-name="T370_8"><text:s/></text:span><text:span text:style-name="T370_9">ENTRY</text:span><text:span text:style-name="T370_10"><text:s/></text:span><text:span text:style-name="T370_11">CREDITS</text:span><text:span text:style-name="T370_12"><text:s/></text:span><text:span text:style-name="T370_13">FOR</text:span><text:span text:style-name="T370_14"><text:s/>1</text:span><text:span text:style-name="T370_15">ST</text:span><text:span text:style-name="T370_16"><text:s/></text:span><text:span text:style-name="T370_17">ENTRY</text:span><text:span text:style-name="T370_18"><text:s/></text:span><text:span text:style-name="T370_19">CREDIT</text:span><text:span text:style-name="T370_20"><text:s/></text:span><text:span text:style-name="T370_21">WALLET</text:span><text:span text:style-name="T370_22"><text:s/></text:span><text:span text:style-name="T370_23">TO</text:span><text:span text:style-name="T370_24"><text:s/></text:span><text:span text:style-name="T370_25">TRANSACTION</text:span><text:span text:style-name="T370_26"><text:s text:c="8"/></text:span></text:p>
      <text:p text:style-name="P371"><text:span text:style-name="T371_1">factom</text:span><text:span text:style-name="T371_2">-</text:span><text:span text:style-name="T371_3">cli</text:span><text:span text:style-name="T371_4"><text:s/></text:span><text:span text:style-name="T371_5">addecoutput</text:span><text:span text:style-name="T371_6"><text:s/></text:span><text:span text:style-name="T371_7">transaction</text:span><text:span text:style-name="T371_8">04<text:s/></text:span><text:span text:style-name="T371_9">ec</text:span><text:span text:style-name="T371_10">-</text:span><text:span text:style-name="T371_11">wallet</text:span><text:span text:style-name="T371_12">-</text:span><text:span text:style-name="T371_13">address</text:span><text:span text:style-name="T371_14">-</text:span><text:span text:style-name="T371_15">name</text:span><text:span text:style-name="T371_16">01<text:s/>6</text:span></text:p>
      <text:p text:style-name="P372"><text:span text:style-name="T372_1">echo</text:span></text:p>
      <text:p text:style-name="P373"><text:span text:style-name="T373_1">echo</text:span><text:span text:style-name="T373_2"><text:s/>2.5.4<text:s/></text:span><text:span text:style-name="T373_3">ADD</text:span><text:span text:style-name="T373_4"><text:s/>-3<text:s/></text:span><text:span text:style-name="T373_5">FACTOIDS</text:span><text:span text:style-name="T373_6"><text:s/></text:span><text:span text:style-name="T373_7">OF</text:span><text:span text:style-name="T373_8"><text:s/></text:span><text:span text:style-name="T373_9">ENTRY</text:span><text:span text:style-name="T373_10"><text:s/></text:span><text:span text:style-name="T373_11">CREDITS</text:span><text:span text:style-name="T373_12"><text:s/></text:span><text:span text:style-name="T373_13">FOR</text:span><text:span text:style-name="T373_14"><text:s/>1</text:span><text:span text:style-name="T373_15">ST</text:span><text:span text:style-name="T373_16"><text:s/></text:span><text:span text:style-name="T373_17">ENTRY</text:span><text:span text:style-name="T373_18"><text:s/></text:span><text:span text:style-name="T373_19">CREDIT</text:span><text:span text:style-name="T373_20"><text:s/></text:span><text:span text:style-name="T373_21">WALLET</text:span><text:span text:style-name="T373_22"><text:s/></text:span><text:span text:style-name="T373_23">TO</text:span><text:span text:style-name="T373_24"><text:s/></text:span><text:span text:style-name="T373_25">TRANSACTION</text:span><text:span text:style-name="T373_26"><text:s text:c="8"/></text:span></text:p>
      <text:p text:style-name="P374"><text:span text:style-name="T374_1">factom</text:span><text:span text:style-name="T374_2">-</text:span><text:span text:style-name="T374_3">cli</text:span><text:span text:style-name="T374_4"><text:s/></text:span><text:span text:style-name="T374_5">addecoutput</text:span><text:span text:style-name="T374_6"><text:s/></text:span><text:span text:style-name="T374_7">transaction</text:span><text:span text:style-name="T374_8">04<text:s/></text:span><text:span text:style-name="T374_9">ec</text:span><text:span text:style-name="T374_10">-</text:span><text:span text:style-name="T374_11">wallet</text:span><text:span text:style-name="T374_12">-</text:span><text:span text:style-name="T374_13">address</text:span><text:span text:style-name="T374_14">-</text:span><text:span text:style-name="T374_15">name</text:span><text:span text:style-name="T374_16">01<text:s/>-3</text:span></text:p>
      <text:p text:style-name="P375"><text:span text:style-name="T375_1">echo</text:span></text:p>
      <text:p text:style-name="P376"><text:span text:style-name="T376_1">echo</text:span><text:span text:style-name="T376_2"><text:s/>2.5.5<text:s/></text:span><text:span text:style-name="T376_3">SIGN</text:span><text:span text:style-name="T376_4"><text:s/></text:span><text:span text:style-name="T376_5">TRANSACTION</text:span><text:span text:style-name="T376_6"><text:s text:c="8"/></text:span></text:p>
      <text:p text:style-name="P377"><text:span text:style-name="T377_1">factom</text:span><text:span text:style-name="T377_2">-</text:span><text:span text:style-name="T377_3">cli</text:span><text:span text:style-name="T377_4"><text:s/></text:span><text:span text:style-name="T377_5">sign</text:span><text:span text:style-name="T377_6"><text:s/></text:span><text:span text:style-name="T377_7">transaction</text:span><text:span text:style-name="T377_8">04</text:span></text:p>
      <text:p text:style-name="P378"><text:span text:style-name="T378_1">echo</text:span></text:p>
      <text:p text:style-name="P379"><text:span text:style-name="T379_1">echo</text:span><text:span text:style-name="T379_2"><text:s/>2.5.6<text:s/></text:span><text:span text:style-name="T379_3">GET</text:span><text:span text:style-name="T379_4"><text:s/></text:span><text:span text:style-name="T379_5">TRANSACTION</text:span><text:span text:style-name="T379_6"><text:s/></text:span><text:span text:style-name="T379_7">FEE</text:span><text:span text:style-name="T379_8"><text:s text:c="8"/></text:span></text:p>
      <text:p text:style-name="P380"><text:span text:style-name="T380_1">factom</text:span><text:span text:style-name="T380_2">-</text:span><text:span text:style-name="T380_3">cli</text:span><text:span text:style-name="T380_4"><text:s/></text:span><text:span text:style-name="T380_5">transactions</text:span></text:p>
      <text:p text:style-name="P381"><text:span text:style-name="T381_1">echo</text:span></text:p>
      <text:p text:style-name="P382"><text:span text:style-name="T382_1">echo</text:span><text:span text:style-name="T382_2"><text:s/>2.5.7<text:s/></text:span><text:span text:style-name="T382_3">SUBMIT</text:span><text:span text:style-name="T382_4"><text:s/></text:span><text:span text:style-name="T382_5">TRANSACTION</text:span><text:span text:style-name="T382_6"><text:s text:c="8"/></text:span></text:p>
      <text:p text:style-name="P383"><text:span text:style-name="T383_1">factom</text:span><text:span text:style-name="T383_2">-</text:span><text:span text:style-name="T383_3">cli</text:span><text:span text:style-name="T383_4"><text:s/></text:span><text:span text:style-name="T383_5">submit</text:span><text:span text:style-name="T383_6"><text:s/></text:span><text:span text:style-name="T383_7">transaction</text:span><text:span text:style-name="T383_8">04</text:span></text:p>
      <text:p text:style-name="P384"><text:span text:style-name="T384_1">echo</text:span></text:p>
      <text:p text:style-name="P385"><text:span text:style-name="T385_1">echo</text:span><text:span text:style-name="T385_2"><text:s/>2.5.8<text:s/></text:span><text:span text:style-name="T385_3">VERIFY</text:span><text:span text:style-name="T385_4"><text:s/></text:span><text:span text:style-name="T385_5">WALLET</text:span><text:span text:style-name="T385_6"><text:s/></text:span><text:span text:style-name="T385_7">BALANCES</text:span><text:span text:style-name="T385_8"><text:s text:c="8"/></text:span></text:p>
      <text:p text:style-name="P386"><text:span text:style-name="T386_1">factom</text:span><text:span text:style-name="T386_2">-</text:span><text:span text:style-name="T386_3">cli</text:span><text:span text:style-name="T386_4"><text:s/></text:span><text:span text:style-name="T386_5">getaddresses</text:span></text:p>
      <text:p text:style-name="P387"><text:span text:style-name="T387_1">echo</text:span></text:p>
      <text:p text:style-name="P388"/>
      <text:p text:style-name="P389"><text:span text:style-name="T389_1">echo</text:span><text:span text:style-name="T389_2"><text:s/>2.6<text:s/></text:span><text:span text:style-name="T389_3">CREATE</text:span><text:span text:style-name="T389_4"><text:s/></text:span><text:span text:style-name="T389_5">TRANSACTION</text:span><text:span text:style-name="T389_6"><text:s/></text:span><text:span text:style-name="T389_7">WITH</text:span><text:span text:style-name="T389_8"><text:s/></text:span><text:span text:style-name="T389_9">INPUT</text:span><text:span text:style-name="T389_10"><text:s/></text:span><text:span text:style-name="T389_11">TO</text:span><text:span text:style-name="T389_12"><text:s/></text:span><text:span text:style-name="T389_13">OUTPUT</text:span></text:p>
      <text:p text:style-name="P390"><text:span text:style-name="T390_1">echo</text:span></text:p>
      <text:p text:style-name="P391"><text:span text:style-name="T391_1">echo</text:span><text:span text:style-name="T391_2"><text:s/>2.6.1<text:s/></text:span><text:span text:style-name="T391_3">CREATE</text:span><text:span text:style-name="T391_4"><text:s/></text:span><text:span text:style-name="T391_5">TRANSACTION</text:span><text:span text:style-name="T391_6"><text:s text:c="8"/></text:span></text:p>
      <text:p text:style-name="P392"><text:span text:style-name="T392_1">factom</text:span><text:span text:style-name="T392_2">-</text:span><text:span text:style-name="T392_3">cli</text:span><text:span text:style-name="T392_4"><text:s/></text:span><text:span text:style-name="T392_5">newtransaction</text:span><text:span text:style-name="T392_6"><text:s/></text:span><text:span text:style-name="T392_7">transaction</text:span><text:span text:style-name="T392_8">05</text:span></text:p>
      <text:p text:style-name="P393"><text:span text:style-name="T393_1">echo</text:span></text:p>
      <text:p text:style-name="P394"><text:span text:style-name="T394_1">echo</text:span><text:span text:style-name="T394_2"><text:s/>2.6.2<text:s/></text:span><text:span text:style-name="T394_3">ADD</text:span><text:span text:style-name="T394_4"><text:s/></text:span><text:span text:style-name="T394_5">INPUT</text:span><text:span text:style-name="T394_6"><text:s/></text:span><text:span text:style-name="T394_7">OF</text:span><text:span text:style-name="T394_8"><text:s/>10<text:s/></text:span><text:span text:style-name="T394_9">FACTOIDS</text:span><text:span text:style-name="T394_10"><text:s/></text:span><text:span text:style-name="T394_11">TO</text:span><text:span text:style-name="T394_12"><text:s/></text:span><text:span text:style-name="T394_13">TRANSACTION</text:span><text:span text:style-name="T394_14"><text:s text:c="8"/></text:span></text:p>
      <text:p text:style-name="P395"><text:span text:style-name="T395_1">factom</text:span><text:span text:style-name="T395_2">-</text:span><text:span text:style-name="T395_3">cli</text:span><text:span text:style-name="T395_4"><text:s/></text:span><text:span text:style-name="T395_5">addinput</text:span><text:span text:style-name="T395_6"><text:s/></text:span><text:span text:style-name="T395_7">transaction</text:span><text:span text:style-name="T395_8">05<text:s/></text:span><text:span text:style-name="T395_9">factoid</text:span><text:span text:style-name="T395_10">-</text:span><text:span text:style-name="T395_11">wallet</text:span><text:span text:style-name="T395_12">-</text:span><text:span text:style-name="T395_13">address</text:span><text:span text:style-name="T395_14">-</text:span><text:span text:style-name="T395_15">name</text:span><text:span text:style-name="T395_16">01<text:s/>3.07999992</text:span></text:p>
      <text:p text:style-name="P396"><text:span text:style-name="T396_1">echo</text:span></text:p>
      <text:p text:style-name="P397"><text:span text:style-name="T397_1">echo</text:span><text:span text:style-name="T397_2"><text:s/>2.6.3<text:s/></text:span><text:span text:style-name="T397_3">ADD</text:span><text:span text:style-name="T397_4"><text:s/></text:span><text:span text:style-name="T397_5">OUTPUT</text:span><text:span text:style-name="T397_6"><text:s/></text:span><text:span text:style-name="T397_7">OF</text:span><text:span text:style-name="T397_8"><text:s/>3<text:s/></text:span><text:span text:style-name="T397_9">FACTOIDS</text:span><text:span text:style-name="T397_10"><text:s/></text:span><text:span text:style-name="T397_11">TO</text:span><text:span text:style-name="T397_12"><text:s/></text:span><text:span text:style-name="T397_13">SAME</text:span><text:span text:style-name="T397_14"><text:s/></text:span><text:span text:style-name="T397_15">FACTOID</text:span><text:span text:style-name="T397_16"><text:s/></text:span><text:span text:style-name="T397_17">WALLET</text:span><text:span text:style-name="T397_18"><text:s/></text:span><text:span text:style-name="T397_19">ADDRESS</text:span><text:span text:style-name="T397_20"><text:s/></text:span><text:span text:style-name="T397_21">AS</text:span><text:span text:style-name="T397_22"><text:s/></text:span><text:span text:style-name="T397_23">INPUT</text:span><text:span text:style-name="T397_24"><text:s/></text:span><text:span text:style-name="T397_25">CAME</text:span><text:span text:style-name="T397_26"><text:s/></text:span><text:span text:style-name="T397_27">FROM</text:span><text:span text:style-name="T397_28"><text:s/></text:span><text:span text:style-name="T397_29">TO</text:span><text:span text:style-name="T397_30"><text:s/></text:span><text:span text:style-name="T397_31">TRANSACTION</text:span><text:span text:style-name="T397_32"><text:s text:c="8"/></text:span></text:p>
      <text:p text:style-name="P398"><text:span text:style-name="T398_1">factom</text:span><text:span text:style-name="T398_2">-</text:span><text:span text:style-name="T398_3">cli</text:span><text:span text:style-name="T398_4"><text:s/></text:span><text:span text:style-name="T398_5">addoutput</text:span><text:span text:style-name="T398_6"><text:s/></text:span><text:span text:style-name="T398_7">transaction</text:span><text:span text:style-name="T398_8">05<text:s/></text:span><text:span text:style-name="T398_9">factoid</text:span><text:span text:style-name="T398_10">-</text:span><text:span text:style-name="T398_11">wallet</text:span><text:span text:style-name="T398_12">-</text:span><text:span text:style-name="T398_13">address</text:span><text:span text:style-name="T398_14">-</text:span><text:span text:style-name="T398_15">name</text:span><text:span text:style-name="T398_16">01<text:s/>3</text:span></text:p>
      <text:p text:style-name="P399"><text:span text:style-name="T399_1">echo</text:span></text:p>
      <text:p text:style-name="P400"><text:span text:style-name="T400_1">echo</text:span><text:span text:style-name="T400_2"><text:s/>2.6.4<text:s/></text:span><text:span text:style-name="T400_3">ADD</text:span><text:span text:style-name="T400_4"><text:s/></text:span><text:span text:style-name="T400_5">OUTPUT</text:span><text:span text:style-name="T400_6"><text:s/></text:span><text:span text:style-name="T400_7">OF</text:span><text:span text:style-name="T400_8"><text:s/>5<text:s/></text:span><text:span text:style-name="T400_9">FACTOIDS</text:span><text:span text:style-name="T400_10"><text:s/></text:span><text:span text:style-name="T400_11">TO</text:span><text:span text:style-name="T400_12"><text:s/></text:span><text:span text:style-name="T400_13">NON</text:span><text:span text:style-name="T400_14">-</text:span><text:span text:style-name="T400_15">EXISTING</text:span><text:span text:style-name="T400_16"><text:s/></text:span><text:span text:style-name="T400_17">FACTOID</text:span><text:span text:style-name="T400_18"><text:s/></text:span><text:span text:style-name="T400_19">WALLET</text:span><text:span text:style-name="T400_20"><text:s/></text:span><text:span text:style-name="T400_21">ADDRESS</text:span><text:span text:style-name="T400_22"><text:s/></text:span><text:span text:style-name="T400_23">TO</text:span><text:span text:style-name="T400_24"><text:s/></text:span><text:span text:style-name="T400_25">TRANSACTION</text:span><text:span text:style-name="T400_26"><text:s text:c="8"/></text:span></text:p>
      <text:p text:style-name="P401"><text:span text:style-name="T401_1">factom</text:span><text:span text:style-name="T401_2">-</text:span><text:span text:style-name="T401_3">cli</text:span><text:span text:style-name="T401_4"><text:s/></text:span><text:span text:style-name="T401_5">addoutput</text:span><text:span text:style-name="T401_6"><text:s/></text:span><text:span text:style-name="T401_7">transaction</text:span><text:span text:style-name="T401_8">05<text:s/></text:span><text:span text:style-name="T401_9">xxx</text:span><text:span text:style-name="T401_10"><text:s/>5</text:span></text:p>
      <text:p text:style-name="P402"><text:span text:style-name="T402_1">echo</text:span></text:p>
      <text:p text:style-name="P403"><text:span text:style-name="T403_1">echo</text:span><text:span text:style-name="T403_2"><text:s/>2.6.5<text:s/></text:span><text:span text:style-name="T403_3">SIGN</text:span><text:span text:style-name="T403_4"><text:s/></text:span><text:span text:style-name="T403_5">TRANSACTION</text:span><text:span text:style-name="T403_6"><text:s text:c="8"/></text:span></text:p>
      <text:p text:style-name="P404"><text:span text:style-name="T404_1">factom</text:span><text:span text:style-name="T404_2">-</text:span><text:span text:style-name="T404_3">cli</text:span><text:span text:style-name="T404_4"><text:s/></text:span><text:span text:style-name="T404_5">sign</text:span><text:span text:style-name="T404_6"><text:s/></text:span><text:span text:style-name="T404_7">transaction</text:span><text:span text:style-name="T404_8">05</text:span></text:p>
      <text:p text:style-name="P405"><text:span text:style-name="T405_1">echo</text:span></text:p>
      <text:p text:style-name="P406"><text:span text:style-name="T406_1">echo</text:span><text:span text:style-name="T406_2"><text:s/>2.6.6<text:s/></text:span><text:span text:style-name="T406_3">GET</text:span><text:span text:style-name="T406_4"><text:s/></text:span><text:span text:style-name="T406_5">TRANSACTION</text:span><text:span text:style-name="T406_6"><text:s/></text:span><text:span text:style-name="T406_7">FEE</text:span><text:span text:style-name="T406_8"><text:s text:c="8"/></text:span></text:p>
      <text:p text:style-name="P407"><text:span text:style-name="T407_1">factom</text:span><text:span text:style-name="T407_2">-</text:span><text:span text:style-name="T407_3">cli</text:span><text:span text:style-name="T407_4"><text:s/></text:span><text:span text:style-name="T407_5">transactions</text:span></text:p>
      <text:p text:style-name="P408"><text:span text:style-name="T408_1">echo</text:span></text:p>
      <text:p text:style-name="P409"><text:span text:style-name="T409_1">echo</text:span><text:span text:style-name="T409_2"><text:s/>2.6.7<text:s/></text:span><text:span text:style-name="T409_3">SUBMIT</text:span><text:span text:style-name="T409_4"><text:s/></text:span><text:span text:style-name="T409_5">TRANSACTION</text:span><text:span text:style-name="T409_6"><text:s text:c="8"/></text:span></text:p>
      <text:p text:style-name="P410"><text:span text:style-name="T410_1">factom</text:span><text:span text:style-name="T410_2">-</text:span><text:span text:style-name="T410_3">cli</text:span><text:span text:style-name="T410_4"><text:s/></text:span><text:span text:style-name="T410_5">submit</text:span><text:span text:style-name="T410_6"><text:s/></text:span><text:span text:style-name="T410_7">transaction</text:span><text:span text:style-name="T410_8">05</text:span></text:p>
      <text:p text:style-name="P411"><text:span text:style-name="T411_1">echo</text:span></text:p>
      <text:p text:style-name="P412"><text:span text:style-name="T412_1">echo</text:span><text:span text:style-name="T412_2"><text:s/>2.6.8<text:s/></text:span><text:span text:style-name="T412_3">VERIFY</text:span><text:span text:style-name="T412_4"><text:s/></text:span><text:span text:style-name="T412_5">WALLET</text:span><text:span text:style-name="T412_6"><text:s/></text:span><text:span text:style-name="T412_7">BALANCE</text:span><text:span text:style-name="T412_8"><text:s text:c="8"/></text:span></text:p>
      <text:p text:style-name="P413"><text:span text:style-name="T413_1">factom</text:span><text:span text:style-name="T413_2">-</text:span><text:span text:style-name="T413_3">cli</text:span><text:span text:style-name="T413_4"><text:s/></text:span><text:span text:style-name="T413_5">getaddresses</text:span></text:p>
      <text:p text:style-name="P414"><text:span text:style-name="T414_1">factom</text:span><text:span text:style-name="T414_2">-</text:span><text:span text:style-name="T414_3">cli</text:span><text:span text:style-name="T414_4"><text:s/></text:span><text:span text:style-name="T414_5">balance</text:span><text:span text:style-name="T414_6"><text:s/></text:span><text:span text:style-name="T414_7">fct</text:span><text:span text:style-name="T414_8"><text:s/></text:span><text:span text:style-name="T414_9">xxx</text:span></text:p>
      <text:p text:style-name="P415"><text:span text:style-name="T415_1">echo</text:span></text:p>
      <text:p text:style-name="P416"/>
      <text:p text:style-name="P417"><text:span text:style-name="T417_1">echo</text:span><text:span text:style-name="T417_2"><text:s/>2.7<text:s/></text:span><text:span text:style-name="T417_3">CREATE</text:span><text:span text:style-name="T417_4"><text:s/></text:span><text:span text:style-name="T417_5">TRANSACTION</text:span><text:span text:style-name="T417_6"><text:s/></text:span><text:span text:style-name="T417_7">WITH</text:span><text:span text:style-name="T417_8"><text:s/></text:span><text:span text:style-name="T417_9">INPUT</text:span><text:span text:style-name="T417_10"><text:s/></text:span><text:span text:style-name="T417_11">TO</text:span><text:span text:style-name="T417_12"><text:s/></text:span><text:span text:style-name="T417_13">OUTPUT</text:span><text:span text:style-name="T417_14"><text:s/></text:span><text:span text:style-name="T417_15">AND</text:span><text:span text:style-name="T417_16"><text:s/></text:span><text:span text:style-name="T417_17">ENTRY</text:span><text:span text:style-name="T417_18"><text:s/></text:span><text:span text:style-name="T417_19">CREDITS</text:span><text:span text:style-name="T417_20"><text:s text:c="8"/></text:span></text:p>
      <text:p text:style-name="P418"><text:span text:style-name="T418_1">echo</text:span></text:p>
      <text:p text:style-name="P419"><text:span text:style-name="T419_1">echo</text:span><text:span text:style-name="T419_2"><text:s/>2.7.1<text:s/></text:span><text:span text:style-name="T419_3">CREATE</text:span><text:span text:style-name="T419_4"><text:s/></text:span><text:span text:style-name="T419_5">TRANSACTION</text:span><text:span text:style-name="T419_6"><text:s text:c="8"/></text:span></text:p>
      <text:p text:style-name="P420"><text:span text:style-name="T420_1">factom</text:span><text:span text:style-name="T420_2">-</text:span><text:span text:style-name="T420_3">cli</text:span><text:span text:style-name="T420_4"><text:s/></text:span><text:span text:style-name="T420_5">newtransaction</text:span><text:span text:style-name="T420_6"><text:s/></text:span><text:span text:style-name="T420_7">transaction</text:span><text:span text:style-name="T420_8">06</text:span></text:p>
      <text:p text:style-name="P421"><text:span text:style-name="T421_1">echo</text:span></text:p>
      <text:p text:style-name="P422"><text:span text:style-name="T422_1">echo</text:span><text:span text:style-name="T422_2"><text:s/>2.7.2<text:s/></text:span><text:span text:style-name="T422_3">ADD</text:span><text:span text:style-name="T422_4"><text:s/></text:span><text:span text:style-name="T422_5">INPUT</text:span><text:span text:style-name="T422_6"><text:s/></text:span><text:span text:style-name="T422_7">TO</text:span><text:span text:style-name="T422_8"><text:s/></text:span><text:span text:style-name="T422_9">TRANSACTION</text:span><text:span text:style-name="T422_10"><text:s text:c="8"/></text:span></text:p>
      <text:p text:style-name="P423"><text:span text:style-name="T423_1">echo</text:span></text:p>
      <text:p text:style-name="P424"><text:span text:style-name="T424_1">echo</text:span><text:span text:style-name="T424_2"><text:s/>2.7.2.1<text:s/></text:span><text:span text:style-name="T424_3">ADD</text:span><text:span text:style-name="T424_4"><text:s/></text:span><text:span text:style-name="T424_5">INPUT</text:span><text:span text:style-name="T424_6"><text:s/></text:span><text:span text:style-name="T424_7">OF</text:span><text:span text:style-name="T424_8"><text:s/>10<text:s/></text:span><text:span text:style-name="T424_9">FACTOIDS</text:span><text:span text:style-name="T424_10"><text:s/></text:span><text:span text:style-name="T424_11">TO</text:span><text:span text:style-name="T424_12"><text:s/></text:span><text:span text:style-name="T424_13">TRANSACTION</text:span><text:span text:style-name="T424_14"><text:s text:c="8"/></text:span></text:p>
      <text:p text:style-name="P425"><text:span text:style-name="T425_1">factom</text:span><text:span text:style-name="T425_2">-</text:span><text:span text:style-name="T425_3">cli</text:span><text:span text:style-name="T425_4"><text:s/></text:span><text:span text:style-name="T425_5">addinput</text:span><text:span text:style-name="T425_6"><text:s/></text:span><text:span text:style-name="T425_7">transaction</text:span><text:span text:style-name="T425_8">06<text:s/></text:span><text:span text:style-name="T425_9">factoid</text:span><text:span text:style-name="T425_10">-</text:span><text:span text:style-name="T425_11">wallet</text:span><text:span text:style-name="T425_12">-</text:span><text:span text:style-name="T425_13">address</text:span><text:span text:style-name="T425_14">-</text:span><text:span text:style-name="T425_15">name</text:span><text:span text:style-name="T425_16">01<text:s/>10</text:span></text:p>
      <text:p text:style-name="P426"><text:span text:style-name="T426_1">echo</text:span></text:p>
      <text:p text:style-name="P427"><text:span text:style-name="T427_1">echo</text:span><text:span text:style-name="T427_2"><text:s/>2.7.3<text:s text:c="2"/></text:span><text:span text:style-name="T427_3">ADD</text:span><text:span text:style-name="T427_4"><text:s/></text:span><text:span text:style-name="T427_5">OUTPUT</text:span><text:span text:style-name="T427_6"><text:s/></text:span><text:span text:style-name="T427_7">TO</text:span><text:span text:style-name="T427_8"><text:s/></text:span><text:span text:style-name="T427_9">TRANSACTION</text:span><text:span text:style-name="T427_10"><text:s text:c="8"/></text:span></text:p>
      <text:p text:style-name="P428"><text:span text:style-name="T428_1">echo</text:span></text:p>
      <text:p text:style-name="P429"><text:span text:style-name="T429_1">echo</text:span><text:span text:style-name="T429_2"><text:s/>2.7.3.1<text:s/></text:span><text:span text:style-name="T429_3">ADD</text:span><text:span text:style-name="T429_4"><text:s/></text:span><text:span text:style-name="T429_5">OUTPUT</text:span><text:span text:style-name="T429_6"><text:s/></text:span><text:span text:style-name="T429_7">OF</text:span><text:span text:style-name="T429_8"><text:s/>3.33333333<text:s/></text:span><text:span text:style-name="T429_9">FACTOIDS</text:span><text:span text:style-name="T429_10"><text:s/></text:span><text:span text:style-name="T429_11">TO</text:span><text:span text:style-name="T429_12"><text:s/></text:span><text:span text:style-name="T429_13">TRANSACTION</text:span><text:span text:style-name="T429_14"><text:s text:c="8"/></text:span></text:p>
      <text:p text:style-name="P430"><text:span text:style-name="T430_1">factom</text:span><text:span text:style-name="T430_2">-</text:span><text:span text:style-name="T430_3">cli</text:span><text:span text:style-name="T430_4"><text:s/></text:span><text:span text:style-name="T430_5">addoutput</text:span><text:span text:style-name="T430_6"><text:s/></text:span><text:span text:style-name="T430_7">transaction</text:span><text:span text:style-name="T430_8">06<text:s/></text:span><text:span text:style-name="T430_9">factoid</text:span><text:span text:style-name="T430_10">-</text:span><text:span text:style-name="T430_11">wallet</text:span><text:span text:style-name="T430_12">-</text:span><text:span text:style-name="T430_13">address</text:span><text:span text:style-name="T430_14">-</text:span><text:span text:style-name="T430_15">name</text:span><text:span text:style-name="T430_16">02<text:s/>3.33333333</text:span></text:p>
      <text:p text:style-name="P431"><text:span text:style-name="T431_1">echo</text:span></text:p>
      <text:p text:style-name="P432"><text:span text:style-name="T432_1">echo</text:span><text:span text:style-name="T432_2"><text:s/>2.7.4<text:s text:c="2"/></text:span><text:span text:style-name="T432_3">ADD</text:span><text:span text:style-name="T432_4"><text:s/></text:span><text:span text:style-name="T432_5">PURCHASE</text:span><text:span text:style-name="T432_6"><text:s/></text:span><text:span text:style-name="T432_7">OF</text:span><text:span text:style-name="T432_8"><text:s/></text:span><text:span text:style-name="T432_9">ENTRY</text:span><text:span text:style-name="T432_10"><text:s/></text:span><text:span text:style-name="T432_11">CREDITS</text:span><text:span text:style-name="T432_12"><text:s/></text:span><text:span text:style-name="T432_13">TO</text:span><text:span text:style-name="T432_14"><text:s/></text:span><text:span text:style-name="T432_15">TRANSACTION</text:span><text:span text:style-name="T432_16"><text:s/></text:span></text:p>
      <text:p text:style-name="P433"><text:span text:style-name="T433_1">echo</text:span></text:p>
      <text:p text:style-name="P434"><text:span text:style-name="T434_1">echo</text:span><text:span text:style-name="T434_2"><text:s/>2.7.4.1<text:s/></text:span><text:span text:style-name="T434_3">ADD</text:span><text:span text:style-name="T434_4"><text:s/>6<text:s/></text:span><text:span text:style-name="T434_5">FACTOIDS</text:span><text:span text:style-name="T434_6"><text:s/></text:span><text:span text:style-name="T434_7">OF</text:span><text:span text:style-name="T434_8"><text:s/></text:span><text:span text:style-name="T434_9">ENTRY</text:span><text:span text:style-name="T434_10"><text:s/></text:span><text:span text:style-name="T434_11">CREDITS</text:span><text:span text:style-name="T434_12"><text:s/></text:span><text:span text:style-name="T434_13">FOR</text:span><text:span text:style-name="T434_14"><text:s/>1</text:span><text:span text:style-name="T434_15">ST</text:span><text:span text:style-name="T434_16"><text:s/></text:span><text:span text:style-name="T434_17">ENTRY</text:span><text:span text:style-name="T434_18"><text:s/></text:span><text:span text:style-name="T434_19">CREDIT</text:span><text:span text:style-name="T434_20"><text:s/></text:span><text:span text:style-name="T434_21">WALLET</text:span><text:span text:style-name="T434_22"><text:s/></text:span><text:span text:style-name="T434_23">TO</text:span><text:span text:style-name="T434_24"><text:s/></text:span><text:span text:style-name="T434_25">TRANSACTION</text:span><text:span text:style-name="T434_26"><text:s text:c="8"/></text:span></text:p>
      <text:p text:style-name="P435"><text:span text:style-name="T435_1">factom</text:span><text:span text:style-name="T435_2">-</text:span><text:span text:style-name="T435_3">cli</text:span><text:span text:style-name="T435_4"><text:s/></text:span><text:span text:style-name="T435_5">addecoutput</text:span><text:span text:style-name="T435_6"><text:s/></text:span><text:span text:style-name="T435_7">transaction</text:span><text:span text:style-name="T435_8">06<text:s/>$</text:span><text:span text:style-name="T435_9">ECWALLETADDRESSKEY</text:span><text:span text:style-name="T435_10">01<text:s/>6</text:span></text:p>
      <text:p text:style-name="P436"><text:span text:style-name="T436_1">echo</text:span></text:p>
      <text:p text:style-name="P437"><text:span text:style-name="T437_1">echo</text:span><text:span text:style-name="T437_2"><text:s/>2.7.5<text:s/></text:span><text:span text:style-name="T437_3">SIGN</text:span><text:span text:style-name="T437_4"><text:s/></text:span><text:span text:style-name="T437_5">TRANSACTION</text:span><text:span text:style-name="T437_6"><text:s text:c="8"/></text:span></text:p>
      <text:p text:style-name="P438"><text:span text:style-name="T438_1">factom</text:span><text:span text:style-name="T438_2">-</text:span><text:span text:style-name="T438_3">cli</text:span><text:span text:style-name="T438_4"><text:s/></text:span><text:span text:style-name="T438_5">sign</text:span><text:span text:style-name="T438_6"><text:s/></text:span><text:span text:style-name="T438_7">transaction</text:span><text:span text:style-name="T438_8">06</text:span></text:p>
      <text:p text:style-name="P439"><text:span text:style-name="T439_1">echo</text:span></text:p>
      <text:p text:style-name="P440"><text:span text:style-name="T440_1">echo</text:span><text:span text:style-name="T440_2"><text:s/>2.7.6<text:s/></text:span><text:span text:style-name="T440_3">GET</text:span><text:span text:style-name="T440_4"><text:s/></text:span><text:span text:style-name="T440_5">TRANSACTION</text:span><text:span text:style-name="T440_6"><text:s/></text:span><text:span text:style-name="T440_7">FEE</text:span><text:span text:style-name="T440_8"><text:s text:c="8"/></text:span></text:p>
      <text:p text:style-name="P441"><text:span text:style-name="T441_1">factom</text:span><text:span text:style-name="T441_2">-</text:span><text:span text:style-name="T441_3">cli</text:span><text:span text:style-name="T441_4"><text:s/></text:span><text:span text:style-name="T441_5">transactions</text:span></text:p>
      <text:p text:style-name="P442"><text:span text:style-name="T442_1">echo</text:span></text:p>
      <text:p text:style-name="P443"><text:span text:style-name="T443_1">echo</text:span><text:span text:style-name="T443_2"><text:s/>2.7.7<text:s/></text:span><text:span text:style-name="T443_3">SUBMIT</text:span><text:span text:style-name="T443_4"><text:s/></text:span><text:span text:style-name="T443_5">TRANSACTION</text:span><text:span text:style-name="T443_6"><text:s text:c="8"/></text:span></text:p>
      <text:p text:style-name="P444"><text:span text:style-name="T444_1">factom</text:span><text:span text:style-name="T444_2">-</text:span><text:span text:style-name="T444_3">cli</text:span><text:span text:style-name="T444_4"><text:s/></text:span><text:span text:style-name="T444_5">submit</text:span><text:span text:style-name="T444_6"><text:s/></text:span><text:span text:style-name="T444_7">transaction</text:span><text:span text:style-name="T444_8">06</text:span></text:p>
      <text:p text:style-name="P445"><text:span text:style-name="T445_1">echo</text:span></text:p>
      <text:p text:style-name="P446"><text:span text:style-name="T446_1">echo</text:span><text:span text:style-name="T446_2"><text:s/>2.7.8<text:s/></text:span><text:span text:style-name="T446_3">VERIFY</text:span><text:span text:style-name="T446_4"><text:s/></text:span><text:span text:style-name="T446_5">WALLET</text:span><text:span text:style-name="T446_6"><text:s/></text:span><text:span text:style-name="T446_7">BALANCES</text:span><text:span text:style-name="T446_8"><text:s text:c="8"/></text:span></text:p>
      <text:p text:style-name="P447"><text:span text:style-name="T447_1">factom</text:span><text:span text:style-name="T447_2">-</text:span><text:span text:style-name="T447_3">cli</text:span><text:span text:style-name="T447_4"><text:s/></text:span><text:span text:style-name="T447_5">getaddresses</text:span></text:p>
      <text:p text:style-name="P448"><text:span text:style-name="T448_1">echo</text:span></text:p>
      <text:p text:style-name="P449"><text:span text:style-name="T449_1">echo</text:span><text:span text:style-name="T449_2"><text:s/>2.7.9<text:s/></text:span><text:span text:style-name="T449_3">LIST</text:span><text:span text:style-name="T449_4"><text:s/></text:span><text:span text:style-name="T449_5">ALL</text:span><text:span text:style-name="T449_6"><text:s/></text:span><text:span text:style-name="T449_7">COMPLETED</text:span><text:span text:style-name="T449_8"><text:s/></text:span><text:span text:style-name="T449_9">TRANSACTIONS</text:span><text:span text:style-name="T449_10"><text:s/></text:span><text:span text:style-name="T449_11">OF</text:span><text:span text:style-name="T449_12"><text:s/></text:span><text:span text:style-name="T449_13">FACTOID</text:span><text:span text:style-name="T449_14"><text:s/></text:span><text:span text:style-name="T449_15">WALLET</text:span><text:span text:style-name="T449_16"><text:s/></text:span><text:span text:style-name="T449_17">ADDRESS</text:span><text:span text:style-name="T449_18"><text:s text:c="9"/></text:span></text:p>
      <text:p text:style-name="P450"><text:span text:style-name="T450_1">echo</text:span><text:span text:style-name="T450_2"><text:s/></text:span><text:span text:style-name="T450_3">Factoid</text:span><text:span text:style-name="T450_4"><text:s/></text:span><text:span text:style-name="T450_5">wallet</text:span><text:span text:style-name="T450_6"><text:s/></text:span><text:span text:style-name="T450_7">address</text:span><text:span text:style-name="T450_8"><text:s/>=<text:s/>$</text:span><text:span text:style-name="T450_9">FACTOIDWALLETADDRESSKEY</text:span><text:span text:style-name="T450_10">01</text:span></text:p>
      <text:p text:style-name="P451"><text:span text:style-name="T451_1">factom</text:span><text:span text:style-name="T451_2">-</text:span><text:span text:style-name="T451_3">cli</text:span><text:span text:style-name="T451_4"><text:s/></text:span><text:span text:style-name="T451_5">list</text:span><text:span text:style-name="T451_6"><text:s/>$</text:span><text:span text:style-name="T451_7">FACTOIDWALLETADDRESSKEY</text:span><text:span text:style-name="T451_8">01</text:span></text:p>
      <text:p text:style-name="P452"><text:span text:style-name="T452_1">echo</text:span></text:p>
      <text:p text:style-name="P453"/>
      <text:p text:style-name="P454"><text:span text:style-name="T454_1">echo</text:span><text:span text:style-name="T454_2"><text:s/>2.8<text:s/></text:span><text:span text:style-name="T454_3">CREATE</text:span><text:span text:style-name="T454_4"><text:s/></text:span><text:span text:style-name="T454_5">TRANSACTION</text:span><text:span text:style-name="T454_6"><text:s/></text:span><text:span text:style-name="T454_7">WITH</text:span><text:span text:style-name="T454_8"><text:s/></text:span><text:span text:style-name="T454_9">MULTIPLE</text:span><text:span text:style-name="T454_10"><text:s/></text:span><text:span text:style-name="T454_11">INPUT</text:span><text:span text:style-name="T454_12"><text:s/></text:span><text:span text:style-name="T454_13">OUTPUT</text:span><text:span text:style-name="T454_14"><text:s/></text:span><text:span text:style-name="T454_15">AND</text:span><text:span text:style-name="T454_16"><text:s/></text:span><text:span text:style-name="T454_17">ENTRY</text:span><text:span text:style-name="T454_18"><text:s/></text:span><text:span text:style-name="T454_19">CREDITS</text:span><text:span text:style-name="T454_20"><text:s text:c="8"/></text:span></text:p>
      <text:p text:style-name="P455"><text:span text:style-name="T455_1">echo</text:span></text:p>
      <text:p text:style-name="P456"><text:span text:style-name="T456_1">echo</text:span><text:span text:style-name="T456_2"><text:s/>2.8.1<text:s/></text:span><text:span text:style-name="T456_3">CREATE</text:span><text:span text:style-name="T456_4"><text:s/></text:span><text:span text:style-name="T456_5">TRANSACTION</text:span><text:span text:style-name="T456_6"><text:s text:c="8"/></text:span></text:p>
      <text:p text:style-name="P457"><text:span text:style-name="T457_1">factom</text:span><text:span text:style-name="T457_2">-</text:span><text:span text:style-name="T457_3">cli</text:span><text:span text:style-name="T457_4"><text:s/></text:span><text:span text:style-name="T457_5">newtransaction</text:span><text:span text:style-name="T457_6"><text:s/></text:span><text:span text:style-name="T457_7">transaction</text:span><text:span text:style-name="T457_8">07</text:span></text:p>
      <text:p text:style-name="P458"><text:span text:style-name="T458_1">echo</text:span></text:p>
      <text:p text:style-name="P459"><text:span text:style-name="T459_1">echo</text:span><text:span text:style-name="T459_2"><text:s/>2.8.2<text:s/></text:span><text:span text:style-name="T459_3">ADD</text:span><text:span text:style-name="T459_4"><text:s/></text:span><text:span text:style-name="T459_5">INPUTS</text:span><text:span text:style-name="T459_6"><text:s/></text:span><text:span text:style-name="T459_7">TO</text:span><text:span text:style-name="T459_8"><text:s/></text:span><text:span text:style-name="T459_9">TRANSACTION</text:span><text:span text:style-name="T459_10"><text:s text:c="8"/></text:span></text:p>
      <text:p text:style-name="P460"><text:span text:style-name="T460_1">echo</text:span></text:p>
      <text:p text:style-name="P461"><text:span text:style-name="T461_1">echo</text:span><text:span text:style-name="T461_2"><text:s/>2.8.2.1<text:s/></text:span><text:span text:style-name="T461_3">ADD</text:span><text:span text:style-name="T461_4"><text:s/>1</text:span><text:span text:style-name="T461_5">ST</text:span><text:span text:style-name="T461_6"><text:s/></text:span><text:span text:style-name="T461_7">INPUT</text:span><text:span text:style-name="T461_8"><text:s/></text:span><text:span text:style-name="T461_9">OF</text:span><text:span text:style-name="T461_10"><text:s/>10<text:s/></text:span><text:span text:style-name="T461_11">FACTOIDS</text:span><text:span text:style-name="T461_12"><text:s/></text:span><text:span text:style-name="T461_13">FROM</text:span><text:span text:style-name="T461_14"><text:s/>1</text:span><text:span text:style-name="T461_15">ST</text:span><text:span text:style-name="T461_16"><text:s/></text:span><text:span text:style-name="T461_17">FACTOID</text:span><text:span text:style-name="T461_18"><text:s/></text:span><text:span text:style-name="T461_19">WALLET</text:span><text:span text:style-name="T461_20"><text:s/></text:span><text:span text:style-name="T461_21">ADDRESS</text:span><text:span text:style-name="T461_22"><text:s/></text:span><text:span text:style-name="T461_23">TO</text:span><text:span text:style-name="T461_24"><text:s/></text:span><text:span text:style-name="T461_25">TRANSACTION</text:span><text:span text:style-name="T461_26"><text:s text:c="8"/></text:span></text:p>
      <text:p text:style-name="P462"><text:span text:style-name="T462_1">factom</text:span><text:span text:style-name="T462_2">-</text:span><text:span text:style-name="T462_3">cli</text:span><text:span text:style-name="T462_4"><text:s/></text:span><text:span text:style-name="T462_5">addinput</text:span><text:span text:style-name="T462_6"><text:s/></text:span><text:span text:style-name="T462_7">transaction</text:span><text:span text:style-name="T462_8">07<text:s/></text:span><text:span text:style-name="T462_9">factoid</text:span><text:span text:style-name="T462_10">-</text:span><text:span text:style-name="T462_11">wallet</text:span><text:span text:style-name="T462_12">-</text:span><text:span text:style-name="T462_13">address</text:span><text:span text:style-name="T462_14">-</text:span><text:span text:style-name="T462_15">name</text:span><text:span text:style-name="T462_16">01<text:s/>10</text:span></text:p>
      <text:p text:style-name="P463"><text:span text:style-name="T463_1">echo</text:span></text:p>
      <text:p text:style-name="P464"><text:span text:style-name="T464_1">echo</text:span><text:span text:style-name="T464_2"><text:s/>2.8.2.2<text:s/></text:span><text:span text:style-name="T464_3">ADD</text:span><text:span text:style-name="T464_4"><text:s/>2</text:span><text:span text:style-name="T464_5">ND</text:span><text:span text:style-name="T464_6"><text:s/></text:span><text:span text:style-name="T464_7">INPUT</text:span><text:span text:style-name="T464_8"><text:s text:c="2"/></text:span><text:span text:style-name="T464_9">OF</text:span><text:span text:style-name="T464_10"><text:s/>30<text:s/></text:span><text:span text:style-name="T464_11">FACTOIDS</text:span><text:span text:style-name="T464_12"><text:s/></text:span><text:span text:style-name="T464_13">FROM</text:span><text:span text:style-name="T464_14"><text:s/>1</text:span><text:span text:style-name="T464_15">ST</text:span><text:span text:style-name="T464_16"><text:s/></text:span><text:span text:style-name="T464_17">FACTOID</text:span><text:span text:style-name="T464_18"><text:s/></text:span><text:span text:style-name="T464_19">WALLET</text:span><text:span text:style-name="T464_20"><text:s/></text:span><text:span text:style-name="T464_21">ADDRESS</text:span><text:span text:style-name="T464_22"><text:s/></text:span><text:span text:style-name="T464_23">TO</text:span><text:span text:style-name="T464_24"><text:s/></text:span><text:span text:style-name="T464_25">TRANSACTION</text:span><text:span text:style-name="T464_26"><text:s text:c="8"/></text:span></text:p>
      <text:p text:style-name="P465"><text:span text:style-name="T465_1">factom</text:span><text:span text:style-name="T465_2">-</text:span><text:span text:style-name="T465_3">cli</text:span><text:span text:style-name="T465_4"><text:s/></text:span><text:span text:style-name="T465_5">addinput</text:span><text:span text:style-name="T465_6"><text:s/></text:span><text:span text:style-name="T465_7">transaction</text:span><text:span text:style-name="T465_8">07<text:s/></text:span><text:span text:style-name="T465_9">factoid</text:span><text:span text:style-name="T465_10">-</text:span><text:span text:style-name="T465_11">wallet</text:span><text:span text:style-name="T465_12">-</text:span><text:span text:style-name="T465_13">address</text:span><text:span text:style-name="T465_14">-</text:span><text:span text:style-name="T465_15">name</text:span><text:span text:style-name="T465_16">01<text:s/>30</text:span></text:p>
      <text:p text:style-name="P466"><text:span text:style-name="T466_1">echo</text:span></text:p>
      <text:p text:style-name="P467"><text:span text:style-name="T467_1">echo</text:span><text:span text:style-name="T467_2"><text:s/>2.8.2.3<text:s/></text:span><text:span text:style-name="T467_3">ADD</text:span><text:span text:style-name="T467_4"><text:s/></text:span><text:span text:style-name="T467_5">INPUT</text:span><text:span text:style-name="T467_6"><text:s/></text:span><text:span text:style-name="T467_7">OF</text:span><text:span text:style-name="T467_8"><text:s/>0.77777779<text:s/></text:span><text:span text:style-name="T467_9">FACTOIDS</text:span><text:span text:style-name="T467_10"><text:s/></text:span><text:span text:style-name="T467_11">FROM</text:span><text:span text:style-name="T467_12"><text:s/>2</text:span><text:span text:style-name="T467_13">ND</text:span><text:span text:style-name="T467_14"><text:s/></text:span><text:span text:style-name="T467_15">FACTOID</text:span><text:span text:style-name="T467_16"><text:s/></text:span><text:span text:style-name="T467_17">WALLET</text:span><text:span text:style-name="T467_18"><text:s/></text:span><text:span text:style-name="T467_19">ADDRESS</text:span><text:span text:style-name="T467_20"><text:s/></text:span><text:span text:style-name="T467_21">TO</text:span><text:span text:style-name="T467_22"><text:s/></text:span><text:span text:style-name="T467_23">TRANSACTION</text:span><text:span text:style-name="T467_24"><text:s text:c="8"/></text:span></text:p>
      <text:p text:style-name="P468"><text:span text:style-name="T468_1">factom</text:span><text:span text:style-name="T468_2">-</text:span><text:span text:style-name="T468_3">cli</text:span><text:span text:style-name="T468_4"><text:s/></text:span><text:span text:style-name="T468_5">addinput</text:span><text:span text:style-name="T468_6"><text:s/></text:span><text:span text:style-name="T468_7">transaction</text:span><text:span text:style-name="T468_8">07<text:s/></text:span><text:span text:style-name="T468_9">factoid</text:span><text:span text:style-name="T468_10">-</text:span><text:span text:style-name="T468_11">wallet</text:span><text:span text:style-name="T468_12">-</text:span><text:span text:style-name="T468_13">address</text:span><text:span text:style-name="T468_14">-</text:span><text:span text:style-name="T468_15">name</text:span><text:span text:style-name="T468_16">02<text:s/>0.77777779</text:span></text:p>
      <text:p text:style-name="P469"><text:span text:style-name="T469_1">echo</text:span></text:p>
      <text:p text:style-name="P470"><text:span text:style-name="T470_1">echo</text:span><text:span text:style-name="T470_2"><text:s/>2.8.3<text:s/></text:span><text:span text:style-name="T470_3">ADD</text:span><text:span text:style-name="T470_4"><text:s/></text:span><text:span text:style-name="T470_5">OUTPUTS</text:span><text:span text:style-name="T470_6"><text:s/></text:span><text:span text:style-name="T470_7">TO</text:span><text:span text:style-name="T470_8"><text:s/></text:span><text:span text:style-name="T470_9">TRANSACTION</text:span><text:span text:style-name="T470_10"><text:s text:c="8"/></text:span></text:p>
      <text:p text:style-name="P471"><text:span text:style-name="T471_1">echo</text:span></text:p>
      <text:p text:style-name="P472"><text:span text:style-name="T472_1">echo</text:span><text:span text:style-name="T472_2"><text:s/>2.8.3.1<text:s/></text:span><text:span text:style-name="T472_3">ADD</text:span><text:span text:style-name="T472_4"><text:s/>1</text:span><text:span text:style-name="T472_5">ST</text:span><text:span text:style-name="T472_6"><text:s/></text:span><text:span text:style-name="T472_7">OUTPUT</text:span><text:span text:style-name="T472_8"><text:s/></text:span><text:span text:style-name="T472_9">OF</text:span><text:span text:style-name="T472_10"><text:s/>4.44444444<text:s/></text:span><text:span text:style-name="T472_11">FACTOIDS</text:span><text:span text:style-name="T472_12"><text:s/></text:span><text:span text:style-name="T472_13">TO</text:span><text:span text:style-name="T472_14"><text:s/>1</text:span><text:span text:style-name="T472_15">ST</text:span><text:span text:style-name="T472_16"><text:s/></text:span><text:span text:style-name="T472_17">FACTOID</text:span><text:span text:style-name="T472_18"><text:s/></text:span><text:span text:style-name="T472_19">WALLET</text:span><text:span text:style-name="T472_20"><text:s/></text:span><text:span text:style-name="T472_21">ADDRESS</text:span><text:span text:style-name="T472_22"><text:s/></text:span><text:span text:style-name="T472_23">TO</text:span><text:span text:style-name="T472_24"><text:s/></text:span><text:span text:style-name="T472_25">TRANSACTION</text:span><text:span text:style-name="T472_26"><text:s text:c="8"/></text:span></text:p>
      <text:p text:style-name="P473"><text:span text:style-name="T473_1">factom</text:span><text:span text:style-name="T473_2">-</text:span><text:span text:style-name="T473_3">cli</text:span><text:span text:style-name="T473_4"><text:s/></text:span><text:span text:style-name="T473_5">addoutput</text:span><text:span text:style-name="T473_6"><text:s/></text:span><text:span text:style-name="T473_7">transaction</text:span><text:span text:style-name="T473_8">07<text:s/></text:span><text:span text:style-name="T473_9">factoid</text:span><text:span text:style-name="T473_10">-</text:span><text:span text:style-name="T473_11">wallet</text:span><text:span text:style-name="T473_12">-</text:span><text:span text:style-name="T473_13">address</text:span><text:span text:style-name="T473_14">-</text:span><text:span text:style-name="T473_15">name</text:span><text:span text:style-name="T473_16">01<text:s/>4.44444444</text:span></text:p>
      <text:p text:style-name="P474"><text:span text:style-name="T474_1">echo</text:span></text:p>
      <text:p text:style-name="P475"><text:span text:style-name="T475_1">echo</text:span><text:span text:style-name="T475_2"><text:s/>2.8.3.2<text:s/></text:span><text:span text:style-name="T475_3">ADD</text:span><text:span text:style-name="T475_4"><text:s/>2</text:span><text:span text:style-name="T475_5">ND</text:span><text:span text:style-name="T475_6"><text:s/></text:span><text:span text:style-name="T475_7">OUTPUT</text:span><text:span text:style-name="T475_8"><text:s/></text:span><text:span text:style-name="T475_9">OF</text:span><text:span text:style-name="T475_10"><text:s/>5.55555555<text:s/></text:span><text:span text:style-name="T475_11">FACTOIDS</text:span><text:span text:style-name="T475_12"><text:s/></text:span><text:span text:style-name="T475_13">TO</text:span><text:span text:style-name="T475_14"><text:s/>1</text:span><text:span text:style-name="T475_15">ST</text:span><text:span text:style-name="T475_16"><text:s/></text:span><text:span text:style-name="T475_17">FACTOID</text:span><text:span text:style-name="T475_18"><text:s/></text:span><text:span text:style-name="T475_19">WALLET</text:span><text:span text:style-name="T475_20"><text:s/></text:span><text:span text:style-name="T475_21">ADDRESS</text:span><text:span text:style-name="T475_22"><text:s/></text:span><text:span text:style-name="T475_23">TO</text:span><text:span text:style-name="T475_24"><text:s/></text:span><text:span text:style-name="T475_25">TRANSACTION</text:span><text:span text:style-name="T475_26"><text:s text:c="8"/></text:span></text:p>
      <text:p text:style-name="P476"><text:span text:style-name="T476_1">factom</text:span><text:span text:style-name="T476_2">-</text:span><text:span text:style-name="T476_3">cli</text:span><text:span text:style-name="T476_4"><text:s/></text:span><text:span text:style-name="T476_5">addoutput</text:span><text:span text:style-name="T476_6"><text:s/></text:span><text:span text:style-name="T476_7">transaction</text:span><text:span text:style-name="T476_8">07<text:s/></text:span><text:span text:style-name="T476_9">factoid</text:span><text:span text:style-name="T476_10">-</text:span><text:span text:style-name="T476_11">wallet</text:span><text:span text:style-name="T476_12">-</text:span><text:span text:style-name="T476_13">address</text:span><text:span text:style-name="T476_14">-</text:span><text:span text:style-name="T476_15">name</text:span><text:span text:style-name="T476_16">01<text:s/>5.55555555</text:span></text:p>
      <text:p text:style-name="P477"><text:span text:style-name="T477_1">echo</text:span></text:p>
      <text:p text:style-name="P478"><text:span text:style-name="T478_1">echo</text:span><text:span text:style-name="T478_2"><text:s/>2.8.3.3<text:s/></text:span><text:span text:style-name="T478_3">ADD</text:span><text:span text:style-name="T478_4"><text:s/></text:span><text:span text:style-name="T478_5">OUTPUT</text:span><text:span text:style-name="T478_6"><text:s/></text:span><text:span text:style-name="T478_7">OF</text:span><text:span text:style-name="T478_8"><text:s/>6.66666666<text:s/></text:span><text:span text:style-name="T478_9">FACTOIDS</text:span><text:span text:style-name="T478_10"><text:s/></text:span><text:span text:style-name="T478_11">TO</text:span><text:span text:style-name="T478_12"><text:s/>2</text:span><text:span text:style-name="T478_13">ND</text:span><text:span text:style-name="T478_14"><text:s/></text:span><text:span text:style-name="T478_15">FACTOID</text:span><text:span text:style-name="T478_16"><text:s/></text:span><text:span text:style-name="T478_17">WALLET</text:span><text:span text:style-name="T478_18"><text:s/></text:span><text:span text:style-name="T478_19">ADDRESS</text:span><text:span text:style-name="T478_20"><text:s/></text:span><text:span text:style-name="T478_21">TO</text:span><text:span text:style-name="T478_22"><text:s/></text:span><text:span text:style-name="T478_23">TRANSACTION</text:span><text:span text:style-name="T478_24"><text:s text:c="8"/></text:span></text:p>
      <text:p text:style-name="P479"><text:span text:style-name="T479_1">factom</text:span><text:span text:style-name="T479_2">-</text:span><text:span text:style-name="T479_3">cli</text:span><text:span text:style-name="T479_4"><text:s/></text:span><text:span text:style-name="T479_5">addoutput</text:span><text:span text:style-name="T479_6"><text:s/></text:span><text:span text:style-name="T479_7">transaction</text:span><text:span text:style-name="T479_8">07<text:s/></text:span><text:span text:style-name="T479_9">factoid</text:span><text:span text:style-name="T479_10">-</text:span><text:span text:style-name="T479_11">wallet</text:span><text:span text:style-name="T479_12">-</text:span><text:span text:style-name="T479_13">address</text:span><text:span text:style-name="T479_14">-</text:span><text:span text:style-name="T479_15">name</text:span><text:span text:style-name="T479_16">02<text:s/>6.66666666</text:span></text:p>
      <text:p text:style-name="P480"><text:span text:style-name="T480_1">echo</text:span></text:p>
      <text:p text:style-name="P481"><text:span text:style-name="T481_1">echo</text:span><text:span text:style-name="T481_2"><text:s/>2.8.4<text:s/></text:span><text:span text:style-name="T481_3">ADD</text:span><text:span text:style-name="T481_4"><text:s/></text:span><text:span text:style-name="T481_5">ENTRY</text:span><text:span text:style-name="T481_6"><text:s/></text:span><text:span text:style-name="T481_7">CREDIT</text:span><text:span text:style-name="T481_8"><text:s/></text:span><text:span text:style-name="T481_9">PURCHASES</text:span><text:span text:style-name="T481_10"><text:s/></text:span><text:span text:style-name="T481_11">TO</text:span><text:span text:style-name="T481_12"><text:s/></text:span><text:span text:style-name="T481_13">TRANSACTION</text:span><text:span text:style-name="T481_14"><text:s/></text:span></text:p>
      <text:p text:style-name="P482"><text:span text:style-name="T482_1">echo</text:span></text:p>
      <text:p text:style-name="P483"><text:span text:style-name="T483_1">echo</text:span><text:span text:style-name="T483_2"><text:s/>2.8.4.1<text:s/></text:span><text:span text:style-name="T483_3">ADD</text:span><text:span text:style-name="T483_4"><text:s/>1</text:span><text:span text:style-name="T483_5">ST</text:span><text:span text:style-name="T483_6"><text:s/></text:span><text:span text:style-name="T483_7">ENTRY</text:span><text:span text:style-name="T483_8"><text:s/></text:span><text:span text:style-name="T483_9">CREDIT</text:span><text:span text:style-name="T483_10"><text:s/></text:span><text:span text:style-name="T483_11">PURCHASE</text:span><text:span text:style-name="T483_12"><text:s/></text:span><text:span text:style-name="T483_13">OF</text:span><text:span text:style-name="T483_14"><text:s/>7<text:s/></text:span><text:span text:style-name="T483_15">FACTOIDS</text:span><text:span text:style-name="T483_16"><text:s/></text:span><text:span text:style-name="T483_17">TO</text:span><text:span text:style-name="T483_18"><text:s/>1</text:span><text:span text:style-name="T483_19">ST</text:span><text:span text:style-name="T483_20"><text:s/></text:span><text:span text:style-name="T483_21">ENTRY</text:span><text:span text:style-name="T483_22"><text:s/></text:span><text:span text:style-name="T483_23">CREDIT</text:span><text:span text:style-name="T483_24"><text:s/></text:span><text:span text:style-name="T483_25">WALLET</text:span><text:span text:style-name="T483_26"><text:s/></text:span><text:span text:style-name="T483_27">ADDRESS</text:span><text:span text:style-name="T483_28"><text:s/></text:span><text:span text:style-name="T483_29">TO</text:span><text:span text:style-name="T483_30"><text:s/></text:span><text:span text:style-name="T483_31">TRANSACTION</text:span><text:span text:style-name="T483_32"><text:s text:c="8"/></text:span></text:p>
      <text:p text:style-name="P484"><text:span text:style-name="T484_1">factom</text:span><text:span text:style-name="T484_2">-</text:span><text:span text:style-name="T484_3">cli</text:span><text:span text:style-name="T484_4"><text:s/></text:span><text:span text:style-name="T484_5">addecoutput</text:span><text:span text:style-name="T484_6"><text:s/></text:span><text:span text:style-name="T484_7">transaction</text:span><text:span text:style-name="T484_8">07<text:s/>$</text:span><text:span text:style-name="T484_9">ECWALLETADDRESSKEY</text:span><text:span text:style-name="T484_10">01<text:s/>7</text:span></text:p>
      <text:p text:style-name="P485"><text:span text:style-name="T485_1">echo</text:span></text:p>
      <text:p text:style-name="P486"><text:span text:style-name="T486_1">echo</text:span><text:span text:style-name="T486_2"><text:s/>2.8.4.2<text:s/></text:span><text:span text:style-name="T486_3">ADD</text:span><text:span text:style-name="T486_4"><text:s/>2</text:span><text:span text:style-name="T486_5">ND</text:span><text:span text:style-name="T486_6"><text:s/></text:span><text:span text:style-name="T486_7">ENTRY</text:span><text:span text:style-name="T486_8"><text:s/></text:span><text:span text:style-name="T486_9">CREDIT</text:span><text:span text:style-name="T486_10"><text:s/></text:span><text:span text:style-name="T486_11">PURCHASE</text:span><text:span text:style-name="T486_12"><text:s/></text:span><text:span text:style-name="T486_13">OF</text:span><text:span text:style-name="T486_14"><text:s/>8<text:s/></text:span><text:span text:style-name="T486_15">FACTOIDS</text:span><text:span text:style-name="T486_16"><text:s/></text:span><text:span text:style-name="T486_17">TO</text:span><text:span text:style-name="T486_18"><text:s/>1</text:span><text:span text:style-name="T486_19">ST</text:span><text:span text:style-name="T486_20"><text:s/></text:span><text:span text:style-name="T486_21">ENTRY</text:span><text:span text:style-name="T486_22"><text:s/></text:span><text:span text:style-name="T486_23">CREDIT</text:span><text:span text:style-name="T486_24"><text:s/></text:span><text:span text:style-name="T486_25">WALLET</text:span><text:span text:style-name="T486_26"><text:s/></text:span><text:span text:style-name="T486_27">ADDRESS</text:span><text:span text:style-name="T486_28"><text:s/></text:span><text:span text:style-name="T486_29">TO</text:span><text:span text:style-name="T486_30"><text:s/></text:span><text:span text:style-name="T486_31">TRANSACTION</text:span><text:span text:style-name="T486_32"><text:s text:c="8"/></text:span></text:p>
      <text:p text:style-name="P487"><text:span text:style-name="T487_1">factom</text:span><text:span text:style-name="T487_2">-</text:span><text:span text:style-name="T487_3">cli</text:span><text:span text:style-name="T487_4"><text:s/></text:span><text:span text:style-name="T487_5">addecoutput</text:span><text:span text:style-name="T487_6"><text:s/></text:span><text:span text:style-name="T487_7">transaction</text:span><text:span text:style-name="T487_8">07<text:s/>$</text:span><text:span text:style-name="T487_9">ECWALLETADDRESSKEY</text:span><text:span text:style-name="T487_10">01<text:s/>8</text:span></text:p>
      <text:p text:style-name="P488"><text:span text:style-name="T488_1">echo</text:span></text:p>
      <text:p text:style-name="P489"><text:span text:style-name="T489_1">echo</text:span><text:span text:style-name="T489_2"><text:s/>2.8.4.3<text:s/></text:span><text:span text:style-name="T489_3">ADD</text:span><text:span text:style-name="T489_4"><text:s/>3</text:span><text:span text:style-name="T489_5">RD</text:span><text:span text:style-name="T489_6"><text:s/></text:span><text:span text:style-name="T489_7">ENTRY</text:span><text:span text:style-name="T489_8"><text:s/></text:span><text:span text:style-name="T489_9">CREDIT</text:span><text:span text:style-name="T489_10"><text:s/></text:span><text:span text:style-name="T489_11">PURCHASE</text:span><text:span text:style-name="T489_12"><text:s/></text:span><text:span text:style-name="T489_13">OF</text:span><text:span text:style-name="T489_14"><text:s/>9<text:s/></text:span><text:span text:style-name="T489_15">FACTOIDS</text:span><text:span text:style-name="T489_16"><text:s/></text:span><text:span text:style-name="T489_17">TO</text:span><text:span text:style-name="T489_18"><text:s/>1</text:span><text:span text:style-name="T489_19">ST</text:span><text:span text:style-name="T489_20"><text:s/></text:span><text:span text:style-name="T489_21">ENTRY</text:span><text:span text:style-name="T489_22"><text:s/></text:span><text:span text:style-name="T489_23">CREDIT</text:span><text:span text:style-name="T489_24"><text:s/></text:span><text:span text:style-name="T489_25">WALLET</text:span><text:span text:style-name="T489_26"><text:s/></text:span><text:span text:style-name="T489_27">ADDRESS</text:span><text:span text:style-name="T489_28"><text:s/></text:span><text:span text:style-name="T489_29">TO</text:span><text:span text:style-name="T489_30"><text:s/></text:span><text:span text:style-name="T489_31">TRANSACTION</text:span><text:span text:style-name="T489_32"><text:s text:c="8"/></text:span></text:p>
      <text:p text:style-name="P490"><text:span text:style-name="T490_1">factom</text:span><text:span text:style-name="T490_2">-</text:span><text:span text:style-name="T490_3">cli</text:span><text:span text:style-name="T490_4"><text:s/></text:span><text:span text:style-name="T490_5">addecoutput</text:span><text:span text:style-name="T490_6"><text:s/></text:span><text:span text:style-name="T490_7">transaction</text:span><text:span text:style-name="T490_8">07<text:s/>$</text:span><text:span text:style-name="T490_9">ECWALLETADDRESSKEY</text:span><text:span text:style-name="T490_10">02<text:s/>9</text:span></text:p>
      <text:p text:style-name="P491"><text:span text:style-name="T491_1">echo</text:span></text:p>
      <text:p text:style-name="P492"><text:span text:style-name="T492_1">echo</text:span><text:span text:style-name="T492_2"><text:s/>2.8.5<text:s/></text:span><text:span text:style-name="T492_3">ADD</text:span><text:span text:style-name="T492_4"><text:s/></text:span><text:span text:style-name="T492_5">CORRECT</text:span><text:span text:style-name="T492_6"><text:s/></text:span><text:span text:style-name="T492_7">FEE</text:span><text:span text:style-name="T492_8"><text:s/></text:span><text:span text:style-name="T492_9">TO</text:span><text:span text:style-name="T492_10"><text:s/></text:span><text:span text:style-name="T492_11">TRANSACTION</text:span><text:span text:style-name="T492_12"><text:s text:c="8"/></text:span></text:p>
      <text:p text:style-name="P493"><text:span text:style-name="T493_1">factom</text:span><text:span text:style-name="T493_2">-</text:span><text:span text:style-name="T493_3">cli</text:span><text:span text:style-name="T493_4"><text:s/></text:span><text:span text:style-name="T493_5">addfee</text:span><text:span text:style-name="T493_6"><text:s/></text:span><text:span text:style-name="T493_7">transaction</text:span><text:span text:style-name="T493_8">07<text:s/></text:span><text:span text:style-name="T493_9">factoid</text:span><text:span text:style-name="T493_10">-</text:span><text:span text:style-name="T493_11">wallet</text:span><text:span text:style-name="T493_12">-</text:span><text:span text:style-name="T493_13">address</text:span><text:span text:style-name="T493_14">-</text:span><text:span text:style-name="T493_15">name</text:span><text:span text:style-name="T493_16">02</text:span></text:p>
      <text:p text:style-name="P494"><text:span text:style-name="T494_1">echo</text:span></text:p>
      <text:p text:style-name="P495"><text:span text:style-name="T495_1">echo</text:span><text:span text:style-name="T495_2"><text:s/>2.8.6<text:s/></text:span><text:span text:style-name="T495_3">SIGN</text:span><text:span text:style-name="T495_4"><text:s/></text:span><text:span text:style-name="T495_5">TRANSACTION</text:span><text:span text:style-name="T495_6"><text:s text:c="8"/></text:span></text:p>
      <text:p text:style-name="P496"><text:span text:style-name="T496_1">factom</text:span><text:span text:style-name="T496_2">-</text:span><text:span text:style-name="T496_3">cli</text:span><text:span text:style-name="T496_4"><text:s/></text:span><text:span text:style-name="T496_5">sign</text:span><text:span text:style-name="T496_6"><text:s/></text:span><text:span text:style-name="T496_7">transaction</text:span><text:span text:style-name="T496_8">07</text:span></text:p>
      <text:p text:style-name="P497"><text:span text:style-name="T497_1">echo</text:span></text:p>
      <text:p text:style-name="P498"><text:span text:style-name="T498_1">echo</text:span><text:span text:style-name="T498_2"><text:s/>2.8.7<text:s/></text:span><text:span text:style-name="T498_3">GET</text:span><text:span text:style-name="T498_4"><text:s/></text:span><text:span text:style-name="T498_5">TRANSACTION</text:span><text:span text:style-name="T498_6"><text:s/></text:span><text:span text:style-name="T498_7">FEE</text:span><text:span text:style-name="T498_8"><text:s text:c="8"/></text:span></text:p>
      <text:p text:style-name="P499"><text:span text:style-name="T499_1">factom</text:span><text:span text:style-name="T499_2">-</text:span><text:span text:style-name="T499_3">cli</text:span><text:span text:style-name="T499_4"><text:s/></text:span><text:span text:style-name="T499_5">transactions</text:span></text:p>
      <text:p text:style-name="P500"><text:span text:style-name="T500_1">echo</text:span></text:p>
      <text:p text:style-name="P501"><text:span text:style-name="T501_1">echo</text:span><text:span text:style-name="T501_2"><text:s/>2.8.8<text:s/></text:span><text:span text:style-name="T501_3">SUBMIT</text:span><text:span text:style-name="T501_4"><text:s/></text:span><text:span text:style-name="T501_5">TRANSACTION</text:span><text:span text:style-name="T501_6"><text:s text:c="8"/></text:span></text:p>
      <text:p text:style-name="P502"><text:span text:style-name="T502_1">factom</text:span><text:span text:style-name="T502_2">-</text:span><text:span text:style-name="T502_3">cli</text:span><text:span text:style-name="T502_4"><text:s/></text:span><text:span text:style-name="T502_5">submit</text:span><text:span text:style-name="T502_6"><text:s/></text:span><text:span text:style-name="T502_7">transaction</text:span><text:span text:style-name="T502_8">07</text:span></text:p>
      <text:p text:style-name="P503"><text:span text:style-name="T503_1">echo</text:span></text:p>
      <text:p text:style-name="P504"><text:span text:style-name="T504_1">echo</text:span><text:span text:style-name="T504_2"><text:s/>2.8.9<text:s/></text:span><text:span text:style-name="T504_3">VERIFY</text:span><text:span text:style-name="T504_4"><text:s/></text:span><text:span text:style-name="T504_5">WALLET</text:span><text:span text:style-name="T504_6"><text:s/></text:span><text:span text:style-name="T504_7">BALANCES</text:span><text:span text:style-name="T504_8"><text:s text:c="8"/></text:span></text:p>
      <text:p text:style-name="P505"><text:span text:style-name="T505_1">factom</text:span><text:span text:style-name="T505_2">-</text:span><text:span text:style-name="T505_3">cli</text:span><text:span text:style-name="T505_4"><text:s/></text:span><text:span text:style-name="T505_5">getaddresses</text:span></text:p>
      <text:p text:style-name="P506"><text:span text:style-name="T506_1">echo</text:span></text:p>
      <text:p text:style-name="P507"/>
      <text:p text:style-name="P508"><text:span text:style-name="T508_1">echo</text:span><text:span text:style-name="T508_2"><text:s/>2.9<text:s/></text:span><text:span text:style-name="T508_3">TEST</text:span><text:span text:style-name="T508_4"><text:s/></text:span><text:span text:style-name="T508_5">TRANSACTION</text:span><text:span text:style-name="T508_6"><text:s/></text:span><text:span text:style-name="T508_7">PARAMETER</text:span><text:span text:style-name="T508_8"><text:s/></text:span><text:span text:style-name="T508_9">LIMITS</text:span></text:p>
      <text:p text:style-name="P509"><text:span text:style-name="T509_1">echo</text:span></text:p>
      <text:p text:style-name="P510"><text:span text:style-name="T510_1">echo</text:span><text:span text:style-name="T510_2"><text:s/>2.9.1<text:s/></text:span><text:span text:style-name="T510_3">ADD</text:span><text:span text:style-name="T510_4"><text:s/></text:span><text:span text:style-name="T510_5">INPUT</text:span><text:span text:style-name="T510_6"><text:s/></text:span><text:span text:style-name="T510_7">OF</text:span><text:span text:style-name="T510_8"><text:s/>-1<text:s/></text:span><text:span text:style-name="T510_9">FACTOIDS</text:span><text:span text:style-name="T510_10"><text:s/></text:span><text:span text:style-name="T510_11">TO</text:span><text:span text:style-name="T510_12"><text:s/></text:span><text:span text:style-name="T510_13">TRANSACTION</text:span><text:span text:style-name="T510_14"><text:s text:c="8"/></text:span></text:p>
      <text:p text:style-name="P511"><text:span text:style-name="T511_1">factom</text:span><text:span text:style-name="T511_2">-</text:span><text:span text:style-name="T511_3">cli</text:span><text:span text:style-name="T511_4"><text:s/></text:span><text:span text:style-name="T511_5">newtransaction</text:span><text:span text:style-name="T511_6"><text:s/></text:span><text:span text:style-name="T511_7">transaction</text:span><text:span text:style-name="T511_8">08</text:span></text:p>
      <text:p text:style-name="P512"><text:span text:style-name="T512_1">factom</text:span><text:span text:style-name="T512_2">-</text:span><text:span text:style-name="T512_3">cli</text:span><text:span text:style-name="T512_4"><text:s/></text:span><text:span text:style-name="T512_5">addinput</text:span><text:span text:style-name="T512_6"><text:s/></text:span><text:span text:style-name="T512_7">transaction</text:span><text:span text:style-name="T512_8">08<text:s/></text:span><text:span text:style-name="T512_9">factoid</text:span><text:span text:style-name="T512_10">-</text:span><text:span text:style-name="T512_11">wallet</text:span><text:span text:style-name="T512_12">-</text:span><text:span text:style-name="T512_13">address</text:span><text:span text:style-name="T512_14">-</text:span><text:span text:style-name="T512_15">name</text:span><text:span text:style-name="T512_16">01<text:s/>-1</text:span></text:p>
      <text:p text:style-name="P513"><text:span text:style-name="T513_1">factom</text:span><text:span text:style-name="T513_2">-</text:span><text:span text:style-name="T513_3">cli</text:span><text:span text:style-name="T513_4"><text:s/></text:span><text:span text:style-name="T513_5">addoutput</text:span><text:span text:style-name="T513_6"><text:s/></text:span><text:span text:style-name="T513_7">transaction</text:span><text:span text:style-name="T513_8">08<text:s/></text:span><text:span text:style-name="T513_9">factoid</text:span><text:span text:style-name="T513_10">-</text:span><text:span text:style-name="T513_11">wallet</text:span><text:span text:style-name="T513_12">-</text:span><text:span text:style-name="T513_13">address</text:span><text:span text:style-name="T513_14">-</text:span><text:span text:style-name="T513_15">name</text:span><text:span text:style-name="T513_16">01<text:s/>-1</text:span></text:p>
      <text:p text:style-name="P514"><text:span text:style-name="T514_1">factom</text:span><text:span text:style-name="T514_2">-</text:span><text:span text:style-name="T514_3">cli</text:span><text:span text:style-name="T514_4"><text:s/></text:span><text:span text:style-name="T514_5">sign</text:span><text:span text:style-name="T514_6"><text:s/></text:span><text:span text:style-name="T514_7">transaction</text:span><text:span text:style-name="T514_8">08</text:span></text:p>
      <text:p text:style-name="P515"><text:span text:style-name="T515_1">factom</text:span><text:span text:style-name="T515_2">-</text:span><text:span text:style-name="T515_3">cli</text:span><text:span text:style-name="T515_4"><text:s/></text:span><text:span text:style-name="T515_5">submit</text:span><text:span text:style-name="T515_6"><text:s/></text:span><text:span text:style-name="T515_7">transaction</text:span><text:span text:style-name="T515_8">08</text:span></text:p>
      <text:p text:style-name="P516"><text:span text:style-name="T516_1">factom</text:span><text:span text:style-name="T516_2">-</text:span><text:span text:style-name="T516_3">cli</text:span><text:span text:style-name="T516_4"><text:s/></text:span><text:span text:style-name="T516_5">deletetransaction</text:span><text:span text:style-name="T516_6"><text:s/></text:span><text:span text:style-name="T516_7">transaction</text:span><text:span text:style-name="T516_8">08</text:span></text:p>
      <text:p text:style-name="P517"><text:span text:style-name="T517_1">factom</text:span><text:span text:style-name="T517_2">-</text:span><text:span text:style-name="T517_3">cli</text:span><text:span text:style-name="T517_4"><text:s/></text:span><text:span text:style-name="T517_5">getaddresses</text:span></text:p>
      <text:p text:style-name="P518"><text:span text:style-name="T518_1">echo</text:span></text:p>
      <text:p text:style-name="P519"/>
      <text:p text:style-name="P520"><text:span text:style-name="T520_1">echo</text:span><text:span text:style-name="T520_2"><text:s/>2.9.2<text:s/></text:span><text:span text:style-name="T520_3">ADD</text:span><text:span text:style-name="T520_4"><text:s/></text:span><text:span text:style-name="T520_5">INPUT</text:span><text:span text:style-name="T520_6"><text:s/></text:span><text:span text:style-name="T520_7">OF</text:span><text:span text:style-name="T520_8"><text:s/>0<text:s/></text:span><text:span text:style-name="T520_9">FACTOIDS</text:span><text:span text:style-name="T520_10"><text:s/></text:span><text:span text:style-name="T520_11">TO</text:span><text:span text:style-name="T520_12"><text:s/></text:span><text:span text:style-name="T520_13">TRANSACTION</text:span><text:span text:style-name="T520_14"><text:s text:c="8"/></text:span></text:p>
      <text:p text:style-name="P521"><text:span text:style-name="T521_1">factom</text:span><text:span text:style-name="T521_2">-</text:span><text:span text:style-name="T521_3">cli</text:span><text:span text:style-name="T521_4"><text:s/></text:span><text:span text:style-name="T521_5">newtransaction</text:span><text:span text:style-name="T521_6"><text:s/></text:span><text:span text:style-name="T521_7">transaction</text:span><text:span text:style-name="T521_8">09</text:span></text:p>
      <text:p text:style-name="P522"><text:span text:style-name="T522_1">factom</text:span><text:span text:style-name="T522_2">-</text:span><text:span text:style-name="T522_3">cli</text:span><text:span text:style-name="T522_4"><text:s/></text:span><text:span text:style-name="T522_5">addinput</text:span><text:span text:style-name="T522_6"><text:s/></text:span><text:span text:style-name="T522_7">transaction</text:span><text:span text:style-name="T522_8">09<text:s/></text:span><text:span text:style-name="T522_9">factoid</text:span><text:span text:style-name="T522_10">-</text:span><text:span text:style-name="T522_11">wallet</text:span><text:span text:style-name="T522_12">-</text:span><text:span text:style-name="T522_13">address</text:span><text:span text:style-name="T522_14">-</text:span><text:span text:style-name="T522_15">name</text:span><text:span text:style-name="T522_16">01<text:s/>0</text:span></text:p>
      <text:p text:style-name="P523"><text:span text:style-name="T523_1">factom</text:span><text:span text:style-name="T523_2">-</text:span><text:span text:style-name="T523_3">cli</text:span><text:span text:style-name="T523_4"><text:s/></text:span><text:span text:style-name="T523_5">sign</text:span><text:span text:style-name="T523_6"><text:s/></text:span><text:span text:style-name="T523_7">transaction</text:span><text:span text:style-name="T523_8">09</text:span></text:p>
      <text:p text:style-name="P524"><text:span text:style-name="T524_1">factom</text:span><text:span text:style-name="T524_2">-</text:span><text:span text:style-name="T524_3">cli</text:span><text:span text:style-name="T524_4"><text:s/></text:span><text:span text:style-name="T524_5">submit</text:span><text:span text:style-name="T524_6"><text:s/></text:span><text:span text:style-name="T524_7">transaction</text:span><text:span text:style-name="T524_8">09</text:span></text:p>
      <text:p text:style-name="P525"><text:span text:style-name="T525_1">factom</text:span><text:span text:style-name="T525_2">-</text:span><text:span text:style-name="T525_3">cli</text:span><text:span text:style-name="T525_4"><text:s/></text:span><text:span text:style-name="T525_5">deletetransaction</text:span><text:span text:style-name="T525_6"><text:s/></text:span><text:span text:style-name="T525_7">transaction</text:span><text:span text:style-name="T525_8">09</text:span></text:p>
      <text:p text:style-name="P526"><text:span text:style-name="T526_1">factom</text:span><text:span text:style-name="T526_2">-</text:span><text:span text:style-name="T526_3">cli</text:span><text:span text:style-name="T526_4"><text:s/></text:span><text:span text:style-name="T526_5">getaddresses</text:span></text:p>
      <text:p text:style-name="P527"><text:span text:style-name="T527_1">echo</text:span></text:p>
      <text:p text:style-name="P528"/>
      <text:p text:style-name="P529"><text:span text:style-name="T529_1">echo</text:span><text:span text:style-name="T529_2"><text:s/>2.9.3<text:s/></text:span><text:span text:style-name="T529_3">ADD</text:span><text:span text:style-name="T529_4"><text:s/></text:span><text:span text:style-name="T529_5">TOO</text:span><text:span text:style-name="T529_6"><text:s/></text:span><text:span text:style-name="T529_7">SMALL</text:span><text:span text:style-name="T529_8"><text:s/></text:span><text:span text:style-name="T529_9">INPUT</text:span><text:span text:style-name="T529_10"><text:s/></text:span><text:span text:style-name="T529_11">OF</text:span><text:span text:style-name="T529_12"><text:s/>0.000000009<text:s/></text:span><text:span text:style-name="T529_13">FACTOIDS</text:span><text:span text:style-name="T529_14"><text:s/></text:span><text:span text:style-name="T529_15">TO</text:span><text:span text:style-name="T529_16"><text:s/></text:span><text:span text:style-name="T529_17">TRANSACTION</text:span><text:span text:style-name="T529_18"><text:s text:c="8"/></text:span></text:p>
      <text:p text:style-name="P530"><text:span text:style-name="T530_1">factom</text:span><text:span text:style-name="T530_2">-</text:span><text:span text:style-name="T530_3">cli</text:span><text:span text:style-name="T530_4"><text:s/></text:span><text:span text:style-name="T530_5">newtransaction</text:span><text:span text:style-name="T530_6"><text:s/></text:span><text:span text:style-name="T530_7">transaction</text:span><text:span text:style-name="T530_8">10</text:span></text:p>
      <text:p text:style-name="P531"><text:span text:style-name="T531_1">factom</text:span><text:span text:style-name="T531_2">-</text:span><text:span text:style-name="T531_3">cli</text:span><text:span text:style-name="T531_4"><text:s/></text:span><text:span text:style-name="T531_5">addinput</text:span><text:span text:style-name="T531_6"><text:s/></text:span><text:span text:style-name="T531_7">transaction</text:span><text:span text:style-name="T531_8">10<text:s/></text:span><text:span text:style-name="T531_9">factoid</text:span><text:span text:style-name="T531_10">-</text:span><text:span text:style-name="T531_11">wallet</text:span><text:span text:style-name="T531_12">-</text:span><text:span text:style-name="T531_13">address</text:span><text:span text:style-name="T531_14">-</text:span><text:span text:style-name="T531_15">name</text:span><text:span text:style-name="T531_16">01<text:s/>0.000000009</text:span></text:p>
      <text:p text:style-name="P532"><text:span text:style-name="T532_1">factom</text:span><text:span text:style-name="T532_2">-</text:span><text:span text:style-name="T532_3">cli</text:span><text:span text:style-name="T532_4"><text:s/></text:span><text:span text:style-name="T532_5">sign</text:span><text:span text:style-name="T532_6"><text:s/></text:span><text:span text:style-name="T532_7">transaction</text:span><text:span text:style-name="T532_8">10</text:span></text:p>
      <text:p text:style-name="P533"><text:span text:style-name="T533_1">factom</text:span><text:span text:style-name="T533_2">-</text:span><text:span text:style-name="T533_3">cli</text:span><text:span text:style-name="T533_4"><text:s/></text:span><text:span text:style-name="T533_5">submit</text:span><text:span text:style-name="T533_6"><text:s/></text:span><text:span text:style-name="T533_7">transaction</text:span><text:span text:style-name="T533_8">10</text:span></text:p>
      <text:p text:style-name="P534"><text:span text:style-name="T534_1">factom</text:span><text:span text:style-name="T534_2">-</text:span><text:span text:style-name="T534_3">cli</text:span><text:span text:style-name="T534_4"><text:s/></text:span><text:span text:style-name="T534_5">deletetransaction</text:span><text:span text:style-name="T534_6"><text:s/></text:span><text:span text:style-name="T534_7">transaction</text:span><text:span text:style-name="T534_8">10</text:span></text:p>
      <text:p text:style-name="P535"><text:span text:style-name="T535_1">factom</text:span><text:span text:style-name="T535_2">-</text:span><text:span text:style-name="T535_3">cli</text:span><text:span text:style-name="T535_4"><text:s/></text:span><text:span text:style-name="T535_5">getaddresses</text:span></text:p>
      <text:p text:style-name="P536"><text:span text:style-name="T536_1">echo</text:span></text:p>
      <text:p text:style-name="P537"/>
      <text:p text:style-name="P538"><text:span text:style-name="T538_1">echo</text:span><text:span text:style-name="T538_2"><text:s/>2.9.4<text:s/></text:span><text:span text:style-name="T538_3">ADD</text:span><text:span text:style-name="T538_4"><text:s/></text:span><text:span text:style-name="T538_5">FRACTIONAL</text:span><text:span text:style-name="T538_6"><text:s/></text:span><text:span text:style-name="T538_7">INPUT</text:span><text:span text:style-name="T538_8"><text:s/></text:span><text:span text:style-name="T538_9">OF</text:span><text:span text:style-name="T538_10"><text:s/></text:span><text:span text:style-name="T538_11">FACTOIDS</text:span><text:span text:style-name="T538_12"><text:s/></text:span><text:span text:style-name="T538_13">TO</text:span><text:span text:style-name="T538_14"><text:s/></text:span><text:span text:style-name="T538_15">TRANSACTION</text:span><text:span text:style-name="T538_16"><text:s text:c="8"/></text:span></text:p>
      <text:p text:style-name="P539"><text:span text:style-name="T539_1">factom</text:span><text:span text:style-name="T539_2">-</text:span><text:span text:style-name="T539_3">cli</text:span><text:span text:style-name="T539_4"><text:s/></text:span><text:span text:style-name="T539_5">newtransaction</text:span><text:span text:style-name="T539_6"><text:s/></text:span><text:span text:style-name="T539_7">transaction</text:span><text:span text:style-name="T539_8">11</text:span></text:p>
      <text:p text:style-name="P540"><text:span text:style-name="T540_1">factom</text:span><text:span text:style-name="T540_2">-</text:span><text:span text:style-name="T540_3">cli</text:span><text:span text:style-name="T540_4"><text:s/></text:span><text:span text:style-name="T540_5">addinput</text:span><text:span text:style-name="T540_6"><text:s/></text:span><text:span text:style-name="T540_7">transaction</text:span><text:span text:style-name="T540_8">11<text:s/></text:span><text:span text:style-name="T540_9">factoid</text:span><text:span text:style-name="T540_10">-</text:span><text:span text:style-name="T540_11">wallet</text:span><text:span text:style-name="T540_12">-</text:span><text:span text:style-name="T540_13">address</text:span><text:span text:style-name="T540_14">-</text:span><text:span text:style-name="T540_15">name</text:span><text:span text:style-name="T540_16">01<text:s/>0.07999992</text:span></text:p>
      <text:p text:style-name="P541"><text:span text:style-name="T541_1">factom</text:span><text:span text:style-name="T541_2">-</text:span><text:span text:style-name="T541_3">cli</text:span><text:span text:style-name="T541_4"><text:s/></text:span><text:span text:style-name="T541_5">sign</text:span><text:span text:style-name="T541_6"><text:s/></text:span><text:span text:style-name="T541_7">transaction</text:span><text:span text:style-name="T541_8">11</text:span></text:p>
      <text:p text:style-name="P542"><text:span text:style-name="T542_1">factom</text:span><text:span text:style-name="T542_2">-</text:span><text:span text:style-name="T542_3">cli</text:span><text:span text:style-name="T542_4"><text:s/></text:span><text:span text:style-name="T542_5">submit</text:span><text:span text:style-name="T542_6"><text:s/></text:span><text:span text:style-name="T542_7">transaction</text:span><text:span text:style-name="T542_8">11</text:span></text:p>
      <text:p text:style-name="P543"><text:span text:style-name="T543_1">factom</text:span><text:span text:style-name="T543_2">-</text:span><text:span text:style-name="T543_3">cli</text:span><text:span text:style-name="T543_4"><text:s/></text:span><text:span text:style-name="T543_5">getaddresses</text:span></text:p>
      <text:p text:style-name="P544"><text:span text:style-name="T544_1">echo</text:span></text:p>
      <text:p text:style-name="P545"/>
      <text:p text:style-name="P546"><text:span text:style-name="T546_1">echo</text:span><text:span text:style-name="T546_2"><text:s/>2.9.5<text:s/></text:span><text:span text:style-name="T546_3">ADD</text:span><text:span text:style-name="T546_4"><text:s/></text:span><text:span text:style-name="T546_5">FRACTIONAL</text:span><text:span text:style-name="T546_6"><text:s/></text:span><text:span text:style-name="T546_7">INPUT</text:span><text:span text:style-name="T546_8"><text:s/></text:span><text:span text:style-name="T546_9">OF</text:span><text:span text:style-name="T546_10"><text:s/></text:span><text:span text:style-name="T546_11">FACTOIDS</text:span><text:span text:style-name="T546_12"><text:s/></text:span><text:span text:style-name="T546_13">WITHOUT</text:span><text:span text:style-name="T546_14"><text:s/></text:span><text:span text:style-name="T546_15">LEADING</text:span><text:span text:style-name="T546_16"><text:s/>0<text:s/></text:span><text:span text:style-name="T546_17">TO</text:span><text:span text:style-name="T546_18"><text:s/></text:span><text:span text:style-name="T546_19">TRANSACTION</text:span><text:span text:style-name="T546_20"><text:s text:c="8"/></text:span></text:p>
      <text:p text:style-name="P547"><text:span text:style-name="T547_1">factom</text:span><text:span text:style-name="T547_2">-</text:span><text:span text:style-name="T547_3">cli</text:span><text:span text:style-name="T547_4"><text:s/></text:span><text:span text:style-name="T547_5">newtransaction</text:span><text:span text:style-name="T547_6"><text:s/></text:span><text:span text:style-name="T547_7">transaction</text:span><text:span text:style-name="T547_8">12</text:span></text:p>
      <text:p text:style-name="P548"><text:span text:style-name="T548_1">factom</text:span><text:span text:style-name="T548_2">-</text:span><text:span text:style-name="T548_3">cli</text:span><text:span text:style-name="T548_4"><text:s/></text:span><text:span text:style-name="T548_5">addinput</text:span><text:span text:style-name="T548_6"><text:s/></text:span><text:span text:style-name="T548_7">transaction</text:span><text:span text:style-name="T548_8">12<text:s/></text:span><text:span text:style-name="T548_9">factoid</text:span><text:span text:style-name="T548_10">-</text:span><text:span text:style-name="T548_11">wallet</text:span><text:span text:style-name="T548_12">-</text:span><text:span text:style-name="T548_13">address</text:span><text:span text:style-name="T548_14">-</text:span><text:span text:style-name="T548_15">name</text:span><text:span text:style-name="T548_16">01<text:s/>0.07999992</text:span></text:p>
      <text:p text:style-name="P549"><text:span text:style-name="T549_1">factom</text:span><text:span text:style-name="T549_2">-</text:span><text:span text:style-name="T549_3">cli</text:span><text:span text:style-name="T549_4"><text:s/></text:span><text:span text:style-name="T549_5">sign</text:span><text:span text:style-name="T549_6"><text:s/></text:span><text:span text:style-name="T549_7">transaction</text:span><text:span text:style-name="T549_8">12</text:span></text:p>
      <text:p text:style-name="P550"><text:span text:style-name="T550_1">factom</text:span><text:span text:style-name="T550_2">-</text:span><text:span text:style-name="T550_3">cli</text:span><text:span text:style-name="T550_4"><text:s/></text:span><text:span text:style-name="T550_5">submit</text:span><text:span text:style-name="T550_6"><text:s/></text:span><text:span text:style-name="T550_7">transaction</text:span><text:span text:style-name="T550_8">12</text:span></text:p>
      <text:p text:style-name="P551"><text:span text:style-name="T551_1">factom</text:span><text:span text:style-name="T551_2">-</text:span><text:span text:style-name="T551_3">cli</text:span><text:span text:style-name="T551_4"><text:s/></text:span><text:span text:style-name="T551_5">getaddresses</text:span></text:p>
      <text:p text:style-name="P552"><text:span text:style-name="T552_1">echo</text:span></text:p>
      <text:p text:style-name="P553"/>
      <text:p text:style-name="P554"><text:span text:style-name="T554_1">echo</text:span><text:span text:style-name="T554_2"><text:s/>2.9.6<text:s/></text:span><text:span text:style-name="T554_3">ADD</text:span><text:span text:style-name="T554_4"><text:s/></text:span><text:span text:style-name="T554_5">INPUT</text:span><text:span text:style-name="T554_6"><text:s/></text:span><text:span text:style-name="T554_7">LARGER</text:span><text:span text:style-name="T554_8"><text:s/></text:span><text:span text:style-name="T554_9">THAN</text:span><text:span text:style-name="T554_10"><text:s/></text:span><text:span text:style-name="T554_11">FACTOID</text:span><text:span text:style-name="T554_12"><text:s/></text:span><text:span text:style-name="T554_13">BALANCE</text:span><text:span text:style-name="T554_14"><text:s/></text:span><text:span text:style-name="T554_15">TO</text:span><text:span text:style-name="T554_16"><text:s/></text:span><text:span text:style-name="T554_17">TRANSACTION</text:span><text:span text:style-name="T554_18"><text:s text:c="8"/></text:span></text:p>
      <text:p text:style-name="P555"><text:span text:style-name="T555_1">factom</text:span><text:span text:style-name="T555_2">-</text:span><text:span text:style-name="T555_3">cli</text:span><text:span text:style-name="T555_4"><text:s/></text:span><text:span text:style-name="T555_5">newtransaction</text:span><text:span text:style-name="T555_6"><text:s/></text:span><text:span text:style-name="T555_7">transaction</text:span><text:span text:style-name="T555_8">13</text:span></text:p>
      <text:p text:style-name="P556"><text:span text:style-name="T556_1">factom</text:span><text:span text:style-name="T556_2">-</text:span><text:span text:style-name="T556_3">cli</text:span><text:span text:style-name="T556_4"><text:s/></text:span><text:span text:style-name="T556_5">addinput</text:span><text:span text:style-name="T556_6"><text:s/></text:span><text:span text:style-name="T556_7">transaction</text:span><text:span text:style-name="T556_8">13<text:s/></text:span><text:span text:style-name="T556_9">factoid</text:span><text:span text:style-name="T556_10">-</text:span><text:span text:style-name="T556_11">wallet</text:span><text:span text:style-name="T556_12">-</text:span><text:span text:style-name="T556_13">address</text:span><text:span text:style-name="T556_14">-</text:span><text:span text:style-name="T556_15">name</text:span><text:span text:style-name="T556_16">01<text:s/>110</text:span></text:p>
      <text:p text:style-name="P557"><text:span text:style-name="T557_1">factom</text:span><text:span text:style-name="T557_2">-</text:span><text:span text:style-name="T557_3">cli</text:span><text:span text:style-name="T557_4"><text:s/></text:span><text:span text:style-name="T557_5">addoutput</text:span><text:span text:style-name="T557_6"><text:s/></text:span><text:span text:style-name="T557_7">transaction</text:span><text:span text:style-name="T557_8">13<text:s/></text:span><text:span text:style-name="T557_9">factoid</text:span><text:span text:style-name="T557_10">-</text:span><text:span text:style-name="T557_11">wallet</text:span><text:span text:style-name="T557_12">-</text:span><text:span text:style-name="T557_13">address</text:span><text:span text:style-name="T557_14">-</text:span><text:span text:style-name="T557_15">name</text:span><text:span text:style-name="T557_16">01<text:s/>109.9</text:span></text:p>
      <text:p text:style-name="P558"><text:span text:style-name="T558_1">factom</text:span><text:span text:style-name="T558_2">-</text:span><text:span text:style-name="T558_3">cli</text:span><text:span text:style-name="T558_4"><text:s/></text:span><text:span text:style-name="T558_5">sign</text:span><text:span text:style-name="T558_6"><text:s/></text:span><text:span text:style-name="T558_7">transaction</text:span><text:span text:style-name="T558_8">13</text:span></text:p>
      <text:p text:style-name="P559"><text:span text:style-name="T559_1">factom</text:span><text:span text:style-name="T559_2">-</text:span><text:span text:style-name="T559_3">cli</text:span><text:span text:style-name="T559_4"><text:s/></text:span><text:span text:style-name="T559_5">submit</text:span><text:span text:style-name="T559_6"><text:s/></text:span><text:span text:style-name="T559_7">transaction</text:span><text:span text:style-name="T559_8">13</text:span></text:p>
      <text:p text:style-name="P560"><text:span text:style-name="T560_1">factom</text:span><text:span text:style-name="T560_2">-</text:span><text:span text:style-name="T560_3">cli</text:span><text:span text:style-name="T560_4"><text:s/></text:span><text:span text:style-name="T560_5">deletetransaction</text:span><text:span text:style-name="T560_6"><text:s/></text:span><text:span text:style-name="T560_7">transaction</text:span><text:span text:style-name="T560_8">13</text:span></text:p>
      <text:p text:style-name="P561"><text:span text:style-name="T561_1">factom</text:span><text:span text:style-name="T561_2">-</text:span><text:span text:style-name="T561_3">cli</text:span><text:span text:style-name="T561_4"><text:s/></text:span><text:span text:style-name="T561_5">getaddresses</text:span></text:p>
      <text:p text:style-name="P562"><text:span text:style-name="T562_1">echo</text:span></text:p>
      <text:p text:style-name="P563"/>
      <text:p text:style-name="P564"><text:span text:style-name="T564_1">echo</text:span><text:span text:style-name="T564_2"><text:s/>2.9.7<text:s/></text:span><text:span text:style-name="T564_3">ADD</text:span><text:span text:style-name="T564_4"><text:s/></text:span><text:span text:style-name="T564_5">LARGEST</text:span><text:span text:style-name="T564_6"><text:s/></text:span><text:span text:style-name="T564_7">ALLOWABLE</text:span><text:span text:style-name="T564_8"><text:s/></text:span><text:span text:style-name="T564_9">INPUT</text:span><text:span text:style-name="T564_10"><text:s/></text:span><text:span text:style-name="T564_11">OF</text:span><text:span text:style-name="T564_12"><text:s/>92233720368.54775806<text:s/></text:span><text:span text:style-name="T564_13">FACTOIDS</text:span><text:span text:style-name="T564_14"><text:s/></text:span><text:span text:style-name="T564_15">TO</text:span><text:span text:style-name="T564_16"><text:s/></text:span><text:span text:style-name="T564_17">TRANSACTION</text:span><text:span text:style-name="T564_18"><text:s text:c="8"/></text:span></text:p>
      <text:p text:style-name="P565"><text:span text:style-name="T565_1">factom</text:span><text:span text:style-name="T565_2">-</text:span><text:span text:style-name="T565_3">cli</text:span><text:span text:style-name="T565_4"><text:s/></text:span><text:span text:style-name="T565_5">newtransaction</text:span><text:span text:style-name="T565_6"><text:s/></text:span><text:span text:style-name="T565_7">transaction</text:span><text:span text:style-name="T565_8">14</text:span></text:p>
      <text:p text:style-name="P566"><text:span text:style-name="T566_1">factom</text:span><text:span text:style-name="T566_2">-</text:span><text:span text:style-name="T566_3">cli</text:span><text:span text:style-name="T566_4"><text:s/></text:span><text:span text:style-name="T566_5">addinput</text:span><text:span text:style-name="T566_6"><text:s/></text:span><text:span text:style-name="T566_7">transaction</text:span><text:span text:style-name="T566_8">14<text:s/></text:span><text:span text:style-name="T566_9">factoid</text:span><text:span text:style-name="T566_10">-</text:span><text:span text:style-name="T566_11">wallet</text:span><text:span text:style-name="T566_12">-</text:span><text:span text:style-name="T566_13">address</text:span><text:span text:style-name="T566_14">-</text:span><text:span text:style-name="T566_15">name</text:span><text:span text:style-name="T566_16">01<text:s/>92233720368.54775806</text:span></text:p>
      <text:p text:style-name="P567"><text:span text:style-name="T567_1">factom</text:span><text:span text:style-name="T567_2">-</text:span><text:span text:style-name="T567_3">cli</text:span><text:span text:style-name="T567_4"><text:s/></text:span><text:span text:style-name="T567_5">addoutput</text:span><text:span text:style-name="T567_6"><text:s/></text:span><text:span text:style-name="T567_7">transaction</text:span><text:span text:style-name="T567_8">14<text:s/></text:span><text:span text:style-name="T567_9">factoid</text:span><text:span text:style-name="T567_10">-</text:span><text:span text:style-name="T567_11">wallet</text:span><text:span text:style-name="T567_12">-</text:span><text:span text:style-name="T567_13">address</text:span><text:span text:style-name="T567_14">-</text:span><text:span text:style-name="T567_15">name</text:span><text:span text:style-name="T567_16">01<text:s/>92233720368.4</text:span></text:p>
      <text:p text:style-name="P568"><text:span text:style-name="T568_1">factom</text:span><text:span text:style-name="T568_2">-</text:span><text:span text:style-name="T568_3">cli</text:span><text:span text:style-name="T568_4"><text:s/></text:span><text:span text:style-name="T568_5">sign</text:span><text:span text:style-name="T568_6"><text:s/></text:span><text:span text:style-name="T568_7">transaction</text:span><text:span text:style-name="T568_8">14</text:span></text:p>
      <text:p text:style-name="P569"><text:span text:style-name="T569_1">factom</text:span><text:span text:style-name="T569_2">-</text:span><text:span text:style-name="T569_3">cli</text:span><text:span text:style-name="T569_4"><text:s/></text:span><text:span text:style-name="T569_5">submit</text:span><text:span text:style-name="T569_6"><text:s/></text:span><text:span text:style-name="T569_7">transaction</text:span><text:span text:style-name="T569_8">14</text:span></text:p>
      <text:p text:style-name="P570"><text:span text:style-name="T570_1">factom</text:span><text:span text:style-name="T570_2">-</text:span><text:span text:style-name="T570_3">cli</text:span><text:span text:style-name="T570_4"><text:s/></text:span><text:span text:style-name="T570_5">deletetransaction</text:span><text:span text:style-name="T570_6"><text:s/></text:span><text:span text:style-name="T570_7">transaction</text:span><text:span text:style-name="T570_8">14</text:span></text:p>
      <text:p text:style-name="P571"><text:span text:style-name="T571_1">factom</text:span><text:span text:style-name="T571_2">-</text:span><text:span text:style-name="T571_3">cli</text:span><text:span text:style-name="T571_4"><text:s/></text:span><text:span text:style-name="T571_5">getaddresses</text:span></text:p>
      <text:p text:style-name="P572"><text:span text:style-name="T572_1">echo</text:span></text:p>
      <text:p text:style-name="P573"/>
      <text:p text:style-name="P574"><text:span text:style-name="T574_1">echo</text:span><text:span text:style-name="T574_2"><text:s/>2.9.8<text:s/></text:span><text:span text:style-name="T574_3">ADD</text:span><text:span text:style-name="T574_4"><text:s/></text:span><text:span text:style-name="T574_5">TOO</text:span><text:span text:style-name="T574_6"><text:s/></text:span><text:span text:style-name="T574_7">LARGE</text:span><text:span text:style-name="T574_8"><text:s/></text:span><text:span text:style-name="T574_9">INPUT</text:span><text:span text:style-name="T574_10"><text:s/></text:span><text:span text:style-name="T574_11">OF</text:span><text:span text:style-name="T574_12"><text:s/>92233720369<text:s/></text:span><text:span text:style-name="T574_13">FACTOIDS</text:span><text:span text:style-name="T574_14"><text:s/></text:span><text:span text:style-name="T574_15">TO</text:span><text:span text:style-name="T574_16"><text:s/></text:span><text:span text:style-name="T574_17">TRANSACTION</text:span><text:span text:style-name="T574_18"><text:s text:c="8"/></text:span></text:p>
      <text:p text:style-name="P575"><text:span text:style-name="T575_1">factom</text:span><text:span text:style-name="T575_2">-</text:span><text:span text:style-name="T575_3">cli</text:span><text:span text:style-name="T575_4"><text:s/></text:span><text:span text:style-name="T575_5">newtransaction</text:span><text:span text:style-name="T575_6"><text:s/></text:span><text:span text:style-name="T575_7">transaction</text:span><text:span text:style-name="T575_8">15</text:span></text:p>
      <text:p text:style-name="P576"><text:span text:style-name="T576_1">factom</text:span><text:span text:style-name="T576_2">-</text:span><text:span text:style-name="T576_3">cli</text:span><text:span text:style-name="T576_4"><text:s/></text:span><text:span text:style-name="T576_5">addinput</text:span><text:span text:style-name="T576_6"><text:s/></text:span><text:span text:style-name="T576_7">transaction</text:span><text:span text:style-name="T576_8">15<text:s/></text:span><text:span text:style-name="T576_9">factoid</text:span><text:span text:style-name="T576_10">-</text:span><text:span text:style-name="T576_11">wallet</text:span><text:span text:style-name="T576_12">-</text:span><text:span text:style-name="T576_13">address</text:span><text:span text:style-name="T576_14">-</text:span><text:span text:style-name="T576_15">name</text:span><text:span text:style-name="T576_16">01<text:s/>92233720369</text:span></text:p>
      <text:p text:style-name="P577"><text:span text:style-name="T577_1">factom</text:span><text:span text:style-name="T577_2">-</text:span><text:span text:style-name="T577_3">cli</text:span><text:span text:style-name="T577_4"><text:s/></text:span><text:span text:style-name="T577_5">addoutput</text:span><text:span text:style-name="T577_6"><text:s/></text:span><text:span text:style-name="T577_7">transaction</text:span><text:span text:style-name="T577_8">15<text:s/></text:span><text:span text:style-name="T577_9">factoid</text:span><text:span text:style-name="T577_10">-</text:span><text:span text:style-name="T577_11">wallet</text:span><text:span text:style-name="T577_12">-</text:span><text:span text:style-name="T577_13">address</text:span><text:span text:style-name="T577_14">-</text:span><text:span text:style-name="T577_15">name</text:span><text:span text:style-name="T577_16">01<text:s/>92233720368.54775806</text:span></text:p>
      <text:p text:style-name="P578"><text:span text:style-name="T578_1">factom</text:span><text:span text:style-name="T578_2">-</text:span><text:span text:style-name="T578_3">cli</text:span><text:span text:style-name="T578_4"><text:s/></text:span><text:span text:style-name="T578_5">sign</text:span><text:span text:style-name="T578_6"><text:s/></text:span><text:span text:style-name="T578_7">transaction</text:span><text:span text:style-name="T578_8">15</text:span></text:p>
      <text:p text:style-name="P579"><text:span text:style-name="T579_1">factom</text:span><text:span text:style-name="T579_2">-</text:span><text:span text:style-name="T579_3">cli</text:span><text:span text:style-name="T579_4"><text:s/></text:span><text:span text:style-name="T579_5">submit</text:span><text:span text:style-name="T579_6"><text:s/></text:span><text:span text:style-name="T579_7">transaction</text:span><text:span text:style-name="T579_8">15</text:span></text:p>
      <text:p text:style-name="P580"><text:span text:style-name="T580_1">factom</text:span><text:span text:style-name="T580_2">-</text:span><text:span text:style-name="T580_3">cli</text:span><text:span text:style-name="T580_4"><text:s/></text:span><text:span text:style-name="T580_5">deletetransaction</text:span><text:span text:style-name="T580_6"><text:s/></text:span><text:span text:style-name="T580_7">transaction</text:span><text:span text:style-name="T580_8">15</text:span></text:p>
      <text:p text:style-name="P581"><text:span text:style-name="T581_1">factom</text:span><text:span text:style-name="T581_2">-</text:span><text:span text:style-name="T581_3">cli</text:span><text:span text:style-name="T581_4"><text:s/></text:span><text:span text:style-name="T581_5">getaddresses</text:span></text:p>
      <text:p text:style-name="P582"><text:span text:style-name="T582_1">echo</text:span></text:p>
      <text:p text:style-name="P583"/>
      <text:p text:style-name="P584"><text:span text:style-name="T584_1">echo</text:span><text:span text:style-name="T584_2"><text:s/>2.9.9<text:s/></text:span><text:span text:style-name="T584_3">CREATE</text:span><text:span text:style-name="T584_4"><text:s/></text:span><text:span text:style-name="T584_5">LARGEST</text:span><text:span text:style-name="T584_6"><text:s/></text:span><text:span text:style-name="T584_7">ALLOWABLE</text:span><text:span text:style-name="T584_8"><text:s/></text:span><text:span text:style-name="T584_9">TRANSACTION</text:span><text:span text:style-name="T584_10"><text:s/>\(10</text:span><text:span text:style-name="T584_11">KB</text:span><text:span text:style-name="T584_12">\)<text:s text:c="8"/></text:span></text:p>
      <text:p text:style-name="P585"><text:span text:style-name="T585_1">factom</text:span><text:span text:style-name="T585_2">-</text:span><text:span text:style-name="T585_3">cli</text:span><text:span text:style-name="T585_4"><text:s/></text:span><text:span text:style-name="T585_5">newtransaction</text:span><text:span text:style-name="T585_6"><text:s/></text:span><text:span text:style-name="T585_7">transaction</text:span><text:span text:style-name="T585_8">16</text:span></text:p>
      <text:p text:style-name="P586"><text:span text:style-name="T586_1">for</text:span><text:span text:style-name="T586_2"><text:s/>((</text:span><text:span text:style-name="T586_3">i</text:span><text:span text:style-name="T586_4">=0;<text:s/></text:span><text:span text:style-name="T586_5">i</text:span><text:span text:style-name="T586_6"><text:s/>&lt;<text:s/>76;<text:s/></text:span><text:span text:style-name="T586_7">i</text:span><text:span text:style-name="T586_8">++));<text:s/></text:span><text:span text:style-name="T586_9">do</text:span></text:p>
      <text:p text:style-name="P587"><text:span text:style-name="T587_1"><text:s text:c="4"/></text:span><text:span text:style-name="T587_2">factom</text:span><text:span text:style-name="T587_3">-</text:span><text:span text:style-name="T587_4">cli</text:span><text:span text:style-name="T587_5"><text:s/></text:span><text:span text:style-name="T587_6">newtransaction</text:span><text:span text:style-name="T587_7"><text:s/></text:span><text:span text:style-name="T587_8">transfertransaction</text:span><text:span text:style-name="T587_9">$</text:span><text:span text:style-name="T587_10">i</text:span></text:p>
      <text:p text:style-name="P588"><text:span text:style-name="T588_1"><text:s text:c="4"/></text:span><text:span text:style-name="T588_2">factom</text:span><text:span text:style-name="T588_3">-</text:span><text:span text:style-name="T588_4">cli</text:span><text:span text:style-name="T588_5"><text:s/></text:span><text:span text:style-name="T588_6">addinput</text:span><text:span text:style-name="T588_7"><text:s/></text:span><text:span text:style-name="T588_8">transfertransaction</text:span><text:span text:style-name="T588_9">$</text:span><text:span text:style-name="T588_10">i</text:span><text:span text:style-name="T588_11"><text:s/></text:span><text:span text:style-name="T588_12">factoid</text:span><text:span text:style-name="T588_13">-</text:span><text:span text:style-name="T588_14">wallet</text:span><text:span text:style-name="T588_15">-</text:span><text:span text:style-name="T588_16">address</text:span><text:span text:style-name="T588_17">-</text:span><text:span text:style-name="T588_18">name</text:span><text:span text:style-name="T588_19">01<text:s/>1</text:span></text:p>
      <text:p text:style-name="P589"><text:span text:style-name="T589_1"><text:s text:c="4"/></text:span><text:span text:style-name="T589_2">factom</text:span><text:span text:style-name="T589_3">-</text:span><text:span text:style-name="T589_4">cli</text:span><text:span text:style-name="T589_5"><text:s/></text:span><text:span text:style-name="T589_6">generateaddress</text:span><text:span text:style-name="T589_7"><text:s/></text:span><text:span text:style-name="T589_8">fct</text:span><text:span text:style-name="T589_9"><text:s/></text:span><text:span text:style-name="T589_10">input</text:span><text:span text:style-name="T589_11">-</text:span><text:span text:style-name="T589_12">address</text:span><text:span text:style-name="T589_13">-</text:span><text:span text:style-name="T589_14">name</text:span><text:span text:style-name="T589_15">$</text:span><text:span text:style-name="T589_16">i</text:span></text:p>
      <text:p text:style-name="P590"><text:span text:style-name="T590_1"><text:s text:c="4"/></text:span><text:span text:style-name="T590_2">factom</text:span><text:span text:style-name="T590_3">-</text:span><text:span text:style-name="T590_4">cli</text:span><text:span text:style-name="T590_5"><text:s/></text:span><text:span text:style-name="T590_6">addoutput</text:span><text:span text:style-name="T590_7"><text:s/></text:span><text:span text:style-name="T590_8">transfertransaction</text:span><text:span text:style-name="T590_9">$</text:span><text:span text:style-name="T590_10">i</text:span><text:span text:style-name="T590_11"><text:s/></text:span><text:span text:style-name="T590_12">input</text:span><text:span text:style-name="T590_13">-</text:span><text:span text:style-name="T590_14">address</text:span><text:span text:style-name="T590_15">-</text:span><text:span text:style-name="T590_16">name</text:span><text:span text:style-name="T590_17">$</text:span><text:span text:style-name="T590_18">i</text:span><text:span text:style-name="T590_19"><text:s/>0.92</text:span></text:p>
      <text:p text:style-name="P591"><text:span text:style-name="T591_1"><text:s text:c="4"/></text:span><text:span text:style-name="T591_2">factom</text:span><text:span text:style-name="T591_3">-</text:span><text:span text:style-name="T591_4">cli</text:span><text:span text:style-name="T591_5"><text:s/></text:span><text:span text:style-name="T591_6">sign</text:span><text:span text:style-name="T591_7"><text:s/></text:span><text:span text:style-name="T591_8">transfertransaction</text:span><text:span text:style-name="T591_9">$</text:span><text:span text:style-name="T591_10">i</text:span></text:p>
      <text:p text:style-name="P592"><text:span text:style-name="T592_1"><text:s text:c="4"/></text:span><text:span text:style-name="T592_2">factom</text:span><text:span text:style-name="T592_3">-</text:span><text:span text:style-name="T592_4">cli</text:span><text:span text:style-name="T592_5"><text:s/></text:span><text:span text:style-name="T592_6">submit</text:span><text:span text:style-name="T592_7"><text:s/></text:span><text:span text:style-name="T592_8">transfertransaction</text:span><text:span text:style-name="T592_9">$</text:span><text:span text:style-name="T592_10">i</text:span></text:p>
      <text:p text:style-name="P593"><text:span text:style-name="T593_1"><text:s text:c="4"/></text:span><text:span text:style-name="T593_2">j</text:span><text:span text:style-name="T593_3">=`</text:span><text:span text:style-name="T593_4">echo</text:span><text:span text:style-name="T593_5"><text:s/>"</text:span><text:span text:style-name="T593_6">scale</text:span><text:span text:style-name="T593_7">=8;$</text:span><text:span text:style-name="T593_8">i</text:span><text:span text:style-name="T593_9">/100"<text:s/>|<text:s/></text:span><text:span text:style-name="T593_10">bc</text:span><text:span text:style-name="T593_11">`</text:span></text:p>
      <text:p text:style-name="P594"><text:span text:style-name="T594_1"><text:s text:c="4"/></text:span><text:span text:style-name="T594_2">factom</text:span><text:span text:style-name="T594_3">-</text:span><text:span text:style-name="T594_4">cli</text:span><text:span text:style-name="T594_5"><text:s/></text:span><text:span text:style-name="T594_6">addinput</text:span><text:span text:style-name="T594_7"><text:s/></text:span><text:span text:style-name="T594_8">transaction</text:span><text:span text:style-name="T594_9">16<text:s/></text:span><text:span text:style-name="T594_10">input</text:span><text:span text:style-name="T594_11">-</text:span><text:span text:style-name="T594_12">address</text:span><text:span text:style-name="T594_13">-</text:span><text:span text:style-name="T594_14">name</text:span><text:span text:style-name="T594_15">$</text:span><text:span text:style-name="T594_16">i</text:span><text:span text:style-name="T594_17"><text:s/>$</text:span><text:span text:style-name="T594_18">j</text:span></text:p>
      <text:p text:style-name="P595"><text:span text:style-name="T595_1">done</text:span></text:p>
      <text:p text:style-name="P596"><text:span text:style-name="T596_1">factom</text:span><text:span text:style-name="T596_2">-</text:span><text:span text:style-name="T596_3">cli</text:span><text:span text:style-name="T596_4"><text:s/></text:span><text:span text:style-name="T596_5">sign</text:span><text:span text:style-name="T596_6"><text:s/></text:span><text:span text:style-name="T596_7">transaction</text:span><text:span text:style-name="T596_8">16</text:span></text:p>
      <text:p text:style-name="P597"><text:span text:style-name="T597_1">factom</text:span><text:span text:style-name="T597_2">-</text:span><text:span text:style-name="T597_3">cli</text:span><text:span text:style-name="T597_4"><text:s/></text:span><text:span text:style-name="T597_5">submit</text:span><text:span text:style-name="T597_6"><text:s/></text:span><text:span text:style-name="T597_7">transaction</text:span><text:span text:style-name="T597_8">16</text:span></text:p>
      <text:p text:style-name="P598"><text:span text:style-name="T598_1">factom</text:span><text:span text:style-name="T598_2">-</text:span><text:span text:style-name="T598_3">cli</text:span><text:span text:style-name="T598_4"><text:s/></text:span><text:span text:style-name="T598_5">getaddresses</text:span></text:p>
      <text:p text:style-name="P599"><text:span text:style-name="T599_1">echo</text:span></text:p>
      <text:p text:style-name="P600"/>
      <text:p text:style-name="P601"><text:span text:style-name="T601_1">echo</text:span><text:span text:style-name="T601_2"><text:s/>2.9.10<text:s/></text:span><text:span text:style-name="T601_3">TRY</text:span><text:span text:style-name="T601_4"><text:s/></text:span><text:span text:style-name="T601_5">TO</text:span><text:span text:style-name="T601_6"><text:s/></text:span><text:span text:style-name="T601_7">CREATE</text:span><text:span text:style-name="T601_8"><text:s/></text:span><text:span text:style-name="T601_9">TRANSACTION</text:span><text:span text:style-name="T601_10"><text:s/></text:span><text:span text:style-name="T601_11">LARGER</text:span><text:span text:style-name="T601_12"><text:s/></text:span><text:span text:style-name="T601_13">THAN</text:span><text:span text:style-name="T601_14"><text:s/></text:span><text:span text:style-name="T601_15">ALLOWABLE</text:span><text:span text:style-name="T601_16"><text:s/>\(\&gt;10</text:span><text:span text:style-name="T601_17">KB</text:span><text:span text:style-name="T601_18">\)<text:s text:c="8"/></text:span></text:p>
      <text:p text:style-name="P602"><text:span text:style-name="T602_1">factom</text:span><text:span text:style-name="T602_2">-</text:span><text:span text:style-name="T602_3">cli</text:span><text:span text:style-name="T602_4"><text:s/></text:span><text:span text:style-name="T602_5">newtransaction</text:span><text:span text:style-name="T602_6"><text:s/></text:span><text:span text:style-name="T602_7">transaction</text:span><text:span text:style-name="T602_8">17</text:span></text:p>
      <text:p text:style-name="P603"><text:span text:style-name="T603_1">factom</text:span><text:span text:style-name="T603_2">-</text:span><text:span text:style-name="T603_3">cli</text:span><text:span text:style-name="T603_4"><text:s/></text:span><text:span text:style-name="T603_5">newtransaction</text:span><text:span text:style-name="T603_6"><text:s/></text:span><text:span text:style-name="T603_7">transfertransaction</text:span><text:span text:style-name="T603_8">76</text:span></text:p>
      <text:p text:style-name="P604"><text:span text:style-name="T604_1">factom</text:span><text:span text:style-name="T604_2">-</text:span><text:span text:style-name="T604_3">cli</text:span><text:span text:style-name="T604_4"><text:s/></text:span><text:span text:style-name="T604_5">addinput</text:span><text:span text:style-name="T604_6"><text:s/></text:span><text:span text:style-name="T604_7">transfertransaction</text:span><text:span text:style-name="T604_8">76<text:s/></text:span><text:span text:style-name="T604_9">factoid</text:span><text:span text:style-name="T604_10">-</text:span><text:span text:style-name="T604_11">wallet</text:span><text:span text:style-name="T604_12">-</text:span><text:span text:style-name="T604_13">address</text:span><text:span text:style-name="T604_14">-</text:span><text:span text:style-name="T604_15">name</text:span><text:span text:style-name="T604_16">01<text:s/>1</text:span></text:p>
      <text:p text:style-name="P605"><text:span text:style-name="T605_1">factom</text:span><text:span text:style-name="T605_2">-</text:span><text:span text:style-name="T605_3">cli</text:span><text:span text:style-name="T605_4"><text:s/></text:span><text:span text:style-name="T605_5">generateaddress</text:span><text:span text:style-name="T605_6"><text:s/></text:span><text:span text:style-name="T605_7">fct</text:span><text:span text:style-name="T605_8"><text:s/></text:span><text:span text:style-name="T605_9">input</text:span><text:span text:style-name="T605_10">-</text:span><text:span text:style-name="T605_11">address</text:span><text:span text:style-name="T605_12">-</text:span><text:span text:style-name="T605_13">name</text:span><text:span text:style-name="T605_14">76</text:span></text:p>
      <text:p text:style-name="P606"><text:span text:style-name="T606_1">factom</text:span><text:span text:style-name="T606_2">-</text:span><text:span text:style-name="T606_3">cli</text:span><text:span text:style-name="T606_4"><text:s/></text:span><text:span text:style-name="T606_5">addoutput</text:span><text:span text:style-name="T606_6"><text:s/></text:span><text:span text:style-name="T606_7">transfertransaction</text:span><text:span text:style-name="T606_8">76<text:s/></text:span><text:span text:style-name="T606_9">input</text:span><text:span text:style-name="T606_10">-</text:span><text:span text:style-name="T606_11">address</text:span><text:span text:style-name="T606_12">-</text:span><text:span text:style-name="T606_13">name</text:span><text:span text:style-name="T606_14">76<text:s/>0.92</text:span></text:p>
      <text:p text:style-name="P607"><text:span text:style-name="T607_1">factom</text:span><text:span text:style-name="T607_2">-</text:span><text:span text:style-name="T607_3">cli</text:span><text:span text:style-name="T607_4"><text:s/></text:span><text:span text:style-name="T607_5">sign</text:span><text:span text:style-name="T607_6"><text:s/></text:span><text:span text:style-name="T607_7">transfertransaction</text:span><text:span text:style-name="T607_8">76</text:span></text:p>
      <text:p text:style-name="P608"><text:span text:style-name="T608_1">factom</text:span><text:span text:style-name="T608_2">-</text:span><text:span text:style-name="T608_3">cli</text:span><text:span text:style-name="T608_4"><text:s/></text:span><text:span text:style-name="T608_5">submit</text:span><text:span text:style-name="T608_6"><text:s/></text:span><text:span text:style-name="T608_7">transfertransaction</text:span><text:span text:style-name="T608_8">76</text:span></text:p>
      <text:p text:style-name="P609"><text:span text:style-name="T609_1">for</text:span><text:span text:style-name="T609_2"><text:s/>((</text:span><text:span text:style-name="T609_3">i</text:span><text:span text:style-name="T609_4">=0;<text:s/></text:span><text:span text:style-name="T609_5">i</text:span><text:span text:style-name="T609_6"><text:s/>&lt;<text:s/>77;<text:s/></text:span><text:span text:style-name="T609_7">i</text:span><text:span text:style-name="T609_8">++));<text:s/></text:span><text:span text:style-name="T609_9">do</text:span></text:p>
      <text:p text:style-name="P610"><text:span text:style-name="T610_1"><text:s text:c="4"/></text:span><text:span text:style-name="T610_2">j</text:span><text:span text:style-name="T610_3">=`</text:span><text:span text:style-name="T610_4">echo</text:span><text:span text:style-name="T610_5"><text:s/>"</text:span><text:span text:style-name="T610_6">scale</text:span><text:span text:style-name="T610_7">=8;$</text:span><text:span text:style-name="T610_8">i</text:span><text:span text:style-name="T610_9">/100"<text:s/>|<text:s/></text:span><text:span text:style-name="T610_10">bc</text:span><text:span text:style-name="T610_11">`</text:span></text:p>
      <text:p text:style-name="P611"><text:span text:style-name="T611_1"><text:s text:c="4"/></text:span><text:span text:style-name="T611_2">factom</text:span><text:span text:style-name="T611_3">-</text:span><text:span text:style-name="T611_4">cli</text:span><text:span text:style-name="T611_5"><text:s/></text:span><text:span text:style-name="T611_6">addinput</text:span><text:span text:style-name="T611_7"><text:s/></text:span><text:span text:style-name="T611_8">transaction</text:span><text:span text:style-name="T611_9">17<text:s/></text:span><text:span text:style-name="T611_10">input</text:span><text:span text:style-name="T611_11">-</text:span><text:span text:style-name="T611_12">address</text:span><text:span text:style-name="T611_13">-</text:span><text:span text:style-name="T611_14">name</text:span><text:span text:style-name="T611_15">$</text:span><text:span text:style-name="T611_16">i</text:span><text:span text:style-name="T611_17"><text:s/>$</text:span><text:span text:style-name="T611_18">j</text:span></text:p>
      <text:p text:style-name="P612"><text:span text:style-name="T612_1">done</text:span></text:p>
      <text:p text:style-name="P613"><text:span text:style-name="T613_1">factom</text:span><text:span text:style-name="T613_2">-</text:span><text:span text:style-name="T613_3">cli</text:span><text:span text:style-name="T613_4"><text:s/></text:span><text:span text:style-name="T613_5">sign</text:span><text:span text:style-name="T613_6"><text:s/></text:span><text:span text:style-name="T613_7">transaction</text:span><text:span text:style-name="T613_8">17</text:span></text:p>
      <text:p text:style-name="P614"><text:span text:style-name="T614_1">factom</text:span><text:span text:style-name="T614_2">-</text:span><text:span text:style-name="T614_3">cli</text:span><text:span text:style-name="T614_4"><text:s/></text:span><text:span text:style-name="T614_5">submit</text:span><text:span text:style-name="T614_6"><text:s/></text:span><text:span text:style-name="T614_7">transaction</text:span><text:span text:style-name="T614_8">17</text:span></text:p>
      <text:p text:style-name="P615"><text:span text:style-name="T615_1">factom</text:span><text:span text:style-name="T615_2">-</text:span><text:span text:style-name="T615_3">cli</text:span><text:span text:style-name="T615_4"><text:s/></text:span><text:span text:style-name="T615_5">deletetransaction</text:span><text:span text:style-name="T615_6"><text:s/></text:span><text:span text:style-name="T615_7">transaction</text:span><text:span text:style-name="T615_8">17</text:span></text:p>
      <text:p text:style-name="P616"><text:span text:style-name="T616_1">factom</text:span><text:span text:style-name="T616_2">-</text:span><text:span text:style-name="T616_3">cli</text:span><text:span text:style-name="T616_4"><text:s/></text:span><text:span text:style-name="T616_5">getaddresses</text:span></text:p>
      <text:p text:style-name="P617"><text:span text:style-name="T617_1">echo</text:span></text:p>
      <text:p text:style-name="P618"/>
      <text:p text:style-name="P619"><text:span text:style-name="T619_1">echo</text:span><text:span text:style-name="T619_2"><text:s/>3<text:s/></text:span><text:span text:style-name="T619_3">CHAIN</text:span></text:p>
      <text:p text:style-name="P620"><text:span text:style-name="T620_1">echo</text:span></text:p>
      <text:p text:style-name="P621"><text:span text:style-name="T621_1">echo</text:span><text:span text:style-name="T621_2"><text:s/>3.1<text:s/></text:span><text:span text:style-name="T621_3">MAKE</text:span><text:span text:style-name="T621_4"><text:s/></text:span><text:span text:style-name="T621_5">CHAINS</text:span></text:p>
      <text:p text:style-name="P622"><text:span text:style-name="T622_1">echo</text:span></text:p>
      <text:p text:style-name="P623"><text:span text:style-name="T623_1">echo</text:span><text:span text:style-name="T623_2"><text:s/>3.1.1<text:s/></text:span><text:span text:style-name="T623_3">TRY</text:span><text:span text:style-name="T623_4"><text:s/></text:span><text:span text:style-name="T623_5">TO</text:span><text:span text:style-name="T623_6"><text:s/></text:span><text:span text:style-name="T623_7">MAKE</text:span><text:span text:style-name="T623_8"><text:s/></text:span><text:span text:style-name="T623_9">CHAIN</text:span><text:span text:style-name="T623_10"><text:s/></text:span><text:span text:style-name="T623_11">USING</text:span><text:span text:style-name="T623_12"><text:s/></text:span><text:span text:style-name="T623_13">NON</text:span><text:span text:style-name="T623_14">-</text:span><text:span text:style-name="T623_15">EXISTENT</text:span><text:span text:style-name="T623_16"><text:s/></text:span><text:span text:style-name="T623_17">ENTRY</text:span><text:span text:style-name="T623_18"><text:s/></text:span><text:span text:style-name="T623_19">CREDIT</text:span><text:span text:style-name="T623_20"><text:s/></text:span><text:span text:style-name="T623_21">ADDRESS</text:span></text:p>
      <text:p text:style-name="P624"><text:span text:style-name="T624_1">echo</text:span></text:p>
      <text:p text:style-name="P625"><text:span text:style-name="T625_1">MAKE</text:span><text:span text:style-name="T625_2">-</text:span><text:span text:style-name="T625_3">CHAIN</text:span><text:span text:style-name="T625_4"><text:s/>1<text:s/>-</text:span><text:span text:style-name="T625_5">e</text:span><text:span text:style-name="T625_6"><text:s/>1<text:s/></text:span><text:span text:style-name="T625_7">xxx</text:span><text:span text:style-name="T625_8"><text:s/>~/</text:span><text:span text:style-name="T625_9">robertubuntu</text:span><text:span text:style-name="T625_10">/</text:span><text:span text:style-name="T625_11">testing</text:span><text:span text:style-name="T625_12">/</text:span><text:span text:style-name="T625_13">test</text:span><text:span text:style-name="T625_14">-</text:span><text:span text:style-name="T625_15">plans</text:span><text:span text:style-name="T625_16">-</text:span><text:span text:style-name="T625_17">and</text:span><text:span text:style-name="T625_18">-</text:span><text:span text:style-name="T625_19">scripts</text:span><text:span text:style-name="T625_20">/</text:span><text:span text:style-name="T625_21">Robert</text:span><text:span text:style-name="T625_22">-</text:span><text:span text:style-name="T625_23">API</text:span><text:span text:style-name="T625_24">/</text:span><text:span text:style-name="T625_25">entries</text:span><text:span text:style-name="T625_26">/1024-8</text:span><text:span text:style-name="T625_27">byte</text:span><text:span text:style-name="T625_28">-</text:span><text:span text:style-name="T625_29">entry</text:span></text:p>
      <text:p text:style-name="P626"><text:span text:style-name="T626_1">factom</text:span><text:span text:style-name="T626_2">-</text:span><text:span text:style-name="T626_3">cli</text:span><text:span text:style-name="T626_4"><text:s/></text:span><text:span text:style-name="T626_5">balance</text:span><text:span text:style-name="T626_6"><text:s/></text:span><text:span text:style-name="T626_7">ec</text:span><text:span text:style-name="T626_8"><text:s/></text:span><text:span text:style-name="T626_9">xxx</text:span></text:p>
      <text:p text:style-name="P627"><text:span text:style-name="T627_1">echo</text:span></text:p>
      <text:p text:style-name="P628"/>
      <text:p text:style-name="P629"><text:span text:style-name="T629_1">echo</text:span><text:span text:style-name="T629_2"><text:s/>3.1.2<text:s/></text:span><text:span text:style-name="T629_3">TRY</text:span><text:span text:style-name="T629_4"><text:s/></text:span><text:span text:style-name="T629_5">TO</text:span><text:span text:style-name="T629_6"><text:s/></text:span><text:span text:style-name="T629_7">MAKE</text:span><text:span text:style-name="T629_8"><text:s/></text:span><text:span text:style-name="T629_9">CHAIN</text:span><text:span text:style-name="T629_10"><text:s/></text:span><text:span text:style-name="T629_11">USING</text:span><text:span text:style-name="T629_12"><text:s/></text:span><text:span text:style-name="T629_13">FACTOID</text:span><text:span text:style-name="T629_14"><text:s/></text:span><text:span text:style-name="T629_15">WALLET</text:span><text:span text:style-name="T629_16"><text:s/></text:span><text:span text:style-name="T629_17">ADDRESS</text:span><text:span text:style-name="T629_18"><text:s/></text:span><text:span text:style-name="T629_19">RATHER</text:span><text:span text:style-name="T629_20"><text:s/></text:span><text:span text:style-name="T629_21">THAN</text:span><text:span text:style-name="T629_22"><text:s/></text:span><text:span text:style-name="T629_23">ENTRY</text:span><text:span text:style-name="T629_24"><text:s/></text:span><text:span text:style-name="T629_25">CREDIT</text:span><text:span text:style-name="T629_26"><text:s/></text:span><text:span text:style-name="T629_27">WALLET</text:span><text:span text:style-name="T629_28"><text:s/></text:span><text:span text:style-name="T629_29">ADDRESS</text:span></text:p>
      <text:p text:style-name="P630"><text:span text:style-name="T630_1">echo</text:span></text:p>
      <text:p text:style-name="P631"><text:span text:style-name="T631_1">MAKE</text:span><text:span text:style-name="T631_2">-</text:span><text:span text:style-name="T631_3">CHAIN</text:span><text:span text:style-name="T631_4"><text:s/>2<text:s/>-</text:span><text:span text:style-name="T631_5">e</text:span><text:span text:style-name="T631_6"><text:s/>2<text:s/></text:span><text:span text:style-name="T631_7">factoid</text:span><text:span text:style-name="T631_8">-</text:span><text:span text:style-name="T631_9">wallet</text:span><text:span text:style-name="T631_10">-</text:span><text:span text:style-name="T631_11">address</text:span><text:span text:style-name="T631_12">-</text:span><text:span text:style-name="T631_13">name</text:span><text:span text:style-name="T631_14">03<text:s/>~/</text:span><text:span text:style-name="T631_15">robertubuntu</text:span><text:span text:style-name="T631_16">/</text:span><text:span text:style-name="T631_17">testing</text:span><text:span text:style-name="T631_18">/</text:span><text:span text:style-name="T631_19">test</text:span><text:span text:style-name="T631_20">-</text:span><text:span text:style-name="T631_21">plans</text:span><text:span text:style-name="T631_22">-</text:span><text:span text:style-name="T631_23">and</text:span><text:span text:style-name="T631_24">-</text:span><text:span text:style-name="T631_25">scripts</text:span><text:span text:style-name="T631_26">/</text:span><text:span text:style-name="T631_27">Robert</text:span><text:span text:style-name="T631_28">-</text:span><text:span text:style-name="T631_29">API</text:span><text:span text:style-name="T631_30">/</text:span><text:span text:style-name="T631_31">entries</text:span><text:span text:style-name="T631_32">/1024-8</text:span><text:span text:style-name="T631_33">byte</text:span><text:span text:style-name="T631_34">-</text:span><text:span text:style-name="T631_35">entry</text:span></text:p>
      <text:p text:style-name="P632"><text:span text:style-name="T632_1">echo</text:span></text:p>
      <text:p text:style-name="P633"/>
      <text:p text:style-name="P634"><text:span text:style-name="T634_1">echo</text:span><text:span text:style-name="T634_2"><text:s/>3.1.3<text:s/></text:span><text:span text:style-name="T634_3">MAKE</text:span><text:span text:style-name="T634_4"><text:s/></text:span><text:span text:style-name="T634_5">CHAIN</text:span><text:span text:style-name="T634_6"><text:s/></text:span><text:span text:style-name="T634_7">WITH</text:span><text:span text:style-name="T634_8"><text:s/></text:span><text:span text:style-name="T634_9">ENTRY</text:span><text:span text:style-name="T634_10"><text:s/>\(</text:span><text:span text:style-name="T634_11">INCLUDING</text:span><text:span text:style-name="T634_12"><text:s/></text:span><text:span text:style-name="T634_13">EXTERNAL</text:span><text:span text:style-name="T634_14"><text:s/></text:span><text:span text:style-name="T634_15">IDs</text:span><text:span text:style-name="T634_16">\)<text:s/>=<text:s/>1<text:s/></text:span><text:span text:style-name="T634_17">byte</text:span><text:span text:style-name="T634_18"><text:s/></text:span></text:p>
      <text:p text:style-name="P635"><text:span text:style-name="T635_1">echo</text:span><text:span text:style-name="T635_2"><text:s/></text:span><text:span text:style-name="T635_3">Proposed</text:span><text:span text:style-name="T635_4"><text:s/></text:span><text:span text:style-name="T635_5">New</text:span><text:span text:style-name="T635_6"><text:s/></text:span><text:span text:style-name="T635_7">Chain</text:span><text:span text:style-name="T635_8"><text:s/></text:span><text:span text:style-name="T635_9">ID</text:span></text:p>
      <text:p text:style-name="P636"><text:span text:style-name="T636_1">CHAINID</text:span><text:span text:style-name="T636_2">=$(</text:span><text:span text:style-name="T636_3">echo</text:span><text:span text:style-name="T636_4"><text:s/>1<text:s/>|<text:s/></text:span><text:span text:style-name="T636_5">factom</text:span><text:span text:style-name="T636_6">-</text:span><text:span text:style-name="T636_7">cli</text:span><text:span text:style-name="T636_8"><text:s/></text:span><text:span text:style-name="T636_9">mkchain</text:span><text:span text:style-name="T636_10"><text:s/></text:span><text:span text:style-name="T636_11">ec</text:span><text:span text:style-name="T636_12">-</text:span><text:span text:style-name="T636_13">wallet</text:span><text:span text:style-name="T636_14">-</text:span><text:span text:style-name="T636_15">address</text:span><text:span text:style-name="T636_16">-</text:span><text:span text:style-name="T636_17">name</text:span><text:span text:style-name="T636_18">01<text:s/>|<text:s/></text:span><text:span text:style-name="T636_19">awk</text:span><text:span text:style-name="T636_20"><text:s/>'{</text:span><text:span text:style-name="T636_21">print</text:span><text:span text:style-name="T636_22"><text:s/>$3}')</text:span></text:p>
      <text:p text:style-name="P637"><text:span text:style-name="T637_1">echo</text:span><text:span text:style-name="T637_2"><text:s/></text:span><text:span text:style-name="T637_3">CHAINID</text:span><text:span text:style-name="T637_4">=$</text:span><text:span text:style-name="T637_5">CHAINID</text:span></text:p>
      <text:p text:style-name="P638"><text:span text:style-name="T638_1">GET</text:span><text:span text:style-name="T638_2">-</text:span><text:span text:style-name="T638_3">ENTRY</text:span><text:span text:style-name="T638_4">-</text:span><text:span text:style-name="T638_5">BLOCK</text:span><text:span text:style-name="T638_6">-</text:span><text:span text:style-name="T638_7">CHAIN</text:span><text:span text:style-name="T638_8">-</text:span><text:span text:style-name="T638_9">HEAD</text:span><text:span text:style-name="T638_10"><text:s/>$</text:span><text:span text:style-name="T638_11">CHAINID</text:span></text:p>
      <text:p text:style-name="P639"><text:span text:style-name="T639_1">CHAINIDGOOD</text:span><text:span text:style-name="T639_2">=$</text:span><text:span text:style-name="T639_3">CHAINID</text:span></text:p>
      <text:p text:style-name="P640"><text:span text:style-name="T640_1">echo</text:span><text:span text:style-name="T640_2"><text:s/></text:span><text:span text:style-name="T640_3">CHAINIDGOOD</text:span><text:span text:style-name="T640_4">=$</text:span><text:span text:style-name="T640_5">CHAINIDGOOD</text:span></text:p>
      <text:p text:style-name="P641"><text:span text:style-name="T641_1">HEADGOOD</text:span><text:span text:style-name="T641_2">=$</text:span><text:span text:style-name="T641_3">HEAD</text:span></text:p>
      <text:p text:style-name="P642"><text:span text:style-name="T642_1">echo</text:span><text:span text:style-name="T642_2"><text:s/></text:span><text:span text:style-name="T642_3">HEADGOOD</text:span><text:span text:style-name="T642_4">=$</text:span><text:span text:style-name="T642_5">HEADGOOD</text:span></text:p>
      <text:p text:style-name="P643"><text:span text:style-name="T643_1">echo</text:span></text:p>
      <text:p text:style-name="P644"/>
      <text:p text:style-name="P645"><text:span text:style-name="T645_1">for</text:span><text:span text:style-name="T645_2"><text:s/>((</text:span><text:span text:style-name="T645_3">i</text:span><text:span text:style-name="T645_4">=1024;<text:s/></text:span><text:span text:style-name="T645_5">i</text:span><text:span text:style-name="T645_6"><text:s/>&lt;<text:s/>10241;<text:s/></text:span><text:span text:style-name="T645_7">i</text:span><text:span text:style-name="T645_8">+=1024));<text:s/></text:span><text:span text:style-name="T645_9">do</text:span></text:p>
      <text:p text:style-name="P646"><text:span text:style-name="T646_1"><text:s text:c="4"/></text:span><text:span text:style-name="T646_2">j</text:span><text:span text:style-name="T646_3">=$((<text:s/></text:span><text:span text:style-name="T646_4">i</text:span><text:span text:style-name="T646_5">/1024-1<text:s/>))</text:span></text:p>
      <text:p text:style-name="P647"><text:span text:style-name="T647_1"><text:s text:c="4"/></text:span><text:span text:style-name="T647_2">echo</text:span><text:span text:style-name="T647_3"><text:s/>3.1.$((</text:span><text:span text:style-name="T647_4">j</text:span><text:span text:style-name="T647_5">*2+4))<text:s/></text:span><text:span text:style-name="T647_6">ADD</text:span><text:span text:style-name="T647_7"><text:s/></text:span><text:span text:style-name="T647_8">ENTRY</text:span><text:span text:style-name="T647_9"><text:s/>$</text:span><text:span text:style-name="T647_10">i</text:span><text:span text:style-name="T647_11"><text:s/></text:span><text:span text:style-name="T647_12">BYTES</text:span><text:span text:style-name="T647_13"><text:s/>\(</text:span><text:span text:style-name="T647_14">INCLUDING</text:span><text:span text:style-name="T647_15"><text:s/></text:span><text:span text:style-name="T647_16">EXTERNAL</text:span><text:span text:style-name="T647_17"><text:s/></text:span><text:span text:style-name="T647_18">IDs</text:span><text:span text:style-name="T647_19">\)<text:s/></text:span><text:span text:style-name="T647_20">TO</text:span><text:span text:style-name="T647_21"><text:s/></text:span><text:span text:style-name="T647_22">CHAIN</text:span></text:p>
      <text:p text:style-name="P648"><text:span text:style-name="T648_1"><text:s text:c="4"/></text:span><text:span text:style-name="T648_2">factom</text:span><text:span text:style-name="T648_3">-</text:span><text:span text:style-name="T648_4">cli</text:span><text:span text:style-name="T648_5"><text:s/></text:span><text:span text:style-name="T648_6">mkchain</text:span><text:span text:style-name="T648_7"><text:s/>-</text:span><text:span text:style-name="T648_8">e</text:span><text:span text:style-name="T648_9"><text:s/>0$</text:span><text:span text:style-name="T648_10">j</text:span><text:span text:style-name="T648_11"><text:s/>-</text:span><text:span text:style-name="T648_12">e</text:span><text:span text:style-name="T648_13"><text:s/>0$</text:span><text:span text:style-name="T648_14">j</text:span><text:span text:style-name="T648_15"><text:s/></text:span><text:span text:style-name="T648_16">ec</text:span><text:span text:style-name="T648_17">-</text:span><text:span text:style-name="T648_18">wallet</text:span><text:span text:style-name="T648_19">-</text:span><text:span text:style-name="T648_20">address</text:span><text:span text:style-name="T648_21">-</text:span><text:span text:style-name="T648_22">name</text:span><text:span text:style-name="T648_23">01<text:s/>&lt;~/</text:span><text:span text:style-name="T648_24">robertubuntu</text:span><text:span text:style-name="T648_25">/</text:span><text:span text:style-name="T648_26">testing</text:span><text:span text:style-name="T648_27">/</text:span><text:span text:style-name="T648_28">test</text:span><text:span text:style-name="T648_29">-</text:span><text:span text:style-name="T648_30">plans</text:span><text:span text:style-name="T648_31">-</text:span><text:span text:style-name="T648_32">and</text:span><text:span text:style-name="T648_33">-</text:span><text:span text:style-name="T648_34">scripts</text:span><text:span text:style-name="T648_35">/</text:span><text:span text:style-name="T648_36">Robert</text:span><text:span text:style-name="T648_37">-</text:span><text:span text:style-name="T648_38">API</text:span><text:span text:style-name="T648_39">/</text:span><text:span text:style-name="T648_40">entries</text:span><text:span text:style-name="T648_41">/$</text:span><text:span text:style-name="T648_42">i</text:span><text:span text:style-name="T648_43">-8</text:span><text:span text:style-name="T648_44">byte</text:span><text:span text:style-name="T648_45">-</text:span><text:span text:style-name="T648_46">entry</text:span><text:span text:style-name="T648_47"><text:s/></text:span></text:p>
      <text:p text:style-name="P649"><text:span text:style-name="T649_1"><text:s text:c="4"/></text:span><text:span text:style-name="T649_2">factom</text:span><text:span text:style-name="T649_3">-</text:span><text:span text:style-name="T649_4">cli</text:span><text:span text:style-name="T649_5"><text:s/></text:span><text:span text:style-name="T649_6">getaddresses</text:span></text:p>
      <text:p text:style-name="P650"><text:span text:style-name="T650_1"><text:s text:c="4"/></text:span><text:span text:style-name="T650_2">echo</text:span><text:span text:style-name="T650_3"><text:s/>3.1.$((</text:span><text:span text:style-name="T650_4">j</text:span><text:span text:style-name="T650_5">*2+5))<text:s/></text:span><text:span text:style-name="T650_6">ADD</text:span><text:span text:style-name="T650_7"><text:s/></text:span><text:span text:style-name="T650_8">ENTRY</text:span><text:span text:style-name="T650_9"><text:s/>$((</text:span><text:span text:style-name="T650_10">i</text:span><text:span text:style-name="T650_11">+1))<text:s/></text:span><text:span text:style-name="T650_12">bytes</text:span><text:span text:style-name="T650_13"><text:s/>\(</text:span><text:span text:style-name="T650_14">INCLUDING</text:span><text:span text:style-name="T650_15"><text:s/></text:span><text:span text:style-name="T650_16">EXTERNAL</text:span><text:span text:style-name="T650_17"><text:s/></text:span><text:span text:style-name="T650_18">IDs</text:span><text:span text:style-name="T650_19">\)<text:s/></text:span><text:span text:style-name="T650_20">TO</text:span><text:span text:style-name="T650_21"><text:s/></text:span><text:span text:style-name="T650_22">CHAIN</text:span></text:p>
      <text:p text:style-name="P651"><text:span text:style-name="T651_1"><text:s text:c="4"/></text:span><text:span text:style-name="T651_2">factom</text:span><text:span text:style-name="T651_3">-</text:span><text:span text:style-name="T651_4">cli</text:span><text:span text:style-name="T651_5"><text:s/></text:span><text:span text:style-name="T651_6">mkchain</text:span><text:span text:style-name="T651_7"><text:s/>-</text:span><text:span text:style-name="T651_8">e</text:span><text:span text:style-name="T651_9"><text:s/>01$</text:span><text:span text:style-name="T651_10">j</text:span><text:span text:style-name="T651_11"><text:s/>-</text:span><text:span text:style-name="T651_12">e</text:span><text:span text:style-name="T651_13"><text:s/>1$</text:span><text:span text:style-name="T651_14">j</text:span><text:span text:style-name="T651_15"><text:s/></text:span><text:span text:style-name="T651_16">ec</text:span><text:span text:style-name="T651_17">-</text:span><text:span text:style-name="T651_18">wallet</text:span><text:span text:style-name="T651_19">-</text:span><text:span text:style-name="T651_20">address</text:span><text:span text:style-name="T651_21">-</text:span><text:span text:style-name="T651_22">name</text:span><text:span text:style-name="T651_23">01<text:s/>&lt;~/</text:span><text:span text:style-name="T651_24">robertubuntu</text:span><text:span text:style-name="T651_25">/</text:span><text:span text:style-name="T651_26">testing</text:span><text:span text:style-name="T651_27">/</text:span><text:span text:style-name="T651_28">test</text:span><text:span text:style-name="T651_29">-</text:span><text:span text:style-name="T651_30">plans</text:span><text:span text:style-name="T651_31">-</text:span><text:span text:style-name="T651_32">and</text:span><text:span text:style-name="T651_33">-</text:span><text:span text:style-name="T651_34">scripts</text:span><text:span text:style-name="T651_35">/</text:span><text:span text:style-name="T651_36">Robert</text:span><text:span text:style-name="T651_37">-</text:span><text:span text:style-name="T651_38">API</text:span><text:span text:style-name="T651_39">/</text:span><text:span text:style-name="T651_40">entries</text:span><text:span text:style-name="T651_41">/$</text:span><text:span text:style-name="T651_42">i</text:span><text:span text:style-name="T651_43">-8</text:span><text:span text:style-name="T651_44">byte</text:span><text:span text:style-name="T651_45">-</text:span><text:span text:style-name="T651_46">entry</text:span><text:span text:style-name="T651_47"><text:s/></text:span></text:p>
      <text:p text:style-name="P652"><text:span text:style-name="T652_1"><text:s text:c="4"/></text:span><text:span text:style-name="T652_2">factom</text:span><text:span text:style-name="T652_3">-</text:span><text:span text:style-name="T652_4">cli</text:span><text:span text:style-name="T652_5"><text:s/></text:span><text:span text:style-name="T652_6">getaddresses</text:span></text:p>
      <text:p text:style-name="P653"><text:span text:style-name="T653_1"><text:s text:c="3"/></text:span><text:span text:style-name="T653_2">echo</text:span></text:p>
      <text:p text:style-name="P654"><text:span text:style-name="T654_1">done</text:span></text:p>
      <text:p text:style-name="P655"><text:span text:style-name="T655_1">echo</text:span><text:span text:style-name="T655_2"><text:s/></text:span></text:p>
      <text:p text:style-name="P656"/>
      <text:p text:style-name="P657"><text:span text:style-name="T657_1">echo</text:span><text:span text:style-name="T657_2"><text:s/>3.1.24<text:s/></text:span><text:span text:style-name="T657_3">MAKE</text:span><text:span text:style-name="T657_4"><text:s/></text:span><text:span text:style-name="T657_5">CHAIN</text:span><text:span text:style-name="T657_6"><text:s/></text:span><text:span text:style-name="T657_7">THAT</text:span><text:span text:style-name="T657_8"><text:s/></text:span><text:span text:style-name="T657_9">ALREADY</text:span><text:span text:style-name="T657_10"><text:s/></text:span><text:span text:style-name="T657_11">EXISTS</text:span></text:p>
      <text:p text:style-name="P658"><text:span text:style-name="T658_1">echo</text:span></text:p>
      <text:p text:style-name="P659"><text:span text:style-name="T659_1">echo</text:span><text:span text:style-name="T659_2"><text:s/>2<text:s/>|<text:s/></text:span><text:span text:style-name="T659_3">factom</text:span><text:span text:style-name="T659_4">-</text:span><text:span text:style-name="T659_5">cli</text:span><text:span text:style-name="T659_6"><text:s/></text:span><text:span text:style-name="T659_7">mkchain</text:span><text:span text:style-name="T659_8"><text:s/></text:span><text:span text:style-name="T659_9">ec</text:span><text:span text:style-name="T659_10">-</text:span><text:span text:style-name="T659_11">wallet</text:span><text:span text:style-name="T659_12">-</text:span><text:span text:style-name="T659_13">address</text:span><text:span text:style-name="T659_14">-</text:span><text:span text:style-name="T659_15">name</text:span><text:span text:style-name="T659_16">01</text:span></text:p>
      <text:p text:style-name="P660"><text:span text:style-name="T660_1">factom</text:span><text:span text:style-name="T660_2">-</text:span><text:span text:style-name="T660_3">cli</text:span><text:span text:style-name="T660_4"><text:s/></text:span><text:span text:style-name="T660_5">getaddresses</text:span></text:p>
      <text:p text:style-name="P661"><text:span text:style-name="T661_1">echo</text:span></text:p>
      <text:p text:style-name="P662"/>
      <text:p text:style-name="P663"><text:span text:style-name="T663_1">echo</text:span><text:span text:style-name="T663_2"><text:s/>3.1.25<text:s/></text:span><text:span text:style-name="T663_3">TRY</text:span><text:span text:style-name="T663_4"><text:s/></text:span><text:span text:style-name="T663_5">TO</text:span><text:span text:style-name="T663_6"><text:s/></text:span><text:span text:style-name="T663_7">MAKE</text:span><text:span text:style-name="T663_8"><text:s/></text:span><text:span text:style-name="T663_9">SAME</text:span><text:span text:style-name="T663_10"><text:s/></text:span><text:span text:style-name="T663_11">CHAIN</text:span><text:span text:style-name="T663_12"><text:s/></text:span><text:span text:style-name="T663_13">USING</text:span><text:span text:style-name="T663_14"><text:s/></text:span><text:span text:style-name="T663_15">DIFFERENT</text:span><text:span text:style-name="T663_16"><text:s/></text:span><text:span text:style-name="T663_17">INITIAL</text:span><text:span text:style-name="T663_18"><text:s/></text:span><text:span text:style-name="T663_19">ENTRY</text:span></text:p>
      <text:p text:style-name="P664"><text:span text:style-name="T664_1">factom</text:span><text:span text:style-name="T664_2">-</text:span><text:span text:style-name="T664_3">cli</text:span><text:span text:style-name="T664_4"><text:s/></text:span><text:span text:style-name="T664_5">mkchain</text:span><text:span text:style-name="T664_6"><text:s/>$</text:span><text:span text:style-name="T664_7">ECWALLETADDRESSKEY</text:span><text:span text:style-name="T664_8">01<text:s/>&lt;~/</text:span><text:span text:style-name="T664_9">robertubuntu</text:span><text:span text:style-name="T664_10">/</text:span><text:span text:style-name="T664_11">testing</text:span><text:span text:style-name="T664_12">/</text:span><text:span text:style-name="T664_13">test</text:span><text:span text:style-name="T664_14">-</text:span><text:span text:style-name="T664_15">plans</text:span><text:span text:style-name="T664_16">-</text:span><text:span text:style-name="T664_17">and</text:span><text:span text:style-name="T664_18">-</text:span><text:span text:style-name="T664_19">scripts</text:span><text:span text:style-name="T664_20">/</text:span><text:span text:style-name="T664_21">Robert</text:span><text:span text:style-name="T664_22">-</text:span><text:span text:style-name="T664_23">API</text:span><text:span text:style-name="T664_24">/</text:span><text:span text:style-name="T664_25">entries</text:span><text:span text:style-name="T664_26">/1024-8</text:span><text:span text:style-name="T664_27">byte</text:span><text:span text:style-name="T664_28">-</text:span><text:span text:style-name="T664_29">entry</text:span></text:p>
      <text:p text:style-name="P665"><text:span text:style-name="T665_1">factom</text:span><text:span text:style-name="T665_2">-</text:span><text:span text:style-name="T665_3">cli</text:span><text:span text:style-name="T665_4"><text:s/></text:span><text:span text:style-name="T665_5">getaddresses</text:span></text:p>
      <text:p text:style-name="P666"><text:span text:style-name="T666_1">echo</text:span></text:p>
      <text:p text:style-name="P667"/>
      <text:p text:style-name="P668"><text:span text:style-name="T668_1">echo</text:span><text:span text:style-name="T668_2"><text:s/>3.2<text:s/></text:span><text:span text:style-name="T668_3">ENTRY</text:span><text:span text:style-name="T668_4"><text:s/></text:span><text:span text:style-name="T668_5">BLOCK</text:span><text:span text:style-name="T668_6"><text:s/></text:span><text:span text:style-name="T668_7">CHAIN</text:span></text:p>
      <text:p text:style-name="P669"><text:span text:style-name="T669_1">echo</text:span></text:p>
      <text:p text:style-name="P670"><text:span text:style-name="T670_1">echo</text:span><text:span text:style-name="T670_2"><text:s/>3.2.1<text:s/></text:span><text:span text:style-name="T670_3">SHOW</text:span><text:span text:style-name="T670_4"><text:s/></text:span><text:span text:style-name="T670_5">ENTRY</text:span><text:span text:style-name="T670_6"><text:s/></text:span><text:span text:style-name="T670_7">BLOCK</text:span><text:span text:style-name="T670_8"><text:s/></text:span><text:span text:style-name="T670_9">CHAIN</text:span></text:p>
      <text:p text:style-name="P671"><text:span text:style-name="T671_1">echo</text:span></text:p>
      <text:p text:style-name="P672"><text:span text:style-name="T672_1">TRACE</text:span><text:span text:style-name="T672_2">-</text:span><text:span text:style-name="T672_3">ENTRY</text:span><text:span text:style-name="T672_4">-</text:span><text:span text:style-name="T672_5">BLOCK</text:span><text:span text:style-name="T672_6">-</text:span><text:span text:style-name="T672_7">CHAIN</text:span><text:span text:style-name="T672_8"><text:s/>$</text:span><text:span text:style-name="T672_9">HEADGOOD</text:span></text:p>
      <text:p text:style-name="P673"/>
      <text:p text:style-name="P674"><text:span text:style-name="T674_1">echo</text:span><text:span text:style-name="T674_2"><text:s/>3.2.2<text:s/></text:span><text:span text:style-name="T674_3">TRY</text:span><text:span text:style-name="T674_4"><text:s/></text:span><text:span text:style-name="T674_5">TO</text:span><text:span text:style-name="T674_6"><text:s/></text:span><text:span text:style-name="T674_7">ADD</text:span><text:span text:style-name="T674_8"><text:s/></text:span><text:span text:style-name="T674_9">ENTRY</text:span><text:span text:style-name="T674_10"><text:s/></text:span><text:span text:style-name="T674_11">TO</text:span><text:span text:style-name="T674_12"><text:s/></text:span><text:span text:style-name="T674_13">CHAIN</text:span><text:span text:style-name="T674_14"><text:s/></text:span><text:span text:style-name="T674_15">USING</text:span><text:span text:style-name="T674_16"><text:s/></text:span><text:span text:style-name="T674_17">FACTOID</text:span><text:span text:style-name="T674_18"><text:s/></text:span><text:span text:style-name="T674_19">WALLET</text:span><text:span text:style-name="T674_20"><text:s/></text:span><text:span text:style-name="T674_21">ADDRESS</text:span><text:span text:style-name="T674_22"><text:s/></text:span><text:span text:style-name="T674_23">RATHER</text:span><text:span text:style-name="T674_24"><text:s/></text:span><text:span text:style-name="T674_25">THAN</text:span><text:span text:style-name="T674_26"><text:s/></text:span><text:span text:style-name="T674_27">ENTRY</text:span><text:span text:style-name="T674_28"><text:s/></text:span><text:span text:style-name="T674_29">CREDIT</text:span><text:span text:style-name="T674_30"><text:s/></text:span><text:span text:style-name="T674_31">WALLET</text:span><text:span text:style-name="T674_32"><text:s/></text:span><text:span text:style-name="T674_33">ADDRESS</text:span></text:p>
      <text:p text:style-name="P675"><text:span text:style-name="T675_1">echo</text:span><text:span text:style-name="T675_2"><text:s/>3.2.2.1<text:s/></text:span><text:span text:style-name="T675_3">ADD</text:span><text:span text:style-name="T675_4"><text:s/></text:span><text:span text:style-name="T675_5">ENTRY</text:span><text:span text:style-name="T675_6"><text:s/></text:span><text:span text:style-name="T675_7">TO</text:span><text:span text:style-name="T675_8"><text:s/></text:span><text:span text:style-name="T675_9">CHAIN</text:span></text:p>
      <text:p text:style-name="P676"><text:span text:style-name="T676_1">factom</text:span><text:span text:style-name="T676_2">-</text:span><text:span text:style-name="T676_3">cli</text:span><text:span text:style-name="T676_4"><text:s/></text:span><text:span text:style-name="T676_5">put</text:span><text:span text:style-name="T676_6"><text:s/>-</text:span><text:span text:style-name="T676_7">e</text:span><text:span text:style-name="T676_8"><text:s/>05<text:s/>-</text:span><text:span text:style-name="T676_9">e</text:span><text:span text:style-name="T676_10"><text:s/>05<text:s/>-</text:span><text:span text:style-name="T676_11">c</text:span><text:span text:style-name="T676_12"><text:s/>$</text:span><text:span text:style-name="T676_13">CHAINIDGOOD</text:span><text:span text:style-name="T676_14"><text:s/>$</text:span><text:span text:style-name="T676_15">FACTOIDWALLETADDRESSKEY</text:span><text:span text:style-name="T676_16">01<text:s/>&lt;~/</text:span><text:span text:style-name="T676_17">robertubuntu</text:span><text:span text:style-name="T676_18">/</text:span><text:span text:style-name="T676_19">testing</text:span><text:span text:style-name="T676_20">/</text:span><text:span text:style-name="T676_21">test</text:span><text:span text:style-name="T676_22">-</text:span><text:span text:style-name="T676_23">plans</text:span><text:span text:style-name="T676_24">-</text:span><text:span text:style-name="T676_25">and</text:span><text:span text:style-name="T676_26">-</text:span><text:span text:style-name="T676_27">scripts</text:span><text:span text:style-name="T676_28">/</text:span><text:span text:style-name="T676_29">Robert</text:span><text:span text:style-name="T676_30">-</text:span><text:span text:style-name="T676_31">API</text:span><text:span text:style-name="T676_32">/</text:span><text:span text:style-name="T676_33">entries</text:span><text:span text:style-name="T676_34">/1024-8</text:span><text:span text:style-name="T676_35">byte</text:span><text:span text:style-name="T676_36">-</text:span><text:span text:style-name="T676_37">entry</text:span></text:p>
      <text:p text:style-name="P677"><text:span text:style-name="T677_1">echo</text:span></text:p>
      <text:p text:style-name="P678"><text:span text:style-name="T678_1">echo</text:span><text:span text:style-name="T678_2"><text:s/>3.2.2.2<text:s/></text:span><text:span text:style-name="T678_3">TRACE</text:span><text:span text:style-name="T678_4"><text:s/></text:span><text:span text:style-name="T678_5">ENTRY</text:span><text:span text:style-name="T678_6"><text:s/></text:span><text:span text:style-name="T678_7">BLOCK</text:span><text:span text:style-name="T678_8"><text:s/></text:span><text:span text:style-name="T678_9">CHAIN</text:span></text:p>
      <text:p text:style-name="P679"><text:span text:style-name="T679_1">TRACE</text:span><text:span text:style-name="T679_2">-</text:span><text:span text:style-name="T679_3">UPDATED</text:span><text:span text:style-name="T679_4">-</text:span><text:span text:style-name="T679_5">ENTRY</text:span><text:span text:style-name="T679_6">-</text:span><text:span text:style-name="T679_7">BLOCK</text:span><text:span text:style-name="T679_8">-</text:span><text:span text:style-name="T679_9">CHAIN</text:span></text:p>
      <text:p text:style-name="P680"/>
      <text:p text:style-name="P681"><text:span text:style-name="T681_1">echo</text:span><text:span text:style-name="T681_2"><text:s/>3.2.3<text:s/></text:span><text:span text:style-name="T681_3">MAKE</text:span><text:span text:style-name="T681_4"><text:s/></text:span><text:span text:style-name="T681_5">ENTRY</text:span><text:span text:style-name="T681_6"><text:s/>\(</text:span><text:span text:style-name="T681_7">INCLUDING</text:span><text:span text:style-name="T681_8"><text:s/></text:span><text:span text:style-name="T681_9">EXTERNAL</text:span><text:span text:style-name="T681_10"><text:s/></text:span><text:span text:style-name="T681_11">IDs</text:span><text:span text:style-name="T681_12">\)<text:s/>=<text:s/>1<text:s/></text:span><text:span text:style-name="T681_13">byte</text:span></text:p>
      <text:p text:style-name="P682"><text:span text:style-name="T682_1">echo</text:span><text:span text:style-name="T682_2"><text:s/>3<text:s/>|<text:s/></text:span><text:span text:style-name="T682_3">factom</text:span><text:span text:style-name="T682_4">-</text:span><text:span text:style-name="T682_5">cli</text:span><text:span text:style-name="T682_6"><text:s/></text:span><text:span text:style-name="T682_7">put</text:span><text:span text:style-name="T682_8"><text:s/>-</text:span><text:span text:style-name="T682_9">e</text:span><text:span text:style-name="T682_10"><text:s/>06<text:s/>-</text:span><text:span text:style-name="T682_11">e</text:span><text:span text:style-name="T682_12"><text:s/>06<text:s/>-</text:span><text:span text:style-name="T682_13">c</text:span><text:span text:style-name="T682_14"><text:s/>$</text:span><text:span text:style-name="T682_15">CHAINIDGOOD</text:span><text:span text:style-name="T682_16"><text:s/></text:span><text:span text:style-name="T682_17">ec</text:span><text:span text:style-name="T682_18">-</text:span><text:span text:style-name="T682_19">wallet</text:span><text:span text:style-name="T682_20">-</text:span><text:span text:style-name="T682_21">address</text:span><text:span text:style-name="T682_22">-</text:span><text:span text:style-name="T682_23">name</text:span><text:span text:style-name="T682_24">01<text:s/></text:span></text:p>
      <text:p text:style-name="P683"><text:span text:style-name="T683_1">factom</text:span><text:span text:style-name="T683_2">-</text:span><text:span text:style-name="T683_3">cli</text:span><text:span text:style-name="T683_4"><text:s/></text:span><text:span text:style-name="T683_5">getaddresses</text:span></text:p>
      <text:p text:style-name="P684"><text:span text:style-name="T684_1">echo</text:span></text:p>
      <text:p text:style-name="P685"/>
      <text:p text:style-name="P686"><text:span text:style-name="T686_1">for</text:span><text:span text:style-name="T686_2"><text:s/>((</text:span><text:span text:style-name="T686_3">i</text:span><text:span text:style-name="T686_4">=1024;<text:s/></text:span><text:span text:style-name="T686_5">i</text:span><text:span text:style-name="T686_6"><text:s/>&lt;<text:s/>10241;<text:s/></text:span><text:span text:style-name="T686_7">i</text:span><text:span text:style-name="T686_8">+=1024));<text:s/></text:span><text:span text:style-name="T686_9">do</text:span></text:p>
      <text:p text:style-name="P687"><text:span text:style-name="T687_1"><text:s text:c="4"/></text:span><text:span text:style-name="T687_2">j</text:span><text:span text:style-name="T687_3">=$((<text:s/></text:span><text:span text:style-name="T687_4">i</text:span><text:span text:style-name="T687_5">/1024-1<text:s/>))</text:span></text:p>
      <text:p text:style-name="P688"><text:span text:style-name="T688_1"><text:s text:c="4"/></text:span><text:span text:style-name="T688_2">echo</text:span><text:span text:style-name="T688_3"><text:s/>3.2.$((</text:span><text:span text:style-name="T688_4">j</text:span><text:span text:style-name="T688_5">*2+4))<text:s/>"</text:span><text:span text:style-name="T688_6">ADD</text:span><text:span text:style-name="T688_7"><text:s/></text:span><text:span text:style-name="T688_8">ENTRY</text:span><text:span text:style-name="T688_9">"<text:s/>$</text:span><text:span text:style-name="T688_10">i</text:span><text:span text:style-name="T688_11"><text:s/>"</text:span><text:span text:style-name="T688_12">bytes</text:span><text:span text:style-name="T688_13"><text:s/>\(</text:span><text:span text:style-name="T688_14">INCLUDING</text:span><text:span text:style-name="T688_15"><text:s/></text:span><text:span text:style-name="T688_16">EXTERNAL</text:span><text:span text:style-name="T688_17"><text:s/></text:span><text:span text:style-name="T688_18">IDs</text:span><text:span text:style-name="T688_19">\)<text:s/></text:span><text:span text:style-name="T688_20">TO</text:span><text:span text:style-name="T688_21"><text:s/></text:span><text:span text:style-name="T688_22">CHAIN</text:span><text:span text:style-name="T688_23">"</text:span></text:p>
      <text:p text:style-name="P689"><text:span text:style-name="T689_1"><text:s text:c="4"/></text:span><text:span text:style-name="T689_2">factom</text:span><text:span text:style-name="T689_3">-</text:span><text:span text:style-name="T689_4">cli</text:span><text:span text:style-name="T689_5"><text:s/></text:span><text:span text:style-name="T689_6">put</text:span><text:span text:style-name="T689_7"><text:s/>-</text:span><text:span text:style-name="T689_8">e</text:span><text:span text:style-name="T689_9"><text:s/>0$</text:span><text:span text:style-name="T689_10">j</text:span><text:span text:style-name="T689_11"><text:s/>-</text:span><text:span text:style-name="T689_12">e</text:span><text:span text:style-name="T689_13"><text:s/>0$</text:span><text:span text:style-name="T689_14">j</text:span><text:span text:style-name="T689_15"><text:s/>-</text:span><text:span text:style-name="T689_16">c</text:span><text:span text:style-name="T689_17"><text:s/>$</text:span><text:span text:style-name="T689_18">CHAINIDGOOD</text:span><text:span text:style-name="T689_19"><text:s/></text:span><text:span text:style-name="T689_20">ec</text:span><text:span text:style-name="T689_21">-</text:span><text:span text:style-name="T689_22">wallet</text:span><text:span text:style-name="T689_23">-</text:span><text:span text:style-name="T689_24">address</text:span><text:span text:style-name="T689_25">-</text:span><text:span text:style-name="T689_26">name</text:span><text:span text:style-name="T689_27">01<text:s/>&lt;~/</text:span><text:span text:style-name="T689_28">robertubuntu</text:span><text:span text:style-name="T689_29">/</text:span><text:span text:style-name="T689_30">testing</text:span><text:span text:style-name="T689_31">/</text:span><text:span text:style-name="T689_32">test</text:span><text:span text:style-name="T689_33">-</text:span><text:span text:style-name="T689_34">plans</text:span><text:span text:style-name="T689_35">-</text:span><text:span text:style-name="T689_36">and</text:span><text:span text:style-name="T689_37">-</text:span><text:span text:style-name="T689_38">scripts</text:span><text:span text:style-name="T689_39">/</text:span><text:span text:style-name="T689_40">Robert</text:span><text:span text:style-name="T689_41">-</text:span><text:span text:style-name="T689_42">API</text:span><text:span text:style-name="T689_43">/</text:span><text:span text:style-name="T689_44">entries</text:span><text:span text:style-name="T689_45">/$</text:span><text:span text:style-name="T689_46">i</text:span><text:span text:style-name="T689_47">"-8</text:span><text:span text:style-name="T689_48">byte</text:span><text:span text:style-name="T689_49">-</text:span><text:span text:style-name="T689_50">entry</text:span><text:span text:style-name="T689_51">"<text:s/></text:span></text:p>
      <text:p text:style-name="P690"><text:span text:style-name="T690_1"><text:s text:c="4"/></text:span><text:span text:style-name="T690_2">factom</text:span><text:span text:style-name="T690_3">-</text:span><text:span text:style-name="T690_4">cli</text:span><text:span text:style-name="T690_5"><text:s/></text:span><text:span text:style-name="T690_6">getaddresses</text:span></text:p>
      <text:p text:style-name="P691"><text:span text:style-name="T691_1"><text:s text:c="4"/></text:span><text:span text:style-name="T691_2">echo</text:span><text:span text:style-name="T691_3"><text:s/>3.2.$((</text:span><text:span text:style-name="T691_4">j</text:span><text:span text:style-name="T691_5">*2+5))<text:s/>"</text:span><text:span text:style-name="T691_6">ADD</text:span><text:span text:style-name="T691_7"><text:s/></text:span><text:span text:style-name="T691_8">ENTRY</text:span><text:span text:style-name="T691_9">"<text:s/>$((</text:span><text:span text:style-name="T691_10">i</text:span><text:span text:style-name="T691_11">+1))<text:s/>"</text:span><text:span text:style-name="T691_12">bytes</text:span><text:span text:style-name="T691_13"><text:s/>\(</text:span><text:span text:style-name="T691_14">INCLUDING</text:span><text:span text:style-name="T691_15"><text:s/></text:span><text:span text:style-name="T691_16">EXTERNAL</text:span><text:span text:style-name="T691_17"><text:s/></text:span><text:span text:style-name="T691_18">IDs</text:span><text:span text:style-name="T691_19">\)<text:s/></text:span><text:span text:style-name="T691_20">TO</text:span><text:span text:style-name="T691_21"><text:s/></text:span><text:span text:style-name="T691_22">CHAIN</text:span><text:span text:style-name="T691_23">"</text:span></text:p>
      <text:p text:style-name="P692"><text:span text:style-name="T692_1"><text:s text:c="4"/></text:span><text:span text:style-name="T692_2">factom</text:span><text:span text:style-name="T692_3">-</text:span><text:span text:style-name="T692_4">cli</text:span><text:span text:style-name="T692_5"><text:s/></text:span><text:span text:style-name="T692_6">put</text:span><text:span text:style-name="T692_7"><text:s/>-</text:span><text:span text:style-name="T692_8">e</text:span><text:span text:style-name="T692_9"><text:s/>01$</text:span><text:span text:style-name="T692_10">j</text:span><text:span text:style-name="T692_11"><text:s/>-</text:span><text:span text:style-name="T692_12">e</text:span><text:span text:style-name="T692_13"><text:s/>0$</text:span><text:span text:style-name="T692_14">j</text:span><text:span text:style-name="T692_15"><text:s/>-</text:span><text:span text:style-name="T692_16">c</text:span><text:span text:style-name="T692_17"><text:s/>$</text:span><text:span text:style-name="T692_18">CHAINIDGOOD</text:span><text:span text:style-name="T692_19"><text:s/></text:span><text:span text:style-name="T692_20">ec</text:span><text:span text:style-name="T692_21">-</text:span><text:span text:style-name="T692_22">wallet</text:span><text:span text:style-name="T692_23">-</text:span><text:span text:style-name="T692_24">address</text:span><text:span text:style-name="T692_25">-</text:span><text:span text:style-name="T692_26">name</text:span><text:span text:style-name="T692_27">01<text:s/>&lt;~/</text:span><text:span text:style-name="T692_28">robertubuntu</text:span><text:span text:style-name="T692_29">/</text:span><text:span text:style-name="T692_30">testing</text:span><text:span text:style-name="T692_31">/</text:span><text:span text:style-name="T692_32">test</text:span><text:span text:style-name="T692_33">-</text:span><text:span text:style-name="T692_34">plans</text:span><text:span text:style-name="T692_35">-</text:span><text:span text:style-name="T692_36">and</text:span><text:span text:style-name="T692_37">-</text:span><text:span text:style-name="T692_38">scripts</text:span><text:span text:style-name="T692_39">/</text:span><text:span text:style-name="T692_40">Robert</text:span><text:span text:style-name="T692_41">-</text:span><text:span text:style-name="T692_42">API</text:span><text:span text:style-name="T692_43">/</text:span><text:span text:style-name="T692_44">entries</text:span><text:span text:style-name="T692_45">/$</text:span><text:span text:style-name="T692_46">i</text:span><text:span text:style-name="T692_47">"-8</text:span><text:span text:style-name="T692_48">byte</text:span><text:span text:style-name="T692_49">-</text:span><text:span text:style-name="T692_50">entry</text:span><text:span text:style-name="T692_51">"<text:s/></text:span></text:p>
      <text:p text:style-name="P693"><text:span text:style-name="T693_1"><text:s text:c="4"/></text:span><text:span text:style-name="T693_2">factom</text:span><text:span text:style-name="T693_3">-</text:span><text:span text:style-name="T693_4">cli</text:span><text:span text:style-name="T693_5"><text:s/></text:span><text:span text:style-name="T693_6">getaddresses</text:span></text:p>
      <text:p text:style-name="P694"><text:span text:style-name="T694_1"><text:s text:c="3"/></text:span><text:span text:style-name="T694_2">echo</text:span></text:p>
      <text:p text:style-name="P695"><text:span text:style-name="T695_1">done</text:span></text:p>
      <text:p text:style-name="P696"><text:span text:style-name="T696_1">echo</text:span><text:span text:style-name="T696_2"><text:s/></text:span></text:p>
      <text:p text:style-name="P697"/>
      <text:p text:style-name="P698"><text:span text:style-name="T698_1">echo</text:span><text:span text:style-name="T698_2"><text:s/>3.2.24<text:s/></text:span><text:span text:style-name="T698_3">TRACE</text:span><text:span text:style-name="T698_4"><text:s/></text:span><text:span text:style-name="T698_5">ENTRY</text:span><text:span text:style-name="T698_6"><text:s/></text:span><text:span text:style-name="T698_7">BLOCK</text:span><text:span text:style-name="T698_8"><text:s/></text:span><text:span text:style-name="T698_9">CHAIN</text:span></text:p>
      <text:p text:style-name="P699"><text:span text:style-name="T699_1">TRACE</text:span><text:span text:style-name="T699_2">-</text:span><text:span text:style-name="T699_3">UPDATED</text:span><text:span text:style-name="T699_4">-</text:span><text:span text:style-name="T699_5">ENTRY</text:span><text:span text:style-name="T699_6">-</text:span><text:span text:style-name="T699_7">BLOCK</text:span><text:span text:style-name="T699_8">-</text:span><text:span text:style-name="T699_9">CHAIN</text:span></text:p>
      <text:p text:style-name="P700"/>
      <text:p text:style-name="P701"><text:span text:style-name="T701_1">:<text:s/>&lt;&lt;'</text:span><text:span text:style-name="T701_2">EOF</text:span><text:span text:style-name="T701_3">1'</text:span></text:p>
      <text:p text:style-name="P702"/>
      <text:p text:style-name="P703"><text:span text:style-name="T703_1">echo</text:span><text:span text:style-name="T703_2"><text:s/>3.2.25<text:s/></text:span><text:span text:style-name="T703_3">MAKE</text:span><text:span text:style-name="T703_4"><text:s/></text:span><text:span text:style-name="T703_5">MANY</text:span><text:span text:style-name="T703_6"><text:s/></text:span><text:span text:style-name="T703_7">ENTRIES</text:span></text:p>
      <text:p text:style-name="P704"><text:span text:style-name="T704_1">echo</text:span></text:p>
      <text:p text:style-name="P705"><text:span text:style-name="T705_1">echo</text:span><text:span text:style-name="T705_2"><text:s/>3.2.4.1<text:s/></text:span><text:span text:style-name="T705_3">ACQUIRE</text:span><text:span text:style-name="T705_4"><text:s/></text:span><text:span text:style-name="T705_5">MANY</text:span><text:span text:style-name="T705_6"><text:s/></text:span><text:span text:style-name="T705_7">ENTRY</text:span><text:span text:style-name="T705_8"><text:s/></text:span><text:span text:style-name="T705_9">CREDITS</text:span></text:p>
      <text:p text:style-name="P706"><text:span text:style-name="T706_1">factom</text:span><text:span text:style-name="T706_2">-</text:span><text:span text:style-name="T706_3">cli</text:span><text:span text:style-name="T706_4"><text:s/></text:span><text:span text:style-name="T706_5">newtransaction</text:span><text:span text:style-name="T706_6"><text:s/></text:span><text:span text:style-name="T706_7">transfertransaction</text:span><text:span text:style-name="T706_8">01</text:span></text:p>
      <text:p text:style-name="P707"><text:span text:style-name="T707_1">factom</text:span><text:span text:style-name="T707_2">-</text:span><text:span text:style-name="T707_3">cli</text:span><text:span text:style-name="T707_4"><text:s/></text:span><text:span text:style-name="T707_5">addinput</text:span><text:span text:style-name="T707_6"><text:s/></text:span><text:span text:style-name="T707_7">transfertransaction</text:span><text:span text:style-name="T707_8">01<text:s/></text:span><text:span text:style-name="T707_9">dummy</text:span><text:span text:style-name="T707_10">4<text:s/>200</text:span></text:p>
      <text:p text:style-name="P708"><text:span text:style-name="T708_1">factom</text:span><text:span text:style-name="T708_2">-</text:span><text:span text:style-name="T708_3">cli</text:span><text:span text:style-name="T708_4"><text:s/></text:span><text:span text:style-name="T708_5">addecoutput</text:span><text:span text:style-name="T708_6"><text:s/></text:span><text:span text:style-name="T708_7">transfertransaction</text:span><text:span text:style-name="T708_8">01<text:s/></text:span><text:span text:style-name="T708_9">ec</text:span><text:span text:style-name="T708_10">-</text:span><text:span text:style-name="T708_11">wallet</text:span><text:span text:style-name="T708_12">-</text:span><text:span text:style-name="T708_13">address</text:span><text:span text:style-name="T708_14">-</text:span><text:span text:style-name="T708_15">name</text:span><text:span text:style-name="T708_16">01<text:s/>199</text:span></text:p>
      <text:p text:style-name="P709"><text:span text:style-name="T709_1">factom</text:span><text:span text:style-name="T709_2">-</text:span><text:span text:style-name="T709_3">cli</text:span><text:span text:style-name="T709_4"><text:s/></text:span><text:span text:style-name="T709_5">sign</text:span><text:span text:style-name="T709_6"><text:s/></text:span><text:span text:style-name="T709_7">transfertransaction</text:span><text:span text:style-name="T709_8">01</text:span></text:p>
      <text:p text:style-name="P710"><text:span text:style-name="T710_1">factom</text:span><text:span text:style-name="T710_2">-</text:span><text:span text:style-name="T710_3">cli</text:span><text:span text:style-name="T710_4"><text:s/></text:span><text:span text:style-name="T710_5">submit</text:span><text:span text:style-name="T710_6"><text:s/></text:span><text:span text:style-name="T710_7">transfertransaction</text:span><text:span text:style-name="T710_8">01</text:span></text:p>
      <text:p text:style-name="P711"><text:span text:style-name="T711_1">factom</text:span><text:span text:style-name="T711_2">-</text:span><text:span text:style-name="T711_3">cli</text:span><text:span text:style-name="T711_4"><text:s/></text:span><text:span text:style-name="T711_5">getaddresses</text:span></text:p>
      <text:p text:style-name="P712"><text:span text:style-name="T712_1">echo</text:span></text:p>
      <text:p text:style-name="P713"/>
      <text:p text:style-name="P714"><text:span text:style-name="T714_1">EOF</text:span><text:span text:style-name="T714_2">1</text:span></text:p>
      <text:p text:style-name="P715"/>
      <text:p text:style-name="P716"><text:span text:style-name="T716_1">echo</text:span><text:span text:style-name="T716_2"><text:s/>3.2.25<text:s/></text:span><text:span text:style-name="T716_3">CREATE</text:span><text:span text:style-name="T716_4"><text:s/>10<text:s/></text:span><text:span text:style-name="T716_5">ENTRIES</text:span></text:p>
      <text:p text:style-name="P717"><text:span text:style-name="T717_1">for</text:span><text:span text:style-name="T717_2"><text:s/>((</text:span><text:span text:style-name="T717_3">i</text:span><text:span text:style-name="T717_4">=1;<text:s/></text:span><text:span text:style-name="T717_5">i</text:span><text:span text:style-name="T717_6"><text:s/>&lt;<text:s/>11;<text:s/></text:span><text:span text:style-name="T717_7">i</text:span><text:span text:style-name="T717_8">++));<text:s/></text:span><text:span text:style-name="T717_9">do</text:span></text:p>
      <text:p text:style-name="P718"><text:span text:style-name="T718_1"><text:s text:c="4"/></text:span><text:span text:style-name="T718_2">echo</text:span><text:span text:style-name="T718_3"><text:s/>$</text:span><text:span text:style-name="T718_4">i</text:span><text:span text:style-name="T718_5"><text:s/>|<text:s/></text:span><text:span text:style-name="T718_6">factom</text:span><text:span text:style-name="T718_7">-</text:span><text:span text:style-name="T718_8">cli</text:span><text:span text:style-name="T718_9"><text:s/></text:span><text:span text:style-name="T718_10">put</text:span><text:span text:style-name="T718_11"><text:s/>-</text:span><text:span text:style-name="T718_12">e</text:span><text:span text:style-name="T718_13"><text:s/>$</text:span><text:span text:style-name="T718_14">i</text:span><text:span text:style-name="T718_15"><text:s/>-</text:span><text:span text:style-name="T718_16">c</text:span><text:span text:style-name="T718_17"><text:s/>$</text:span><text:span text:style-name="T718_18">CHAINIDGOOD</text:span><text:span text:style-name="T718_19"><text:s/></text:span><text:span text:style-name="T718_20">ec</text:span><text:span text:style-name="T718_21">-</text:span><text:span text:style-name="T718_22">wallet</text:span><text:span text:style-name="T718_23">-</text:span><text:span text:style-name="T718_24">address</text:span><text:span text:style-name="T718_25">-</text:span><text:span text:style-name="T718_26">name</text:span><text:span text:style-name="T718_27">01<text:s/>&amp;</text:span></text:p>
      <text:p text:style-name="P719"><text:span text:style-name="T719_1"><text:s text:c="4"/></text:span><text:span text:style-name="T719_2">sleep</text:span><text:span text:style-name="T719_3"><text:s/>1</text:span></text:p>
      <text:p text:style-name="P720"><text:span text:style-name="T720_1">done</text:span></text:p>
      <text:p text:style-name="P721"><text:span text:style-name="T721_1">echo</text:span></text:p>
      <text:p text:style-name="P722"/>
      <text:p text:style-name="P723"><text:span text:style-name="T723_1">echo</text:span><text:span text:style-name="T723_2"><text:s/>3.2.26<text:s/></text:span><text:span text:style-name="T723_3">TRACE</text:span><text:span text:style-name="T723_4"><text:s/></text:span><text:span text:style-name="T723_5">ENTRY</text:span><text:span text:style-name="T723_6"><text:s/></text:span><text:span text:style-name="T723_7">BLOCK</text:span><text:span text:style-name="T723_8"><text:s/></text:span><text:span text:style-name="T723_9">CHAIN</text:span></text:p>
      <text:p text:style-name="P724"><text:span text:style-name="T724_1">TRACE</text:span><text:span text:style-name="T724_2">-</text:span><text:span text:style-name="T724_3">UPDATED</text:span><text:span text:style-name="T724_4">-</text:span><text:span text:style-name="T724_5">ENTRY</text:span><text:span text:style-name="T724_6">-</text:span><text:span text:style-name="T724_7">BLOCK</text:span><text:span text:style-name="T724_8">-</text:span><text:span text:style-name="T724_9">CHAIN</text:span></text:p>
      <text:p text:style-name="P725"/>
      <text:p text:style-name="P726"><text:span text:style-name="T726_1">echo</text:span><text:span text:style-name="T726_2"><text:s/>3.2.26.1<text:s/></text:span><text:span text:style-name="T726_3">CHECK</text:span><text:span text:style-name="T726_4"><text:s/></text:span><text:span text:style-name="T726_5">THAT</text:span><text:span text:style-name="T726_6"><text:s/></text:span><text:span text:style-name="T726_7">ENTRY</text:span><text:span text:style-name="T726_8"><text:s/></text:span><text:span text:style-name="T726_9">CREDIT</text:span><text:span text:style-name="T726_10"><text:s/></text:span><text:span text:style-name="T726_11">TIMESTAMPS</text:span><text:span text:style-name="T726_12"><text:s/></text:span><text:span text:style-name="T726_13">ARE</text:span><text:span text:style-name="T726_14"><text:s/></text:span><text:span text:style-name="T726_15">DIFFERENT</text:span><text:span text:style-name="T726_16"><text:s/></text:span><text:span text:style-name="T726_17">FROM</text:span><text:span text:style-name="T726_18"><text:s/></text:span><text:span text:style-name="T726_19">ENTRY</text:span><text:span text:style-name="T726_20"><text:s/></text:span><text:span text:style-name="T726_21">BLOCK</text:span><text:span text:style-name="T726_22"><text:s/></text:span><text:span text:style-name="T726_23">TIMESTAMP</text:span></text:p>
      <text:p text:style-name="P727"/>
      <text:p text:style-name="P728"><text:span text:style-name="T728_1">:<text:s/>&lt;&lt;'</text:span><text:span text:style-name="T728_2">EOF</text:span><text:span text:style-name="T728_3">'</text:span></text:p>
      <text:p text:style-name="P729"/>
      <text:p text:style-name="P730"><text:span text:style-name="T730_1">for</text:span><text:span text:style-name="T730_2"><text:s/>((</text:span><text:span text:style-name="T730_3">i</text:span><text:span text:style-name="T730_4">=1;<text:s/></text:span><text:span text:style-name="T730_5">i</text:span><text:span text:style-name="T730_6"><text:s/>&lt;<text:s/>41;<text:s/></text:span><text:span text:style-name="T730_7">i</text:span><text:span text:style-name="T730_8">++));<text:s/></text:span><text:span text:style-name="T730_9">do</text:span></text:p>
      <text:p text:style-name="P731"><text:span text:style-name="T731_1"><text:s text:c="4"/></text:span><text:span text:style-name="T731_2">for</text:span><text:span text:style-name="T731_3"><text:s/>((</text:span><text:span text:style-name="T731_4">j</text:span><text:span text:style-name="T731_5">=1;<text:s/></text:span><text:span text:style-name="T731_6">j</text:span><text:span text:style-name="T731_7"><text:s/>&lt;<text:s/>501;<text:s/></text:span><text:span text:style-name="T731_8">j</text:span><text:span text:style-name="T731_9">++));<text:s/></text:span><text:span text:style-name="T731_10">do</text:span></text:p>
      <text:p text:style-name="P732"><text:span text:style-name="T732_1"><text:s text:c="4"/></text:span><text:span text:style-name="T732_2">echo</text:span><text:span text:style-name="T732_3"><text:s/>$</text:span><text:span text:style-name="T732_4">i</text:span><text:span text:style-name="T732_5"><text:s/>$</text:span><text:span text:style-name="T732_6">j</text:span><text:span text:style-name="T732_7"><text:s/>|<text:s/></text:span><text:span text:style-name="T732_8">factom</text:span><text:span text:style-name="T732_9">-</text:span><text:span text:style-name="T732_10">cli</text:span><text:span text:style-name="T732_11"><text:s/></text:span><text:span text:style-name="T732_12">put</text:span><text:span text:style-name="T732_13"><text:s/>-</text:span><text:span text:style-name="T732_14">c</text:span><text:span text:style-name="T732_15"><text:s/>$</text:span><text:span text:style-name="T732_16">CHAINIDGOOD</text:span><text:span text:style-name="T732_17"><text:s/>-</text:span><text:span text:style-name="T732_18">e</text:span><text:span text:style-name="T732_19"><text:s/>$</text:span><text:span text:style-name="T732_20">i</text:span><text:span text:style-name="T732_21"><text:s/>-</text:span><text:span text:style-name="T732_22">e</text:span><text:span text:style-name="T732_23"><text:s/>$</text:span><text:span text:style-name="T732_24">j</text:span><text:span text:style-name="T732_25"><text:s/></text:span><text:span text:style-name="T732_26">ec</text:span><text:span text:style-name="T732_27">-</text:span><text:span text:style-name="T732_28">wallet</text:span><text:span text:style-name="T732_29">-</text:span><text:span text:style-name="T732_30">address</text:span><text:span text:style-name="T732_31">-</text:span><text:span text:style-name="T732_32">name</text:span><text:span text:style-name="T732_33">02<text:s/>&amp;</text:span></text:p>
      <text:p text:style-name="P733"><text:span text:style-name="T733_1"><text:s text:c="4"/></text:span><text:span text:style-name="T733_2">done</text:span></text:p>
      <text:p text:style-name="P734"><text:span text:style-name="T734_1">echo</text:span><text:span text:style-name="T734_2"><text:s/>$</text:span><text:span text:style-name="T734_3">i</text:span><text:span text:style-name="T734_4"><text:s/></text:span><text:span text:style-name="T734_5">of</text:span><text:span text:style-name="T734_6"><text:s/>40<text:s/></text:span><text:span text:style-name="T734_7">groups</text:span><text:span text:style-name="T734_8"><text:s/></text:span><text:span text:style-name="T734_9">of</text:span><text:span text:style-name="T734_10"><text:s/>500<text:s/></text:span><text:span text:style-name="T734_11">finished</text:span></text:p>
      <text:p text:style-name="P735"><text:span text:style-name="T735_1">sleep</text:span><text:span text:style-name="T735_2"><text:s/>1</text:span></text:p>
      <text:p text:style-name="P736"><text:span text:style-name="T736_1">done</text:span></text:p>
      <text:p text:style-name="P737"/>
      <text:p text:style-name="P738"><text:span text:style-name="T738_1">EOF</text:span></text:p>
      <text:p text:style-name="P739"/>
      <text:p text:style-name="P740"><text:span text:style-name="T740_1">echo</text:span><text:span text:style-name="T740_2"><text:s/>3.3<text:s/></text:span><text:span text:style-name="T740_3">DIRECTORY</text:span><text:span text:style-name="T740_4"><text:s/></text:span><text:span text:style-name="T740_5">BLOCK</text:span><text:span text:style-name="T740_6"><text:s/></text:span><text:span text:style-name="T740_7">CHAIN</text:span></text:p>
      <text:p text:style-name="P741"><text:span text:style-name="T741_1">echo</text:span></text:p>
      <text:p text:style-name="P742"><text:span text:style-name="T742_1">echo</text:span><text:span text:style-name="T742_2"><text:s/>3.3.1<text:s/></text:span><text:span text:style-name="T742_3">TRACE</text:span><text:span text:style-name="T742_4"><text:s/></text:span><text:span text:style-name="T742_5">DIRECTORY</text:span><text:span text:style-name="T742_6"><text:s/></text:span><text:span text:style-name="T742_7">BLOCK</text:span><text:span text:style-name="T742_8"><text:s/></text:span><text:span text:style-name="T742_9">CHAIN</text:span></text:p>
      <text:p text:style-name="P743"><text:span text:style-name="T743_1">#'</text:span><text:span text:style-name="T743_2">s</text:span><text:span text:style-name="T743_3">/[{}]//</text:span><text:span text:style-name="T743_4">g</text:span><text:span text:style-name="T743_5">'<text:s text:c="2"/>|<text:s/></text:span><text:span text:style-name="T743_6">sed</text:span><text:span text:style-name="T743_7"><text:s/>'</text:span><text:span text:style-name="T743_8">s</text:span><text:span text:style-name="T743_9">/^.//'<text:s text:c="2"/>|<text:s/></text:span><text:span text:style-name="T743_10">sed</text:span><text:span text:style-name="T743_11"><text:s/>'</text:span><text:span text:style-name="T743_12">s</text:span><text:span text:style-name="T743_13">/.$//'</text:span></text:p>
      <text:p text:style-name="P744"><text:span text:style-name="T744_1">HEAD</text:span><text:span text:style-name="T744_2">=$(</text:span><text:span text:style-name="T744_3">factom</text:span><text:span text:style-name="T744_4">-</text:span><text:span text:style-name="T744_5">cli</text:span><text:span text:style-name="T744_6"><text:s/></text:span><text:span text:style-name="T744_7">get</text:span><text:span text:style-name="T744_8"><text:s/></text:span><text:span text:style-name="T744_9">head</text:span><text:span text:style-name="T744_10">)</text:span></text:p>
      <text:p text:style-name="P745"><text:span text:style-name="T745_1">echo</text:span><text:span text:style-name="T745_2"><text:s/>$</text:span><text:span text:style-name="T745_3">HEAD</text:span></text:p>
      <text:p text:style-name="P746"><text:span text:style-name="T746_1">DIRECTORYKEYMERKELROOT</text:span><text:span text:style-name="T746_2">=$</text:span><text:span text:style-name="T746_3">HEAD</text:span></text:p>
      <text:p text:style-name="P747"><text:span text:style-name="T747_1">until</text:span><text:span text:style-name="T747_2"><text:s/>[<text:s/>"$</text:span><text:span text:style-name="T747_3">DIRECTORYKEYMERKELROOT</text:span><text:span text:style-name="T747_4">"<text:s/>=<text:s/>"0000000000000000000000000000000000000000000000000000000000000000"<text:s/>-</text:span><text:span text:style-name="T747_5">o</text:span><text:span text:style-name="T747_6"><text:s/>"$</text:span><text:span text:style-name="T747_7">DIRECTORYKEYMERKELROOT</text:span><text:span text:style-name="T747_8">"<text:s/>=<text:s/>""<text:s/>];<text:s/></text:span><text:span text:style-name="T747_9">do</text:span></text:p>
      <text:p text:style-name="P748"><text:span text:style-name="T748_1"><text:s text:c="4"/></text:span><text:span text:style-name="T748_2">RESULT</text:span><text:span text:style-name="T748_3">=$(</text:span><text:span text:style-name="T748_4">factom</text:span><text:span text:style-name="T748_5">-</text:span><text:span text:style-name="T748_6">cli</text:span><text:span text:style-name="T748_7"><text:s/></text:span><text:span text:style-name="T748_8">get</text:span><text:span text:style-name="T748_9"><text:s/></text:span><text:span text:style-name="T748_10">dblock</text:span><text:span text:style-name="T748_11"><text:s/>$</text:span><text:span text:style-name="T748_12">DIRECTORYKEYMERKELROOT</text:span><text:span text:style-name="T748_13">)</text:span></text:p>
      <text:p text:style-name="P749"><text:span text:style-name="T749_1">#<text:s text:c="3"/></text:span><text:span text:style-name="T749_2">echo</text:span><text:span text:style-name="T749_3"><text:s/>$</text:span><text:span text:style-name="T749_4">RESULT</text:span></text:p>
      <text:p text:style-name="P750"><text:span text:style-name="T750_1"><text:s text:c="4"/></text:span><text:span text:style-name="T750_2">DIRECTORYKEYMERKELROOT</text:span><text:span text:style-name="T750_3">=$(</text:span><text:span text:style-name="T750_4">echo</text:span><text:span text:style-name="T750_5"><text:s/>$</text:span><text:span text:style-name="T750_6">RESULT</text:span><text:span text:style-name="T750_7"><text:s/>|<text:s/></text:span><text:span text:style-name="T750_8">awk</text:span><text:span text:style-name="T750_9"><text:s/>'{</text:span><text:span text:style-name="T750_10">printf</text:span><text:span text:style-name="T750_11"><text:s/>$2}')</text:span></text:p>
      <text:p text:style-name="P751"><text:span text:style-name="T751_1"><text:s text:c="4"/></text:span><text:span text:style-name="T751_2">TIMESTAMP</text:span><text:span text:style-name="T751_3">=$(</text:span><text:span text:style-name="T751_4">echo</text:span><text:span text:style-name="T751_5"><text:s/>$</text:span><text:span text:style-name="T751_6">RESULT</text:span><text:span text:style-name="T751_7"><text:s/>|<text:s/></text:span><text:span text:style-name="T751_8">awk</text:span><text:span text:style-name="T751_9"><text:s/>'{</text:span><text:span text:style-name="T751_10">printf</text:span><text:span text:style-name="T751_11"><text:s/>$4}')<text:s text:c="4"/></text:span></text:p>
      <text:p text:style-name="P752"><text:span text:style-name="T752_1"><text:s text:c="4"/></text:span><text:span text:style-name="T752_2">SEQNO</text:span><text:span text:style-name="T752_3">=$(</text:span><text:span text:style-name="T752_4">echo</text:span><text:span text:style-name="T752_5"><text:s/>$</text:span><text:span text:style-name="T752_6">RESULT</text:span><text:span text:style-name="T752_7"><text:s/>|<text:s/></text:span><text:span text:style-name="T752_8">awk</text:span><text:span text:style-name="T752_9"><text:s/>'{</text:span><text:span text:style-name="T752_10">printf</text:span><text:span text:style-name="T752_11"><text:s/>$6}')</text:span></text:p>
      <text:p text:style-name="P753"><text:span text:style-name="T753_1"><text:s text:c="4"/></text:span><text:span text:style-name="T753_2">echo</text:span><text:span text:style-name="T753_3"><text:s/></text:span><text:span text:style-name="T753_4">DIRECTORY</text:span><text:span text:style-name="T753_5"><text:s/></text:span><text:span text:style-name="T753_6">BLOCK</text:span></text:p>
      <text:p text:style-name="P754"><text:span text:style-name="T754_1"><text:s text:c="4"/></text:span><text:span text:style-name="T754_2">echo</text:span><text:span text:style-name="T754_3"><text:s/>---------------</text:span></text:p>
      <text:p text:style-name="P755"><text:span text:style-name="T755_1"><text:s text:c="4"/></text:span><text:span text:style-name="T755_2">echo</text:span><text:span text:style-name="T755_3"><text:s/></text:span><text:span text:style-name="T755_4">Previous</text:span><text:span text:style-name="T755_5"><text:s/></text:span><text:span text:style-name="T755_6">Directory</text:span><text:span text:style-name="T755_7"><text:s/></text:span><text:span text:style-name="T755_8">Block</text:span><text:span text:style-name="T755_9"><text:s/></text:span><text:span text:style-name="T755_10">Key</text:span><text:span text:style-name="T755_11"><text:s/></text:span><text:span text:style-name="T755_12">Merkel</text:span><text:span text:style-name="T755_13"><text:s/></text:span><text:span text:style-name="T755_14">Root</text:span><text:span text:style-name="T755_15"><text:s/>-<text:s/></text:span><text:span text:style-name="T755_16">Time</text:span><text:span text:style-name="T755_17"><text:s/></text:span><text:span text:style-name="T755_18">Stamp</text:span><text:span text:style-name="T755_19"><text:s/>-<text:s/></text:span><text:span text:style-name="T755_20">Sequence</text:span><text:span text:style-name="T755_21"><text:s/></text:span><text:span text:style-name="T755_22">Number</text:span></text:p>
      <text:p text:style-name="P756"><text:span text:style-name="T756_1"><text:s text:c="4"/></text:span><text:span text:style-name="T756_2">echo</text:span><text:span text:style-name="T756_3"><text:s/>$</text:span><text:span text:style-name="T756_4">DIRECTORYKEYMERKELROOT</text:span><text:span text:style-name="T756_5"><text:s/>$</text:span><text:span text:style-name="T756_6">TIMESTAMP</text:span><text:span text:style-name="T756_7"><text:s/>$</text:span><text:span text:style-name="T756_8">SEQNO</text:span></text:p>
      <text:p text:style-name="P757"><text:span text:style-name="T757_1"><text:s text:c="4"/></text:span><text:span text:style-name="T757_2">echo</text:span></text:p>
      <text:p text:style-name="P758"><text:span text:style-name="T758_1"><text:s text:c="4"/></text:span><text:span text:style-name="T758_2">EBCHAINIDINDEX</text:span><text:span text:style-name="T758_3">=10</text:span></text:p>
      <text:p text:style-name="P759"><text:span text:style-name="T759_1"><text:s text:c="4"/></text:span><text:span text:style-name="T759_2">EBCHAINID</text:span><text:span text:style-name="T759_3">=$(</text:span><text:span text:style-name="T759_4">echo</text:span><text:span text:style-name="T759_5"><text:s/>$</text:span><text:span text:style-name="T759_6">RESULT</text:span><text:span text:style-name="T759_7"><text:s/>|<text:s/></text:span><text:span text:style-name="T759_8">awk</text:span><text:span text:style-name="T759_9"><text:s/>'{</text:span><text:span text:style-name="T759_10">printf</text:span><text:span text:style-name="T759_11"><text:s/>$10}')</text:span></text:p>
      <text:p text:style-name="P760"><text:span text:style-name="T760_1"><text:s text:c="4"/></text:span><text:span text:style-name="T760_2">until</text:span><text:span text:style-name="T760_3"><text:s/>[<text:s/>"$</text:span><text:span text:style-name="T760_4">EBCHAINID</text:span><text:span text:style-name="T760_5">"<text:s/>=<text:s/>""<text:s/>];<text:s/></text:span><text:span text:style-name="T760_6">do</text:span></text:p>
      <text:p text:style-name="P761"><text:span text:style-name="T761_1"><text:s text:c="8"/></text:span><text:span text:style-name="T761_2">EBKEYMERKELROOT</text:span><text:span text:style-name="T761_3">=$(</text:span><text:span text:style-name="T761_4">echo</text:span><text:span text:style-name="T761_5"><text:s/>$</text:span><text:span text:style-name="T761_6">RESULT</text:span><text:span text:style-name="T761_7"><text:s/>|<text:s/></text:span><text:span text:style-name="T761_8">awk</text:span><text:span text:style-name="T761_9"><text:s/>-</text:span><text:span text:style-name="T761_10">v</text:span><text:span text:style-name="T761_11"><text:s/></text:span><text:span text:style-name="T761_12">INDEX</text:span><text:span text:style-name="T761_13">="$(($</text:span><text:span text:style-name="T761_14">EBCHAINIDINDEX</text:span><text:span text:style-name="T761_15"><text:s/>+<text:s/>2))"<text:s/>'{</text:span><text:span text:style-name="T761_16">printf</text:span><text:span text:style-name="T761_17"><text:s/>$</text:span><text:span text:style-name="T761_18">INDEX</text:span><text:span text:style-name="T761_19">}')</text:span></text:p>
      <text:p text:style-name="P762"><text:span text:style-name="T762_1"><text:s text:c="8"/></text:span><text:span text:style-name="T762_2">echo</text:span><text:span text:style-name="T762_3"><text:s/>"<text:s text:c="4"/>"</text:span><text:span text:style-name="T762_4">ENTRY</text:span><text:span text:style-name="T762_5"><text:s/></text:span><text:span text:style-name="T762_6">BLOCK</text:span></text:p>
      <text:p text:style-name="P763"><text:span text:style-name="T763_1"><text:s text:c="8"/></text:span><text:span text:style-name="T763_2">echo</text:span><text:span text:style-name="T763_3"><text:s/>"<text:s text:c="4"/>"-----------</text:span></text:p>
      <text:p text:style-name="P764"><text:span text:style-name="T764_1"><text:s text:c="8"/></text:span><text:span text:style-name="T764_2">echo</text:span><text:span text:style-name="T764_3"><text:s/>"<text:s text:c="4"/>"</text:span><text:span text:style-name="T764_4">Entry</text:span><text:span text:style-name="T764_5"><text:s/></text:span><text:span text:style-name="T764_6">Block</text:span><text:span text:style-name="T764_7"><text:s/></text:span><text:span text:style-name="T764_8">Chain</text:span><text:span text:style-name="T764_9"><text:s/></text:span><text:span text:style-name="T764_10">ID</text:span></text:p>
      <text:p text:style-name="P765"><text:span text:style-name="T765_1"><text:s text:c="8"/></text:span><text:span text:style-name="T765_2">echo</text:span><text:span text:style-name="T765_3"><text:s/>"<text:s text:c="4"/>"$</text:span><text:span text:style-name="T765_4">EBCHAINID</text:span></text:p>
      <text:p text:style-name="P766"><text:span text:style-name="T766_1"><text:s text:c="8"/></text:span><text:span text:style-name="T766_2">echo</text:span><text:span text:style-name="T766_3"><text:s/>"<text:s text:c="4"/>"</text:span><text:span text:style-name="T766_4">Entry</text:span><text:span text:style-name="T766_5"><text:s/></text:span><text:span text:style-name="T766_6">Block</text:span><text:span text:style-name="T766_7"><text:s/></text:span><text:span text:style-name="T766_8">Key</text:span><text:span text:style-name="T766_9"><text:s/></text:span><text:span text:style-name="T766_10">Merkel</text:span><text:span text:style-name="T766_11"><text:s/></text:span><text:span text:style-name="T766_12">Root</text:span></text:p>
      <text:p text:style-name="P767"><text:span text:style-name="T767_1"><text:s text:c="8"/></text:span><text:span text:style-name="T767_2">echo</text:span><text:span text:style-name="T767_3"><text:s/>"<text:s text:c="4"/>"$</text:span><text:span text:style-name="T767_4">EBKEYMERKELROOT</text:span></text:p>
      <text:p text:style-name="P768"><text:span text:style-name="T768_1"><text:s text:c="8"/>((</text:span><text:span text:style-name="T768_2">EBCHAINIDINDEX</text:span><text:span text:style-name="T768_3">+=7))</text:span></text:p>
      <text:p text:style-name="P769"><text:span text:style-name="T769_1"><text:s text:c="8"/></text:span><text:span text:style-name="T769_2">EBCHAINID</text:span><text:span text:style-name="T769_3">=$(</text:span><text:span text:style-name="T769_4">echo</text:span><text:span text:style-name="T769_5"><text:s/>$</text:span><text:span text:style-name="T769_6">RESULT</text:span><text:span text:style-name="T769_7"><text:s/>|<text:s/></text:span><text:span text:style-name="T769_8">awk</text:span><text:span text:style-name="T769_9"><text:s/>-</text:span><text:span text:style-name="T769_10">v</text:span><text:span text:style-name="T769_11"><text:s/></text:span><text:span text:style-name="T769_12">INDEX</text:span><text:span text:style-name="T769_13">="$</text:span><text:span text:style-name="T769_14">EBCHAINIDINDEX</text:span><text:span text:style-name="T769_15">"<text:s/>'{</text:span><text:span text:style-name="T769_16">printf</text:span><text:span text:style-name="T769_17"><text:s/>$</text:span><text:span text:style-name="T769_18">INDEX</text:span><text:span text:style-name="T769_19">}')</text:span></text:p>
      <text:p text:style-name="P770"><text:span text:style-name="T770_1"><text:s text:c="4"/></text:span><text:span text:style-name="T770_2">echo</text:span></text:p>
      <text:p text:style-name="P771"><text:span text:style-name="T771_1"><text:s text:c="4"/></text:span><text:span text:style-name="T771_2">done</text:span></text:p>
      <text:p text:style-name="P772"><text:span text:style-name="T772_1">done</text:span></text:p>
      <text:p text:style-name="P773"><text:span text:style-name="T773_1">echo</text:span></text:p>
      <text:p text:style-name="P774"/>
      <text:p text:style-name="P775"><text:span text:style-name="T775_1">echo</text:span><text:span text:style-name="T775_2"><text:s/>4<text:s/></text:span><text:span text:style-name="T775_3">SYSTEM</text:span></text:p>
      <text:p text:style-name="P776"><text:span text:style-name="T776_1">echo</text:span></text:p>
      <text:p text:style-name="P777"><text:span text:style-name="T777_1">echo</text:span><text:span text:style-name="T777_2"><text:s/>4.1<text:s/></text:span><text:span text:style-name="T777_3">SYSTEM</text:span><text:span text:style-name="T777_4"><text:s/></text:span><text:span text:style-name="T777_5">PROPERTIES</text:span></text:p>
      <text:p text:style-name="P778"><text:span text:style-name="T778_1">factom</text:span><text:span text:style-name="T778_2">-</text:span><text:span text:style-name="T778_3">cli</text:span><text:span text:style-name="T778_4"><text:s/></text:span><text:span text:style-name="T778_5">properties</text:span></text:p>
      <text:p text:style-name="P779"><text:span text:style-name="T779_1">echo</text:span></text:p>
      <text:p text:style-name="P780"><text:span text:style-name="T780_1">echo</text:span><text:span text:style-name="T780_2"><text:s/>4.2<text:s/></text:span><text:span text:style-name="T780_3">LIST</text:span><text:span text:style-name="T780_4"><text:s/></text:span><text:span text:style-name="T780_5">ALL</text:span><text:span text:style-name="T780_6"><text:s/></text:span><text:span text:style-name="T780_7">COMPLETED</text:span><text:span text:style-name="T780_8"><text:s/></text:span><text:span text:style-name="T780_9">TRANSACTIONS</text:span><text:span text:style-name="T780_10"><text:s/></text:span><text:span text:style-name="T780_11">IN</text:span><text:span text:style-name="T780_12"><text:s/></text:span><text:span text:style-name="T780_13">SYSTEM</text:span><text:span text:style-name="T780_14"><text:s text:c="9"/></text:span></text:p>
      <text:p text:style-name="P781"><text:span text:style-name="T781_1">factom</text:span><text:span text:style-name="T781_2">-</text:span><text:span text:style-name="T781_3">cli</text:span><text:span text:style-name="T781_4"><text:s/></text:span><text:span text:style-name="T781_5">list</text:span><text:span text:style-name="T781_6"><text:s/></text:span><text:span text:style-name="T781_7">all</text:span></text:p>
      <text:p text:style-name="P782"><text:span text:style-name="T782_1">echo</text:span></text:p>
      <text:p text:style-name="P783"/>
      <text:p text:style-name="P784"/>
      <text:p text:style-name="P785"/>
      <text:p text:style-name="P786"/>
      <text:p text:style-name="P787"/>
      <text:p text:style-name="P788"/>
      <text:p text:style-name="P789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